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F'25 PWP Program Parts Pricing [revised]&#10;A dealer's Participation Level is found on the F'25 RLC Parts Scorecard in Power BI.&#10;F'25 participation levels are effective December 1, 2024 - November 30, 2025.&#10;Pricing shown is effective on Orders place August 1, 2025.">
            <text:p>F'25 PWP Program Parts Pricing [revised]
A dealer's Participation Level is found on the F'25 RLC Parts Scorecard in Power BI.
F'25 participation levels are effective December 1, 2024 - November 30, 2025.
Pricing shown is effective on Orders place August 1, 2025.</text:p>
          </table:table-cell>
          <table:table-cell table:style-name="pd1" office:value-type="string" office:string-value="">
            <text:p/>
          </table:table-cell>
          <table:table-cell table:style-name="pd1" office:value-type="string" office:string-value="">
            <text:p/>
          </table:table-cell>
          <table:table-cell table:style-name="pd1" office:value-type="string" office:string-value="">
            <text:p/>
          </table:table-cell>
          <table:table-cell table:style-name="pd1" office:value-type="string" office:string-value="">
            <text:p/>
          </table:table-cell>
          <table:table-cell table:style-name="pd1" office:value-type="string" office:string-value="">
            <text:p/>
          </table:table-cell>
          <table:table-cell table:style-name="pd1" office:value-type="string" office:string-value="">
            <text:p/>
          </table:table-cell>
          <table:table-cell table:style-name="pd1" office:value-type="string" office:string-value="">
            <text:p/>
          </table:table-cell>
          <table:table-cell table:style-name="pd1" office:value-type="string" office:string-value="">
            <text:p/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d&#10;ol o&#10;G">
            <text:p>d
ol o
G</text:p>
          </table:table-cell>
          <table:table-cell table:style-name="pd1" office:value-type="string" office:string-value="Excl&#10;+&#10;d&#10;l&#10;Pl">
            <text:p>Excl
+
d
l
Pl</text:p>
          </table:table-cell>
          <table:table-cell table:style-name="pd1" office:value-type="string" office:string-value="e&#10;usiv&#10;m&#10;u&#10;n&#10;ati&#10;Pla">
            <text:p>e
usiv
m
u
n
ati
Pla</text:p>
          </table:table-cell>
          <table:table-cell table:style-name="pd1" office:value-type="string" office:string-value="E&#10;+&#10;m&#10;tinu&#10;El">
            <text:p>E
+
m
tinu
El</text:p>
          </table:table-cell>
          <table:table-cell table:style-name="pd1" office:value-type="string" office:string-value="xclusive&#10;e&#10;it Eli">
            <text:p>xclusive
e
it Eli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1-000119">
            <text:p>1-000119</text:p>
          </table:table-cell>
          <table:table-cell office:value-type="string" office:string-value="SEAL KIT">
            <text:p>SEAL KIT</text:p>
          </table:table-cell>
          <table:table-cell office:value-type="string" office:string-value="SEAL/SEAL KIT">
            <text:p>SEAL/SEAL KIT</text:p>
          </table:table-cell>
          <table:table-cell office:value-type="string" office:string-value="Yes">
            <text:p>Yes</text:p>
          </table:table-cell>
          <table:table-cell office:value-type="string" office:string-value="3BU">
            <text:p>3B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6.99">
            <text:p>$176.99</text:p>
          </table:table-cell>
          <table:table-cell office:value-type="string" office:string-value="$132.74">
            <text:p>$132.74</text:p>
          </table:table-cell>
          <table:table-cell office:value-type="string" office:string-value="$119.47">
            <text:p>$119.47</text:p>
          </table:table-cell>
          <table:table-cell office:value-type="string" office:string-value="$112.83">
            <text:p>$112.83</text:p>
          </table:table-cell>
          <table:table-cell office:value-type="string" office:string-value="$106.19">
            <text:p>$106.19</text:p>
          </table:table-cell>
          <table:table-cell office:value-type="string" office:string-value="$99.56">
            <text:p>$99.56</text:p>
          </table:table-cell>
          <table:table-cell office:value-type="string" office:string-value="$92.92">
            <text:p>$92.92</text:p>
          </table:table-cell>
          <table:table-cell office:value-type="string" office:string-value="$86.28">
            <text:p>$86.28</text:p>
          </table:table-cell>
        </table:table-row>
        <table:table-row>
          <table:table-cell office:value-type="string" office:string-value="100-1186">
            <text:p>100-1186</text:p>
          </table:table-cell>
          <table:table-cell office:value-type="string" office:string-value="CABLE-BRAKE">
            <text:p>CABLE-BRAKE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100-2314">
            <text:p>100-2314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7.99">
            <text:p>$217.99</text:p>
          </table:table-cell>
          <table:table-cell office:value-type="string" office:string-value="$163.49">
            <text:p>$163.49</text:p>
          </table:table-cell>
          <table:table-cell office:value-type="string" office:string-value="$147.14">
            <text:p>$147.14</text:p>
          </table:table-cell>
          <table:table-cell office:value-type="string" office:string-value="$138.97">
            <text:p>$138.97</text:p>
          </table:table-cell>
          <table:table-cell office:value-type="string" office:string-value="$130.79">
            <text:p>$130.79</text:p>
          </table:table-cell>
          <table:table-cell office:value-type="string" office:string-value="$122.62">
            <text:p>$122.62</text:p>
          </table:table-cell>
          <table:table-cell office:value-type="string" office:string-value="$114.44">
            <text:p>$114.44</text:p>
          </table:table-cell>
          <table:table-cell office:value-type="string" office:string-value="$106.27">
            <text:p>$106.27</text:p>
          </table:table-cell>
        </table:table-row>
        <table:table-row>
          <table:table-cell office:value-type="string" office:string-value="100-2948">
            <text:p>100-2948</text:p>
          </table:table-cell>
          <table:table-cell office:value-type="string" office:string-value="IGNITION MODULE REPLACEMENT PACKAGE">
            <text:p>IGNITION MODULE REPLACEMENT PACKAGE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2.99">
            <text:p>$102.99</text:p>
          </table:table-cell>
          <table:table-cell office:value-type="string" office:string-value="$77.24">
            <text:p>$77.24</text:p>
          </table:table-cell>
          <table:table-cell office:value-type="string" office:string-value="$69.52">
            <text:p>$69.52</text:p>
          </table:table-cell>
          <table:table-cell office:value-type="string" office:string-value="$65.65">
            <text:p>$65.65</text:p>
          </table:table-cell>
          <table:table-cell office:value-type="string" office:string-value="$61.79">
            <text:p>$61.79</text:p>
          </table:table-cell>
          <table:table-cell office:value-type="string" office:string-value="$57.93">
            <text:p>$57.93</text:p>
          </table:table-cell>
          <table:table-cell office:value-type="string" office:string-value="$54.07">
            <text:p>$54.07</text:p>
          </table:table-cell>
          <table:table-cell office:value-type="string" office:string-value="$50.21">
            <text:p>$50.21</text:p>
          </table:table-cell>
        </table:table-row>
        <table:table-row>
          <table:table-cell office:value-type="string" office:string-value="100-3443">
            <text:p>100-3443</text:p>
          </table:table-cell>
          <table:table-cell office:value-type="string" office:string-value="HOUSING-UPPER, STARTER">
            <text:p>HOUSING-UPPER, STARTER</text:p>
          </table:table-cell>
          <table:table-cell office:value-type="string" office:string-value="HSG (PLASTIC)">
            <text:p>HSG (PLASTIC)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0-3554-01">
            <text:p>100-3554-01</text:p>
          </table:table-cell>
          <table:table-cell office:value-type="string" office:string-value="BLADE-SCRAPER">
            <text:p>BLADE-SCRAPER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53.99">
            <text:p>$53.99</text:p>
          </table:table-cell>
          <table:table-cell office:value-type="string" office:string-value="$40.49">
            <text:p>$40.49</text:p>
          </table:table-cell>
          <table:table-cell office:value-type="string" office:string-value="$36.44">
            <text:p>$36.44</text:p>
          </table:table-cell>
          <table:table-cell office:value-type="string" office:string-value="$34.42">
            <text:p>$34.42</text:p>
          </table:table-cell>
          <table:table-cell office:value-type="string" office:string-value="$32.39">
            <text:p>$32.39</text:p>
          </table:table-cell>
          <table:table-cell office:value-type="string" office:string-value="$30.37">
            <text:p>$30.37</text:p>
          </table:table-cell>
          <table:table-cell office:value-type="string" office:string-value="$28.34">
            <text:p>$28.34</text:p>
          </table:table-cell>
          <table:table-cell office:value-type="string" office:string-value="$26.32">
            <text:p>$26.32</text:p>
          </table:table-cell>
        </table:table-row>
        <table:table-row>
          <table:table-cell office:value-type="string" office:string-value="100-3976">
            <text:p>100-3976</text:p>
          </table:table-cell>
          <table:table-cell office:value-type="string" office:string-value="SPINDLE HOUSING ASM">
            <text:p>SPINDLE HOUSING ASM</text:p>
          </table:table-cell>
          <table:table-cell office:value-type="string" office:string-value="HSG (METAL)">
            <text:p>HSG (METAL)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34.99">
            <text:p>$434.99</text:p>
          </table:table-cell>
          <table:table-cell office:value-type="string" office:string-value="$326.24">
            <text:p>$326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0-3977">
            <text:p>100-3977</text:p>
          </table:table-cell>
          <table:table-cell office:value-type="string" office:string-value="SPINDLE HOUSING ASM">
            <text:p>SPINDLE HOUSING ASM</text:p>
          </table:table-cell>
          <table:table-cell office:value-type="string" office:string-value="HSG (METAL)">
            <text:p>HSG (METAL)</text:p>
          </table:table-cell>
          <table:table-cell office:value-type="string" office:string-value="No">
            <text:p>No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9.99">
            <text:p>$289.99</text:p>
          </table:table-cell>
          <table:table-cell office:value-type="string" office:string-value="$217.49">
            <text:p>$217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0-4164">
            <text:p>100-4164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R">
            <text:p>2CR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77.99">
            <text:p>$77.99</text:p>
          </table:table-cell>
          <table:table-cell office:value-type="string" office:string-value="$58.49">
            <text:p>$58.49</text:p>
          </table:table-cell>
          <table:table-cell office:value-type="string" office:string-value="$52.64">
            <text:p>$52.64</text:p>
          </table:table-cell>
          <table:table-cell office:value-type="string" office:string-value="$49.72">
            <text:p>$49.72</text:p>
          </table:table-cell>
          <table:table-cell office:value-type="string" office:string-value="$46.79">
            <text:p>$46.79</text:p>
          </table:table-cell>
          <table:table-cell office:value-type="string" office:string-value="$43.87">
            <text:p>$43.87</text:p>
          </table:table-cell>
          <table:table-cell office:value-type="string" office:string-value="$40.94">
            <text:p>$40.94</text:p>
          </table:table-cell>
          <table:table-cell office:value-type="string" office:string-value="$38.02">
            <text:p>$38.02</text:p>
          </table:table-cell>
        </table:table-row>
        <table:table-row>
          <table:table-cell office:value-type="string" office:string-value="100-5981">
            <text:p>100-5981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2PL">
            <text:p>2P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8.99">
            <text:p>$48.99</text:p>
          </table:table-cell>
          <table:table-cell office:value-type="string" office:string-value="$36.74">
            <text:p>$36.74</text:p>
          </table:table-cell>
          <table:table-cell office:value-type="string" office:string-value="$33.07">
            <text:p>$33.07</text:p>
          </table:table-cell>
          <table:table-cell office:value-type="string" office:string-value="$31.23">
            <text:p>$31.23</text:p>
          </table:table-cell>
          <table:table-cell office:value-type="string" office:string-value="$29.39">
            <text:p>$29.39</text:p>
          </table:table-cell>
          <table:table-cell office:value-type="string" office:string-value="$27.56">
            <text:p>$27.56</text:p>
          </table:table-cell>
          <table:table-cell office:value-type="string" office:string-value="$25.72">
            <text:p>$25.72</text:p>
          </table:table-cell>
          <table:table-cell office:value-type="string" office:string-value="$23.88">
            <text:p>$23.88</text:p>
          </table:table-cell>
        </table:table-row>
        <table:table-row>
          <table:table-cell office:value-type="string" office:string-value="100-5982">
            <text:p>100-5982</text:p>
          </table:table-cell>
          <table:table-cell office:value-type="string" office:string-value="CABLE-GROUND SPEED">
            <text:p>CABLE-GROUND SPEED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2.99">
            <text:p>$32.99</text:p>
          </table:table-cell>
          <table:table-cell office:value-type="string" office:string-value="$24.74">
            <text:p>$24.74</text:p>
          </table:table-cell>
          <table:table-cell office:value-type="string" office:string-value="$22.27">
            <text:p>$22.27</text:p>
          </table:table-cell>
          <table:table-cell office:value-type="string" office:string-value="$21.03">
            <text:p>$21.03</text:p>
          </table:table-cell>
          <table:table-cell office:value-type="string" office:string-value="$19.79">
            <text:p>$19.79</text:p>
          </table:table-cell>
          <table:table-cell office:value-type="string" office:string-value="$18.56">
            <text:p>$18.56</text:p>
          </table:table-cell>
          <table:table-cell office:value-type="string" office:string-value="$17.32">
            <text:p>$17.32</text:p>
          </table:table-cell>
          <table:table-cell office:value-type="string" office:string-value="$16.08">
            <text:p>$16.08</text:p>
          </table:table-cell>
        </table:table-row>
        <table:table-row>
          <table:table-cell office:value-type="string" office:string-value="100-5983">
            <text:p>100-5983</text:p>
          </table:table-cell>
          <table:table-cell office:value-type="string" office:string-value="CABLE-BRAKE">
            <text:p>CABLE-BRAKE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8.74">
            <text:p>$18.74</text:p>
          </table:table-cell>
          <table:table-cell office:value-type="string" office:string-value="$16.87">
            <text:p>$16.87</text:p>
          </table:table-cell>
          <table:table-cell office:value-type="string" office:string-value="$15.93">
            <text:p>$15.93</text:p>
          </table:table-cell>
          <table:table-cell office:value-type="string" office:string-value="$14.99">
            <text:p>$14.99</text:p>
          </table:table-cell>
          <table:table-cell office:value-type="string" office:string-value="$14.06">
            <text:p>$14.06</text:p>
          </table:table-cell>
          <table:table-cell office:value-type="string" office:string-value="$13.12">
            <text:p>$13.12</text:p>
          </table:table-cell>
          <table:table-cell office:value-type="string" office:string-value="$12.18">
            <text:p>$12.18</text:p>
          </table:table-cell>
        </table:table-row>
        <table:table-row>
          <table:table-cell office:value-type="string" office:string-value="100-5987">
            <text:p>100-5987</text:p>
          </table:table-cell>
          <table:table-cell office:value-type="string" office:string-value="THROTTLE CONTROL ASM">
            <text:p>THROTTLE CONTROL ASM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6.24">
            <text:p>$26.24</text:p>
          </table:table-cell>
          <table:table-cell office:value-type="string" office:string-value="$23.62">
            <text:p>$23.62</text:p>
          </table:table-cell>
          <table:table-cell office:value-type="string" office:string-value="$22.30">
            <text:p>$22.30</text:p>
          </table:table-cell>
          <table:table-cell office:value-type="string" office:string-value="$20.99">
            <text:p>$20.99</text:p>
          </table:table-cell>
          <table:table-cell office:value-type="string" office:string-value="$19.68">
            <text:p>$19.68</text:p>
          </table:table-cell>
          <table:table-cell office:value-type="string" office:string-value="$18.37">
            <text:p>$18.37</text:p>
          </table:table-cell>
          <table:table-cell office:value-type="string" office:string-value="$17.06">
            <text:p>$17.06</text:p>
          </table:table-cell>
        </table:table-row>
        <table:table-row>
          <table:table-cell office:value-type="string" office:string-value="100-5989">
            <text:p>100-5989</text:p>
          </table:table-cell>
          <table:table-cell office:value-type="string" office:string-value="BRAKE CABLE ASM">
            <text:p>BRAKE CABLE ASM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$19.57">
            <text:p>$19.57</text:p>
          </table:table-cell>
          <table:table-cell office:value-type="string" office:string-value="$18.48">
            <text:p>$18.48</text:p>
          </table:table-cell>
          <table:table-cell office:value-type="string" office:string-value="$17.39">
            <text:p>$17.39</text:p>
          </table:table-cell>
          <table:table-cell office:value-type="string" office:string-value="$16.31">
            <text:p>$16.31</text:p>
          </table:table-cell>
          <table:table-cell office:value-type="string" office:string-value="$15.22">
            <text:p>$15.22</text:p>
          </table:table-cell>
          <table:table-cell office:value-type="string" office:string-value="$14.13">
            <text:p>$14.13</text:p>
          </table:table-cell>
        </table:table-row>
        <table:table-row>
          <table:table-cell office:value-type="string" office:string-value="100-5990">
            <text:p>100-5990</text:p>
          </table:table-cell>
          <table:table-cell office:value-type="string" office:string-value="CABLE-GROUND SPEED">
            <text:p>CABLE-GROUND SPEED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$19.57">
            <text:p>$19.57</text:p>
          </table:table-cell>
          <table:table-cell office:value-type="string" office:string-value="$18.48">
            <text:p>$18.48</text:p>
          </table:table-cell>
          <table:table-cell office:value-type="string" office:string-value="$17.39">
            <text:p>$17.39</text:p>
          </table:table-cell>
          <table:table-cell office:value-type="string" office:string-value="$16.31">
            <text:p>$16.31</text:p>
          </table:table-cell>
          <table:table-cell office:value-type="string" office:string-value="$15.22">
            <text:p>$15.22</text:p>
          </table:table-cell>
          <table:table-cell office:value-type="string" office:string-value="$14.13">
            <text:p>$14.13</text:p>
          </table:table-cell>
        </table:table-row>
        <table:table-row>
          <table:table-cell office:value-type="string" office:string-value="100-9872">
            <text:p>100-9872</text:p>
          </table:table-cell>
          <table:table-cell office:value-type="string" office:string-value="BLADE-ROTOR">
            <text:p>BLADE-ROTOR</text:p>
          </table:table-cell>
          <table:table-cell office:value-type="string" office:string-value="BLADE-OTHER">
            <text:p>BLADE-OTHER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2.99">
            <text:p>$42.99</text:p>
          </table:table-cell>
          <table:table-cell office:value-type="string" office:string-value="$32.24">
            <text:p>$32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1480">
            <text:p>101480</text:p>
          </table:table-cell>
          <table:table-cell office:value-type="string" office:string-value="BEARING-BALL">
            <text:p>BEARING-BALL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6.99">
            <text:p>$46.99</text:p>
          </table:table-cell>
          <table:table-cell office:value-type="string" office:string-value="$35.24">
            <text:p>$35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2741">
            <text:p>10274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6.24">
            <text:p>$26.24</text:p>
          </table:table-cell>
          <table:table-cell office:value-type="string" office:string-value="$23.62">
            <text:p>$23.62</text:p>
          </table:table-cell>
          <table:table-cell office:value-type="string" office:string-value="$22.30">
            <text:p>$22.30</text:p>
          </table:table-cell>
          <table:table-cell office:value-type="string" office:string-value="$20.99">
            <text:p>$20.99</text:p>
          </table:table-cell>
          <table:table-cell office:value-type="string" office:string-value="$19.68">
            <text:p>$19.68</text:p>
          </table:table-cell>
          <table:table-cell office:value-type="string" office:string-value="$18.37">
            <text:p>$18.37</text:p>
          </table:table-cell>
          <table:table-cell office:value-type="string" office:string-value="$17.06">
            <text:p>$17.06</text:p>
          </table:table-cell>
        </table:table-row>
        <table:table-row>
          <table:table-cell office:value-type="string" office:string-value="103-0355">
            <text:p>103-0355</text:p>
          </table:table-cell>
          <table:table-cell office:value-type="string" office:string-value="BAND-BRAKE">
            <text:p>BAND-BRAKE</text:p>
          </table:table-cell>
          <table:table-cell office:value-type="string" office:string-value="BRAKE PARTS">
            <text:p>BRAKE PARTS</text:p>
          </table:table-cell>
          <table:table-cell office:value-type="string" office:string-value="No">
            <text:p>No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3.99">
            <text:p>$53.99</text:p>
          </table:table-cell>
          <table:table-cell office:value-type="string" office:string-value="$32.39">
            <text:p>$32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0662">
            <text:p>103-0662</text:p>
          </table:table-cell>
          <table:table-cell office:value-type="string" office:string-value="CLUTCH ASM">
            <text:p>CLUTCH ASM</text:p>
          </table:table-cell>
          <table:table-cell office:value-type="string" office:string-value="CLUTCH-ELECTRO-MAGNETIC">
            <text:p>CLUTCH-ELECTRO-MAGNETIC</text:p>
          </table:table-cell>
          <table:table-cell office:value-type="string" office:string-value="Yes">
            <text:p>Yes</text:p>
          </table:table-cell>
          <table:table-cell office:value-type="string" office:string-value="5GG">
            <text:p>5G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68.99">
            <text:p>$468.99</text:p>
          </table:table-cell>
          <table:table-cell office:value-type="string" office:string-value="$351.74">
            <text:p>$351.74</text:p>
          </table:table-cell>
          <table:table-cell office:value-type="string" office:string-value="$316.57">
            <text:p>$316.57</text:p>
          </table:table-cell>
          <table:table-cell office:value-type="string" office:string-value="$298.98">
            <text:p>$298.98</text:p>
          </table:table-cell>
          <table:table-cell office:value-type="string" office:string-value="$281.39">
            <text:p>$281.39</text:p>
          </table:table-cell>
          <table:table-cell office:value-type="string" office:string-value="$263.81">
            <text:p>$263.81</text:p>
          </table:table-cell>
          <table:table-cell office:value-type="string" office:string-value="$246.22">
            <text:p>$246.22</text:p>
          </table:table-cell>
          <table:table-cell office:value-type="string" office:string-value="$228.63">
            <text:p>$228.63</text:p>
          </table:table-cell>
        </table:table-row>
        <table:table-row>
          <table:table-cell office:value-type="string" office:string-value="103-0665">
            <text:p>103-0665</text:p>
          </table:table-cell>
          <table:table-cell office:value-type="string" office:string-value="CLUTCH ASM">
            <text:p>CLUTCH ASM</text:p>
          </table:table-cell>
          <table:table-cell office:value-type="string" office:string-value="CLUTCH-ELECTRO-MAGNETIC">
            <text:p>CLUTCH-ELECTRO-MAGNETIC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3.99">
            <text:p>$453.99</text:p>
          </table:table-cell>
          <table:table-cell office:value-type="string" office:string-value="$340.49">
            <text:p>$340.49</text:p>
          </table:table-cell>
          <table:table-cell office:value-type="string" office:string-value="$306.44">
            <text:p>$306.44</text:p>
          </table:table-cell>
          <table:table-cell office:value-type="string" office:string-value="$289.42">
            <text:p>$289.42</text:p>
          </table:table-cell>
          <table:table-cell office:value-type="string" office:string-value="$272.39">
            <text:p>$272.39</text:p>
          </table:table-cell>
          <table:table-cell office:value-type="string" office:string-value="$255.37">
            <text:p>$255.37</text:p>
          </table:table-cell>
          <table:table-cell office:value-type="string" office:string-value="$238.34">
            <text:p>$238.34</text:p>
          </table:table-cell>
          <table:table-cell office:value-type="string" office:string-value="$221.32">
            <text:p>$221.32</text:p>
          </table:table-cell>
        </table:table-row>
        <table:table-row>
          <table:table-cell office:value-type="string" office:string-value="103-0862">
            <text:p>103-0862</text:p>
          </table:table-cell>
          <table:table-cell office:value-type="string" office:string-value="SCREW-CAP">
            <text:p>SCREW-CAP</text:p>
          </table:table-cell>
          <table:table-cell office:value-type="string" office:string-value="SCREW (STD)">
            <text:p>SCREW (STD)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.29">
            <text:p>$5.29</text:p>
          </table:table-cell>
          <table:table-cell office:value-type="string" office:string-value="$3.17">
            <text:p>$3.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0865">
            <text:p>103-0865</text:p>
          </table:table-cell>
          <table:table-cell office:value-type="string" office:string-value="WASHER-BLADE BOLT, HEAVY">
            <text:p>WASHER-BLADE BOLT, HEAVY</text:p>
          </table:table-cell>
          <table:table-cell office:value-type="string" office:string-value="WASHER (STD)">
            <text:p>WASHER (STD)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.09">
            <text:p>$5.09</text:p>
          </table:table-cell>
          <table:table-cell office:value-type="string" office:string-value="$3.05">
            <text:p>$3.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1326">
            <text:p>103-1326</text:p>
          </table:table-cell>
          <table:table-cell office:value-type="string" office:string-value="FILTER-AIR, SAFETY">
            <text:p>FILTER-AIR, SAFETY</text:p>
          </table:table-cell>
          <table:table-cell office:value-type="string" office:string-value="AIR CLEANER ASM'S">
            <text:p>AIR CLEANER ASM'S</text:p>
          </table:table-cell>
          <table:table-cell office:value-type="string" office:string-value="No">
            <text:p>No</text:p>
          </table:table-cell>
          <table:table-cell office:value-type="string" office:string-value="5GO">
            <text:p>5G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3.99">
            <text:p>$33.99</text:p>
          </table:table-cell>
          <table:table-cell office:value-type="string" office:string-value="$25.49">
            <text:p>$25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1327">
            <text:p>103-1327</text:p>
          </table:table-cell>
          <table:table-cell office:value-type="string" office:string-value="FILTER-AIR">
            <text:p>FILTER-AIR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103-1942">
            <text:p>103-1942</text:p>
          </table:table-cell>
          <table:table-cell office:value-type="string" office:string-value="PUMP-HYD">
            <text:p>PUMP-HYD</text:p>
          </table:table-cell>
          <table:table-cell office:value-type="string" office:string-value="HYD-MOTOR">
            <text:p>HYD-MOTOR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95.99">
            <text:p>$995.99</text:p>
          </table:table-cell>
          <table:table-cell office:value-type="string" office:string-value="$746.99">
            <text:p>$746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1948">
            <text:p>103-1948</text:p>
          </table:table-cell>
          <table:table-cell office:value-type="string" office:string-value="CAP-RESERVOIR, HYD">
            <text:p>CAP-RESERVOIR, HYD</text:p>
          </table:table-cell>
          <table:table-cell office:value-type="string" office:string-value="CAP">
            <text:p>CAP</text:p>
          </table:table-cell>
          <table:table-cell office:value-type="string" office:string-value="No">
            <text:p>No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2507">
            <text:p>103-2507</text:p>
          </table:table-cell>
          <table:table-cell office:value-type="string" office:string-value="BLADE-LIFT, LOW">
            <text:p>BLADE-LIFT, 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03-2517">
            <text:p>103-2517</text:p>
          </table:table-cell>
          <table:table-cell office:value-type="string" office:string-value="BLADE-MULCH">
            <text:p>BLADE-MUL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03-2518">
            <text:p>103-2518</text:p>
          </table:table-cell>
          <table:table-cell office:value-type="string" office:string-value="BLADE-MULCH">
            <text:p>BLADE-MUL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$19.57">
            <text:p>$19.57</text:p>
          </table:table-cell>
          <table:table-cell office:value-type="string" office:string-value="$18.48">
            <text:p>$18.48</text:p>
          </table:table-cell>
          <table:table-cell office:value-type="string" office:string-value="$17.39">
            <text:p>$17.39</text:p>
          </table:table-cell>
          <table:table-cell office:value-type="string" office:string-value="$16.31">
            <text:p>$16.31</text:p>
          </table:table-cell>
          <table:table-cell office:value-type="string" office:string-value="$15.22">
            <text:p>$15.22</text:p>
          </table:table-cell>
          <table:table-cell office:value-type="string" office:string-value="$14.13">
            <text:p>$14.13</text:p>
          </table:table-cell>
        </table:table-row>
        <table:table-row>
          <table:table-cell office:value-type="string" office:string-value="103-2527">
            <text:p>103-2527</text:p>
          </table:table-cell>
          <table:table-cell office:value-type="string" office:string-value="BLADE-NOTCHED">
            <text:p>BLADE-NOTCHED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03-2528">
            <text:p>103-2528</text:p>
          </table:table-cell>
          <table:table-cell office:value-type="string" office:string-value="BLADE-NOTCHED">
            <text:p>BLADE-NOTCHED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$17.54">
            <text:p>$17.54</text:p>
          </table:table-cell>
          <table:table-cell office:value-type="string" office:string-value="$16.57">
            <text:p>$16.57</text:p>
          </table:table-cell>
          <table:table-cell office:value-type="string" office:string-value="$15.59">
            <text:p>$15.59</text:p>
          </table:table-cell>
          <table:table-cell office:value-type="string" office:string-value="$14.62">
            <text:p>$14.62</text:p>
          </table:table-cell>
          <table:table-cell office:value-type="string" office:string-value="$13.64">
            <text:p>$13.64</text:p>
          </table:table-cell>
          <table:table-cell office:value-type="string" office:string-value="$12.67">
            <text:p>$12.67</text:p>
          </table:table-cell>
        </table:table-row>
        <table:table-row>
          <table:table-cell office:value-type="string" office:string-value="103-2675">
            <text:p>103-2675</text:p>
          </table:table-cell>
          <table:table-cell office:value-type="string" office:string-value="PUMP-HYD">
            <text:p>PUMP-HYD</text:p>
          </table:table-cell>
          <table:table-cell office:value-type="string" office:string-value="HYD-MOTOR">
            <text:p>HYD-MOTOR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56.99">
            <text:p>$956.99</text:p>
          </table:table-cell>
          <table:table-cell office:value-type="string" office:string-value="$717.74">
            <text:p>$717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2683">
            <text:p>103-2683</text:p>
          </table:table-cell>
          <table:table-cell office:value-type="string" office:string-value="CABLE-BRAKE">
            <text:p>CABLE-BRAKE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4DL">
            <text:p>4D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7.24">
            <text:p>$17.24</text:p>
          </table:table-cell>
          <table:table-cell office:value-type="string" office:string-value="$15.52">
            <text:p>$15.52</text:p>
          </table:table-cell>
          <table:table-cell office:value-type="string" office:string-value="$14.65">
            <text:p>$14.65</text:p>
          </table:table-cell>
          <table:table-cell office:value-type="string" office:string-value="$13.79">
            <text:p>$13.79</text:p>
          </table:table-cell>
          <table:table-cell office:value-type="string" office:string-value="$12.93">
            <text:p>$12.93</text:p>
          </table:table-cell>
          <table:table-cell office:value-type="string" office:string-value="$12.07">
            <text:p>$12.07</text:p>
          </table:table-cell>
          <table:table-cell office:value-type="string" office:string-value="$11.21">
            <text:p>$11.21</text:p>
          </table:table-cell>
        </table:table-row>
        <table:table-row>
          <table:table-cell office:value-type="string" office:string-value="103-2744">
            <text:p>103-2744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2.99">
            <text:p>$302.99</text:p>
          </table:table-cell>
          <table:table-cell office:value-type="string" office:string-value="$227.24">
            <text:p>$227.24</text:p>
          </table:table-cell>
          <table:table-cell office:value-type="string" office:string-value="$204.52">
            <text:p>$204.52</text:p>
          </table:table-cell>
          <table:table-cell office:value-type="string" office:string-value="$193.15">
            <text:p>$193.15</text:p>
          </table:table-cell>
          <table:table-cell office:value-type="string" office:string-value="$181.79">
            <text:p>$181.79</text:p>
          </table:table-cell>
          <table:table-cell office:value-type="string" office:string-value="$170.43">
            <text:p>$170.43</text:p>
          </table:table-cell>
          <table:table-cell office:value-type="string" office:string-value="$159.07">
            <text:p>$159.07</text:p>
          </table:table-cell>
          <table:table-cell office:value-type="string" office:string-value="$147.71">
            <text:p>$147.71</text:p>
          </table:table-cell>
        </table:table-row>
        <table:table-row>
          <table:table-cell office:value-type="string" office:string-value="103-2766">
            <text:p>103-2766</text:p>
          </table:table-cell>
          <table:table-cell office:value-type="string" office:string-value="PUMP,HYDRO">
            <text:p>PUMP,HYDRO</text:p>
          </table:table-cell>
          <table:table-cell office:value-type="string" office:string-value="HYD-MOTOR">
            <text:p>HYD-MOTOR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,377.99">
            <text:p>$1,377.99</text:p>
          </table:table-cell>
          <table:table-cell office:value-type="string" office:string-value="#######">
            <text:p>#######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2768">
            <text:p>103-2768</text:p>
          </table:table-cell>
          <table:table-cell office:value-type="string" office:string-value="GUARD-SEAL">
            <text:p>GUARD-SEAL</text:p>
          </table:table-cell>
          <table:table-cell office:value-type="string" office:string-value="SHIELD/GUARD">
            <text:p>SHIELD/GUARD</text:p>
          </table:table-cell>
          <table:table-cell office:value-type="string" office:string-value="No">
            <text:p>No</text:p>
          </table:table-cell>
          <table:table-cell office:value-type="string" office:string-value="5GO">
            <text:p>5G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.29">
            <text:p>$3.29</text:p>
          </table:table-cell>
          <table:table-cell office:value-type="string" office:string-value="$1.97">
            <text:p>$1.9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2978">
            <text:p>103-2978</text:p>
          </table:table-cell>
          <table:table-cell office:value-type="string" office:string-value="PUMP-HYDRO, LH">
            <text:p>PUMP-HYDRO, LH</text:p>
          </table:table-cell>
          <table:table-cell office:value-type="string" office:string-value="HYD-MOTOR">
            <text:p>HYD-MOTOR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,377.99">
            <text:p>$1,377.99</text:p>
          </table:table-cell>
          <table:table-cell office:value-type="string" office:string-value="#######">
            <text:p>#######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2979">
            <text:p>103-2979</text:p>
          </table:table-cell>
          <table:table-cell office:value-type="string" office:string-value="PUMP-HYDRO, RH">
            <text:p>PUMP-HYDRO, RH</text:p>
          </table:table-cell>
          <table:table-cell office:value-type="string" office:string-value="HYD-MOTOR">
            <text:p>HYD-MOTOR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,377.99">
            <text:p>$1,377.99</text:p>
          </table:table-cell>
          <table:table-cell office:value-type="string" office:string-value="#######">
            <text:p>#######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3051">
            <text:p>103-3051</text:p>
          </table:table-cell>
          <table:table-cell office:value-type="string" office:string-value="SPACER-NUT">
            <text:p>SPACER-NUT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5GO">
            <text:p>5G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99">
            <text:p>$7.99</text:p>
          </table:table-cell>
          <table:table-cell office:value-type="string" office:string-value="$4.79">
            <text:p>$4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4761">
            <text:p>103-4761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03-5189">
            <text:p>103-5189</text:p>
          </table:table-cell>
          <table:table-cell office:value-type="string" office:string-value="ASM, WHEEL &amp; TIRE W/ AXLE">
            <text:p>ASM, WHEEL &amp; TIRE W/ AXLE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1.99">
            <text:p>$231.99</text:p>
          </table:table-cell>
          <table:table-cell office:value-type="string" office:string-value="$173.99">
            <text:p>$173.99</text:p>
          </table:table-cell>
          <table:table-cell office:value-type="string" office:string-value="$156.59">
            <text:p>$156.59</text:p>
          </table:table-cell>
          <table:table-cell office:value-type="string" office:string-value="$147.89">
            <text:p>$147.89</text:p>
          </table:table-cell>
          <table:table-cell office:value-type="string" office:string-value="$139.19">
            <text:p>$139.19</text:p>
          </table:table-cell>
          <table:table-cell office:value-type="string" office:string-value="$130.49">
            <text:p>$130.49</text:p>
          </table:table-cell>
          <table:table-cell office:value-type="string" office:string-value="$121.79">
            <text:p>$121.79</text:p>
          </table:table-cell>
          <table:table-cell office:value-type="string" office:string-value="$113.09">
            <text:p>$113.09</text:p>
          </table:table-cell>
        </table:table-row>
        <table:table-row>
          <table:table-cell office:value-type="string" office:string-value="103-5221">
            <text:p>103-5221</text:p>
          </table:table-cell>
          <table:table-cell office:value-type="string" office:string-value="SWITCH-PTO">
            <text:p>SWITCH-PTO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3.99">
            <text:p>$53.99</text:p>
          </table:table-cell>
          <table:table-cell office:value-type="string" office:string-value="$32.39">
            <text:p>$32.39</text:p>
          </table:table-cell>
          <table:table-cell office:value-type="string" office:string-value="$29.15">
            <text:p>$29.15</text:p>
          </table:table-cell>
          <table:table-cell office:value-type="string" office:string-value="$27.53">
            <text:p>$27.53</text:p>
          </table:table-cell>
          <table:table-cell office:value-type="string" office:string-value="$25.91">
            <text:p>$25.91</text:p>
          </table:table-cell>
          <table:table-cell office:value-type="string" office:string-value="$24.29">
            <text:p>$24.29</text:p>
          </table:table-cell>
          <table:table-cell office:value-type="string" office:string-value="$22.67">
            <text:p>$22.67</text:p>
          </table:table-cell>
          <table:table-cell office:value-type="string" office:string-value="$21.05">
            <text:p>$21.05</text:p>
          </table:table-cell>
        </table:table-row>
        <table:table-row>
          <table:table-cell office:value-type="string" office:string-value="103-6589">
            <text:p>103-6589</text:p>
          </table:table-cell>
          <table:table-cell office:value-type="string" office:string-value="CLUTCH">
            <text:p>CLUTCH</text:p>
          </table:table-cell>
          <table:table-cell office:value-type="string" office:string-value="PLUG">
            <text:p>PLUG</text:p>
          </table:table-cell>
          <table:table-cell office:value-type="string" office:string-value="No">
            <text:p>No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90.99">
            <text:p>$490.99</text:p>
          </table:table-cell>
          <table:table-cell office:value-type="string" office:string-value="$368.24">
            <text:p>$368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6590">
            <text:p>103-6590</text:p>
          </table:table-cell>
          <table:table-cell office:value-type="string" office:string-value="CLUTCH">
            <text:p>CLUTCH</text:p>
          </table:table-cell>
          <table:table-cell office:value-type="string" office:string-value="PLATE">
            <text:p>PLATE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42.99">
            <text:p>$542.99</text:p>
          </table:table-cell>
          <table:table-cell office:value-type="string" office:string-value="$407.24">
            <text:p>$407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3-7445">
            <text:p>103-7445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5.99">
            <text:p>$65.99</text:p>
          </table:table-cell>
          <table:table-cell office:value-type="string" office:string-value="$49.49">
            <text:p>$49.49</text:p>
          </table:table-cell>
          <table:table-cell office:value-type="string" office:string-value="$44.54">
            <text:p>$44.54</text:p>
          </table:table-cell>
          <table:table-cell office:value-type="string" office:string-value="$42.07">
            <text:p>$42.07</text:p>
          </table:table-cell>
          <table:table-cell office:value-type="string" office:string-value="$39.59">
            <text:p>$39.59</text:p>
          </table:table-cell>
          <table:table-cell office:value-type="string" office:string-value="$37.12">
            <text:p>$37.12</text:p>
          </table:table-cell>
          <table:table-cell office:value-type="string" office:string-value="$34.64">
            <text:p>$34.64</text:p>
          </table:table-cell>
          <table:table-cell office:value-type="string" office:string-value="$32.17">
            <text:p>$32.17</text:p>
          </table:table-cell>
        </table:table-row>
        <table:table-row>
          <table:table-cell office:value-type="string" office:string-value="103990">
            <text:p>103990</text:p>
          </table:table-cell>
          <table:table-cell office:value-type="string" office:string-value="ASSY-SWITCH IGNITION">
            <text:p>ASSY-SWITCH IGNITION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4CX">
            <text:p>4C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03991">
            <text:p>103991</text:p>
          </table:table-cell>
          <table:table-cell office:value-type="string" office:string-value="ASSY-SWITCH IGNITION">
            <text:p>ASSY-SWITCH IGNITION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2RT">
            <text:p>2R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34.49">
            <text:p>$34.49</text:p>
          </table:table-cell>
          <table:table-cell office:value-type="string" office:string-value="$31.04">
            <text:p>$31.04</text:p>
          </table:table-cell>
          <table:table-cell office:value-type="string" office:string-value="$29.32">
            <text:p>$29.32</text:p>
          </table:table-cell>
          <table:table-cell office:value-type="string" office:string-value="$27.59">
            <text:p>$27.59</text:p>
          </table:table-cell>
          <table:table-cell office:value-type="string" office:string-value="$25.87">
            <text:p>$25.87</text:p>
          </table:table-cell>
          <table:table-cell office:value-type="string" office:string-value="$24.14">
            <text:p>$24.14</text:p>
          </table:table-cell>
          <table:table-cell office:value-type="string" office:string-value="$22.42">
            <text:p>$22.42</text:p>
          </table:table-cell>
        </table:table-row>
        <table:table-row>
          <table:table-cell office:value-type="string" office:string-value="104-0851">
            <text:p>104-0851</text:p>
          </table:table-cell>
          <table:table-cell office:value-type="string" office:string-value="BELT-DRIVE">
            <text:p>BELT-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7.74">
            <text:p>$27.74</text:p>
          </table:table-cell>
          <table:table-cell office:value-type="string" office:string-value="$24.97">
            <text:p>$24.97</text:p>
          </table:table-cell>
          <table:table-cell office:value-type="string" office:string-value="$23.58">
            <text:p>$23.58</text:p>
          </table:table-cell>
          <table:table-cell office:value-type="string" office:string-value="$22.19">
            <text:p>$22.19</text:p>
          </table:table-cell>
          <table:table-cell office:value-type="string" office:string-value="$20.81">
            <text:p>$20.81</text:p>
          </table:table-cell>
          <table:table-cell office:value-type="string" office:string-value="$19.42">
            <text:p>$19.42</text:p>
          </table:table-cell>
          <table:table-cell office:value-type="string" office:string-value="$18.03">
            <text:p>$18.03</text:p>
          </table:table-cell>
        </table:table-row>
        <table:table-row>
          <table:table-cell office:value-type="string" office:string-value="104-1300">
            <text:p>104-1300</text:p>
          </table:table-cell>
          <table:table-cell office:value-type="string" office:string-value="BLADE-ATOMIC">
            <text:p>BLADE-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5FH">
            <text:p>5FH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7.74">
            <text:p>$27.74</text:p>
          </table:table-cell>
          <table:table-cell office:value-type="string" office:string-value="$24.97">
            <text:p>$24.97</text:p>
          </table:table-cell>
          <table:table-cell office:value-type="string" office:string-value="$23.58">
            <text:p>$23.58</text:p>
          </table:table-cell>
          <table:table-cell office:value-type="string" office:string-value="$22.19">
            <text:p>$22.19</text:p>
          </table:table-cell>
          <table:table-cell office:value-type="string" office:string-value="$20.81">
            <text:p>$20.81</text:p>
          </table:table-cell>
          <table:table-cell office:value-type="string" office:string-value="$19.42">
            <text:p>$19.42</text:p>
          </table:table-cell>
          <table:table-cell office:value-type="string" office:string-value="$18.03">
            <text:p>$18.03</text:p>
          </table:table-cell>
        </table:table-row>
        <table:table-row>
          <table:table-cell office:value-type="string" office:string-value="104-1301">
            <text:p>104-1301</text:p>
          </table:table-cell>
          <table:table-cell office:value-type="string" office:string-value="BLADE-ATOMIC">
            <text:p>BLADE-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6HD">
            <text:p>6HD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7.99">
            <text:p>$37.99</text:p>
          </table:table-cell>
          <table:table-cell office:value-type="string" office:string-value="$22.79">
            <text:p>$22.79</text:p>
          </table:table-cell>
          <table:table-cell office:value-type="string" office:string-value="$20.51">
            <text:p>$20.51</text:p>
          </table:table-cell>
          <table:table-cell office:value-type="string" office:string-value="$19.37">
            <text:p>$19.37</text:p>
          </table:table-cell>
          <table:table-cell office:value-type="string" office:string-value="$18.23">
            <text:p>$18.23</text:p>
          </table:table-cell>
          <table:table-cell office:value-type="string" office:string-value="$17.09">
            <text:p>$17.09</text:p>
          </table:table-cell>
          <table:table-cell office:value-type="string" office:string-value="$15.95">
            <text:p>$15.95</text:p>
          </table:table-cell>
          <table:table-cell office:value-type="string" office:string-value="$14.81">
            <text:p>$14.81</text:p>
          </table:table-cell>
        </table:table-row>
        <table:table-row>
          <table:table-cell office:value-type="string" office:string-value="104-1302">
            <text:p>104-1302</text:p>
          </table:table-cell>
          <table:table-cell office:value-type="string" office:string-value="BLADE W/DECAL ASM - ATOMIC 21&quot;">
            <text:p>BLADE W/DECAL ASM - ATOMIC 21"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5FH">
            <text:p>5FH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22.49">
            <text:p>$22.49</text:p>
          </table:table-cell>
          <table:table-cell office:value-type="string" office:string-value="$20.24">
            <text:p>$20.24</text:p>
          </table:table-cell>
          <table:table-cell office:value-type="string" office:string-value="$19.12">
            <text:p>$19.12</text:p>
          </table:table-cell>
          <table:table-cell office:value-type="string" office:string-value="$17.99">
            <text:p>$17.99</text:p>
          </table:table-cell>
          <table:table-cell office:value-type="string" office:string-value="$16.87">
            <text:p>$16.87</text:p>
          </table:table-cell>
          <table:table-cell office:value-type="string" office:string-value="$15.74">
            <text:p>$15.74</text:p>
          </table:table-cell>
          <table:table-cell office:value-type="string" office:string-value="$14.62">
            <text:p>$14.62</text:p>
          </table:table-cell>
        </table:table-row>
        <table:table-row>
          <table:table-cell office:value-type="string" office:string-value="104-1303">
            <text:p>104-1303</text:p>
          </table:table-cell>
          <table:table-cell office:value-type="string" office:string-value="BLADE-ATOMIC">
            <text:p>BLADE-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6HD">
            <text:p>6HD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25.19">
            <text:p>$25.19</text:p>
          </table:table-cell>
          <table:table-cell office:value-type="string" office:string-value="$22.67">
            <text:p>$22.67</text:p>
          </table:table-cell>
          <table:table-cell office:value-type="string" office:string-value="$21.41">
            <text:p>$21.41</text:p>
          </table:table-cell>
          <table:table-cell office:value-type="string" office:string-value="$20.15">
            <text:p>$20.15</text:p>
          </table:table-cell>
          <table:table-cell office:value-type="string" office:string-value="$18.89">
            <text:p>$18.89</text:p>
          </table:table-cell>
          <table:table-cell office:value-type="string" office:string-value="$17.63">
            <text:p>$17.63</text:p>
          </table:table-cell>
          <table:table-cell office:value-type="string" office:string-value="$16.37">
            <text:p>$16.37</text:p>
          </table:table-cell>
        </table:table-row>
        <table:table-row>
          <table:table-cell office:value-type="string" office:string-value="104-2541">
            <text:p>104-2541</text:p>
          </table:table-cell>
          <table:table-cell office:value-type="string" office:string-value="SWITCH ASM">
            <text:p>SWITCH ASM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6HF">
            <text:p>6H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34">
            <text:p>$36.34</text:p>
          </table:table-cell>
          <table:table-cell office:value-type="string" office:string-value="$21.80">
            <text:p>$21.80</text:p>
          </table:table-cell>
          <table:table-cell office:value-type="string" office:string-value="$19.62">
            <text:p>$19.62</text:p>
          </table:table-cell>
          <table:table-cell office:value-type="string" office:string-value="$18.53">
            <text:p>$18.53</text:p>
          </table:table-cell>
          <table:table-cell office:value-type="string" office:string-value="$17.44">
            <text:p>$17.44</text:p>
          </table:table-cell>
          <table:table-cell office:value-type="string" office:string-value="$16.35">
            <text:p>$16.35</text:p>
          </table:table-cell>
          <table:table-cell office:value-type="string" office:string-value="$15.26">
            <text:p>$15.26</text:p>
          </table:table-cell>
          <table:table-cell office:value-type="string" office:string-value="$14.17">
            <text:p>$14.17</text:p>
          </table:table-cell>
        </table:table-row>
        <table:table-row>
          <table:table-cell office:value-type="string" office:string-value="104-2753">
            <text:p>104-2753</text:p>
          </table:table-cell>
          <table:table-cell office:value-type="string" office:string-value="BLADE-ROTOR">
            <text:p>BLADE-ROTOR</text:p>
          </table:table-cell>
          <table:table-cell office:value-type="string" office:string-value="BLADE-OTHER">
            <text:p>BLADE-OTHER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7.74">
            <text:p>$27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4-3622">
            <text:p>104-3622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3.99">
            <text:p>$53.99</text:p>
          </table:table-cell>
          <table:table-cell office:value-type="string" office:string-value="$40.49">
            <text:p>$40.49</text:p>
          </table:table-cell>
          <table:table-cell office:value-type="string" office:string-value="$36.44">
            <text:p>$36.44</text:p>
          </table:table-cell>
          <table:table-cell office:value-type="string" office:string-value="$34.42">
            <text:p>$34.42</text:p>
          </table:table-cell>
          <table:table-cell office:value-type="string" office:string-value="$32.39">
            <text:p>$32.39</text:p>
          </table:table-cell>
          <table:table-cell office:value-type="string" office:string-value="$30.37">
            <text:p>$30.37</text:p>
          </table:table-cell>
          <table:table-cell office:value-type="string" office:string-value="$28.34">
            <text:p>$28.34</text:p>
          </table:table-cell>
          <table:table-cell office:value-type="string" office:string-value="$26.32">
            <text:p>$26.32</text:p>
          </table:table-cell>
        </table:table-row>
        <table:table-row>
          <table:table-cell office:value-type="string" office:string-value="104-3624">
            <text:p>104-3624</text:p>
          </table:table-cell>
          <table:table-cell office:value-type="string" office:string-value="CLUTCH">
            <text:p>CLUTCH</text:p>
          </table:table-cell>
          <table:table-cell office:value-type="string" office:string-value="CLUTCH-ELECTRO-MAGNETIC">
            <text:p>CLUTCH-ELECTRO-MAGNETIC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7.99">
            <text:p>$317.99</text:p>
          </table:table-cell>
          <table:table-cell office:value-type="string" office:string-value="$238.49">
            <text:p>$238.49</text:p>
          </table:table-cell>
          <table:table-cell office:value-type="string" office:string-value="$214.64">
            <text:p>$214.64</text:p>
          </table:table-cell>
          <table:table-cell office:value-type="string" office:string-value="$202.72">
            <text:p>$202.72</text:p>
          </table:table-cell>
          <table:table-cell office:value-type="string" office:string-value="$190.79">
            <text:p>$190.79</text:p>
          </table:table-cell>
          <table:table-cell office:value-type="string" office:string-value="$178.87">
            <text:p>$178.87</text:p>
          </table:table-cell>
          <table:table-cell office:value-type="string" office:string-value="$166.94">
            <text:p>$166.94</text:p>
          </table:table-cell>
          <table:table-cell office:value-type="string" office:string-value="$155.02">
            <text:p>$155.02</text:p>
          </table:table-cell>
        </table:table-row>
        <table:table-row>
          <table:table-cell office:value-type="string" office:string-value="104-3626">
            <text:p>104-3626</text:p>
          </table:table-cell>
          <table:table-cell office:value-type="string" office:string-value="CABLE-THROTTLE">
            <text:p>CABLE-THROTTLE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5.99">
            <text:p>$55.99</text:p>
          </table:table-cell>
          <table:table-cell office:value-type="string" office:string-value="$41.99">
            <text:p>$41.99</text:p>
          </table:table-cell>
          <table:table-cell office:value-type="string" office:string-value="$37.79">
            <text:p>$37.79</text:p>
          </table:table-cell>
          <table:table-cell office:value-type="string" office:string-value="$35.69">
            <text:p>$35.69</text:p>
          </table:table-cell>
          <table:table-cell office:value-type="string" office:string-value="$33.59">
            <text:p>$33.59</text:p>
          </table:table-cell>
          <table:table-cell office:value-type="string" office:string-value="$31.49">
            <text:p>$31.49</text:p>
          </table:table-cell>
          <table:table-cell office:value-type="string" office:string-value="$29.39">
            <text:p>$29.39</text:p>
          </table:table-cell>
          <table:table-cell office:value-type="string" office:string-value="$27.29">
            <text:p>$27.29</text:p>
          </table:table-cell>
        </table:table-row>
        <table:table-row>
          <table:table-cell office:value-type="string" office:string-value="104-4133">
            <text:p>104-4133</text:p>
          </table:table-cell>
          <table:table-cell office:value-type="string" office:string-value="GAS CAP ASM">
            <text:p>GAS CAP ASM</text:p>
          </table:table-cell>
          <table:table-cell office:value-type="string" office:string-value="CAP">
            <text:p>CAP</text:p>
          </table:table-cell>
          <table:table-cell office:value-type="string" office:string-value="No">
            <text:p>No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10.49">
            <text:p>$10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4-4138">
            <text:p>104-4138</text:p>
          </table:table-cell>
          <table:table-cell office:value-type="string" office:string-value="SCRAPER ASM">
            <text:p>SCRAPER ASM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9.24">
            <text:p>$29.24</text:p>
          </table:table-cell>
          <table:table-cell office:value-type="string" office:string-value="$26.32">
            <text:p>$26.32</text:p>
          </table:table-cell>
          <table:table-cell office:value-type="string" office:string-value="$24.85">
            <text:p>$24.85</text:p>
          </table:table-cell>
          <table:table-cell office:value-type="string" office:string-value="$23.39">
            <text:p>$23.39</text:p>
          </table:table-cell>
          <table:table-cell office:value-type="string" office:string-value="$21.93">
            <text:p>$21.93</text:p>
          </table:table-cell>
          <table:table-cell office:value-type="string" office:string-value="$20.47">
            <text:p>$20.47</text:p>
          </table:table-cell>
          <table:table-cell office:value-type="string" office:string-value="$19.01">
            <text:p>$19.01</text:p>
          </table:table-cell>
        </table:table-row>
        <table:table-row>
          <table:table-cell office:value-type="string" office:string-value="104-8120">
            <text:p>104-8120</text:p>
          </table:table-cell>
          <table:table-cell office:value-type="string" office:string-value="V-BELT, PTO">
            <text:p>V-BELT, PTO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3.99">
            <text:p>$103.99</text:p>
          </table:table-cell>
          <table:table-cell office:value-type="string" office:string-value="$62.39">
            <text:p>$62.39</text:p>
          </table:table-cell>
          <table:table-cell office:value-type="string" office:string-value="$56.15">
            <text:p>$56.15</text:p>
          </table:table-cell>
          <table:table-cell office:value-type="string" office:string-value="$53.03">
            <text:p>$53.03</text:p>
          </table:table-cell>
          <table:table-cell office:value-type="string" office:string-value="$49.91">
            <text:p>$49.91</text:p>
          </table:table-cell>
          <table:table-cell office:value-type="string" office:string-value="$46.79">
            <text:p>$46.79</text:p>
          </table:table-cell>
          <table:table-cell office:value-type="string" office:string-value="$43.67">
            <text:p>$43.67</text:p>
          </table:table-cell>
          <table:table-cell office:value-type="string" office:string-value="$40.55">
            <text:p>$40.55</text:p>
          </table:table-cell>
        </table:table-row>
        <table:table-row>
          <table:table-cell office:value-type="string" office:string-value="104-8140">
            <text:p>104-8140</text:p>
          </table:table-cell>
          <table:table-cell office:value-type="string" office:string-value="SWITCH-PTO">
            <text:p>SWITCH-PTO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3.99">
            <text:p>$73.99</text:p>
          </table:table-cell>
          <table:table-cell office:value-type="string" office:string-value="$44.39">
            <text:p>$44.39</text:p>
          </table:table-cell>
          <table:table-cell office:value-type="string" office:string-value="$39.95">
            <text:p>$39.95</text:p>
          </table:table-cell>
          <table:table-cell office:value-type="string" office:string-value="$37.73">
            <text:p>$37.73</text:p>
          </table:table-cell>
          <table:table-cell office:value-type="string" office:string-value="$35.51">
            <text:p>$35.51</text:p>
          </table:table-cell>
          <table:table-cell office:value-type="string" office:string-value="$33.29">
            <text:p>$33.29</text:p>
          </table:table-cell>
          <table:table-cell office:value-type="string" office:string-value="$31.07">
            <text:p>$31.07</text:p>
          </table:table-cell>
          <table:table-cell office:value-type="string" office:string-value="$28.85">
            <text:p>$28.85</text:p>
          </table:table-cell>
        </table:table-row>
        <table:table-row>
          <table:table-cell office:value-type="string" office:string-value="104-8152">
            <text:p>104-8152</text:p>
          </table:table-cell>
          <table:table-cell office:value-type="string" office:string-value="BELT-DRIVE, TRACTION">
            <text:p>BELT-DRIVE, TRACTION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5.99">
            <text:p>$115.99</text:p>
          </table:table-cell>
          <table:table-cell office:value-type="string" office:string-value="$86.99">
            <text:p>$86.99</text:p>
          </table:table-cell>
          <table:table-cell office:value-type="string" office:string-value="$78.29">
            <text:p>$78.29</text:p>
          </table:table-cell>
          <table:table-cell office:value-type="string" office:string-value="$73.94">
            <text:p>$73.94</text:p>
          </table:table-cell>
          <table:table-cell office:value-type="string" office:string-value="$69.59">
            <text:p>$69.59</text:p>
          </table:table-cell>
          <table:table-cell office:value-type="string" office:string-value="$65.24">
            <text:p>$65.24</text:p>
          </table:table-cell>
          <table:table-cell office:value-type="string" office:string-value="$60.89">
            <text:p>$60.89</text:p>
          </table:table-cell>
          <table:table-cell office:value-type="string" office:string-value="$56.54">
            <text:p>$56.54</text:p>
          </table:table-cell>
        </table:table-row>
        <table:table-row>
          <table:table-cell office:value-type="string" office:string-value="104-8590">
            <text:p>104-8590</text:p>
          </table:table-cell>
          <table:table-cell office:value-type="string" office:string-value="BLADE ASSY-FIXED 36&quot; ATOMIC">
            <text:p>BLADE ASSY-FIXED 36" 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5FH">
            <text:p>5FH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3.99">
            <text:p>$33.99</text:p>
          </table:table-cell>
          <table:table-cell office:value-type="string" office:string-value="$25.49">
            <text:p>$25.49</text:p>
          </table:table-cell>
          <table:table-cell office:value-type="string" office:string-value="$22.94">
            <text:p>$22.94</text:p>
          </table:table-cell>
          <table:table-cell office:value-type="string" office:string-value="$21.67">
            <text:p>$21.67</text:p>
          </table:table-cell>
          <table:table-cell office:value-type="string" office:string-value="$20.39">
            <text:p>$20.39</text:p>
          </table:table-cell>
          <table:table-cell office:value-type="string" office:string-value="$19.12">
            <text:p>$19.12</text:p>
          </table:table-cell>
          <table:table-cell office:value-type="string" office:string-value="$17.84">
            <text:p>$17.84</text:p>
          </table:table-cell>
          <table:table-cell office:value-type="string" office:string-value="$16.57">
            <text:p>$16.57</text:p>
          </table:table-cell>
        </table:table-row>
        <table:table-row>
          <table:table-cell office:value-type="string" office:string-value="104-8595">
            <text:p>104-8595</text:p>
          </table:table-cell>
          <table:table-cell office:value-type="string" office:string-value="BLADE-ATOMIC">
            <text:p>BLADE-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5FH">
            <text:p>5FH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104-8670">
            <text:p>104-8670</text:p>
          </table:table-cell>
          <table:table-cell office:value-type="string" office:string-value="GEAR-PINION, 13T">
            <text:p>GEAR-PINION, 13T</text:p>
          </table:table-cell>
          <table:table-cell office:value-type="string" office:string-value="GEAR">
            <text:p>GEAR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4.99">
            <text:p>$14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4-8671">
            <text:p>104-8671</text:p>
          </table:table-cell>
          <table:table-cell office:value-type="string" office:string-value="GEAR-BEVEL, 37T">
            <text:p>GEAR-BEVEL, 37T</text:p>
          </table:table-cell>
          <table:table-cell office:value-type="string" office:string-value="GEAR">
            <text:p>GEAR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9.24">
            <text:p>$29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4-8676">
            <text:p>104-8676</text:p>
          </table:table-cell>
          <table:table-cell office:value-type="string" office:string-value="CABLE-BRAKE">
            <text:p>CABLE-BRAKE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$19.57">
            <text:p>$19.57</text:p>
          </table:table-cell>
          <table:table-cell office:value-type="string" office:string-value="$18.48">
            <text:p>$18.48</text:p>
          </table:table-cell>
          <table:table-cell office:value-type="string" office:string-value="$17.39">
            <text:p>$17.39</text:p>
          </table:table-cell>
          <table:table-cell office:value-type="string" office:string-value="$16.31">
            <text:p>$16.31</text:p>
          </table:table-cell>
          <table:table-cell office:value-type="string" office:string-value="$15.22">
            <text:p>$15.22</text:p>
          </table:table-cell>
          <table:table-cell office:value-type="string" office:string-value="$14.13">
            <text:p>$14.13</text:p>
          </table:table-cell>
        </table:table-row>
        <table:table-row>
          <table:table-cell office:value-type="string" office:string-value="104-8677">
            <text:p>104-8677</text:p>
          </table:table-cell>
          <table:table-cell office:value-type="string" office:string-value="CABLE-BRAKE">
            <text:p>CABLE-BRAKE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2.74">
            <text:p>$12.74</text:p>
          </table:table-cell>
          <table:table-cell office:value-type="string" office:string-value="$11.47">
            <text:p>$11.47</text:p>
          </table:table-cell>
          <table:table-cell office:value-type="string" office:string-value="$10.83">
            <text:p>$10.83</text:p>
          </table:table-cell>
          <table:table-cell office:value-type="string" office:string-value="$10.19">
            <text:p>$10.19</text:p>
          </table:table-cell>
          <table:table-cell office:value-type="string" office:string-value="$9.56">
            <text:p>$9.56</text:p>
          </table:table-cell>
          <table:table-cell office:value-type="string" office:string-value="$8.92">
            <text:p>$8.92</text:p>
          </table:table-cell>
          <table:table-cell office:value-type="string" office:string-value="$8.28">
            <text:p>$8.28</text:p>
          </table:table-cell>
        </table:table-row>
        <table:table-row>
          <table:table-cell office:value-type="string" office:string-value="104-8698">
            <text:p>104-8698</text:p>
          </table:table-cell>
          <table:table-cell office:value-type="string" office:string-value="RETAINER-BEARING, HOC">
            <text:p>RETAINER-BEARING, HOC</text:p>
          </table:table-cell>
          <table:table-cell office:value-type="string" office:string-value="RETAINER-BRG/COLLAR-LOCK">
            <text:p>RETAINER-BRG/COLLAR-LOCK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6.59">
            <text:p>$6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4-8699">
            <text:p>104-8699</text:p>
          </table:table-cell>
          <table:table-cell office:value-type="string" office:string-value="BEARING-BALL">
            <text:p>BEARING-BALL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4DS">
            <text:p>4D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19">
            <text:p>$4.19</text:p>
          </table:table-cell>
          <table:table-cell office:value-type="string" office:string-value="$2.51">
            <text:p>$2.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4-9838">
            <text:p>104-9838</text:p>
          </table:table-cell>
          <table:table-cell office:value-type="string" office:string-value="GRIP-FOAM">
            <text:p>GRIP-FOAM</text:p>
          </table:table-cell>
          <table:table-cell office:value-type="string" office:string-value="FOAM PARTS">
            <text:p>FOAM PARTS</text:p>
          </table:table-cell>
          <table:table-cell office:value-type="string" office:string-value="No">
            <text:p>No</text:p>
          </table:table-cell>
          <table:table-cell office:value-type="string" office:string-value="5GO">
            <text:p>5G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.29">
            <text:p>$5.29</text:p>
          </table:table-cell>
          <table:table-cell office:value-type="string" office:string-value="$3.17">
            <text:p>$3.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5-1491">
            <text:p>105-1491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0.99">
            <text:p>$70.99</text:p>
          </table:table-cell>
          <table:table-cell office:value-type="string" office:string-value="$53.24">
            <text:p>$53.24</text:p>
          </table:table-cell>
          <table:table-cell office:value-type="string" office:string-value="$47.92">
            <text:p>$47.92</text:p>
          </table:table-cell>
          <table:table-cell office:value-type="string" office:string-value="$45.25">
            <text:p>$45.25</text:p>
          </table:table-cell>
          <table:table-cell office:value-type="string" office:string-value="$42.59">
            <text:p>$42.59</text:p>
          </table:table-cell>
          <table:table-cell office:value-type="string" office:string-value="$39.93">
            <text:p>$39.93</text:p>
          </table:table-cell>
          <table:table-cell office:value-type="string" office:string-value="$37.27">
            <text:p>$37.27</text:p>
          </table:table-cell>
          <table:table-cell office:value-type="string" office:string-value="$34.61">
            <text:p>$34.61</text:p>
          </table:table-cell>
        </table:table-row>
        <table:table-row>
          <table:table-cell office:value-type="string" office:string-value="105-1671">
            <text:p>105-1671</text:p>
          </table:table-cell>
          <table:table-cell office:value-type="string" office:string-value="KIT-CLUTCH, OFZ">
            <text:p>KIT-CLUTCH, OFZ</text:p>
          </table:table-cell>
          <table:table-cell office:value-type="string" office:string-value="CLUTCH-ELECTRO-MAGNETIC">
            <text:p>CLUTCH-ELECTRO-MAGNETIC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8.99">
            <text:p>$388.99</text:p>
          </table:table-cell>
          <table:table-cell office:value-type="string" office:string-value="$291.74">
            <text:p>$291.74</text:p>
          </table:table-cell>
          <table:table-cell office:value-type="string" office:string-value="$262.57">
            <text:p>$262.57</text:p>
          </table:table-cell>
          <table:table-cell office:value-type="string" office:string-value="$247.98">
            <text:p>$247.98</text:p>
          </table:table-cell>
          <table:table-cell office:value-type="string" office:string-value="$233.39">
            <text:p>$233.39</text:p>
          </table:table-cell>
          <table:table-cell office:value-type="string" office:string-value="$218.81">
            <text:p>$218.81</text:p>
          </table:table-cell>
          <table:table-cell office:value-type="string" office:string-value="$204.22">
            <text:p>$204.22</text:p>
          </table:table-cell>
          <table:table-cell office:value-type="string" office:string-value="$189.63">
            <text:p>$189.63</text:p>
          </table:table-cell>
        </table:table-row>
        <table:table-row>
          <table:table-cell office:value-type="string" office:string-value="105-1688">
            <text:p>105-1688</text:p>
          </table:table-cell>
          <table:table-cell office:value-type="string" office:string-value="SPINDLE HOUSING ASM">
            <text:p>SPINDLE HOUSING ASM</text:p>
          </table:table-cell>
          <table:table-cell office:value-type="string" office:string-value="HSG (METAL)">
            <text:p>HSG (METAL)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44.99">
            <text:p>$444.99</text:p>
          </table:table-cell>
          <table:table-cell office:value-type="string" office:string-value="$333.74">
            <text:p>$333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5-1689">
            <text:p>105-1689</text:p>
          </table:table-cell>
          <table:table-cell office:value-type="string" office:string-value="SPINDLE HOUSING ASM">
            <text:p>SPINDLE HOUSING ASM</text:p>
          </table:table-cell>
          <table:table-cell office:value-type="string" office:string-value="HSG (METAL)">
            <text:p>HSG (METAL)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34.99">
            <text:p>$434.99</text:p>
          </table:table-cell>
          <table:table-cell office:value-type="string" office:string-value="$326.24">
            <text:p>$326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5-1814">
            <text:p>105-1814</text:p>
          </table:table-cell>
          <table:table-cell office:value-type="string" office:string-value="WHEEL ASM (59505)">
            <text:p>WHEEL ASM (59505)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105-1815">
            <text:p>105-1815</text:p>
          </table:table-cell>
          <table:table-cell office:value-type="string" office:string-value="WHEEL GEAR ASM">
            <text:p>WHEEL GEAR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6.99">
            <text:p>$46.99</text:p>
          </table:table-cell>
          <table:table-cell office:value-type="string" office:string-value="$35.24">
            <text:p>$35.24</text:p>
          </table:table-cell>
          <table:table-cell office:value-type="string" office:string-value="$31.72">
            <text:p>$31.72</text:p>
          </table:table-cell>
          <table:table-cell office:value-type="string" office:string-value="$29.95">
            <text:p>$29.95</text:p>
          </table:table-cell>
          <table:table-cell office:value-type="string" office:string-value="$28.19">
            <text:p>$28.19</text:p>
          </table:table-cell>
          <table:table-cell office:value-type="string" office:string-value="$26.43">
            <text:p>$26.43</text:p>
          </table:table-cell>
          <table:table-cell office:value-type="string" office:string-value="$24.67">
            <text:p>$24.67</text:p>
          </table:table-cell>
          <table:table-cell office:value-type="string" office:string-value="$22.91">
            <text:p>$22.91</text:p>
          </table:table-cell>
        </table:table-row>
        <table:table-row>
          <table:table-cell office:value-type="string" office:string-value="105-1816">
            <text:p>105-1816</text:p>
          </table:table-cell>
          <table:table-cell office:value-type="string" office:string-value="WHEEL ASM">
            <text:p>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0.99">
            <text:p>$40.99</text:p>
          </table:table-cell>
          <table:table-cell office:value-type="string" office:string-value="$30.74">
            <text:p>$30.74</text:p>
          </table:table-cell>
          <table:table-cell office:value-type="string" office:string-value="$27.67">
            <text:p>$27.67</text:p>
          </table:table-cell>
          <table:table-cell office:value-type="string" office:string-value="$26.13">
            <text:p>$26.13</text:p>
          </table:table-cell>
          <table:table-cell office:value-type="string" office:string-value="$24.59">
            <text:p>$24.59</text:p>
          </table:table-cell>
          <table:table-cell office:value-type="string" office:string-value="$23.06">
            <text:p>$23.06</text:p>
          </table:table-cell>
          <table:table-cell office:value-type="string" office:string-value="$21.52">
            <text:p>$21.52</text:p>
          </table:table-cell>
          <table:table-cell office:value-type="string" office:string-value="$19.98">
            <text:p>$19.98</text:p>
          </table:table-cell>
        </table:table-row>
        <table:table-row>
          <table:table-cell office:value-type="string" office:string-value="105-1819">
            <text:p>105-1819</text:p>
          </table:table-cell>
          <table:table-cell office:value-type="string" office:string-value="ARM-PIVOT, REAR (LH)">
            <text:p>ARM-PIVOT, REAR (LH)</text:p>
          </table:table-cell>
          <table:table-cell office:value-type="string" office:string-value="BRACKET">
            <text:p>BRACKET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.99">
            <text:p>$11.99</text:p>
          </table:table-cell>
          <table:table-cell office:value-type="string" office:string-value="$7.19">
            <text:p>$7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5-1842">
            <text:p>105-1842</text:p>
          </table:table-cell>
          <table:table-cell office:value-type="string" office:string-value="PLUG-DISCHARGE, REAR">
            <text:p>PLUG-DISCHARGE, REAR</text:p>
          </table:table-cell>
          <table:table-cell office:value-type="string" office:string-value="PLUG">
            <text:p>PLUG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8.24">
            <text:p>$8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5-1844">
            <text:p>105-1844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$14.84">
            <text:p>$14.84</text:p>
          </table:table-cell>
          <table:table-cell office:value-type="string" office:string-value="$14.02">
            <text:p>$14.02</text:p>
          </table:table-cell>
          <table:table-cell office:value-type="string" office:string-value="$13.19">
            <text:p>$13.19</text:p>
          </table:table-cell>
          <table:table-cell office:value-type="string" office:string-value="$12.37">
            <text:p>$12.37</text:p>
          </table:table-cell>
          <table:table-cell office:value-type="string" office:string-value="$11.54">
            <text:p>$11.54</text:p>
          </table:table-cell>
          <table:table-cell office:value-type="string" office:string-value="$10.72">
            <text:p>$10.72</text:p>
          </table:table-cell>
        </table:table-row>
        <table:table-row>
          <table:table-cell office:value-type="string" office:string-value="105-1845">
            <text:p>105-1845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$14.84">
            <text:p>$14.84</text:p>
          </table:table-cell>
          <table:table-cell office:value-type="string" office:string-value="$14.02">
            <text:p>$14.02</text:p>
          </table:table-cell>
          <table:table-cell office:value-type="string" office:string-value="$13.19">
            <text:p>$13.19</text:p>
          </table:table-cell>
          <table:table-cell office:value-type="string" office:string-value="$12.37">
            <text:p>$12.37</text:p>
          </table:table-cell>
          <table:table-cell office:value-type="string" office:string-value="$11.54">
            <text:p>$11.54</text:p>
          </table:table-cell>
          <table:table-cell office:value-type="string" office:string-value="$10.72">
            <text:p>$10.72</text:p>
          </table:table-cell>
        </table:table-row>
        <table:table-row>
          <table:table-cell office:value-type="string" office:string-value="105-2635">
            <text:p>105-2635</text:p>
          </table:table-cell>
          <table:table-cell office:value-type="string" office:string-value="CLUTCH / BRAKE ASM">
            <text:p>CLUTCH / BRAKE ASM</text:p>
          </table:table-cell>
          <table:table-cell office:value-type="string" office:string-value="CLUTCH-ELECTRO-MAGNETIC">
            <text:p>CLUTCH-ELECTRO-MAGNETIC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35.99">
            <text:p>$535.99</text:p>
          </table:table-cell>
          <table:table-cell office:value-type="string" office:string-value="$401.99">
            <text:p>$401.99</text:p>
          </table:table-cell>
          <table:table-cell office:value-type="string" office:string-value="$361.79">
            <text:p>$361.79</text:p>
          </table:table-cell>
          <table:table-cell office:value-type="string" office:string-value="$341.69">
            <text:p>$341.69</text:p>
          </table:table-cell>
          <table:table-cell office:value-type="string" office:string-value="$321.59">
            <text:p>$321.59</text:p>
          </table:table-cell>
          <table:table-cell office:value-type="string" office:string-value="$301.49">
            <text:p>$301.49</text:p>
          </table:table-cell>
          <table:table-cell office:value-type="string" office:string-value="$281.39">
            <text:p>$281.39</text:p>
          </table:table-cell>
          <table:table-cell office:value-type="string" office:string-value="$261.29">
            <text:p>$261.29</text:p>
          </table:table-cell>
        </table:table-row>
        <table:table-row>
          <table:table-cell office:value-type="string" office:string-value="105-3028">
            <text:p>105-3028</text:p>
          </table:table-cell>
          <table:table-cell office:value-type="string" office:string-value="CHUTE-DISCHARGE, SIDE">
            <text:p>CHUTE-DISCHARGE, SIDE</text:p>
          </table:table-cell>
          <table:table-cell office:value-type="string" office:string-value="CHUTE(SNOW/BAGGER)">
            <text:p>CHUTE(SNOW/BAGGER)</text:p>
          </table:table-cell>
          <table:table-cell office:value-type="string" office:string-value="No">
            <text:p>No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6.59">
            <text:p>$6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5-3036">
            <text:p>105-3036</text:p>
          </table:table-cell>
          <table:table-cell office:value-type="string" office:string-value="WHEEL GEAR ASM">
            <text:p>WHEEL GEAR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9.99">
            <text:p>$49.99</text:p>
          </table:table-cell>
          <table:table-cell office:value-type="string" office:string-value="$37.49">
            <text:p>$37.49</text:p>
          </table:table-cell>
          <table:table-cell office:value-type="string" office:string-value="$33.74">
            <text:p>$33.74</text:p>
          </table:table-cell>
          <table:table-cell office:value-type="string" office:string-value="$31.87">
            <text:p>$31.87</text:p>
          </table:table-cell>
          <table:table-cell office:value-type="string" office:string-value="$29.99">
            <text:p>$29.99</text:p>
          </table:table-cell>
          <table:table-cell office:value-type="string" office:string-value="$28.12">
            <text:p>$28.12</text:p>
          </table:table-cell>
          <table:table-cell office:value-type="string" office:string-value="$26.24">
            <text:p>$26.24</text:p>
          </table:table-cell>
          <table:table-cell office:value-type="string" office:string-value="$24.37">
            <text:p>$24.37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105-3040">
            <text:p>105-3040</text:p>
          </table:table-cell>
          <table:table-cell office:value-type="string" office:string-value="GEAR-PINION, 15T">
            <text:p>GEAR-PINION, 15T</text:p>
          </table:table-cell>
          <table:table-cell office:value-type="string" office:string-value="GEAR">
            <text:p>GEAR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29">
            <text:p>$4.29</text:p>
          </table:table-cell>
          <table:table-cell office:value-type="string" office:string-value="$3.22">
            <text:p>$3.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5-3042">
            <text:p>105-3042</text:p>
          </table:table-cell>
          <table:table-cell office:value-type="string" office:string-value="KNOB-LEVER, HOC">
            <text:p>KNOB-LEVER, HOC</text:p>
          </table:table-cell>
          <table:table-cell office:value-type="string" office:string-value="KNOB/BUTTON/TRIGGER">
            <text:p>KNOB/BUTTON/TRIGGER</text:p>
          </table:table-cell>
          <table:table-cell office:value-type="string" office:string-value="No">
            <text:p>No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.99">
            <text:p>$3.99</text:p>
          </table:table-cell>
          <table:table-cell office:value-type="string" office:string-value="$2.39">
            <text:p>$2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5-3471">
            <text:p>105-3471</text:p>
          </table:table-cell>
          <table:table-cell office:value-type="string" office:string-value="FRONT WHEEL AND TIRE ASM">
            <text:p>FRONT WHEEL AND TIRE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3.99">
            <text:p>$73.99</text:p>
          </table:table-cell>
          <table:table-cell office:value-type="string" office:string-value="$55.49">
            <text:p>$55.49</text:p>
          </table:table-cell>
          <table:table-cell office:value-type="string" office:string-value="$49.94">
            <text:p>$49.94</text:p>
          </table:table-cell>
          <table:table-cell office:value-type="string" office:string-value="$47.17">
            <text:p>$47.17</text:p>
          </table:table-cell>
          <table:table-cell office:value-type="string" office:string-value="$44.39">
            <text:p>$44.39</text:p>
          </table:table-cell>
          <table:table-cell office:value-type="string" office:string-value="$41.62">
            <text:p>$41.62</text:p>
          </table:table-cell>
          <table:table-cell office:value-type="string" office:string-value="$38.84">
            <text:p>$38.84</text:p>
          </table:table-cell>
          <table:table-cell office:value-type="string" office:string-value="$36.07">
            <text:p>$36.07</text:p>
          </table:table-cell>
        </table:table-row>
        <table:table-row>
          <table:table-cell office:value-type="string" office:string-value="105-5668">
            <text:p>105-5668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105-6184">
            <text:p>105-6184</text:p>
          </table:table-cell>
          <table:table-cell office:value-type="string" office:string-value="SEAL OVERHAUL KIT">
            <text:p>SEAL OVERHAUL KIT</text:p>
          </table:table-cell>
          <table:table-cell office:value-type="string" office:string-value="SEAL/SEAL KIT">
            <text:p>SEAL/SEAL KIT</text:p>
          </table:table-cell>
          <table:table-cell office:value-type="string" office:string-value="Yes">
            <text:p>Yes</text:p>
          </table:table-cell>
          <table:table-cell office:value-type="string" office:string-value="6HU">
            <text:p>6H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3.99">
            <text:p>$73.99</text:p>
          </table:table-cell>
          <table:table-cell office:value-type="string" office:string-value="$55.49">
            <text:p>$55.49</text:p>
          </table:table-cell>
          <table:table-cell office:value-type="string" office:string-value="$49.94">
            <text:p>$49.94</text:p>
          </table:table-cell>
          <table:table-cell office:value-type="string" office:string-value="$47.17">
            <text:p>$47.17</text:p>
          </table:table-cell>
          <table:table-cell office:value-type="string" office:string-value="$44.39">
            <text:p>$44.39</text:p>
          </table:table-cell>
          <table:table-cell office:value-type="string" office:string-value="$41.62">
            <text:p>$41.62</text:p>
          </table:table-cell>
          <table:table-cell office:value-type="string" office:string-value="$38.84">
            <text:p>$38.84</text:p>
          </table:table-cell>
          <table:table-cell office:value-type="string" office:string-value="$36.07">
            <text:p>$36.07</text:p>
          </table:table-cell>
        </table:table-row>
        <table:table-row>
          <table:table-cell office:value-type="string" office:string-value="105-6963">
            <text:p>105-696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8.99">
            <text:p>$88.99</text:p>
          </table:table-cell>
          <table:table-cell office:value-type="string" office:string-value="$66.74">
            <text:p>$66.74</text:p>
          </table:table-cell>
          <table:table-cell office:value-type="string" office:string-value="$60.07">
            <text:p>$60.07</text:p>
          </table:table-cell>
          <table:table-cell office:value-type="string" office:string-value="$56.73">
            <text:p>$56.73</text:p>
          </table:table-cell>
          <table:table-cell office:value-type="string" office:string-value="$53.39">
            <text:p>$53.39</text:p>
          </table:table-cell>
          <table:table-cell office:value-type="string" office:string-value="$50.06">
            <text:p>$50.06</text:p>
          </table:table-cell>
          <table:table-cell office:value-type="string" office:string-value="$46.72">
            <text:p>$46.72</text:p>
          </table:table-cell>
          <table:table-cell office:value-type="string" office:string-value="$43.38">
            <text:p>$43.38</text:p>
          </table:table-cell>
        </table:table-row>
        <table:table-row>
          <table:table-cell office:value-type="string" office:string-value="105-6992">
            <text:p>105-6992</text:p>
          </table:table-cell>
          <table:table-cell office:value-type="string" office:string-value="SPRING-EXTENSION">
            <text:p>SPRING-EXTENSION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3BI">
            <text:p>3B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8.74">
            <text:p>$18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5-7711-03">
            <text:p>105-7711-03</text:p>
          </table:table-cell>
          <table:table-cell office:value-type="string" office:string-value="BLADE-MID FLOW, 24.5IN">
            <text:p>BLADE-MID FLOW, 24.5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7.99">
            <text:p>$37.99</text:p>
          </table:table-cell>
          <table:table-cell office:value-type="string" office:string-value="$22.79">
            <text:p>$22.79</text:p>
          </table:table-cell>
          <table:table-cell office:value-type="string" office:string-value="$20.51">
            <text:p>$20.51</text:p>
          </table:table-cell>
          <table:table-cell office:value-type="string" office:string-value="$19.37">
            <text:p>$19.37</text:p>
          </table:table-cell>
          <table:table-cell office:value-type="string" office:string-value="$18.23">
            <text:p>$18.23</text:p>
          </table:table-cell>
          <table:table-cell office:value-type="string" office:string-value="$17.09">
            <text:p>$17.09</text:p>
          </table:table-cell>
          <table:table-cell office:value-type="string" office:string-value="$15.95">
            <text:p>$15.95</text:p>
          </table:table-cell>
          <table:table-cell office:value-type="string" office:string-value="$14.81">
            <text:p>$14.81</text:p>
          </table:table-cell>
        </table:table-row>
        <table:table-row>
          <table:table-cell office:value-type="string" office:string-value="105-7712-03">
            <text:p>105-7712-03</text:p>
          </table:table-cell>
          <table:table-cell office:value-type="string" office:string-value="BLADE-LO FLOW, 24.5IN">
            <text:p>BLADE-LO FLOW, 24.5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7.99">
            <text:p>$37.99</text:p>
          </table:table-cell>
          <table:table-cell office:value-type="string" office:string-value="$22.79">
            <text:p>$22.79</text:p>
          </table:table-cell>
          <table:table-cell office:value-type="string" office:string-value="$20.51">
            <text:p>$20.51</text:p>
          </table:table-cell>
          <table:table-cell office:value-type="string" office:string-value="$19.37">
            <text:p>$19.37</text:p>
          </table:table-cell>
          <table:table-cell office:value-type="string" office:string-value="$18.23">
            <text:p>$18.23</text:p>
          </table:table-cell>
          <table:table-cell office:value-type="string" office:string-value="$17.09">
            <text:p>$17.09</text:p>
          </table:table-cell>
          <table:table-cell office:value-type="string" office:string-value="$15.95">
            <text:p>$15.95</text:p>
          </table:table-cell>
          <table:table-cell office:value-type="string" office:string-value="$14.81">
            <text:p>$14.81</text:p>
          </table:table-cell>
        </table:table-row>
        <table:table-row>
          <table:table-cell office:value-type="string" office:string-value="105-7715-03">
            <text:p>105-7715-03</text:p>
          </table:table-cell>
          <table:table-cell office:value-type="string" office:string-value="BLADE-MID FLOW, 20.5 INCH">
            <text:p>BLADE-MID FLOW, 20.5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05-7716-03">
            <text:p>105-7716-03</text:p>
          </table:table-cell>
          <table:table-cell office:value-type="string" office:string-value="BLADE-LO FLOW, 20.5 INCH">
            <text:p>BLADE-LO FLOW, 20.5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3.99">
            <text:p>$33.99</text:p>
          </table:table-cell>
          <table:table-cell office:value-type="string" office:string-value="$20.39">
            <text:p>$20.39</text:p>
          </table:table-cell>
          <table:table-cell office:value-type="string" office:string-value="$18.35">
            <text:p>$18.35</text:p>
          </table:table-cell>
          <table:table-cell office:value-type="string" office:string-value="$17.33">
            <text:p>$17.33</text:p>
          </table:table-cell>
          <table:table-cell office:value-type="string" office:string-value="$16.31">
            <text:p>$16.31</text:p>
          </table:table-cell>
          <table:table-cell office:value-type="string" office:string-value="$15.29">
            <text:p>$15.29</text:p>
          </table:table-cell>
          <table:table-cell office:value-type="string" office:string-value="$14.27">
            <text:p>$14.27</text:p>
          </table:table-cell>
          <table:table-cell office:value-type="string" office:string-value="$13.25">
            <text:p>$13.25</text:p>
          </table:table-cell>
        </table:table-row>
        <table:table-row>
          <table:table-cell office:value-type="string" office:string-value="105-7718-03">
            <text:p>105-7718-03</text:p>
          </table:table-cell>
          <table:table-cell office:value-type="string" office:string-value="BLADE-HI FLOW">
            <text:p>BLADE-HI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05-7719-03">
            <text:p>105-7719-03</text:p>
          </table:table-cell>
          <table:table-cell office:value-type="string" office:string-value="BLADE-ATOMIC, 24.5IN">
            <text:p>BLADE-ATOMIC, 24.5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8.99">
            <text:p>$48.99</text:p>
          </table:table-cell>
          <table:table-cell office:value-type="string" office:string-value="$29.39">
            <text:p>$29.39</text:p>
          </table:table-cell>
          <table:table-cell office:value-type="string" office:string-value="$26.45">
            <text:p>$26.45</text:p>
          </table:table-cell>
          <table:table-cell office:value-type="string" office:string-value="$24.98">
            <text:p>$24.98</text:p>
          </table:table-cell>
          <table:table-cell office:value-type="string" office:string-value="$23.51">
            <text:p>$23.51</text:p>
          </table:table-cell>
          <table:table-cell office:value-type="string" office:string-value="$22.04">
            <text:p>$22.04</text:p>
          </table:table-cell>
          <table:table-cell office:value-type="string" office:string-value="$20.57">
            <text:p>$20.57</text:p>
          </table:table-cell>
          <table:table-cell office:value-type="string" office:string-value="$19.10">
            <text:p>$19.10</text:p>
          </table:table-cell>
        </table:table-row>
        <table:table-row>
          <table:table-cell office:value-type="string" office:string-value="105-7734">
            <text:p>105-7734</text:p>
          </table:table-cell>
          <table:table-cell office:value-type="string" office:string-value="PULLEY">
            <text:p>PULLEY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27.59">
            <text:p>$27.59</text:p>
          </table:table-cell>
          <table:table-cell office:value-type="string" office:string-value="$24.83">
            <text:p>$24.83</text:p>
          </table:table-cell>
          <table:table-cell office:value-type="string" office:string-value="$23.45">
            <text:p>$23.45</text:p>
          </table:table-cell>
          <table:table-cell office:value-type="string" office:string-value="$22.07">
            <text:p>$22.07</text:p>
          </table:table-cell>
          <table:table-cell office:value-type="string" office:string-value="$20.69">
            <text:p>$20.69</text:p>
          </table:table-cell>
          <table:table-cell office:value-type="string" office:string-value="$19.31">
            <text:p>$19.31</text:p>
          </table:table-cell>
          <table:table-cell office:value-type="string" office:string-value="$17.93">
            <text:p>$17.93</text:p>
          </table:table-cell>
        </table:table-row>
        <table:table-row>
          <table:table-cell office:value-type="string" office:string-value="105-7777-03">
            <text:p>105-7777-03</text:p>
          </table:table-cell>
          <table:table-cell office:value-type="string" office:string-value="BLADE-RECYCLER, 20.5 INCH">
            <text:p>BLADE-RECYCLER, 20.5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3.99">
            <text:p>$33.99</text:p>
          </table:table-cell>
          <table:table-cell office:value-type="string" office:string-value="$20.39">
            <text:p>$20.39</text:p>
          </table:table-cell>
          <table:table-cell office:value-type="string" office:string-value="$18.35">
            <text:p>$18.35</text:p>
          </table:table-cell>
          <table:table-cell office:value-type="string" office:string-value="$17.33">
            <text:p>$17.33</text:p>
          </table:table-cell>
          <table:table-cell office:value-type="string" office:string-value="$16.31">
            <text:p>$16.31</text:p>
          </table:table-cell>
          <table:table-cell office:value-type="string" office:string-value="$15.29">
            <text:p>$15.29</text:p>
          </table:table-cell>
          <table:table-cell office:value-type="string" office:string-value="$14.27">
            <text:p>$14.27</text:p>
          </table:table-cell>
          <table:table-cell office:value-type="string" office:string-value="$13.25">
            <text:p>$13.25</text:p>
          </table:table-cell>
        </table:table-row>
        <table:table-row>
          <table:table-cell office:value-type="string" office:string-value="105-7778-03">
            <text:p>105-7778-03</text:p>
          </table:table-cell>
          <table:table-cell office:value-type="string" office:string-value="BLADE-RECYCLER, 24.5IN">
            <text:p>BLADE-RECYCLER, 24.5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3.39">
            <text:p>$23.39</text:p>
          </table:table-cell>
          <table:table-cell office:value-type="string" office:string-value="$21.05">
            <text:p>$21.05</text:p>
          </table:table-cell>
          <table:table-cell office:value-type="string" office:string-value="$19.88">
            <text:p>$19.88</text:p>
          </table:table-cell>
          <table:table-cell office:value-type="string" office:string-value="$18.71">
            <text:p>$18.71</text:p>
          </table:table-cell>
          <table:table-cell office:value-type="string" office:string-value="$17.54">
            <text:p>$17.54</text:p>
          </table:table-cell>
          <table:table-cell office:value-type="string" office:string-value="$16.37">
            <text:p>$16.37</text:p>
          </table:table-cell>
          <table:table-cell office:value-type="string" office:string-value="$15.20">
            <text:p>$15.20</text:p>
          </table:table-cell>
        </table:table-row>
        <table:table-row>
          <table:table-cell office:value-type="string" office:string-value="105-7779-03">
            <text:p>105-7779-03</text:p>
          </table:table-cell>
          <table:table-cell office:value-type="string" office:string-value="BLADE-RECYCLER">
            <text:p>BLADE-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05-7781-03">
            <text:p>105-7781-03</text:p>
          </table:table-cell>
          <table:table-cell office:value-type="string" office:string-value="BLADE-18 INCH, HI FLOW">
            <text:p>BLADE-18 INCH, HI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05-7784-03">
            <text:p>105-7784-03</text:p>
          </table:table-cell>
          <table:table-cell office:value-type="string" office:string-value="BLADE-HI FLOW, 24.5 INCH">
            <text:p>BLADE-HI FLOW, 24.5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3.39">
            <text:p>$23.39</text:p>
          </table:table-cell>
          <table:table-cell office:value-type="string" office:string-value="$21.05">
            <text:p>$21.05</text:p>
          </table:table-cell>
          <table:table-cell office:value-type="string" office:string-value="$19.88">
            <text:p>$19.88</text:p>
          </table:table-cell>
          <table:table-cell office:value-type="string" office:string-value="$18.71">
            <text:p>$18.71</text:p>
          </table:table-cell>
          <table:table-cell office:value-type="string" office:string-value="$17.54">
            <text:p>$17.54</text:p>
          </table:table-cell>
          <table:table-cell office:value-type="string" office:string-value="$16.37">
            <text:p>$16.37</text:p>
          </table:table-cell>
          <table:table-cell office:value-type="string" office:string-value="$15.20">
            <text:p>$15.20</text:p>
          </table:table-cell>
        </table:table-row>
        <table:table-row>
          <table:table-cell office:value-type="string" office:string-value="105-7790">
            <text:p>105-7790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9.99">
            <text:p>$179.99</text:p>
          </table:table-cell>
          <table:table-cell office:value-type="string" office:string-value="$107.99">
            <text:p>$107.99</text:p>
          </table:table-cell>
          <table:table-cell office:value-type="string" office:string-value="$97.19">
            <text:p>$97.19</text:p>
          </table:table-cell>
          <table:table-cell office:value-type="string" office:string-value="$91.79">
            <text:p>$91.79</text:p>
          </table:table-cell>
          <table:table-cell office:value-type="string" office:string-value="$86.39">
            <text:p>$86.39</text:p>
          </table:table-cell>
          <table:table-cell office:value-type="string" office:string-value="$80.99">
            <text:p>$80.99</text:p>
          </table:table-cell>
          <table:table-cell office:value-type="string" office:string-value="$75.59">
            <text:p>$75.59</text:p>
          </table:table-cell>
          <table:table-cell office:value-type="string" office:string-value="$70.19">
            <text:p>$70.19</text:p>
          </table:table-cell>
        </table:table-row>
        <table:table-row>
          <table:table-cell office:value-type="string" office:string-value="105-7794-03">
            <text:p>105-7794-03</text:p>
          </table:table-cell>
          <table:table-cell office:value-type="string" office:string-value="BLADE-MED FLOW">
            <text:p>BLADE-MED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05-7795-03">
            <text:p>105-7795-03</text:p>
          </table:table-cell>
          <table:table-cell office:value-type="string" office:string-value="BLADE-LOW FLOW">
            <text:p>BLADE-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05-7796-03">
            <text:p>105-7796-03</text:p>
          </table:table-cell>
          <table:table-cell office:value-type="string" office:string-value="BLADE-ATOMIC">
            <text:p>BLADE-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05-8777-03">
            <text:p>105-8777-03</text:p>
          </table:table-cell>
          <table:table-cell office:value-type="string" office:string-value="BLADE-ATOMIC, 20.5 INCH">
            <text:p>BLADE-ATOMIC, 20.5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25.19">
            <text:p>$25.19</text:p>
          </table:table-cell>
          <table:table-cell office:value-type="string" office:string-value="$22.67">
            <text:p>$22.67</text:p>
          </table:table-cell>
          <table:table-cell office:value-type="string" office:string-value="$21.41">
            <text:p>$21.41</text:p>
          </table:table-cell>
          <table:table-cell office:value-type="string" office:string-value="$20.15">
            <text:p>$20.15</text:p>
          </table:table-cell>
          <table:table-cell office:value-type="string" office:string-value="$18.89">
            <text:p>$18.89</text:p>
          </table:table-cell>
          <table:table-cell office:value-type="string" office:string-value="$17.63">
            <text:p>$17.63</text:p>
          </table:table-cell>
          <table:table-cell office:value-type="string" office:string-value="$16.37">
            <text:p>$16.37</text:p>
          </table:table-cell>
        </table:table-row>
        <table:table-row>
          <table:table-cell office:value-type="string" office:string-value="105-8783">
            <text:p>105-8783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9.99">
            <text:p>$169.99</text:p>
          </table:table-cell>
          <table:table-cell office:value-type="string" office:string-value="$101.99">
            <text:p>$101.99</text:p>
          </table:table-cell>
          <table:table-cell office:value-type="string" office:string-value="$91.79">
            <text:p>$91.79</text:p>
          </table:table-cell>
          <table:table-cell office:value-type="string" office:string-value="$86.69">
            <text:p>$86.69</text:p>
          </table:table-cell>
          <table:table-cell office:value-type="string" office:string-value="$81.59">
            <text:p>$81.59</text:p>
          </table:table-cell>
          <table:table-cell office:value-type="string" office:string-value="$76.49">
            <text:p>$76.49</text:p>
          </table:table-cell>
          <table:table-cell office:value-type="string" office:string-value="$71.39">
            <text:p>$71.39</text:p>
          </table:table-cell>
          <table:table-cell office:value-type="string" office:string-value="$66.29">
            <text:p>$66.29</text:p>
          </table:table-cell>
        </table:table-row>
        <table:table-row>
          <table:table-cell office:value-type="string" office:string-value="105-8952">
            <text:p>105-8952</text:p>
          </table:table-cell>
          <table:table-cell office:value-type="string" office:string-value="TANK-GAS">
            <text:p>TANK-GAS</text:p>
          </table:table-cell>
          <table:table-cell office:value-type="string" office:string-value="FUEL TANKS">
            <text:p>FUEL TANKS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75.99">
            <text:p>$75.99</text:p>
          </table:table-cell>
          <table:table-cell office:value-type="string" office:string-value="$56.99">
            <text:p>$56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5-8953">
            <text:p>105-8953</text:p>
          </table:table-cell>
          <table:table-cell office:value-type="string" office:string-value="TANK-GAS">
            <text:p>TANK-GAS</text:p>
          </table:table-cell>
          <table:table-cell office:value-type="string" office:string-value="FUEL TANKS">
            <text:p>FUEL TANKS</text:p>
          </table:table-cell>
          <table:table-cell office:value-type="string" office:string-value="No">
            <text:p>No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53.99">
            <text:p>$53.99</text:p>
          </table:table-cell>
          <table:table-cell office:value-type="string" office:string-value="$40.49">
            <text:p>$40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5-9989">
            <text:p>105-9989</text:p>
          </table:table-cell>
          <table:table-cell office:value-type="string" office:string-value="CABLE-RELEASE, CHUTE">
            <text:p>CABLE-RELEASE, CHUTE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8.74">
            <text:p>$18.74</text:p>
          </table:table-cell>
          <table:table-cell office:value-type="string" office:string-value="$16.87">
            <text:p>$16.87</text:p>
          </table:table-cell>
          <table:table-cell office:value-type="string" office:string-value="$15.93">
            <text:p>$15.93</text:p>
          </table:table-cell>
          <table:table-cell office:value-type="string" office:string-value="$14.99">
            <text:p>$14.99</text:p>
          </table:table-cell>
          <table:table-cell office:value-type="string" office:string-value="$14.06">
            <text:p>$14.06</text:p>
          </table:table-cell>
          <table:table-cell office:value-type="string" office:string-value="$13.12">
            <text:p>$13.12</text:p>
          </table:table-cell>
          <table:table-cell office:value-type="string" office:string-value="$12.18">
            <text:p>$12.18</text:p>
          </table:table-cell>
        </table:table-row>
        <table:table-row>
          <table:table-cell office:value-type="string" office:string-value="105-9990">
            <text:p>105-9990</text:p>
          </table:table-cell>
          <table:table-cell office:value-type="string" office:string-value="CABLE-CONTROL, DEFLECTOR">
            <text:p>CABLE-CONTROL, DEFLECTOR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25.19">
            <text:p>$25.19</text:p>
          </table:table-cell>
          <table:table-cell office:value-type="string" office:string-value="$22.67">
            <text:p>$22.67</text:p>
          </table:table-cell>
          <table:table-cell office:value-type="string" office:string-value="$21.41">
            <text:p>$21.41</text:p>
          </table:table-cell>
          <table:table-cell office:value-type="string" office:string-value="$20.15">
            <text:p>$20.15</text:p>
          </table:table-cell>
          <table:table-cell office:value-type="string" office:string-value="$18.89">
            <text:p>$18.89</text:p>
          </table:table-cell>
          <table:table-cell office:value-type="string" office:string-value="$17.63">
            <text:p>$17.63</text:p>
          </table:table-cell>
          <table:table-cell office:value-type="string" office:string-value="$16.37">
            <text:p>$16.37</text:p>
          </table:table-cell>
        </table:table-row>
        <table:table-row>
          <table:table-cell office:value-type="string" office:string-value="106-0888">
            <text:p>106-0888</text:p>
          </table:table-cell>
          <table:table-cell office:value-type="string" office:string-value="THROTTLE CABLE ASM">
            <text:p>THROTTLE CABLE ASM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4DL">
            <text:p>4D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.99">
            <text:p>$17.99</text:p>
          </table:table-cell>
          <table:table-cell office:value-type="string" office:string-value="$10.79">
            <text:p>$10.79</text:p>
          </table:table-cell>
          <table:table-cell office:value-type="string" office:string-value="$9.71">
            <text:p>$9.71</text:p>
          </table:table-cell>
          <table:table-cell office:value-type="string" office:string-value="$9.17">
            <text:p>$9.17</text:p>
          </table:table-cell>
          <table:table-cell office:value-type="string" office:string-value="$8.63">
            <text:p>$8.63</text:p>
          </table:table-cell>
          <table:table-cell office:value-type="string" office:string-value="$8.09">
            <text:p>$8.09</text:p>
          </table:table-cell>
          <table:table-cell office:value-type="string" office:string-value="$7.55">
            <text:p>$7.55</text:p>
          </table:table-cell>
          <table:table-cell office:value-type="string" office:string-value="$7.01">
            <text:p>$7.01</text:p>
          </table:table-cell>
        </table:table-row>
        <table:table-row>
          <table:table-cell office:value-type="string" office:string-value="106125">
            <text:p>106125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106-2173">
            <text:p>106-217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6.99">
            <text:p>$76.99</text:p>
          </table:table-cell>
          <table:table-cell office:value-type="string" office:string-value="$57.74">
            <text:p>$57.74</text:p>
          </table:table-cell>
          <table:table-cell office:value-type="string" office:string-value="$51.97">
            <text:p>$51.97</text:p>
          </table:table-cell>
          <table:table-cell office:value-type="string" office:string-value="$49.08">
            <text:p>$49.08</text:p>
          </table:table-cell>
          <table:table-cell office:value-type="string" office:string-value="$46.19">
            <text:p>$46.19</text:p>
          </table:table-cell>
          <table:table-cell office:value-type="string" office:string-value="$43.31">
            <text:p>$43.31</text:p>
          </table:table-cell>
          <table:table-cell office:value-type="string" office:string-value="$40.42">
            <text:p>$40.42</text:p>
          </table:table-cell>
          <table:table-cell office:value-type="string" office:string-value="$37.53">
            <text:p>$37.53</text:p>
          </table:table-cell>
        </table:table-row>
        <table:table-row>
          <table:table-cell office:value-type="string" office:string-value="106-2174">
            <text:p>106-2174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06-2176">
            <text:p>106-2176</text:p>
          </table:table-cell>
          <table:table-cell office:value-type="string" office:string-value="PULLEY-IDLER">
            <text:p>PULLEY-IDLER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4DJ">
            <text:p>4D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06-2216">
            <text:p>106-2216</text:p>
          </table:table-cell>
          <table:table-cell office:value-type="string" office:string-value="SWITCH">
            <text:p>SWITCH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.99">
            <text:p>$15.99</text:p>
          </table:table-cell>
          <table:table-cell office:value-type="string" office:string-value="$11.99">
            <text:p>$11.99</text:p>
          </table:table-cell>
          <table:table-cell office:value-type="string" office:string-value="$10.79">
            <text:p>$10.79</text:p>
          </table:table-cell>
          <table:table-cell office:value-type="string" office:string-value="$10.19">
            <text:p>$10.19</text:p>
          </table:table-cell>
          <table:table-cell office:value-type="string" office:string-value="$9.59">
            <text:p>$9.59</text:p>
          </table:table-cell>
          <table:table-cell office:value-type="string" office:string-value="$8.99">
            <text:p>$8.99</text:p>
          </table:table-cell>
          <table:table-cell office:value-type="string" office:string-value="$8.39">
            <text:p>$8.39</text:p>
          </table:table-cell>
          <table:table-cell office:value-type="string" office:string-value="$7.79">
            <text:p>$7.79</text:p>
          </table:table-cell>
        </table:table-row>
        <table:table-row>
          <table:table-cell office:value-type="string" office:string-value="106-2247-03">
            <text:p>106-2247-03</text:p>
          </table:table-cell>
          <table:table-cell office:value-type="string" office:string-value="BLADE">
            <text:p>BLADE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4DJ">
            <text:p>4DJ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06-2740">
            <text:p>106-274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6.99">
            <text:p>$56.99</text:p>
          </table:table-cell>
          <table:table-cell office:value-type="string" office:string-value="$34.19">
            <text:p>$34.19</text:p>
          </table:table-cell>
          <table:table-cell office:value-type="string" office:string-value="$30.77">
            <text:p>$30.77</text:p>
          </table:table-cell>
          <table:table-cell office:value-type="string" office:string-value="$29.06">
            <text:p>$29.06</text:p>
          </table:table-cell>
          <table:table-cell office:value-type="string" office:string-value="$27.35">
            <text:p>$27.35</text:p>
          </table:table-cell>
          <table:table-cell office:value-type="string" office:string-value="$25.64">
            <text:p>$25.64</text:p>
          </table:table-cell>
          <table:table-cell office:value-type="string" office:string-value="$23.93">
            <text:p>$23.93</text:p>
          </table:table-cell>
          <table:table-cell office:value-type="string" office:string-value="$22.22">
            <text:p>$22.22</text:p>
          </table:table-cell>
        </table:table-row>
        <table:table-row>
          <table:table-cell office:value-type="string" office:string-value="106-3038">
            <text:p>106-3038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7.99">
            <text:p>$67.99</text:p>
          </table:table-cell>
          <table:table-cell office:value-type="string" office:string-value="$50.99">
            <text:p>$50.99</text:p>
          </table:table-cell>
          <table:table-cell office:value-type="string" office:string-value="$45.89">
            <text:p>$45.89</text:p>
          </table:table-cell>
          <table:table-cell office:value-type="string" office:string-value="$43.34">
            <text:p>$43.34</text:p>
          </table:table-cell>
          <table:table-cell office:value-type="string" office:string-value="$40.79">
            <text:p>$40.79</text:p>
          </table:table-cell>
          <table:table-cell office:value-type="string" office:string-value="$38.24">
            <text:p>$38.24</text:p>
          </table:table-cell>
          <table:table-cell office:value-type="string" office:string-value="$35.69">
            <text:p>$35.69</text:p>
          </table:table-cell>
          <table:table-cell office:value-type="string" office:string-value="$33.14">
            <text:p>$33.14</text:p>
          </table:table-cell>
        </table:table-row>
        <table:table-row>
          <table:table-cell office:value-type="string" office:string-value="106-3204">
            <text:p>106-3204</text:p>
          </table:table-cell>
          <table:table-cell office:value-type="string" office:string-value="SHIELD-BEARING">
            <text:p>SHIELD-BEARING</text:p>
          </table:table-cell>
          <table:table-cell office:value-type="string" office:string-value="SHIELD/GUARD">
            <text:p>SHIELD/GUARD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.99">
            <text:p>$6.99</text:p>
          </table:table-cell>
          <table:table-cell office:value-type="string" office:string-value="$4.19">
            <text:p>$4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6-3211">
            <text:p>106-3211</text:p>
          </table:table-cell>
          <table:table-cell office:value-type="string" office:string-value="HOUSING-SPINDLE">
            <text:p>HOUSING-SPINDLE</text:p>
          </table:table-cell>
          <table:table-cell office:value-type="string" office:string-value="HSG (METAL)">
            <text:p>HSG (METAL)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5.99">
            <text:p>$215.99</text:p>
          </table:table-cell>
          <table:table-cell office:value-type="string" office:string-value="$161.99">
            <text:p>$161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6-3218">
            <text:p>106-3218</text:p>
          </table:table-cell>
          <table:table-cell office:value-type="string" office:string-value="SPACER-SEAL">
            <text:p>SPACER-SEAL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6-3277">
            <text:p>106-3277</text:p>
          </table:table-cell>
          <table:table-cell office:value-type="string" office:string-value="HUB-PULLEY">
            <text:p>HUB-PULLEY</text:p>
          </table:table-cell>
          <table:table-cell office:value-type="string" office:string-value="HUB">
            <text:p>HUB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7.99">
            <text:p>$17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6-3955">
            <text:p>106-3955</text:p>
          </table:table-cell>
          <table:table-cell office:value-type="string" office:string-value="TRANSMISSION ASM">
            <text:p>TRANSMISSION ASM</text:p>
          </table:table-cell>
          <table:table-cell office:value-type="string" office:string-value="TRANSMISSION">
            <text:p>TRANSMISSION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4.99">
            <text:p>$104.99</text:p>
          </table:table-cell>
          <table:table-cell office:value-type="string" office:string-value="$78.74">
            <text:p>$78.74</text:p>
          </table:table-cell>
          <table:table-cell office:value-type="string" office:string-value="$70.87">
            <text:p>$70.87</text:p>
          </table:table-cell>
          <table:table-cell office:value-type="string" office:string-value="$66.93">
            <text:p>$66.93</text:p>
          </table:table-cell>
          <table:table-cell office:value-type="string" office:string-value="$62.99">
            <text:p>$62.99</text:p>
          </table:table-cell>
          <table:table-cell office:value-type="string" office:string-value="$59.06">
            <text:p>$59.06</text:p>
          </table:table-cell>
          <table:table-cell office:value-type="string" office:string-value="$55.12">
            <text:p>$55.12</text:p>
          </table:table-cell>
          <table:table-cell office:value-type="string" office:string-value="$51.18">
            <text:p>$51.18</text:p>
          </table:table-cell>
        </table:table-row>
        <table:table-row>
          <table:table-cell office:value-type="string" office:string-value="106-3956">
            <text:p>106-3956</text:p>
          </table:table-cell>
          <table:table-cell office:value-type="string" office:string-value="TRANSMISSION ASM">
            <text:p>TRANSMISSION ASM</text:p>
          </table:table-cell>
          <table:table-cell office:value-type="string" office:string-value="TRANSMISSION">
            <text:p>TRANSMISSION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2.99">
            <text:p>$102.99</text:p>
          </table:table-cell>
          <table:table-cell office:value-type="string" office:string-value="$77.24">
            <text:p>$77.24</text:p>
          </table:table-cell>
          <table:table-cell office:value-type="string" office:string-value="$69.52">
            <text:p>$69.52</text:p>
          </table:table-cell>
          <table:table-cell office:value-type="string" office:string-value="$65.65">
            <text:p>$65.65</text:p>
          </table:table-cell>
          <table:table-cell office:value-type="string" office:string-value="$61.79">
            <text:p>$61.79</text:p>
          </table:table-cell>
          <table:table-cell office:value-type="string" office:string-value="$57.93">
            <text:p>$57.93</text:p>
          </table:table-cell>
          <table:table-cell office:value-type="string" office:string-value="$54.07">
            <text:p>$54.07</text:p>
          </table:table-cell>
          <table:table-cell office:value-type="string" office:string-value="$50.21">
            <text:p>$50.21</text:p>
          </table:table-cell>
        </table:table-row>
        <table:table-row>
          <table:table-cell office:value-type="string" office:string-value="106-3987">
            <text:p>106-3987</text:p>
          </table:table-cell>
          <table:table-cell office:value-type="string" office:string-value="BLADE DRIVER ASM">
            <text:p>BLADE DRIVER ASM</text:p>
          </table:table-cell>
          <table:table-cell office:value-type="string" office:string-value="BLADE-RETAINER">
            <text:p>BLADE-RETAINER</text:p>
          </table:table-cell>
          <table:table-cell office:value-type="string" office:string-value="No">
            <text:p>No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6-3995">
            <text:p>106-3995</text:p>
          </table:table-cell>
          <table:table-cell office:value-type="string" office:string-value="BATTERY-12 VOLT,WET">
            <text:p>BATTERY-12 VOLT,WET</text:p>
          </table:table-cell>
          <table:table-cell office:value-type="string" office:string-value="BATTERY">
            <text:p>BATTERY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4.99">
            <text:p>$74.99</text:p>
          </table:table-cell>
          <table:table-cell office:value-type="string" office:string-value="$56.24">
            <text:p>$56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6-4498">
            <text:p>106-4498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06-4588-01">
            <text:p>106-4588-01</text:p>
          </table:table-cell>
          <table:table-cell office:value-type="string" office:string-value="SKID">
            <text:p>SKID</text:p>
          </table:table-cell>
          <table:table-cell office:value-type="string" office:string-value="SKID">
            <text:p>SKID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1.99">
            <text:p>$11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6-5750">
            <text:p>106-5750</text:p>
          </table:table-cell>
          <table:table-cell office:value-type="string" office:string-value="CABLE-BRAKE">
            <text:p>CABLE-BRAKE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106635">
            <text:p>106635</text:p>
          </table:table-cell>
          <table:table-cell office:value-type="string" office:string-value="BLADE KIT (3 PACK)">
            <text:p>BLADE KIT (3 PACK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0.99">
            <text:p>$90.99</text:p>
          </table:table-cell>
          <table:table-cell office:value-type="string" office:string-value="$54.59">
            <text:p>$54.59</text:p>
          </table:table-cell>
          <table:table-cell office:value-type="string" office:string-value="$49.13">
            <text:p>$49.13</text:p>
          </table:table-cell>
          <table:table-cell office:value-type="string" office:string-value="$46.40">
            <text:p>$46.40</text:p>
          </table:table-cell>
          <table:table-cell office:value-type="string" office:string-value="$43.67">
            <text:p>$43.67</text:p>
          </table:table-cell>
          <table:table-cell office:value-type="string" office:string-value="$40.94">
            <text:p>$40.94</text:p>
          </table:table-cell>
          <table:table-cell office:value-type="string" office:string-value="$38.21">
            <text:p>$38.21</text:p>
          </table:table-cell>
          <table:table-cell office:value-type="string" office:string-value="$35.48">
            <text:p>$35.48</text:p>
          </table:table-cell>
        </table:table-row>
        <table:table-row>
          <table:table-cell office:value-type="string" office:string-value="106636">
            <text:p>106636</text:p>
          </table:table-cell>
          <table:table-cell office:value-type="string" office:string-value="BLADE KIT (3 PACK)">
            <text:p>BLADE KIT (3 PACK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8.99">
            <text:p>$88.99</text:p>
          </table:table-cell>
          <table:table-cell office:value-type="string" office:string-value="$53.39">
            <text:p>$53.39</text:p>
          </table:table-cell>
          <table:table-cell office:value-type="string" office:string-value="$48.05">
            <text:p>$48.05</text:p>
          </table:table-cell>
          <table:table-cell office:value-type="string" office:string-value="$45.38">
            <text:p>$45.38</text:p>
          </table:table-cell>
          <table:table-cell office:value-type="string" office:string-value="$42.71">
            <text:p>$42.71</text:p>
          </table:table-cell>
          <table:table-cell office:value-type="string" office:string-value="$40.04">
            <text:p>$40.04</text:p>
          </table:table-cell>
          <table:table-cell office:value-type="string" office:string-value="$37.37">
            <text:p>$37.37</text:p>
          </table:table-cell>
          <table:table-cell office:value-type="string" office:string-value="$34.70">
            <text:p>$34.70</text:p>
          </table:table-cell>
        </table:table-row>
        <table:table-row>
          <table:table-cell office:value-type="string" office:string-value="106637">
            <text:p>106637</text:p>
          </table:table-cell>
          <table:table-cell office:value-type="string" office:string-value="BLADE KIT (3 PACK)">
            <text:p>BLADE KIT (3 PACK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3.99">
            <text:p>$93.99</text:p>
          </table:table-cell>
          <table:table-cell office:value-type="string" office:string-value="$56.39">
            <text:p>$56.39</text:p>
          </table:table-cell>
          <table:table-cell office:value-type="string" office:string-value="$50.75">
            <text:p>$50.75</text:p>
          </table:table-cell>
          <table:table-cell office:value-type="string" office:string-value="$47.93">
            <text:p>$47.93</text:p>
          </table:table-cell>
          <table:table-cell office:value-type="string" office:string-value="$45.11">
            <text:p>$45.11</text:p>
          </table:table-cell>
          <table:table-cell office:value-type="string" office:string-value="$42.29">
            <text:p>$42.29</text:p>
          </table:table-cell>
          <table:table-cell office:value-type="string" office:string-value="$39.47">
            <text:p>$39.47</text:p>
          </table:table-cell>
          <table:table-cell office:value-type="string" office:string-value="$36.65">
            <text:p>$36.65</text:p>
          </table:table-cell>
        </table:table-row>
        <table:table-row>
          <table:table-cell office:value-type="string" office:string-value="106-6998">
            <text:p>106-6998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3.99">
            <text:p>$83.99</text:p>
          </table:table-cell>
          <table:table-cell office:value-type="string" office:string-value="$62.99">
            <text:p>$62.99</text:p>
          </table:table-cell>
          <table:table-cell office:value-type="string" office:string-value="$56.69">
            <text:p>$56.69</text:p>
          </table:table-cell>
          <table:table-cell office:value-type="string" office:string-value="$53.54">
            <text:p>$53.54</text:p>
          </table:table-cell>
          <table:table-cell office:value-type="string" office:string-value="$50.39">
            <text:p>$50.39</text:p>
          </table:table-cell>
          <table:table-cell office:value-type="string" office:string-value="$47.24">
            <text:p>$47.24</text:p>
          </table:table-cell>
          <table:table-cell office:value-type="string" office:string-value="$44.09">
            <text:p>$44.09</text:p>
          </table:table-cell>
          <table:table-cell office:value-type="string" office:string-value="$40.94">
            <text:p>$40.94</text:p>
          </table:table-cell>
        </table:table-row>
        <table:table-row>
          <table:table-cell office:value-type="string" office:string-value="106-7281">
            <text:p>106-7281</text:p>
          </table:table-cell>
          <table:table-cell office:value-type="string" office:string-value="LEVER-CHUTE CONTROL, RH">
            <text:p>LEVER-CHUTE CONTROL, RH</text:p>
          </table:table-cell>
          <table:table-cell office:value-type="string" office:string-value="LEVER">
            <text:p>LEVER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8.39">
            <text:p>$8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6-7282">
            <text:p>106-7282</text:p>
          </table:table-cell>
          <table:table-cell office:value-type="string" office:string-value="LEVER-CHUTE CONTROL, LH">
            <text:p>LEVER-CHUTE CONTROL, LH</text:p>
          </table:table-cell>
          <table:table-cell office:value-type="string" office:string-value="LEVER">
            <text:p>LEVER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8.39">
            <text:p>$8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6-7350">
            <text:p>106-7350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5.99">
            <text:p>$195.99</text:p>
          </table:table-cell>
          <table:table-cell office:value-type="string" office:string-value="$146.99">
            <text:p>$146.99</text:p>
          </table:table-cell>
          <table:table-cell office:value-type="string" office:string-value="$132.29">
            <text:p>$132.29</text:p>
          </table:table-cell>
          <table:table-cell office:value-type="string" office:string-value="$124.94">
            <text:p>$124.94</text:p>
          </table:table-cell>
          <table:table-cell office:value-type="string" office:string-value="$117.59">
            <text:p>$117.59</text:p>
          </table:table-cell>
          <table:table-cell office:value-type="string" office:string-value="$110.24">
            <text:p>$110.24</text:p>
          </table:table-cell>
          <table:table-cell office:value-type="string" office:string-value="$102.89">
            <text:p>$102.89</text:p>
          </table:table-cell>
          <table:table-cell office:value-type="string" office:string-value="$95.54">
            <text:p>$95.54</text:p>
          </table:table-cell>
        </table:table-row>
        <table:table-row>
          <table:table-cell office:value-type="string" office:string-value="106-7369">
            <text:p>106-7369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6.99">
            <text:p>$116.99</text:p>
          </table:table-cell>
          <table:table-cell office:value-type="string" office:string-value="$70.19">
            <text:p>$70.19</text:p>
          </table:table-cell>
          <table:table-cell office:value-type="string" office:string-value="$63.17">
            <text:p>$63.17</text:p>
          </table:table-cell>
          <table:table-cell office:value-type="string" office:string-value="$59.66">
            <text:p>$59.66</text:p>
          </table:table-cell>
          <table:table-cell office:value-type="string" office:string-value="$56.15">
            <text:p>$56.15</text:p>
          </table:table-cell>
          <table:table-cell office:value-type="string" office:string-value="$52.64">
            <text:p>$52.64</text:p>
          </table:table-cell>
          <table:table-cell office:value-type="string" office:string-value="$49.13">
            <text:p>$49.13</text:p>
          </table:table-cell>
          <table:table-cell office:value-type="string" office:string-value="$45.62">
            <text:p>$45.62</text:p>
          </table:table-cell>
        </table:table-row>
        <table:table-row>
          <table:table-cell office:value-type="string" office:string-value="106-8300">
            <text:p>106-8300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$14.84">
            <text:p>$14.84</text:p>
          </table:table-cell>
          <table:table-cell office:value-type="string" office:string-value="$14.02">
            <text:p>$14.02</text:p>
          </table:table-cell>
          <table:table-cell office:value-type="string" office:string-value="$13.19">
            <text:p>$13.19</text:p>
          </table:table-cell>
          <table:table-cell office:value-type="string" office:string-value="$12.37">
            <text:p>$12.37</text:p>
          </table:table-cell>
          <table:table-cell office:value-type="string" office:string-value="$11.54">
            <text:p>$11.54</text:p>
          </table:table-cell>
          <table:table-cell office:value-type="string" office:string-value="$10.72">
            <text:p>$10.72</text:p>
          </table:table-cell>
        </table:table-row>
        <table:table-row>
          <table:table-cell office:value-type="string" office:string-value="106-8397">
            <text:p>106-8397</text:p>
          </table:table-cell>
          <table:table-cell office:value-type="string" office:string-value="BATTERY">
            <text:p>BATTERY</text:p>
          </table:table-cell>
          <table:table-cell office:value-type="string" office:string-value="BATTERY">
            <text:p>BATTERY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9.99">
            <text:p>$69.99</text:p>
          </table:table-cell>
          <table:table-cell office:value-type="string" office:string-value="$41.99">
            <text:p>$41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6-8744-03">
            <text:p>106-8744-03</text:p>
          </table:table-cell>
          <table:table-cell office:value-type="string" office:string-value="BLADE">
            <text:p>BLADE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6.24">
            <text:p>$26.24</text:p>
          </table:table-cell>
          <table:table-cell office:value-type="string" office:string-value="$23.62">
            <text:p>$23.62</text:p>
          </table:table-cell>
          <table:table-cell office:value-type="string" office:string-value="$22.30">
            <text:p>$22.30</text:p>
          </table:table-cell>
          <table:table-cell office:value-type="string" office:string-value="$20.99">
            <text:p>$20.99</text:p>
          </table:table-cell>
          <table:table-cell office:value-type="string" office:string-value="$19.68">
            <text:p>$19.68</text:p>
          </table:table-cell>
          <table:table-cell office:value-type="string" office:string-value="$18.37">
            <text:p>$18.37</text:p>
          </table:table-cell>
          <table:table-cell office:value-type="string" office:string-value="$17.06">
            <text:p>$17.06</text:p>
          </table:table-cell>
        </table:table-row>
        <table:table-row>
          <table:table-cell office:value-type="string" office:string-value="106945">
            <text:p>106945</text:p>
          </table:table-cell>
          <table:table-cell office:value-type="string" office:string-value="ASSY-GAUGE CAP">
            <text:p>ASSY-GAUGE CAP</text:p>
          </table:table-cell>
          <table:table-cell office:value-type="string" office:string-value="GAS/FUEL CAP">
            <text:p>GAS/FUEL CAP</text:p>
          </table:table-cell>
          <table:table-cell office:value-type="string" office:string-value="No">
            <text:p>No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7-0757">
            <text:p>107-0757</text:p>
          </table:table-cell>
          <table:table-cell office:value-type="string" office:string-value="STOP-PIVOT">
            <text:p>STOP-PIVOT</text:p>
          </table:table-cell>
          <table:table-cell office:value-type="string" office:string-value="HOC PARTS(PIVOT-ARM/QUAD)">
            <text:p>HOC PARTS(PIVOT-ARM/QUAD)</text:p>
          </table:table-cell>
          <table:table-cell office:value-type="string" office:string-value="No">
            <text:p>No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09">
            <text:p>$4.09</text:p>
          </table:table-cell>
          <table:table-cell office:value-type="string" office:string-value="$3.07">
            <text:p>$3.0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7-0796">
            <text:p>107-0796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31.49">
            <text:p>$31.49</text:p>
          </table:table-cell>
          <table:table-cell office:value-type="string" office:string-value="$28.34">
            <text:p>$28.34</text:p>
          </table:table-cell>
          <table:table-cell office:value-type="string" office:string-value="$26.77">
            <text:p>$26.77</text:p>
          </table:table-cell>
          <table:table-cell office:value-type="string" office:string-value="$25.19">
            <text:p>$25.19</text:p>
          </table:table-cell>
          <table:table-cell office:value-type="string" office:string-value="$23.62">
            <text:p>$23.62</text:p>
          </table:table-cell>
          <table:table-cell office:value-type="string" office:string-value="$22.04">
            <text:p>$22.04</text:p>
          </table:table-cell>
          <table:table-cell office:value-type="string" office:string-value="$20.47">
            <text:p>$20.47</text:p>
          </table:table-cell>
        </table:table-row>
        <table:table-row>
          <table:table-cell office:value-type="string" office:string-value="107-1741-03">
            <text:p>107-1741-03</text:p>
          </table:table-cell>
          <table:table-cell office:value-type="string" office:string-value="BLADE">
            <text:p>BLADE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107-1887">
            <text:p>107-1887</text:p>
          </table:table-cell>
          <table:table-cell office:value-type="string" office:string-value="PAD-ARMREST">
            <text:p>PAD-ARMREST</text:p>
          </table:table-cell>
          <table:table-cell office:value-type="string" office:string-value="SEAT PARTS">
            <text:p>SEAT PARTS</text:p>
          </table:table-cell>
          <table:table-cell office:value-type="string" office:string-value="No">
            <text:p>No</text:p>
          </table:table-cell>
          <table:table-cell office:value-type="string" office:string-value="4DI">
            <text:p>4D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5.99">
            <text:p>$105.99</text:p>
          </table:table-cell>
          <table:table-cell office:value-type="string" office:string-value="$79.49">
            <text:p>$79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7-1892">
            <text:p>107-1892</text:p>
          </table:table-cell>
          <table:table-cell office:value-type="string" office:string-value="STD SEAT SUSPENSION KIT">
            <text:p>STD SEAT SUSPENSION KIT</text:p>
          </table:table-cell>
          <table:table-cell office:value-type="string" office:string-value="SEAT PARTS">
            <text:p>SEAT PARTS</text:p>
          </table:table-cell>
          <table:table-cell office:value-type="string" office:string-value="No">
            <text:p>No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38.99">
            <text:p>$438.99</text:p>
          </table:table-cell>
          <table:table-cell office:value-type="string" office:string-value="$329.24">
            <text:p>$329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7-1918">
            <text:p>107-1918</text:p>
          </table:table-cell>
          <table:table-cell office:value-type="string" office:string-value="WHEEL GEAR ASM, 8-INCH">
            <text:p>WHEEL GEAR ASM, 8-INCH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31.49">
            <text:p>$31.49</text:p>
          </table:table-cell>
          <table:table-cell office:value-type="string" office:string-value="$28.34">
            <text:p>$28.34</text:p>
          </table:table-cell>
          <table:table-cell office:value-type="string" office:string-value="$26.77">
            <text:p>$26.77</text:p>
          </table:table-cell>
          <table:table-cell office:value-type="string" office:string-value="$25.19">
            <text:p>$25.19</text:p>
          </table:table-cell>
          <table:table-cell office:value-type="string" office:string-value="$23.62">
            <text:p>$23.62</text:p>
          </table:table-cell>
          <table:table-cell office:value-type="string" office:string-value="$22.04">
            <text:p>$22.04</text:p>
          </table:table-cell>
          <table:table-cell office:value-type="string" office:string-value="$20.47">
            <text:p>$20.47</text:p>
          </table:table-cell>
        </table:table-row>
        <table:table-row>
          <table:table-cell office:value-type="string" office:string-value="107-2475">
            <text:p>107-2475</text:p>
          </table:table-cell>
          <table:table-cell office:value-type="string" office:string-value="WHEEL">
            <text:p>WHEEL</text:p>
          </table:table-cell>
          <table:table-cell office:value-type="string" office:string-value="WHEEL/RIM">
            <text:p>WHEEL/RIM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7.99">
            <text:p>$67.99</text:p>
          </table:table-cell>
          <table:table-cell office:value-type="string" office:string-value="$50.99">
            <text:p>$50.99</text:p>
          </table:table-cell>
          <table:table-cell office:value-type="string" office:string-value="$45.89">
            <text:p>$45.89</text:p>
          </table:table-cell>
          <table:table-cell office:value-type="string" office:string-value="$43.34">
            <text:p>$43.34</text:p>
          </table:table-cell>
          <table:table-cell office:value-type="string" office:string-value="$40.79">
            <text:p>$40.79</text:p>
          </table:table-cell>
          <table:table-cell office:value-type="string" office:string-value="$38.24">
            <text:p>$38.24</text:p>
          </table:table-cell>
          <table:table-cell office:value-type="string" office:string-value="$35.69">
            <text:p>$35.69</text:p>
          </table:table-cell>
          <table:table-cell office:value-type="string" office:string-value="$33.14">
            <text:p>$33.14</text:p>
          </table:table-cell>
        </table:table-row>
        <table:table-row>
          <table:table-cell office:value-type="string" office:string-value="107-3192-03">
            <text:p>107-3192-03</text:p>
          </table:table-cell>
          <table:table-cell office:value-type="string" office:string-value="BLADE-16.5 INCH (HIGH FLOW)">
            <text:p>BLADE-16.5 INCH (HIGH FLOW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07-3193-03">
            <text:p>107-3193-03</text:p>
          </table:table-cell>
          <table:table-cell office:value-type="string" office:string-value="BLADE-ROTARY, 16.5 INCH (LOW FLOW)">
            <text:p>BLADE-ROTARY, 16.5 INCH (LOW FLOW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07-3194-03">
            <text:p>107-3194-03</text:p>
          </table:table-cell>
          <table:table-cell office:value-type="string" office:string-value="BLADE-ROTARY, 16.5 INCH (MED FLOW)">
            <text:p>BLADE-ROTARY, 16.5 INCH (MED FLOW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07-3195-03">
            <text:p>107-3195-03</text:p>
          </table:table-cell>
          <table:table-cell office:value-type="string" office:string-value="BLADE-ROTARY, 16.5 INCH (ATOMIC)">
            <text:p>BLADE-ROTARY, 16.5 INCH (ATOMIC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2.19">
            <text:p>$22.19</text:p>
          </table:table-cell>
          <table:table-cell office:value-type="string" office:string-value="$19.97">
            <text:p>$19.97</text:p>
          </table:table-cell>
          <table:table-cell office:value-type="string" office:string-value="$18.86">
            <text:p>$18.86</text:p>
          </table:table-cell>
          <table:table-cell office:value-type="string" office:string-value="$17.75">
            <text:p>$17.75</text:p>
          </table:table-cell>
          <table:table-cell office:value-type="string" office:string-value="$16.64">
            <text:p>$16.64</text:p>
          </table:table-cell>
          <table:table-cell office:value-type="string" office:string-value="$15.53">
            <text:p>$15.53</text:p>
          </table:table-cell>
          <table:table-cell office:value-type="string" office:string-value="$14.42">
            <text:p>$14.42</text:p>
          </table:table-cell>
        </table:table-row>
        <table:table-row>
          <table:table-cell office:value-type="string" office:string-value="107-3196-03">
            <text:p>107-3196-03</text:p>
          </table:table-cell>
          <table:table-cell office:value-type="string" office:string-value="BLADE-RECYCLER, 16.5 INCH">
            <text:p>BLADE-RECYCLER, 16.5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07-3708">
            <text:p>107-3708</text:p>
          </table:table-cell>
          <table:table-cell office:value-type="string" office:string-value="WHEEL ASM">
            <text:p>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07-3709">
            <text:p>107-3709</text:p>
          </table:table-cell>
          <table:table-cell office:value-type="string" office:string-value="WHEEL GEAR ASM">
            <text:p>WHEEL GEAR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7.99">
            <text:p>$47.99</text:p>
          </table:table-cell>
          <table:table-cell office:value-type="string" office:string-value="$28.79">
            <text:p>$28.79</text:p>
          </table:table-cell>
          <table:table-cell office:value-type="string" office:string-value="$25.91">
            <text:p>$25.91</text:p>
          </table:table-cell>
          <table:table-cell office:value-type="string" office:string-value="$24.47">
            <text:p>$24.47</text:p>
          </table:table-cell>
          <table:table-cell office:value-type="string" office:string-value="$23.03">
            <text:p>$23.03</text:p>
          </table:table-cell>
          <table:table-cell office:value-type="string" office:string-value="$21.59">
            <text:p>$21.59</text:p>
          </table:table-cell>
          <table:table-cell office:value-type="string" office:string-value="$20.15">
            <text:p>$20.15</text:p>
          </table:table-cell>
          <table:table-cell office:value-type="string" office:string-value="$18.71">
            <text:p>$18.71</text:p>
          </table:table-cell>
        </table:table-row>
        <table:table-row>
          <table:table-cell office:value-type="string" office:string-value="107-3779">
            <text:p>107-3779</text:p>
          </table:table-cell>
          <table:table-cell office:value-type="string" office:string-value="GRASS BAG ASM">
            <text:p>GRASS BAG ASM</text:p>
          </table:table-cell>
          <table:table-cell office:value-type="string" office:string-value="BAG">
            <text:p>BAG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0.99">
            <text:p>$70.99</text:p>
          </table:table-cell>
          <table:table-cell office:value-type="string" office:string-value="$53.24">
            <text:p>$53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7-3785-03">
            <text:p>107-3785-03</text:p>
          </table:table-cell>
          <table:table-cell office:value-type="string" office:string-value="BAG FRAME ASM">
            <text:p>BAG FRAME ASM</text:p>
          </table:table-cell>
          <table:table-cell office:value-type="string" office:string-value="BAG KIT">
            <text:p>BAG KIT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8.99">
            <text:p>$58.99</text:p>
          </table:table-cell>
          <table:table-cell office:value-type="string" office:string-value="$44.24">
            <text:p>$44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7-3813">
            <text:p>107-3813</text:p>
          </table:table-cell>
          <table:table-cell office:value-type="string" office:string-value="TIRE CHAIN KIT">
            <text:p>TIRE CHAIN KIT</text:p>
          </table:table-cell>
          <table:table-cell office:value-type="string" office:string-value="CHAIN/CHAIN-LINKS">
            <text:p>CHAIN/CHAIN-LINKS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47.99">
            <text:p>$147.99</text:p>
          </table:table-cell>
          <table:table-cell office:value-type="string" office:string-value="$110.99">
            <text:p>$110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7-3816">
            <text:p>107-3816</text:p>
          </table:table-cell>
          <table:table-cell office:value-type="string" office:string-value="26IN DRIFT BREAKER KIT">
            <text:p>26IN DRIFT BREAKER KIT</text:p>
          </table:table-cell>
          <table:table-cell office:value-type="string" office:string-value="BLADE-OTHER">
            <text:p>BLADE-OTHER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85.99">
            <text:p>$85.99</text:p>
          </table:table-cell>
          <table:table-cell office:value-type="string" office:string-value="$64.49">
            <text:p>$64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7-3817">
            <text:p>107-3817</text:p>
          </table:table-cell>
          <table:table-cell office:value-type="string" office:string-value="28IN DRIFT BREAKER KIT">
            <text:p>28IN DRIFT BREAKER KIT</text:p>
          </table:table-cell>
          <table:table-cell office:value-type="string" office:string-value="BLADE-OTHER">
            <text:p>BLADE-OTHER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90.99">
            <text:p>$90.99</text:p>
          </table:table-cell>
          <table:table-cell office:value-type="string" office:string-value="$68.24">
            <text:p>$68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7-3902">
            <text:p>107-3902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107-3917">
            <text:p>107-3917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$14.84">
            <text:p>$14.84</text:p>
          </table:table-cell>
          <table:table-cell office:value-type="string" office:string-value="$14.02">
            <text:p>$14.02</text:p>
          </table:table-cell>
          <table:table-cell office:value-type="string" office:string-value="$13.19">
            <text:p>$13.19</text:p>
          </table:table-cell>
          <table:table-cell office:value-type="string" office:string-value="$12.37">
            <text:p>$12.37</text:p>
          </table:table-cell>
          <table:table-cell office:value-type="string" office:string-value="$11.54">
            <text:p>$11.54</text:p>
          </table:table-cell>
          <table:table-cell office:value-type="string" office:string-value="$10.72">
            <text:p>$10.72</text:p>
          </table:table-cell>
        </table:table-row>
        <table:table-row>
          <table:table-cell office:value-type="string" office:string-value="107-3922">
            <text:p>107-3922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.99">
            <text:p>$18.99</text:p>
          </table:table-cell>
          <table:table-cell office:value-type="string" office:string-value="$14.24">
            <text:p>$14.24</text:p>
          </table:table-cell>
          <table:table-cell office:value-type="string" office:string-value="$12.82">
            <text:p>$12.82</text:p>
          </table:table-cell>
          <table:table-cell office:value-type="string" office:string-value="$12.10">
            <text:p>$12.10</text:p>
          </table:table-cell>
          <table:table-cell office:value-type="string" office:string-value="$11.39">
            <text:p>$11.39</text:p>
          </table:table-cell>
          <table:table-cell office:value-type="string" office:string-value="$10.68">
            <text:p>$10.68</text:p>
          </table:table-cell>
          <table:table-cell office:value-type="string" office:string-value="$9.97">
            <text:p>$9.97</text:p>
          </table:table-cell>
          <table:table-cell office:value-type="string" office:string-value="$9.26">
            <text:p>$9.26</text:p>
          </table:table-cell>
        </table:table-row>
        <table:table-row>
          <table:table-cell office:value-type="string" office:string-value="107-3959">
            <text:p>107-3959</text:p>
          </table:table-cell>
          <table:table-cell office:value-type="string" office:string-value="BELT-COG">
            <text:p>BELT-COG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2.99">
            <text:p>$62.99</text:p>
          </table:table-cell>
          <table:table-cell office:value-type="string" office:string-value="$47.24">
            <text:p>$47.24</text:p>
          </table:table-cell>
          <table:table-cell office:value-type="string" office:string-value="$42.52">
            <text:p>$42.52</text:p>
          </table:table-cell>
          <table:table-cell office:value-type="string" office:string-value="$40.15">
            <text:p>$40.15</text:p>
          </table:table-cell>
          <table:table-cell office:value-type="string" office:string-value="$37.79">
            <text:p>$37.79</text:p>
          </table:table-cell>
          <table:table-cell office:value-type="string" office:string-value="$35.43">
            <text:p>$35.43</text:p>
          </table:table-cell>
          <table:table-cell office:value-type="string" office:string-value="$33.07">
            <text:p>$33.07</text:p>
          </table:table-cell>
          <table:table-cell office:value-type="string" office:string-value="$30.71">
            <text:p>$30.71</text:p>
          </table:table-cell>
        </table:table-row>
        <table:table-row>
          <table:table-cell office:value-type="string" office:string-value="107-3960">
            <text:p>107-3960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8.99">
            <text:p>$48.99</text:p>
          </table:table-cell>
          <table:table-cell office:value-type="string" office:string-value="$36.74">
            <text:p>$36.74</text:p>
          </table:table-cell>
          <table:table-cell office:value-type="string" office:string-value="$33.07">
            <text:p>$33.07</text:p>
          </table:table-cell>
          <table:table-cell office:value-type="string" office:string-value="$31.23">
            <text:p>$31.23</text:p>
          </table:table-cell>
          <table:table-cell office:value-type="string" office:string-value="$29.39">
            <text:p>$29.39</text:p>
          </table:table-cell>
          <table:table-cell office:value-type="string" office:string-value="$27.56">
            <text:p>$27.56</text:p>
          </table:table-cell>
          <table:table-cell office:value-type="string" office:string-value="$25.72">
            <text:p>$25.72</text:p>
          </table:table-cell>
          <table:table-cell office:value-type="string" office:string-value="$23.88">
            <text:p>$23.88</text:p>
          </table:table-cell>
        </table:table-row>
        <table:table-row>
          <table:table-cell office:value-type="string" office:string-value="107-4065">
            <text:p>107-4065</text:p>
          </table:table-cell>
          <table:table-cell office:value-type="string" office:string-value="CUTTER HOUSING ASM">
            <text:p>CUTTER HOUSING ASM</text:p>
          </table:table-cell>
          <table:table-cell office:value-type="string" office:string-value="HSG (METAL)">
            <text:p>HSG (METAL)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7.99">
            <text:p>$147.99</text:p>
          </table:table-cell>
          <table:table-cell office:value-type="string" office:string-value="$110.99">
            <text:p>$110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107-4276-03">
            <text:p>107-4276-03</text:p>
          </table:table-cell>
          <table:table-cell office:value-type="string" office:string-value="BLADE-BAGGING, 21 INCH">
            <text:p>BLADE-BAGGING, 21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4DS">
            <text:p>4D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$17.54">
            <text:p>$17.54</text:p>
          </table:table-cell>
          <table:table-cell office:value-type="string" office:string-value="$16.57">
            <text:p>$16.57</text:p>
          </table:table-cell>
          <table:table-cell office:value-type="string" office:string-value="$15.59">
            <text:p>$15.59</text:p>
          </table:table-cell>
          <table:table-cell office:value-type="string" office:string-value="$14.62">
            <text:p>$14.62</text:p>
          </table:table-cell>
          <table:table-cell office:value-type="string" office:string-value="$13.64">
            <text:p>$13.64</text:p>
          </table:table-cell>
          <table:table-cell office:value-type="string" office:string-value="$12.67">
            <text:p>$12.67</text:p>
          </table:table-cell>
        </table:table-row>
        <table:table-row>
          <table:table-cell office:value-type="string" office:string-value="107-4621">
            <text:p>107-4621</text:p>
          </table:table-cell>
          <table:table-cell office:value-type="string" office:string-value="KIT - ELEMENT">
            <text:p>KIT - ELEMENT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19">
            <text:p>$4.19</text:p>
          </table:table-cell>
          <table:table-cell office:value-type="string" office:string-value="$3.14">
            <text:p>$3.14</text:p>
          </table:table-cell>
          <table:table-cell office:value-type="string" office:string-value="$2.83">
            <text:p>$2.83</text:p>
          </table:table-cell>
          <table:table-cell office:value-type="string" office:string-value="$2.67">
            <text:p>$2.67</text:p>
          </table:table-cell>
          <table:table-cell office:value-type="string" office:string-value="$2.51">
            <text:p>$2.51</text:p>
          </table:table-cell>
          <table:table-cell office:value-type="string" office:string-value="$2.36">
            <text:p>$2.36</text:p>
          </table:table-cell>
          <table:table-cell office:value-type="string" office:string-value="$2.20">
            <text:p>$2.20</text:p>
          </table:table-cell>
          <table:table-cell office:value-type="string" office:string-value="$2.04">
            <text:p>$2.04</text:p>
          </table:table-cell>
        </table:table-row>
        <table:table-row>
          <table:table-cell office:value-type="string" office:string-value="107-4622">
            <text:p>107-4622</text:p>
          </table:table-cell>
          <table:table-cell office:value-type="string" office:string-value="KIT - ELEMENT">
            <text:p>KIT - ELEMENT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2PL">
            <text:p>2P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39">
            <text:p>$7.39</text:p>
          </table:table-cell>
          <table:table-cell office:value-type="string" office:string-value="$5.54">
            <text:p>$5.54</text:p>
          </table:table-cell>
          <table:table-cell office:value-type="string" office:string-value="$4.99">
            <text:p>$4.99</text:p>
          </table:table-cell>
          <table:table-cell office:value-type="string" office:string-value="$4.71">
            <text:p>$4.71</text:p>
          </table:table-cell>
          <table:table-cell office:value-type="string" office:string-value="$4.43">
            <text:p>$4.43</text:p>
          </table:table-cell>
          <table:table-cell office:value-type="string" office:string-value="$4.16">
            <text:p>$4.16</text:p>
          </table:table-cell>
          <table:table-cell office:value-type="string" office:string-value="$3.88">
            <text:p>$3.88</text:p>
          </table:table-cell>
          <table:table-cell office:value-type="string" office:string-value="$3.60">
            <text:p>$3.60</text:p>
          </table:table-cell>
        </table:table-row>
        <table:table-row>
          <table:table-cell office:value-type="string" office:string-value="107674">
            <text:p>107674</text:p>
          </table:table-cell>
          <table:table-cell office:value-type="string" office:string-value="SPACER-BUSHING">
            <text:p>SPACER-BUSHING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.79">
            <text:p>$1.79</text:p>
          </table:table-cell>
          <table:table-cell office:value-type="string" office:string-value="$1.07">
            <text:p>$1.0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7-7667">
            <text:p>107-7667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6.99">
            <text:p>$66.99</text:p>
          </table:table-cell>
          <table:table-cell office:value-type="string" office:string-value="$50.24">
            <text:p>$50.24</text:p>
          </table:table-cell>
          <table:table-cell office:value-type="string" office:string-value="$45.22">
            <text:p>$45.22</text:p>
          </table:table-cell>
          <table:table-cell office:value-type="string" office:string-value="$42.70">
            <text:p>$42.70</text:p>
          </table:table-cell>
          <table:table-cell office:value-type="string" office:string-value="$40.19">
            <text:p>$40.19</text:p>
          </table:table-cell>
          <table:table-cell office:value-type="string" office:string-value="$37.68">
            <text:p>$37.68</text:p>
          </table:table-cell>
          <table:table-cell office:value-type="string" office:string-value="$35.17">
            <text:p>$35.17</text:p>
          </table:table-cell>
          <table:table-cell office:value-type="string" office:string-value="$32.66">
            <text:p>$32.66</text:p>
          </table:table-cell>
        </table:table-row>
        <table:table-row>
          <table:table-cell office:value-type="string" office:string-value="107-7723">
            <text:p>107-772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4.99">
            <text:p>$104.99</text:p>
          </table:table-cell>
          <table:table-cell office:value-type="string" office:string-value="$78.74">
            <text:p>$78.74</text:p>
          </table:table-cell>
          <table:table-cell office:value-type="string" office:string-value="$70.87">
            <text:p>$70.87</text:p>
          </table:table-cell>
          <table:table-cell office:value-type="string" office:string-value="$66.93">
            <text:p>$66.93</text:p>
          </table:table-cell>
          <table:table-cell office:value-type="string" office:string-value="$62.99">
            <text:p>$62.99</text:p>
          </table:table-cell>
          <table:table-cell office:value-type="string" office:string-value="$59.06">
            <text:p>$59.06</text:p>
          </table:table-cell>
          <table:table-cell office:value-type="string" office:string-value="$55.12">
            <text:p>$55.12</text:p>
          </table:table-cell>
          <table:table-cell office:value-type="string" office:string-value="$51.18">
            <text:p>$51.18</text:p>
          </table:table-cell>
        </table:table-row>
        <table:table-row>
          <table:table-cell office:value-type="string" office:string-value="107-7724">
            <text:p>107-772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0.99">
            <text:p>$50.99</text:p>
          </table:table-cell>
          <table:table-cell office:value-type="string" office:string-value="$38.24">
            <text:p>$38.24</text:p>
          </table:table-cell>
          <table:table-cell office:value-type="string" office:string-value="$34.42">
            <text:p>$34.42</text:p>
          </table:table-cell>
          <table:table-cell office:value-type="string" office:string-value="$32.50">
            <text:p>$32.50</text:p>
          </table:table-cell>
          <table:table-cell office:value-type="string" office:string-value="$30.59">
            <text:p>$30.59</text:p>
          </table:table-cell>
          <table:table-cell office:value-type="string" office:string-value="$28.68">
            <text:p>$28.68</text:p>
          </table:table-cell>
          <table:table-cell office:value-type="string" office:string-value="$26.77">
            <text:p>$26.77</text:p>
          </table:table-cell>
          <table:table-cell office:value-type="string" office:string-value="$24.86">
            <text:p>$24.86</text:p>
          </table:table-cell>
        </table:table-row>
        <table:table-row>
          <table:table-cell office:value-type="string" office:string-value="107-7738">
            <text:p>107-7738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9.99">
            <text:p>$59.99</text:p>
          </table:table-cell>
          <table:table-cell office:value-type="string" office:string-value="$44.99">
            <text:p>$44.99</text:p>
          </table:table-cell>
          <table:table-cell office:value-type="string" office:string-value="$40.49">
            <text:p>$40.49</text:p>
          </table:table-cell>
          <table:table-cell office:value-type="string" office:string-value="$38.24">
            <text:p>$38.24</text:p>
          </table:table-cell>
          <table:table-cell office:value-type="string" office:string-value="$35.99">
            <text:p>$35.99</text:p>
          </table:table-cell>
          <table:table-cell office:value-type="string" office:string-value="$33.74">
            <text:p>$33.74</text:p>
          </table:table-cell>
          <table:table-cell office:value-type="string" office:string-value="$31.49">
            <text:p>$31.49</text:p>
          </table:table-cell>
          <table:table-cell office:value-type="string" office:string-value="$29.24">
            <text:p>$29.24</text:p>
          </table:table-cell>
        </table:table-row>
        <table:table-row>
          <table:table-cell office:value-type="string" office:string-value="107-7739">
            <text:p>107-7739</text:p>
          </table:table-cell>
          <table:table-cell office:value-type="string" office:string-value="BELT-POLY V">
            <text:p>BELT-POLY 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2.19">
            <text:p>$22.19</text:p>
          </table:table-cell>
          <table:table-cell office:value-type="string" office:string-value="$19.97">
            <text:p>$19.97</text:p>
          </table:table-cell>
          <table:table-cell office:value-type="string" office:string-value="$18.86">
            <text:p>$18.86</text:p>
          </table:table-cell>
          <table:table-cell office:value-type="string" office:string-value="$17.75">
            <text:p>$17.75</text:p>
          </table:table-cell>
          <table:table-cell office:value-type="string" office:string-value="$16.64">
            <text:p>$16.64</text:p>
          </table:table-cell>
          <table:table-cell office:value-type="string" office:string-value="$15.53">
            <text:p>$15.53</text:p>
          </table:table-cell>
          <table:table-cell office:value-type="string" office:string-value="$14.42">
            <text:p>$14.42</text:p>
          </table:table-cell>
        </table:table-row>
        <table:table-row>
          <table:table-cell office:value-type="string" office:string-value="107-8501">
            <text:p>107-8501</text:p>
          </table:table-cell>
          <table:table-cell office:value-type="string" office:string-value="SPINDLE ASM">
            <text:p>SPINDLE ASM</text:p>
          </table:table-cell>
          <table:table-cell office:value-type="string" office:string-value="AXLE/AXLE-SPINDLE">
            <text:p>AXLE/AXLE-SPINDLE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7.99">
            <text:p>$97.99</text:p>
          </table:table-cell>
          <table:table-cell office:value-type="string" office:string-value="$73.49">
            <text:p>$73.49</text:p>
          </table:table-cell>
          <table:table-cell office:value-type="string" office:string-value="$66.14">
            <text:p>$66.14</text:p>
          </table:table-cell>
          <table:table-cell office:value-type="string" office:string-value="$62.47">
            <text:p>$62.47</text:p>
          </table:table-cell>
          <table:table-cell office:value-type="string" office:string-value="$58.79">
            <text:p>$58.79</text:p>
          </table:table-cell>
          <table:table-cell office:value-type="string" office:string-value="$55.12">
            <text:p>$55.12</text:p>
          </table:table-cell>
          <table:table-cell office:value-type="string" office:string-value="$51.44">
            <text:p>$51.44</text:p>
          </table:table-cell>
          <table:table-cell office:value-type="string" office:string-value="$47.77">
            <text:p>$47.77</text:p>
          </table:table-cell>
        </table:table-row>
        <table:table-row>
          <table:table-cell office:value-type="string" office:string-value="107-8502">
            <text:p>107-8502</text:p>
          </table:table-cell>
          <table:table-cell office:value-type="string" office:string-value="SPACER-BEARING">
            <text:p>SPACER-BEARING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.99">
            <text:p>$14.99</text:p>
          </table:table-cell>
          <table:table-cell office:value-type="string" office:string-value="$11.24">
            <text:p>$11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7-9910">
            <text:p>107-9910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5.99">
            <text:p>$55.99</text:p>
          </table:table-cell>
          <table:table-cell office:value-type="string" office:string-value="$33.59">
            <text:p>$33.59</text:p>
          </table:table-cell>
          <table:table-cell office:value-type="string" office:string-value="$30.23">
            <text:p>$30.23</text:p>
          </table:table-cell>
          <table:table-cell office:value-type="string" office:string-value="$28.55">
            <text:p>$28.55</text:p>
          </table:table-cell>
          <table:table-cell office:value-type="string" office:string-value="$26.87">
            <text:p>$26.87</text:p>
          </table:table-cell>
          <table:table-cell office:value-type="string" office:string-value="$25.19">
            <text:p>$25.19</text:p>
          </table:table-cell>
          <table:table-cell office:value-type="string" office:string-value="$23.51">
            <text:p>$23.51</text:p>
          </table:table-cell>
          <table:table-cell office:value-type="string" office:string-value="$21.83">
            <text:p>$21.83</text:p>
          </table:table-cell>
        </table:table-row>
        <table:table-row>
          <table:table-cell office:value-type="string" office:string-value="108-0963">
            <text:p>108-0963</text:p>
          </table:table-cell>
          <table:table-cell office:value-type="string" office:string-value="CABLE-BRAKE">
            <text:p>CABLE-BRAKE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$19.57">
            <text:p>$19.57</text:p>
          </table:table-cell>
          <table:table-cell office:value-type="string" office:string-value="$18.48">
            <text:p>$18.48</text:p>
          </table:table-cell>
          <table:table-cell office:value-type="string" office:string-value="$17.39">
            <text:p>$17.39</text:p>
          </table:table-cell>
          <table:table-cell office:value-type="string" office:string-value="$16.31">
            <text:p>$16.31</text:p>
          </table:table-cell>
          <table:table-cell office:value-type="string" office:string-value="$15.22">
            <text:p>$15.22</text:p>
          </table:table-cell>
          <table:table-cell office:value-type="string" office:string-value="$14.13">
            <text:p>$14.13</text:p>
          </table:table-cell>
        </table:table-row>
        <table:table-row>
          <table:table-cell office:value-type="string" office:string-value="108-1114">
            <text:p>108-1114</text:p>
          </table:table-cell>
          <table:table-cell office:value-type="string" office:string-value="6 PACK BLADE, 20.5&quot; HI-FLOW">
            <text:p>6 PACK BLADE, 20.5" HI-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9.99">
            <text:p>$139.99</text:p>
          </table:table-cell>
          <table:table-cell office:value-type="string" office:string-value="$83.99">
            <text:p>$83.99</text:p>
          </table:table-cell>
          <table:table-cell office:value-type="string" office:string-value="$75.59">
            <text:p>$75.59</text:p>
          </table:table-cell>
          <table:table-cell office:value-type="string" office:string-value="$71.39">
            <text:p>$71.39</text:p>
          </table:table-cell>
          <table:table-cell office:value-type="string" office:string-value="$67.19">
            <text:p>$67.19</text:p>
          </table:table-cell>
          <table:table-cell office:value-type="string" office:string-value="$62.99">
            <text:p>$62.99</text:p>
          </table:table-cell>
          <table:table-cell office:value-type="string" office:string-value="$58.79">
            <text:p>$58.79</text:p>
          </table:table-cell>
          <table:table-cell office:value-type="string" office:string-value="$54.59">
            <text:p>$54.59</text:p>
          </table:table-cell>
        </table:table-row>
        <table:table-row>
          <table:table-cell office:value-type="string" office:string-value="108-1115">
            <text:p>108-1115</text:p>
          </table:table-cell>
          <table:table-cell office:value-type="string" office:string-value="6 PACK-BLADE, 20.5&quot; ATOMIC">
            <text:p>6 PACK-BLADE, 20.5" 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3.99">
            <text:p>$253.99</text:p>
          </table:table-cell>
          <table:table-cell office:value-type="string" office:string-value="$152.39">
            <text:p>$152.39</text:p>
          </table:table-cell>
          <table:table-cell office:value-type="string" office:string-value="$137.15">
            <text:p>$137.15</text:p>
          </table:table-cell>
          <table:table-cell office:value-type="string" office:string-value="$129.53">
            <text:p>$129.53</text:p>
          </table:table-cell>
          <table:table-cell office:value-type="string" office:string-value="$121.91">
            <text:p>$121.91</text:p>
          </table:table-cell>
          <table:table-cell office:value-type="string" office:string-value="$114.29">
            <text:p>$114.29</text:p>
          </table:table-cell>
          <table:table-cell office:value-type="string" office:string-value="$106.67">
            <text:p>$106.67</text:p>
          </table:table-cell>
          <table:table-cell office:value-type="string" office:string-value="$99.05">
            <text:p>$99.05</text:p>
          </table:table-cell>
        </table:table-row>
        <table:table-row>
          <table:table-cell office:value-type="string" office:string-value="108-1117">
            <text:p>108-1117</text:p>
          </table:table-cell>
          <table:table-cell office:value-type="string" office:string-value="6 PACK BLADE, 18&quot; HI-FLOW">
            <text:p>6 PACK BLADE, 18" HI-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9.99">
            <text:p>$139.99</text:p>
          </table:table-cell>
          <table:table-cell office:value-type="string" office:string-value="$83.99">
            <text:p>$83.99</text:p>
          </table:table-cell>
          <table:table-cell office:value-type="string" office:string-value="$75.59">
            <text:p>$75.59</text:p>
          </table:table-cell>
          <table:table-cell office:value-type="string" office:string-value="$71.39">
            <text:p>$71.39</text:p>
          </table:table-cell>
          <table:table-cell office:value-type="string" office:string-value="$67.19">
            <text:p>$67.19</text:p>
          </table:table-cell>
          <table:table-cell office:value-type="string" office:string-value="$62.99">
            <text:p>$62.99</text:p>
          </table:table-cell>
          <table:table-cell office:value-type="string" office:string-value="$58.79">
            <text:p>$58.79</text:p>
          </table:table-cell>
          <table:table-cell office:value-type="string" office:string-value="$54.59">
            <text:p>$54.59</text:p>
          </table:table-cell>
        </table:table-row>
        <table:table-row>
          <table:table-cell office:value-type="string" office:string-value="108-1120">
            <text:p>108-1120</text:p>
          </table:table-cell>
          <table:table-cell office:value-type="string" office:string-value="6 PACK BLADE, 24.5&quot; HI-FLOW">
            <text:p>6 PACK BLADE, 24.5" HI-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4.99">
            <text:p>$234.99</text:p>
          </table:table-cell>
          <table:table-cell office:value-type="string" office:string-value="$140.99">
            <text:p>$140.99</text:p>
          </table:table-cell>
          <table:table-cell office:value-type="string" office:string-value="$126.89">
            <text:p>$126.89</text:p>
          </table:table-cell>
          <table:table-cell office:value-type="string" office:string-value="$119.84">
            <text:p>$119.84</text:p>
          </table:table-cell>
          <table:table-cell office:value-type="string" office:string-value="$112.79">
            <text:p>$112.79</text:p>
          </table:table-cell>
          <table:table-cell office:value-type="string" office:string-value="$105.74">
            <text:p>$105.74</text:p>
          </table:table-cell>
          <table:table-cell office:value-type="string" office:string-value="$98.69">
            <text:p>$98.69</text:p>
          </table:table-cell>
          <table:table-cell office:value-type="string" office:string-value="$91.64">
            <text:p>$91.64</text:p>
          </table:table-cell>
        </table:table-row>
        <table:table-row>
          <table:table-cell office:value-type="string" office:string-value="108-2693">
            <text:p>108-269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6.99">
            <text:p>$86.99</text:p>
          </table:table-cell>
          <table:table-cell office:value-type="string" office:string-value="$52.19">
            <text:p>$52.19</text:p>
          </table:table-cell>
          <table:table-cell office:value-type="string" office:string-value="$46.97">
            <text:p>$46.97</text:p>
          </table:table-cell>
          <table:table-cell office:value-type="string" office:string-value="$44.36">
            <text:p>$44.36</text:p>
          </table:table-cell>
          <table:table-cell office:value-type="string" office:string-value="$41.75">
            <text:p>$41.75</text:p>
          </table:table-cell>
          <table:table-cell office:value-type="string" office:string-value="$39.14">
            <text:p>$39.14</text:p>
          </table:table-cell>
          <table:table-cell office:value-type="string" office:string-value="$36.53">
            <text:p>$36.53</text:p>
          </table:table-cell>
          <table:table-cell office:value-type="string" office:string-value="$33.92">
            <text:p>$33.92</text:p>
          </table:table-cell>
        </table:table-row>
        <table:table-row>
          <table:table-cell office:value-type="string" office:string-value="108-2694">
            <text:p>108-269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9.99">
            <text:p>$89.99</text:p>
          </table:table-cell>
          <table:table-cell office:value-type="string" office:string-value="$53.99">
            <text:p>$53.99</text:p>
          </table:table-cell>
          <table:table-cell office:value-type="string" office:string-value="$48.59">
            <text:p>$48.59</text:p>
          </table:table-cell>
          <table:table-cell office:value-type="string" office:string-value="$45.89">
            <text:p>$45.89</text:p>
          </table:table-cell>
          <table:table-cell office:value-type="string" office:string-value="$43.19">
            <text:p>$43.19</text:p>
          </table:table-cell>
          <table:table-cell office:value-type="string" office:string-value="$40.49">
            <text:p>$40.49</text:p>
          </table:table-cell>
          <table:table-cell office:value-type="string" office:string-value="$37.79">
            <text:p>$37.79</text:p>
          </table:table-cell>
          <table:table-cell office:value-type="string" office:string-value="$35.09">
            <text:p>$35.09</text:p>
          </table:table-cell>
        </table:table-row>
        <table:table-row>
          <table:table-cell office:value-type="string" office:string-value="108-2715">
            <text:p>108-2715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0.99">
            <text:p>$90.99</text:p>
          </table:table-cell>
          <table:table-cell office:value-type="string" office:string-value="$54.59">
            <text:p>$54.59</text:p>
          </table:table-cell>
          <table:table-cell office:value-type="string" office:string-value="$49.13">
            <text:p>$49.13</text:p>
          </table:table-cell>
          <table:table-cell office:value-type="string" office:string-value="$46.40">
            <text:p>$46.40</text:p>
          </table:table-cell>
          <table:table-cell office:value-type="string" office:string-value="$43.67">
            <text:p>$43.67</text:p>
          </table:table-cell>
          <table:table-cell office:value-type="string" office:string-value="$40.94">
            <text:p>$40.94</text:p>
          </table:table-cell>
          <table:table-cell office:value-type="string" office:string-value="$38.21">
            <text:p>$38.21</text:p>
          </table:table-cell>
          <table:table-cell office:value-type="string" office:string-value="$35.48">
            <text:p>$35.48</text:p>
          </table:table-cell>
        </table:table-row>
        <table:table-row>
          <table:table-cell office:value-type="string" office:string-value="108-2716">
            <text:p>108-2716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2.99">
            <text:p>$62.99</text:p>
          </table:table-cell>
          <table:table-cell office:value-type="string" office:string-value="$37.79">
            <text:p>$37.79</text:p>
          </table:table-cell>
          <table:table-cell office:value-type="string" office:string-value="$34.01">
            <text:p>$34.01</text:p>
          </table:table-cell>
          <table:table-cell office:value-type="string" office:string-value="$32.12">
            <text:p>$32.12</text:p>
          </table:table-cell>
          <table:table-cell office:value-type="string" office:string-value="$30.23">
            <text:p>$30.23</text:p>
          </table:table-cell>
          <table:table-cell office:value-type="string" office:string-value="$28.34">
            <text:p>$28.34</text:p>
          </table:table-cell>
          <table:table-cell office:value-type="string" office:string-value="$26.45">
            <text:p>$26.45</text:p>
          </table:table-cell>
          <table:table-cell office:value-type="string" office:string-value="$24.56">
            <text:p>$24.56</text:p>
          </table:table-cell>
        </table:table-row>
        <table:table-row>
          <table:table-cell office:value-type="string" office:string-value="108-2723">
            <text:p>108-2723</text:p>
          </table:table-cell>
          <table:table-cell office:value-type="string" office:string-value="BELT-V, BANDED">
            <text:p>BELT-V, BANDED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0.99">
            <text:p>$170.99</text:p>
          </table:table-cell>
          <table:table-cell office:value-type="string" office:string-value="$102.59">
            <text:p>$102.59</text:p>
          </table:table-cell>
          <table:table-cell office:value-type="string" office:string-value="$92.33">
            <text:p>$92.33</text:p>
          </table:table-cell>
          <table:table-cell office:value-type="string" office:string-value="$87.20">
            <text:p>$87.20</text:p>
          </table:table-cell>
          <table:table-cell office:value-type="string" office:string-value="$82.07">
            <text:p>$82.07</text:p>
          </table:table-cell>
          <table:table-cell office:value-type="string" office:string-value="$76.94">
            <text:p>$76.94</text:p>
          </table:table-cell>
          <table:table-cell office:value-type="string" office:string-value="$71.81">
            <text:p>$71.81</text:p>
          </table:table-cell>
          <table:table-cell office:value-type="string" office:string-value="$66.68">
            <text:p>$66.68</text:p>
          </table:table-cell>
        </table:table-row>
        <table:table-row>
          <table:table-cell office:value-type="string" office:string-value="108-3759-03">
            <text:p>108-3759-03</text:p>
          </table:table-cell>
          <table:table-cell office:value-type="string" office:string-value="BLADE-BAGGING">
            <text:p>BLADE-BAGGING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4DS">
            <text:p>4D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08-3811">
            <text:p>108-3811</text:p>
          </table:table-cell>
          <table:table-cell office:value-type="string" office:string-value="FILTER-AIR">
            <text:p>FILTER-AIR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5GO">
            <text:p>5G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69">
            <text:p>$21.69</text:p>
          </table:table-cell>
          <table:table-cell office:value-type="string" office:string-value="$16.27">
            <text:p>$16.27</text:p>
          </table:table-cell>
          <table:table-cell office:value-type="string" office:string-value="$14.64">
            <text:p>$14.64</text:p>
          </table:table-cell>
          <table:table-cell office:value-type="string" office:string-value="$13.83">
            <text:p>$13.83</text:p>
          </table:table-cell>
          <table:table-cell office:value-type="string" office:string-value="$13.02">
            <text:p>$13.02</text:p>
          </table:table-cell>
          <table:table-cell office:value-type="string" office:string-value="$12.20">
            <text:p>$12.20</text:p>
          </table:table-cell>
          <table:table-cell office:value-type="string" office:string-value="$11.39">
            <text:p>$11.39</text:p>
          </table:table-cell>
          <table:table-cell office:value-type="string" office:string-value="$10.58">
            <text:p>$10.58</text:p>
          </table:table-cell>
        </table:table-row>
        <table:table-row>
          <table:table-cell office:value-type="string" office:string-value="108-3811P">
            <text:p>108-3811P</text:p>
          </table:table-cell>
          <table:table-cell office:value-type="string" office:string-value="TORO V-TWIN HD AIR FILTER (CANISTER)">
            <text:p>TORO V-TWIN HD AIR FILTER (CANISTER)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08-3817">
            <text:p>108-3817</text:p>
          </table:table-cell>
          <table:table-cell office:value-type="string" office:string-value="FILTER-OIL">
            <text:p>FILTER-OIL</text:p>
          </table:table-cell>
          <table:table-cell office:value-type="string" office:string-value="FILTER (ENGINE OIL)">
            <text:p>FILTER (ENGINE OIL)</text:p>
          </table:table-cell>
          <table:table-cell office:value-type="string" office:string-value="Yes">
            <text:p>Yes</text:p>
          </table:table-cell>
          <table:table-cell office:value-type="string" office:string-value="5FF">
            <text:p>5F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60">
            <text:p>$7.60</text:p>
          </table:table-cell>
          <table:table-cell office:value-type="string" office:string-value="$6.46">
            <text:p>$6.46</text:p>
          </table:table-cell>
          <table:table-cell office:value-type="string" office:string-value="$5.81">
            <text:p>$5.81</text:p>
          </table:table-cell>
          <table:table-cell office:value-type="string" office:string-value="$5.49">
            <text:p>$5.49</text:p>
          </table:table-cell>
          <table:table-cell office:value-type="string" office:string-value="$5.17">
            <text:p>$5.17</text:p>
          </table:table-cell>
          <table:table-cell office:value-type="string" office:string-value="$4.85">
            <text:p>$4.85</text:p>
          </table:table-cell>
          <table:table-cell office:value-type="string" office:string-value="$4.52">
            <text:p>$4.52</text:p>
          </table:table-cell>
          <table:table-cell office:value-type="string" office:string-value="$4.20">
            <text:p>$4.20</text:p>
          </table:table-cell>
        </table:table-row>
        <table:table-row>
          <table:table-cell office:value-type="string" office:string-value="108-3833">
            <text:p>108-3833</text:p>
          </table:table-cell>
          <table:table-cell office:value-type="string" office:string-value="FILTER-AIR">
            <text:p>FILTER-AIR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3AI">
            <text:p>3A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00">
            <text:p>$27.00</text:p>
          </table:table-cell>
          <table:table-cell office:value-type="string" office:string-value="$21.60">
            <text:p>$21.60</text:p>
          </table:table-cell>
          <table:table-cell office:value-type="string" office:string-value="$19.44">
            <text:p>$19.44</text:p>
          </table:table-cell>
          <table:table-cell office:value-type="string" office:string-value="$18.36">
            <text:p>$18.36</text:p>
          </table:table-cell>
          <table:table-cell office:value-type="string" office:string-value="$17.28">
            <text:p>$17.28</text:p>
          </table:table-cell>
          <table:table-cell office:value-type="string" office:string-value="$16.20">
            <text:p>$16.20</text:p>
          </table:table-cell>
          <table:table-cell office:value-type="string" office:string-value="$15.12">
            <text:p>$15.12</text:p>
          </table:table-cell>
          <table:table-cell office:value-type="string" office:string-value="$14.04">
            <text:p>$14.04</text:p>
          </table:table-cell>
        </table:table-row>
        <table:table-row>
          <table:table-cell office:value-type="string" office:string-value="108-3841">
            <text:p>108-3841</text:p>
          </table:table-cell>
          <table:table-cell office:value-type="string" office:string-value="FILTER-OIL">
            <text:p>FILTER-OIL</text:p>
          </table:table-cell>
          <table:table-cell office:value-type="string" office:string-value="FILTER (ENGINE OIL)">
            <text:p>FILTER (ENGINE OIL)</text:p>
          </table:table-cell>
          <table:table-cell office:value-type="string" office:string-value="Yes">
            <text:p>Yes</text:p>
          </table:table-cell>
          <table:table-cell office:value-type="string" office:string-value="4CA">
            <text:p>4C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2">
            <text:p>$10.92</text:p>
          </table:table-cell>
          <table:table-cell office:value-type="string" office:string-value="$8.19">
            <text:p>$8.19</text:p>
          </table:table-cell>
          <table:table-cell office:value-type="string" office:string-value="$7.37">
            <text:p>$7.37</text:p>
          </table:table-cell>
          <table:table-cell office:value-type="string" office:string-value="$6.96">
            <text:p>$6.96</text:p>
          </table:table-cell>
          <table:table-cell office:value-type="string" office:string-value="$6.55">
            <text:p>$6.55</text:p>
          </table:table-cell>
          <table:table-cell office:value-type="string" office:string-value="$6.14">
            <text:p>$6.14</text:p>
          </table:table-cell>
          <table:table-cell office:value-type="string" office:string-value="$5.73">
            <text:p>$5.73</text:p>
          </table:table-cell>
          <table:table-cell office:value-type="string" office:string-value="$5.32">
            <text:p>$5.32</text:p>
          </table:table-cell>
        </table:table-row>
        <table:table-row>
          <table:table-cell office:value-type="string" office:string-value="108-3842">
            <text:p>108-3842</text:p>
          </table:table-cell>
          <table:table-cell office:value-type="string" office:string-value="FILTER-OIL">
            <text:p>FILTER-OIL</text:p>
          </table:table-cell>
          <table:table-cell office:value-type="string" office:string-value="FILTER (ENGINE OIL)">
            <text:p>FILTER (ENGINE OIL)</text:p>
          </table:table-cell>
          <table:table-cell office:value-type="string" office:string-value="Yes">
            <text:p>Yes</text:p>
          </table:table-cell>
          <table:table-cell office:value-type="string" office:string-value="3AA">
            <text:p>3A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.88">
            <text:p>$9.88</text:p>
          </table:table-cell>
          <table:table-cell office:value-type="string" office:string-value="$7.90">
            <text:p>$7.90</text:p>
          </table:table-cell>
          <table:table-cell office:value-type="string" office:string-value="$7.11">
            <text:p>$7.11</text:p>
          </table:table-cell>
          <table:table-cell office:value-type="string" office:string-value="$6.72">
            <text:p>$6.72</text:p>
          </table:table-cell>
          <table:table-cell office:value-type="string" office:string-value="$6.32">
            <text:p>$6.32</text:p>
          </table:table-cell>
          <table:table-cell office:value-type="string" office:string-value="$5.93">
            <text:p>$5.93</text:p>
          </table:table-cell>
          <table:table-cell office:value-type="string" office:string-value="$5.53">
            <text:p>$5.53</text:p>
          </table:table-cell>
          <table:table-cell office:value-type="string" office:string-value="$5.14">
            <text:p>$5.14</text:p>
          </table:table-cell>
        </table:table-row>
        <table:table-row>
          <table:table-cell office:value-type="string" office:string-value="108-3847">
            <text:p>108-3847</text:p>
          </table:table-cell>
          <table:table-cell office:value-type="string" office:string-value="FILTER-OIL">
            <text:p>FILTER-OIL</text:p>
          </table:table-cell>
          <table:table-cell office:value-type="string" office:string-value="FILTER (ENGINE OIL)">
            <text:p>FILTER (ENGINE OIL)</text:p>
          </table:table-cell>
          <table:table-cell office:value-type="string" office:string-value="Yes">
            <text:p>Yes</text:p>
          </table:table-cell>
          <table:table-cell office:value-type="string" office:string-value="5FK">
            <text:p>5F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72">
            <text:p>$7.72</text:p>
          </table:table-cell>
          <table:table-cell office:value-type="string" office:string-value="$6.56">
            <text:p>$6.56</text:p>
          </table:table-cell>
          <table:table-cell office:value-type="string" office:string-value="$5.90">
            <text:p>$5.90</text:p>
          </table:table-cell>
          <table:table-cell office:value-type="string" office:string-value="$5.58">
            <text:p>$5.58</text:p>
          </table:table-cell>
          <table:table-cell office:value-type="string" office:string-value="$5.25">
            <text:p>$5.25</text:p>
          </table:table-cell>
          <table:table-cell office:value-type="string" office:string-value="$4.92">
            <text:p>$4.92</text:p>
          </table:table-cell>
          <table:table-cell office:value-type="string" office:string-value="$4.59">
            <text:p>$4.59</text:p>
          </table:table-cell>
          <table:table-cell office:value-type="string" office:string-value="$4.26">
            <text:p>$4.26</text:p>
          </table:table-cell>
        </table:table-row>
        <table:table-row>
          <table:table-cell office:value-type="string" office:string-value="108-3854">
            <text:p>108-3854</text:p>
          </table:table-cell>
          <table:table-cell office:value-type="string" office:string-value="FILTER-FUEL">
            <text:p>FILTER-FUEL</text:p>
          </table:table-cell>
          <table:table-cell office:value-type="string" office:string-value="FILTER (FUEL)">
            <text:p>FILTER (FUEL)</text:p>
          </table:table-cell>
          <table:table-cell office:value-type="string" office:string-value="Yes">
            <text:p>Yes</text:p>
          </table:table-cell>
          <table:table-cell office:value-type="string" office:string-value="5FK">
            <text:p>5F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.55">
            <text:p>$5.55</text:p>
          </table:table-cell>
          <table:table-cell office:value-type="string" office:string-value="$4.72">
            <text:p>$4.72</text:p>
          </table:table-cell>
          <table:table-cell office:value-type="string" office:string-value="$4.25">
            <text:p>$4.25</text:p>
          </table:table-cell>
          <table:table-cell office:value-type="string" office:string-value="$4.01">
            <text:p>$4.01</text:p>
          </table:table-cell>
          <table:table-cell office:value-type="string" office:string-value="$3.78">
            <text:p>$3.78</text:p>
          </table:table-cell>
          <table:table-cell office:value-type="string" office:string-value="$3.54">
            <text:p>$3.54</text:p>
          </table:table-cell>
          <table:table-cell office:value-type="string" office:string-value="$3.30">
            <text:p>$3.30</text:p>
          </table:table-cell>
          <table:table-cell office:value-type="string" office:string-value="$3.07">
            <text:p>$3.07</text:p>
          </table:table-cell>
        </table:table-row>
        <table:table-row>
          <table:table-cell office:value-type="string" office:string-value="108-4071">
            <text:p>108-4071</text:p>
          </table:table-cell>
          <table:table-cell office:value-type="string" office:string-value="BELT-242&quot;">
            <text:p>BELT-242"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6.99">
            <text:p>$166.99</text:p>
          </table:table-cell>
          <table:table-cell office:value-type="string" office:string-value="$125.24">
            <text:p>$125.24</text:p>
          </table:table-cell>
          <table:table-cell office:value-type="string" office:string-value="$112.72">
            <text:p>$112.72</text:p>
          </table:table-cell>
          <table:table-cell office:value-type="string" office:string-value="$106.45">
            <text:p>$106.45</text:p>
          </table:table-cell>
          <table:table-cell office:value-type="string" office:string-value="$100.19">
            <text:p>$100.19</text:p>
          </table:table-cell>
          <table:table-cell office:value-type="string" office:string-value="$93.93">
            <text:p>$93.93</text:p>
          </table:table-cell>
          <table:table-cell office:value-type="string" office:string-value="$87.67">
            <text:p>$87.67</text:p>
          </table:table-cell>
          <table:table-cell office:value-type="string" office:string-value="$81.41">
            <text:p>$81.41</text:p>
          </table:table-cell>
        </table:table-row>
        <table:table-row>
          <table:table-cell office:value-type="string" office:string-value="108-4081-03">
            <text:p>108-4081-03</text:p>
          </table:table-cell>
          <table:table-cell office:value-type="string" office:string-value="BLADE-14 INCH (HIGH SAIL)">
            <text:p>BLADE-14 INCH (HIGH SAIL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08-4089-03">
            <text:p>108-4089-03</text:p>
          </table:table-cell>
          <table:table-cell office:value-type="string" office:string-value="BLADE-ROTARY, 14 INCH (RECYCLING)">
            <text:p>BLADE-ROTARY, 14 INCH (RECYCLING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08-4112-03">
            <text:p>108-4112-03</text:p>
          </table:table-cell>
          <table:table-cell office:value-type="string" office:string-value="BLADE-ROTARY, 14.0 ATOMIC">
            <text:p>BLADE-ROTARY, 14.0 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$19.57">
            <text:p>$19.57</text:p>
          </table:table-cell>
          <table:table-cell office:value-type="string" office:string-value="$18.48">
            <text:p>$18.48</text:p>
          </table:table-cell>
          <table:table-cell office:value-type="string" office:string-value="$17.39">
            <text:p>$17.39</text:p>
          </table:table-cell>
          <table:table-cell office:value-type="string" office:string-value="$16.31">
            <text:p>$16.31</text:p>
          </table:table-cell>
          <table:table-cell office:value-type="string" office:string-value="$15.22">
            <text:p>$15.22</text:p>
          </table:table-cell>
          <table:table-cell office:value-type="string" office:string-value="$14.13">
            <text:p>$14.13</text:p>
          </table:table-cell>
        </table:table-row>
        <table:table-row>
          <table:table-cell office:value-type="string" office:string-value="108-4117-03">
            <text:p>108-4117-03</text:p>
          </table:table-cell>
          <table:table-cell office:value-type="string" office:string-value="BLADE-ROTARY, 17.5 ATOMIC">
            <text:p>BLADE-ROTARY, 17.5 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7.74">
            <text:p>$27.74</text:p>
          </table:table-cell>
          <table:table-cell office:value-type="string" office:string-value="$24.97">
            <text:p>$24.97</text:p>
          </table:table-cell>
          <table:table-cell office:value-type="string" office:string-value="$23.58">
            <text:p>$23.58</text:p>
          </table:table-cell>
          <table:table-cell office:value-type="string" office:string-value="$22.19">
            <text:p>$22.19</text:p>
          </table:table-cell>
          <table:table-cell office:value-type="string" office:string-value="$20.81">
            <text:p>$20.81</text:p>
          </table:table-cell>
          <table:table-cell office:value-type="string" office:string-value="$19.42">
            <text:p>$19.42</text:p>
          </table:table-cell>
          <table:table-cell office:value-type="string" office:string-value="$18.03">
            <text:p>$18.03</text:p>
          </table:table-cell>
        </table:table-row>
        <table:table-row>
          <table:table-cell office:value-type="string" office:string-value="108-4897">
            <text:p>108-4897</text:p>
          </table:table-cell>
          <table:table-cell office:value-type="string" office:string-value="CABLE-CHUTE, SHORT">
            <text:p>CABLE-CHUTE, SHORT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$9.17">
            <text:p>$9.17</text:p>
          </table:table-cell>
          <table:table-cell office:value-type="string" office:string-value="$8.66">
            <text:p>$8.66</text:p>
          </table:table-cell>
          <table:table-cell office:value-type="string" office:string-value="$8.15">
            <text:p>$8.15</text:p>
          </table:table-cell>
          <table:table-cell office:value-type="string" office:string-value="$7.64">
            <text:p>$7.64</text:p>
          </table:table-cell>
          <table:table-cell office:value-type="string" office:string-value="$7.13">
            <text:p>$7.13</text:p>
          </table:table-cell>
          <table:table-cell office:value-type="string" office:string-value="$6.62">
            <text:p>$6.62</text:p>
          </table:table-cell>
        </table:table-row>
        <table:table-row>
          <table:table-cell office:value-type="string" office:string-value="108-4898">
            <text:p>108-4898</text:p>
          </table:table-cell>
          <table:table-cell office:value-type="string" office:string-value="CABLE-CHUTE, LONG">
            <text:p>CABLE-CHUTE, LONG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108-4921">
            <text:p>108-4921</text:p>
          </table:table-cell>
          <table:table-cell office:value-type="string" office:string-value="BELT-DRIVE">
            <text:p>BELT-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8.99">
            <text:p>$18.99</text:p>
          </table:table-cell>
          <table:table-cell office:value-type="string" office:string-value="$11.39">
            <text:p>$11.39</text:p>
          </table:table-cell>
          <table:table-cell office:value-type="string" office:string-value="$10.25">
            <text:p>$10.25</text:p>
          </table:table-cell>
          <table:table-cell office:value-type="string" office:string-value="$9.68">
            <text:p>$9.68</text:p>
          </table:table-cell>
          <table:table-cell office:value-type="string" office:string-value="$9.11">
            <text:p>$9.11</text:p>
          </table:table-cell>
          <table:table-cell office:value-type="string" office:string-value="$8.54">
            <text:p>$8.54</text:p>
          </table:table-cell>
          <table:table-cell office:value-type="string" office:string-value="$7.97">
            <text:p>$7.97</text:p>
          </table:table-cell>
          <table:table-cell office:value-type="string" office:string-value="$7.40">
            <text:p>$7.40</text:p>
          </table:table-cell>
        </table:table-row>
        <table:table-row>
          <table:table-cell office:value-type="string" office:string-value="108501">
            <text:p>108501</text:p>
          </table:table-cell>
          <table:table-cell office:value-type="string" office:string-value="V-BELT TRANS DRIVE">
            <text:p>V-BELT TRANS 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4.99">
            <text:p>$54.99</text:p>
          </table:table-cell>
          <table:table-cell office:value-type="string" office:string-value="$41.24">
            <text:p>$41.24</text:p>
          </table:table-cell>
          <table:table-cell office:value-type="string" office:string-value="$37.12">
            <text:p>$37.12</text:p>
          </table:table-cell>
          <table:table-cell office:value-type="string" office:string-value="$35.05">
            <text:p>$35.05</text:p>
          </table:table-cell>
          <table:table-cell office:value-type="string" office:string-value="$32.99">
            <text:p>$32.99</text:p>
          </table:table-cell>
          <table:table-cell office:value-type="string" office:string-value="$30.93">
            <text:p>$30.93</text:p>
          </table:table-cell>
          <table:table-cell office:value-type="string" office:string-value="$28.87">
            <text:p>$28.87</text:p>
          </table:table-cell>
          <table:table-cell office:value-type="string" office:string-value="$26.81">
            <text:p>$26.81</text:p>
          </table:table-cell>
        </table:table-row>
        <table:table-row>
          <table:table-cell office:value-type="string" office:string-value="108-5951">
            <text:p>108-5951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5.99">
            <text:p>$135.99</text:p>
          </table:table-cell>
          <table:table-cell office:value-type="string" office:string-value="$81.59">
            <text:p>$81.59</text:p>
          </table:table-cell>
          <table:table-cell office:value-type="string" office:string-value="$73.43">
            <text:p>$73.43</text:p>
          </table:table-cell>
          <table:table-cell office:value-type="string" office:string-value="$69.35">
            <text:p>$69.35</text:p>
          </table:table-cell>
          <table:table-cell office:value-type="string" office:string-value="$65.27">
            <text:p>$65.27</text:p>
          </table:table-cell>
          <table:table-cell office:value-type="string" office:string-value="$61.19">
            <text:p>$61.19</text:p>
          </table:table-cell>
          <table:table-cell office:value-type="string" office:string-value="$57.11">
            <text:p>$57.11</text:p>
          </table:table-cell>
          <table:table-cell office:value-type="string" office:string-value="$53.03">
            <text:p>$53.03</text:p>
          </table:table-cell>
        </table:table-row>
        <table:table-row>
          <table:table-cell office:value-type="string" office:string-value="108-8158">
            <text:p>108-8158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40.99">
            <text:p>$40.99</text:p>
          </table:table-cell>
          <table:table-cell office:value-type="string" office:string-value="$24.59">
            <text:p>$24.59</text:p>
          </table:table-cell>
          <table:table-cell office:value-type="string" office:string-value="$22.13">
            <text:p>$22.13</text:p>
          </table:table-cell>
          <table:table-cell office:value-type="string" office:string-value="$20.90">
            <text:p>$20.90</text:p>
          </table:table-cell>
          <table:table-cell office:value-type="string" office:string-value="$19.67">
            <text:p>$19.67</text:p>
          </table:table-cell>
          <table:table-cell office:value-type="string" office:string-value="$18.44">
            <text:p>$18.44</text:p>
          </table:table-cell>
          <table:table-cell office:value-type="string" office:string-value="$17.21">
            <text:p>$17.21</text:p>
          </table:table-cell>
          <table:table-cell office:value-type="string" office:string-value="$15.98">
            <text:p>$15.98</text:p>
          </table:table-cell>
        </table:table-row>
        <table:table-row>
          <table:table-cell office:value-type="string" office:string-value="108834">
            <text:p>108834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3.99">
            <text:p>$33.99</text:p>
          </table:table-cell>
          <table:table-cell office:value-type="string" office:string-value="$20.39">
            <text:p>$20.39</text:p>
          </table:table-cell>
          <table:table-cell office:value-type="string" office:string-value="$18.35">
            <text:p>$18.35</text:p>
          </table:table-cell>
          <table:table-cell office:value-type="string" office:string-value="$17.33">
            <text:p>$17.33</text:p>
          </table:table-cell>
          <table:table-cell office:value-type="string" office:string-value="$16.31">
            <text:p>$16.31</text:p>
          </table:table-cell>
          <table:table-cell office:value-type="string" office:string-value="$15.29">
            <text:p>$15.29</text:p>
          </table:table-cell>
          <table:table-cell office:value-type="string" office:string-value="$14.27">
            <text:p>$14.27</text:p>
          </table:table-cell>
          <table:table-cell office:value-type="string" office:string-value="$13.25">
            <text:p>$13.25</text:p>
          </table:table-cell>
        </table:table-row>
        <table:table-row>
          <table:table-cell office:value-type="string" office:string-value="108-9781">
            <text:p>108-9781</text:p>
          </table:table-cell>
          <table:table-cell office:value-type="string" office:string-value="ARM-PIVOT, REAR">
            <text:p>ARM-PIVOT, REAR</text:p>
          </table:table-cell>
          <table:table-cell office:value-type="string" office:string-value="BRACKET">
            <text:p>BRACKET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2.74">
            <text:p>$12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9101">
            <text:p>109101</text:p>
          </table:table-cell>
          <table:table-cell office:value-type="string" office:string-value="FUSE-BLADE, 20 AMP">
            <text:p>FUSE-BLADE, 20 AMP</text:p>
          </table:table-cell>
          <table:table-cell office:value-type="string" office:string-value="FUSE/FUSE HOLDER">
            <text:p>FUSE/FUSE HOLDER</text:p>
          </table:table-cell>
          <table:table-cell office:value-type="string" office:string-value="No">
            <text:p>No</text:p>
          </table:table-cell>
          <table:table-cell office:value-type="string" office:string-value="5FT">
            <text:p>5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.89">
            <text:p>$1.89</text:p>
          </table:table-cell>
          <table:table-cell office:value-type="string" office:string-value="$1.13">
            <text:p>$1.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9-2339">
            <text:p>109-2339</text:p>
          </table:table-cell>
          <table:table-cell office:value-type="string" office:string-value="DAMPER-CONTROL, MOTION">
            <text:p>DAMPER-CONTROL, MOTION</text:p>
          </table:table-cell>
          <table:table-cell office:value-type="string" office:string-value="ARM">
            <text:p>ARM</text:p>
          </table:table-cell>
          <table:table-cell office:value-type="string" office:string-value="No">
            <text:p>No</text:p>
          </table:table-cell>
          <table:table-cell office:value-type="string" office:string-value="4DJ">
            <text:p>4D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70.99">
            <text:p>$70.99</text:p>
          </table:table-cell>
          <table:table-cell office:value-type="string" office:string-value="$42.59">
            <text:p>$42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9-3321">
            <text:p>109-3321</text:p>
          </table:table-cell>
          <table:table-cell office:value-type="string" office:string-value="ELEMENT-OIL FILTER, HYD">
            <text:p>ELEMENT-OIL FILTER, HYD</text:p>
          </table:table-cell>
          <table:table-cell office:value-type="string" office:string-value="FILTER (HYDRAULIC)">
            <text:p>FILTER (HYDRAULIC)</text:p>
          </table:table-cell>
          <table:table-cell office:value-type="string" office:string-value="Yes">
            <text:p>Yes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09-3397">
            <text:p>109-3397</text:p>
          </table:table-cell>
          <table:table-cell office:value-type="string" office:string-value="PULLEY-IDLER, FLAT">
            <text:p>PULLEY-IDLER, FLAT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109-3661">
            <text:p>109-3661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4.99">
            <text:p>$84.99</text:p>
          </table:table-cell>
          <table:table-cell office:value-type="string" office:string-value="$50.99">
            <text:p>$50.99</text:p>
          </table:table-cell>
          <table:table-cell office:value-type="string" office:string-value="$45.89">
            <text:p>$45.89</text:p>
          </table:table-cell>
          <table:table-cell office:value-type="string" office:string-value="$43.34">
            <text:p>$43.34</text:p>
          </table:table-cell>
          <table:table-cell office:value-type="string" office:string-value="$40.79">
            <text:p>$40.79</text:p>
          </table:table-cell>
          <table:table-cell office:value-type="string" office:string-value="$38.24">
            <text:p>$38.24</text:p>
          </table:table-cell>
          <table:table-cell office:value-type="string" office:string-value="$35.69">
            <text:p>$35.69</text:p>
          </table:table-cell>
          <table:table-cell office:value-type="string" office:string-value="$33.14">
            <text:p>$33.14</text:p>
          </table:table-cell>
        </table:table-row>
        <table:table-row>
          <table:table-cell office:value-type="string" office:string-value="109-3661P">
            <text:p>109-3661P</text:p>
          </table:table-cell>
          <table:table-cell office:value-type="string" office:string-value="TIMECUTTER MX 60&quot; DECK BELT">
            <text:p>TIMECUTTER MX 60" DECK 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9.99">
            <text:p>$89.99</text:p>
          </table:table-cell>
          <table:table-cell office:value-type="string" office:string-value="$53.99">
            <text:p>$53.99</text:p>
          </table:table-cell>
          <table:table-cell office:value-type="string" office:string-value="$48.59">
            <text:p>$48.59</text:p>
          </table:table-cell>
          <table:table-cell office:value-type="string" office:string-value="$45.89">
            <text:p>$45.89</text:p>
          </table:table-cell>
          <table:table-cell office:value-type="string" office:string-value="$43.19">
            <text:p>$43.19</text:p>
          </table:table-cell>
          <table:table-cell office:value-type="string" office:string-value="$40.49">
            <text:p>$40.49</text:p>
          </table:table-cell>
          <table:table-cell office:value-type="string" office:string-value="$37.79">
            <text:p>$37.79</text:p>
          </table:table-cell>
          <table:table-cell office:value-type="string" office:string-value="$35.09">
            <text:p>$35.09</text:p>
          </table:table-cell>
        </table:table-row>
        <table:table-row>
          <table:table-cell office:value-type="string" office:string-value="109-4736">
            <text:p>109-4736</text:p>
          </table:table-cell>
          <table:table-cell office:value-type="string" office:string-value="ASM,SWITCH W/NUT">
            <text:p>ASM,SWITCH W/NUT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3.39">
            <text:p>$23.39</text:p>
          </table:table-cell>
          <table:table-cell office:value-type="string" office:string-value="$21.05">
            <text:p>$21.05</text:p>
          </table:table-cell>
          <table:table-cell office:value-type="string" office:string-value="$19.88">
            <text:p>$19.88</text:p>
          </table:table-cell>
          <table:table-cell office:value-type="string" office:string-value="$18.71">
            <text:p>$18.71</text:p>
          </table:table-cell>
          <table:table-cell office:value-type="string" office:string-value="$17.54">
            <text:p>$17.54</text:p>
          </table:table-cell>
          <table:table-cell office:value-type="string" office:string-value="$16.37">
            <text:p>$16.37</text:p>
          </table:table-cell>
          <table:table-cell office:value-type="string" office:string-value="$15.20">
            <text:p>$15.20</text:p>
          </table:table-cell>
        </table:table-row>
        <table:table-row>
          <table:table-cell office:value-type="string" office:string-value="109-4987">
            <text:p>109-4987</text:p>
          </table:table-cell>
          <table:table-cell office:value-type="string" office:string-value="PUMP-HYD">
            <text:p>PUMP-HYD</text:p>
          </table:table-cell>
          <table:table-cell office:value-type="string" office:string-value="HYD-MOTOR">
            <text:p>HYD-MOTOR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,160.99">
            <text:p>$1,160.99</text:p>
          </table:table-cell>
          <table:table-cell office:value-type="string" office:string-value="$870.74">
            <text:p>$870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9-4988">
            <text:p>109-4988</text:p>
          </table:table-cell>
          <table:table-cell office:value-type="string" office:string-value="PUMP-HYD">
            <text:p>PUMP-HYD</text:p>
          </table:table-cell>
          <table:table-cell office:value-type="string" office:string-value="HYD-MOTOR">
            <text:p>HYD-MOTOR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,054.99">
            <text:p>$1,054.99</text:p>
          </table:table-cell>
          <table:table-cell office:value-type="string" office:string-value="$791.24">
            <text:p>$791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9-5364">
            <text:p>109-5364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0.99">
            <text:p>$70.99</text:p>
          </table:table-cell>
          <table:table-cell office:value-type="string" office:string-value="$53.24">
            <text:p>$53.24</text:p>
          </table:table-cell>
          <table:table-cell office:value-type="string" office:string-value="$47.92">
            <text:p>$47.92</text:p>
          </table:table-cell>
          <table:table-cell office:value-type="string" office:string-value="$45.25">
            <text:p>$45.25</text:p>
          </table:table-cell>
          <table:table-cell office:value-type="string" office:string-value="$42.59">
            <text:p>$42.59</text:p>
          </table:table-cell>
          <table:table-cell office:value-type="string" office:string-value="$39.93">
            <text:p>$39.93</text:p>
          </table:table-cell>
          <table:table-cell office:value-type="string" office:string-value="$37.27">
            <text:p>$37.27</text:p>
          </table:table-cell>
          <table:table-cell office:value-type="string" office:string-value="$34.61">
            <text:p>$34.61</text:p>
          </table:table-cell>
        </table:table-row>
        <table:table-row>
          <table:table-cell office:value-type="string" office:string-value="109-6480">
            <text:p>109-6480</text:p>
          </table:table-cell>
          <table:table-cell office:value-type="string" office:string-value="BLADE-MULCH">
            <text:p>BLADE-MUL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109-6482">
            <text:p>109-6482</text:p>
          </table:table-cell>
          <table:table-cell office:value-type="string" office:string-value="BLADE,BAGGER 18.0">
            <text:p>BLADE,BAGGER 18.0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109-6872">
            <text:p>109-6872</text:p>
          </table:table-cell>
          <table:table-cell office:value-type="string" office:string-value="BLADE-NOTCHED">
            <text:p>BLADE-NOTCHED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$17.54">
            <text:p>$17.54</text:p>
          </table:table-cell>
          <table:table-cell office:value-type="string" office:string-value="$16.57">
            <text:p>$16.57</text:p>
          </table:table-cell>
          <table:table-cell office:value-type="string" office:string-value="$15.59">
            <text:p>$15.59</text:p>
          </table:table-cell>
          <table:table-cell office:value-type="string" office:string-value="$14.62">
            <text:p>$14.62</text:p>
          </table:table-cell>
          <table:table-cell office:value-type="string" office:string-value="$13.64">
            <text:p>$13.64</text:p>
          </table:table-cell>
          <table:table-cell office:value-type="string" office:string-value="$12.67">
            <text:p>$12.67</text:p>
          </table:table-cell>
        </table:table-row>
        <table:table-row>
          <table:table-cell office:value-type="string" office:string-value="109-6873">
            <text:p>109-6873</text:p>
          </table:table-cell>
          <table:table-cell office:value-type="string" office:string-value="BLADE-NOTCHED">
            <text:p>BLADE-NOTCHED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09-7299">
            <text:p>109-7299</text:p>
          </table:table-cell>
          <table:table-cell office:value-type="string" office:string-value="BELT,3L P21 DRIVE">
            <text:p>BELT,3L P21 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X">
            <text:p>2CX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09-8070">
            <text:p>109-8070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7.99">
            <text:p>$137.99</text:p>
          </table:table-cell>
          <table:table-cell office:value-type="string" office:string-value="$82.79">
            <text:p>$82.79</text:p>
          </table:table-cell>
          <table:table-cell office:value-type="string" office:string-value="$74.51">
            <text:p>$74.51</text:p>
          </table:table-cell>
          <table:table-cell office:value-type="string" office:string-value="$70.37">
            <text:p>$70.37</text:p>
          </table:table-cell>
          <table:table-cell office:value-type="string" office:string-value="$66.23">
            <text:p>$66.23</text:p>
          </table:table-cell>
          <table:table-cell office:value-type="string" office:string-value="$62.09">
            <text:p>$62.09</text:p>
          </table:table-cell>
          <table:table-cell office:value-type="string" office:string-value="$57.95">
            <text:p>$57.95</text:p>
          </table:table-cell>
          <table:table-cell office:value-type="string" office:string-value="$53.81">
            <text:p>$53.81</text:p>
          </table:table-cell>
        </table:table-row>
        <table:table-row>
          <table:table-cell office:value-type="string" office:string-value="109-8076">
            <text:p>109-8076</text:p>
          </table:table-cell>
          <table:table-cell office:value-type="string" office:string-value="PULLEY-IDLER">
            <text:p>PULLEY-IDLER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59.99">
            <text:p>$59.99</text:p>
          </table:table-cell>
          <table:table-cell office:value-type="string" office:string-value="$35.99">
            <text:p>$35.99</text:p>
          </table:table-cell>
          <table:table-cell office:value-type="string" office:string-value="$32.39">
            <text:p>$32.39</text:p>
          </table:table-cell>
          <table:table-cell office:value-type="string" office:string-value="$30.59">
            <text:p>$30.59</text:p>
          </table:table-cell>
          <table:table-cell office:value-type="string" office:string-value="$28.79">
            <text:p>$28.79</text:p>
          </table:table-cell>
          <table:table-cell office:value-type="string" office:string-value="$26.99">
            <text:p>$26.99</text:p>
          </table:table-cell>
          <table:table-cell office:value-type="string" office:string-value="$25.19">
            <text:p>$25.19</text:p>
          </table:table-cell>
          <table:table-cell office:value-type="string" office:string-value="$23.39">
            <text:p>$23.39</text:p>
          </table:table-cell>
        </table:table-row>
        <table:table-row>
          <table:table-cell office:value-type="string" office:string-value="109842">
            <text:p>109842</text:p>
          </table:table-cell>
          <table:table-cell office:value-type="string" office:string-value="BEARING-BALL">
            <text:p>BEARING-BALL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5FD">
            <text:p>5F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8.74">
            <text:p>$18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9-8972">
            <text:p>109-8972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0.99">
            <text:p>$410.99</text:p>
          </table:table-cell>
          <table:table-cell office:value-type="string" office:string-value="$308.24">
            <text:p>$308.24</text:p>
          </table:table-cell>
          <table:table-cell office:value-type="string" office:string-value="$277.42">
            <text:p>$277.42</text:p>
          </table:table-cell>
          <table:table-cell office:value-type="string" office:string-value="$262.00">
            <text:p>$262.00</text:p>
          </table:table-cell>
          <table:table-cell office:value-type="string" office:string-value="$246.59">
            <text:p>$246.59</text:p>
          </table:table-cell>
          <table:table-cell office:value-type="string" office:string-value="$231.18">
            <text:p>$231.18</text:p>
          </table:table-cell>
          <table:table-cell office:value-type="string" office:string-value="$215.77">
            <text:p>$215.77</text:p>
          </table:table-cell>
          <table:table-cell office:value-type="string" office:string-value="$200.36">
            <text:p>$200.36</text:p>
          </table:table-cell>
        </table:table-row>
        <table:table-row>
          <table:table-cell office:value-type="string" office:string-value="109-9023">
            <text:p>109-902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3.99">
            <text:p>$153.99</text:p>
          </table:table-cell>
          <table:table-cell office:value-type="string" office:string-value="$92.39">
            <text:p>$92.39</text:p>
          </table:table-cell>
          <table:table-cell office:value-type="string" office:string-value="$83.15">
            <text:p>$83.15</text:p>
          </table:table-cell>
          <table:table-cell office:value-type="string" office:string-value="$78.53">
            <text:p>$78.53</text:p>
          </table:table-cell>
          <table:table-cell office:value-type="string" office:string-value="$73.91">
            <text:p>$73.91</text:p>
          </table:table-cell>
          <table:table-cell office:value-type="string" office:string-value="$69.29">
            <text:p>$69.29</text:p>
          </table:table-cell>
          <table:table-cell office:value-type="string" office:string-value="$64.67">
            <text:p>$64.67</text:p>
          </table:table-cell>
          <table:table-cell office:value-type="string" office:string-value="$60.05">
            <text:p>$60.05</text:p>
          </table:table-cell>
        </table:table-row>
        <table:table-row>
          <table:table-cell office:value-type="string" office:string-value="109-9127">
            <text:p>109-9127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7.99">
            <text:p>$317.99</text:p>
          </table:table-cell>
          <table:table-cell office:value-type="string" office:string-value="$190.79">
            <text:p>$190.79</text:p>
          </table:table-cell>
          <table:table-cell office:value-type="string" office:string-value="$171.71">
            <text:p>$171.71</text:p>
          </table:table-cell>
          <table:table-cell office:value-type="string" office:string-value="$162.17">
            <text:p>$162.17</text:p>
          </table:table-cell>
          <table:table-cell office:value-type="string" office:string-value="$152.63">
            <text:p>$152.63</text:p>
          </table:table-cell>
          <table:table-cell office:value-type="string" office:string-value="$143.09">
            <text:p>$143.09</text:p>
          </table:table-cell>
          <table:table-cell office:value-type="string" office:string-value="$133.55">
            <text:p>$133.55</text:p>
          </table:table-cell>
          <table:table-cell office:value-type="string" office:string-value="$124.01">
            <text:p>$124.01</text:p>
          </table:table-cell>
        </table:table-row>
        <table:table-row>
          <table:table-cell office:value-type="string" office:string-value="109-9487">
            <text:p>109-9487</text:p>
          </table:table-cell>
          <table:table-cell office:value-type="string" office:string-value="KIT,HITCH">
            <text:p>KIT,HITCH</text:p>
          </table:table-cell>
          <table:table-cell office:value-type="string" office:string-value="WELD ASM.">
            <text:p>WELD ASM.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3.99">
            <text:p>$133.99</text:p>
          </table:table-cell>
          <table:table-cell office:value-type="string" office:string-value="$100.49">
            <text:p>$100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9966">
            <text:p>109966</text:p>
          </table:table-cell>
          <table:table-cell office:value-type="string" office:string-value="BEARING-BALL">
            <text:p>BEARING-BALL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3AA">
            <text:p>3A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8.39">
            <text:p>$8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0-0408">
            <text:p>110-0408</text:p>
          </table:table-cell>
          <table:table-cell office:value-type="string" office:string-value="6 PACK-BLADE, 18&quot; RECYCLER">
            <text:p>6 PACK-BLADE, 18"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3.99">
            <text:p>$183.99</text:p>
          </table:table-cell>
          <table:table-cell office:value-type="string" office:string-value="$110.39">
            <text:p>$110.39</text:p>
          </table:table-cell>
          <table:table-cell office:value-type="string" office:string-value="$99.35">
            <text:p>$99.35</text:p>
          </table:table-cell>
          <table:table-cell office:value-type="string" office:string-value="$93.83">
            <text:p>$93.83</text:p>
          </table:table-cell>
          <table:table-cell office:value-type="string" office:string-value="$88.31">
            <text:p>$88.31</text:p>
          </table:table-cell>
          <table:table-cell office:value-type="string" office:string-value="$82.79">
            <text:p>$82.79</text:p>
          </table:table-cell>
          <table:table-cell office:value-type="string" office:string-value="$77.27">
            <text:p>$77.27</text:p>
          </table:table-cell>
          <table:table-cell office:value-type="string" office:string-value="$71.75">
            <text:p>$71.75</text:p>
          </table:table-cell>
        </table:table-row>
        <table:table-row>
          <table:table-cell office:value-type="string" office:string-value="110-0414">
            <text:p>110-0414</text:p>
          </table:table-cell>
          <table:table-cell office:value-type="string" office:string-value="6 PACK-BLADE, HI FLOW - 16.5&quot;">
            <text:p>6 PACK-BLADE, HI FLOW - 16.5"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1.99">
            <text:p>$171.99</text:p>
          </table:table-cell>
          <table:table-cell office:value-type="string" office:string-value="$103.19">
            <text:p>$103.19</text:p>
          </table:table-cell>
          <table:table-cell office:value-type="string" office:string-value="$92.87">
            <text:p>$92.87</text:p>
          </table:table-cell>
          <table:table-cell office:value-type="string" office:string-value="$87.71">
            <text:p>$87.71</text:p>
          </table:table-cell>
          <table:table-cell office:value-type="string" office:string-value="$82.55">
            <text:p>$82.55</text:p>
          </table:table-cell>
          <table:table-cell office:value-type="string" office:string-value="$77.39">
            <text:p>$77.39</text:p>
          </table:table-cell>
          <table:table-cell office:value-type="string" office:string-value="$72.23">
            <text:p>$72.23</text:p>
          </table:table-cell>
          <table:table-cell office:value-type="string" office:string-value="$67.07">
            <text:p>$67.07</text:p>
          </table:table-cell>
        </table:table-row>
        <table:table-row>
          <table:table-cell office:value-type="string" office:string-value="110-0543">
            <text:p>110-054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6.99">
            <text:p>$146.99</text:p>
          </table:table-cell>
          <table:table-cell office:value-type="string" office:string-value="$88.19">
            <text:p>$88.19</text:p>
          </table:table-cell>
          <table:table-cell office:value-type="string" office:string-value="$79.37">
            <text:p>$79.37</text:p>
          </table:table-cell>
          <table:table-cell office:value-type="string" office:string-value="$74.96">
            <text:p>$74.96</text:p>
          </table:table-cell>
          <table:table-cell office:value-type="string" office:string-value="$70.55">
            <text:p>$70.55</text:p>
          </table:table-cell>
          <table:table-cell office:value-type="string" office:string-value="$66.14">
            <text:p>$66.14</text:p>
          </table:table-cell>
          <table:table-cell office:value-type="string" office:string-value="$61.73">
            <text:p>$61.73</text:p>
          </table:table-cell>
          <table:table-cell office:value-type="string" office:string-value="$57.32">
            <text:p>$57.32</text:p>
          </table:table-cell>
        </table:table-row>
        <table:table-row>
          <table:table-cell office:value-type="string" office:string-value="110-0549">
            <text:p>110-0549</text:p>
          </table:table-cell>
          <table:table-cell office:value-type="string" office:string-value="KNOB-HOC">
            <text:p>KNOB-HOC</text:p>
          </table:table-cell>
          <table:table-cell office:value-type="string" office:string-value="KNOB/BUTTON/TRIGGER">
            <text:p>KNOB/BUTTON/TRIGGER</text:p>
          </table:table-cell>
          <table:table-cell office:value-type="string" office:string-value="No">
            <text:p>No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0.99">
            <text:p>$0.99</text:p>
          </table:table-cell>
          <table:table-cell office:value-type="string" office:string-value="$0.59">
            <text:p>$0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0-0749">
            <text:p>110-0749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1.99">
            <text:p>$111.99</text:p>
          </table:table-cell>
          <table:table-cell office:value-type="string" office:string-value="$83.99">
            <text:p>$83.99</text:p>
          </table:table-cell>
          <table:table-cell office:value-type="string" office:string-value="$75.59">
            <text:p>$75.59</text:p>
          </table:table-cell>
          <table:table-cell office:value-type="string" office:string-value="$71.39">
            <text:p>$71.39</text:p>
          </table:table-cell>
          <table:table-cell office:value-type="string" office:string-value="$67.19">
            <text:p>$67.19</text:p>
          </table:table-cell>
          <table:table-cell office:value-type="string" office:string-value="$62.99">
            <text:p>$62.99</text:p>
          </table:table-cell>
          <table:table-cell office:value-type="string" office:string-value="$58.79">
            <text:p>$58.79</text:p>
          </table:table-cell>
          <table:table-cell office:value-type="string" office:string-value="$54.59">
            <text:p>$54.59</text:p>
          </table:table-cell>
        </table:table-row>
        <table:table-row>
          <table:table-cell office:value-type="string" office:string-value="110-0805">
            <text:p>110-0805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9.99">
            <text:p>$109.99</text:p>
          </table:table-cell>
          <table:table-cell office:value-type="string" office:string-value="$65.99">
            <text:p>$65.99</text:p>
          </table:table-cell>
          <table:table-cell office:value-type="string" office:string-value="$59.39">
            <text:p>$59.39</text:p>
          </table:table-cell>
          <table:table-cell office:value-type="string" office:string-value="$56.09">
            <text:p>$56.09</text:p>
          </table:table-cell>
          <table:table-cell office:value-type="string" office:string-value="$52.79">
            <text:p>$52.79</text:p>
          </table:table-cell>
          <table:table-cell office:value-type="string" office:string-value="$49.49">
            <text:p>$49.49</text:p>
          </table:table-cell>
          <table:table-cell office:value-type="string" office:string-value="$46.19">
            <text:p>$46.19</text:p>
          </table:table-cell>
          <table:table-cell office:value-type="string" office:string-value="$42.89">
            <text:p>$42.89</text:p>
          </table:table-cell>
        </table:table-row>
        <table:table-row>
          <table:table-cell office:value-type="string" office:string-value="110-1632">
            <text:p>110-1632</text:p>
          </table:table-cell>
          <table:table-cell office:value-type="string" office:string-value="11 INCH WHEEL ASM">
            <text:p>11 INCH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110-1790">
            <text:p>110-1790</text:p>
          </table:table-cell>
          <table:table-cell office:value-type="string" office:string-value="BELT-BBC">
            <text:p>BELT-BBC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4DS">
            <text:p>4D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10265">
            <text:p>110265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9.99">
            <text:p>$89.99</text:p>
          </table:table-cell>
          <table:table-cell office:value-type="string" office:string-value="$67.49">
            <text:p>$67.49</text:p>
          </table:table-cell>
          <table:table-cell office:value-type="string" office:string-value="$60.74">
            <text:p>$60.74</text:p>
          </table:table-cell>
          <table:table-cell office:value-type="string" office:string-value="$57.37">
            <text:p>$57.37</text:p>
          </table:table-cell>
          <table:table-cell office:value-type="string" office:string-value="$53.99">
            <text:p>$53.99</text:p>
          </table:table-cell>
          <table:table-cell office:value-type="string" office:string-value="$50.62">
            <text:p>$50.62</text:p>
          </table:table-cell>
          <table:table-cell office:value-type="string" office:string-value="$47.24">
            <text:p>$47.24</text:p>
          </table:table-cell>
          <table:table-cell office:value-type="string" office:string-value="$43.87">
            <text:p>$43.87</text:p>
          </table:table-cell>
        </table:table-row>
        <table:table-row>
          <table:table-cell office:value-type="string" office:string-value="110-3796">
            <text:p>110-3796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1.99">
            <text:p>$51.99</text:p>
          </table:table-cell>
          <table:table-cell office:value-type="string" office:string-value="$31.19">
            <text:p>$31.19</text:p>
          </table:table-cell>
          <table:table-cell office:value-type="string" office:string-value="$28.07">
            <text:p>$28.07</text:p>
          </table:table-cell>
          <table:table-cell office:value-type="string" office:string-value="$26.51">
            <text:p>$26.51</text:p>
          </table:table-cell>
          <table:table-cell office:value-type="string" office:string-value="$24.95">
            <text:p>$24.95</text:p>
          </table:table-cell>
          <table:table-cell office:value-type="string" office:string-value="$23.39">
            <text:p>$23.39</text:p>
          </table:table-cell>
          <table:table-cell office:value-type="string" office:string-value="$21.83">
            <text:p>$21.83</text:p>
          </table:table-cell>
          <table:table-cell office:value-type="string" office:string-value="$20.27">
            <text:p>$20.27</text:p>
          </table:table-cell>
        </table:table-row>
        <table:table-row>
          <table:table-cell office:value-type="string" office:string-value="110-3865">
            <text:p>110-3865</text:p>
          </table:table-cell>
          <table:table-cell office:value-type="string" office:string-value="BELT-V, RIBBED">
            <text:p>BELT-V, RIBBED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3.39">
            <text:p>$23.39</text:p>
          </table:table-cell>
          <table:table-cell office:value-type="string" office:string-value="$21.05">
            <text:p>$21.05</text:p>
          </table:table-cell>
          <table:table-cell office:value-type="string" office:string-value="$19.88">
            <text:p>$19.88</text:p>
          </table:table-cell>
          <table:table-cell office:value-type="string" office:string-value="$18.71">
            <text:p>$18.71</text:p>
          </table:table-cell>
          <table:table-cell office:value-type="string" office:string-value="$17.54">
            <text:p>$17.54</text:p>
          </table:table-cell>
          <table:table-cell office:value-type="string" office:string-value="$16.37">
            <text:p>$16.37</text:p>
          </table:table-cell>
          <table:table-cell office:value-type="string" office:string-value="$15.20">
            <text:p>$15.20</text:p>
          </table:table-cell>
        </table:table-row>
        <table:table-row>
          <table:table-cell office:value-type="string" office:string-value="110-3866">
            <text:p>110-3866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9.99">
            <text:p>$59.99</text:p>
          </table:table-cell>
          <table:table-cell office:value-type="string" office:string-value="$35.99">
            <text:p>$35.99</text:p>
          </table:table-cell>
          <table:table-cell office:value-type="string" office:string-value="$32.39">
            <text:p>$32.39</text:p>
          </table:table-cell>
          <table:table-cell office:value-type="string" office:string-value="$30.59">
            <text:p>$30.59</text:p>
          </table:table-cell>
          <table:table-cell office:value-type="string" office:string-value="$28.79">
            <text:p>$28.79</text:p>
          </table:table-cell>
          <table:table-cell office:value-type="string" office:string-value="$26.99">
            <text:p>$26.99</text:p>
          </table:table-cell>
          <table:table-cell office:value-type="string" office:string-value="$25.19">
            <text:p>$25.19</text:p>
          </table:table-cell>
          <table:table-cell office:value-type="string" office:string-value="$23.39">
            <text:p>$23.39</text:p>
          </table:table-cell>
        </table:table-row>
        <table:table-row>
          <table:table-cell office:value-type="string" office:string-value="110-4886">
            <text:p>110-4886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2.99">
            <text:p>$122.99</text:p>
          </table:table-cell>
          <table:table-cell office:value-type="string" office:string-value="$73.79">
            <text:p>$73.79</text:p>
          </table:table-cell>
          <table:table-cell office:value-type="string" office:string-value="$66.41">
            <text:p>$66.41</text:p>
          </table:table-cell>
          <table:table-cell office:value-type="string" office:string-value="$62.72">
            <text:p>$62.72</text:p>
          </table:table-cell>
          <table:table-cell office:value-type="string" office:string-value="$59.03">
            <text:p>$59.03</text:p>
          </table:table-cell>
          <table:table-cell office:value-type="string" office:string-value="$55.34">
            <text:p>$55.34</text:p>
          </table:table-cell>
          <table:table-cell office:value-type="string" office:string-value="$51.65">
            <text:p>$51.65</text:p>
          </table:table-cell>
          <table:table-cell office:value-type="string" office:string-value="$47.96">
            <text:p>$47.96</text:p>
          </table:table-cell>
        </table:table-row>
        <table:table-row>
          <table:table-cell office:value-type="string" office:string-value="110-5004">
            <text:p>110-5004</text:p>
          </table:table-cell>
          <table:table-cell office:value-type="string" office:string-value="BELT-V, BANDED">
            <text:p>BELT-V, BANDED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9.99">
            <text:p>$99.99</text:p>
          </table:table-cell>
          <table:table-cell office:value-type="string" office:string-value="$59.99">
            <text:p>$59.99</text:p>
          </table:table-cell>
          <table:table-cell office:value-type="string" office:string-value="$53.99">
            <text:p>$53.99</text:p>
          </table:table-cell>
          <table:table-cell office:value-type="string" office:string-value="$50.99">
            <text:p>$50.99</text:p>
          </table:table-cell>
          <table:table-cell office:value-type="string" office:string-value="$47.99">
            <text:p>$47.99</text:p>
          </table:table-cell>
          <table:table-cell office:value-type="string" office:string-value="$44.99">
            <text:p>$44.99</text:p>
          </table:table-cell>
          <table:table-cell office:value-type="string" office:string-value="$41.99">
            <text:p>$41.99</text:p>
          </table:table-cell>
          <table:table-cell office:value-type="string" office:string-value="$38.99">
            <text:p>$38.99</text:p>
          </table:table-cell>
        </table:table-row>
        <table:table-row>
          <table:table-cell office:value-type="string" office:string-value="110-5024">
            <text:p>110-5024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4CU">
            <text:p>4C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3.99">
            <text:p>$63.99</text:p>
          </table:table-cell>
          <table:table-cell office:value-type="string" office:string-value="$47.99">
            <text:p>$47.99</text:p>
          </table:table-cell>
          <table:table-cell office:value-type="string" office:string-value="$43.19">
            <text:p>$43.19</text:p>
          </table:table-cell>
          <table:table-cell office:value-type="string" office:string-value="$40.79">
            <text:p>$40.79</text:p>
          </table:table-cell>
          <table:table-cell office:value-type="string" office:string-value="$38.39">
            <text:p>$38.39</text:p>
          </table:table-cell>
          <table:table-cell office:value-type="string" office:string-value="$35.99">
            <text:p>$35.99</text:p>
          </table:table-cell>
          <table:table-cell office:value-type="string" office:string-value="$33.59">
            <text:p>$33.59</text:p>
          </table:table-cell>
          <table:table-cell office:value-type="string" office:string-value="$31.19">
            <text:p>$31.19</text:p>
          </table:table-cell>
        </table:table-row>
        <table:table-row>
          <table:table-cell office:value-type="string" office:string-value="110-5049">
            <text:p>110-5049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9.99">
            <text:p>$39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110506">
            <text:p>110506</text:p>
          </table:table-cell>
          <table:table-cell office:value-type="string" office:string-value="WHEEL">
            <text:p>WHEEL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6.24">
            <text:p>$26.24</text:p>
          </table:table-cell>
          <table:table-cell office:value-type="string" office:string-value="$23.62">
            <text:p>$23.62</text:p>
          </table:table-cell>
          <table:table-cell office:value-type="string" office:string-value="$22.30">
            <text:p>$22.30</text:p>
          </table:table-cell>
          <table:table-cell office:value-type="string" office:string-value="$20.99">
            <text:p>$20.99</text:p>
          </table:table-cell>
          <table:table-cell office:value-type="string" office:string-value="$19.68">
            <text:p>$19.68</text:p>
          </table:table-cell>
          <table:table-cell office:value-type="string" office:string-value="$18.37">
            <text:p>$18.37</text:p>
          </table:table-cell>
          <table:table-cell office:value-type="string" office:string-value="$17.06">
            <text:p>$17.06</text:p>
          </table:table-cell>
        </table:table-row>
        <table:table-row>
          <table:table-cell office:value-type="string" office:string-value="110513">
            <text:p>110513</text:p>
          </table:table-cell>
          <table:table-cell office:value-type="string" office:string-value="BEARING-WHEEL">
            <text:p>BEARING-WHEEL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5FD">
            <text:p>5F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1.99">
            <text:p>$11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0-5743">
            <text:p>110-5743</text:p>
          </table:table-cell>
          <table:table-cell office:value-type="string" office:string-value="WHEEL AND TIRE ASM (SEMI-PNEUMATIC)">
            <text:p>WHEEL AND TIRE ASM (SEMI-PNEUMATIC)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8.99">
            <text:p>$148.99</text:p>
          </table:table-cell>
          <table:table-cell office:value-type="string" office:string-value="$111.74">
            <text:p>$111.74</text:p>
          </table:table-cell>
          <table:table-cell office:value-type="string" office:string-value="$100.57">
            <text:p>$100.57</text:p>
          </table:table-cell>
          <table:table-cell office:value-type="string" office:string-value="$94.98">
            <text:p>$94.98</text:p>
          </table:table-cell>
          <table:table-cell office:value-type="string" office:string-value="$89.39">
            <text:p>$89.39</text:p>
          </table:table-cell>
          <table:table-cell office:value-type="string" office:string-value="$83.81">
            <text:p>$83.81</text:p>
          </table:table-cell>
          <table:table-cell office:value-type="string" office:string-value="$78.22">
            <text:p>$78.22</text:p>
          </table:table-cell>
          <table:table-cell office:value-type="string" office:string-value="$72.63">
            <text:p>$72.63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110-5744">
            <text:p>110-5744</text:p>
          </table:table-cell>
          <table:table-cell office:value-type="string" office:string-value="WHEEL AND TIRE ASM (SEMI-PNEUMATIC)">
            <text:p>WHEEL AND TIRE ASM (SEMI-PNEUMATIC)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5.99">
            <text:p>$195.99</text:p>
          </table:table-cell>
          <table:table-cell office:value-type="string" office:string-value="$146.99">
            <text:p>$146.99</text:p>
          </table:table-cell>
          <table:table-cell office:value-type="string" office:string-value="$132.29">
            <text:p>$132.29</text:p>
          </table:table-cell>
          <table:table-cell office:value-type="string" office:string-value="$124.94">
            <text:p>$124.94</text:p>
          </table:table-cell>
          <table:table-cell office:value-type="string" office:string-value="$117.59">
            <text:p>$117.59</text:p>
          </table:table-cell>
          <table:table-cell office:value-type="string" office:string-value="$110.24">
            <text:p>$110.24</text:p>
          </table:table-cell>
          <table:table-cell office:value-type="string" office:string-value="$102.89">
            <text:p>$102.89</text:p>
          </table:table-cell>
          <table:table-cell office:value-type="string" office:string-value="$95.54">
            <text:p>$95.54</text:p>
          </table:table-cell>
        </table:table-row>
        <table:table-row>
          <table:table-cell office:value-type="string" office:string-value="110-5745">
            <text:p>110-5745</text:p>
          </table:table-cell>
          <table:table-cell office:value-type="string" office:string-value="SEMI PNUEMATIC WHEEL ASM">
            <text:p>SEMI PNUEMATIC WHEEL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2.99">
            <text:p>$192.99</text:p>
          </table:table-cell>
          <table:table-cell office:value-type="string" office:string-value="$144.74">
            <text:p>$144.74</text:p>
          </table:table-cell>
          <table:table-cell office:value-type="string" office:string-value="$130.27">
            <text:p>$130.27</text:p>
          </table:table-cell>
          <table:table-cell office:value-type="string" office:string-value="$123.03">
            <text:p>$123.03</text:p>
          </table:table-cell>
          <table:table-cell office:value-type="string" office:string-value="$115.79">
            <text:p>$115.79</text:p>
          </table:table-cell>
          <table:table-cell office:value-type="string" office:string-value="$108.56">
            <text:p>$108.56</text:p>
          </table:table-cell>
          <table:table-cell office:value-type="string" office:string-value="$101.32">
            <text:p>$101.32</text:p>
          </table:table-cell>
          <table:table-cell office:value-type="string" office:string-value="$94.08">
            <text:p>$94.08</text:p>
          </table:table-cell>
        </table:table-row>
        <table:table-row>
          <table:table-cell office:value-type="string" office:string-value="110-5746">
            <text:p>110-5746</text:p>
          </table:table-cell>
          <table:table-cell office:value-type="string" office:string-value="CASTOR WHEEL ASM">
            <text:p>CASTOR WHEEL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2.99">
            <text:p>$272.99</text:p>
          </table:table-cell>
          <table:table-cell office:value-type="string" office:string-value="$204.74">
            <text:p>$204.74</text:p>
          </table:table-cell>
          <table:table-cell office:value-type="string" office:string-value="$184.27">
            <text:p>$184.27</text:p>
          </table:table-cell>
          <table:table-cell office:value-type="string" office:string-value="$174.03">
            <text:p>$174.03</text:p>
          </table:table-cell>
          <table:table-cell office:value-type="string" office:string-value="$163.79">
            <text:p>$163.79</text:p>
          </table:table-cell>
          <table:table-cell office:value-type="string" office:string-value="$153.56">
            <text:p>$153.56</text:p>
          </table:table-cell>
          <table:table-cell office:value-type="string" office:string-value="$143.32">
            <text:p>$143.32</text:p>
          </table:table-cell>
          <table:table-cell office:value-type="string" office:string-value="$133.08">
            <text:p>$133.08</text:p>
          </table:table-cell>
        </table:table-row>
        <table:table-row>
          <table:table-cell office:value-type="string" office:string-value="110-6568-03">
            <text:p>110-6568-03</text:p>
          </table:table-cell>
          <table:table-cell office:value-type="string" office:string-value="BLADE-21.6 INCH">
            <text:p>BLADE-21.6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4DJ">
            <text:p>4DJ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10-6764">
            <text:p>110-6764</text:p>
          </table:table-cell>
          <table:table-cell office:value-type="string" office:string-value="SWITCH-IGNITION">
            <text:p>SWITCH-IGNITION</text:p>
          </table:table-cell>
          <table:table-cell office:value-type="string" office:string-value="KEY/KEY &amp; LOCK ASM">
            <text:p>KEY/KEY &amp; LOCK ASM</text:p>
          </table:table-cell>
          <table:table-cell office:value-type="string" office:string-value="Yes">
            <text:p>Yes</text:p>
          </table:table-cell>
          <table:table-cell office:value-type="string" office:string-value="4CB">
            <text:p>4C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10-6765">
            <text:p>110-6765</text:p>
          </table:table-cell>
          <table:table-cell office:value-type="string" office:string-value="SWITCH-SINGLE POLE NO">
            <text:p>SWITCH-SINGLE POLE NO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5GO">
            <text:p>5G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.99">
            <text:p>$12.99</text:p>
          </table:table-cell>
          <table:table-cell office:value-type="string" office:string-value="$7.79">
            <text:p>$7.79</text:p>
          </table:table-cell>
          <table:table-cell office:value-type="string" office:string-value="$7.01">
            <text:p>$7.01</text:p>
          </table:table-cell>
          <table:table-cell office:value-type="string" office:string-value="$6.62">
            <text:p>$6.62</text:p>
          </table:table-cell>
          <table:table-cell office:value-type="string" office:string-value="$6.23">
            <text:p>$6.23</text:p>
          </table:table-cell>
          <table:table-cell office:value-type="string" office:string-value="$5.84">
            <text:p>$5.84</text:p>
          </table:table-cell>
          <table:table-cell office:value-type="string" office:string-value="$5.45">
            <text:p>$5.45</text:p>
          </table:table-cell>
          <table:table-cell office:value-type="string" office:string-value="$5.06">
            <text:p>$5.06</text:p>
          </table:table-cell>
        </table:table-row>
        <table:table-row>
          <table:table-cell office:value-type="string" office:string-value="110-6766">
            <text:p>110-6766</text:p>
          </table:table-cell>
          <table:table-cell office:value-type="string" office:string-value="CLUTCH-ELECTRIC, PTO">
            <text:p>CLUTCH-ELECTRIC, PTO</text:p>
          </table:table-cell>
          <table:table-cell office:value-type="string" office:string-value="CLUTCH-ELECTRO-MAGNETIC">
            <text:p>CLUTCH-ELECTRO-MAGNETIC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32.99">
            <text:p>$532.99</text:p>
          </table:table-cell>
          <table:table-cell office:value-type="string" office:string-value="$399.74">
            <text:p>$399.74</text:p>
          </table:table-cell>
          <table:table-cell office:value-type="string" office:string-value="$359.77">
            <text:p>$359.77</text:p>
          </table:table-cell>
          <table:table-cell office:value-type="string" office:string-value="$339.78">
            <text:p>$339.78</text:p>
          </table:table-cell>
          <table:table-cell office:value-type="string" office:string-value="$319.79">
            <text:p>$319.79</text:p>
          </table:table-cell>
          <table:table-cell office:value-type="string" office:string-value="$299.81">
            <text:p>$299.81</text:p>
          </table:table-cell>
          <table:table-cell office:value-type="string" office:string-value="$279.82">
            <text:p>$279.82</text:p>
          </table:table-cell>
          <table:table-cell office:value-type="string" office:string-value="$259.83">
            <text:p>$259.83</text:p>
          </table:table-cell>
        </table:table-row>
        <table:table-row>
          <table:table-cell office:value-type="string" office:string-value="110-6774">
            <text:p>110-6774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$19.57">
            <text:p>$19.57</text:p>
          </table:table-cell>
          <table:table-cell office:value-type="string" office:string-value="$18.48">
            <text:p>$18.48</text:p>
          </table:table-cell>
          <table:table-cell office:value-type="string" office:string-value="$17.39">
            <text:p>$17.39</text:p>
          </table:table-cell>
          <table:table-cell office:value-type="string" office:string-value="$16.31">
            <text:p>$16.31</text:p>
          </table:table-cell>
          <table:table-cell office:value-type="string" office:string-value="$15.22">
            <text:p>$15.22</text:p>
          </table:table-cell>
          <table:table-cell office:value-type="string" office:string-value="$14.13">
            <text:p>$14.13</text:p>
          </table:table-cell>
        </table:table-row>
        <table:table-row>
          <table:table-cell office:value-type="string" office:string-value="110-6775">
            <text:p>110-6775</text:p>
          </table:table-cell>
          <table:table-cell office:value-type="string" office:string-value="PULLEY-IDLER">
            <text:p>PULLEY-IDLER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5GD">
            <text:p>5G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2.99">
            <text:p>$32.99</text:p>
          </table:table-cell>
          <table:table-cell office:value-type="string" office:string-value="$24.74">
            <text:p>$24.74</text:p>
          </table:table-cell>
          <table:table-cell office:value-type="string" office:string-value="$22.27">
            <text:p>$22.27</text:p>
          </table:table-cell>
          <table:table-cell office:value-type="string" office:string-value="$21.03">
            <text:p>$21.03</text:p>
          </table:table-cell>
          <table:table-cell office:value-type="string" office:string-value="$19.79">
            <text:p>$19.79</text:p>
          </table:table-cell>
          <table:table-cell office:value-type="string" office:string-value="$18.56">
            <text:p>$18.56</text:p>
          </table:table-cell>
          <table:table-cell office:value-type="string" office:string-value="$17.32">
            <text:p>$17.32</text:p>
          </table:table-cell>
          <table:table-cell office:value-type="string" office:string-value="$16.08">
            <text:p>$16.08</text:p>
          </table:table-cell>
        </table:table-row>
        <table:table-row>
          <table:table-cell office:value-type="string" office:string-value="110-6785">
            <text:p>110-6785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6.99">
            <text:p>$76.99</text:p>
          </table:table-cell>
          <table:table-cell office:value-type="string" office:string-value="$57.74">
            <text:p>$57.74</text:p>
          </table:table-cell>
          <table:table-cell office:value-type="string" office:string-value="$51.97">
            <text:p>$51.97</text:p>
          </table:table-cell>
          <table:table-cell office:value-type="string" office:string-value="$49.08">
            <text:p>$49.08</text:p>
          </table:table-cell>
          <table:table-cell office:value-type="string" office:string-value="$46.19">
            <text:p>$46.19</text:p>
          </table:table-cell>
          <table:table-cell office:value-type="string" office:string-value="$43.31">
            <text:p>$43.31</text:p>
          </table:table-cell>
          <table:table-cell office:value-type="string" office:string-value="$40.42">
            <text:p>$40.42</text:p>
          </table:table-cell>
          <table:table-cell office:value-type="string" office:string-value="$37.53">
            <text:p>$37.53</text:p>
          </table:table-cell>
        </table:table-row>
        <table:table-row>
          <table:table-cell office:value-type="string" office:string-value="110-6837-03">
            <text:p>110-6837-03</text:p>
          </table:table-cell>
          <table:table-cell office:value-type="string" office:string-value="BLADE-17.5 INCH, HIGH LIFT">
            <text:p>BLADE-17.5 INCH, HIGH LIFT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110-6858">
            <text:p>110-6858</text:p>
          </table:table-cell>
          <table:table-cell office:value-type="string" office:string-value="CABLE-BRAKE, PARKING">
            <text:p>CABLE-BRAKE, PARKING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10.49">
            <text:p>$10.49</text:p>
          </table:table-cell>
          <table:table-cell office:value-type="string" office:string-value="$9.44">
            <text:p>$9.44</text:p>
          </table:table-cell>
          <table:table-cell office:value-type="string" office:string-value="$8.92">
            <text:p>$8.92</text:p>
          </table:table-cell>
          <table:table-cell office:value-type="string" office:string-value="$8.39">
            <text:p>$8.39</text:p>
          </table:table-cell>
          <table:table-cell office:value-type="string" office:string-value="$7.87">
            <text:p>$7.87</text:p>
          </table:table-cell>
          <table:table-cell office:value-type="string" office:string-value="$7.34">
            <text:p>$7.34</text:p>
          </table:table-cell>
          <table:table-cell office:value-type="string" office:string-value="$6.82">
            <text:p>$6.82</text:p>
          </table:table-cell>
        </table:table-row>
        <table:table-row>
          <table:table-cell office:value-type="string" office:string-value="110-6871">
            <text:p>110-687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1.99">
            <text:p>$71.99</text:p>
          </table:table-cell>
          <table:table-cell office:value-type="string" office:string-value="$53.99">
            <text:p>$53.99</text:p>
          </table:table-cell>
          <table:table-cell office:value-type="string" office:string-value="$48.59">
            <text:p>$48.59</text:p>
          </table:table-cell>
          <table:table-cell office:value-type="string" office:string-value="$45.89">
            <text:p>$45.89</text:p>
          </table:table-cell>
          <table:table-cell office:value-type="string" office:string-value="$43.19">
            <text:p>$43.19</text:p>
          </table:table-cell>
          <table:table-cell office:value-type="string" office:string-value="$40.49">
            <text:p>$40.49</text:p>
          </table:table-cell>
          <table:table-cell office:value-type="string" office:string-value="$37.79">
            <text:p>$37.79</text:p>
          </table:table-cell>
          <table:table-cell office:value-type="string" office:string-value="$35.09">
            <text:p>$35.09</text:p>
          </table:table-cell>
        </table:table-row>
        <table:table-row>
          <table:table-cell office:value-type="string" office:string-value="110-6892">
            <text:p>110-6892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6.99">
            <text:p>$66.99</text:p>
          </table:table-cell>
          <table:table-cell office:value-type="string" office:string-value="$50.24">
            <text:p>$50.24</text:p>
          </table:table-cell>
          <table:table-cell office:value-type="string" office:string-value="$45.22">
            <text:p>$45.22</text:p>
          </table:table-cell>
          <table:table-cell office:value-type="string" office:string-value="$42.70">
            <text:p>$42.70</text:p>
          </table:table-cell>
          <table:table-cell office:value-type="string" office:string-value="$40.19">
            <text:p>$40.19</text:p>
          </table:table-cell>
          <table:table-cell office:value-type="string" office:string-value="$37.68">
            <text:p>$37.68</text:p>
          </table:table-cell>
          <table:table-cell office:value-type="string" office:string-value="$35.17">
            <text:p>$35.17</text:p>
          </table:table-cell>
          <table:table-cell office:value-type="string" office:string-value="$32.66">
            <text:p>$32.66</text:p>
          </table:table-cell>
        </table:table-row>
        <table:table-row>
          <table:table-cell office:value-type="string" office:string-value="110-6953">
            <text:p>110-695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5.99">
            <text:p>$55.99</text:p>
          </table:table-cell>
          <table:table-cell office:value-type="string" office:string-value="$33.59">
            <text:p>$33.59</text:p>
          </table:table-cell>
          <table:table-cell office:value-type="string" office:string-value="$30.23">
            <text:p>$30.23</text:p>
          </table:table-cell>
          <table:table-cell office:value-type="string" office:string-value="$28.55">
            <text:p>$28.55</text:p>
          </table:table-cell>
          <table:table-cell office:value-type="string" office:string-value="$26.87">
            <text:p>$26.87</text:p>
          </table:table-cell>
          <table:table-cell office:value-type="string" office:string-value="$25.19">
            <text:p>$25.19</text:p>
          </table:table-cell>
          <table:table-cell office:value-type="string" office:string-value="$23.51">
            <text:p>$23.51</text:p>
          </table:table-cell>
          <table:table-cell office:value-type="string" office:string-value="$21.83">
            <text:p>$21.83</text:p>
          </table:table-cell>
        </table:table-row>
        <table:table-row>
          <table:table-cell office:value-type="string" office:string-value="110-6954">
            <text:p>110-695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5.99">
            <text:p>$105.99</text:p>
          </table:table-cell>
          <table:table-cell office:value-type="string" office:string-value="$63.59">
            <text:p>$63.59</text:p>
          </table:table-cell>
          <table:table-cell office:value-type="string" office:string-value="$57.23">
            <text:p>$57.23</text:p>
          </table:table-cell>
          <table:table-cell office:value-type="string" office:string-value="$54.05">
            <text:p>$54.05</text:p>
          </table:table-cell>
          <table:table-cell office:value-type="string" office:string-value="$50.87">
            <text:p>$50.87</text:p>
          </table:table-cell>
          <table:table-cell office:value-type="string" office:string-value="$47.69">
            <text:p>$47.69</text:p>
          </table:table-cell>
          <table:table-cell office:value-type="string" office:string-value="$44.51">
            <text:p>$44.51</text:p>
          </table:table-cell>
          <table:table-cell office:value-type="string" office:string-value="$41.33">
            <text:p>$41.33</text:p>
          </table:table-cell>
        </table:table-row>
        <table:table-row>
          <table:table-cell office:value-type="string" office:string-value="110-6972">
            <text:p>110-6972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7.99">
            <text:p>$77.99</text:p>
          </table:table-cell>
          <table:table-cell office:value-type="string" office:string-value="$58.49">
            <text:p>$58.49</text:p>
          </table:table-cell>
          <table:table-cell office:value-type="string" office:string-value="$52.64">
            <text:p>$52.64</text:p>
          </table:table-cell>
          <table:table-cell office:value-type="string" office:string-value="$49.72">
            <text:p>$49.72</text:p>
          </table:table-cell>
          <table:table-cell office:value-type="string" office:string-value="$46.79">
            <text:p>$46.79</text:p>
          </table:table-cell>
          <table:table-cell office:value-type="string" office:string-value="$43.87">
            <text:p>$43.87</text:p>
          </table:table-cell>
          <table:table-cell office:value-type="string" office:string-value="$40.94">
            <text:p>$40.94</text:p>
          </table:table-cell>
          <table:table-cell office:value-type="string" office:string-value="$38.02">
            <text:p>$38.02</text:p>
          </table:table-cell>
        </table:table-row>
        <table:table-row>
          <table:table-cell office:value-type="string" office:string-value="110-6973">
            <text:p>110-697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6.99">
            <text:p>$66.99</text:p>
          </table:table-cell>
          <table:table-cell office:value-type="string" office:string-value="$50.24">
            <text:p>$50.24</text:p>
          </table:table-cell>
          <table:table-cell office:value-type="string" office:string-value="$45.22">
            <text:p>$45.22</text:p>
          </table:table-cell>
          <table:table-cell office:value-type="string" office:string-value="$42.70">
            <text:p>$42.70</text:p>
          </table:table-cell>
          <table:table-cell office:value-type="string" office:string-value="$40.19">
            <text:p>$40.19</text:p>
          </table:table-cell>
          <table:table-cell office:value-type="string" office:string-value="$37.68">
            <text:p>$37.68</text:p>
          </table:table-cell>
          <table:table-cell office:value-type="string" office:string-value="$35.17">
            <text:p>$35.17</text:p>
          </table:table-cell>
          <table:table-cell office:value-type="string" office:string-value="$32.66">
            <text:p>$32.66</text:p>
          </table:table-cell>
        </table:table-row>
        <table:table-row>
          <table:table-cell office:value-type="string" office:string-value="110-8837">
            <text:p>110-8837</text:p>
          </table:table-cell>
          <table:table-cell office:value-type="string" office:string-value="CASTER WHEEL BEARING KIT">
            <text:p>CASTER WHEEL BEARING KIT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0.99">
            <text:p>$40.99</text:p>
          </table:table-cell>
          <table:table-cell office:value-type="string" office:string-value="$30.74">
            <text:p>$30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0-9429">
            <text:p>110-9429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.99">
            <text:p>$15.99</text:p>
          </table:table-cell>
          <table:table-cell office:value-type="string" office:string-value="$9.59">
            <text:p>$9.59</text:p>
          </table:table-cell>
          <table:table-cell office:value-type="string" office:string-value="$8.63">
            <text:p>$8.63</text:p>
          </table:table-cell>
          <table:table-cell office:value-type="string" office:string-value="$8.15">
            <text:p>$8.15</text:p>
          </table:table-cell>
          <table:table-cell office:value-type="string" office:string-value="$7.67">
            <text:p>$7.67</text:p>
          </table:table-cell>
          <table:table-cell office:value-type="string" office:string-value="$7.19">
            <text:p>$7.19</text:p>
          </table:table-cell>
          <table:table-cell office:value-type="string" office:string-value="$6.71">
            <text:p>$6.71</text:p>
          </table:table-cell>
          <table:table-cell office:value-type="string" office:string-value="$6.23">
            <text:p>$6.23</text:p>
          </table:table-cell>
        </table:table-row>
        <table:table-row>
          <table:table-cell office:value-type="string" office:string-value="110-9499">
            <text:p>110-9499</text:p>
          </table:table-cell>
          <table:table-cell office:value-type="string" office:string-value="TIRE-8 INCH">
            <text:p>TIRE-8 INCH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1.99">
            <text:p>$11.99</text:p>
          </table:table-cell>
          <table:table-cell office:value-type="string" office:string-value="$10.79">
            <text:p>$10.79</text:p>
          </table:table-cell>
          <table:table-cell office:value-type="string" office:string-value="$10.19">
            <text:p>$10.19</text:p>
          </table:table-cell>
          <table:table-cell office:value-type="string" office:string-value="$9.59">
            <text:p>$9.59</text:p>
          </table:table-cell>
          <table:table-cell office:value-type="string" office:string-value="$8.99">
            <text:p>$8.99</text:p>
          </table:table-cell>
          <table:table-cell office:value-type="string" office:string-value="$8.39">
            <text:p>$8.39</text:p>
          </table:table-cell>
          <table:table-cell office:value-type="string" office:string-value="$7.79">
            <text:p>$7.79</text:p>
          </table:table-cell>
        </table:table-row>
        <table:table-row>
          <table:table-cell office:value-type="string" office:string-value="110-9915-03">
            <text:p>110-9915-03</text:p>
          </table:table-cell>
          <table:table-cell office:value-type="string" office:string-value="BLADE-ROTARY, 17.5 HIGH FLOW">
            <text:p>BLADE-ROTARY, 17.5 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111178">
            <text:p>111178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2.99">
            <text:p>$72.99</text:p>
          </table:table-cell>
          <table:table-cell office:value-type="string" office:string-value="$54.74">
            <text:p>$54.74</text:p>
          </table:table-cell>
          <table:table-cell office:value-type="string" office:string-value="$49.27">
            <text:p>$49.27</text:p>
          </table:table-cell>
          <table:table-cell office:value-type="string" office:string-value="$46.53">
            <text:p>$46.53</text:p>
          </table:table-cell>
          <table:table-cell office:value-type="string" office:string-value="$43.79">
            <text:p>$43.79</text:p>
          </table:table-cell>
          <table:table-cell office:value-type="string" office:string-value="$41.06">
            <text:p>$41.06</text:p>
          </table:table-cell>
          <table:table-cell office:value-type="string" office:string-value="$38.32">
            <text:p>$38.32</text:p>
          </table:table-cell>
          <table:table-cell office:value-type="string" office:string-value="$35.58">
            <text:p>$35.58</text:p>
          </table:table-cell>
        </table:table-row>
        <table:table-row>
          <table:table-cell office:value-type="string" office:string-value="111332">
            <text:p>111332</text:p>
          </table:table-cell>
          <table:table-cell office:value-type="string" office:string-value="SWITCH">
            <text:p>SWITCH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8.24">
            <text:p>$8.24</text:p>
          </table:table-cell>
          <table:table-cell office:value-type="string" office:string-value="$7.42">
            <text:p>$7.42</text:p>
          </table:table-cell>
          <table:table-cell office:value-type="string" office:string-value="$7.00">
            <text:p>$7.00</text:p>
          </table:table-cell>
          <table:table-cell office:value-type="string" office:string-value="$6.59">
            <text:p>$6.59</text:p>
          </table:table-cell>
          <table:table-cell office:value-type="string" office:string-value="$6.18">
            <text:p>$6.18</text:p>
          </table:table-cell>
          <table:table-cell office:value-type="string" office:string-value="$5.77">
            <text:p>$5.77</text:p>
          </table:table-cell>
          <table:table-cell office:value-type="string" office:string-value="$5.36">
            <text:p>$5.36</text:p>
          </table:table-cell>
        </table:table-row>
        <table:table-row>
          <table:table-cell office:value-type="string" office:string-value="112-2322">
            <text:p>112-2322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2.99">
            <text:p>$52.99</text:p>
          </table:table-cell>
          <table:table-cell office:value-type="string" office:string-value="$31.79">
            <text:p>$31.79</text:p>
          </table:table-cell>
          <table:table-cell office:value-type="string" office:string-value="$28.61">
            <text:p>$28.61</text:p>
          </table:table-cell>
          <table:table-cell office:value-type="string" office:string-value="$27.02">
            <text:p>$27.02</text:p>
          </table:table-cell>
          <table:table-cell office:value-type="string" office:string-value="$25.43">
            <text:p>$25.43</text:p>
          </table:table-cell>
          <table:table-cell office:value-type="string" office:string-value="$23.84">
            <text:p>$23.84</text:p>
          </table:table-cell>
          <table:table-cell office:value-type="string" office:string-value="$22.25">
            <text:p>$22.25</text:p>
          </table:table-cell>
          <table:table-cell office:value-type="string" office:string-value="$20.66">
            <text:p>$20.66</text:p>
          </table:table-cell>
        </table:table-row>
        <table:table-row>
          <table:table-cell office:value-type="string" office:string-value="112-2343">
            <text:p>112-234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7.99">
            <text:p>$37.99</text:p>
          </table:table-cell>
          <table:table-cell office:value-type="string" office:string-value="$22.79">
            <text:p>$22.79</text:p>
          </table:table-cell>
          <table:table-cell office:value-type="string" office:string-value="$20.51">
            <text:p>$20.51</text:p>
          </table:table-cell>
          <table:table-cell office:value-type="string" office:string-value="$19.37">
            <text:p>$19.37</text:p>
          </table:table-cell>
          <table:table-cell office:value-type="string" office:string-value="$18.23">
            <text:p>$18.23</text:p>
          </table:table-cell>
          <table:table-cell office:value-type="string" office:string-value="$17.09">
            <text:p>$17.09</text:p>
          </table:table-cell>
          <table:table-cell office:value-type="string" office:string-value="$15.95">
            <text:p>$15.95</text:p>
          </table:table-cell>
          <table:table-cell office:value-type="string" office:string-value="$14.81">
            <text:p>$14.81</text:p>
          </table:table-cell>
        </table:table-row>
        <table:table-row>
          <table:table-cell office:value-type="string" office:string-value="112-2344">
            <text:p>112-234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A">
            <text:p>3A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12-2384">
            <text:p>112-238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6.99">
            <text:p>$66.99</text:p>
          </table:table-cell>
          <table:table-cell office:value-type="string" office:string-value="$40.19">
            <text:p>$40.19</text:p>
          </table:table-cell>
          <table:table-cell office:value-type="string" office:string-value="$36.17">
            <text:p>$36.17</text:p>
          </table:table-cell>
          <table:table-cell office:value-type="string" office:string-value="$34.16">
            <text:p>$34.16</text:p>
          </table:table-cell>
          <table:table-cell office:value-type="string" office:string-value="$32.15">
            <text:p>$32.15</text:p>
          </table:table-cell>
          <table:table-cell office:value-type="string" office:string-value="$30.14">
            <text:p>$30.14</text:p>
          </table:table-cell>
          <table:table-cell office:value-type="string" office:string-value="$28.13">
            <text:p>$28.13</text:p>
          </table:table-cell>
          <table:table-cell office:value-type="string" office:string-value="$26.12">
            <text:p>$26.12</text:p>
          </table:table-cell>
        </table:table-row>
        <table:table-row>
          <table:table-cell office:value-type="string" office:string-value="112-3810">
            <text:p>112-3810</text:p>
          </table:table-cell>
          <table:table-cell office:value-type="string" office:string-value="WHEEL/TIRE AND BEARING ASM">
            <text:p>WHEEL/TIRE AND BEARING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1.99">
            <text:p>$191.99</text:p>
          </table:table-cell>
          <table:table-cell office:value-type="string" office:string-value="$143.99">
            <text:p>$143.99</text:p>
          </table:table-cell>
          <table:table-cell office:value-type="string" office:string-value="$129.59">
            <text:p>$129.59</text:p>
          </table:table-cell>
          <table:table-cell office:value-type="string" office:string-value="$122.39">
            <text:p>$122.39</text:p>
          </table:table-cell>
          <table:table-cell office:value-type="string" office:string-value="$115.19">
            <text:p>$115.19</text:p>
          </table:table-cell>
          <table:table-cell office:value-type="string" office:string-value="$107.99">
            <text:p>$107.99</text:p>
          </table:table-cell>
          <table:table-cell office:value-type="string" office:string-value="$100.79">
            <text:p>$100.79</text:p>
          </table:table-cell>
          <table:table-cell office:value-type="string" office:string-value="$93.59">
            <text:p>$93.59</text:p>
          </table:table-cell>
        </table:table-row>
        <table:table-row>
          <table:table-cell office:value-type="string" office:string-value="112-6115">
            <text:p>112-6115</text:p>
          </table:table-cell>
          <table:table-cell office:value-type="string" office:string-value="KEY-IGNITION">
            <text:p>KEY-IGNITION</text:p>
          </table:table-cell>
          <table:table-cell office:value-type="string" office:string-value="KEY/KEY &amp; LOCK ASM">
            <text:p>KEY/KEY &amp; LOCK ASM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$14.17">
            <text:p>$14.17</text:p>
          </table:table-cell>
          <table:table-cell office:value-type="string" office:string-value="$13.38">
            <text:p>$13.38</text:p>
          </table:table-cell>
          <table:table-cell office:value-type="string" office:string-value="$12.59">
            <text:p>$12.59</text:p>
          </table:table-cell>
          <table:table-cell office:value-type="string" office:string-value="$11.81">
            <text:p>$11.81</text:p>
          </table:table-cell>
          <table:table-cell office:value-type="string" office:string-value="$11.02">
            <text:p>$11.02</text:p>
          </table:table-cell>
          <table:table-cell office:value-type="string" office:string-value="$10.23">
            <text:p>$10.23</text:p>
          </table:table-cell>
        </table:table-row>
        <table:table-row>
          <table:table-cell office:value-type="string" office:string-value="112-7048">
            <text:p>112-7048</text:p>
          </table:table-cell>
          <table:table-cell office:value-type="string" office:string-value="HOSE-FUEL">
            <text:p>HOSE-FUEL</text:p>
          </table:table-cell>
          <table:table-cell office:value-type="string" office:string-value="HOSE (RUBBER/PLASTIC)">
            <text:p>HOSE (RUBBER/PLASTIC)</text:p>
          </table:table-cell>
          <table:table-cell office:value-type="string" office:string-value="No">
            <text:p>No</text:p>
          </table:table-cell>
          <table:table-cell office:value-type="string" office:string-value="4DJ">
            <text:p>4D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.49">
            <text:p>$6.49</text:p>
          </table:table-cell>
          <table:table-cell office:value-type="string" office:string-value="$3.89">
            <text:p>$3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2-7066">
            <text:p>112-7066</text:p>
          </table:table-cell>
          <table:table-cell office:value-type="string" office:string-value="BEARING-ROLLER">
            <text:p>BEARING-ROLLER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4CU">
            <text:p>4C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2-9188">
            <text:p>112-9188</text:p>
          </table:table-cell>
          <table:table-cell office:value-type="string" office:string-value="ELEMENT-FILTER, FUEL/WATER">
            <text:p>ELEMENT-FILTER, FUEL/WATER</text:p>
          </table:table-cell>
          <table:table-cell office:value-type="string" office:string-value="FILTER (FUEL)">
            <text:p>FILTER (FUEL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2.37">
            <text:p>$62.37</text:p>
          </table:table-cell>
          <table:table-cell office:value-type="string" office:string-value="$49.90">
            <text:p>$49.90</text:p>
          </table:table-cell>
          <table:table-cell office:value-type="string" office:string-value="$44.91">
            <text:p>$44.91</text:p>
          </table:table-cell>
          <table:table-cell office:value-type="string" office:string-value="$42.42">
            <text:p>$42.42</text:p>
          </table:table-cell>
          <table:table-cell office:value-type="string" office:string-value="$39.92">
            <text:p>$39.92</text:p>
          </table:table-cell>
          <table:table-cell office:value-type="string" office:string-value="$37.43">
            <text:p>$37.43</text:p>
          </table:table-cell>
          <table:table-cell office:value-type="string" office:string-value="$34.93">
            <text:p>$34.93</text:p>
          </table:table-cell>
          <table:table-cell office:value-type="string" office:string-value="$32.44">
            <text:p>$32.44</text:p>
          </table:table-cell>
        </table:table-row>
        <table:table-row>
          <table:table-cell office:value-type="string" office:string-value="112-9752">
            <text:p>112-9752</text:p>
          </table:table-cell>
          <table:table-cell office:value-type="string" office:string-value="CABLE-THROTTLE">
            <text:p>CABLE-THROTTLE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3.99">
            <text:p>$33.99</text:p>
          </table:table-cell>
          <table:table-cell office:value-type="string" office:string-value="$25.49">
            <text:p>$25.49</text:p>
          </table:table-cell>
          <table:table-cell office:value-type="string" office:string-value="$22.94">
            <text:p>$22.94</text:p>
          </table:table-cell>
          <table:table-cell office:value-type="string" office:string-value="$21.67">
            <text:p>$21.67</text:p>
          </table:table-cell>
          <table:table-cell office:value-type="string" office:string-value="$20.39">
            <text:p>$20.39</text:p>
          </table:table-cell>
          <table:table-cell office:value-type="string" office:string-value="$19.12">
            <text:p>$19.12</text:p>
          </table:table-cell>
          <table:table-cell office:value-type="string" office:string-value="$17.84">
            <text:p>$17.84</text:p>
          </table:table-cell>
          <table:table-cell office:value-type="string" office:string-value="$16.57">
            <text:p>$16.57</text:p>
          </table:table-cell>
        </table:table-row>
        <table:table-row>
          <table:table-cell office:value-type="string" office:string-value="112-9759-03">
            <text:p>112-9759-03</text:p>
          </table:table-cell>
          <table:table-cell office:value-type="string" office:string-value="BLADE-17.50 INCH">
            <text:p>BLADE-17.50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23.24">
            <text:p>$23.24</text:p>
          </table:table-cell>
          <table:table-cell office:value-type="string" office:string-value="$20.92">
            <text:p>$20.92</text:p>
          </table:table-cell>
          <table:table-cell office:value-type="string" office:string-value="$19.75">
            <text:p>$19.75</text:p>
          </table:table-cell>
          <table:table-cell office:value-type="string" office:string-value="$18.59">
            <text:p>$18.59</text:p>
          </table:table-cell>
          <table:table-cell office:value-type="string" office:string-value="$17.43">
            <text:p>$17.43</text:p>
          </table:table-cell>
          <table:table-cell office:value-type="string" office:string-value="$16.27">
            <text:p>$16.27</text:p>
          </table:table-cell>
          <table:table-cell office:value-type="string" office:string-value="$15.11">
            <text:p>$15.11</text:p>
          </table:table-cell>
        </table:table-row>
        <table:table-row>
          <table:table-cell office:value-type="string" office:string-value="113072">
            <text:p>113072</text:p>
          </table:table-cell>
          <table:table-cell office:value-type="string" office:string-value="BELT-103&quot; A SECTION">
            <text:p>BELT-103" A SECTION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31.49">
            <text:p>$31.49</text:p>
          </table:table-cell>
          <table:table-cell office:value-type="string" office:string-value="$28.34">
            <text:p>$28.34</text:p>
          </table:table-cell>
          <table:table-cell office:value-type="string" office:string-value="$26.77">
            <text:p>$26.77</text:p>
          </table:table-cell>
          <table:table-cell office:value-type="string" office:string-value="$25.19">
            <text:p>$25.19</text:p>
          </table:table-cell>
          <table:table-cell office:value-type="string" office:string-value="$23.62">
            <text:p>$23.62</text:p>
          </table:table-cell>
          <table:table-cell office:value-type="string" office:string-value="$22.04">
            <text:p>$22.04</text:p>
          </table:table-cell>
          <table:table-cell office:value-type="string" office:string-value="$20.47">
            <text:p>$20.47</text:p>
          </table:table-cell>
        </table:table-row>
        <table:table-row>
          <table:table-cell office:value-type="string" office:string-value="113514">
            <text:p>113514</text:p>
          </table:table-cell>
          <table:table-cell office:value-type="string" office:string-value="BEARING-BALL">
            <text:p>BEARING-BALL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3AA">
            <text:p>3A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.99">
            <text:p>$17.99</text:p>
          </table:table-cell>
          <table:table-cell office:value-type="string" office:string-value="$13.49">
            <text:p>$13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3579">
            <text:p>113579</text:p>
          </table:table-cell>
          <table:table-cell office:value-type="string" office:string-value="MOWER BLADE 17&quot;">
            <text:p>MOWER BLADE 17"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$19.57">
            <text:p>$19.57</text:p>
          </table:table-cell>
          <table:table-cell office:value-type="string" office:string-value="$18.48">
            <text:p>$18.48</text:p>
          </table:table-cell>
          <table:table-cell office:value-type="string" office:string-value="$17.39">
            <text:p>$17.39</text:p>
          </table:table-cell>
          <table:table-cell office:value-type="string" office:string-value="$16.31">
            <text:p>$16.31</text:p>
          </table:table-cell>
          <table:table-cell office:value-type="string" office:string-value="$15.22">
            <text:p>$15.22</text:p>
          </table:table-cell>
          <table:table-cell office:value-type="string" office:string-value="$14.13">
            <text:p>$14.13</text:p>
          </table:table-cell>
        </table:table-row>
        <table:table-row>
          <table:table-cell office:value-type="string" office:string-value="114-0279">
            <text:p>114-0279</text:p>
          </table:table-cell>
          <table:table-cell office:value-type="string" office:string-value="SWITCH-PTO, ON-ON-(ON)">
            <text:p>SWITCH-PTO, ON-ON-(ON)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4.99">
            <text:p>$54.99</text:p>
          </table:table-cell>
          <table:table-cell office:value-type="string" office:string-value="$32.99">
            <text:p>$32.99</text:p>
          </table:table-cell>
          <table:table-cell office:value-type="string" office:string-value="$29.69">
            <text:p>$29.69</text:p>
          </table:table-cell>
          <table:table-cell office:value-type="string" office:string-value="$28.04">
            <text:p>$28.04</text:p>
          </table:table-cell>
          <table:table-cell office:value-type="string" office:string-value="$26.39">
            <text:p>$26.39</text:p>
          </table:table-cell>
          <table:table-cell office:value-type="string" office:string-value="$24.74">
            <text:p>$24.74</text:p>
          </table:table-cell>
          <table:table-cell office:value-type="string" office:string-value="$23.09">
            <text:p>$23.09</text:p>
          </table:table-cell>
          <table:table-cell office:value-type="string" office:string-value="$21.44">
            <text:p>$21.44</text:p>
          </table:table-cell>
        </table:table-row>
        <table:table-row>
          <table:table-cell office:value-type="string" office:string-value="114-0453">
            <text:p>114-045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9.99">
            <text:p>$59.99</text:p>
          </table:table-cell>
          <table:table-cell office:value-type="string" office:string-value="$35.99">
            <text:p>$35.99</text:p>
          </table:table-cell>
          <table:table-cell office:value-type="string" office:string-value="$32.39">
            <text:p>$32.39</text:p>
          </table:table-cell>
          <table:table-cell office:value-type="string" office:string-value="$30.59">
            <text:p>$30.59</text:p>
          </table:table-cell>
          <table:table-cell office:value-type="string" office:string-value="$28.79">
            <text:p>$28.79</text:p>
          </table:table-cell>
          <table:table-cell office:value-type="string" office:string-value="$26.99">
            <text:p>$26.99</text:p>
          </table:table-cell>
          <table:table-cell office:value-type="string" office:string-value="$25.19">
            <text:p>$25.19</text:p>
          </table:table-cell>
          <table:table-cell office:value-type="string" office:string-value="$23.39">
            <text:p>$23.39</text:p>
          </table:table-cell>
        </table:table-row>
        <table:table-row>
          <table:table-cell office:value-type="string" office:string-value="114-0454">
            <text:p>114-045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3.99">
            <text:p>$73.99</text:p>
          </table:table-cell>
          <table:table-cell office:value-type="string" office:string-value="$44.39">
            <text:p>$44.39</text:p>
          </table:table-cell>
          <table:table-cell office:value-type="string" office:string-value="$39.95">
            <text:p>$39.95</text:p>
          </table:table-cell>
          <table:table-cell office:value-type="string" office:string-value="$37.73">
            <text:p>$37.73</text:p>
          </table:table-cell>
          <table:table-cell office:value-type="string" office:string-value="$35.51">
            <text:p>$35.51</text:p>
          </table:table-cell>
          <table:table-cell office:value-type="string" office:string-value="$33.29">
            <text:p>$33.29</text:p>
          </table:table-cell>
          <table:table-cell office:value-type="string" office:string-value="$31.07">
            <text:p>$31.07</text:p>
          </table:table-cell>
          <table:table-cell office:value-type="string" office:string-value="$28.85">
            <text:p>$28.85</text:p>
          </table:table-cell>
        </table:table-row>
        <table:table-row>
          <table:table-cell office:value-type="string" office:string-value="114-1585">
            <text:p>114-1585</text:p>
          </table:table-cell>
          <table:table-cell office:value-type="string" office:string-value="SHIELD-TRAILING">
            <text:p>SHIELD-TRAILING</text:p>
          </table:table-cell>
          <table:table-cell office:value-type="string" office:string-value="SHIELD/GUARD">
            <text:p>SHIELD/GUARD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4200">
            <text:p>114200</text:p>
          </table:table-cell>
          <table:table-cell office:value-type="string" office:string-value="BELT-50&quot; MOW DR 724Z">
            <text:p>BELT-50" MOW DR 724Z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8.99">
            <text:p>$88.99</text:p>
          </table:table-cell>
          <table:table-cell office:value-type="string" office:string-value="$66.74">
            <text:p>$66.74</text:p>
          </table:table-cell>
          <table:table-cell office:value-type="string" office:string-value="$60.07">
            <text:p>$60.07</text:p>
          </table:table-cell>
          <table:table-cell office:value-type="string" office:string-value="$56.73">
            <text:p>$56.73</text:p>
          </table:table-cell>
          <table:table-cell office:value-type="string" office:string-value="$53.39">
            <text:p>$53.39</text:p>
          </table:table-cell>
          <table:table-cell office:value-type="string" office:string-value="$50.06">
            <text:p>$50.06</text:p>
          </table:table-cell>
          <table:table-cell office:value-type="string" office:string-value="$46.72">
            <text:p>$46.72</text:p>
          </table:table-cell>
          <table:table-cell office:value-type="string" office:string-value="$43.38">
            <text:p>$43.38</text:p>
          </table:table-cell>
        </table:table-row>
        <table:table-row>
          <table:table-cell office:value-type="string" office:string-value="114202">
            <text:p>114202</text:p>
          </table:table-cell>
          <table:table-cell office:value-type="string" office:string-value="BELT-60&quot; MOW DR 724Z">
            <text:p>BELT-60" MOW DR 724Z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4.99">
            <text:p>$104.99</text:p>
          </table:table-cell>
          <table:table-cell office:value-type="string" office:string-value="$78.74">
            <text:p>$78.74</text:p>
          </table:table-cell>
          <table:table-cell office:value-type="string" office:string-value="$70.87">
            <text:p>$70.87</text:p>
          </table:table-cell>
          <table:table-cell office:value-type="string" office:string-value="$66.93">
            <text:p>$66.93</text:p>
          </table:table-cell>
          <table:table-cell office:value-type="string" office:string-value="$62.99">
            <text:p>$62.99</text:p>
          </table:table-cell>
          <table:table-cell office:value-type="string" office:string-value="$59.06">
            <text:p>$59.06</text:p>
          </table:table-cell>
          <table:table-cell office:value-type="string" office:string-value="$55.12">
            <text:p>$55.12</text:p>
          </table:table-cell>
          <table:table-cell office:value-type="string" office:string-value="$51.18">
            <text:p>$51.18</text:p>
          </table:table-cell>
        </table:table-row>
        <table:table-row>
          <table:table-cell office:value-type="string" office:string-value="114-2752">
            <text:p>114-2752</text:p>
          </table:table-cell>
          <table:table-cell office:value-type="string" office:string-value="8 INCH WHEEL ASM">
            <text:p>8 INCH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L">
            <text:p>2P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3.99">
            <text:p>$63.99</text:p>
          </table:table-cell>
          <table:table-cell office:value-type="string" office:string-value="$47.99">
            <text:p>$47.99</text:p>
          </table:table-cell>
          <table:table-cell office:value-type="string" office:string-value="$43.19">
            <text:p>$43.19</text:p>
          </table:table-cell>
          <table:table-cell office:value-type="string" office:string-value="$40.79">
            <text:p>$40.79</text:p>
          </table:table-cell>
          <table:table-cell office:value-type="string" office:string-value="$38.39">
            <text:p>$38.39</text:p>
          </table:table-cell>
          <table:table-cell office:value-type="string" office:string-value="$35.99">
            <text:p>$35.99</text:p>
          </table:table-cell>
          <table:table-cell office:value-type="string" office:string-value="$33.59">
            <text:p>$33.59</text:p>
          </table:table-cell>
          <table:table-cell office:value-type="string" office:string-value="$31.19">
            <text:p>$31.19</text:p>
          </table:table-cell>
        </table:table-row>
        <table:table-row>
          <table:table-cell office:value-type="string" office:string-value="114-3494">
            <text:p>114-3494</text:p>
          </table:table-cell>
          <table:table-cell office:value-type="string" office:string-value="ELEMENT-FILTER, 25 MICRON">
            <text:p>ELEMENT-FILTER, 25 MICRON</text:p>
          </table:table-cell>
          <table:table-cell office:value-type="string" office:string-value="FILTER (HYDRAULIC)">
            <text:p>FILTER (HYDRAULIC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.99">
            <text:p>$15.99</text:p>
          </table:table-cell>
          <table:table-cell office:value-type="string" office:string-value="$9.59">
            <text:p>$9.59</text:p>
          </table:table-cell>
          <table:table-cell office:value-type="string" office:string-value="$8.63">
            <text:p>$8.63</text:p>
          </table:table-cell>
          <table:table-cell office:value-type="string" office:string-value="$8.15">
            <text:p>$8.15</text:p>
          </table:table-cell>
          <table:table-cell office:value-type="string" office:string-value="$7.67">
            <text:p>$7.67</text:p>
          </table:table-cell>
          <table:table-cell office:value-type="string" office:string-value="$7.19">
            <text:p>$7.19</text:p>
          </table:table-cell>
          <table:table-cell office:value-type="string" office:string-value="$6.71">
            <text:p>$6.71</text:p>
          </table:table-cell>
          <table:table-cell office:value-type="string" office:string-value="$6.23">
            <text:p>$6.23</text:p>
          </table:table-cell>
        </table:table-row>
        <table:table-row>
          <table:table-cell office:value-type="string" office:string-value="114-3521">
            <text:p>114-3521</text:p>
          </table:table-cell>
          <table:table-cell office:value-type="string" office:string-value="ROLLER STRIPER KIT">
            <text:p>ROLLER STRIPER KIT</text:p>
          </table:table-cell>
          <table:table-cell office:value-type="string" office:string-value="ROLLER">
            <text:p>ROLLER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40.99">
            <text:p>$640.99</text:p>
          </table:table-cell>
          <table:table-cell office:value-type="string" office:string-value="$480.74">
            <text:p>$480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4-3779">
            <text:p>114-3779</text:p>
          </table:table-cell>
          <table:table-cell office:value-type="string" office:string-value="KNOB-HANDLE">
            <text:p>KNOB-HANDLE</text:p>
          </table:table-cell>
          <table:table-cell office:value-type="string" office:string-value="KNOB/BUTTON/TRIGGER">
            <text:p>KNOB/BUTTON/TRIGGER</text:p>
          </table:table-cell>
          <table:table-cell office:value-type="string" office:string-value="No">
            <text:p>No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5.69">
            <text:p>$5.69</text:p>
          </table:table-cell>
          <table:table-cell office:value-type="string" office:string-value="$3.41">
            <text:p>$3.4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4-3780-03">
            <text:p>114-3780-03</text:p>
          </table:table-cell>
          <table:table-cell office:value-type="string" office:string-value="BAIL-CONTROL">
            <text:p>BAIL-CONTROL</text:p>
          </table:table-cell>
          <table:table-cell office:value-type="string" office:string-value="HANDLE">
            <text:p>HANDLE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4-4420">
            <text:p>114-4420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0.99">
            <text:p>$150.99</text:p>
          </table:table-cell>
          <table:table-cell office:value-type="string" office:string-value="$90.59">
            <text:p>$90.59</text:p>
          </table:table-cell>
          <table:table-cell office:value-type="string" office:string-value="$81.53">
            <text:p>$81.53</text:p>
          </table:table-cell>
          <table:table-cell office:value-type="string" office:string-value="$77.00">
            <text:p>$77.00</text:p>
          </table:table-cell>
          <table:table-cell office:value-type="string" office:string-value="$72.47">
            <text:p>$72.47</text:p>
          </table:table-cell>
          <table:table-cell office:value-type="string" office:string-value="$67.94">
            <text:p>$67.94</text:p>
          </table:table-cell>
          <table:table-cell office:value-type="string" office:string-value="$63.41">
            <text:p>$63.41</text:p>
          </table:table-cell>
          <table:table-cell office:value-type="string" office:string-value="$58.88">
            <text:p>$58.88</text:p>
          </table:table-cell>
        </table:table-row>
        <table:table-row>
          <table:table-cell office:value-type="string" office:string-value="114567">
            <text:p>114567</text:p>
          </table:table-cell>
          <table:table-cell office:value-type="string" office:string-value="BELT-V, LOWER PTO">
            <text:p>BELT-V, LOWER PTO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14-5857">
            <text:p>114-5857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0.99">
            <text:p>$190.99</text:p>
          </table:table-cell>
          <table:table-cell office:value-type="string" office:string-value="$114.59">
            <text:p>$114.59</text:p>
          </table:table-cell>
          <table:table-cell office:value-type="string" office:string-value="$103.13">
            <text:p>$103.13</text:p>
          </table:table-cell>
          <table:table-cell office:value-type="string" office:string-value="$97.40">
            <text:p>$97.40</text:p>
          </table:table-cell>
          <table:table-cell office:value-type="string" office:string-value="$91.67">
            <text:p>$91.67</text:p>
          </table:table-cell>
          <table:table-cell office:value-type="string" office:string-value="$85.94">
            <text:p>$85.94</text:p>
          </table:table-cell>
          <table:table-cell office:value-type="string" office:string-value="$80.21">
            <text:p>$80.21</text:p>
          </table:table-cell>
          <table:table-cell office:value-type="string" office:string-value="$74.48">
            <text:p>$74.48</text:p>
          </table:table-cell>
        </table:table-row>
        <table:table-row>
          <table:table-cell office:value-type="string" office:string-value="114-5858">
            <text:p>114-5858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7.99">
            <text:p>$147.99</text:p>
          </table:table-cell>
          <table:table-cell office:value-type="string" office:string-value="$88.79">
            <text:p>$88.79</text:p>
          </table:table-cell>
          <table:table-cell office:value-type="string" office:string-value="$79.91">
            <text:p>$79.91</text:p>
          </table:table-cell>
          <table:table-cell office:value-type="string" office:string-value="$75.47">
            <text:p>$75.47</text:p>
          </table:table-cell>
          <table:table-cell office:value-type="string" office:string-value="$71.03">
            <text:p>$71.03</text:p>
          </table:table-cell>
          <table:table-cell office:value-type="string" office:string-value="$66.59">
            <text:p>$66.59</text:p>
          </table:table-cell>
          <table:table-cell office:value-type="string" office:string-value="$62.15">
            <text:p>$62.15</text:p>
          </table:table-cell>
          <table:table-cell office:value-type="string" office:string-value="$57.71">
            <text:p>$57.71</text:p>
          </table:table-cell>
        </table:table-row>
        <table:table-row>
          <table:table-cell office:value-type="string" office:string-value="114-5859">
            <text:p>114-5859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9.99">
            <text:p>$169.99</text:p>
          </table:table-cell>
          <table:table-cell office:value-type="string" office:string-value="$101.99">
            <text:p>$101.99</text:p>
          </table:table-cell>
          <table:table-cell office:value-type="string" office:string-value="$91.79">
            <text:p>$91.79</text:p>
          </table:table-cell>
          <table:table-cell office:value-type="string" office:string-value="$86.69">
            <text:p>$86.69</text:p>
          </table:table-cell>
          <table:table-cell office:value-type="string" office:string-value="$81.59">
            <text:p>$81.59</text:p>
          </table:table-cell>
          <table:table-cell office:value-type="string" office:string-value="$76.49">
            <text:p>$76.49</text:p>
          </table:table-cell>
          <table:table-cell office:value-type="string" office:string-value="$71.39">
            <text:p>$71.39</text:p>
          </table:table-cell>
          <table:table-cell office:value-type="string" office:string-value="$66.29">
            <text:p>$66.29</text:p>
          </table:table-cell>
        </table:table-row>
        <table:table-row>
          <table:table-cell office:value-type="string" office:string-value="114-5890">
            <text:p>114-5890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8.99">
            <text:p>$198.99</text:p>
          </table:table-cell>
          <table:table-cell office:value-type="string" office:string-value="$149.24">
            <text:p>$149.24</text:p>
          </table:table-cell>
          <table:table-cell office:value-type="string" office:string-value="$134.32">
            <text:p>$134.32</text:p>
          </table:table-cell>
          <table:table-cell office:value-type="string" office:string-value="$126.85">
            <text:p>$126.85</text:p>
          </table:table-cell>
          <table:table-cell office:value-type="string" office:string-value="$119.39">
            <text:p>$119.39</text:p>
          </table:table-cell>
          <table:table-cell office:value-type="string" office:string-value="$111.93">
            <text:p>$111.93</text:p>
          </table:table-cell>
          <table:table-cell office:value-type="string" office:string-value="$104.47">
            <text:p>$104.47</text:p>
          </table:table-cell>
          <table:table-cell office:value-type="string" office:string-value="$97.01">
            <text:p>$97.01</text:p>
          </table:table-cell>
        </table:table-row>
        <table:table-row>
          <table:table-cell office:value-type="string" office:string-value="114-8154">
            <text:p>114-815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7.99">
            <text:p>$147.99</text:p>
          </table:table-cell>
          <table:table-cell office:value-type="string" office:string-value="$88.79">
            <text:p>$88.79</text:p>
          </table:table-cell>
          <table:table-cell office:value-type="string" office:string-value="$79.91">
            <text:p>$79.91</text:p>
          </table:table-cell>
          <table:table-cell office:value-type="string" office:string-value="$75.47">
            <text:p>$75.47</text:p>
          </table:table-cell>
          <table:table-cell office:value-type="string" office:string-value="$71.03">
            <text:p>$71.03</text:p>
          </table:table-cell>
          <table:table-cell office:value-type="string" office:string-value="$66.59">
            <text:p>$66.59</text:p>
          </table:table-cell>
          <table:table-cell office:value-type="string" office:string-value="$62.15">
            <text:p>$62.15</text:p>
          </table:table-cell>
          <table:table-cell office:value-type="string" office:string-value="$57.71">
            <text:p>$57.71</text:p>
          </table:table-cell>
        </table:table-row>
        <table:table-row>
          <table:table-cell office:value-type="string" office:string-value="114860">
            <text:p>114860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3.39">
            <text:p>$23.39</text:p>
          </table:table-cell>
          <table:table-cell office:value-type="string" office:string-value="$21.05">
            <text:p>$21.05</text:p>
          </table:table-cell>
          <table:table-cell office:value-type="string" office:string-value="$19.88">
            <text:p>$19.88</text:p>
          </table:table-cell>
          <table:table-cell office:value-type="string" office:string-value="$18.71">
            <text:p>$18.71</text:p>
          </table:table-cell>
          <table:table-cell office:value-type="string" office:string-value="$17.54">
            <text:p>$17.54</text:p>
          </table:table-cell>
          <table:table-cell office:value-type="string" office:string-value="$16.37">
            <text:p>$16.37</text:p>
          </table:table-cell>
          <table:table-cell office:value-type="string" office:string-value="$15.20">
            <text:p>$15.20</text:p>
          </table:table-cell>
        </table:table-row>
        <table:table-row>
          <table:table-cell office:value-type="string" office:string-value="114895">
            <text:p>114895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6.99">
            <text:p>$56.99</text:p>
          </table:table-cell>
          <table:table-cell office:value-type="string" office:string-value="$42.74">
            <text:p>$42.74</text:p>
          </table:table-cell>
          <table:table-cell office:value-type="string" office:string-value="$38.47">
            <text:p>$38.47</text:p>
          </table:table-cell>
          <table:table-cell office:value-type="string" office:string-value="$36.33">
            <text:p>$36.33</text:p>
          </table:table-cell>
          <table:table-cell office:value-type="string" office:string-value="$34.19">
            <text:p>$34.19</text:p>
          </table:table-cell>
          <table:table-cell office:value-type="string" office:string-value="$32.06">
            <text:p>$32.06</text:p>
          </table:table-cell>
          <table:table-cell office:value-type="string" office:string-value="$29.92">
            <text:p>$29.92</text:p>
          </table:table-cell>
          <table:table-cell office:value-type="string" office:string-value="$27.78">
            <text:p>$27.78</text:p>
          </table:table-cell>
        </table:table-row>
        <table:table-row>
          <table:table-cell office:value-type="string" office:string-value="115-0980">
            <text:p>115-0980</text:p>
          </table:table-cell>
          <table:table-cell office:value-type="string" office:string-value="FRONT SPRING ARM ASM">
            <text:p>FRONT SPRING ARM ASM</text:p>
          </table:table-cell>
          <table:table-cell office:value-type="string" office:string-value="HOC PARTS(PIVOT-ARM/QUAD)">
            <text:p>HOC PARTS(PIVOT-ARM/QUAD)</text:p>
          </table:table-cell>
          <table:table-cell office:value-type="string" office:string-value="No">
            <text:p>No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10.49">
            <text:p>$10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5-0981">
            <text:p>115-0981</text:p>
          </table:table-cell>
          <table:table-cell office:value-type="string" office:string-value="REAR SPRING ARM ASM">
            <text:p>REAR SPRING ARM ASM</text:p>
          </table:table-cell>
          <table:table-cell office:value-type="string" office:string-value="HOC PARTS(PIVOT-ARM/QUAD)">
            <text:p>HOC PARTS(PIVOT-ARM/QUAD)</text:p>
          </table:table-cell>
          <table:table-cell office:value-type="string" office:string-value="No">
            <text:p>No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8.24">
            <text:p>$8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5-1304">
            <text:p>115-1304</text:p>
          </table:table-cell>
          <table:table-cell office:value-type="string" office:string-value="BATTERY ASM">
            <text:p>BATTERY ASM</text:p>
          </table:table-cell>
          <table:table-cell office:value-type="string" office:string-value="BATTERY">
            <text:p>BATTERY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4.99">
            <text:p>$74.99</text:p>
          </table:table-cell>
          <table:table-cell office:value-type="string" office:string-value="$56.24">
            <text:p>$56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5-1454">
            <text:p>115-1454</text:p>
          </table:table-cell>
          <table:table-cell office:value-type="string" office:string-value="ASM-WHEEL 8&quot;">
            <text:p>ASM-WHEEL 8"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AY">
            <text:p>3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2.99">
            <text:p>$92.99</text:p>
          </table:table-cell>
          <table:table-cell office:value-type="string" office:string-value="$69.74">
            <text:p>$69.74</text:p>
          </table:table-cell>
          <table:table-cell office:value-type="string" office:string-value="$62.77">
            <text:p>$62.77</text:p>
          </table:table-cell>
          <table:table-cell office:value-type="string" office:string-value="$59.28">
            <text:p>$59.28</text:p>
          </table:table-cell>
          <table:table-cell office:value-type="string" office:string-value="$55.79">
            <text:p>$55.79</text:p>
          </table:table-cell>
          <table:table-cell office:value-type="string" office:string-value="$52.31">
            <text:p>$52.31</text:p>
          </table:table-cell>
          <table:table-cell office:value-type="string" office:string-value="$48.82">
            <text:p>$48.82</text:p>
          </table:table-cell>
          <table:table-cell office:value-type="string" office:string-value="$45.33">
            <text:p>$45.33</text:p>
          </table:table-cell>
        </table:table-row>
        <table:table-row>
          <table:table-cell office:value-type="string" office:string-value="115-2454-03">
            <text:p>115-2454-03</text:p>
          </table:table-cell>
          <table:table-cell office:value-type="string" office:string-value="BLADE-HI LIFT, 18.75 INCH">
            <text:p>BLADE-HI LIFT, 18.75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15-2454-03P">
            <text:p>115-2454-03P</text:p>
          </table:table-cell>
          <table:table-cell office:value-type="string" office:string-value="BLADE-HI LIFT, 18.75IN FOR 54IN TC - 3PK">
            <text:p>BLADE-HI LIFT, 18.75IN FOR 54IN TC - 3PK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3.99">
            <text:p>$83.99</text:p>
          </table:table-cell>
          <table:table-cell office:value-type="string" office:string-value="$50.39">
            <text:p>$50.39</text:p>
          </table:table-cell>
          <table:table-cell office:value-type="string" office:string-value="$45.35">
            <text:p>$45.35</text:p>
          </table:table-cell>
          <table:table-cell office:value-type="string" office:string-value="$42.83">
            <text:p>$42.83</text:p>
          </table:table-cell>
          <table:table-cell office:value-type="string" office:string-value="$40.31">
            <text:p>$40.31</text:p>
          </table:table-cell>
          <table:table-cell office:value-type="string" office:string-value="$37.79">
            <text:p>$37.79</text:p>
          </table:table-cell>
          <table:table-cell office:value-type="string" office:string-value="$35.27">
            <text:p>$35.27</text:p>
          </table:table-cell>
          <table:table-cell office:value-type="string" office:string-value="$32.75">
            <text:p>$32.75</text:p>
          </table:table-cell>
        </table:table-row>
        <table:table-row>
          <table:table-cell office:value-type="string" office:string-value="115-2642">
            <text:p>115-2642</text:p>
          </table:table-cell>
          <table:table-cell office:value-type="string" office:string-value="SHAFT-SPINDLE">
            <text:p>SHAFT-SPINDLE</text:p>
          </table:table-cell>
          <table:table-cell office:value-type="string" office:string-value="SHAFT">
            <text:p>SHAFT</text:p>
          </table:table-cell>
          <table:table-cell office:value-type="string" office:string-value="No">
            <text:p>No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48.99">
            <text:p>$48.99</text:p>
          </table:table-cell>
          <table:table-cell office:value-type="string" office:string-value="$29.39">
            <text:p>$29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5-4510">
            <text:p>115-4510</text:p>
          </table:table-cell>
          <table:table-cell office:value-type="string" office:string-value="BIMINI FOLDING SHADE ASM">
            <text:p>BIMINI FOLDING SHADE ASM</text:p>
          </table:table-cell>
          <table:table-cell office:value-type="string" office:string-value="SHROUD">
            <text:p>SHROUD</text:p>
          </table:table-cell>
          <table:table-cell office:value-type="string" office:string-value="No">
            <text:p>No</text:p>
          </table:table-cell>
          <table:table-cell office:value-type="string" office:string-value="3AA">
            <text:p>3A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38.95">
            <text:p>$438.95</text:p>
          </table:table-cell>
          <table:table-cell office:value-type="string" office:string-value="$329.21">
            <text:p>$329.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5-4669">
            <text:p>115-4669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X">
            <text:p>2C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.99">
            <text:p>$18.99</text:p>
          </table:table-cell>
          <table:table-cell office:value-type="string" office:string-value="$11.39">
            <text:p>$11.39</text:p>
          </table:table-cell>
          <table:table-cell office:value-type="string" office:string-value="$10.25">
            <text:p>$10.25</text:p>
          </table:table-cell>
          <table:table-cell office:value-type="string" office:string-value="$9.68">
            <text:p>$9.68</text:p>
          </table:table-cell>
          <table:table-cell office:value-type="string" office:string-value="$9.11">
            <text:p>$9.11</text:p>
          </table:table-cell>
          <table:table-cell office:value-type="string" office:string-value="$8.54">
            <text:p>$8.54</text:p>
          </table:table-cell>
          <table:table-cell office:value-type="string" office:string-value="$7.97">
            <text:p>$7.97</text:p>
          </table:table-cell>
          <table:table-cell office:value-type="string" office:string-value="$7.40">
            <text:p>$7.40</text:p>
          </table:table-cell>
        </table:table-row>
        <table:table-row>
          <table:table-cell office:value-type="string" office:string-value="115-4999-03">
            <text:p>115-4999-03</text:p>
          </table:table-cell>
          <table:table-cell office:value-type="string" office:string-value="BLADE-MULCH, 18.75 INCH">
            <text:p>BLADE-MULCH, 18.75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15-5001-03">
            <text:p>115-5001-03</text:p>
          </table:table-cell>
          <table:table-cell office:value-type="string" office:string-value="BLADE-20.50 INCH">
            <text:p>BLADE-20.50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15-5002-03">
            <text:p>115-5002-03</text:p>
          </table:table-cell>
          <table:table-cell office:value-type="string" office:string-value="BLADE-MULCH, 20.50 INCH">
            <text:p>BLADE-MULCH, 20.50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15-5059-03">
            <text:p>115-5059-03</text:p>
          </table:table-cell>
          <table:table-cell office:value-type="string" office:string-value="BLADE-HI LIFT, 17.50 INCH">
            <text:p>BLADE-HI LIFT, 17.50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115-5062-03">
            <text:p>115-5062-03</text:p>
          </table:table-cell>
          <table:table-cell office:value-type="string" office:string-value="BLADE-MULCH, 17.50 INCH">
            <text:p>BLADE-MULCH, 17.50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15-5304">
            <text:p>115-5304</text:p>
          </table:table-cell>
          <table:table-cell office:value-type="string" office:string-value="CAP-FUEL">
            <text:p>CAP-FUEL</text:p>
          </table:table-cell>
          <table:table-cell office:value-type="string" office:string-value="GAS/FUEL CAP">
            <text:p>GAS/FUEL CAP</text:p>
          </table:table-cell>
          <table:table-cell office:value-type="string" office:string-value="No">
            <text:p>No</text:p>
          </table:table-cell>
          <table:table-cell office:value-type="string" office:string-value="5FK">
            <text:p>5F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6.60">
            <text:p>$26.60</text:p>
          </table:table-cell>
          <table:table-cell office:value-type="string" office:string-value="$19.95">
            <text:p>$19.9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5-5680">
            <text:p>115-5680</text:p>
          </table:table-cell>
          <table:table-cell office:value-type="string" office:string-value="CABLE-AUGER">
            <text:p>CABLE-AUGER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15-5682">
            <text:p>115-5682</text:p>
          </table:table-cell>
          <table:table-cell office:value-type="string" office:string-value="CABLE-CLUTCH">
            <text:p>CABLE-CLUTCH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8.39">
            <text:p>$8.39</text:p>
          </table:table-cell>
          <table:table-cell office:value-type="string" office:string-value="$7.55">
            <text:p>$7.55</text:p>
          </table:table-cell>
          <table:table-cell office:value-type="string" office:string-value="$7.13">
            <text:p>$7.13</text:p>
          </table:table-cell>
          <table:table-cell office:value-type="string" office:string-value="$6.71">
            <text:p>$6.71</text:p>
          </table:table-cell>
          <table:table-cell office:value-type="string" office:string-value="$6.29">
            <text:p>$6.29</text:p>
          </table:table-cell>
          <table:table-cell office:value-type="string" office:string-value="$5.87">
            <text:p>$5.87</text:p>
          </table:table-cell>
          <table:table-cell office:value-type="string" office:string-value="$5.45">
            <text:p>$5.45</text:p>
          </table:table-cell>
        </table:table-row>
        <table:table-row>
          <table:table-cell office:value-type="string" office:string-value="115-7407">
            <text:p>115-7407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4.99">
            <text:p>$154.99</text:p>
          </table:table-cell>
          <table:table-cell office:value-type="string" office:string-value="$92.99">
            <text:p>$92.99</text:p>
          </table:table-cell>
          <table:table-cell office:value-type="string" office:string-value="$83.69">
            <text:p>$83.69</text:p>
          </table:table-cell>
          <table:table-cell office:value-type="string" office:string-value="$79.04">
            <text:p>$79.04</text:p>
          </table:table-cell>
          <table:table-cell office:value-type="string" office:string-value="$74.39">
            <text:p>$74.39</text:p>
          </table:table-cell>
          <table:table-cell office:value-type="string" office:string-value="$69.74">
            <text:p>$69.74</text:p>
          </table:table-cell>
          <table:table-cell office:value-type="string" office:string-value="$65.09">
            <text:p>$65.09</text:p>
          </table:table-cell>
          <table:table-cell office:value-type="string" office:string-value="$60.44">
            <text:p>$60.44</text:p>
          </table:table-cell>
        </table:table-row>
        <table:table-row>
          <table:table-cell office:value-type="string" office:string-value="115-7426">
            <text:p>115-7426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7.99">
            <text:p>$137.99</text:p>
          </table:table-cell>
          <table:table-cell office:value-type="string" office:string-value="$82.79">
            <text:p>$82.79</text:p>
          </table:table-cell>
          <table:table-cell office:value-type="string" office:string-value="$74.51">
            <text:p>$74.51</text:p>
          </table:table-cell>
          <table:table-cell office:value-type="string" office:string-value="$70.37">
            <text:p>$70.37</text:p>
          </table:table-cell>
          <table:table-cell office:value-type="string" office:string-value="$66.23">
            <text:p>$66.23</text:p>
          </table:table-cell>
          <table:table-cell office:value-type="string" office:string-value="$62.09">
            <text:p>$62.09</text:p>
          </table:table-cell>
          <table:table-cell office:value-type="string" office:string-value="$57.95">
            <text:p>$57.95</text:p>
          </table:table-cell>
          <table:table-cell office:value-type="string" office:string-value="$53.81">
            <text:p>$53.81</text:p>
          </table:table-cell>
        </table:table-row>
        <table:table-row>
          <table:table-cell office:value-type="string" office:string-value="115-7470">
            <text:p>115-7470</text:p>
          </table:table-cell>
          <table:table-cell office:value-type="string" office:string-value="ROLLER STRIPER KIT-48,52,60">
            <text:p>ROLLER STRIPER KIT-48,52,60</text:p>
          </table:table-cell>
          <table:table-cell office:value-type="string" office:string-value="ROLLER">
            <text:p>ROLLER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8.99">
            <text:p>$288.99</text:p>
          </table:table-cell>
          <table:table-cell office:value-type="string" office:string-value="$216.74">
            <text:p>$216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5-7480">
            <text:p>115-7480</text:p>
          </table:table-cell>
          <table:table-cell office:value-type="string" office:string-value="ROLLER STRIPER KIT-72">
            <text:p>ROLLER STRIPER KIT-72</text:p>
          </table:table-cell>
          <table:table-cell office:value-type="string" office:string-value="ROLLER">
            <text:p>ROLLER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9.99">
            <text:p>$299.99</text:p>
          </table:table-cell>
          <table:table-cell office:value-type="string" office:string-value="$224.99">
            <text:p>$224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5-8189">
            <text:p>115-8189</text:p>
          </table:table-cell>
          <table:table-cell office:value-type="string" office:string-value="FILTER-OIL, ENGINE">
            <text:p>FILTER-OIL, ENGINE</text:p>
          </table:table-cell>
          <table:table-cell office:value-type="string" office:string-value="FILTER (ENGINE OIL)">
            <text:p>FILTER (ENGINE OIL)</text:p>
          </table:table-cell>
          <table:table-cell office:value-type="string" office:string-value="Yes">
            <text:p>Yes</text:p>
          </table:table-cell>
          <table:table-cell office:value-type="string" office:string-value="4CA">
            <text:p>4C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.56">
            <text:p>$13.56</text:p>
          </table:table-cell>
          <table:table-cell office:value-type="string" office:string-value="$11.53">
            <text:p>$11.53</text:p>
          </table:table-cell>
          <table:table-cell office:value-type="string" office:string-value="$10.38">
            <text:p>$10.38</text:p>
          </table:table-cell>
          <table:table-cell office:value-type="string" office:string-value="$9.80">
            <text:p>$9.80</text:p>
          </table:table-cell>
          <table:table-cell office:value-type="string" office:string-value="$9.22">
            <text:p>$9.22</text:p>
          </table:table-cell>
          <table:table-cell office:value-type="string" office:string-value="$8.65">
            <text:p>$8.65</text:p>
          </table:table-cell>
          <table:table-cell office:value-type="string" office:string-value="$8.07">
            <text:p>$8.07</text:p>
          </table:table-cell>
          <table:table-cell office:value-type="string" office:string-value="$7.49">
            <text:p>$7.49</text:p>
          </table:table-cell>
        </table:table-row>
        <table:table-row>
          <table:table-cell office:value-type="string" office:string-value="115-8435">
            <text:p>115-8435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32.99">
            <text:p>$32.99</text:p>
          </table:table-cell>
          <table:table-cell office:value-type="string" office:string-value="$19.79">
            <text:p>$19.79</text:p>
          </table:table-cell>
          <table:table-cell office:value-type="string" office:string-value="$17.81">
            <text:p>$17.81</text:p>
          </table:table-cell>
          <table:table-cell office:value-type="string" office:string-value="$16.82">
            <text:p>$16.82</text:p>
          </table:table-cell>
          <table:table-cell office:value-type="string" office:string-value="$15.83">
            <text:p>$15.83</text:p>
          </table:table-cell>
          <table:table-cell office:value-type="string" office:string-value="$14.84">
            <text:p>$14.84</text:p>
          </table:table-cell>
          <table:table-cell office:value-type="string" office:string-value="$13.85">
            <text:p>$13.85</text:p>
          </table:table-cell>
          <table:table-cell office:value-type="string" office:string-value="$12.86">
            <text:p>$12.86</text:p>
          </table:table-cell>
        </table:table-row>
        <table:table-row>
          <table:table-cell office:value-type="string" office:string-value="115-8439">
            <text:p>115-8439</text:p>
          </table:table-cell>
          <table:table-cell office:value-type="string" office:string-value="CABLE-BRAKE, BBC">
            <text:p>CABLE-BRAKE, BBC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15-9613">
            <text:p>115-9613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27.59">
            <text:p>$27.59</text:p>
          </table:table-cell>
          <table:table-cell office:value-type="string" office:string-value="$24.83">
            <text:p>$24.83</text:p>
          </table:table-cell>
          <table:table-cell office:value-type="string" office:string-value="$23.45">
            <text:p>$23.45</text:p>
          </table:table-cell>
          <table:table-cell office:value-type="string" office:string-value="$22.07">
            <text:p>$22.07</text:p>
          </table:table-cell>
          <table:table-cell office:value-type="string" office:string-value="$20.69">
            <text:p>$20.69</text:p>
          </table:table-cell>
          <table:table-cell office:value-type="string" office:string-value="$19.31">
            <text:p>$19.31</text:p>
          </table:table-cell>
          <table:table-cell office:value-type="string" office:string-value="$17.93">
            <text:p>$17.93</text:p>
          </table:table-cell>
        </table:table-row>
        <table:table-row>
          <table:table-cell office:value-type="string" office:string-value="115-9649-03">
            <text:p>115-9649-03</text:p>
          </table:table-cell>
          <table:table-cell office:value-type="string" office:string-value="BLADE-HI FLO, 20.5IN">
            <text:p>BLADE-HI FLO, 20.5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15-9649-03P">
            <text:p>115-9649-03P</text:p>
          </table:table-cell>
          <table:table-cell office:value-type="string" office:string-value="BLADE-HI FLOW, 20.5IN FOR 60IN TC - 3PK">
            <text:p>BLADE-HI FLOW, 20.5IN FOR 60IN TC - 3PK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3.99">
            <text:p>$83.99</text:p>
          </table:table-cell>
          <table:table-cell office:value-type="string" office:string-value="$50.39">
            <text:p>$50.39</text:p>
          </table:table-cell>
          <table:table-cell office:value-type="string" office:string-value="$45.35">
            <text:p>$45.35</text:p>
          </table:table-cell>
          <table:table-cell office:value-type="string" office:string-value="$42.83">
            <text:p>$42.83</text:p>
          </table:table-cell>
          <table:table-cell office:value-type="string" office:string-value="$40.31">
            <text:p>$40.31</text:p>
          </table:table-cell>
          <table:table-cell office:value-type="string" office:string-value="$37.79">
            <text:p>$37.79</text:p>
          </table:table-cell>
          <table:table-cell office:value-type="string" office:string-value="$35.27">
            <text:p>$35.27</text:p>
          </table:table-cell>
          <table:table-cell office:value-type="string" office:string-value="$32.75">
            <text:p>$32.75</text:p>
          </table:table-cell>
        </table:table-row>
        <table:table-row>
          <table:table-cell office:value-type="string" office:string-value="115-9650-03">
            <text:p>115-9650-03</text:p>
          </table:table-cell>
          <table:table-cell office:value-type="string" office:string-value="BLADE-HI FLO, 18.75 INCH">
            <text:p>BLADE-HI FLO, 18.75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115-9650-03P">
            <text:p>115-9650-03P</text:p>
          </table:table-cell>
          <table:table-cell office:value-type="string" office:string-value="BLADE-HI FLOW, 18.75IN FOR 54IN TCHD-3PK">
            <text:p>BLADE-HI FLOW, 18.75IN FOR 54IN TCHD-3PK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6.99">
            <text:p>$76.99</text:p>
          </table:table-cell>
          <table:table-cell office:value-type="string" office:string-value="$46.19">
            <text:p>$46.19</text:p>
          </table:table-cell>
          <table:table-cell office:value-type="string" office:string-value="$41.57">
            <text:p>$41.57</text:p>
          </table:table-cell>
          <table:table-cell office:value-type="string" office:string-value="$39.26">
            <text:p>$39.26</text:p>
          </table:table-cell>
          <table:table-cell office:value-type="string" office:string-value="$36.95">
            <text:p>$36.95</text:p>
          </table:table-cell>
          <table:table-cell office:value-type="string" office:string-value="$34.64">
            <text:p>$34.64</text:p>
          </table:table-cell>
          <table:table-cell office:value-type="string" office:string-value="$32.33">
            <text:p>$32.33</text:p>
          </table:table-cell>
          <table:table-cell office:value-type="string" office:string-value="$30.02">
            <text:p>$30.02</text:p>
          </table:table-cell>
        </table:table-row>
        <table:table-row>
          <table:table-cell office:value-type="string" office:string-value="116-0050">
            <text:p>116-0050</text:p>
          </table:table-cell>
          <table:table-cell office:value-type="string" office:string-value="SWITCH-IGNITION">
            <text:p>SWITCH-IGNITION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5.99">
            <text:p>$35.99</text:p>
          </table:table-cell>
          <table:table-cell office:value-type="string" office:string-value="$21.59">
            <text:p>$21.59</text:p>
          </table:table-cell>
          <table:table-cell office:value-type="string" office:string-value="$19.43">
            <text:p>$19.43</text:p>
          </table:table-cell>
          <table:table-cell office:value-type="string" office:string-value="$18.35">
            <text:p>$18.35</text:p>
          </table:table-cell>
          <table:table-cell office:value-type="string" office:string-value="$17.27">
            <text:p>$17.27</text:p>
          </table:table-cell>
          <table:table-cell office:value-type="string" office:string-value="$16.19">
            <text:p>$16.19</text:p>
          </table:table-cell>
          <table:table-cell office:value-type="string" office:string-value="$15.11">
            <text:p>$15.11</text:p>
          </table:table-cell>
          <table:table-cell office:value-type="string" office:string-value="$14.03">
            <text:p>$14.03</text:p>
          </table:table-cell>
        </table:table-row>
        <table:table-row>
          <table:table-cell office:value-type="string" office:string-value="116-1611">
            <text:p>116-1611</text:p>
          </table:table-cell>
          <table:table-cell office:value-type="string" office:string-value="KIT, CLUTCH 1.12 SPACER">
            <text:p>KIT, CLUTCH 1.12 SPACER</text:p>
          </table:table-cell>
          <table:table-cell office:value-type="string" office:string-value="CLUTCH-ELECTRO-MAGNETIC">
            <text:p>CLUTCH-ELECTRO-MAGNETIC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76.99">
            <text:p>$476.99</text:p>
          </table:table-cell>
          <table:table-cell office:value-type="string" office:string-value="$357.74">
            <text:p>$357.74</text:p>
          </table:table-cell>
          <table:table-cell office:value-type="string" office:string-value="$321.97">
            <text:p>$321.97</text:p>
          </table:table-cell>
          <table:table-cell office:value-type="string" office:string-value="$304.08">
            <text:p>$304.08</text:p>
          </table:table-cell>
          <table:table-cell office:value-type="string" office:string-value="$286.19">
            <text:p>$286.19</text:p>
          </table:table-cell>
          <table:table-cell office:value-type="string" office:string-value="$268.31">
            <text:p>$268.31</text:p>
          </table:table-cell>
          <table:table-cell office:value-type="string" office:string-value="$250.42">
            <text:p>$250.42</text:p>
          </table:table-cell>
          <table:table-cell office:value-type="string" office:string-value="$232.53">
            <text:p>$232.53</text:p>
          </table:table-cell>
        </table:table-row>
        <table:table-row>
          <table:table-cell office:value-type="string" office:string-value="116-1620">
            <text:p>116-1620</text:p>
          </table:table-cell>
          <table:table-cell office:value-type="string" office:string-value="CLUTCH KIT">
            <text:p>CLUTCH KIT</text:p>
          </table:table-cell>
          <table:table-cell office:value-type="string" office:string-value="CLUTCH-ELECTRO-MAGNETIC">
            <text:p>CLUTCH-ELECTRO-MAGNETIC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33.99">
            <text:p>$333.99</text:p>
          </table:table-cell>
          <table:table-cell office:value-type="string" office:string-value="$200.39">
            <text:p>$200.39</text:p>
          </table:table-cell>
          <table:table-cell office:value-type="string" office:string-value="$180.35">
            <text:p>$180.35</text:p>
          </table:table-cell>
          <table:table-cell office:value-type="string" office:string-value="$170.33">
            <text:p>$170.33</text:p>
          </table:table-cell>
          <table:table-cell office:value-type="string" office:string-value="$160.31">
            <text:p>$160.31</text:p>
          </table:table-cell>
          <table:table-cell office:value-type="string" office:string-value="$150.29">
            <text:p>$150.29</text:p>
          </table:table-cell>
          <table:table-cell office:value-type="string" office:string-value="$140.27">
            <text:p>$140.27</text:p>
          </table:table-cell>
          <table:table-cell office:value-type="string" office:string-value="$130.25">
            <text:p>$130.25</text:p>
          </table:table-cell>
        </table:table-row>
        <table:table-row>
          <table:table-cell office:value-type="string" office:string-value="116-2444">
            <text:p>116-2444</text:p>
          </table:table-cell>
          <table:table-cell office:value-type="string" office:string-value="PUMP-HYD">
            <text:p>PUMP-HYD</text:p>
          </table:table-cell>
          <table:table-cell office:value-type="string" office:string-value="HYD-MOTOR">
            <text:p>HYD-MOTOR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,038.99">
            <text:p>$1,038.99</text:p>
          </table:table-cell>
          <table:table-cell office:value-type="string" office:string-value="$779.24">
            <text:p>$779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6-2456">
            <text:p>116-2456</text:p>
          </table:table-cell>
          <table:table-cell office:value-type="string" office:string-value="PULLEY-FLAT IDLER">
            <text:p>PULLEY-FLAT IDLER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116-3111">
            <text:p>116-3111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7.99">
            <text:p>$147.99</text:p>
          </table:table-cell>
          <table:table-cell office:value-type="string" office:string-value="$88.79">
            <text:p>$88.79</text:p>
          </table:table-cell>
          <table:table-cell office:value-type="string" office:string-value="$79.91">
            <text:p>$79.91</text:p>
          </table:table-cell>
          <table:table-cell office:value-type="string" office:string-value="$75.47">
            <text:p>$75.47</text:p>
          </table:table-cell>
          <table:table-cell office:value-type="string" office:string-value="$71.03">
            <text:p>$71.03</text:p>
          </table:table-cell>
          <table:table-cell office:value-type="string" office:string-value="$66.59">
            <text:p>$66.59</text:p>
          </table:table-cell>
          <table:table-cell office:value-type="string" office:string-value="$62.15">
            <text:p>$62.15</text:p>
          </table:table-cell>
          <table:table-cell office:value-type="string" office:string-value="$57.71">
            <text:p>$57.71</text:p>
          </table:table-cell>
        </table:table-row>
        <table:table-row>
          <table:table-cell office:value-type="string" office:string-value="116-3139">
            <text:p>116-3139</text:p>
          </table:table-cell>
          <table:table-cell office:value-type="string" office:string-value="TIRE-TURF MASTER">
            <text:p>TIRE-TURF MASTER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1.99">
            <text:p>$181.99</text:p>
          </table:table-cell>
          <table:table-cell office:value-type="string" office:string-value="$109.19">
            <text:p>$109.19</text:p>
          </table:table-cell>
          <table:table-cell office:value-type="string" office:string-value="$98.27">
            <text:p>$98.27</text:p>
          </table:table-cell>
          <table:table-cell office:value-type="string" office:string-value="$92.81">
            <text:p>$92.81</text:p>
          </table:table-cell>
          <table:table-cell office:value-type="string" office:string-value="$87.35">
            <text:p>$87.35</text:p>
          </table:table-cell>
          <table:table-cell office:value-type="string" office:string-value="$81.89">
            <text:p>$81.89</text:p>
          </table:table-cell>
          <table:table-cell office:value-type="string" office:string-value="$76.43">
            <text:p>$76.43</text:p>
          </table:table-cell>
          <table:table-cell office:value-type="string" office:string-value="$70.97">
            <text:p>$70.97</text:p>
          </table:table-cell>
        </table:table-row>
        <table:table-row>
          <table:table-cell office:value-type="string" office:string-value="116332">
            <text:p>116332</text:p>
          </table:table-cell>
          <table:table-cell office:value-type="string" office:string-value="V-BELT 64 .5EL">
            <text:p>V-BELT 64 .5EL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7.99">
            <text:p>$47.99</text:p>
          </table:table-cell>
          <table:table-cell office:value-type="string" office:string-value="$35.99">
            <text:p>$35.99</text:p>
          </table:table-cell>
          <table:table-cell office:value-type="string" office:string-value="$32.39">
            <text:p>$32.39</text:p>
          </table:table-cell>
          <table:table-cell office:value-type="string" office:string-value="$30.59">
            <text:p>$30.59</text:p>
          </table:table-cell>
          <table:table-cell office:value-type="string" office:string-value="$28.79">
            <text:p>$28.79</text:p>
          </table:table-cell>
          <table:table-cell office:value-type="string" office:string-value="$26.99">
            <text:p>$26.99</text:p>
          </table:table-cell>
          <table:table-cell office:value-type="string" office:string-value="$25.19">
            <text:p>$25.19</text:p>
          </table:table-cell>
          <table:table-cell office:value-type="string" office:string-value="$23.39">
            <text:p>$23.39</text:p>
          </table:table-cell>
        </table:table-row>
        <table:table-row>
          <table:table-cell office:value-type="string" office:string-value="116-4669">
            <text:p>116-4669</text:p>
          </table:table-cell>
          <table:table-cell office:value-type="string" office:string-value="IDLER-PULLEY, FLAT">
            <text:p>IDLER-PULLEY, FLAT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73.99">
            <text:p>$73.99</text:p>
          </table:table-cell>
          <table:table-cell office:value-type="string" office:string-value="$44.39">
            <text:p>$44.39</text:p>
          </table:table-cell>
          <table:table-cell office:value-type="string" office:string-value="$39.95">
            <text:p>$39.95</text:p>
          </table:table-cell>
          <table:table-cell office:value-type="string" office:string-value="$37.73">
            <text:p>$37.73</text:p>
          </table:table-cell>
          <table:table-cell office:value-type="string" office:string-value="$35.51">
            <text:p>$35.51</text:p>
          </table:table-cell>
          <table:table-cell office:value-type="string" office:string-value="$33.29">
            <text:p>$33.29</text:p>
          </table:table-cell>
          <table:table-cell office:value-type="string" office:string-value="$31.07">
            <text:p>$31.07</text:p>
          </table:table-cell>
          <table:table-cell office:value-type="string" office:string-value="$28.85">
            <text:p>$28.85</text:p>
          </table:table-cell>
        </table:table-row>
        <table:table-row>
          <table:table-cell office:value-type="string" office:string-value="116507">
            <text:p>116507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1.99">
            <text:p>$101.99</text:p>
          </table:table-cell>
          <table:table-cell office:value-type="string" office:string-value="$76.49">
            <text:p>$76.49</text:p>
          </table:table-cell>
          <table:table-cell office:value-type="string" office:string-value="$68.84">
            <text:p>$68.84</text:p>
          </table:table-cell>
          <table:table-cell office:value-type="string" office:string-value="$65.02">
            <text:p>$65.02</text:p>
          </table:table-cell>
          <table:table-cell office:value-type="string" office:string-value="$61.19">
            <text:p>$61.19</text:p>
          </table:table-cell>
          <table:table-cell office:value-type="string" office:string-value="$57.37">
            <text:p>$57.37</text:p>
          </table:table-cell>
          <table:table-cell office:value-type="string" office:string-value="$53.54">
            <text:p>$53.54</text:p>
          </table:table-cell>
          <table:table-cell office:value-type="string" office:string-value="$49.72">
            <text:p>$49.72</text:p>
          </table:table-cell>
        </table:table-row>
        <table:table-row>
          <table:table-cell office:value-type="string" office:string-value="116-5363">
            <text:p>116-5363</text:p>
          </table:table-cell>
          <table:table-cell office:value-type="string" office:string-value="TIRE-STANDARD">
            <text:p>TIRE-STANDARD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5.99">
            <text:p>$195.99</text:p>
          </table:table-cell>
          <table:table-cell office:value-type="string" office:string-value="$117.59">
            <text:p>$117.59</text:p>
          </table:table-cell>
          <table:table-cell office:value-type="string" office:string-value="$105.83">
            <text:p>$105.83</text:p>
          </table:table-cell>
          <table:table-cell office:value-type="string" office:string-value="$99.95">
            <text:p>$99.95</text:p>
          </table:table-cell>
          <table:table-cell office:value-type="string" office:string-value="$94.07">
            <text:p>$94.07</text:p>
          </table:table-cell>
          <table:table-cell office:value-type="string" office:string-value="$88.19">
            <text:p>$88.19</text:p>
          </table:table-cell>
          <table:table-cell office:value-type="string" office:string-value="$82.31">
            <text:p>$82.31</text:p>
          </table:table-cell>
          <table:table-cell office:value-type="string" office:string-value="$76.43">
            <text:p>$76.43</text:p>
          </table:table-cell>
        </table:table-row>
        <table:table-row>
          <table:table-cell office:value-type="string" office:string-value="116-6358-03">
            <text:p>116-6358-03</text:p>
          </table:table-cell>
          <table:table-cell office:value-type="string" office:string-value="BLADE-ROTARY">
            <text:p>BLADE-ROTARY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116-6358-03-PLT">
            <text:p>116-6358-03-PLT</text:p>
          </table:table-cell>
          <table:table-cell office:value-type="string" office:string-value="BLADE-15.4&quot; PALLET, ORDER IN MULTIPLES OF 175">
            <text:p>BLADE-15.4" PALLET, ORDER IN MULTIPLES OF 175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116-6894">
            <text:p>116-6894</text:p>
          </table:table-cell>
          <table:table-cell office:value-type="string" office:string-value="BELT-A">
            <text:p>BELT-A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4DR">
            <text:p>4D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$14.17">
            <text:p>$14.17</text:p>
          </table:table-cell>
          <table:table-cell office:value-type="string" office:string-value="$13.38">
            <text:p>$13.38</text:p>
          </table:table-cell>
          <table:table-cell office:value-type="string" office:string-value="$12.59">
            <text:p>$12.59</text:p>
          </table:table-cell>
          <table:table-cell office:value-type="string" office:string-value="$11.81">
            <text:p>$11.81</text:p>
          </table:table-cell>
          <table:table-cell office:value-type="string" office:string-value="$11.02">
            <text:p>$11.02</text:p>
          </table:table-cell>
          <table:table-cell office:value-type="string" office:string-value="$10.23">
            <text:p>$10.23</text:p>
          </table:table-cell>
        </table:table-row>
        <table:table-row>
          <table:table-cell office:value-type="string" office:string-value="116-7116">
            <text:p>116-7116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16-8187">
            <text:p>116-8187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3.99">
            <text:p>$103.99</text:p>
          </table:table-cell>
          <table:table-cell office:value-type="string" office:string-value="$62.39">
            <text:p>$62.39</text:p>
          </table:table-cell>
          <table:table-cell office:value-type="string" office:string-value="$56.15">
            <text:p>$56.15</text:p>
          </table:table-cell>
          <table:table-cell office:value-type="string" office:string-value="$53.03">
            <text:p>$53.03</text:p>
          </table:table-cell>
          <table:table-cell office:value-type="string" office:string-value="$49.91">
            <text:p>$49.91</text:p>
          </table:table-cell>
          <table:table-cell office:value-type="string" office:string-value="$46.79">
            <text:p>$46.79</text:p>
          </table:table-cell>
          <table:table-cell office:value-type="string" office:string-value="$43.67">
            <text:p>$43.67</text:p>
          </table:table-cell>
          <table:table-cell office:value-type="string" office:string-value="$40.55">
            <text:p>$40.55</text:p>
          </table:table-cell>
        </table:table-row>
        <table:table-row>
          <table:table-cell office:value-type="string" office:string-value="116-8501">
            <text:p>116-8501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0.99">
            <text:p>$110.99</text:p>
          </table:table-cell>
          <table:table-cell office:value-type="string" office:string-value="$66.59">
            <text:p>$66.59</text:p>
          </table:table-cell>
          <table:table-cell office:value-type="string" office:string-value="$59.93">
            <text:p>$59.93</text:p>
          </table:table-cell>
          <table:table-cell office:value-type="string" office:string-value="$56.60">
            <text:p>$56.60</text:p>
          </table:table-cell>
          <table:table-cell office:value-type="string" office:string-value="$53.27">
            <text:p>$53.27</text:p>
          </table:table-cell>
          <table:table-cell office:value-type="string" office:string-value="$49.94">
            <text:p>$49.94</text:p>
          </table:table-cell>
          <table:table-cell office:value-type="string" office:string-value="$46.61">
            <text:p>$46.61</text:p>
          </table:table-cell>
          <table:table-cell office:value-type="string" office:string-value="$43.28">
            <text:p>$43.28</text:p>
          </table:table-cell>
        </table:table-row>
        <table:table-row>
          <table:table-cell office:value-type="string" office:string-value="116-8874">
            <text:p>116-8874</text:p>
          </table:table-cell>
          <table:table-cell office:value-type="string" office:string-value="BELT-4L SECTION">
            <text:p>BELT-4L SECTION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4DR">
            <text:p>4D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16-8887">
            <text:p>116-8887</text:p>
          </table:table-cell>
          <table:table-cell office:value-type="string" office:string-value="CASTER-KIT">
            <text:p>CASTER-KIT</text:p>
          </table:table-cell>
          <table:table-cell office:value-type="string" office:string-value="CASTOR FORK">
            <text:p>CASTOR FORK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0.99">
            <text:p>$130.99</text:p>
          </table:table-cell>
          <table:table-cell office:value-type="string" office:string-value="$98.24">
            <text:p>$98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7-0390">
            <text:p>117-0390</text:p>
          </table:table-cell>
          <table:table-cell office:value-type="string" office:string-value="FILTER-HYDRO">
            <text:p>FILTER-HYDRO</text:p>
          </table:table-cell>
          <table:table-cell office:value-type="string" office:string-value="FILTER (HYDRAULIC)">
            <text:p>FILTER (HYDRAULIC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2.99">
            <text:p>$52.99</text:p>
          </table:table-cell>
          <table:table-cell office:value-type="string" office:string-value="$31.79">
            <text:p>$31.79</text:p>
          </table:table-cell>
          <table:table-cell office:value-type="string" office:string-value="$28.61">
            <text:p>$28.61</text:p>
          </table:table-cell>
          <table:table-cell office:value-type="string" office:string-value="$27.02">
            <text:p>$27.02</text:p>
          </table:table-cell>
          <table:table-cell office:value-type="string" office:string-value="$25.43">
            <text:p>$25.43</text:p>
          </table:table-cell>
          <table:table-cell office:value-type="string" office:string-value="$23.84">
            <text:p>$23.84</text:p>
          </table:table-cell>
          <table:table-cell office:value-type="string" office:string-value="$22.25">
            <text:p>$22.25</text:p>
          </table:table-cell>
          <table:table-cell office:value-type="string" office:string-value="$20.66">
            <text:p>$20.66</text:p>
          </table:table-cell>
        </table:table-row>
        <table:table-row>
          <table:table-cell office:value-type="string" office:string-value="117-1018">
            <text:p>117-1018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$9.17">
            <text:p>$9.17</text:p>
          </table:table-cell>
          <table:table-cell office:value-type="string" office:string-value="$8.66">
            <text:p>$8.66</text:p>
          </table:table-cell>
          <table:table-cell office:value-type="string" office:string-value="$8.15">
            <text:p>$8.15</text:p>
          </table:table-cell>
          <table:table-cell office:value-type="string" office:string-value="$7.64">
            <text:p>$7.64</text:p>
          </table:table-cell>
          <table:table-cell office:value-type="string" office:string-value="$7.13">
            <text:p>$7.13</text:p>
          </table:table-cell>
          <table:table-cell office:value-type="string" office:string-value="$6.62">
            <text:p>$6.62</text:p>
          </table:table-cell>
        </table:table-row>
        <table:table-row>
          <table:table-cell office:value-type="string" office:string-value="117-1156-03">
            <text:p>117-1156-03</text:p>
          </table:table-cell>
          <table:table-cell office:value-type="string" office:string-value="BLADE-HI FLO, 17.50 INCH">
            <text:p>BLADE-HI FLO, 17.50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117-1197">
            <text:p>117-1197</text:p>
          </table:table-cell>
          <table:table-cell office:value-type="string" office:string-value="SOLENOID">
            <text:p>SOLENOID</text:p>
          </table:table-cell>
          <table:table-cell office:value-type="string" office:string-value="SOLENOID/COIL/MAGNETO">
            <text:p>SOLENOID/COIL/MAGNETO</text:p>
          </table:table-cell>
          <table:table-cell office:value-type="string" office:string-value="Yes">
            <text:p>Yes</text:p>
          </table:table-cell>
          <table:table-cell office:value-type="string" office:string-value="5GD">
            <text:p>5G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41.99">
            <text:p>$41.99</text:p>
          </table:table-cell>
          <table:table-cell office:value-type="string" office:string-value="$25.19">
            <text:p>$25.19</text:p>
          </table:table-cell>
          <table:table-cell office:value-type="string" office:string-value="$22.67">
            <text:p>$22.67</text:p>
          </table:table-cell>
          <table:table-cell office:value-type="string" office:string-value="$21.41">
            <text:p>$21.41</text:p>
          </table:table-cell>
          <table:table-cell office:value-type="string" office:string-value="$20.15">
            <text:p>$20.15</text:p>
          </table:table-cell>
          <table:table-cell office:value-type="string" office:string-value="$18.89">
            <text:p>$18.89</text:p>
          </table:table-cell>
          <table:table-cell office:value-type="string" office:string-value="$17.63">
            <text:p>$17.63</text:p>
          </table:table-cell>
          <table:table-cell office:value-type="string" office:string-value="$16.37">
            <text:p>$16.37</text:p>
          </table:table-cell>
        </table:table-row>
        <table:table-row>
          <table:table-cell office:value-type="string" office:string-value="117-2306">
            <text:p>117-2306</text:p>
          </table:table-cell>
          <table:table-cell office:value-type="string" office:string-value="WHEEL ASM">
            <text:p>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17-2309">
            <text:p>117-2309</text:p>
          </table:table-cell>
          <table:table-cell office:value-type="string" office:string-value="WHEEL ASM">
            <text:p>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17-3500">
            <text:p>117-3500</text:p>
          </table:table-cell>
          <table:table-cell office:value-type="string" office:string-value="BEARING-CAGED NEEDLE ROLLER">
            <text:p>BEARING-CAGED NEEDLE ROLLER</text:p>
          </table:table-cell>
          <table:table-cell office:value-type="string" office:string-value="BUSHING/SLEEVE">
            <text:p>BUSHING/SLEEVE</text:p>
          </table:table-cell>
          <table:table-cell office:value-type="string" office:string-value="No">
            <text:p>No</text:p>
          </table:table-cell>
          <table:table-cell office:value-type="string" office:string-value="5GL">
            <text:p>5G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69">
            <text:p>$4.69</text:p>
          </table:table-cell>
          <table:table-cell office:value-type="string" office:string-value="$2.81">
            <text:p>$2.8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7-4083">
            <text:p>117-4083</text:p>
          </table:table-cell>
          <table:table-cell office:value-type="string" office:string-value="8 INCH WHEEL AND GEAR ASM">
            <text:p>8 INCH WHEEL AND GEAR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57.99">
            <text:p>$57.99</text:p>
          </table:table-cell>
          <table:table-cell office:value-type="string" office:string-value="$34.79">
            <text:p>$34.79</text:p>
          </table:table-cell>
          <table:table-cell office:value-type="string" office:string-value="$31.31">
            <text:p>$31.31</text:p>
          </table:table-cell>
          <table:table-cell office:value-type="string" office:string-value="$29.57">
            <text:p>$29.57</text:p>
          </table:table-cell>
          <table:table-cell office:value-type="string" office:string-value="$27.83">
            <text:p>$27.83</text:p>
          </table:table-cell>
          <table:table-cell office:value-type="string" office:string-value="$26.09">
            <text:p>$26.09</text:p>
          </table:table-cell>
          <table:table-cell office:value-type="string" office:string-value="$24.35">
            <text:p>$24.35</text:p>
          </table:table-cell>
          <table:table-cell office:value-type="string" office:string-value="$22.61">
            <text:p>$22.61</text:p>
          </table:table-cell>
        </table:table-row>
        <table:table-row>
          <table:table-cell office:value-type="string" office:string-value="117-4103">
            <text:p>117-4103</text:p>
          </table:table-cell>
          <table:table-cell office:value-type="string" office:string-value="8 INCH WHEEL ASM">
            <text:p>8 INCH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3.99">
            <text:p>$33.99</text:p>
          </table:table-cell>
          <table:table-cell office:value-type="string" office:string-value="$20.39">
            <text:p>$20.39</text:p>
          </table:table-cell>
          <table:table-cell office:value-type="string" office:string-value="$18.35">
            <text:p>$18.35</text:p>
          </table:table-cell>
          <table:table-cell office:value-type="string" office:string-value="$17.33">
            <text:p>$17.33</text:p>
          </table:table-cell>
          <table:table-cell office:value-type="string" office:string-value="$16.31">
            <text:p>$16.31</text:p>
          </table:table-cell>
          <table:table-cell office:value-type="string" office:string-value="$15.29">
            <text:p>$15.29</text:p>
          </table:table-cell>
          <table:table-cell office:value-type="string" office:string-value="$14.27">
            <text:p>$14.27</text:p>
          </table:table-cell>
          <table:table-cell office:value-type="string" office:string-value="$13.25">
            <text:p>$13.25</text:p>
          </table:table-cell>
        </table:table-row>
        <table:table-row>
          <table:table-cell office:value-type="string" office:string-value="117-5252">
            <text:p>117-5252</text:p>
          </table:table-cell>
          <table:table-cell office:value-type="string" office:string-value="8-INCH WHEEL ASM">
            <text:p>8-INCH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6.99">
            <text:p>$106.99</text:p>
          </table:table-cell>
          <table:table-cell office:value-type="string" office:string-value="$80.24">
            <text:p>$80.24</text:p>
          </table:table-cell>
          <table:table-cell office:value-type="string" office:string-value="$72.22">
            <text:p>$72.22</text:p>
          </table:table-cell>
          <table:table-cell office:value-type="string" office:string-value="$68.20">
            <text:p>$68.20</text:p>
          </table:table-cell>
          <table:table-cell office:value-type="string" office:string-value="$64.19">
            <text:p>$64.19</text:p>
          </table:table-cell>
          <table:table-cell office:value-type="string" office:string-value="$60.18">
            <text:p>$60.18</text:p>
          </table:table-cell>
          <table:table-cell office:value-type="string" office:string-value="$56.17">
            <text:p>$56.17</text:p>
          </table:table-cell>
          <table:table-cell office:value-type="string" office:string-value="$52.16">
            <text:p>$52.16</text:p>
          </table:table-cell>
        </table:table-row>
        <table:table-row>
          <table:table-cell office:value-type="string" office:string-value="117-5253">
            <text:p>117-5253</text:p>
          </table:table-cell>
          <table:table-cell office:value-type="string" office:string-value="8-INCH WHEEL ASM">
            <text:p>8-INCH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4.99">
            <text:p>$154.99</text:p>
          </table:table-cell>
          <table:table-cell office:value-type="string" office:string-value="$116.24">
            <text:p>$116.24</text:p>
          </table:table-cell>
          <table:table-cell office:value-type="string" office:string-value="$104.62">
            <text:p>$104.62</text:p>
          </table:table-cell>
          <table:table-cell office:value-type="string" office:string-value="$98.80">
            <text:p>$98.80</text:p>
          </table:table-cell>
          <table:table-cell office:value-type="string" office:string-value="$92.99">
            <text:p>$92.99</text:p>
          </table:table-cell>
          <table:table-cell office:value-type="string" office:string-value="$87.18">
            <text:p>$87.18</text:p>
          </table:table-cell>
          <table:table-cell office:value-type="string" office:string-value="$81.37">
            <text:p>$81.37</text:p>
          </table:table-cell>
          <table:table-cell office:value-type="string" office:string-value="$75.56">
            <text:p>$75.56</text:p>
          </table:table-cell>
        </table:table-row>
        <table:table-row>
          <table:table-cell office:value-type="string" office:string-value="117-5299">
            <text:p>117-5299</text:p>
          </table:table-cell>
          <table:table-cell office:value-type="string" office:string-value="PULLEY-IDLER">
            <text:p>PULLEY-IDLER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4DS">
            <text:p>4D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9.24">
            <text:p>$29.24</text:p>
          </table:table-cell>
          <table:table-cell office:value-type="string" office:string-value="$26.32">
            <text:p>$26.32</text:p>
          </table:table-cell>
          <table:table-cell office:value-type="string" office:string-value="$24.85">
            <text:p>$24.85</text:p>
          </table:table-cell>
          <table:table-cell office:value-type="string" office:string-value="$23.39">
            <text:p>$23.39</text:p>
          </table:table-cell>
          <table:table-cell office:value-type="string" office:string-value="$21.93">
            <text:p>$21.93</text:p>
          </table:table-cell>
          <table:table-cell office:value-type="string" office:string-value="$20.47">
            <text:p>$20.47</text:p>
          </table:table-cell>
          <table:table-cell office:value-type="string" office:string-value="$19.01">
            <text:p>$19.01</text:p>
          </table:table-cell>
        </table:table-row>
        <table:table-row>
          <table:table-cell office:value-type="string" office:string-value="117-5376-03">
            <text:p>117-5376-03</text:p>
          </table:table-cell>
          <table:table-cell office:value-type="string" office:string-value="BLADE-MULCH">
            <text:p>BLADE-MUL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17-5964">
            <text:p>117-5964</text:p>
          </table:table-cell>
          <table:table-cell office:value-type="string" office:string-value="7 INCH FRONT WHEEL ASM">
            <text:p>7 INCH FRONT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117-5970">
            <text:p>117-5970</text:p>
          </table:table-cell>
          <table:table-cell office:value-type="string" office:string-value="PULLEY">
            <text:p>PULLEY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33.99">
            <text:p>$33.99</text:p>
          </table:table-cell>
          <table:table-cell office:value-type="string" office:string-value="$25.49">
            <text:p>$25.49</text:p>
          </table:table-cell>
          <table:table-cell office:value-type="string" office:string-value="$22.94">
            <text:p>$22.94</text:p>
          </table:table-cell>
          <table:table-cell office:value-type="string" office:string-value="$21.67">
            <text:p>$21.67</text:p>
          </table:table-cell>
          <table:table-cell office:value-type="string" office:string-value="$20.39">
            <text:p>$20.39</text:p>
          </table:table-cell>
          <table:table-cell office:value-type="string" office:string-value="$19.12">
            <text:p>$19.12</text:p>
          </table:table-cell>
          <table:table-cell office:value-type="string" office:string-value="$17.84">
            <text:p>$17.84</text:p>
          </table:table-cell>
          <table:table-cell office:value-type="string" office:string-value="$16.57">
            <text:p>$16.57</text:p>
          </table:table-cell>
        </table:table-row>
        <table:table-row>
          <table:table-cell office:value-type="string" office:string-value="117-5976">
            <text:p>117-5976</text:p>
          </table:table-cell>
          <table:table-cell office:value-type="string" office:string-value="KNOB-HANDLE">
            <text:p>KNOB-HANDLE</text:p>
          </table:table-cell>
          <table:table-cell office:value-type="string" office:string-value="KNOB/BUTTON/TRIGGER">
            <text:p>KNOB/BUTTON/TRIGGER</text:p>
          </table:table-cell>
          <table:table-cell office:value-type="string" office:string-value="No">
            <text:p>No</text:p>
          </table:table-cell>
          <table:table-cell office:value-type="string" office:string-value="5GG">
            <text:p>5G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39">
            <text:p>$2.39</text:p>
          </table:table-cell>
          <table:table-cell office:value-type="string" office:string-value="$1.43">
            <text:p>$1.4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7-7268">
            <text:p>117-7268</text:p>
          </table:table-cell>
          <table:table-cell office:value-type="string" office:string-value="SHAFT-SPINDLE">
            <text:p>SHAFT-SPINDLE</text:p>
          </table:table-cell>
          <table:table-cell office:value-type="string" office:string-value="SPINDLE">
            <text:p>SPINDLE</text:p>
          </table:table-cell>
          <table:table-cell office:value-type="string" office:string-value="Yes">
            <text:p>Yes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17-7277-03">
            <text:p>117-7277-03</text:p>
          </table:table-cell>
          <table:table-cell office:value-type="string" office:string-value="BLADE-HI FLO, 16.50IN">
            <text:p>BLADE-HI FLO, 16.50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17-7277-03P">
            <text:p>117-7277-03P</text:p>
          </table:table-cell>
          <table:table-cell office:value-type="string" office:string-value="BLADE-HI FLOW, 16.5IN FOR 48IN TCHD-3PK">
            <text:p>BLADE-HI FLOW, 16.5IN FOR 48IN TCHD-3PK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5.99">
            <text:p>$75.99</text:p>
          </table:table-cell>
          <table:table-cell office:value-type="string" office:string-value="$45.59">
            <text:p>$45.59</text:p>
          </table:table-cell>
          <table:table-cell office:value-type="string" office:string-value="$41.03">
            <text:p>$41.03</text:p>
          </table:table-cell>
          <table:table-cell office:value-type="string" office:string-value="$38.75">
            <text:p>$38.75</text:p>
          </table:table-cell>
          <table:table-cell office:value-type="string" office:string-value="$36.47">
            <text:p>$36.47</text:p>
          </table:table-cell>
          <table:table-cell office:value-type="string" office:string-value="$34.19">
            <text:p>$34.19</text:p>
          </table:table-cell>
          <table:table-cell office:value-type="string" office:string-value="$31.91">
            <text:p>$31.91</text:p>
          </table:table-cell>
          <table:table-cell office:value-type="string" office:string-value="$29.63">
            <text:p>$29.63</text:p>
          </table:table-cell>
        </table:table-row>
        <table:table-row>
          <table:table-cell office:value-type="string" office:string-value="117-7278-03">
            <text:p>117-7278-03</text:p>
          </table:table-cell>
          <table:table-cell office:value-type="string" office:string-value="BLADE-MULCH, 16.50 INCH">
            <text:p>BLADE-MULCH, 16.50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17-7279-03">
            <text:p>117-7279-03</text:p>
          </table:table-cell>
          <table:table-cell office:value-type="string" office:string-value="BLADE-HI LIFT, 16.50 IN">
            <text:p>BLADE-HI LIFT, 16.50 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17-7386">
            <text:p>117-7386</text:p>
          </table:table-cell>
          <table:table-cell office:value-type="string" office:string-value="10 INCH TIRE AND WHEEL ASM">
            <text:p>10 INCH TIRE AND WHEEL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7.99">
            <text:p>$57.99</text:p>
          </table:table-cell>
          <table:table-cell office:value-type="string" office:string-value="$43.49">
            <text:p>$43.49</text:p>
          </table:table-cell>
          <table:table-cell office:value-type="string" office:string-value="$39.14">
            <text:p>$39.14</text:p>
          </table:table-cell>
          <table:table-cell office:value-type="string" office:string-value="$36.97">
            <text:p>$36.97</text:p>
          </table:table-cell>
          <table:table-cell office:value-type="string" office:string-value="$34.79">
            <text:p>$34.79</text:p>
          </table:table-cell>
          <table:table-cell office:value-type="string" office:string-value="$32.62">
            <text:p>$32.62</text:p>
          </table:table-cell>
          <table:table-cell office:value-type="string" office:string-value="$30.44">
            <text:p>$30.44</text:p>
          </table:table-cell>
          <table:table-cell office:value-type="string" office:string-value="$28.27">
            <text:p>$28.27</text:p>
          </table:table-cell>
        </table:table-row>
        <table:table-row>
          <table:table-cell office:value-type="string" office:string-value="117-7468">
            <text:p>117-7468</text:p>
          </table:table-cell>
          <table:table-cell office:value-type="string" office:string-value="CLUTCH-ELECTRIC">
            <text:p>CLUTCH-ELECTRIC</text:p>
          </table:table-cell>
          <table:table-cell office:value-type="string" office:string-value="CLUTCH-ELECTRO-MAGNETIC">
            <text:p>CLUTCH-ELECTRO-MAGNETIC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1.99">
            <text:p>$211.99</text:p>
          </table:table-cell>
          <table:table-cell office:value-type="string" office:string-value="$158.99">
            <text:p>$158.99</text:p>
          </table:table-cell>
          <table:table-cell office:value-type="string" office:string-value="$143.09">
            <text:p>$143.09</text:p>
          </table:table-cell>
          <table:table-cell office:value-type="string" office:string-value="$135.14">
            <text:p>$135.14</text:p>
          </table:table-cell>
          <table:table-cell office:value-type="string" office:string-value="$127.19">
            <text:p>$127.19</text:p>
          </table:table-cell>
          <table:table-cell office:value-type="string" office:string-value="$119.24">
            <text:p>$119.24</text:p>
          </table:table-cell>
          <table:table-cell office:value-type="string" office:string-value="$111.29">
            <text:p>$111.29</text:p>
          </table:table-cell>
          <table:table-cell office:value-type="string" office:string-value="$103.34">
            <text:p>$103.34</text:p>
          </table:table-cell>
        </table:table-row>
        <table:table-row>
          <table:table-cell office:value-type="string" office:string-value="117-7641">
            <text:p>117-7641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8.99">
            <text:p>$48.99</text:p>
          </table:table-cell>
          <table:table-cell office:value-type="string" office:string-value="$29.39">
            <text:p>$29.39</text:p>
          </table:table-cell>
          <table:table-cell office:value-type="string" office:string-value="$26.45">
            <text:p>$26.45</text:p>
          </table:table-cell>
          <table:table-cell office:value-type="string" office:string-value="$24.98">
            <text:p>$24.98</text:p>
          </table:table-cell>
          <table:table-cell office:value-type="string" office:string-value="$23.51">
            <text:p>$23.51</text:p>
          </table:table-cell>
          <table:table-cell office:value-type="string" office:string-value="$22.04">
            <text:p>$22.04</text:p>
          </table:table-cell>
          <table:table-cell office:value-type="string" office:string-value="$20.57">
            <text:p>$20.57</text:p>
          </table:table-cell>
          <table:table-cell office:value-type="string" office:string-value="$19.10">
            <text:p>$19.10</text:p>
          </table:table-cell>
        </table:table-row>
        <table:table-row>
          <table:table-cell office:value-type="string" office:string-value="117-7648">
            <text:p>117-7648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9.99">
            <text:p>$59.99</text:p>
          </table:table-cell>
          <table:table-cell office:value-type="string" office:string-value="$35.99">
            <text:p>$35.99</text:p>
          </table:table-cell>
          <table:table-cell office:value-type="string" office:string-value="$32.39">
            <text:p>$32.39</text:p>
          </table:table-cell>
          <table:table-cell office:value-type="string" office:string-value="$30.59">
            <text:p>$30.59</text:p>
          </table:table-cell>
          <table:table-cell office:value-type="string" office:string-value="$28.79">
            <text:p>$28.79</text:p>
          </table:table-cell>
          <table:table-cell office:value-type="string" office:string-value="$26.99">
            <text:p>$26.99</text:p>
          </table:table-cell>
          <table:table-cell office:value-type="string" office:string-value="$25.19">
            <text:p>$25.19</text:p>
          </table:table-cell>
          <table:table-cell office:value-type="string" office:string-value="$23.39">
            <text:p>$23.39</text:p>
          </table:table-cell>
        </table:table-row>
        <table:table-row>
          <table:table-cell office:value-type="string" office:string-value="117-7649">
            <text:p>117-7649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5.99">
            <text:p>$35.99</text:p>
          </table:table-cell>
          <table:table-cell office:value-type="string" office:string-value="$21.59">
            <text:p>$21.59</text:p>
          </table:table-cell>
          <table:table-cell office:value-type="string" office:string-value="$19.43">
            <text:p>$19.43</text:p>
          </table:table-cell>
          <table:table-cell office:value-type="string" office:string-value="$18.35">
            <text:p>$18.35</text:p>
          </table:table-cell>
          <table:table-cell office:value-type="string" office:string-value="$17.27">
            <text:p>$17.27</text:p>
          </table:table-cell>
          <table:table-cell office:value-type="string" office:string-value="$16.19">
            <text:p>$16.19</text:p>
          </table:table-cell>
          <table:table-cell office:value-type="string" office:string-value="$15.11">
            <text:p>$15.11</text:p>
          </table:table-cell>
          <table:table-cell office:value-type="string" office:string-value="$14.03">
            <text:p>$14.03</text:p>
          </table:table-cell>
        </table:table-row>
        <table:table-row>
          <table:table-cell office:value-type="string" office:string-value="117-7717">
            <text:p>117-7717</text:p>
          </table:table-cell>
          <table:table-cell office:value-type="string" office:string-value="SCRAPER">
            <text:p>SCRAPER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117-7728">
            <text:p>117-7728</text:p>
          </table:table-cell>
          <table:table-cell office:value-type="string" office:string-value="KEY">
            <text:p>KEY</text:p>
          </table:table-cell>
          <table:table-cell office:value-type="string" office:string-value="KEY/KEY &amp; LOCK ASM">
            <text:p>KEY/KEY &amp; LOCK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3.89">
            <text:p>$3.89</text:p>
          </table:table-cell>
          <table:table-cell office:value-type="string" office:string-value="$2.33">
            <text:p>$2.33</text:p>
          </table:table-cell>
          <table:table-cell office:value-type="string" office:string-value="$2.10">
            <text:p>$2.10</text:p>
          </table:table-cell>
          <table:table-cell office:value-type="string" office:string-value="$1.98">
            <text:p>$1.98</text:p>
          </table:table-cell>
          <table:table-cell office:value-type="string" office:string-value="$1.86">
            <text:p>$1.86</text:p>
          </table:table-cell>
          <table:table-cell office:value-type="string" office:string-value="$1.75">
            <text:p>$1.75</text:p>
          </table:table-cell>
          <table:table-cell office:value-type="string" office:string-value="$1.63">
            <text:p>$1.63</text:p>
          </table:table-cell>
          <table:table-cell office:value-type="string" office:string-value="$1.51">
            <text:p>$1.51</text:p>
          </table:table-cell>
        </table:table-row>
        <table:table-row>
          <table:table-cell office:value-type="string" office:string-value="117-7733">
            <text:p>117-7733</text:p>
          </table:table-cell>
          <table:table-cell office:value-type="string" office:string-value="BELT-V, RIBBED">
            <text:p>BELT-V, RIBBED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5.99">
            <text:p>$15.99</text:p>
          </table:table-cell>
          <table:table-cell office:value-type="string" office:string-value="$9.59">
            <text:p>$9.59</text:p>
          </table:table-cell>
          <table:table-cell office:value-type="string" office:string-value="$8.63">
            <text:p>$8.63</text:p>
          </table:table-cell>
          <table:table-cell office:value-type="string" office:string-value="$8.15">
            <text:p>$8.15</text:p>
          </table:table-cell>
          <table:table-cell office:value-type="string" office:string-value="$7.67">
            <text:p>$7.67</text:p>
          </table:table-cell>
          <table:table-cell office:value-type="string" office:string-value="$7.19">
            <text:p>$7.19</text:p>
          </table:table-cell>
          <table:table-cell office:value-type="string" office:string-value="$6.71">
            <text:p>$6.71</text:p>
          </table:table-cell>
          <table:table-cell office:value-type="string" office:string-value="$6.23">
            <text:p>$6.23</text:p>
          </table:table-cell>
        </table:table-row>
        <table:table-row>
          <table:table-cell office:value-type="string" office:string-value="117-9145">
            <text:p>117-9145</text:p>
          </table:table-cell>
          <table:table-cell office:value-type="string" office:string-value="CABLE-CLUTCH">
            <text:p>CABLE-CLUTCH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$17.99">
            <text:p>$17.99</text:p>
          </table:table-cell>
          <table:table-cell office:value-type="string" office:string-value="$10.79">
            <text:p>$10.79</text:p>
          </table:table-cell>
          <table:table-cell office:value-type="string" office:string-value="$9.71">
            <text:p>$9.71</text:p>
          </table:table-cell>
          <table:table-cell office:value-type="string" office:string-value="$9.17">
            <text:p>$9.17</text:p>
          </table:table-cell>
          <table:table-cell office:value-type="string" office:string-value="$8.63">
            <text:p>$8.63</text:p>
          </table:table-cell>
          <table:table-cell office:value-type="string" office:string-value="$8.09">
            <text:p>$8.09</text:p>
          </table:table-cell>
          <table:table-cell office:value-type="string" office:string-value="$7.55">
            <text:p>$7.55</text:p>
          </table:table-cell>
          <table:table-cell office:value-type="string" office:string-value="$7.01">
            <text:p>$7.01</text:p>
          </table:table-cell>
        </table:table-row>
        <table:table-row>
          <table:table-cell office:value-type="string" office:string-value="117-9389">
            <text:p>117-9389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36.99">
            <text:p>$36.99</text:p>
          </table:table-cell>
          <table:table-cell office:value-type="string" office:string-value="$22.19">
            <text:p>$22.19</text:p>
          </table:table-cell>
          <table:table-cell office:value-type="string" office:string-value="$19.97">
            <text:p>$19.97</text:p>
          </table:table-cell>
          <table:table-cell office:value-type="string" office:string-value="$18.86">
            <text:p>$18.86</text:p>
          </table:table-cell>
          <table:table-cell office:value-type="string" office:string-value="$17.75">
            <text:p>$17.75</text:p>
          </table:table-cell>
          <table:table-cell office:value-type="string" office:string-value="$16.64">
            <text:p>$16.64</text:p>
          </table:table-cell>
          <table:table-cell office:value-type="string" office:string-value="$15.53">
            <text:p>$15.53</text:p>
          </table:table-cell>
          <table:table-cell office:value-type="string" office:string-value="$14.42">
            <text:p>$14.42</text:p>
          </table:table-cell>
        </table:table-row>
        <table:table-row>
          <table:table-cell office:value-type="string" office:string-value="117-9607">
            <text:p>117-9607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2.99">
            <text:p>$142.99</text:p>
          </table:table-cell>
          <table:table-cell office:value-type="string" office:string-value="$107.24">
            <text:p>$107.24</text:p>
          </table:table-cell>
          <table:table-cell office:value-type="string" office:string-value="$96.52">
            <text:p>$96.52</text:p>
          </table:table-cell>
          <table:table-cell office:value-type="string" office:string-value="$91.15">
            <text:p>$91.15</text:p>
          </table:table-cell>
          <table:table-cell office:value-type="string" office:string-value="$85.79">
            <text:p>$85.79</text:p>
          </table:table-cell>
          <table:table-cell office:value-type="string" office:string-value="$80.43">
            <text:p>$80.43</text:p>
          </table:table-cell>
          <table:table-cell office:value-type="string" office:string-value="$75.07">
            <text:p>$75.07</text:p>
          </table:table-cell>
          <table:table-cell office:value-type="string" office:string-value="$69.71">
            <text:p>$69.71</text:p>
          </table:table-cell>
        </table:table-row>
        <table:table-row>
          <table:table-cell office:value-type="string" office:string-value="119-0174">
            <text:p>119-017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0.99">
            <text:p>$40.99</text:p>
          </table:table-cell>
          <table:table-cell office:value-type="string" office:string-value="$24.59">
            <text:p>$24.59</text:p>
          </table:table-cell>
          <table:table-cell office:value-type="string" office:string-value="$22.13">
            <text:p>$22.13</text:p>
          </table:table-cell>
          <table:table-cell office:value-type="string" office:string-value="$20.90">
            <text:p>$20.90</text:p>
          </table:table-cell>
          <table:table-cell office:value-type="string" office:string-value="$19.67">
            <text:p>$19.67</text:p>
          </table:table-cell>
          <table:table-cell office:value-type="string" office:string-value="$18.44">
            <text:p>$18.44</text:p>
          </table:table-cell>
          <table:table-cell office:value-type="string" office:string-value="$17.21">
            <text:p>$17.21</text:p>
          </table:table-cell>
          <table:table-cell office:value-type="string" office:string-value="$15.98">
            <text:p>$15.98</text:p>
          </table:table-cell>
        </table:table-row>
        <table:table-row>
          <table:table-cell office:value-type="string" office:string-value="119-0303-03">
            <text:p>119-0303-03</text:p>
          </table:table-cell>
          <table:table-cell office:value-type="string" office:string-value="BLADE-20 INCH">
            <text:p>BLADE-20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19-0321">
            <text:p>119-0321</text:p>
          </table:table-cell>
          <table:table-cell office:value-type="string" office:string-value="8 INCH WHEEL GEAR ASM">
            <text:p>8 INCH WHEEL GEAR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7.99">
            <text:p>$37.99</text:p>
          </table:table-cell>
          <table:table-cell office:value-type="string" office:string-value="$28.49">
            <text:p>$28.49</text:p>
          </table:table-cell>
          <table:table-cell office:value-type="string" office:string-value="$25.64">
            <text:p>$25.64</text:p>
          </table:table-cell>
          <table:table-cell office:value-type="string" office:string-value="$24.22">
            <text:p>$24.22</text:p>
          </table:table-cell>
          <table:table-cell office:value-type="string" office:string-value="$22.79">
            <text:p>$22.79</text:p>
          </table:table-cell>
          <table:table-cell office:value-type="string" office:string-value="$21.37">
            <text:p>$21.37</text:p>
          </table:table-cell>
          <table:table-cell office:value-type="string" office:string-value="$19.94">
            <text:p>$19.94</text:p>
          </table:table-cell>
          <table:table-cell office:value-type="string" office:string-value="$18.52">
            <text:p>$18.52</text:p>
          </table:table-cell>
        </table:table-row>
        <table:table-row>
          <table:table-cell office:value-type="string" office:string-value="119-1564">
            <text:p>119-156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119-1909">
            <text:p>119-1909</text:p>
          </table:table-cell>
          <table:table-cell office:value-type="string" office:string-value="AIR FILTER AND PREFILTER KIT">
            <text:p>AIR FILTER AND PREFILTER KIT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.99">
            <text:p>$17.99</text:p>
          </table:table-cell>
          <table:table-cell office:value-type="string" office:string-value="$10.79">
            <text:p>$10.79</text:p>
          </table:table-cell>
          <table:table-cell office:value-type="string" office:string-value="$9.71">
            <text:p>$9.71</text:p>
          </table:table-cell>
          <table:table-cell office:value-type="string" office:string-value="$9.17">
            <text:p>$9.17</text:p>
          </table:table-cell>
          <table:table-cell office:value-type="string" office:string-value="$8.63">
            <text:p>$8.63</text:p>
          </table:table-cell>
          <table:table-cell office:value-type="string" office:string-value="$8.09">
            <text:p>$8.09</text:p>
          </table:table-cell>
          <table:table-cell office:value-type="string" office:string-value="$7.55">
            <text:p>$7.55</text:p>
          </table:table-cell>
          <table:table-cell office:value-type="string" office:string-value="$7.01">
            <text:p>$7.01</text:p>
          </table:table-cell>
        </table:table-row>
        <table:table-row>
          <table:table-cell office:value-type="string" office:string-value="119-1929">
            <text:p>119-1929</text:p>
          </table:table-cell>
          <table:table-cell office:value-type="string" office:string-value="KEY AND LANYARD KIT">
            <text:p>KEY AND LANYARD KIT</text:p>
          </table:table-cell>
          <table:table-cell office:value-type="string" office:string-value="KEY/KEY &amp; LOCK ASM">
            <text:p>KEY/KEY &amp; LOCK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6.59">
            <text:p>$6.59</text:p>
          </table:table-cell>
          <table:table-cell office:value-type="string" office:string-value="$5.93">
            <text:p>$5.93</text:p>
          </table:table-cell>
          <table:table-cell office:value-type="string" office:string-value="$5.60">
            <text:p>$5.60</text:p>
          </table:table-cell>
          <table:table-cell office:value-type="string" office:string-value="$5.27">
            <text:p>$5.27</text:p>
          </table:table-cell>
          <table:table-cell office:value-type="string" office:string-value="$4.94">
            <text:p>$4.94</text:p>
          </table:table-cell>
          <table:table-cell office:value-type="string" office:string-value="$4.61">
            <text:p>$4.61</text:p>
          </table:table-cell>
          <table:table-cell office:value-type="string" office:string-value="$4.28">
            <text:p>$4.28</text:p>
          </table:table-cell>
        </table:table-row>
        <table:table-row>
          <table:table-cell office:value-type="string" office:string-value="119-1980">
            <text:p>119-1980</text:p>
          </table:table-cell>
          <table:table-cell office:value-type="string" office:string-value="COMPLETE CARB SERVICE KIT">
            <text:p>COMPLETE CARB SERVICE KIT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77.99">
            <text:p>$77.99</text:p>
          </table:table-cell>
          <table:table-cell office:value-type="string" office:string-value="$46.79">
            <text:p>$46.79</text:p>
          </table:table-cell>
          <table:table-cell office:value-type="string" office:string-value="$42.11">
            <text:p>$42.11</text:p>
          </table:table-cell>
          <table:table-cell office:value-type="string" office:string-value="$39.77">
            <text:p>$39.77</text:p>
          </table:table-cell>
          <table:table-cell office:value-type="string" office:string-value="$37.43">
            <text:p>$37.43</text:p>
          </table:table-cell>
          <table:table-cell office:value-type="string" office:string-value="$35.09">
            <text:p>$35.09</text:p>
          </table:table-cell>
          <table:table-cell office:value-type="string" office:string-value="$32.75">
            <text:p>$32.75</text:p>
          </table:table-cell>
          <table:table-cell office:value-type="string" office:string-value="$30.41">
            <text:p>$30.41</text:p>
          </table:table-cell>
        </table:table-row>
        <table:table-row>
          <table:table-cell office:value-type="string" office:string-value="119-1988">
            <text:p>119-1988</text:p>
          </table:table-cell>
          <table:table-cell office:value-type="string" office:string-value="CARB FLOAT AND NEEDLE KIT">
            <text:p>CARB FLOAT AND NEEDLE KIT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119-2379">
            <text:p>119-2379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2.99">
            <text:p>$32.99</text:p>
          </table:table-cell>
          <table:table-cell office:value-type="string" office:string-value="$19.79">
            <text:p>$19.79</text:p>
          </table:table-cell>
          <table:table-cell office:value-type="string" office:string-value="$17.81">
            <text:p>$17.81</text:p>
          </table:table-cell>
          <table:table-cell office:value-type="string" office:string-value="$16.82">
            <text:p>$16.82</text:p>
          </table:table-cell>
          <table:table-cell office:value-type="string" office:string-value="$15.83">
            <text:p>$15.83</text:p>
          </table:table-cell>
          <table:table-cell office:value-type="string" office:string-value="$14.84">
            <text:p>$14.84</text:p>
          </table:table-cell>
          <table:table-cell office:value-type="string" office:string-value="$13.85">
            <text:p>$13.85</text:p>
          </table:table-cell>
          <table:table-cell office:value-type="string" office:string-value="$12.86">
            <text:p>$12.86</text:p>
          </table:table-cell>
        </table:table-row>
        <table:table-row>
          <table:table-cell office:value-type="string" office:string-value="119-3309">
            <text:p>119-3309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19-3321">
            <text:p>119-332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19-7601-01">
            <text:p>119-7601-01</text:p>
          </table:table-cell>
          <table:table-cell office:value-type="string" office:string-value="SCRAPER-24 INCH">
            <text:p>SCRAPER-24 INCH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19-8819">
            <text:p>119-8819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41.99">
            <text:p>$41.99</text:p>
          </table:table-cell>
          <table:table-cell office:value-type="string" office:string-value="$25.19">
            <text:p>$25.19</text:p>
          </table:table-cell>
          <table:table-cell office:value-type="string" office:string-value="$22.67">
            <text:p>$22.67</text:p>
          </table:table-cell>
          <table:table-cell office:value-type="string" office:string-value="$21.41">
            <text:p>$21.41</text:p>
          </table:table-cell>
          <table:table-cell office:value-type="string" office:string-value="$20.15">
            <text:p>$20.15</text:p>
          </table:table-cell>
          <table:table-cell office:value-type="string" office:string-value="$18.89">
            <text:p>$18.89</text:p>
          </table:table-cell>
          <table:table-cell office:value-type="string" office:string-value="$17.63">
            <text:p>$17.63</text:p>
          </table:table-cell>
          <table:table-cell office:value-type="string" office:string-value="$16.37">
            <text:p>$16.37</text:p>
          </table:table-cell>
        </table:table-row>
        <table:table-row>
          <table:table-cell office:value-type="string" office:string-value="119-8820">
            <text:p>119-882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2.99">
            <text:p>$52.99</text:p>
          </table:table-cell>
          <table:table-cell office:value-type="string" office:string-value="$31.79">
            <text:p>$31.79</text:p>
          </table:table-cell>
          <table:table-cell office:value-type="string" office:string-value="$28.61">
            <text:p>$28.61</text:p>
          </table:table-cell>
          <table:table-cell office:value-type="string" office:string-value="$27.02">
            <text:p>$27.02</text:p>
          </table:table-cell>
          <table:table-cell office:value-type="string" office:string-value="$25.43">
            <text:p>$25.43</text:p>
          </table:table-cell>
          <table:table-cell office:value-type="string" office:string-value="$23.84">
            <text:p>$23.84</text:p>
          </table:table-cell>
          <table:table-cell office:value-type="string" office:string-value="$22.25">
            <text:p>$22.25</text:p>
          </table:table-cell>
          <table:table-cell office:value-type="string" office:string-value="$20.66">
            <text:p>$20.66</text:p>
          </table:table-cell>
        </table:table-row>
        <table:table-row>
          <table:table-cell office:value-type="string" office:string-value="119-8821">
            <text:p>119-882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5.99">
            <text:p>$55.99</text:p>
          </table:table-cell>
          <table:table-cell office:value-type="string" office:string-value="$33.59">
            <text:p>$33.59</text:p>
          </table:table-cell>
          <table:table-cell office:value-type="string" office:string-value="$30.23">
            <text:p>$30.23</text:p>
          </table:table-cell>
          <table:table-cell office:value-type="string" office:string-value="$28.55">
            <text:p>$28.55</text:p>
          </table:table-cell>
          <table:table-cell office:value-type="string" office:string-value="$26.87">
            <text:p>$26.87</text:p>
          </table:table-cell>
          <table:table-cell office:value-type="string" office:string-value="$25.19">
            <text:p>$25.19</text:p>
          </table:table-cell>
          <table:table-cell office:value-type="string" office:string-value="$23.51">
            <text:p>$23.51</text:p>
          </table:table-cell>
          <table:table-cell office:value-type="string" office:string-value="$21.83">
            <text:p>$21.83</text:p>
          </table:table-cell>
        </table:table-row>
        <table:table-row>
          <table:table-cell office:value-type="string" office:string-value="119-8822">
            <text:p>119-8822</text:p>
          </table:table-cell>
          <table:table-cell office:value-type="string" office:string-value="PULLEY-IDLER">
            <text:p>PULLEY-IDLER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4DL">
            <text:p>4D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19-8829">
            <text:p>119-8829</text:p>
          </table:table-cell>
          <table:table-cell office:value-type="string" office:string-value="SEAT-18 INCH">
            <text:p>SEAT-18 INCH</text:p>
          </table:table-cell>
          <table:table-cell office:value-type="string" office:string-value="SEAT PARTS">
            <text:p>SEAT PARTS</text:p>
          </table:table-cell>
          <table:table-cell office:value-type="string" office:string-value="No">
            <text:p>No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5.99">
            <text:p>$295.99</text:p>
          </table:table-cell>
          <table:table-cell office:value-type="string" office:string-value="$221.99">
            <text:p>$221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9-9926">
            <text:p>119-9926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0.99">
            <text:p>$140.99</text:p>
          </table:table-cell>
          <table:table-cell office:value-type="string" office:string-value="$84.59">
            <text:p>$84.59</text:p>
          </table:table-cell>
          <table:table-cell office:value-type="string" office:string-value="$76.13">
            <text:p>$76.13</text:p>
          </table:table-cell>
          <table:table-cell office:value-type="string" office:string-value="$71.90">
            <text:p>$71.90</text:p>
          </table:table-cell>
          <table:table-cell office:value-type="string" office:string-value="$67.67">
            <text:p>$67.67</text:p>
          </table:table-cell>
          <table:table-cell office:value-type="string" office:string-value="$63.44">
            <text:p>$63.44</text:p>
          </table:table-cell>
          <table:table-cell office:value-type="string" office:string-value="$59.21">
            <text:p>$59.21</text:p>
          </table:table-cell>
          <table:table-cell office:value-type="string" office:string-value="$54.98">
            <text:p>$54.98</text:p>
          </table:table-cell>
        </table:table-row>
        <table:table-row>
          <table:table-cell office:value-type="string" office:string-value="120-0132">
            <text:p>120-0132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4DR">
            <text:p>4DR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20-2235">
            <text:p>120-2235</text:p>
          </table:table-cell>
          <table:table-cell office:value-type="string" office:string-value="FILTER-FUEL">
            <text:p>FILTER-FUEL</text:p>
          </table:table-cell>
          <table:table-cell office:value-type="string" office:string-value="FILTER (FUEL)">
            <text:p>FILTER (FUEL)</text:p>
          </table:table-cell>
          <table:table-cell office:value-type="string" office:string-value="Yes">
            <text:p>Yes</text:p>
          </table:table-cell>
          <table:table-cell office:value-type="string" office:string-value="5GO">
            <text:p>5G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89">
            <text:p>$7.89</text:p>
          </table:table-cell>
          <table:table-cell office:value-type="string" office:string-value="$4.73">
            <text:p>$4.73</text:p>
          </table:table-cell>
          <table:table-cell office:value-type="string" office:string-value="$4.26">
            <text:p>$4.26</text:p>
          </table:table-cell>
          <table:table-cell office:value-type="string" office:string-value="$4.02">
            <text:p>$4.02</text:p>
          </table:table-cell>
          <table:table-cell office:value-type="string" office:string-value="$3.78">
            <text:p>$3.78</text:p>
          </table:table-cell>
          <table:table-cell office:value-type="string" office:string-value="$3.55">
            <text:p>$3.55</text:p>
          </table:table-cell>
          <table:table-cell office:value-type="string" office:string-value="$3.31">
            <text:p>$3.31</text:p>
          </table:table-cell>
          <table:table-cell office:value-type="string" office:string-value="$3.07">
            <text:p>$3.07</text:p>
          </table:table-cell>
        </table:table-row>
        <table:table-row>
          <table:table-cell office:value-type="string" office:string-value="120-2379">
            <text:p>120-2379</text:p>
          </table:table-cell>
          <table:table-cell office:value-type="string" office:string-value="BLADE-HI FLOW, 18 IN">
            <text:p>BLADE-HI FLOW, 18 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20-2408-03">
            <text:p>120-2408-03</text:p>
          </table:table-cell>
          <table:table-cell office:value-type="string" office:string-value="BLADE-MULCH, 18.00 INCH">
            <text:p>BLADE-MULCH, 18.00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20-3335">
            <text:p>120-3335</text:p>
          </table:table-cell>
          <table:table-cell office:value-type="string" office:string-value="BELT-SYNCHRONOUS">
            <text:p>BELT-SYNCHRONOUS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2.99">
            <text:p>$52.99</text:p>
          </table:table-cell>
          <table:table-cell office:value-type="string" office:string-value="$31.79">
            <text:p>$31.79</text:p>
          </table:table-cell>
          <table:table-cell office:value-type="string" office:string-value="$28.61">
            <text:p>$28.61</text:p>
          </table:table-cell>
          <table:table-cell office:value-type="string" office:string-value="$27.02">
            <text:p>$27.02</text:p>
          </table:table-cell>
          <table:table-cell office:value-type="string" office:string-value="$25.43">
            <text:p>$25.43</text:p>
          </table:table-cell>
          <table:table-cell office:value-type="string" office:string-value="$23.84">
            <text:p>$23.84</text:p>
          </table:table-cell>
          <table:table-cell office:value-type="string" office:string-value="$22.25">
            <text:p>$22.25</text:p>
          </table:table-cell>
          <table:table-cell office:value-type="string" office:string-value="$20.66">
            <text:p>$20.66</text:p>
          </table:table-cell>
        </table:table-row>
        <table:table-row>
          <table:table-cell office:value-type="string" office:string-value="120-3872-01">
            <text:p>120-3872-01</text:p>
          </table:table-cell>
          <table:table-cell office:value-type="string" office:string-value="SCRAPER-26 INCH">
            <text:p>SCRAPER-26 INCH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20-3892">
            <text:p>120-3892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20-3893">
            <text:p>120-389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5.99">
            <text:p>$15.99</text:p>
          </table:table-cell>
          <table:table-cell office:value-type="string" office:string-value="$9.59">
            <text:p>$9.59</text:p>
          </table:table-cell>
          <table:table-cell office:value-type="string" office:string-value="$8.63">
            <text:p>$8.63</text:p>
          </table:table-cell>
          <table:table-cell office:value-type="string" office:string-value="$8.15">
            <text:p>$8.15</text:p>
          </table:table-cell>
          <table:table-cell office:value-type="string" office:string-value="$7.67">
            <text:p>$7.67</text:p>
          </table:table-cell>
          <table:table-cell office:value-type="string" office:string-value="$7.19">
            <text:p>$7.19</text:p>
          </table:table-cell>
          <table:table-cell office:value-type="string" office:string-value="$6.71">
            <text:p>$6.71</text:p>
          </table:table-cell>
          <table:table-cell office:value-type="string" office:string-value="$6.23">
            <text:p>$6.23</text:p>
          </table:table-cell>
        </table:table-row>
        <table:table-row>
          <table:table-cell office:value-type="string" office:string-value="120-4206">
            <text:p>120-4206</text:p>
          </table:table-cell>
          <table:table-cell office:value-type="string" office:string-value="GASKET-COVER, VALVE">
            <text:p>GASKET-COVER, VALVE</text:p>
          </table:table-cell>
          <table:table-cell office:value-type="string" office:string-value="GASKETS/SEAL-WASHER">
            <text:p>GASKETS/SEAL-WASHER</text:p>
          </table:table-cell>
          <table:table-cell office:value-type="string" office:string-value="No">
            <text:p>No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99">
            <text:p>$7.99</text:p>
          </table:table-cell>
          <table:table-cell office:value-type="string" office:string-value="$4.79">
            <text:p>$4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0-4418">
            <text:p>120-4418</text:p>
          </table:table-cell>
          <table:table-cell office:value-type="string" office:string-value="COMPLETE CARBURETOR SERVICE KIT">
            <text:p>COMPLETE CARBURETOR SERVICE KIT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84.99">
            <text:p>$84.99</text:p>
          </table:table-cell>
          <table:table-cell office:value-type="string" office:string-value="$50.99">
            <text:p>$50.99</text:p>
          </table:table-cell>
          <table:table-cell office:value-type="string" office:string-value="$45.89">
            <text:p>$45.89</text:p>
          </table:table-cell>
          <table:table-cell office:value-type="string" office:string-value="$43.34">
            <text:p>$43.34</text:p>
          </table:table-cell>
          <table:table-cell office:value-type="string" office:string-value="$40.79">
            <text:p>$40.79</text:p>
          </table:table-cell>
          <table:table-cell office:value-type="string" office:string-value="$38.24">
            <text:p>$38.24</text:p>
          </table:table-cell>
          <table:table-cell office:value-type="string" office:string-value="$35.69">
            <text:p>$35.69</text:p>
          </table:table-cell>
          <table:table-cell office:value-type="string" office:string-value="$33.14">
            <text:p>$33.14</text:p>
          </table:table-cell>
        </table:table-row>
        <table:table-row>
          <table:table-cell office:value-type="string" office:string-value="120-5515">
            <text:p>120-5515</text:p>
          </table:table-cell>
          <table:table-cell office:value-type="string" office:string-value="CASTER WHEEL ASM (CST)">
            <text:p>CASTER WHEEL ASM (CST)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4.99">
            <text:p>$84.99</text:p>
          </table:table-cell>
          <table:table-cell office:value-type="string" office:string-value="$50.99">
            <text:p>$50.99</text:p>
          </table:table-cell>
          <table:table-cell office:value-type="string" office:string-value="$45.89">
            <text:p>$45.89</text:p>
          </table:table-cell>
          <table:table-cell office:value-type="string" office:string-value="$43.34">
            <text:p>$43.34</text:p>
          </table:table-cell>
          <table:table-cell office:value-type="string" office:string-value="$40.79">
            <text:p>$40.79</text:p>
          </table:table-cell>
          <table:table-cell office:value-type="string" office:string-value="$38.24">
            <text:p>$38.24</text:p>
          </table:table-cell>
          <table:table-cell office:value-type="string" office:string-value="$35.69">
            <text:p>$35.69</text:p>
          </table:table-cell>
          <table:table-cell office:value-type="string" office:string-value="$33.14">
            <text:p>$33.14</text:p>
          </table:table-cell>
        </table:table-row>
        <table:table-row>
          <table:table-cell office:value-type="string" office:string-value="120-6241">
            <text:p>120-6241</text:p>
          </table:table-cell>
          <table:table-cell office:value-type="string" office:string-value="SHIELD-TRAILING">
            <text:p>SHIELD-TRAILING</text:p>
          </table:table-cell>
          <table:table-cell office:value-type="string" office:string-value="SHIELD/GUARD">
            <text:p>SHIELD/GUARD</text:p>
          </table:table-cell>
          <table:table-cell office:value-type="string" office:string-value="No">
            <text:p>No</text:p>
          </table:table-cell>
          <table:table-cell office:value-type="string" office:string-value="2CU">
            <text:p>2C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.99">
            <text:p>$14.99</text:p>
          </table:table-cell>
          <table:table-cell office:value-type="string" office:string-value="$8.99">
            <text:p>$8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0-6244">
            <text:p>120-6244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.99">
            <text:p>$14.99</text:p>
          </table:table-cell>
          <table:table-cell office:value-type="string" office:string-value="$8.99">
            <text:p>$8.99</text:p>
          </table:table-cell>
          <table:table-cell office:value-type="string" office:string-value="$8.09">
            <text:p>$8.09</text:p>
          </table:table-cell>
          <table:table-cell office:value-type="string" office:string-value="$7.64">
            <text:p>$7.64</text:p>
          </table:table-cell>
          <table:table-cell office:value-type="string" office:string-value="$7.19">
            <text:p>$7.19</text:p>
          </table:table-cell>
          <table:table-cell office:value-type="string" office:string-value="$6.74">
            <text:p>$6.74</text:p>
          </table:table-cell>
          <table:table-cell office:value-type="string" office:string-value="$6.29">
            <text:p>$6.29</text:p>
          </table:table-cell>
          <table:table-cell office:value-type="string" office:string-value="$5.84">
            <text:p>$5.84</text:p>
          </table:table-cell>
        </table:table-row>
        <table:table-row>
          <table:table-cell office:value-type="string" office:string-value="120-6466">
            <text:p>120-6466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1.99">
            <text:p>$121.99</text:p>
          </table:table-cell>
          <table:table-cell office:value-type="string" office:string-value="$73.19">
            <text:p>$73.19</text:p>
          </table:table-cell>
          <table:table-cell office:value-type="string" office:string-value="$65.87">
            <text:p>$65.87</text:p>
          </table:table-cell>
          <table:table-cell office:value-type="string" office:string-value="$62.21">
            <text:p>$62.21</text:p>
          </table:table-cell>
          <table:table-cell office:value-type="string" office:string-value="$58.55">
            <text:p>$58.55</text:p>
          </table:table-cell>
          <table:table-cell office:value-type="string" office:string-value="$54.89">
            <text:p>$54.89</text:p>
          </table:table-cell>
          <table:table-cell office:value-type="string" office:string-value="$51.23">
            <text:p>$51.23</text:p>
          </table:table-cell>
          <table:table-cell office:value-type="string" office:string-value="$47.57">
            <text:p>$47.57</text:p>
          </table:table-cell>
        </table:table-row>
        <table:table-row>
          <table:table-cell office:value-type="string" office:string-value="120-7082">
            <text:p>120-7082</text:p>
          </table:table-cell>
          <table:table-cell office:value-type="string" office:string-value="PULLEY-IDLER">
            <text:p>PULLEY-IDLER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120-9470">
            <text:p>120-9470</text:p>
          </table:table-cell>
          <table:table-cell office:value-type="string" office:string-value="V-BELT, TRACTION">
            <text:p>V-BELT, TRACTION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8.39">
            <text:p>$8.39</text:p>
          </table:table-cell>
          <table:table-cell office:value-type="string" office:string-value="$7.55">
            <text:p>$7.55</text:p>
          </table:table-cell>
          <table:table-cell office:value-type="string" office:string-value="$7.13">
            <text:p>$7.13</text:p>
          </table:table-cell>
          <table:table-cell office:value-type="string" office:string-value="$6.71">
            <text:p>$6.71</text:p>
          </table:table-cell>
          <table:table-cell office:value-type="string" office:string-value="$6.29">
            <text:p>$6.29</text:p>
          </table:table-cell>
          <table:table-cell office:value-type="string" office:string-value="$5.87">
            <text:p>$5.87</text:p>
          </table:table-cell>
          <table:table-cell office:value-type="string" office:string-value="$5.45">
            <text:p>$5.45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120-9470P">
            <text:p>120-9470P</text:p>
          </table:table-cell>
          <table:table-cell office:value-type="string" office:string-value="TIMEMASTER V-TRACTION BELT">
            <text:p>TIMEMASTER V-TRACTION 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8.39">
            <text:p>$8.39</text:p>
          </table:table-cell>
          <table:table-cell office:value-type="string" office:string-value="$7.55">
            <text:p>$7.55</text:p>
          </table:table-cell>
          <table:table-cell office:value-type="string" office:string-value="$7.13">
            <text:p>$7.13</text:p>
          </table:table-cell>
          <table:table-cell office:value-type="string" office:string-value="$6.71">
            <text:p>$6.71</text:p>
          </table:table-cell>
          <table:table-cell office:value-type="string" office:string-value="$6.29">
            <text:p>$6.29</text:p>
          </table:table-cell>
          <table:table-cell office:value-type="string" office:string-value="$5.87">
            <text:p>$5.87</text:p>
          </table:table-cell>
          <table:table-cell office:value-type="string" office:string-value="$5.45">
            <text:p>$5.45</text:p>
          </table:table-cell>
        </table:table-row>
        <table:table-row>
          <table:table-cell office:value-type="string" office:string-value="120-9500-03">
            <text:p>120-9500-03</text:p>
          </table:table-cell>
          <table:table-cell office:value-type="string" office:string-value="BLADE-15.4">
            <text:p>BLADE-15.4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21-0287">
            <text:p>121-0287</text:p>
          </table:table-cell>
          <table:table-cell office:value-type="string" office:string-value="HANDLE-RECOIL">
            <text:p>HANDLE-RECOIL</text:p>
          </table:table-cell>
          <table:table-cell office:value-type="string" office:string-value="HANDLE">
            <text:p>HANDLE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2.99">
            <text:p>$12.99</text:p>
          </table:table-cell>
          <table:table-cell office:value-type="string" office:string-value="$7.79">
            <text:p>$7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1-0373">
            <text:p>121-0373</text:p>
          </table:table-cell>
          <table:table-cell office:value-type="string" office:string-value="CARBURETOR COMPLETE KIT">
            <text:p>CARBURETOR COMPLETE KIT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5.99">
            <text:p>$85.99</text:p>
          </table:table-cell>
          <table:table-cell office:value-type="string" office:string-value="$64.49">
            <text:p>$64.49</text:p>
          </table:table-cell>
          <table:table-cell office:value-type="string" office:string-value="$58.04">
            <text:p>$58.04</text:p>
          </table:table-cell>
          <table:table-cell office:value-type="string" office:string-value="$54.82">
            <text:p>$54.82</text:p>
          </table:table-cell>
          <table:table-cell office:value-type="string" office:string-value="$51.59">
            <text:p>$51.59</text:p>
          </table:table-cell>
          <table:table-cell office:value-type="string" office:string-value="$48.37">
            <text:p>$48.37</text:p>
          </table:table-cell>
          <table:table-cell office:value-type="string" office:string-value="$45.14">
            <text:p>$45.14</text:p>
          </table:table-cell>
          <table:table-cell office:value-type="string" office:string-value="$41.92">
            <text:p>$41.92</text:p>
          </table:table-cell>
        </table:table-row>
        <table:table-row>
          <table:table-cell office:value-type="string" office:string-value="121-1365-06">
            <text:p>121-1365-06</text:p>
          </table:table-cell>
          <table:table-cell office:value-type="string" office:string-value="RIM-HALF, WHEEL">
            <text:p>RIM-HALF, WHEEL</text:p>
          </table:table-cell>
          <table:table-cell office:value-type="string" office:string-value="WHEEL/RIM">
            <text:p>WHEEL/RIM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2.74">
            <text:p>$12.74</text:p>
          </table:table-cell>
          <table:table-cell office:value-type="string" office:string-value="$11.47">
            <text:p>$11.47</text:p>
          </table:table-cell>
          <table:table-cell office:value-type="string" office:string-value="$10.83">
            <text:p>$10.83</text:p>
          </table:table-cell>
          <table:table-cell office:value-type="string" office:string-value="$10.19">
            <text:p>$10.19</text:p>
          </table:table-cell>
          <table:table-cell office:value-type="string" office:string-value="$9.56">
            <text:p>$9.56</text:p>
          </table:table-cell>
          <table:table-cell office:value-type="string" office:string-value="$8.92">
            <text:p>$8.92</text:p>
          </table:table-cell>
          <table:table-cell office:value-type="string" office:string-value="$8.28">
            <text:p>$8.28</text:p>
          </table:table-cell>
        </table:table-row>
        <table:table-row>
          <table:table-cell office:value-type="string" office:string-value="121-1378-06">
            <text:p>121-1378-06</text:p>
          </table:table-cell>
          <table:table-cell office:value-type="string" office:string-value="WHEEL HALF AND GEAR ASM">
            <text:p>WHEEL HALF AND GEAR ASM</text:p>
          </table:table-cell>
          <table:table-cell office:value-type="string" office:string-value="WHEEL/RIM">
            <text:p>WHEEL/RIM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$17.54">
            <text:p>$17.54</text:p>
          </table:table-cell>
          <table:table-cell office:value-type="string" office:string-value="$16.57">
            <text:p>$16.57</text:p>
          </table:table-cell>
          <table:table-cell office:value-type="string" office:string-value="$15.59">
            <text:p>$15.59</text:p>
          </table:table-cell>
          <table:table-cell office:value-type="string" office:string-value="$14.62">
            <text:p>$14.62</text:p>
          </table:table-cell>
          <table:table-cell office:value-type="string" office:string-value="$13.64">
            <text:p>$13.64</text:p>
          </table:table-cell>
          <table:table-cell office:value-type="string" office:string-value="$12.67">
            <text:p>$12.67</text:p>
          </table:table-cell>
        </table:table-row>
        <table:table-row>
          <table:table-cell office:value-type="string" office:string-value="121-1379">
            <text:p>121-1379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1.99">
            <text:p>$121.99</text:p>
          </table:table-cell>
          <table:table-cell office:value-type="string" office:string-value="$91.49">
            <text:p>$91.49</text:p>
          </table:table-cell>
          <table:table-cell office:value-type="string" office:string-value="$82.34">
            <text:p>$82.34</text:p>
          </table:table-cell>
          <table:table-cell office:value-type="string" office:string-value="$77.77">
            <text:p>$77.77</text:p>
          </table:table-cell>
          <table:table-cell office:value-type="string" office:string-value="$73.19">
            <text:p>$73.19</text:p>
          </table:table-cell>
          <table:table-cell office:value-type="string" office:string-value="$68.62">
            <text:p>$68.62</text:p>
          </table:table-cell>
          <table:table-cell office:value-type="string" office:string-value="$64.04">
            <text:p>$64.04</text:p>
          </table:table-cell>
          <table:table-cell office:value-type="string" office:string-value="$59.47">
            <text:p>$59.47</text:p>
          </table:table-cell>
        </table:table-row>
        <table:table-row>
          <table:table-cell office:value-type="string" office:string-value="121-1380">
            <text:p>121-1380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4DP">
            <text:p>4D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2.99">
            <text:p>$92.99</text:p>
          </table:table-cell>
          <table:table-cell office:value-type="string" office:string-value="$69.74">
            <text:p>$69.74</text:p>
          </table:table-cell>
          <table:table-cell office:value-type="string" office:string-value="$62.77">
            <text:p>$62.77</text:p>
          </table:table-cell>
          <table:table-cell office:value-type="string" office:string-value="$59.28">
            <text:p>$59.28</text:p>
          </table:table-cell>
          <table:table-cell office:value-type="string" office:string-value="$55.79">
            <text:p>$55.79</text:p>
          </table:table-cell>
          <table:table-cell office:value-type="string" office:string-value="$52.31">
            <text:p>$52.31</text:p>
          </table:table-cell>
          <table:table-cell office:value-type="string" office:string-value="$48.82">
            <text:p>$48.82</text:p>
          </table:table-cell>
          <table:table-cell office:value-type="string" office:string-value="$45.33">
            <text:p>$45.33</text:p>
          </table:table-cell>
        </table:table-row>
        <table:table-row>
          <table:table-cell office:value-type="string" office:string-value="121-1999">
            <text:p>121-1999</text:p>
          </table:table-cell>
          <table:table-cell office:value-type="string" office:string-value="BELT-DRIVE">
            <text:p>BELT-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4DR">
            <text:p>4D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6.59">
            <text:p>$6.59</text:p>
          </table:table-cell>
          <table:table-cell office:value-type="string" office:string-value="$5.93">
            <text:p>$5.93</text:p>
          </table:table-cell>
          <table:table-cell office:value-type="string" office:string-value="$5.60">
            <text:p>$5.60</text:p>
          </table:table-cell>
          <table:table-cell office:value-type="string" office:string-value="$5.27">
            <text:p>$5.27</text:p>
          </table:table-cell>
          <table:table-cell office:value-type="string" office:string-value="$4.94">
            <text:p>$4.94</text:p>
          </table:table-cell>
          <table:table-cell office:value-type="string" office:string-value="$4.61">
            <text:p>$4.61</text:p>
          </table:table-cell>
          <table:table-cell office:value-type="string" office:string-value="$4.28">
            <text:p>$4.28</text:p>
          </table:table-cell>
        </table:table-row>
        <table:table-row>
          <table:table-cell office:value-type="string" office:string-value="121-4177">
            <text:p>121-4177</text:p>
          </table:table-cell>
          <table:table-cell office:value-type="string" office:string-value="AIR CLEANER ASM KIT">
            <text:p>AIR CLEANER ASM KIT</text:p>
          </table:table-cell>
          <table:table-cell office:value-type="string" office:string-value="AIR CLEANER ASM'S">
            <text:p>AIR CLEANER ASM'S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5.99">
            <text:p>$35.99</text:p>
          </table:table-cell>
          <table:table-cell office:value-type="string" office:string-value="$21.59">
            <text:p>$21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1-4199">
            <text:p>121-4199</text:p>
          </table:table-cell>
          <table:table-cell office:value-type="string" office:string-value="SPARK PLUG">
            <text:p>SPARK PLUG</text:p>
          </table:table-cell>
          <table:table-cell office:value-type="string" office:string-value="SPARK PLUG">
            <text:p>SPARK PLUG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99">
            <text:p>$7.99</text:p>
          </table:table-cell>
          <table:table-cell office:value-type="string" office:string-value="$4.79">
            <text:p>$4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1-5765">
            <text:p>121-5765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.99">
            <text:p>$17.99</text:p>
          </table:table-cell>
          <table:table-cell office:value-type="string" office:string-value="$10.79">
            <text:p>$10.79</text:p>
          </table:table-cell>
          <table:table-cell office:value-type="string" office:string-value="$9.71">
            <text:p>$9.71</text:p>
          </table:table-cell>
          <table:table-cell office:value-type="string" office:string-value="$9.17">
            <text:p>$9.17</text:p>
          </table:table-cell>
          <table:table-cell office:value-type="string" office:string-value="$8.63">
            <text:p>$8.63</text:p>
          </table:table-cell>
          <table:table-cell office:value-type="string" office:string-value="$8.09">
            <text:p>$8.09</text:p>
          </table:table-cell>
          <table:table-cell office:value-type="string" office:string-value="$7.55">
            <text:p>$7.55</text:p>
          </table:table-cell>
          <table:table-cell office:value-type="string" office:string-value="$7.01">
            <text:p>$7.01</text:p>
          </table:table-cell>
        </table:table-row>
        <table:table-row>
          <table:table-cell office:value-type="string" office:string-value="121-6622">
            <text:p>121-6622</text:p>
          </table:table-cell>
          <table:table-cell office:value-type="string" office:string-value="BELT-DRIVE">
            <text:p>BELT-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8.99">
            <text:p>$18.99</text:p>
          </table:table-cell>
          <table:table-cell office:value-type="string" office:string-value="$11.39">
            <text:p>$11.39</text:p>
          </table:table-cell>
          <table:table-cell office:value-type="string" office:string-value="$10.25">
            <text:p>$10.25</text:p>
          </table:table-cell>
          <table:table-cell office:value-type="string" office:string-value="$9.68">
            <text:p>$9.68</text:p>
          </table:table-cell>
          <table:table-cell office:value-type="string" office:string-value="$9.11">
            <text:p>$9.11</text:p>
          </table:table-cell>
          <table:table-cell office:value-type="string" office:string-value="$8.54">
            <text:p>$8.54</text:p>
          </table:table-cell>
          <table:table-cell office:value-type="string" office:string-value="$7.97">
            <text:p>$7.97</text:p>
          </table:table-cell>
          <table:table-cell office:value-type="string" office:string-value="$7.40">
            <text:p>$7.40</text:p>
          </table:table-cell>
        </table:table-row>
        <table:table-row>
          <table:table-cell office:value-type="string" office:string-value="121-6622P">
            <text:p>121-6622P</text:p>
          </table:table-cell>
          <table:table-cell office:value-type="string" office:string-value="PC 21 RETAIL PKG BELT (MY 2015 &amp; NEWER)">
            <text:p>PC 21 RETAIL PKG BELT (MY 2015 &amp; NEWER)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8.99">
            <text:p>$18.99</text:p>
          </table:table-cell>
          <table:table-cell office:value-type="string" office:string-value="$11.39">
            <text:p>$11.39</text:p>
          </table:table-cell>
          <table:table-cell office:value-type="string" office:string-value="$10.25">
            <text:p>$10.25</text:p>
          </table:table-cell>
          <table:table-cell office:value-type="string" office:string-value="$9.68">
            <text:p>$9.68</text:p>
          </table:table-cell>
          <table:table-cell office:value-type="string" office:string-value="$9.11">
            <text:p>$9.11</text:p>
          </table:table-cell>
          <table:table-cell office:value-type="string" office:string-value="$8.54">
            <text:p>$8.54</text:p>
          </table:table-cell>
          <table:table-cell office:value-type="string" office:string-value="$7.97">
            <text:p>$7.97</text:p>
          </table:table-cell>
          <table:table-cell office:value-type="string" office:string-value="$7.40">
            <text:p>$7.40</text:p>
          </table:table-cell>
        </table:table-row>
        <table:table-row>
          <table:table-cell office:value-type="string" office:string-value="121-6624">
            <text:p>121-6624</text:p>
          </table:table-cell>
          <table:table-cell office:value-type="string" office:string-value="PULLEY">
            <text:p>PULLEY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$18.99">
            <text:p>$18.99</text:p>
          </table:table-cell>
          <table:table-cell office:value-type="string" office:string-value="$11.39">
            <text:p>$11.39</text:p>
          </table:table-cell>
          <table:table-cell office:value-type="string" office:string-value="$10.25">
            <text:p>$10.25</text:p>
          </table:table-cell>
          <table:table-cell office:value-type="string" office:string-value="$9.68">
            <text:p>$9.68</text:p>
          </table:table-cell>
          <table:table-cell office:value-type="string" office:string-value="$9.11">
            <text:p>$9.11</text:p>
          </table:table-cell>
          <table:table-cell office:value-type="string" office:string-value="$8.54">
            <text:p>$8.54</text:p>
          </table:table-cell>
          <table:table-cell office:value-type="string" office:string-value="$7.97">
            <text:p>$7.97</text:p>
          </table:table-cell>
          <table:table-cell office:value-type="string" office:string-value="$7.40">
            <text:p>$7.40</text:p>
          </table:table-cell>
        </table:table-row>
        <table:table-row>
          <table:table-cell office:value-type="string" office:string-value="121-6815">
            <text:p>121-6815</text:p>
          </table:table-cell>
          <table:table-cell office:value-type="string" office:string-value="CABLE-RELEASE, CHUTE">
            <text:p>CABLE-RELEASE, CHUTE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121-6820">
            <text:p>121-6820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25.19">
            <text:p>$25.19</text:p>
          </table:table-cell>
          <table:table-cell office:value-type="string" office:string-value="$22.67">
            <text:p>$22.67</text:p>
          </table:table-cell>
          <table:table-cell office:value-type="string" office:string-value="$21.41">
            <text:p>$21.41</text:p>
          </table:table-cell>
          <table:table-cell office:value-type="string" office:string-value="$20.15">
            <text:p>$20.15</text:p>
          </table:table-cell>
          <table:table-cell office:value-type="string" office:string-value="$18.89">
            <text:p>$18.89</text:p>
          </table:table-cell>
          <table:table-cell office:value-type="string" office:string-value="$17.63">
            <text:p>$17.63</text:p>
          </table:table-cell>
          <table:table-cell office:value-type="string" office:string-value="$16.37">
            <text:p>$16.37</text:p>
          </table:table-cell>
        </table:table-row>
        <table:table-row>
          <table:table-cell office:value-type="string" office:string-value="121-6839">
            <text:p>121-6839</text:p>
          </table:table-cell>
          <table:table-cell office:value-type="string" office:string-value="CABLE-DEFLECTOR, CONTROL">
            <text:p>CABLE-DEFLECTOR, CONTROL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25.19">
            <text:p>$25.19</text:p>
          </table:table-cell>
          <table:table-cell office:value-type="string" office:string-value="$22.67">
            <text:p>$22.67</text:p>
          </table:table-cell>
          <table:table-cell office:value-type="string" office:string-value="$21.41">
            <text:p>$21.41</text:p>
          </table:table-cell>
          <table:table-cell office:value-type="string" office:string-value="$20.15">
            <text:p>$20.15</text:p>
          </table:table-cell>
          <table:table-cell office:value-type="string" office:string-value="$18.89">
            <text:p>$18.89</text:p>
          </table:table-cell>
          <table:table-cell office:value-type="string" office:string-value="$17.63">
            <text:p>$17.63</text:p>
          </table:table-cell>
          <table:table-cell office:value-type="string" office:string-value="$16.37">
            <text:p>$16.37</text:p>
          </table:table-cell>
        </table:table-row>
        <table:table-row>
          <table:table-cell office:value-type="string" office:string-value="121-8032">
            <text:p>121-8032</text:p>
          </table:table-cell>
          <table:table-cell office:value-type="string" office:string-value="SWITCH SERVICE KIT">
            <text:p>SWITCH SERVICE KIT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34.49">
            <text:p>$34.49</text:p>
          </table:table-cell>
          <table:table-cell office:value-type="string" office:string-value="$31.04">
            <text:p>$31.04</text:p>
          </table:table-cell>
          <table:table-cell office:value-type="string" office:string-value="$29.32">
            <text:p>$29.32</text:p>
          </table:table-cell>
          <table:table-cell office:value-type="string" office:string-value="$27.59">
            <text:p>$27.59</text:p>
          </table:table-cell>
          <table:table-cell office:value-type="string" office:string-value="$25.87">
            <text:p>$25.87</text:p>
          </table:table-cell>
          <table:table-cell office:value-type="string" office:string-value="$24.14">
            <text:p>$24.14</text:p>
          </table:table-cell>
          <table:table-cell office:value-type="string" office:string-value="$22.42">
            <text:p>$22.42</text:p>
          </table:table-cell>
        </table:table-row>
        <table:table-row>
          <table:table-cell office:value-type="string" office:string-value="121-9107">
            <text:p>121-9107</text:p>
          </table:table-cell>
          <table:table-cell office:value-type="string" office:string-value="SPINDLE ASM">
            <text:p>SPINDLE ASM</text:p>
          </table:table-cell>
          <table:table-cell office:value-type="string" office:string-value="SPINDLE">
            <text:p>SPINDLE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69.99">
            <text:p>$69.99</text:p>
          </table:table-cell>
          <table:table-cell office:value-type="string" office:string-value="$41.99">
            <text:p>$41.99</text:p>
          </table:table-cell>
          <table:table-cell office:value-type="string" office:string-value="$37.79">
            <text:p>$37.79</text:p>
          </table:table-cell>
          <table:table-cell office:value-type="string" office:string-value="$35.69">
            <text:p>$35.69</text:p>
          </table:table-cell>
          <table:table-cell office:value-type="string" office:string-value="$33.59">
            <text:p>$33.59</text:p>
          </table:table-cell>
          <table:table-cell office:value-type="string" office:string-value="$31.49">
            <text:p>$31.49</text:p>
          </table:table-cell>
          <table:table-cell office:value-type="string" office:string-value="$29.39">
            <text:p>$29.39</text:p>
          </table:table-cell>
          <table:table-cell office:value-type="string" office:string-value="$27.29">
            <text:p>$27.29</text:p>
          </table:table-cell>
        </table:table-row>
        <table:table-row>
          <table:table-cell office:value-type="string" office:string-value="125-1011">
            <text:p>125-1011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.99">
            <text:p>$12.99</text:p>
          </table:table-cell>
          <table:table-cell office:value-type="string" office:string-value="$7.79">
            <text:p>$7.79</text:p>
          </table:table-cell>
          <table:table-cell office:value-type="string" office:string-value="$7.01">
            <text:p>$7.01</text:p>
          </table:table-cell>
          <table:table-cell office:value-type="string" office:string-value="$6.62">
            <text:p>$6.62</text:p>
          </table:table-cell>
          <table:table-cell office:value-type="string" office:string-value="$6.23">
            <text:p>$6.23</text:p>
          </table:table-cell>
          <table:table-cell office:value-type="string" office:string-value="$5.84">
            <text:p>$5.84</text:p>
          </table:table-cell>
          <table:table-cell office:value-type="string" office:string-value="$5.45">
            <text:p>$5.45</text:p>
          </table:table-cell>
          <table:table-cell office:value-type="string" office:string-value="$5.06">
            <text:p>$5.06</text:p>
          </table:table-cell>
        </table:table-row>
        <table:table-row>
          <table:table-cell office:value-type="string" office:string-value="125-1072-03">
            <text:p>125-1072-03</text:p>
          </table:table-cell>
          <table:table-cell office:value-type="string" office:string-value="BLADE-BAGGING, 21-INCH">
            <text:p>BLADE-BAGGING, 21-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25-1145">
            <text:p>125-1145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25-2509">
            <text:p>125-2509</text:p>
          </table:table-cell>
          <table:table-cell office:value-type="string" office:string-value="10 INCH WHEEL GEAR ASM">
            <text:p>10 INCH WHEEL GEAR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7.99">
            <text:p>$67.99</text:p>
          </table:table-cell>
          <table:table-cell office:value-type="string" office:string-value="$40.79">
            <text:p>$40.79</text:p>
          </table:table-cell>
          <table:table-cell office:value-type="string" office:string-value="$36.71">
            <text:p>$36.71</text:p>
          </table:table-cell>
          <table:table-cell office:value-type="string" office:string-value="$34.67">
            <text:p>$34.67</text:p>
          </table:table-cell>
          <table:table-cell office:value-type="string" office:string-value="$32.63">
            <text:p>$32.63</text:p>
          </table:table-cell>
          <table:table-cell office:value-type="string" office:string-value="$30.59">
            <text:p>$30.59</text:p>
          </table:table-cell>
          <table:table-cell office:value-type="string" office:string-value="$28.55">
            <text:p>$28.55</text:p>
          </table:table-cell>
          <table:table-cell office:value-type="string" office:string-value="$26.51">
            <text:p>$26.51</text:p>
          </table:table-cell>
        </table:table-row>
        <table:table-row>
          <table:table-cell office:value-type="string" office:string-value="125-2510">
            <text:p>125-2510</text:p>
          </table:table-cell>
          <table:table-cell office:value-type="string" office:string-value="8 INCH WHEEL ASM">
            <text:p>8 INCH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25-5575">
            <text:p>125-5575</text:p>
          </table:table-cell>
          <table:table-cell office:value-type="string" office:string-value="PULLEY">
            <text:p>PULLEY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3BV">
            <text:p>3B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57.99">
            <text:p>$57.99</text:p>
          </table:table-cell>
          <table:table-cell office:value-type="string" office:string-value="$34.79">
            <text:p>$34.79</text:p>
          </table:table-cell>
          <table:table-cell office:value-type="string" office:string-value="$31.31">
            <text:p>$31.31</text:p>
          </table:table-cell>
          <table:table-cell office:value-type="string" office:string-value="$29.57">
            <text:p>$29.57</text:p>
          </table:table-cell>
          <table:table-cell office:value-type="string" office:string-value="$27.83">
            <text:p>$27.83</text:p>
          </table:table-cell>
          <table:table-cell office:value-type="string" office:string-value="$26.09">
            <text:p>$26.09</text:p>
          </table:table-cell>
          <table:table-cell office:value-type="string" office:string-value="$24.35">
            <text:p>$24.35</text:p>
          </table:table-cell>
          <table:table-cell office:value-type="string" office:string-value="$22.61">
            <text:p>$22.61</text:p>
          </table:table-cell>
        </table:table-row>
        <table:table-row>
          <table:table-cell office:value-type="string" office:string-value="125-7565">
            <text:p>125-7565</text:p>
          </table:table-cell>
          <table:table-cell office:value-type="string" office:string-value="FILTER W/INSTRUCTION SHEET">
            <text:p>FILTER W/INSTRUCTION SHEET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4CE">
            <text:p>4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2.74">
            <text:p>$12.74</text:p>
          </table:table-cell>
          <table:table-cell office:value-type="string" office:string-value="$11.47">
            <text:p>$11.47</text:p>
          </table:table-cell>
          <table:table-cell office:value-type="string" office:string-value="$10.83">
            <text:p>$10.83</text:p>
          </table:table-cell>
          <table:table-cell office:value-type="string" office:string-value="$10.19">
            <text:p>$10.19</text:p>
          </table:table-cell>
          <table:table-cell office:value-type="string" office:string-value="$9.56">
            <text:p>$9.56</text:p>
          </table:table-cell>
          <table:table-cell office:value-type="string" office:string-value="$8.92">
            <text:p>$8.92</text:p>
          </table:table-cell>
          <table:table-cell office:value-type="string" office:string-value="$8.28">
            <text:p>$8.28</text:p>
          </table:table-cell>
        </table:table-row>
        <table:table-row>
          <table:table-cell office:value-type="string" office:string-value="125-8395">
            <text:p>125-8395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$9.17">
            <text:p>$9.17</text:p>
          </table:table-cell>
          <table:table-cell office:value-type="string" office:string-value="$8.66">
            <text:p>$8.66</text:p>
          </table:table-cell>
          <table:table-cell office:value-type="string" office:string-value="$8.15">
            <text:p>$8.15</text:p>
          </table:table-cell>
          <table:table-cell office:value-type="string" office:string-value="$7.64">
            <text:p>$7.64</text:p>
          </table:table-cell>
          <table:table-cell office:value-type="string" office:string-value="$7.13">
            <text:p>$7.13</text:p>
          </table:table-cell>
          <table:table-cell office:value-type="string" office:string-value="$6.62">
            <text:p>$6.62</text:p>
          </table:table-cell>
        </table:table-row>
        <table:table-row>
          <table:table-cell office:value-type="string" office:string-value="125-9327-01">
            <text:p>125-9327-01</text:p>
          </table:table-cell>
          <table:table-cell office:value-type="string" office:string-value="BLADE-ROTARY, CR 24.5in LOW FLOW">
            <text:p>BLADE-ROTARY, CR 24.5in 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125-9329-01">
            <text:p>125-9329-01</text:p>
          </table:table-cell>
          <table:table-cell office:value-type="string" office:string-value="BLADE-ROTARY, 20.5IN LOW FLOW">
            <text:p>BLADE-ROTARY, 20.5IN 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3.39">
            <text:p>$23.39</text:p>
          </table:table-cell>
          <table:table-cell office:value-type="string" office:string-value="$21.05">
            <text:p>$21.05</text:p>
          </table:table-cell>
          <table:table-cell office:value-type="string" office:string-value="$19.88">
            <text:p>$19.88</text:p>
          </table:table-cell>
          <table:table-cell office:value-type="string" office:string-value="$18.71">
            <text:p>$18.71</text:p>
          </table:table-cell>
          <table:table-cell office:value-type="string" office:string-value="$17.54">
            <text:p>$17.54</text:p>
          </table:table-cell>
          <table:table-cell office:value-type="string" office:string-value="$16.37">
            <text:p>$16.37</text:p>
          </table:table-cell>
          <table:table-cell office:value-type="string" office:string-value="$15.20">
            <text:p>$15.20</text:p>
          </table:table-cell>
        </table:table-row>
        <table:table-row>
          <table:table-cell office:value-type="string" office:string-value="125-9371">
            <text:p>125-9371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5.99">
            <text:p>$145.99</text:p>
          </table:table-cell>
          <table:table-cell office:value-type="string" office:string-value="$87.59">
            <text:p>$87.59</text:p>
          </table:table-cell>
          <table:table-cell office:value-type="string" office:string-value="$78.83">
            <text:p>$78.83</text:p>
          </table:table-cell>
          <table:table-cell office:value-type="string" office:string-value="$74.45">
            <text:p>$74.45</text:p>
          </table:table-cell>
          <table:table-cell office:value-type="string" office:string-value="$70.07">
            <text:p>$70.07</text:p>
          </table:table-cell>
          <table:table-cell office:value-type="string" office:string-value="$65.69">
            <text:p>$65.69</text:p>
          </table:table-cell>
          <table:table-cell office:value-type="string" office:string-value="$61.31">
            <text:p>$61.31</text:p>
          </table:table-cell>
          <table:table-cell office:value-type="string" office:string-value="$56.93">
            <text:p>$56.93</text:p>
          </table:table-cell>
        </table:table-row>
        <table:table-row>
          <table:table-cell office:value-type="string" office:string-value="126-0784">
            <text:p>126-0784</text:p>
          </table:table-cell>
          <table:table-cell office:value-type="string" office:string-value="BELT, DECK">
            <text:p>BELT, DECK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6.99">
            <text:p>$136.99</text:p>
          </table:table-cell>
          <table:table-cell office:value-type="string" office:string-value="$82.19">
            <text:p>$82.19</text:p>
          </table:table-cell>
          <table:table-cell office:value-type="string" office:string-value="$73.97">
            <text:p>$73.97</text:p>
          </table:table-cell>
          <table:table-cell office:value-type="string" office:string-value="$69.86">
            <text:p>$69.86</text:p>
          </table:table-cell>
          <table:table-cell office:value-type="string" office:string-value="$65.75">
            <text:p>$65.75</text:p>
          </table:table-cell>
          <table:table-cell office:value-type="string" office:string-value="$61.64">
            <text:p>$61.64</text:p>
          </table:table-cell>
          <table:table-cell office:value-type="string" office:string-value="$57.53">
            <text:p>$57.53</text:p>
          </table:table-cell>
          <table:table-cell office:value-type="string" office:string-value="$53.42">
            <text:p>$53.42</text:p>
          </table:table-cell>
        </table:table-row>
        <table:table-row>
          <table:table-cell office:value-type="string" office:string-value="126-2560">
            <text:p>126-2560</text:p>
          </table:table-cell>
          <table:table-cell office:value-type="string" office:string-value="BELT-BB">
            <text:p>BELT-BB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4.99">
            <text:p>$314.99</text:p>
          </table:table-cell>
          <table:table-cell office:value-type="string" office:string-value="$188.99">
            <text:p>$188.99</text:p>
          </table:table-cell>
          <table:table-cell office:value-type="string" office:string-value="$170.09">
            <text:p>$170.09</text:p>
          </table:table-cell>
          <table:table-cell office:value-type="string" office:string-value="$160.64">
            <text:p>$160.64</text:p>
          </table:table-cell>
          <table:table-cell office:value-type="string" office:string-value="$151.19">
            <text:p>$151.19</text:p>
          </table:table-cell>
          <table:table-cell office:value-type="string" office:string-value="$141.74">
            <text:p>$141.74</text:p>
          </table:table-cell>
          <table:table-cell office:value-type="string" office:string-value="$132.29">
            <text:p>$132.29</text:p>
          </table:table-cell>
          <table:table-cell office:value-type="string" office:string-value="$122.84">
            <text:p>$122.84</text:p>
          </table:table-cell>
        </table:table-row>
        <table:table-row>
          <table:table-cell office:value-type="string" office:string-value="126-2561">
            <text:p>126-2561</text:p>
          </table:table-cell>
          <table:table-cell office:value-type="string" office:string-value="BELT-BB">
            <text:p>BELT-BB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1.99">
            <text:p>$201.99</text:p>
          </table:table-cell>
          <table:table-cell office:value-type="string" office:string-value="$121.19">
            <text:p>$121.19</text:p>
          </table:table-cell>
          <table:table-cell office:value-type="string" office:string-value="$109.07">
            <text:p>$109.07</text:p>
          </table:table-cell>
          <table:table-cell office:value-type="string" office:string-value="$103.01">
            <text:p>$103.01</text:p>
          </table:table-cell>
          <table:table-cell office:value-type="string" office:string-value="$96.95">
            <text:p>$96.95</text:p>
          </table:table-cell>
          <table:table-cell office:value-type="string" office:string-value="$90.89">
            <text:p>$90.89</text:p>
          </table:table-cell>
          <table:table-cell office:value-type="string" office:string-value="$84.83">
            <text:p>$84.83</text:p>
          </table:table-cell>
          <table:table-cell office:value-type="string" office:string-value="$78.77">
            <text:p>$78.77</text:p>
          </table:table-cell>
        </table:table-row>
        <table:table-row>
          <table:table-cell office:value-type="string" office:string-value="126-2928">
            <text:p>126-2928</text:p>
          </table:table-cell>
          <table:table-cell office:value-type="string" office:string-value="KIT, ANTI-SCALP ROLLER AXLE">
            <text:p>KIT, ANTI-SCALP ROLLER AXLE</text:p>
          </table:table-cell>
          <table:table-cell office:value-type="string" office:string-value="AXLE/AXLE-SPINDLE">
            <text:p>AXLE/AXLE-SPINDLE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26-5361">
            <text:p>126-5361</text:p>
          </table:table-cell>
          <table:table-cell office:value-type="string" office:string-value="AXLE ASM-CASTER">
            <text:p>AXLE ASM-CASTER</text:p>
          </table:table-cell>
          <table:table-cell office:value-type="string" office:string-value="AXLE/AXLE-SPINDLE">
            <text:p>AXLE/AXLE-SPINDLE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.99">
            <text:p>$17.99</text:p>
          </table:table-cell>
          <table:table-cell office:value-type="string" office:string-value="$10.79">
            <text:p>$10.79</text:p>
          </table:table-cell>
          <table:table-cell office:value-type="string" office:string-value="$9.71">
            <text:p>$9.71</text:p>
          </table:table-cell>
          <table:table-cell office:value-type="string" office:string-value="$9.17">
            <text:p>$9.17</text:p>
          </table:table-cell>
          <table:table-cell office:value-type="string" office:string-value="$8.63">
            <text:p>$8.63</text:p>
          </table:table-cell>
          <table:table-cell office:value-type="string" office:string-value="$8.09">
            <text:p>$8.09</text:p>
          </table:table-cell>
          <table:table-cell office:value-type="string" office:string-value="$7.55">
            <text:p>$7.55</text:p>
          </table:table-cell>
          <table:table-cell office:value-type="string" office:string-value="$7.01">
            <text:p>$7.01</text:p>
          </table:table-cell>
        </table:table-row>
        <table:table-row>
          <table:table-cell office:value-type="string" office:string-value="126-5880">
            <text:p>126-5880</text:p>
          </table:table-cell>
          <table:table-cell office:value-type="string" office:string-value="PULLEY-IDLER, FLAT">
            <text:p>PULLEY-IDLER, FLAT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53.99">
            <text:p>$53.99</text:p>
          </table:table-cell>
          <table:table-cell office:value-type="string" office:string-value="$32.39">
            <text:p>$32.39</text:p>
          </table:table-cell>
          <table:table-cell office:value-type="string" office:string-value="$29.15">
            <text:p>$29.15</text:p>
          </table:table-cell>
          <table:table-cell office:value-type="string" office:string-value="$27.53">
            <text:p>$27.53</text:p>
          </table:table-cell>
          <table:table-cell office:value-type="string" office:string-value="$25.91">
            <text:p>$25.91</text:p>
          </table:table-cell>
          <table:table-cell office:value-type="string" office:string-value="$24.29">
            <text:p>$24.29</text:p>
          </table:table-cell>
          <table:table-cell office:value-type="string" office:string-value="$22.67">
            <text:p>$22.67</text:p>
          </table:table-cell>
          <table:table-cell office:value-type="string" office:string-value="$21.05">
            <text:p>$21.05</text:p>
          </table:table-cell>
        </table:table-row>
        <table:table-row>
          <table:table-cell office:value-type="string" office:string-value="126-5993">
            <text:p>126-599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6.99">
            <text:p>$46.99</text:p>
          </table:table-cell>
          <table:table-cell office:value-type="string" office:string-value="$28.19">
            <text:p>$28.19</text:p>
          </table:table-cell>
          <table:table-cell office:value-type="string" office:string-value="$25.37">
            <text:p>$25.37</text:p>
          </table:table-cell>
          <table:table-cell office:value-type="string" office:string-value="$23.96">
            <text:p>$23.96</text:p>
          </table:table-cell>
          <table:table-cell office:value-type="string" office:string-value="$22.55">
            <text:p>$22.55</text:p>
          </table:table-cell>
          <table:table-cell office:value-type="string" office:string-value="$21.14">
            <text:p>$21.14</text:p>
          </table:table-cell>
          <table:table-cell office:value-type="string" office:string-value="$19.73">
            <text:p>$19.73</text:p>
          </table:table-cell>
          <table:table-cell office:value-type="string" office:string-value="$18.32">
            <text:p>$18.32</text:p>
          </table:table-cell>
        </table:table-row>
        <table:table-row>
          <table:table-cell office:value-type="string" office:string-value="126-6440">
            <text:p>126-644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8.99">
            <text:p>$128.99</text:p>
          </table:table-cell>
          <table:table-cell office:value-type="string" office:string-value="$77.39">
            <text:p>$77.39</text:p>
          </table:table-cell>
          <table:table-cell office:value-type="string" office:string-value="$69.65">
            <text:p>$69.65</text:p>
          </table:table-cell>
          <table:table-cell office:value-type="string" office:string-value="$65.78">
            <text:p>$65.78</text:p>
          </table:table-cell>
          <table:table-cell office:value-type="string" office:string-value="$61.91">
            <text:p>$61.91</text:p>
          </table:table-cell>
          <table:table-cell office:value-type="string" office:string-value="$58.04">
            <text:p>$58.04</text:p>
          </table:table-cell>
          <table:table-cell office:value-type="string" office:string-value="$54.17">
            <text:p>$54.17</text:p>
          </table:table-cell>
          <table:table-cell office:value-type="string" office:string-value="$50.30">
            <text:p>$50.30</text:p>
          </table:table-cell>
        </table:table-row>
        <table:table-row>
          <table:table-cell office:value-type="string" office:string-value="126-6442">
            <text:p>126-6442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3.99">
            <text:p>$113.99</text:p>
          </table:table-cell>
          <table:table-cell office:value-type="string" office:string-value="$68.39">
            <text:p>$68.39</text:p>
          </table:table-cell>
          <table:table-cell office:value-type="string" office:string-value="$61.55">
            <text:p>$61.55</text:p>
          </table:table-cell>
          <table:table-cell office:value-type="string" office:string-value="$58.13">
            <text:p>$58.13</text:p>
          </table:table-cell>
          <table:table-cell office:value-type="string" office:string-value="$54.71">
            <text:p>$54.71</text:p>
          </table:table-cell>
          <table:table-cell office:value-type="string" office:string-value="$51.29">
            <text:p>$51.29</text:p>
          </table:table-cell>
          <table:table-cell office:value-type="string" office:string-value="$47.87">
            <text:p>$47.87</text:p>
          </table:table-cell>
          <table:table-cell office:value-type="string" office:string-value="$44.45">
            <text:p>$44.45</text:p>
          </table:table-cell>
        </table:table-row>
        <table:table-row>
          <table:table-cell office:value-type="string" office:string-value="126-6447">
            <text:p>126-6447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9.99">
            <text:p>$119.99</text:p>
          </table:table-cell>
          <table:table-cell office:value-type="string" office:string-value="$71.99">
            <text:p>$71.99</text:p>
          </table:table-cell>
          <table:table-cell office:value-type="string" office:string-value="$64.79">
            <text:p>$64.79</text:p>
          </table:table-cell>
          <table:table-cell office:value-type="string" office:string-value="$61.19">
            <text:p>$61.19</text:p>
          </table:table-cell>
          <table:table-cell office:value-type="string" office:string-value="$57.59">
            <text:p>$57.59</text:p>
          </table:table-cell>
          <table:table-cell office:value-type="string" office:string-value="$53.99">
            <text:p>$53.99</text:p>
          </table:table-cell>
          <table:table-cell office:value-type="string" office:string-value="$50.39">
            <text:p>$50.39</text:p>
          </table:table-cell>
          <table:table-cell office:value-type="string" office:string-value="$46.79">
            <text:p>$46.79</text:p>
          </table:table-cell>
        </table:table-row>
        <table:table-row>
          <table:table-cell office:value-type="string" office:string-value="126-6855">
            <text:p>126-6855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4DI">
            <text:p>4D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0.99">
            <text:p>$160.99</text:p>
          </table:table-cell>
          <table:table-cell office:value-type="string" office:string-value="$96.59">
            <text:p>$96.59</text:p>
          </table:table-cell>
          <table:table-cell office:value-type="string" office:string-value="$86.93">
            <text:p>$86.93</text:p>
          </table:table-cell>
          <table:table-cell office:value-type="string" office:string-value="$82.10">
            <text:p>$82.10</text:p>
          </table:table-cell>
          <table:table-cell office:value-type="string" office:string-value="$77.27">
            <text:p>$77.27</text:p>
          </table:table-cell>
          <table:table-cell office:value-type="string" office:string-value="$72.44">
            <text:p>$72.44</text:p>
          </table:table-cell>
          <table:table-cell office:value-type="string" office:string-value="$67.61">
            <text:p>$67.61</text:p>
          </table:table-cell>
          <table:table-cell office:value-type="string" office:string-value="$62.78">
            <text:p>$62.78</text:p>
          </table:table-cell>
        </table:table-row>
        <table:table-row>
          <table:table-cell office:value-type="string" office:string-value="126-6856">
            <text:p>126-6856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5.99">
            <text:p>$175.99</text:p>
          </table:table-cell>
          <table:table-cell office:value-type="string" office:string-value="$105.59">
            <text:p>$105.59</text:p>
          </table:table-cell>
          <table:table-cell office:value-type="string" office:string-value="$95.03">
            <text:p>$95.03</text:p>
          </table:table-cell>
          <table:table-cell office:value-type="string" office:string-value="$89.75">
            <text:p>$89.75</text:p>
          </table:table-cell>
          <table:table-cell office:value-type="string" office:string-value="$84.47">
            <text:p>$84.47</text:p>
          </table:table-cell>
          <table:table-cell office:value-type="string" office:string-value="$79.19">
            <text:p>$79.19</text:p>
          </table:table-cell>
          <table:table-cell office:value-type="string" office:string-value="$73.91">
            <text:p>$73.91</text:p>
          </table:table-cell>
          <table:table-cell office:value-type="string" office:string-value="$68.63">
            <text:p>$68.63</text:p>
          </table:table-cell>
        </table:table-row>
        <table:table-row>
          <table:table-cell office:value-type="string" office:string-value="126-7628">
            <text:p>126-7628</text:p>
          </table:table-cell>
          <table:table-cell office:value-type="string" office:string-value="BELT-BB">
            <text:p>BELT-BB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9.99">
            <text:p>$239.99</text:p>
          </table:table-cell>
          <table:table-cell office:value-type="string" office:string-value="$143.99">
            <text:p>$143.99</text:p>
          </table:table-cell>
          <table:table-cell office:value-type="string" office:string-value="$129.59">
            <text:p>$129.59</text:p>
          </table:table-cell>
          <table:table-cell office:value-type="string" office:string-value="$122.39">
            <text:p>$122.39</text:p>
          </table:table-cell>
          <table:table-cell office:value-type="string" office:string-value="$115.19">
            <text:p>$115.19</text:p>
          </table:table-cell>
          <table:table-cell office:value-type="string" office:string-value="$107.99">
            <text:p>$107.99</text:p>
          </table:table-cell>
          <table:table-cell office:value-type="string" office:string-value="$100.79">
            <text:p>$100.79</text:p>
          </table:table-cell>
          <table:table-cell office:value-type="string" office:string-value="$93.59">
            <text:p>$93.59</text:p>
          </table:table-cell>
        </table:table-row>
        <table:table-row>
          <table:table-cell office:value-type="string" office:string-value="126-7631">
            <text:p>126-7631</text:p>
          </table:table-cell>
          <table:table-cell office:value-type="string" office:string-value="BELT-BB">
            <text:p>BELT-BB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9.99">
            <text:p>$169.99</text:p>
          </table:table-cell>
          <table:table-cell office:value-type="string" office:string-value="$127.49">
            <text:p>$127.49</text:p>
          </table:table-cell>
          <table:table-cell office:value-type="string" office:string-value="$114.74">
            <text:p>$114.74</text:p>
          </table:table-cell>
          <table:table-cell office:value-type="string" office:string-value="$108.37">
            <text:p>$108.37</text:p>
          </table:table-cell>
          <table:table-cell office:value-type="string" office:string-value="$101.99">
            <text:p>$101.99</text:p>
          </table:table-cell>
          <table:table-cell office:value-type="string" office:string-value="$95.62">
            <text:p>$95.62</text:p>
          </table:table-cell>
          <table:table-cell office:value-type="string" office:string-value="$89.24">
            <text:p>$89.24</text:p>
          </table:table-cell>
          <table:table-cell office:value-type="string" office:string-value="$82.87">
            <text:p>$82.87</text:p>
          </table:table-cell>
        </table:table-row>
        <table:table-row>
          <table:table-cell office:value-type="string" office:string-value="126-7731">
            <text:p>126-7731</text:p>
          </table:table-cell>
          <table:table-cell office:value-type="string" office:string-value="BELT, DECK DRIVE">
            <text:p>BELT, DECK 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2.99">
            <text:p>$122.99</text:p>
          </table:table-cell>
          <table:table-cell office:value-type="string" office:string-value="$73.79">
            <text:p>$73.79</text:p>
          </table:table-cell>
          <table:table-cell office:value-type="string" office:string-value="$66.41">
            <text:p>$66.41</text:p>
          </table:table-cell>
          <table:table-cell office:value-type="string" office:string-value="$62.72">
            <text:p>$62.72</text:p>
          </table:table-cell>
          <table:table-cell office:value-type="string" office:string-value="$59.03">
            <text:p>$59.03</text:p>
          </table:table-cell>
          <table:table-cell office:value-type="string" office:string-value="$55.34">
            <text:p>$55.34</text:p>
          </table:table-cell>
          <table:table-cell office:value-type="string" office:string-value="$51.65">
            <text:p>$51.65</text:p>
          </table:table-cell>
          <table:table-cell office:value-type="string" office:string-value="$47.96">
            <text:p>$47.96</text:p>
          </table:table-cell>
        </table:table-row>
        <table:table-row>
          <table:table-cell office:value-type="string" office:string-value="126-7732">
            <text:p>126-7732</text:p>
          </table:table-cell>
          <table:table-cell office:value-type="string" office:string-value="BELT-DRIVE, DECK">
            <text:p>BELT-DRIVE, DECK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5.99">
            <text:p>$105.99</text:p>
          </table:table-cell>
          <table:table-cell office:value-type="string" office:string-value="$63.59">
            <text:p>$63.59</text:p>
          </table:table-cell>
          <table:table-cell office:value-type="string" office:string-value="$57.23">
            <text:p>$57.23</text:p>
          </table:table-cell>
          <table:table-cell office:value-type="string" office:string-value="$54.05">
            <text:p>$54.05</text:p>
          </table:table-cell>
          <table:table-cell office:value-type="string" office:string-value="$50.87">
            <text:p>$50.87</text:p>
          </table:table-cell>
          <table:table-cell office:value-type="string" office:string-value="$47.69">
            <text:p>$47.69</text:p>
          </table:table-cell>
          <table:table-cell office:value-type="string" office:string-value="$44.51">
            <text:p>$44.51</text:p>
          </table:table-cell>
          <table:table-cell office:value-type="string" office:string-value="$41.33">
            <text:p>$41.33</text:p>
          </table:table-cell>
        </table:table-row>
        <table:table-row>
          <table:table-cell office:value-type="string" office:string-value="126-7733">
            <text:p>126-7733</text:p>
          </table:table-cell>
          <table:table-cell office:value-type="string" office:string-value="BELT-DRIVE, DECK">
            <text:p>BELT-DRIVE, DECK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3.99">
            <text:p>$153.99</text:p>
          </table:table-cell>
          <table:table-cell office:value-type="string" office:string-value="$92.39">
            <text:p>$92.39</text:p>
          </table:table-cell>
          <table:table-cell office:value-type="string" office:string-value="$83.15">
            <text:p>$83.15</text:p>
          </table:table-cell>
          <table:table-cell office:value-type="string" office:string-value="$78.53">
            <text:p>$78.53</text:p>
          </table:table-cell>
          <table:table-cell office:value-type="string" office:string-value="$73.91">
            <text:p>$73.91</text:p>
          </table:table-cell>
          <table:table-cell office:value-type="string" office:string-value="$69.29">
            <text:p>$69.29</text:p>
          </table:table-cell>
          <table:table-cell office:value-type="string" office:string-value="$64.67">
            <text:p>$64.67</text:p>
          </table:table-cell>
          <table:table-cell office:value-type="string" office:string-value="$60.05">
            <text:p>$60.05</text:p>
          </table:table-cell>
        </table:table-row>
        <table:table-row>
          <table:table-cell office:value-type="string" office:string-value="126-7924">
            <text:p>126-7924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0.99">
            <text:p>$110.99</text:p>
          </table:table-cell>
          <table:table-cell office:value-type="string" office:string-value="$66.59">
            <text:p>$66.59</text:p>
          </table:table-cell>
          <table:table-cell office:value-type="string" office:string-value="$59.93">
            <text:p>$59.93</text:p>
          </table:table-cell>
          <table:table-cell office:value-type="string" office:string-value="$56.60">
            <text:p>$56.60</text:p>
          </table:table-cell>
          <table:table-cell office:value-type="string" office:string-value="$53.27">
            <text:p>$53.27</text:p>
          </table:table-cell>
          <table:table-cell office:value-type="string" office:string-value="$49.94">
            <text:p>$49.94</text:p>
          </table:table-cell>
          <table:table-cell office:value-type="string" office:string-value="$46.61">
            <text:p>$46.61</text:p>
          </table:table-cell>
          <table:table-cell office:value-type="string" office:string-value="$43.28">
            <text:p>$43.28</text:p>
          </table:table-cell>
        </table:table-row>
        <table:table-row>
          <table:table-cell office:value-type="string" office:string-value="126-8047">
            <text:p>126-8047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5.99">
            <text:p>$145.99</text:p>
          </table:table-cell>
          <table:table-cell office:value-type="string" office:string-value="$87.59">
            <text:p>$87.59</text:p>
          </table:table-cell>
          <table:table-cell office:value-type="string" office:string-value="$78.83">
            <text:p>$78.83</text:p>
          </table:table-cell>
          <table:table-cell office:value-type="string" office:string-value="$74.45">
            <text:p>$74.45</text:p>
          </table:table-cell>
          <table:table-cell office:value-type="string" office:string-value="$70.07">
            <text:p>$70.07</text:p>
          </table:table-cell>
          <table:table-cell office:value-type="string" office:string-value="$65.69">
            <text:p>$65.69</text:p>
          </table:table-cell>
          <table:table-cell office:value-type="string" office:string-value="$61.31">
            <text:p>$61.31</text:p>
          </table:table-cell>
          <table:table-cell office:value-type="string" office:string-value="$56.93">
            <text:p>$56.93</text:p>
          </table:table-cell>
        </table:table-row>
        <table:table-row>
          <table:table-cell office:value-type="string" office:string-value="126-8142">
            <text:p>126-8142</text:p>
          </table:table-cell>
          <table:table-cell office:value-type="string" office:string-value="BLADE-ROTARY, CR 20.5 LOW FLOW">
            <text:p>BLADE-ROTARY, CR 20.5 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7.99">
            <text:p>$47.99</text:p>
          </table:table-cell>
          <table:table-cell office:value-type="string" office:string-value="$28.79">
            <text:p>$28.79</text:p>
          </table:table-cell>
          <table:table-cell office:value-type="string" office:string-value="$25.91">
            <text:p>$25.91</text:p>
          </table:table-cell>
          <table:table-cell office:value-type="string" office:string-value="$24.47">
            <text:p>$24.47</text:p>
          </table:table-cell>
          <table:table-cell office:value-type="string" office:string-value="$23.03">
            <text:p>$23.03</text:p>
          </table:table-cell>
          <table:table-cell office:value-type="string" office:string-value="$21.59">
            <text:p>$21.59</text:p>
          </table:table-cell>
          <table:table-cell office:value-type="string" office:string-value="$20.15">
            <text:p>$20.15</text:p>
          </table:table-cell>
          <table:table-cell office:value-type="string" office:string-value="$18.71">
            <text:p>$18.71</text:p>
          </table:table-cell>
        </table:table-row>
        <table:table-row>
          <table:table-cell office:value-type="string" office:string-value="126-8475">
            <text:p>126-8475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9.99">
            <text:p>$39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126-9803">
            <text:p>126-980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4DR">
            <text:p>4D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26-9834">
            <text:p>126-9834</text:p>
          </table:table-cell>
          <table:table-cell office:value-type="string" office:string-value="BELT-V, COGGED">
            <text:p>BELT-V, COGGED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4DR">
            <text:p>4D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26-9835">
            <text:p>126-9835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4DI">
            <text:p>4D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25.19">
            <text:p>$25.19</text:p>
          </table:table-cell>
          <table:table-cell office:value-type="string" office:string-value="$22.67">
            <text:p>$22.67</text:p>
          </table:table-cell>
          <table:table-cell office:value-type="string" office:string-value="$21.41">
            <text:p>$21.41</text:p>
          </table:table-cell>
          <table:table-cell office:value-type="string" office:string-value="$20.15">
            <text:p>$20.15</text:p>
          </table:table-cell>
          <table:table-cell office:value-type="string" office:string-value="$18.89">
            <text:p>$18.89</text:p>
          </table:table-cell>
          <table:table-cell office:value-type="string" office:string-value="$17.63">
            <text:p>$17.63</text:p>
          </table:table-cell>
          <table:table-cell office:value-type="string" office:string-value="$16.37">
            <text:p>$16.37</text:p>
          </table:table-cell>
        </table:table-row>
        <table:table-row>
          <table:table-cell office:value-type="string" office:string-value="127-0560">
            <text:p>127-0560</text:p>
          </table:table-cell>
          <table:table-cell office:value-type="string" office:string-value="SPINDLE ASM">
            <text:p>SPINDLE ASM</text:p>
          </table:table-cell>
          <table:table-cell office:value-type="string" office:string-value="SPINDLE">
            <text:p>SPINDLE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481.99">
            <text:p>$481.99</text:p>
          </table:table-cell>
          <table:table-cell office:value-type="string" office:string-value="$289.19">
            <text:p>$289.19</text:p>
          </table:table-cell>
          <table:table-cell office:value-type="string" office:string-value="$260.27">
            <text:p>$260.27</text:p>
          </table:table-cell>
          <table:table-cell office:value-type="string" office:string-value="$245.81">
            <text:p>$245.81</text:p>
          </table:table-cell>
          <table:table-cell office:value-type="string" office:string-value="$231.35">
            <text:p>$231.35</text:p>
          </table:table-cell>
          <table:table-cell office:value-type="string" office:string-value="$216.89">
            <text:p>$216.89</text:p>
          </table:table-cell>
          <table:table-cell office:value-type="string" office:string-value="$202.43">
            <text:p>$202.43</text:p>
          </table:table-cell>
          <table:table-cell office:value-type="string" office:string-value="$187.97">
            <text:p>$187.97</text:p>
          </table:table-cell>
        </table:table-row>
        <table:table-row>
          <table:table-cell office:value-type="string" office:string-value="127-0692">
            <text:p>127-0692</text:p>
          </table:table-cell>
          <table:table-cell office:value-type="string" office:string-value="8 INCH WHEEL GEAR ASM">
            <text:p>8 INCH WHEEL GEAR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9.99">
            <text:p>$39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127-0692P">
            <text:p>127-0692P</text:p>
          </table:table-cell>
          <table:table-cell office:value-type="string" office:string-value="8IN LAWN BOY WHEEL">
            <text:p>8IN LAWN BOY WHEEL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25.19">
            <text:p>$25.19</text:p>
          </table:table-cell>
          <table:table-cell office:value-type="string" office:string-value="$22.67">
            <text:p>$22.67</text:p>
          </table:table-cell>
          <table:table-cell office:value-type="string" office:string-value="$21.41">
            <text:p>$21.41</text:p>
          </table:table-cell>
          <table:table-cell office:value-type="string" office:string-value="$20.15">
            <text:p>$20.15</text:p>
          </table:table-cell>
          <table:table-cell office:value-type="string" office:string-value="$18.89">
            <text:p>$18.89</text:p>
          </table:table-cell>
          <table:table-cell office:value-type="string" office:string-value="$17.63">
            <text:p>$17.63</text:p>
          </table:table-cell>
          <table:table-cell office:value-type="string" office:string-value="$16.37">
            <text:p>$16.37</text:p>
          </table:table-cell>
        </table:table-row>
        <table:table-row>
          <table:table-cell office:value-type="string" office:string-value="127-0733">
            <text:p>127-0733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$9.17">
            <text:p>$9.17</text:p>
          </table:table-cell>
          <table:table-cell office:value-type="string" office:string-value="$8.66">
            <text:p>$8.66</text:p>
          </table:table-cell>
          <table:table-cell office:value-type="string" office:string-value="$8.15">
            <text:p>$8.15</text:p>
          </table:table-cell>
          <table:table-cell office:value-type="string" office:string-value="$7.64">
            <text:p>$7.64</text:p>
          </table:table-cell>
          <table:table-cell office:value-type="string" office:string-value="$7.13">
            <text:p>$7.13</text:p>
          </table:table-cell>
          <table:table-cell office:value-type="string" office:string-value="$6.62">
            <text:p>$6.62</text:p>
          </table:table-cell>
        </table:table-row>
        <table:table-row>
          <table:table-cell office:value-type="string" office:string-value="127-3410">
            <text:p>127-3410</text:p>
          </table:table-cell>
          <table:table-cell office:value-type="string" office:string-value="CLUTCH-PTO">
            <text:p>CLUTCH-PTO</text:p>
          </table:table-cell>
          <table:table-cell office:value-type="string" office:string-value="CLUTCH-ELECTRO-MAGNETIC">
            <text:p>CLUTCH-ELECTRO-MAGNETIC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59.99">
            <text:p>$359.99</text:p>
          </table:table-cell>
          <table:table-cell office:value-type="string" office:string-value="$269.99">
            <text:p>$269.99</text:p>
          </table:table-cell>
          <table:table-cell office:value-type="string" office:string-value="$242.99">
            <text:p>$242.99</text:p>
          </table:table-cell>
          <table:table-cell office:value-type="string" office:string-value="$229.49">
            <text:p>$229.49</text:p>
          </table:table-cell>
          <table:table-cell office:value-type="string" office:string-value="$215.99">
            <text:p>$215.99</text:p>
          </table:table-cell>
          <table:table-cell office:value-type="string" office:string-value="$202.49">
            <text:p>$202.49</text:p>
          </table:table-cell>
          <table:table-cell office:value-type="string" office:string-value="$188.99">
            <text:p>$188.99</text:p>
          </table:table-cell>
          <table:table-cell office:value-type="string" office:string-value="$175.49">
            <text:p>$175.49</text:p>
          </table:table-cell>
        </table:table-row>
        <table:table-row>
          <table:table-cell office:value-type="string" office:string-value="127-6818">
            <text:p>127-6818</text:p>
          </table:table-cell>
          <table:table-cell office:value-type="string" office:string-value="BLADE KIT, TIMEMASTER">
            <text:p>BLADE KIT, TIMEMAST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2.99">
            <text:p>$52.99</text:p>
          </table:table-cell>
          <table:table-cell office:value-type="string" office:string-value="$39.74">
            <text:p>$39.74</text:p>
          </table:table-cell>
          <table:table-cell office:value-type="string" office:string-value="$35.77">
            <text:p>$35.77</text:p>
          </table:table-cell>
          <table:table-cell office:value-type="string" office:string-value="$33.78">
            <text:p>$33.78</text:p>
          </table:table-cell>
          <table:table-cell office:value-type="string" office:string-value="$31.79">
            <text:p>$31.79</text:p>
          </table:table-cell>
          <table:table-cell office:value-type="string" office:string-value="$29.81">
            <text:p>$29.81</text:p>
          </table:table-cell>
          <table:table-cell office:value-type="string" office:string-value="$27.82">
            <text:p>$27.82</text:p>
          </table:table-cell>
          <table:table-cell office:value-type="string" office:string-value="$25.83">
            <text:p>$25.83</text:p>
          </table:table-cell>
        </table:table-row>
        <table:table-row>
          <table:table-cell office:value-type="string" office:string-value="127-6828">
            <text:p>127-6828</text:p>
          </table:table-cell>
          <table:table-cell office:value-type="string" office:string-value="BLADE ASM">
            <text:p>BLADE ASM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$17.54">
            <text:p>$17.54</text:p>
          </table:table-cell>
          <table:table-cell office:value-type="string" office:string-value="$16.57">
            <text:p>$16.57</text:p>
          </table:table-cell>
          <table:table-cell office:value-type="string" office:string-value="$15.59">
            <text:p>$15.59</text:p>
          </table:table-cell>
          <table:table-cell office:value-type="string" office:string-value="$14.62">
            <text:p>$14.62</text:p>
          </table:table-cell>
          <table:table-cell office:value-type="string" office:string-value="$13.64">
            <text:p>$13.64</text:p>
          </table:table-cell>
          <table:table-cell office:value-type="string" office:string-value="$12.67">
            <text:p>$12.67</text:p>
          </table:table-cell>
        </table:table-row>
        <table:table-row>
          <table:table-cell office:value-type="string" office:string-value="127-6840">
            <text:p>127-6840</text:p>
          </table:table-cell>
          <table:table-cell office:value-type="string" office:string-value="WHEEL COVER ASM">
            <text:p>WHEEL COVER ASM</text:p>
          </table:table-cell>
          <table:table-cell office:value-type="string" office:string-value="COVER">
            <text:p>COVER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.29">
            <text:p>$5.29</text:p>
          </table:table-cell>
          <table:table-cell office:value-type="string" office:string-value="$3.17">
            <text:p>$3.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7-6867">
            <text:p>127-6867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27-9008">
            <text:p>127-9008</text:p>
          </table:table-cell>
          <table:table-cell office:value-type="string" office:string-value="CARBURETOR KIT">
            <text:p>CARBURETOR KIT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84.99">
            <text:p>$84.99</text:p>
          </table:table-cell>
          <table:table-cell office:value-type="string" office:string-value="$50.99">
            <text:p>$50.99</text:p>
          </table:table-cell>
          <table:table-cell office:value-type="string" office:string-value="$45.89">
            <text:p>$45.89</text:p>
          </table:table-cell>
          <table:table-cell office:value-type="string" office:string-value="$43.34">
            <text:p>$43.34</text:p>
          </table:table-cell>
          <table:table-cell office:value-type="string" office:string-value="$40.79">
            <text:p>$40.79</text:p>
          </table:table-cell>
          <table:table-cell office:value-type="string" office:string-value="$38.24">
            <text:p>$38.24</text:p>
          </table:table-cell>
          <table:table-cell office:value-type="string" office:string-value="$35.69">
            <text:p>$35.69</text:p>
          </table:table-cell>
          <table:table-cell office:value-type="string" office:string-value="$33.14">
            <text:p>$33.14</text:p>
          </table:table-cell>
        </table:table-row>
        <table:table-row>
          <table:table-cell office:value-type="string" office:string-value="127-9089">
            <text:p>127-9089</text:p>
          </table:table-cell>
          <table:table-cell office:value-type="string" office:string-value="CARB REPAIR KIT WITH GASKETS">
            <text:p>CARB REPAIR KIT WITH GASKETS</text:p>
          </table:table-cell>
          <table:table-cell office:value-type="string" office:string-value="CARBURETOR PARTS">
            <text:p>CARBURETOR PARTS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27-9111">
            <text:p>127-9111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83.99">
            <text:p>$83.99</text:p>
          </table:table-cell>
          <table:table-cell office:value-type="string" office:string-value="$50.39">
            <text:p>$50.39</text:p>
          </table:table-cell>
          <table:table-cell office:value-type="string" office:string-value="$45.35">
            <text:p>$45.35</text:p>
          </table:table-cell>
          <table:table-cell office:value-type="string" office:string-value="$42.83">
            <text:p>$42.83</text:p>
          </table:table-cell>
          <table:table-cell office:value-type="string" office:string-value="$40.31">
            <text:p>$40.31</text:p>
          </table:table-cell>
          <table:table-cell office:value-type="string" office:string-value="$37.79">
            <text:p>$37.79</text:p>
          </table:table-cell>
          <table:table-cell office:value-type="string" office:string-value="$35.27">
            <text:p>$35.27</text:p>
          </table:table-cell>
          <table:table-cell office:value-type="string" office:string-value="$32.75">
            <text:p>$32.75</text:p>
          </table:table-cell>
        </table:table-row>
        <table:table-row>
          <table:table-cell office:value-type="string" office:string-value="127-9146">
            <text:p>127-9146</text:p>
          </table:table-cell>
          <table:table-cell office:value-type="string" office:string-value="INTERNAL CARB KIT WITH GASKETS">
            <text:p>INTERNAL CARB KIT WITH GASKETS</text:p>
          </table:table-cell>
          <table:table-cell office:value-type="string" office:string-value="CARBURETOR PARTS">
            <text:p>CARBURETOR PARTS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27-9158">
            <text:p>127-9158</text:p>
          </table:table-cell>
          <table:table-cell office:value-type="string" office:string-value="CARBURETOR REPAIR KIT">
            <text:p>CARBURETOR REPAIR KIT</text:p>
          </table:table-cell>
          <table:table-cell office:value-type="string" office:string-value="CARBURETOR PARTS">
            <text:p>CARBURETOR PARTS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27-9290">
            <text:p>127-9290</text:p>
          </table:table-cell>
          <table:table-cell office:value-type="string" office:string-value="CARBURETOR REPAIR KIT">
            <text:p>CARBURETOR REPAIR KIT</text:p>
          </table:table-cell>
          <table:table-cell office:value-type="string" office:string-value="CARBURETOR PARTS">
            <text:p>CARBURETOR PARTS</text:p>
          </table:table-cell>
          <table:table-cell office:value-type="string" office:string-value="Yes">
            <text:p>Yes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127-9295">
            <text:p>127-9295</text:p>
          </table:table-cell>
          <table:table-cell office:value-type="string" office:string-value="GASKET-VALVE COVER">
            <text:p>GASKET-VALVE COVER</text:p>
          </table:table-cell>
          <table:table-cell office:value-type="string" office:string-value="GASKETS/SEAL-WASHER">
            <text:p>GASKETS/SEAL-WASHER</text:p>
          </table:table-cell>
          <table:table-cell office:value-type="string" office:string-value="No">
            <text:p>No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99">
            <text:p>$7.99</text:p>
          </table:table-cell>
          <table:table-cell office:value-type="string" office:string-value="$4.79">
            <text:p>$4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7-9394">
            <text:p>127-9394</text:p>
          </table:table-cell>
          <table:table-cell office:value-type="string" office:string-value="INTERNAL CARB SERVICE KIT">
            <text:p>INTERNAL CARB SERVICE KIT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1.99">
            <text:p>$11.99</text:p>
          </table:table-cell>
          <table:table-cell office:value-type="string" office:string-value="$10.79">
            <text:p>$10.79</text:p>
          </table:table-cell>
          <table:table-cell office:value-type="string" office:string-value="$10.19">
            <text:p>$10.19</text:p>
          </table:table-cell>
          <table:table-cell office:value-type="string" office:string-value="$9.59">
            <text:p>$9.59</text:p>
          </table:table-cell>
          <table:table-cell office:value-type="string" office:string-value="$8.99">
            <text:p>$8.99</text:p>
          </table:table-cell>
          <table:table-cell office:value-type="string" office:string-value="$8.39">
            <text:p>$8.39</text:p>
          </table:table-cell>
          <table:table-cell office:value-type="string" office:string-value="$7.79">
            <text:p>$7.79</text:p>
          </table:table-cell>
        </table:table-row>
        <table:table-row>
          <table:table-cell office:value-type="string" office:string-value="127-9395">
            <text:p>127-9395</text:p>
          </table:table-cell>
          <table:table-cell office:value-type="string" office:string-value="INTERNAL CARB SERVICE KIT">
            <text:p>INTERNAL CARB SERVICE KIT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127-9523">
            <text:p>127-9523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64.99">
            <text:p>$264.99</text:p>
          </table:table-cell>
          <table:table-cell office:value-type="string" office:string-value="$198.74">
            <text:p>$198.74</text:p>
          </table:table-cell>
          <table:table-cell office:value-type="string" office:string-value="$178.87">
            <text:p>$178.87</text:p>
          </table:table-cell>
          <table:table-cell office:value-type="string" office:string-value="$168.93">
            <text:p>$168.93</text:p>
          </table:table-cell>
          <table:table-cell office:value-type="string" office:string-value="$158.99">
            <text:p>$158.99</text:p>
          </table:table-cell>
          <table:table-cell office:value-type="string" office:string-value="$149.06">
            <text:p>$149.06</text:p>
          </table:table-cell>
          <table:table-cell office:value-type="string" office:string-value="$139.12">
            <text:p>$139.12</text:p>
          </table:table-cell>
          <table:table-cell office:value-type="string" office:string-value="$129.18">
            <text:p>$129.18</text:p>
          </table:table-cell>
        </table:table-row>
        <table:table-row>
          <table:table-cell office:value-type="string" office:string-value="127-9528">
            <text:p>127-9528</text:p>
          </table:table-cell>
          <table:table-cell office:value-type="string" office:string-value="WHEEL AND AXLE ASM">
            <text:p>WHEEL AND AXLE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6.99">
            <text:p>$316.99</text:p>
          </table:table-cell>
          <table:table-cell office:value-type="string" office:string-value="$190.19">
            <text:p>$190.19</text:p>
          </table:table-cell>
          <table:table-cell office:value-type="string" office:string-value="$171.17">
            <text:p>$171.17</text:p>
          </table:table-cell>
          <table:table-cell office:value-type="string" office:string-value="$161.66">
            <text:p>$161.66</text:p>
          </table:table-cell>
          <table:table-cell office:value-type="string" office:string-value="$152.15">
            <text:p>$152.15</text:p>
          </table:table-cell>
          <table:table-cell office:value-type="string" office:string-value="$142.64">
            <text:p>$142.64</text:p>
          </table:table-cell>
          <table:table-cell office:value-type="string" office:string-value="$133.13">
            <text:p>$133.13</text:p>
          </table:table-cell>
          <table:table-cell office:value-type="string" office:string-value="$123.62">
            <text:p>$123.62</text:p>
          </table:table-cell>
        </table:table-row>
        <table:table-row>
          <table:table-cell office:value-type="string" office:string-value="12-8789">
            <text:p>12-8789</text:p>
          </table:table-cell>
          <table:table-cell office:value-type="string" office:string-value="BEARING ASSEMBLY">
            <text:p>BEARING ASSEMBLY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0-0736">
            <text:p>130-0736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1.99">
            <text:p>$81.99</text:p>
          </table:table-cell>
          <table:table-cell office:value-type="string" office:string-value="$49.19">
            <text:p>$49.19</text:p>
          </table:table-cell>
          <table:table-cell office:value-type="string" office:string-value="$44.27">
            <text:p>$44.27</text:p>
          </table:table-cell>
          <table:table-cell office:value-type="string" office:string-value="$41.81">
            <text:p>$41.81</text:p>
          </table:table-cell>
          <table:table-cell office:value-type="string" office:string-value="$39.35">
            <text:p>$39.35</text:p>
          </table:table-cell>
          <table:table-cell office:value-type="string" office:string-value="$36.89">
            <text:p>$36.89</text:p>
          </table:table-cell>
          <table:table-cell office:value-type="string" office:string-value="$34.43">
            <text:p>$34.43</text:p>
          </table:table-cell>
          <table:table-cell office:value-type="string" office:string-value="$31.97">
            <text:p>$31.97</text:p>
          </table:table-cell>
        </table:table-row>
        <table:table-row>
          <table:table-cell office:value-type="string" office:string-value="130-0843">
            <text:p>130-084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4.99">
            <text:p>$94.99</text:p>
          </table:table-cell>
          <table:table-cell office:value-type="string" office:string-value="$56.99">
            <text:p>$56.99</text:p>
          </table:table-cell>
          <table:table-cell office:value-type="string" office:string-value="$51.29">
            <text:p>$51.29</text:p>
          </table:table-cell>
          <table:table-cell office:value-type="string" office:string-value="$48.44">
            <text:p>$48.44</text:p>
          </table:table-cell>
          <table:table-cell office:value-type="string" office:string-value="$45.59">
            <text:p>$45.59</text:p>
          </table:table-cell>
          <table:table-cell office:value-type="string" office:string-value="$42.74">
            <text:p>$42.74</text:p>
          </table:table-cell>
          <table:table-cell office:value-type="string" office:string-value="$39.89">
            <text:p>$39.89</text:p>
          </table:table-cell>
          <table:table-cell office:value-type="string" office:string-value="$37.04">
            <text:p>$37.04</text:p>
          </table:table-cell>
        </table:table-row>
        <table:table-row>
          <table:table-cell office:value-type="string" office:string-value="130-0843P">
            <text:p>130-0843P</text:p>
          </table:table-cell>
          <table:table-cell office:value-type="string" office:string-value="V-BELT, TIMECUTTER 50IN/5">
            <text:p>V-BELT, TIMECUTTER 50IN/5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8.99">
            <text:p>$98.99</text:p>
          </table:table-cell>
          <table:table-cell office:value-type="string" office:string-value="$59.39">
            <text:p>$59.39</text:p>
          </table:table-cell>
          <table:table-cell office:value-type="string" office:string-value="$53.45">
            <text:p>$53.45</text:p>
          </table:table-cell>
          <table:table-cell office:value-type="string" office:string-value="$50.48">
            <text:p>$50.48</text:p>
          </table:table-cell>
          <table:table-cell office:value-type="string" office:string-value="$47.51">
            <text:p>$47.51</text:p>
          </table:table-cell>
          <table:table-cell office:value-type="string" office:string-value="$44.54">
            <text:p>$44.54</text:p>
          </table:table-cell>
          <table:table-cell office:value-type="string" office:string-value="$41.57">
            <text:p>$41.57</text:p>
          </table:table-cell>
          <table:table-cell office:value-type="string" office:string-value="$38.60">
            <text:p>$38.60</text:p>
          </table:table-cell>
        </table:table-row>
        <table:table-row>
          <table:table-cell office:value-type="string" office:string-value="130-2370">
            <text:p>130-2370</text:p>
          </table:table-cell>
          <table:table-cell office:value-type="string" office:string-value="TRANSMISSION PULLEY KIT">
            <text:p>TRANSMISSION PULLEY KIT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$17.54">
            <text:p>$17.54</text:p>
          </table:table-cell>
          <table:table-cell office:value-type="string" office:string-value="$16.57">
            <text:p>$16.57</text:p>
          </table:table-cell>
          <table:table-cell office:value-type="string" office:string-value="$15.59">
            <text:p>$15.59</text:p>
          </table:table-cell>
          <table:table-cell office:value-type="string" office:string-value="$14.62">
            <text:p>$14.62</text:p>
          </table:table-cell>
          <table:table-cell office:value-type="string" office:string-value="$13.64">
            <text:p>$13.64</text:p>
          </table:table-cell>
          <table:table-cell office:value-type="string" office:string-value="$12.67">
            <text:p>$12.67</text:p>
          </table:table-cell>
        </table:table-row>
        <table:table-row>
          <table:table-cell office:value-type="string" office:string-value="130-2859">
            <text:p>130-2859</text:p>
          </table:table-cell>
          <table:table-cell office:value-type="string" office:string-value="BLADE-22IN, RH">
            <text:p>BLADE-22IN, R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30-2860">
            <text:p>130-2860</text:p>
          </table:table-cell>
          <table:table-cell office:value-type="string" office:string-value="BLADE-22IN, LH">
            <text:p>BLADE-22IN, L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30-2861">
            <text:p>130-2861</text:p>
          </table:table-cell>
          <table:table-cell office:value-type="string" office:string-value="BLADE-25IN, LH">
            <text:p>BLADE-25IN, L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2.19">
            <text:p>$22.19</text:p>
          </table:table-cell>
          <table:table-cell office:value-type="string" office:string-value="$19.97">
            <text:p>$19.97</text:p>
          </table:table-cell>
          <table:table-cell office:value-type="string" office:string-value="$18.86">
            <text:p>$18.86</text:p>
          </table:table-cell>
          <table:table-cell office:value-type="string" office:string-value="$17.75">
            <text:p>$17.75</text:p>
          </table:table-cell>
          <table:table-cell office:value-type="string" office:string-value="$16.64">
            <text:p>$16.64</text:p>
          </table:table-cell>
          <table:table-cell office:value-type="string" office:string-value="$15.53">
            <text:p>$15.53</text:p>
          </table:table-cell>
          <table:table-cell office:value-type="string" office:string-value="$14.42">
            <text:p>$14.42</text:p>
          </table:table-cell>
        </table:table-row>
        <table:table-row>
          <table:table-cell office:value-type="string" office:string-value="130-2862">
            <text:p>130-2862</text:p>
          </table:table-cell>
          <table:table-cell office:value-type="string" office:string-value="BLADE-25IN, RH">
            <text:p>BLADE-25IN, R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4.99">
            <text:p>$44.99</text:p>
          </table:table-cell>
          <table:table-cell office:value-type="string" office:string-value="$26.99">
            <text:p>$26.99</text:p>
          </table:table-cell>
          <table:table-cell office:value-type="string" office:string-value="$24.29">
            <text:p>$24.29</text:p>
          </table:table-cell>
          <table:table-cell office:value-type="string" office:string-value="$22.94">
            <text:p>$22.94</text:p>
          </table:table-cell>
          <table:table-cell office:value-type="string" office:string-value="$21.59">
            <text:p>$21.59</text:p>
          </table:table-cell>
          <table:table-cell office:value-type="string" office:string-value="$20.24">
            <text:p>$20.24</text:p>
          </table:table-cell>
          <table:table-cell office:value-type="string" office:string-value="$18.89">
            <text:p>$18.89</text:p>
          </table:table-cell>
          <table:table-cell office:value-type="string" office:string-value="$17.54">
            <text:p>$17.54</text:p>
          </table:table-cell>
        </table:table-row>
        <table:table-row>
          <table:table-cell office:value-type="string" office:string-value="130-2870">
            <text:p>130-2870</text:p>
          </table:table-cell>
          <table:table-cell office:value-type="string" office:string-value="BELTS-PAIR, MATCHED">
            <text:p>BELTS-PAIR, MATCHED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0.99">
            <text:p>$140.99</text:p>
          </table:table-cell>
          <table:table-cell office:value-type="string" office:string-value="$84.59">
            <text:p>$84.59</text:p>
          </table:table-cell>
          <table:table-cell office:value-type="string" office:string-value="$76.13">
            <text:p>$76.13</text:p>
          </table:table-cell>
          <table:table-cell office:value-type="string" office:string-value="$71.90">
            <text:p>$71.90</text:p>
          </table:table-cell>
          <table:table-cell office:value-type="string" office:string-value="$67.67">
            <text:p>$67.67</text:p>
          </table:table-cell>
          <table:table-cell office:value-type="string" office:string-value="$63.44">
            <text:p>$63.44</text:p>
          </table:table-cell>
          <table:table-cell office:value-type="string" office:string-value="$59.21">
            <text:p>$59.21</text:p>
          </table:table-cell>
          <table:table-cell office:value-type="string" office:string-value="$54.98">
            <text:p>$54.98</text:p>
          </table:table-cell>
        </table:table-row>
        <table:table-row>
          <table:table-cell office:value-type="string" office:string-value="130-2871">
            <text:p>130-2871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0.99">
            <text:p>$40.99</text:p>
          </table:table-cell>
          <table:table-cell office:value-type="string" office:string-value="$24.59">
            <text:p>$24.59</text:p>
          </table:table-cell>
          <table:table-cell office:value-type="string" office:string-value="$22.13">
            <text:p>$22.13</text:p>
          </table:table-cell>
          <table:table-cell office:value-type="string" office:string-value="$20.90">
            <text:p>$20.90</text:p>
          </table:table-cell>
          <table:table-cell office:value-type="string" office:string-value="$19.67">
            <text:p>$19.67</text:p>
          </table:table-cell>
          <table:table-cell office:value-type="string" office:string-value="$18.44">
            <text:p>$18.44</text:p>
          </table:table-cell>
          <table:table-cell office:value-type="string" office:string-value="$17.21">
            <text:p>$17.21</text:p>
          </table:table-cell>
          <table:table-cell office:value-type="string" office:string-value="$15.98">
            <text:p>$15.98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1-303105">
            <text:p>1-303105</text:p>
          </table:table-cell>
          <table:table-cell office:value-type="string" office:string-value="YOKE-ADJUSTABLE">
            <text:p>YOKE-ADJUSTABLE</text:p>
          </table:table-cell>
          <table:table-cell office:value-type="string" office:string-value="CLEVIS/YOKE">
            <text:p>CLEVIS/YOKE</text:p>
          </table:table-cell>
          <table:table-cell office:value-type="string" office:string-value="No">
            <text:p>No</text:p>
          </table:table-cell>
          <table:table-cell office:value-type="string" office:string-value="4DI">
            <text:p>4D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.99">
            <text:p>$11.99</text:p>
          </table:table-cell>
          <table:table-cell office:value-type="string" office:string-value="$7.19">
            <text:p>$7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303236">
            <text:p>1-303236</text:p>
          </table:table-cell>
          <table:table-cell office:value-type="string" office:string-value="BODY-TURNBUCKLE">
            <text:p>BODY-TURNBUCKLE</text:p>
          </table:table-cell>
          <table:table-cell office:value-type="string" office:string-value="PIN (ROLL/COTTER/CLEVIS)">
            <text:p>PIN (ROLL/COTTER/CLEVIS)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4.99">
            <text:p>$14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0-6664">
            <text:p>130-6664</text:p>
          </table:table-cell>
          <table:table-cell office:value-type="string" office:string-value="PULLEY-BRAKE, SPINDLE">
            <text:p>PULLEY-BRAKE, SPINDLE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44.99">
            <text:p>$44.99</text:p>
          </table:table-cell>
          <table:table-cell office:value-type="string" office:string-value="$26.99">
            <text:p>$26.99</text:p>
          </table:table-cell>
          <table:table-cell office:value-type="string" office:string-value="$24.29">
            <text:p>$24.29</text:p>
          </table:table-cell>
          <table:table-cell office:value-type="string" office:string-value="$22.94">
            <text:p>$22.94</text:p>
          </table:table-cell>
          <table:table-cell office:value-type="string" office:string-value="$21.59">
            <text:p>$21.59</text:p>
          </table:table-cell>
          <table:table-cell office:value-type="string" office:string-value="$20.24">
            <text:p>$20.24</text:p>
          </table:table-cell>
          <table:table-cell office:value-type="string" office:string-value="$18.89">
            <text:p>$18.89</text:p>
          </table:table-cell>
          <table:table-cell office:value-type="string" office:string-value="$17.54">
            <text:p>$17.54</text:p>
          </table:table-cell>
        </table:table-row>
        <table:table-row>
          <table:table-cell office:value-type="string" office:string-value="130-6714">
            <text:p>130-6714</text:p>
          </table:table-cell>
          <table:table-cell office:value-type="string" office:string-value="WHEEL GEAR ASM (8IN)">
            <text:p>WHEEL GEAR ASM (8IN)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2.99">
            <text:p>$42.99</text:p>
          </table:table-cell>
          <table:table-cell office:value-type="string" office:string-value="$25.79">
            <text:p>$25.79</text:p>
          </table:table-cell>
          <table:table-cell office:value-type="string" office:string-value="$23.21">
            <text:p>$23.21</text:p>
          </table:table-cell>
          <table:table-cell office:value-type="string" office:string-value="$21.92">
            <text:p>$21.92</text:p>
          </table:table-cell>
          <table:table-cell office:value-type="string" office:string-value="$20.63">
            <text:p>$20.63</text:p>
          </table:table-cell>
          <table:table-cell office:value-type="string" office:string-value="$19.34">
            <text:p>$19.34</text:p>
          </table:table-cell>
          <table:table-cell office:value-type="string" office:string-value="$18.05">
            <text:p>$18.05</text:p>
          </table:table-cell>
          <table:table-cell office:value-type="string" office:string-value="$16.76">
            <text:p>$16.76</text:p>
          </table:table-cell>
        </table:table-row>
        <table:table-row>
          <table:table-cell office:value-type="string" office:string-value="130-6975">
            <text:p>130-6975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30-6976">
            <text:p>130-6976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30-8461">
            <text:p>130-8461</text:p>
          </table:table-cell>
          <table:table-cell office:value-type="string" office:string-value="BLADE-MULCHING, 22IN (LH)">
            <text:p>BLADE-MULCHING, 22IN (LH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3.99">
            <text:p>$63.99</text:p>
          </table:table-cell>
          <table:table-cell office:value-type="string" office:string-value="$38.39">
            <text:p>$38.39</text:p>
          </table:table-cell>
          <table:table-cell office:value-type="string" office:string-value="$34.55">
            <text:p>$34.55</text:p>
          </table:table-cell>
          <table:table-cell office:value-type="string" office:string-value="$32.63">
            <text:p>$32.63</text:p>
          </table:table-cell>
          <table:table-cell office:value-type="string" office:string-value="$30.71">
            <text:p>$30.71</text:p>
          </table:table-cell>
          <table:table-cell office:value-type="string" office:string-value="$28.79">
            <text:p>$28.79</text:p>
          </table:table-cell>
          <table:table-cell office:value-type="string" office:string-value="$26.87">
            <text:p>$26.87</text:p>
          </table:table-cell>
          <table:table-cell office:value-type="string" office:string-value="$24.95">
            <text:p>$24.95</text:p>
          </table:table-cell>
        </table:table-row>
        <table:table-row>
          <table:table-cell office:value-type="string" office:string-value="130-8462">
            <text:p>130-8462</text:p>
          </table:table-cell>
          <table:table-cell office:value-type="string" office:string-value="BLADE-MULCHING, 22IN (RH)">
            <text:p>BLADE-MULCHING, 22IN (RH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3.99">
            <text:p>$63.99</text:p>
          </table:table-cell>
          <table:table-cell office:value-type="string" office:string-value="$38.39">
            <text:p>$38.39</text:p>
          </table:table-cell>
          <table:table-cell office:value-type="string" office:string-value="$34.55">
            <text:p>$34.55</text:p>
          </table:table-cell>
          <table:table-cell office:value-type="string" office:string-value="$32.63">
            <text:p>$32.63</text:p>
          </table:table-cell>
          <table:table-cell office:value-type="string" office:string-value="$30.71">
            <text:p>$30.71</text:p>
          </table:table-cell>
          <table:table-cell office:value-type="string" office:string-value="$28.79">
            <text:p>$28.79</text:p>
          </table:table-cell>
          <table:table-cell office:value-type="string" office:string-value="$26.87">
            <text:p>$26.87</text:p>
          </table:table-cell>
          <table:table-cell office:value-type="string" office:string-value="$24.95">
            <text:p>$24.95</text:p>
          </table:table-cell>
        </table:table-row>
        <table:table-row>
          <table:table-cell office:value-type="string" office:string-value="130-8464">
            <text:p>130-8464</text:p>
          </table:table-cell>
          <table:table-cell office:value-type="string" office:string-value="BLADE-MULCHING, 25IN LH">
            <text:p>BLADE-MULCHING, 25IN L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3.99">
            <text:p>$63.99</text:p>
          </table:table-cell>
          <table:table-cell office:value-type="string" office:string-value="$38.39">
            <text:p>$38.39</text:p>
          </table:table-cell>
          <table:table-cell office:value-type="string" office:string-value="$34.55">
            <text:p>$34.55</text:p>
          </table:table-cell>
          <table:table-cell office:value-type="string" office:string-value="$32.63">
            <text:p>$32.63</text:p>
          </table:table-cell>
          <table:table-cell office:value-type="string" office:string-value="$30.71">
            <text:p>$30.71</text:p>
          </table:table-cell>
          <table:table-cell office:value-type="string" office:string-value="$28.79">
            <text:p>$28.79</text:p>
          </table:table-cell>
          <table:table-cell office:value-type="string" office:string-value="$26.87">
            <text:p>$26.87</text:p>
          </table:table-cell>
          <table:table-cell office:value-type="string" office:string-value="$24.95">
            <text:p>$24.95</text:p>
          </table:table-cell>
        </table:table-row>
        <table:table-row>
          <table:table-cell office:value-type="string" office:string-value="130-8465">
            <text:p>130-8465</text:p>
          </table:table-cell>
          <table:table-cell office:value-type="string" office:string-value="BLADE-MULCHING, 25IN RH">
            <text:p>BLADE-MULCHING, 25IN R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8.99">
            <text:p>$98.99</text:p>
          </table:table-cell>
          <table:table-cell office:value-type="string" office:string-value="$59.39">
            <text:p>$59.39</text:p>
          </table:table-cell>
          <table:table-cell office:value-type="string" office:string-value="$53.45">
            <text:p>$53.45</text:p>
          </table:table-cell>
          <table:table-cell office:value-type="string" office:string-value="$50.48">
            <text:p>$50.48</text:p>
          </table:table-cell>
          <table:table-cell office:value-type="string" office:string-value="$47.51">
            <text:p>$47.51</text:p>
          </table:table-cell>
          <table:table-cell office:value-type="string" office:string-value="$44.54">
            <text:p>$44.54</text:p>
          </table:table-cell>
          <table:table-cell office:value-type="string" office:string-value="$41.57">
            <text:p>$41.57</text:p>
          </table:table-cell>
          <table:table-cell office:value-type="string" office:string-value="$38.60">
            <text:p>$38.60</text:p>
          </table:table-cell>
        </table:table-row>
        <table:table-row>
          <table:table-cell office:value-type="string" office:string-value="130-9569">
            <text:p>130-9569</text:p>
          </table:table-cell>
          <table:table-cell office:value-type="string" office:string-value="PADDLE-CENTER">
            <text:p>PADDLE-CENTER</text:p>
          </table:table-cell>
          <table:table-cell office:value-type="string" office:string-value="BLADE-OTHER">
            <text:p>BLADE-OTHER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0-9569P">
            <text:p>130-9569P</text:p>
          </table:table-cell>
          <table:table-cell office:value-type="string" office:string-value="CENTER PADDLE REPL KIT-RTL PKG-SMASTER">
            <text:p>CENTER PADDLE REPL KIT-RTL PKG-SMASTER</text:p>
          </table:table-cell>
          <table:table-cell office:value-type="string" office:string-value="BLADE-OTHER">
            <text:p>BLADE-OTHER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52.99">
            <text:p>$52.99</text:p>
          </table:table-cell>
          <table:table-cell office:value-type="string" office:string-value="$31.79">
            <text:p>$31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0-9619P">
            <text:p>130-9619P</text:p>
          </table:table-cell>
          <table:table-cell office:value-type="string" office:string-value="SKID REPLACEMENT KIT - SNOWMASTER">
            <text:p>SKID REPLACEMENT KIT - SNOWMASTER</text:p>
          </table:table-cell>
          <table:table-cell office:value-type="string" office:string-value="SKID">
            <text:p>SKID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52.99">
            <text:p>$52.99</text:p>
          </table:table-cell>
          <table:table-cell office:value-type="string" office:string-value="$31.79">
            <text:p>$31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0-9628P">
            <text:p>130-9628P</text:p>
          </table:table-cell>
          <table:table-cell office:value-type="string" office:string-value="SCRAPER KIT-RETAIL PACKAGE-SNOWMASTER">
            <text:p>SCRAPER KIT-RETAIL PACKAGE-SNOWMASTER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25.19">
            <text:p>$25.19</text:p>
          </table:table-cell>
          <table:table-cell office:value-type="string" office:string-value="$22.67">
            <text:p>$22.67</text:p>
          </table:table-cell>
          <table:table-cell office:value-type="string" office:string-value="$21.41">
            <text:p>$21.41</text:p>
          </table:table-cell>
          <table:table-cell office:value-type="string" office:string-value="$20.15">
            <text:p>$20.15</text:p>
          </table:table-cell>
          <table:table-cell office:value-type="string" office:string-value="$18.89">
            <text:p>$18.89</text:p>
          </table:table-cell>
          <table:table-cell office:value-type="string" office:string-value="$17.63">
            <text:p>$17.63</text:p>
          </table:table-cell>
          <table:table-cell office:value-type="string" office:string-value="$16.37">
            <text:p>$16.37</text:p>
          </table:table-cell>
        </table:table-row>
        <table:table-row>
          <table:table-cell office:value-type="string" office:string-value="130-9689">
            <text:p>130-9689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52.99">
            <text:p>$52.99</text:p>
          </table:table-cell>
          <table:table-cell office:value-type="string" office:string-value="$31.79">
            <text:p>$31.79</text:p>
          </table:table-cell>
          <table:table-cell office:value-type="string" office:string-value="$28.61">
            <text:p>$28.61</text:p>
          </table:table-cell>
          <table:table-cell office:value-type="string" office:string-value="$27.02">
            <text:p>$27.02</text:p>
          </table:table-cell>
          <table:table-cell office:value-type="string" office:string-value="$25.43">
            <text:p>$25.43</text:p>
          </table:table-cell>
          <table:table-cell office:value-type="string" office:string-value="$23.84">
            <text:p>$23.84</text:p>
          </table:table-cell>
          <table:table-cell office:value-type="string" office:string-value="$22.25">
            <text:p>$22.25</text:p>
          </table:table-cell>
          <table:table-cell office:value-type="string" office:string-value="$20.66">
            <text:p>$20.66</text:p>
          </table:table-cell>
        </table:table-row>
        <table:table-row>
          <table:table-cell office:value-type="string" office:string-value="131-0848">
            <text:p>131-0848</text:p>
          </table:table-cell>
          <table:table-cell office:value-type="string" office:string-value="KIT-CHARGER, BATTERY">
            <text:p>KIT-CHARGER, BATTERY</text:p>
          </table:table-cell>
          <table:table-cell office:value-type="string" office:string-value="ELECTICAL TRANSFORMER">
            <text:p>ELECTICAL TRANSFORMER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4.99">
            <text:p>$64.99</text:p>
          </table:table-cell>
          <table:table-cell office:value-type="string" office:string-value="$48.74">
            <text:p>$48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1-1122">
            <text:p>131-1122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1.99">
            <text:p>$151.99</text:p>
          </table:table-cell>
          <table:table-cell office:value-type="string" office:string-value="$91.19">
            <text:p>$91.19</text:p>
          </table:table-cell>
          <table:table-cell office:value-type="string" office:string-value="$82.07">
            <text:p>$82.07</text:p>
          </table:table-cell>
          <table:table-cell office:value-type="string" office:string-value="$77.51">
            <text:p>$77.51</text:p>
          </table:table-cell>
          <table:table-cell office:value-type="string" office:string-value="$72.95">
            <text:p>$72.95</text:p>
          </table:table-cell>
          <table:table-cell office:value-type="string" office:string-value="$68.39">
            <text:p>$68.39</text:p>
          </table:table-cell>
          <table:table-cell office:value-type="string" office:string-value="$63.83">
            <text:p>$63.83</text:p>
          </table:table-cell>
          <table:table-cell office:value-type="string" office:string-value="$59.27">
            <text:p>$59.27</text:p>
          </table:table-cell>
        </table:table-row>
        <table:table-row>
          <table:table-cell office:value-type="string" office:string-value="131-1124">
            <text:p>131-112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31-1465">
            <text:p>131-1465</text:p>
          </table:table-cell>
          <table:table-cell office:value-type="string" office:string-value="PAN AND CATCHER">
            <text:p>PAN AND CATCHER</text:p>
          </table:table-cell>
          <table:table-cell office:value-type="string" office:string-value="BAG KIT">
            <text:p>BAG KIT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5.99">
            <text:p>$285.99</text:p>
          </table:table-cell>
          <table:table-cell office:value-type="string" office:string-value="$214.49">
            <text:p>$214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1-3670">
            <text:p>131-3670</text:p>
          </table:table-cell>
          <table:table-cell office:value-type="string" office:string-value="2 PLY TIRE AND WHEEL ASM">
            <text:p>2 PLY TIRE AND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6.99">
            <text:p>$126.99</text:p>
          </table:table-cell>
          <table:table-cell office:value-type="string" office:string-value="$76.19">
            <text:p>$76.19</text:p>
          </table:table-cell>
          <table:table-cell office:value-type="string" office:string-value="$68.57">
            <text:p>$68.57</text:p>
          </table:table-cell>
          <table:table-cell office:value-type="string" office:string-value="$64.76">
            <text:p>$64.76</text:p>
          </table:table-cell>
          <table:table-cell office:value-type="string" office:string-value="$60.95">
            <text:p>$60.95</text:p>
          </table:table-cell>
          <table:table-cell office:value-type="string" office:string-value="$57.14">
            <text:p>$57.14</text:p>
          </table:table-cell>
          <table:table-cell office:value-type="string" office:string-value="$53.33">
            <text:p>$53.33</text:p>
          </table:table-cell>
          <table:table-cell office:value-type="string" office:string-value="$49.52">
            <text:p>$49.52</text:p>
          </table:table-cell>
        </table:table-row>
        <table:table-row>
          <table:table-cell office:value-type="string" office:string-value="131-3671">
            <text:p>131-3671</text:p>
          </table:table-cell>
          <table:table-cell office:value-type="string" office:string-value="2 PLY WHEEL AND TIRE ASM">
            <text:p>2 PLY 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8.99">
            <text:p>$158.99</text:p>
          </table:table-cell>
          <table:table-cell office:value-type="string" office:string-value="$95.39">
            <text:p>$95.39</text:p>
          </table:table-cell>
          <table:table-cell office:value-type="string" office:string-value="$85.85">
            <text:p>$85.85</text:p>
          </table:table-cell>
          <table:table-cell office:value-type="string" office:string-value="$81.08">
            <text:p>$81.08</text:p>
          </table:table-cell>
          <table:table-cell office:value-type="string" office:string-value="$76.31">
            <text:p>$76.31</text:p>
          </table:table-cell>
          <table:table-cell office:value-type="string" office:string-value="$71.54">
            <text:p>$71.54</text:p>
          </table:table-cell>
          <table:table-cell office:value-type="string" office:string-value="$66.77">
            <text:p>$66.77</text:p>
          </table:table-cell>
          <table:table-cell office:value-type="string" office:string-value="$62.00">
            <text:p>$62.00</text:p>
          </table:table-cell>
        </table:table-row>
        <table:table-row>
          <table:table-cell office:value-type="string" office:string-value="131-3672">
            <text:p>131-3672</text:p>
          </table:table-cell>
          <table:table-cell office:value-type="string" office:string-value="2 PLY TIRE AND WHEEL ASM">
            <text:p>2 PLY TIRE AND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8.99">
            <text:p>$158.99</text:p>
          </table:table-cell>
          <table:table-cell office:value-type="string" office:string-value="$95.39">
            <text:p>$95.39</text:p>
          </table:table-cell>
          <table:table-cell office:value-type="string" office:string-value="$85.85">
            <text:p>$85.85</text:p>
          </table:table-cell>
          <table:table-cell office:value-type="string" office:string-value="$81.08">
            <text:p>$81.08</text:p>
          </table:table-cell>
          <table:table-cell office:value-type="string" office:string-value="$76.31">
            <text:p>$76.31</text:p>
          </table:table-cell>
          <table:table-cell office:value-type="string" office:string-value="$71.54">
            <text:p>$71.54</text:p>
          </table:table-cell>
          <table:table-cell office:value-type="string" office:string-value="$66.77">
            <text:p>$66.77</text:p>
          </table:table-cell>
          <table:table-cell office:value-type="string" office:string-value="$62.00">
            <text:p>$62.00</text:p>
          </table:table-cell>
        </table:table-row>
        <table:table-row>
          <table:table-cell office:value-type="string" office:string-value="131-3673">
            <text:p>131-3673</text:p>
          </table:table-cell>
          <table:table-cell office:value-type="string" office:string-value="2 PLY TIRE AND WHEEL ASM">
            <text:p>2 PLY TIRE AND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8.99">
            <text:p>$158.99</text:p>
          </table:table-cell>
          <table:table-cell office:value-type="string" office:string-value="$95.39">
            <text:p>$95.39</text:p>
          </table:table-cell>
          <table:table-cell office:value-type="string" office:string-value="$85.85">
            <text:p>$85.85</text:p>
          </table:table-cell>
          <table:table-cell office:value-type="string" office:string-value="$81.08">
            <text:p>$81.08</text:p>
          </table:table-cell>
          <table:table-cell office:value-type="string" office:string-value="$76.31">
            <text:p>$76.31</text:p>
          </table:table-cell>
          <table:table-cell office:value-type="string" office:string-value="$71.54">
            <text:p>$71.54</text:p>
          </table:table-cell>
          <table:table-cell office:value-type="string" office:string-value="$66.77">
            <text:p>$66.77</text:p>
          </table:table-cell>
          <table:table-cell office:value-type="string" office:string-value="$62.00">
            <text:p>$62.00</text:p>
          </table:table-cell>
        </table:table-row>
        <table:table-row>
          <table:table-cell office:value-type="string" office:string-value="131-3677">
            <text:p>131-3677</text:p>
          </table:table-cell>
          <table:table-cell office:value-type="string" office:string-value="TIRE-2 PLY">
            <text:p>TIRE-2 PLY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7.99">
            <text:p>$77.99</text:p>
          </table:table-cell>
          <table:table-cell office:value-type="string" office:string-value="$46.79">
            <text:p>$46.79</text:p>
          </table:table-cell>
          <table:table-cell office:value-type="string" office:string-value="$42.11">
            <text:p>$42.11</text:p>
          </table:table-cell>
          <table:table-cell office:value-type="string" office:string-value="$39.77">
            <text:p>$39.77</text:p>
          </table:table-cell>
          <table:table-cell office:value-type="string" office:string-value="$37.43">
            <text:p>$37.43</text:p>
          </table:table-cell>
          <table:table-cell office:value-type="string" office:string-value="$35.09">
            <text:p>$35.09</text:p>
          </table:table-cell>
          <table:table-cell office:value-type="string" office:string-value="$32.75">
            <text:p>$32.75</text:p>
          </table:table-cell>
          <table:table-cell office:value-type="string" office:string-value="$30.41">
            <text:p>$30.41</text:p>
          </table:table-cell>
        </table:table-row>
        <table:table-row>
          <table:table-cell office:value-type="string" office:string-value="131-3678">
            <text:p>131-3678</text:p>
          </table:table-cell>
          <table:table-cell office:value-type="string" office:string-value="TIRE-2 PLY">
            <text:p>TIRE-2 PLY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6.99">
            <text:p>$116.99</text:p>
          </table:table-cell>
          <table:table-cell office:value-type="string" office:string-value="$70.19">
            <text:p>$70.19</text:p>
          </table:table-cell>
          <table:table-cell office:value-type="string" office:string-value="$63.17">
            <text:p>$63.17</text:p>
          </table:table-cell>
          <table:table-cell office:value-type="string" office:string-value="$59.66">
            <text:p>$59.66</text:p>
          </table:table-cell>
          <table:table-cell office:value-type="string" office:string-value="$56.15">
            <text:p>$56.15</text:p>
          </table:table-cell>
          <table:table-cell office:value-type="string" office:string-value="$52.64">
            <text:p>$52.64</text:p>
          </table:table-cell>
          <table:table-cell office:value-type="string" office:string-value="$49.13">
            <text:p>$49.13</text:p>
          </table:table-cell>
          <table:table-cell office:value-type="string" office:string-value="$45.62">
            <text:p>$45.62</text:p>
          </table:table-cell>
        </table:table-row>
        <table:table-row>
          <table:table-cell office:value-type="string" office:string-value="131-3679">
            <text:p>131-3679</text:p>
          </table:table-cell>
          <table:table-cell office:value-type="string" office:string-value="TIRE-2PLY">
            <text:p>TIRE-2PLY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3.99">
            <text:p>$93.99</text:p>
          </table:table-cell>
          <table:table-cell office:value-type="string" office:string-value="$56.39">
            <text:p>$56.39</text:p>
          </table:table-cell>
          <table:table-cell office:value-type="string" office:string-value="$50.75">
            <text:p>$50.75</text:p>
          </table:table-cell>
          <table:table-cell office:value-type="string" office:string-value="$47.93">
            <text:p>$47.93</text:p>
          </table:table-cell>
          <table:table-cell office:value-type="string" office:string-value="$45.11">
            <text:p>$45.11</text:p>
          </table:table-cell>
          <table:table-cell office:value-type="string" office:string-value="$42.29">
            <text:p>$42.29</text:p>
          </table:table-cell>
          <table:table-cell office:value-type="string" office:string-value="$39.47">
            <text:p>$39.47</text:p>
          </table:table-cell>
          <table:table-cell office:value-type="string" office:string-value="$36.65">
            <text:p>$36.65</text:p>
          </table:table-cell>
        </table:table-row>
        <table:table-row>
          <table:table-cell office:value-type="string" office:string-value="131-3680">
            <text:p>131-3680</text:p>
          </table:table-cell>
          <table:table-cell office:value-type="string" office:string-value="TIRE-2 PLY">
            <text:p>TIRE-2 PLY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9.99">
            <text:p>$119.99</text:p>
          </table:table-cell>
          <table:table-cell office:value-type="string" office:string-value="$71.99">
            <text:p>$71.99</text:p>
          </table:table-cell>
          <table:table-cell office:value-type="string" office:string-value="$64.79">
            <text:p>$64.79</text:p>
          </table:table-cell>
          <table:table-cell office:value-type="string" office:string-value="$61.19">
            <text:p>$61.19</text:p>
          </table:table-cell>
          <table:table-cell office:value-type="string" office:string-value="$57.59">
            <text:p>$57.59</text:p>
          </table:table-cell>
          <table:table-cell office:value-type="string" office:string-value="$53.99">
            <text:p>$53.99</text:p>
          </table:table-cell>
          <table:table-cell office:value-type="string" office:string-value="$50.39">
            <text:p>$50.39</text:p>
          </table:table-cell>
          <table:table-cell office:value-type="string" office:string-value="$46.79">
            <text:p>$46.79</text:p>
          </table:table-cell>
        </table:table-row>
        <table:table-row>
          <table:table-cell office:value-type="string" office:string-value="131-3938-03">
            <text:p>131-3938-03</text:p>
          </table:table-cell>
          <table:table-cell office:value-type="string" office:string-value="BLADE-21.6 INCH">
            <text:p>BLADE-21.6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2.99">
            <text:p>$32.99</text:p>
          </table:table-cell>
          <table:table-cell office:value-type="string" office:string-value="$19.79">
            <text:p>$19.79</text:p>
          </table:table-cell>
          <table:table-cell office:value-type="string" office:string-value="$17.81">
            <text:p>$17.81</text:p>
          </table:table-cell>
          <table:table-cell office:value-type="string" office:string-value="$16.82">
            <text:p>$16.82</text:p>
          </table:table-cell>
          <table:table-cell office:value-type="string" office:string-value="$15.83">
            <text:p>$15.83</text:p>
          </table:table-cell>
          <table:table-cell office:value-type="string" office:string-value="$14.84">
            <text:p>$14.84</text:p>
          </table:table-cell>
          <table:table-cell office:value-type="string" office:string-value="$13.85">
            <text:p>$13.85</text:p>
          </table:table-cell>
          <table:table-cell office:value-type="string" office:string-value="$12.86">
            <text:p>$12.86</text:p>
          </table:table-cell>
        </table:table-row>
        <table:table-row>
          <table:table-cell office:value-type="string" office:string-value="131-3939-03">
            <text:p>131-3939-03</text:p>
          </table:table-cell>
          <table:table-cell office:value-type="string" office:string-value="BLADE-HIGH LIFT, 21.6 INCH">
            <text:p>BLADE-HIGH LIFT, 21.6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31-3939-03P">
            <text:p>131-3939-03P</text:p>
          </table:table-cell>
          <table:table-cell office:value-type="string" office:string-value="BLADE KIT - TIMECUTTER 42 INCH">
            <text:p>BLADE KIT - TIMECUTTER 42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6.99">
            <text:p>$46.99</text:p>
          </table:table-cell>
          <table:table-cell office:value-type="string" office:string-value="$28.19">
            <text:p>$28.19</text:p>
          </table:table-cell>
          <table:table-cell office:value-type="string" office:string-value="$25.37">
            <text:p>$25.37</text:p>
          </table:table-cell>
          <table:table-cell office:value-type="string" office:string-value="$23.96">
            <text:p>$23.96</text:p>
          </table:table-cell>
          <table:table-cell office:value-type="string" office:string-value="$22.55">
            <text:p>$22.55</text:p>
          </table:table-cell>
          <table:table-cell office:value-type="string" office:string-value="$21.14">
            <text:p>$21.14</text:p>
          </table:table-cell>
          <table:table-cell office:value-type="string" office:string-value="$19.73">
            <text:p>$19.73</text:p>
          </table:table-cell>
          <table:table-cell office:value-type="string" office:string-value="$18.32">
            <text:p>$18.32</text:p>
          </table:table-cell>
        </table:table-row>
        <table:table-row>
          <table:table-cell office:value-type="string" office:string-value="131-4132">
            <text:p>131-4132</text:p>
          </table:table-cell>
          <table:table-cell office:value-type="string" office:string-value="DAMPER-CONTROL, MOTION">
            <text:p>DAMPER-CONTROL, MOTION</text:p>
          </table:table-cell>
          <table:table-cell office:value-type="string" office:string-value="HYD-CYL (COMPLETE)">
            <text:p>HYD-CYL (COMPLETE)</text:p>
          </table:table-cell>
          <table:table-cell office:value-type="string" office:string-value="No">
            <text:p>No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4.99">
            <text:p>$64.99</text:p>
          </table:table-cell>
          <table:table-cell office:value-type="string" office:string-value="$38.99">
            <text:p>$38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1-4520">
            <text:p>131-4520</text:p>
          </table:table-cell>
          <table:table-cell office:value-type="string" office:string-value="WHEEL &amp; TIRE KIT">
            <text:p>WHEEL &amp; TIRE KIT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23.24">
            <text:p>$23.24</text:p>
          </table:table-cell>
          <table:table-cell office:value-type="string" office:string-value="$20.92">
            <text:p>$20.92</text:p>
          </table:table-cell>
          <table:table-cell office:value-type="string" office:string-value="$19.75">
            <text:p>$19.75</text:p>
          </table:table-cell>
          <table:table-cell office:value-type="string" office:string-value="$18.59">
            <text:p>$18.59</text:p>
          </table:table-cell>
          <table:table-cell office:value-type="string" office:string-value="$17.43">
            <text:p>$17.43</text:p>
          </table:table-cell>
          <table:table-cell office:value-type="string" office:string-value="$16.27">
            <text:p>$16.27</text:p>
          </table:table-cell>
          <table:table-cell office:value-type="string" office:string-value="$15.11">
            <text:p>$15.11</text:p>
          </table:table-cell>
        </table:table-row>
        <table:table-row>
          <table:table-cell office:value-type="string" office:string-value="131-4547-03">
            <text:p>131-4547-03</text:p>
          </table:table-cell>
          <table:table-cell office:value-type="string" office:string-value="BLADE-22 INCH">
            <text:p>BLADE-22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131-4597">
            <text:p>131-4597</text:p>
          </table:table-cell>
          <table:table-cell office:value-type="string" office:string-value="10 INCH WHEEL GEAR ASM">
            <text:p>10 INCH WHEEL GEAR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9.99">
            <text:p>$99.99</text:p>
          </table:table-cell>
          <table:table-cell office:value-type="string" office:string-value="$74.99">
            <text:p>$74.99</text:p>
          </table:table-cell>
          <table:table-cell office:value-type="string" office:string-value="$67.49">
            <text:p>$67.49</text:p>
          </table:table-cell>
          <table:table-cell office:value-type="string" office:string-value="$63.74">
            <text:p>$63.74</text:p>
          </table:table-cell>
          <table:table-cell office:value-type="string" office:string-value="$59.99">
            <text:p>$59.99</text:p>
          </table:table-cell>
          <table:table-cell office:value-type="string" office:string-value="$56.24">
            <text:p>$56.24</text:p>
          </table:table-cell>
          <table:table-cell office:value-type="string" office:string-value="$52.49">
            <text:p>$52.49</text:p>
          </table:table-cell>
          <table:table-cell office:value-type="string" office:string-value="$48.74">
            <text:p>$48.74</text:p>
          </table:table-cell>
        </table:table-row>
        <table:table-row>
          <table:table-cell office:value-type="string" office:string-value="131-4830">
            <text:p>131-4830</text:p>
          </table:table-cell>
          <table:table-cell office:value-type="string" office:string-value="SWITCH-INTERLOCK, HANDLE">
            <text:p>SWITCH-INTERLOCK, HANDLE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2CT">
            <text:p>2C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4.62">
            <text:p>$44.62</text:p>
          </table:table-cell>
          <table:table-cell office:value-type="string" office:string-value="$33.46">
            <text:p>$33.46</text:p>
          </table:table-cell>
          <table:table-cell office:value-type="string" office:string-value="$30.11">
            <text:p>$30.11</text:p>
          </table:table-cell>
          <table:table-cell office:value-type="string" office:string-value="$28.44">
            <text:p>$28.44</text:p>
          </table:table-cell>
          <table:table-cell office:value-type="string" office:string-value="$26.77">
            <text:p>$26.77</text:p>
          </table:table-cell>
          <table:table-cell office:value-type="string" office:string-value="$25.10">
            <text:p>$25.10</text:p>
          </table:table-cell>
          <table:table-cell office:value-type="string" office:string-value="$23.42">
            <text:p>$23.42</text:p>
          </table:table-cell>
          <table:table-cell office:value-type="string" office:string-value="$21.75">
            <text:p>$21.75</text:p>
          </table:table-cell>
        </table:table-row>
        <table:table-row>
          <table:table-cell office:value-type="string" office:string-value="131-5967">
            <text:p>131-5967</text:p>
          </table:table-cell>
          <table:table-cell office:value-type="string" office:string-value="BELT-POLY V">
            <text:p>BELT-POLY 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131-5967P">
            <text:p>131-5967P</text:p>
          </table:table-cell>
          <table:table-cell office:value-type="string" office:string-value="ROTOR BELT">
            <text:p>ROTOR 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31-5968">
            <text:p>131-5968</text:p>
          </table:table-cell>
          <table:table-cell office:value-type="string" office:string-value="BELT-POLY V">
            <text:p>BELT-POLY 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31-9665">
            <text:p>131-9665</text:p>
          </table:table-cell>
          <table:table-cell office:value-type="string" office:string-value="TRANSMISSION KIT">
            <text:p>TRANSMISSION KIT</text:p>
          </table:table-cell>
          <table:table-cell office:value-type="string" office:string-value="TRANSMISSION">
            <text:p>TRANSMISSION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9.99">
            <text:p>$169.99</text:p>
          </table:table-cell>
          <table:table-cell office:value-type="string" office:string-value="$101.99">
            <text:p>$101.99</text:p>
          </table:table-cell>
          <table:table-cell office:value-type="string" office:string-value="$91.79">
            <text:p>$91.79</text:p>
          </table:table-cell>
          <table:table-cell office:value-type="string" office:string-value="$86.69">
            <text:p>$86.69</text:p>
          </table:table-cell>
          <table:table-cell office:value-type="string" office:string-value="$81.59">
            <text:p>$81.59</text:p>
          </table:table-cell>
          <table:table-cell office:value-type="string" office:string-value="$76.49">
            <text:p>$76.49</text:p>
          </table:table-cell>
          <table:table-cell office:value-type="string" office:string-value="$71.39">
            <text:p>$71.39</text:p>
          </table:table-cell>
          <table:table-cell office:value-type="string" office:string-value="$66.29">
            <text:p>$66.29</text:p>
          </table:table-cell>
        </table:table-row>
        <table:table-row>
          <table:table-cell office:value-type="string" office:string-value="131-9683-03">
            <text:p>131-9683-03</text:p>
          </table:table-cell>
          <table:table-cell office:value-type="string" office:string-value="BLADE-22&quot; 1/2 SAIL">
            <text:p>BLADE-22" 1/2 SAIL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-322110">
            <text:p>1-322110</text:p>
          </table:table-cell>
          <table:table-cell office:value-type="string" office:string-value="GUIDE-BELT">
            <text:p>GUIDE-BELT</text:p>
          </table:table-cell>
          <table:table-cell office:value-type="string" office:string-value="BRACKET">
            <text:p>BRACKET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.99">
            <text:p>$11.99</text:p>
          </table:table-cell>
          <table:table-cell office:value-type="string" office:string-value="$7.19">
            <text:p>$7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323252">
            <text:p>1-323252</text:p>
          </table:table-cell>
          <table:table-cell office:value-type="string" office:string-value="BEARING-SHAFT">
            <text:p>BEARING-SHAFT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323254">
            <text:p>1-323254</text:p>
          </table:table-cell>
          <table:table-cell office:value-type="string" office:string-value="FLANGE-OUTPUT">
            <text:p>FLANGE-OUTPUT</text:p>
          </table:table-cell>
          <table:table-cell office:value-type="string" office:string-value="BUSHING/SLEEVE">
            <text:p>BUSHING/SLEEVE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.99">
            <text:p>$9.99</text:p>
          </table:table-cell>
          <table:table-cell office:value-type="string" office:string-value="$5.99">
            <text:p>$5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323261">
            <text:p>1-323261</text:p>
          </table:table-cell>
          <table:table-cell office:value-type="string" office:string-value="DRUM-BRAKE">
            <text:p>DRUM-BRAKE</text:p>
          </table:table-cell>
          <table:table-cell office:value-type="string" office:string-value="BRAKE PARTS">
            <text:p>BRAKE PARTS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.99">
            <text:p>$17.99</text:p>
          </table:table-cell>
          <table:table-cell office:value-type="string" office:string-value="$10.79">
            <text:p>$10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323262">
            <text:p>1-323262</text:p>
          </table:table-cell>
          <table:table-cell office:value-type="string" office:string-value="BAND-BRAKE">
            <text:p>BAND-BRAKE</text:p>
          </table:table-cell>
          <table:table-cell office:value-type="string" office:string-value="STRAP (METAL)">
            <text:p>STRAP (METAL)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1.99">
            <text:p>$81.99</text:p>
          </table:table-cell>
          <table:table-cell office:value-type="string" office:string-value="$49.19">
            <text:p>$49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323329">
            <text:p>1-323329</text:p>
          </table:table-cell>
          <table:table-cell office:value-type="string" office:string-value="BEARING-FLANGED">
            <text:p>BEARING-FLANGED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7.99">
            <text:p>$57.99</text:p>
          </table:table-cell>
          <table:table-cell office:value-type="string" office:string-value="$34.79">
            <text:p>$34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323529">
            <text:p>1-323529</text:p>
          </table:table-cell>
          <table:table-cell office:value-type="string" office:string-value="TUBE-SPINDLE, SHORT">
            <text:p>TUBE-SPINDLE, SHORT</text:p>
          </table:table-cell>
          <table:table-cell office:value-type="string" office:string-value="AXLE/AXLE-SPINDLE">
            <text:p>AXLE/AXLE-SPINDLE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2.99">
            <text:p>$82.99</text:p>
          </table:table-cell>
          <table:table-cell office:value-type="string" office:string-value="$49.79">
            <text:p>$49.79</text:p>
          </table:table-cell>
          <table:table-cell office:value-type="string" office:string-value="$44.81">
            <text:p>$44.81</text:p>
          </table:table-cell>
          <table:table-cell office:value-type="string" office:string-value="$42.32">
            <text:p>$42.32</text:p>
          </table:table-cell>
          <table:table-cell office:value-type="string" office:string-value="$39.83">
            <text:p>$39.83</text:p>
          </table:table-cell>
          <table:table-cell office:value-type="string" office:string-value="$37.34">
            <text:p>$37.34</text:p>
          </table:table-cell>
          <table:table-cell office:value-type="string" office:string-value="$34.85">
            <text:p>$34.85</text:p>
          </table:table-cell>
          <table:table-cell office:value-type="string" office:string-value="$32.36">
            <text:p>$32.36</text:p>
          </table:table-cell>
        </table:table-row>
        <table:table-row>
          <table:table-cell office:value-type="string" office:string-value="1-323539">
            <text:p>1-323539</text:p>
          </table:table-cell>
          <table:table-cell office:value-type="string" office:string-value="SPACER">
            <text:p>SPACER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09">
            <text:p>$2.09</text:p>
          </table:table-cell>
          <table:table-cell office:value-type="string" office:string-value="$1.25">
            <text:p>$1.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323630">
            <text:p>1-32363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-323631">
            <text:p>1-32363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4.99">
            <text:p>$74.99</text:p>
          </table:table-cell>
          <table:table-cell office:value-type="string" office:string-value="$44.99">
            <text:p>$44.99</text:p>
          </table:table-cell>
          <table:table-cell office:value-type="string" office:string-value="$40.49">
            <text:p>$40.49</text:p>
          </table:table-cell>
          <table:table-cell office:value-type="string" office:string-value="$38.24">
            <text:p>$38.24</text:p>
          </table:table-cell>
          <table:table-cell office:value-type="string" office:string-value="$35.99">
            <text:p>$35.99</text:p>
          </table:table-cell>
          <table:table-cell office:value-type="string" office:string-value="$33.74">
            <text:p>$33.74</text:p>
          </table:table-cell>
          <table:table-cell office:value-type="string" office:string-value="$31.49">
            <text:p>$31.49</text:p>
          </table:table-cell>
          <table:table-cell office:value-type="string" office:string-value="$29.24">
            <text:p>$29.24</text:p>
          </table:table-cell>
        </table:table-row>
        <table:table-row>
          <table:table-cell office:value-type="string" office:string-value="1-323680">
            <text:p>1-323680</text:p>
          </table:table-cell>
          <table:table-cell office:value-type="string" office:string-value="COUPLER">
            <text:p>COUPLER</text:p>
          </table:table-cell>
          <table:table-cell office:value-type="string" office:string-value="FITTING-MISC">
            <text:p>FITTING-MISC</text:p>
          </table:table-cell>
          <table:table-cell office:value-type="string" office:string-value="No">
            <text:p>No</text:p>
          </table:table-cell>
          <table:table-cell office:value-type="string" office:string-value="3BU">
            <text:p>3B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7.99">
            <text:p>$37.99</text:p>
          </table:table-cell>
          <table:table-cell office:value-type="string" office:string-value="$22.79">
            <text:p>$22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323744">
            <text:p>1-323744</text:p>
          </table:table-cell>
          <table:table-cell office:value-type="string" office:string-value="BELT-DRIVE, WHEEL">
            <text:p>BELT-DRIVE, WHEEL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1.99">
            <text:p>$51.99</text:p>
          </table:table-cell>
          <table:table-cell office:value-type="string" office:string-value="$31.19">
            <text:p>$31.19</text:p>
          </table:table-cell>
          <table:table-cell office:value-type="string" office:string-value="$28.07">
            <text:p>$28.07</text:p>
          </table:table-cell>
          <table:table-cell office:value-type="string" office:string-value="$26.51">
            <text:p>$26.51</text:p>
          </table:table-cell>
          <table:table-cell office:value-type="string" office:string-value="$24.95">
            <text:p>$24.95</text:p>
          </table:table-cell>
          <table:table-cell office:value-type="string" office:string-value="$23.39">
            <text:p>$23.39</text:p>
          </table:table-cell>
          <table:table-cell office:value-type="string" office:string-value="$21.83">
            <text:p>$21.83</text:p>
          </table:table-cell>
          <table:table-cell office:value-type="string" office:string-value="$20.27">
            <text:p>$20.27</text:p>
          </table:table-cell>
        </table:table-row>
        <table:table-row>
          <table:table-cell office:value-type="string" office:string-value="1-323745">
            <text:p>1-323745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8.99">
            <text:p>$78.99</text:p>
          </table:table-cell>
          <table:table-cell office:value-type="string" office:string-value="$47.39">
            <text:p>$47.39</text:p>
          </table:table-cell>
          <table:table-cell office:value-type="string" office:string-value="$42.65">
            <text:p>$42.65</text:p>
          </table:table-cell>
          <table:table-cell office:value-type="string" office:string-value="$40.28">
            <text:p>$40.28</text:p>
          </table:table-cell>
          <table:table-cell office:value-type="string" office:string-value="$37.91">
            <text:p>$37.91</text:p>
          </table:table-cell>
          <table:table-cell office:value-type="string" office:string-value="$35.54">
            <text:p>$35.54</text:p>
          </table:table-cell>
          <table:table-cell office:value-type="string" office:string-value="$33.17">
            <text:p>$33.17</text:p>
          </table:table-cell>
          <table:table-cell office:value-type="string" office:string-value="$30.80">
            <text:p>$30.80</text:p>
          </table:table-cell>
        </table:table-row>
        <table:table-row>
          <table:table-cell office:value-type="string" office:string-value="1-324340">
            <text:p>1-324340</text:p>
          </table:table-cell>
          <table:table-cell office:value-type="string" office:string-value="ASM,COUPLER/ZERK">
            <text:p>ASM,COUPLER/ZERK</text:p>
          </table:table-cell>
          <table:table-cell office:value-type="string" office:string-value="FITTING-MISC">
            <text:p>FITTING-MISC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3.99">
            <text:p>$53.99</text:p>
          </table:table-cell>
          <table:table-cell office:value-type="string" office:string-value="$32.39">
            <text:p>$32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2-4718">
            <text:p>132-4718</text:p>
          </table:table-cell>
          <table:table-cell office:value-type="string" office:string-value="PULLEY-IDLER, FLAT">
            <text:p>PULLEY-IDLER, FLAT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32-4734">
            <text:p>132-4734</text:p>
          </table:table-cell>
          <table:table-cell office:value-type="string" office:string-value="PULLEY-IDLER,FLAT">
            <text:p>PULLEY-IDLER,FLAT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60.99">
            <text:p>$60.99</text:p>
          </table:table-cell>
          <table:table-cell office:value-type="string" office:string-value="$36.59">
            <text:p>$36.59</text:p>
          </table:table-cell>
          <table:table-cell office:value-type="string" office:string-value="$32.93">
            <text:p>$32.93</text:p>
          </table:table-cell>
          <table:table-cell office:value-type="string" office:string-value="$31.10">
            <text:p>$31.10</text:p>
          </table:table-cell>
          <table:table-cell office:value-type="string" office:string-value="$29.27">
            <text:p>$29.27</text:p>
          </table:table-cell>
          <table:table-cell office:value-type="string" office:string-value="$27.44">
            <text:p>$27.44</text:p>
          </table:table-cell>
          <table:table-cell office:value-type="string" office:string-value="$25.61">
            <text:p>$25.61</text:p>
          </table:table-cell>
          <table:table-cell office:value-type="string" office:string-value="$23.78">
            <text:p>$23.78</text:p>
          </table:table-cell>
        </table:table-row>
        <table:table-row>
          <table:table-cell office:value-type="string" office:string-value="132-5982">
            <text:p>132-5982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8.99">
            <text:p>$158.99</text:p>
          </table:table-cell>
          <table:table-cell office:value-type="string" office:string-value="$95.39">
            <text:p>$95.39</text:p>
          </table:table-cell>
          <table:table-cell office:value-type="string" office:string-value="$85.85">
            <text:p>$85.85</text:p>
          </table:table-cell>
          <table:table-cell office:value-type="string" office:string-value="$81.08">
            <text:p>$81.08</text:p>
          </table:table-cell>
          <table:table-cell office:value-type="string" office:string-value="$76.31">
            <text:p>$76.31</text:p>
          </table:table-cell>
          <table:table-cell office:value-type="string" office:string-value="$71.54">
            <text:p>$71.54</text:p>
          </table:table-cell>
          <table:table-cell office:value-type="string" office:string-value="$66.77">
            <text:p>$66.77</text:p>
          </table:table-cell>
          <table:table-cell office:value-type="string" office:string-value="$62.00">
            <text:p>$62.00</text:p>
          </table:table-cell>
        </table:table-row>
        <table:table-row>
          <table:table-cell office:value-type="string" office:string-value="132-9420">
            <text:p>132-9420</text:p>
          </table:table-cell>
          <table:table-cell office:value-type="string" office:string-value="PULLEY-IDLER, FLAT">
            <text:p>PULLEY-IDLER, FLAT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4DJ">
            <text:p>4D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32-9424">
            <text:p>132-9424</text:p>
          </table:table-cell>
          <table:table-cell office:value-type="string" office:string-value="PULLEY-IDLER, FLAT">
            <text:p>PULLEY-IDLER, FLAT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39.99">
            <text:p>$39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132-9425">
            <text:p>132-9425</text:p>
          </table:table-cell>
          <table:table-cell office:value-type="string" office:string-value="PULLEY-IDLER, FLAT">
            <text:p>PULLEY-IDLER, FLAT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42.99">
            <text:p>$42.99</text:p>
          </table:table-cell>
          <table:table-cell office:value-type="string" office:string-value="$25.79">
            <text:p>$25.79</text:p>
          </table:table-cell>
          <table:table-cell office:value-type="string" office:string-value="$23.21">
            <text:p>$23.21</text:p>
          </table:table-cell>
          <table:table-cell office:value-type="string" office:string-value="$21.92">
            <text:p>$21.92</text:p>
          </table:table-cell>
          <table:table-cell office:value-type="string" office:string-value="$20.63">
            <text:p>$20.63</text:p>
          </table:table-cell>
          <table:table-cell office:value-type="string" office:string-value="$19.34">
            <text:p>$19.34</text:p>
          </table:table-cell>
          <table:table-cell office:value-type="string" office:string-value="$18.05">
            <text:p>$18.05</text:p>
          </table:table-cell>
          <table:table-cell office:value-type="string" office:string-value="$16.76">
            <text:p>$16.76</text:p>
          </table:table-cell>
        </table:table-row>
        <table:table-row>
          <table:table-cell office:value-type="string" office:string-value="133-1166">
            <text:p>133-1166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5.99">
            <text:p>$115.99</text:p>
          </table:table-cell>
          <table:table-cell office:value-type="string" office:string-value="$69.59">
            <text:p>$69.59</text:p>
          </table:table-cell>
          <table:table-cell office:value-type="string" office:string-value="$62.63">
            <text:p>$62.63</text:p>
          </table:table-cell>
          <table:table-cell office:value-type="string" office:string-value="$59.15">
            <text:p>$59.15</text:p>
          </table:table-cell>
          <table:table-cell office:value-type="string" office:string-value="$55.67">
            <text:p>$55.67</text:p>
          </table:table-cell>
          <table:table-cell office:value-type="string" office:string-value="$52.19">
            <text:p>$52.19</text:p>
          </table:table-cell>
          <table:table-cell office:value-type="string" office:string-value="$48.71">
            <text:p>$48.71</text:p>
          </table:table-cell>
          <table:table-cell office:value-type="string" office:string-value="$45.23">
            <text:p>$45.23</text:p>
          </table:table-cell>
        </table:table-row>
        <table:table-row>
          <table:table-cell office:value-type="string" office:string-value="133-1167">
            <text:p>133-1167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3.99">
            <text:p>$113.99</text:p>
          </table:table-cell>
          <table:table-cell office:value-type="string" office:string-value="$68.39">
            <text:p>$68.39</text:p>
          </table:table-cell>
          <table:table-cell office:value-type="string" office:string-value="$61.55">
            <text:p>$61.55</text:p>
          </table:table-cell>
          <table:table-cell office:value-type="string" office:string-value="$58.13">
            <text:p>$58.13</text:p>
          </table:table-cell>
          <table:table-cell office:value-type="string" office:string-value="$54.71">
            <text:p>$54.71</text:p>
          </table:table-cell>
          <table:table-cell office:value-type="string" office:string-value="$51.29">
            <text:p>$51.29</text:p>
          </table:table-cell>
          <table:table-cell office:value-type="string" office:string-value="$47.87">
            <text:p>$47.87</text:p>
          </table:table-cell>
          <table:table-cell office:value-type="string" office:string-value="$44.45">
            <text:p>$44.45</text:p>
          </table:table-cell>
        </table:table-row>
        <table:table-row>
          <table:table-cell office:value-type="string" office:string-value="133-1168">
            <text:p>133-1168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4.99">
            <text:p>$134.99</text:p>
          </table:table-cell>
          <table:table-cell office:value-type="string" office:string-value="$80.99">
            <text:p>$80.99</text:p>
          </table:table-cell>
          <table:table-cell office:value-type="string" office:string-value="$72.89">
            <text:p>$72.89</text:p>
          </table:table-cell>
          <table:table-cell office:value-type="string" office:string-value="$68.84">
            <text:p>$68.84</text:p>
          </table:table-cell>
          <table:table-cell office:value-type="string" office:string-value="$64.79">
            <text:p>$64.79</text:p>
          </table:table-cell>
          <table:table-cell office:value-type="string" office:string-value="$60.74">
            <text:p>$60.74</text:p>
          </table:table-cell>
          <table:table-cell office:value-type="string" office:string-value="$56.69">
            <text:p>$56.69</text:p>
          </table:table-cell>
          <table:table-cell office:value-type="string" office:string-value="$52.64">
            <text:p>$52.64</text:p>
          </table:table-cell>
        </table:table-row>
        <table:table-row>
          <table:table-cell office:value-type="string" office:string-value="133-1534">
            <text:p>133-1534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83.99">
            <text:p>$83.99</text:p>
          </table:table-cell>
          <table:table-cell office:value-type="string" office:string-value="$50.39">
            <text:p>$50.39</text:p>
          </table:table-cell>
          <table:table-cell office:value-type="string" office:string-value="$45.35">
            <text:p>$45.35</text:p>
          </table:table-cell>
          <table:table-cell office:value-type="string" office:string-value="$42.83">
            <text:p>$42.83</text:p>
          </table:table-cell>
          <table:table-cell office:value-type="string" office:string-value="$40.31">
            <text:p>$40.31</text:p>
          </table:table-cell>
          <table:table-cell office:value-type="string" office:string-value="$37.79">
            <text:p>$37.79</text:p>
          </table:table-cell>
          <table:table-cell office:value-type="string" office:string-value="$35.27">
            <text:p>$35.27</text:p>
          </table:table-cell>
          <table:table-cell office:value-type="string" office:string-value="$32.75">
            <text:p>$32.75</text:p>
          </table:table-cell>
        </table:table-row>
        <table:table-row>
          <table:table-cell office:value-type="string" office:string-value="133-1998">
            <text:p>133-1998</text:p>
          </table:table-cell>
          <table:table-cell office:value-type="string" office:string-value="CABLE-BRAKE">
            <text:p>CABLE-BRAKE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9.99">
            <text:p>$39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133-2127">
            <text:p>133-2127</text:p>
          </table:table-cell>
          <table:table-cell office:value-type="string" office:string-value="BLADE-ROTARY, 20.5IN (HI FLOW)">
            <text:p>BLADE-ROTARY, 20.5IN (HI FLOW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33-2134">
            <text:p>133-2134</text:p>
          </table:table-cell>
          <table:table-cell office:value-type="string" office:string-value="BLADE-ROTARY, 18.0IN (HI FLOW)">
            <text:p>BLADE-ROTARY, 18.0IN (HI FLOW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33-2137">
            <text:p>133-2137</text:p>
          </table:table-cell>
          <table:table-cell office:value-type="string" office:string-value="BLADE-ROTARY, 16.5IN (HI FLOW)">
            <text:p>BLADE-ROTARY, 16.5IN (HI FLOW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33-2141">
            <text:p>133-2141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4.99">
            <text:p>$154.99</text:p>
          </table:table-cell>
          <table:table-cell office:value-type="string" office:string-value="$92.99">
            <text:p>$92.99</text:p>
          </table:table-cell>
          <table:table-cell office:value-type="string" office:string-value="$83.69">
            <text:p>$83.69</text:p>
          </table:table-cell>
          <table:table-cell office:value-type="string" office:string-value="$79.04">
            <text:p>$79.04</text:p>
          </table:table-cell>
          <table:table-cell office:value-type="string" office:string-value="$74.39">
            <text:p>$74.39</text:p>
          </table:table-cell>
          <table:table-cell office:value-type="string" office:string-value="$69.74">
            <text:p>$69.74</text:p>
          </table:table-cell>
          <table:table-cell office:value-type="string" office:string-value="$65.09">
            <text:p>$65.09</text:p>
          </table:table-cell>
          <table:table-cell office:value-type="string" office:string-value="$60.44">
            <text:p>$60.44</text:p>
          </table:table-cell>
        </table:table-row>
        <table:table-row>
          <table:table-cell office:value-type="string" office:string-value="133-2157">
            <text:p>133-2157</text:p>
          </table:table-cell>
          <table:table-cell office:value-type="string" office:string-value="BLADE-ROTARY, ATOMIC 20.5">
            <text:p>BLADE-ROTARY, ATOMIC 20.5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3.39">
            <text:p>$23.39</text:p>
          </table:table-cell>
          <table:table-cell office:value-type="string" office:string-value="$21.05">
            <text:p>$21.05</text:p>
          </table:table-cell>
          <table:table-cell office:value-type="string" office:string-value="$19.88">
            <text:p>$19.88</text:p>
          </table:table-cell>
          <table:table-cell office:value-type="string" office:string-value="$18.71">
            <text:p>$18.71</text:p>
          </table:table-cell>
          <table:table-cell office:value-type="string" office:string-value="$17.54">
            <text:p>$17.54</text:p>
          </table:table-cell>
          <table:table-cell office:value-type="string" office:string-value="$16.37">
            <text:p>$16.37</text:p>
          </table:table-cell>
          <table:table-cell office:value-type="string" office:string-value="$15.20">
            <text:p>$15.20</text:p>
          </table:table-cell>
        </table:table-row>
        <table:table-row>
          <table:table-cell office:value-type="string" office:string-value="133-2159">
            <text:p>133-2159</text:p>
          </table:table-cell>
          <table:table-cell office:value-type="string" office:string-value="BLADE-ROTARY, ATOMIC 18.0">
            <text:p>BLADE-ROTARY, ATOMIC 18.0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133-2160">
            <text:p>133-2160</text:p>
          </table:table-cell>
          <table:table-cell office:value-type="string" office:string-value="BLADE-ROTARY, ATOMIC 16.5">
            <text:p>BLADE-ROTARY, ATOMIC 16.5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3.99">
            <text:p>$33.99</text:p>
          </table:table-cell>
          <table:table-cell office:value-type="string" office:string-value="$20.39">
            <text:p>$20.39</text:p>
          </table:table-cell>
          <table:table-cell office:value-type="string" office:string-value="$18.35">
            <text:p>$18.35</text:p>
          </table:table-cell>
          <table:table-cell office:value-type="string" office:string-value="$17.33">
            <text:p>$17.33</text:p>
          </table:table-cell>
          <table:table-cell office:value-type="string" office:string-value="$16.31">
            <text:p>$16.31</text:p>
          </table:table-cell>
          <table:table-cell office:value-type="string" office:string-value="$15.29">
            <text:p>$15.29</text:p>
          </table:table-cell>
          <table:table-cell office:value-type="string" office:string-value="$14.27">
            <text:p>$14.27</text:p>
          </table:table-cell>
          <table:table-cell office:value-type="string" office:string-value="$13.25">
            <text:p>$13.25</text:p>
          </table:table-cell>
        </table:table-row>
        <table:table-row>
          <table:table-cell office:value-type="string" office:string-value="133-2161">
            <text:p>133-2161</text:p>
          </table:table-cell>
          <table:table-cell office:value-type="string" office:string-value="BLADE-ROTARY, RECYCLING 20.5IN">
            <text:p>BLADE-ROTARY, RECYCLING 20.5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5.99">
            <text:p>$35.99</text:p>
          </table:table-cell>
          <table:table-cell office:value-type="string" office:string-value="$21.59">
            <text:p>$21.59</text:p>
          </table:table-cell>
          <table:table-cell office:value-type="string" office:string-value="$19.43">
            <text:p>$19.43</text:p>
          </table:table-cell>
          <table:table-cell office:value-type="string" office:string-value="$18.35">
            <text:p>$18.35</text:p>
          </table:table-cell>
          <table:table-cell office:value-type="string" office:string-value="$17.27">
            <text:p>$17.27</text:p>
          </table:table-cell>
          <table:table-cell office:value-type="string" office:string-value="$16.19">
            <text:p>$16.19</text:p>
          </table:table-cell>
          <table:table-cell office:value-type="string" office:string-value="$15.11">
            <text:p>$15.11</text:p>
          </table:table-cell>
          <table:table-cell office:value-type="string" office:string-value="$14.03">
            <text:p>$14.03</text:p>
          </table:table-cell>
        </table:table-row>
        <table:table-row>
          <table:table-cell office:value-type="string" office:string-value="133-2162">
            <text:p>133-2162</text:p>
          </table:table-cell>
          <table:table-cell office:value-type="string" office:string-value="BLADE-ROTARY, RECYCLING 18.0IN">
            <text:p>BLADE-ROTARY, RECYCLING 18.0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3.99">
            <text:p>$33.99</text:p>
          </table:table-cell>
          <table:table-cell office:value-type="string" office:string-value="$20.39">
            <text:p>$20.39</text:p>
          </table:table-cell>
          <table:table-cell office:value-type="string" office:string-value="$18.35">
            <text:p>$18.35</text:p>
          </table:table-cell>
          <table:table-cell office:value-type="string" office:string-value="$17.33">
            <text:p>$17.33</text:p>
          </table:table-cell>
          <table:table-cell office:value-type="string" office:string-value="$16.31">
            <text:p>$16.31</text:p>
          </table:table-cell>
          <table:table-cell office:value-type="string" office:string-value="$15.29">
            <text:p>$15.29</text:p>
          </table:table-cell>
          <table:table-cell office:value-type="string" office:string-value="$14.27">
            <text:p>$14.27</text:p>
          </table:table-cell>
          <table:table-cell office:value-type="string" office:string-value="$13.25">
            <text:p>$13.25</text:p>
          </table:table-cell>
        </table:table-row>
        <table:table-row>
          <table:table-cell office:value-type="string" office:string-value="133-2163">
            <text:p>133-2163</text:p>
          </table:table-cell>
          <table:table-cell office:value-type="string" office:string-value="BLADE-ROTARY, RECYCLING 16.5IN">
            <text:p>BLADE-ROTARY, RECYCLING 16.5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33-2626">
            <text:p>133-2626</text:p>
          </table:table-cell>
          <table:table-cell office:value-type="string" office:string-value="CABLE-BRAKE">
            <text:p>CABLE-BRAKE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33-2639">
            <text:p>133-2639</text:p>
          </table:table-cell>
          <table:table-cell office:value-type="string" office:string-value="WHEEL">
            <text:p>WHEEL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7.99">
            <text:p>$57.99</text:p>
          </table:table-cell>
          <table:table-cell office:value-type="string" office:string-value="$34.79">
            <text:p>$34.79</text:p>
          </table:table-cell>
          <table:table-cell office:value-type="string" office:string-value="$31.31">
            <text:p>$31.31</text:p>
          </table:table-cell>
          <table:table-cell office:value-type="string" office:string-value="$29.57">
            <text:p>$29.57</text:p>
          </table:table-cell>
          <table:table-cell office:value-type="string" office:string-value="$27.83">
            <text:p>$27.83</text:p>
          </table:table-cell>
          <table:table-cell office:value-type="string" office:string-value="$26.09">
            <text:p>$26.09</text:p>
          </table:table-cell>
          <table:table-cell office:value-type="string" office:string-value="$24.35">
            <text:p>$24.35</text:p>
          </table:table-cell>
          <table:table-cell office:value-type="string" office:string-value="$22.61">
            <text:p>$22.61</text:p>
          </table:table-cell>
        </table:table-row>
        <table:table-row>
          <table:table-cell office:value-type="string" office:string-value="133-2640">
            <text:p>133-2640</text:p>
          </table:table-cell>
          <table:table-cell office:value-type="string" office:string-value="9-INCH WHEEL ASM">
            <text:p>9-INCH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5.99">
            <text:p>$65.99</text:p>
          </table:table-cell>
          <table:table-cell office:value-type="string" office:string-value="$39.59">
            <text:p>$39.59</text:p>
          </table:table-cell>
          <table:table-cell office:value-type="string" office:string-value="$35.63">
            <text:p>$35.63</text:p>
          </table:table-cell>
          <table:table-cell office:value-type="string" office:string-value="$33.65">
            <text:p>$33.65</text:p>
          </table:table-cell>
          <table:table-cell office:value-type="string" office:string-value="$31.67">
            <text:p>$31.67</text:p>
          </table:table-cell>
          <table:table-cell office:value-type="string" office:string-value="$29.69">
            <text:p>$29.69</text:p>
          </table:table-cell>
          <table:table-cell office:value-type="string" office:string-value="$27.71">
            <text:p>$27.71</text:p>
          </table:table-cell>
          <table:table-cell office:value-type="string" office:string-value="$25.73">
            <text:p>$25.73</text:p>
          </table:table-cell>
        </table:table-row>
        <table:table-row>
          <table:table-cell office:value-type="string" office:string-value="133-2699">
            <text:p>133-2699</text:p>
          </table:table-cell>
          <table:table-cell office:value-type="string" office:string-value="10.5 INCH WHEEL ASM">
            <text:p>10.5 INCH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0.99">
            <text:p>$110.99</text:p>
          </table:table-cell>
          <table:table-cell office:value-type="string" office:string-value="$66.59">
            <text:p>$66.59</text:p>
          </table:table-cell>
          <table:table-cell office:value-type="string" office:string-value="$59.93">
            <text:p>$59.93</text:p>
          </table:table-cell>
          <table:table-cell office:value-type="string" office:string-value="$56.60">
            <text:p>$56.60</text:p>
          </table:table-cell>
          <table:table-cell office:value-type="string" office:string-value="$53.27">
            <text:p>$53.27</text:p>
          </table:table-cell>
          <table:table-cell office:value-type="string" office:string-value="$49.94">
            <text:p>$49.94</text:p>
          </table:table-cell>
          <table:table-cell office:value-type="string" office:string-value="$46.61">
            <text:p>$46.61</text:p>
          </table:table-cell>
          <table:table-cell office:value-type="string" office:string-value="$43.28">
            <text:p>$43.28</text:p>
          </table:table-cell>
        </table:table-row>
        <table:table-row>
          <table:table-cell office:value-type="string" office:string-value="133-4371">
            <text:p>133-437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33-4372">
            <text:p>133-4372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5.99">
            <text:p>$135.99</text:p>
          </table:table-cell>
          <table:table-cell office:value-type="string" office:string-value="$81.59">
            <text:p>$81.59</text:p>
          </table:table-cell>
          <table:table-cell office:value-type="string" office:string-value="$73.43">
            <text:p>$73.43</text:p>
          </table:table-cell>
          <table:table-cell office:value-type="string" office:string-value="$69.35">
            <text:p>$69.35</text:p>
          </table:table-cell>
          <table:table-cell office:value-type="string" office:string-value="$65.27">
            <text:p>$65.27</text:p>
          </table:table-cell>
          <table:table-cell office:value-type="string" office:string-value="$61.19">
            <text:p>$61.19</text:p>
          </table:table-cell>
          <table:table-cell office:value-type="string" office:string-value="$57.11">
            <text:p>$57.11</text:p>
          </table:table-cell>
          <table:table-cell office:value-type="string" office:string-value="$53.03">
            <text:p>$53.03</text:p>
          </table:table-cell>
        </table:table-row>
        <table:table-row>
          <table:table-cell office:value-type="string" office:string-value="133-4372P">
            <text:p>133-4372P</text:p>
          </table:table-cell>
          <table:table-cell office:value-type="string" office:string-value="DECK BELT, TIMECUTTER HD">
            <text:p>DECK BELT, TIMECUTTER HD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1.99">
            <text:p>$161.99</text:p>
          </table:table-cell>
          <table:table-cell office:value-type="string" office:string-value="$97.19">
            <text:p>$97.19</text:p>
          </table:table-cell>
          <table:table-cell office:value-type="string" office:string-value="$87.47">
            <text:p>$87.47</text:p>
          </table:table-cell>
          <table:table-cell office:value-type="string" office:string-value="$82.61">
            <text:p>$82.61</text:p>
          </table:table-cell>
          <table:table-cell office:value-type="string" office:string-value="$77.75">
            <text:p>$77.75</text:p>
          </table:table-cell>
          <table:table-cell office:value-type="string" office:string-value="$72.89">
            <text:p>$72.89</text:p>
          </table:table-cell>
          <table:table-cell office:value-type="string" office:string-value="$68.03">
            <text:p>$68.03</text:p>
          </table:table-cell>
          <table:table-cell office:value-type="string" office:string-value="$63.17">
            <text:p>$63.17</text:p>
          </table:table-cell>
        </table:table-row>
        <table:table-row>
          <table:table-cell office:value-type="string" office:string-value="133-4603">
            <text:p>133-4603</text:p>
          </table:table-cell>
          <table:table-cell office:value-type="string" office:string-value="SNOW TIRE ASM">
            <text:p>SNOW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6.99">
            <text:p>$256.99</text:p>
          </table:table-cell>
          <table:table-cell office:value-type="string" office:string-value="$192.74">
            <text:p>$192.74</text:p>
          </table:table-cell>
          <table:table-cell office:value-type="string" office:string-value="$173.47">
            <text:p>$173.47</text:p>
          </table:table-cell>
          <table:table-cell office:value-type="string" office:string-value="$163.83">
            <text:p>$163.83</text:p>
          </table:table-cell>
          <table:table-cell office:value-type="string" office:string-value="$154.19">
            <text:p>$154.19</text:p>
          </table:table-cell>
          <table:table-cell office:value-type="string" office:string-value="$144.56">
            <text:p>$144.56</text:p>
          </table:table-cell>
          <table:table-cell office:value-type="string" office:string-value="$134.92">
            <text:p>$134.92</text:p>
          </table:table-cell>
          <table:table-cell office:value-type="string" office:string-value="$125.28">
            <text:p>$125.28</text:p>
          </table:table-cell>
        </table:table-row>
        <table:table-row>
          <table:table-cell office:value-type="string" office:string-value="133-7075">
            <text:p>133-7075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1.99">
            <text:p>$151.99</text:p>
          </table:table-cell>
          <table:table-cell office:value-type="string" office:string-value="$91.19">
            <text:p>$91.19</text:p>
          </table:table-cell>
          <table:table-cell office:value-type="string" office:string-value="$82.07">
            <text:p>$82.07</text:p>
          </table:table-cell>
          <table:table-cell office:value-type="string" office:string-value="$77.51">
            <text:p>$77.51</text:p>
          </table:table-cell>
          <table:table-cell office:value-type="string" office:string-value="$72.95">
            <text:p>$72.95</text:p>
          </table:table-cell>
          <table:table-cell office:value-type="string" office:string-value="$68.39">
            <text:p>$68.39</text:p>
          </table:table-cell>
          <table:table-cell office:value-type="string" office:string-value="$63.83">
            <text:p>$63.83</text:p>
          </table:table-cell>
          <table:table-cell office:value-type="string" office:string-value="$59.27">
            <text:p>$59.27</text:p>
          </table:table-cell>
        </table:table-row>
        <table:table-row>
          <table:table-cell office:value-type="string" office:string-value="133-7076">
            <text:p>133-7076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9.99">
            <text:p>$129.99</text:p>
          </table:table-cell>
          <table:table-cell office:value-type="string" office:string-value="$77.99">
            <text:p>$77.99</text:p>
          </table:table-cell>
          <table:table-cell office:value-type="string" office:string-value="$70.19">
            <text:p>$70.19</text:p>
          </table:table-cell>
          <table:table-cell office:value-type="string" office:string-value="$66.29">
            <text:p>$66.29</text:p>
          </table:table-cell>
          <table:table-cell office:value-type="string" office:string-value="$62.39">
            <text:p>$62.39</text:p>
          </table:table-cell>
          <table:table-cell office:value-type="string" office:string-value="$58.49">
            <text:p>$58.49</text:p>
          </table:table-cell>
          <table:table-cell office:value-type="string" office:string-value="$54.59">
            <text:p>$54.59</text:p>
          </table:table-cell>
          <table:table-cell office:value-type="string" office:string-value="$50.69">
            <text:p>$50.69</text:p>
          </table:table-cell>
        </table:table-row>
        <table:table-row>
          <table:table-cell office:value-type="string" office:string-value="133-7076P">
            <text:p>133-7076P</text:p>
          </table:table-cell>
          <table:table-cell office:value-type="string" office:string-value="DECK BELT, TIMECUTTER HD">
            <text:p>DECK BELT, TIMECUTTER HD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4.99">
            <text:p>$124.99</text:p>
          </table:table-cell>
          <table:table-cell office:value-type="string" office:string-value="$74.99">
            <text:p>$74.99</text:p>
          </table:table-cell>
          <table:table-cell office:value-type="string" office:string-value="$67.49">
            <text:p>$67.49</text:p>
          </table:table-cell>
          <table:table-cell office:value-type="string" office:string-value="$63.74">
            <text:p>$63.74</text:p>
          </table:table-cell>
          <table:table-cell office:value-type="string" office:string-value="$59.99">
            <text:p>$59.99</text:p>
          </table:table-cell>
          <table:table-cell office:value-type="string" office:string-value="$56.24">
            <text:p>$56.24</text:p>
          </table:table-cell>
          <table:table-cell office:value-type="string" office:string-value="$52.49">
            <text:p>$52.49</text:p>
          </table:table-cell>
          <table:table-cell office:value-type="string" office:string-value="$48.74">
            <text:p>$48.74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133-8109">
            <text:p>133-8109</text:p>
          </table:table-cell>
          <table:table-cell office:value-type="string" office:string-value="CABLE-BRAKE, HP">
            <text:p>CABLE-BRAKE, HP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33-8151">
            <text:p>133-8151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.99">
            <text:p>$18.99</text:p>
          </table:table-cell>
          <table:table-cell office:value-type="string" office:string-value="$11.39">
            <text:p>$11.39</text:p>
          </table:table-cell>
          <table:table-cell office:value-type="string" office:string-value="$10.25">
            <text:p>$10.25</text:p>
          </table:table-cell>
          <table:table-cell office:value-type="string" office:string-value="$9.68">
            <text:p>$9.68</text:p>
          </table:table-cell>
          <table:table-cell office:value-type="string" office:string-value="$9.11">
            <text:p>$9.11</text:p>
          </table:table-cell>
          <table:table-cell office:value-type="string" office:string-value="$8.54">
            <text:p>$8.54</text:p>
          </table:table-cell>
          <table:table-cell office:value-type="string" office:string-value="$7.97">
            <text:p>$7.97</text:p>
          </table:table-cell>
          <table:table-cell office:value-type="string" office:string-value="$7.40">
            <text:p>$7.40</text:p>
          </table:table-cell>
        </table:table-row>
        <table:table-row>
          <table:table-cell office:value-type="string" office:string-value="133-8158">
            <text:p>133-8158</text:p>
          </table:table-cell>
          <table:table-cell office:value-type="string" office:string-value="KIT-BBC ARM">
            <text:p>KIT-BBC ARM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5.99">
            <text:p>$55.99</text:p>
          </table:table-cell>
          <table:table-cell office:value-type="string" office:string-value="$33.59">
            <text:p>$33.59</text:p>
          </table:table-cell>
          <table:table-cell office:value-type="string" office:string-value="$30.23">
            <text:p>$30.23</text:p>
          </table:table-cell>
          <table:table-cell office:value-type="string" office:string-value="$28.55">
            <text:p>$28.55</text:p>
          </table:table-cell>
          <table:table-cell office:value-type="string" office:string-value="$26.87">
            <text:p>$26.87</text:p>
          </table:table-cell>
          <table:table-cell office:value-type="string" office:string-value="$25.19">
            <text:p>$25.19</text:p>
          </table:table-cell>
          <table:table-cell office:value-type="string" office:string-value="$23.51">
            <text:p>$23.51</text:p>
          </table:table-cell>
          <table:table-cell office:value-type="string" office:string-value="$21.83">
            <text:p>$21.83</text:p>
          </table:table-cell>
        </table:table-row>
        <table:table-row>
          <table:table-cell office:value-type="string" office:string-value="133-8181-03">
            <text:p>133-8181-03</text:p>
          </table:table-cell>
          <table:table-cell office:value-type="string" office:string-value="BLADE-20 INCH">
            <text:p>BLADE-20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33-8182-03">
            <text:p>133-8182-03</text:p>
          </table:table-cell>
          <table:table-cell office:value-type="string" office:string-value="BLADE-21IN">
            <text:p>BLADE-21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O">
            <text:p>3BO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33-8182-03P">
            <text:p>133-8182-03P</text:p>
          </table:table-cell>
          <table:table-cell office:value-type="string" office:string-value="21IN LAWNBOY RETAIL PACKAGED BLADE">
            <text:p>21IN LAWNBOY RETAIL PACKAGED BLADE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33-8183-03">
            <text:p>133-8183-03</text:p>
          </table:table-cell>
          <table:table-cell office:value-type="string" office:string-value="BLADE-21IN, RECYCLING">
            <text:p>BLADE-21IN, RECYCLING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133-8183-03P">
            <text:p>133-8183-03P</text:p>
          </table:table-cell>
          <table:table-cell office:value-type="string" office:string-value="21IN SUPER RECYCLER RETAIL PKGD BLADE">
            <text:p>21IN SUPER RECYCLER RETAIL PKGD BLADE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$14.17">
            <text:p>$14.17</text:p>
          </table:table-cell>
          <table:table-cell office:value-type="string" office:string-value="$13.38">
            <text:p>$13.38</text:p>
          </table:table-cell>
          <table:table-cell office:value-type="string" office:string-value="$12.59">
            <text:p>$12.59</text:p>
          </table:table-cell>
          <table:table-cell office:value-type="string" office:string-value="$11.81">
            <text:p>$11.81</text:p>
          </table:table-cell>
          <table:table-cell office:value-type="string" office:string-value="$11.02">
            <text:p>$11.02</text:p>
          </table:table-cell>
          <table:table-cell office:value-type="string" office:string-value="$10.23">
            <text:p>$10.23</text:p>
          </table:table-cell>
        </table:table-row>
        <table:table-row>
          <table:table-cell office:value-type="string" office:string-value="133-8183-03-PLT">
            <text:p>133-8183-03-PLT</text:p>
          </table:table-cell>
          <table:table-cell office:value-type="string" office:string-value="BLADE-21&quot; PALLET, ORDER IN MULTIPLES OF 175">
            <text:p>BLADE-21" PALLET, ORDER IN MULTIPLES OF 175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133-9278">
            <text:p>133-9278</text:p>
          </table:table-cell>
          <table:table-cell office:value-type="string" office:string-value="TIRE AND WHEEL ASM">
            <text:p>TIRE AND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7.99">
            <text:p>$147.99</text:p>
          </table:table-cell>
          <table:table-cell office:value-type="string" office:string-value="$88.79">
            <text:p>$88.79</text:p>
          </table:table-cell>
          <table:table-cell office:value-type="string" office:string-value="$79.91">
            <text:p>$79.91</text:p>
          </table:table-cell>
          <table:table-cell office:value-type="string" office:string-value="$75.47">
            <text:p>$75.47</text:p>
          </table:table-cell>
          <table:table-cell office:value-type="string" office:string-value="$71.03">
            <text:p>$71.03</text:p>
          </table:table-cell>
          <table:table-cell office:value-type="string" office:string-value="$66.59">
            <text:p>$66.59</text:p>
          </table:table-cell>
          <table:table-cell office:value-type="string" office:string-value="$62.15">
            <text:p>$62.15</text:p>
          </table:table-cell>
          <table:table-cell office:value-type="string" office:string-value="$57.71">
            <text:p>$57.71</text:p>
          </table:table-cell>
        </table:table-row>
        <table:table-row>
          <table:table-cell office:value-type="string" office:string-value="133-9293">
            <text:p>133-9293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5.99">
            <text:p>$105.99</text:p>
          </table:table-cell>
          <table:table-cell office:value-type="string" office:string-value="$63.59">
            <text:p>$63.59</text:p>
          </table:table-cell>
          <table:table-cell office:value-type="string" office:string-value="$57.23">
            <text:p>$57.23</text:p>
          </table:table-cell>
          <table:table-cell office:value-type="string" office:string-value="$54.05">
            <text:p>$54.05</text:p>
          </table:table-cell>
          <table:table-cell office:value-type="string" office:string-value="$50.87">
            <text:p>$50.87</text:p>
          </table:table-cell>
          <table:table-cell office:value-type="string" office:string-value="$47.69">
            <text:p>$47.69</text:p>
          </table:table-cell>
          <table:table-cell office:value-type="string" office:string-value="$44.51">
            <text:p>$44.51</text:p>
          </table:table-cell>
          <table:table-cell office:value-type="string" office:string-value="$41.33">
            <text:p>$41.33</text:p>
          </table:table-cell>
        </table:table-row>
        <table:table-row>
          <table:table-cell office:value-type="string" office:string-value="133-9900">
            <text:p>133-9900</text:p>
          </table:table-cell>
          <table:table-cell office:value-type="string" office:string-value="CARBURETOR">
            <text:p>CARBURETOR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5.99">
            <text:p>$85.99</text:p>
          </table:table-cell>
          <table:table-cell office:value-type="string" office:string-value="$51.59">
            <text:p>$51.59</text:p>
          </table:table-cell>
          <table:table-cell office:value-type="string" office:string-value="$46.43">
            <text:p>$46.43</text:p>
          </table:table-cell>
          <table:table-cell office:value-type="string" office:string-value="$43.85">
            <text:p>$43.85</text:p>
          </table:table-cell>
          <table:table-cell office:value-type="string" office:string-value="$41.27">
            <text:p>$41.27</text:p>
          </table:table-cell>
          <table:table-cell office:value-type="string" office:string-value="$38.69">
            <text:p>$38.69</text:p>
          </table:table-cell>
          <table:table-cell office:value-type="string" office:string-value="$36.11">
            <text:p>$36.11</text:p>
          </table:table-cell>
          <table:table-cell office:value-type="string" office:string-value="$33.53">
            <text:p>$33.53</text:p>
          </table:table-cell>
        </table:table-row>
        <table:table-row>
          <table:table-cell office:value-type="string" office:string-value="135-0708">
            <text:p>135-0708</text:p>
          </table:table-cell>
          <table:table-cell office:value-type="string" office:string-value="BELT-V, HITEMP">
            <text:p>BELT-V, HITEMP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D">
            <text:p>3A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9.99">
            <text:p>$59.99</text:p>
          </table:table-cell>
          <table:table-cell office:value-type="string" office:string-value="$35.99">
            <text:p>$35.99</text:p>
          </table:table-cell>
          <table:table-cell office:value-type="string" office:string-value="$32.39">
            <text:p>$32.39</text:p>
          </table:table-cell>
          <table:table-cell office:value-type="string" office:string-value="$30.59">
            <text:p>$30.59</text:p>
          </table:table-cell>
          <table:table-cell office:value-type="string" office:string-value="$28.79">
            <text:p>$28.79</text:p>
          </table:table-cell>
          <table:table-cell office:value-type="string" office:string-value="$26.99">
            <text:p>$26.99</text:p>
          </table:table-cell>
          <table:table-cell office:value-type="string" office:string-value="$25.19">
            <text:p>$25.19</text:p>
          </table:table-cell>
          <table:table-cell office:value-type="string" office:string-value="$23.39">
            <text:p>$23.39</text:p>
          </table:table-cell>
        </table:table-row>
        <table:table-row>
          <table:table-cell office:value-type="string" office:string-value="135-1210">
            <text:p>135-1210</text:p>
          </table:table-cell>
          <table:table-cell office:value-type="string" office:string-value="WHEEL AND TIRE ASM(18X7.5">
            <text:p>WHEEL AND TIRE ASM(18X7.5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9.99">
            <text:p>$169.99</text:p>
          </table:table-cell>
          <table:table-cell office:value-type="string" office:string-value="$127.49">
            <text:p>$127.49</text:p>
          </table:table-cell>
          <table:table-cell office:value-type="string" office:string-value="$114.74">
            <text:p>$114.74</text:p>
          </table:table-cell>
          <table:table-cell office:value-type="string" office:string-value="$108.37">
            <text:p>$108.37</text:p>
          </table:table-cell>
          <table:table-cell office:value-type="string" office:string-value="$101.99">
            <text:p>$101.99</text:p>
          </table:table-cell>
          <table:table-cell office:value-type="string" office:string-value="$95.62">
            <text:p>$95.62</text:p>
          </table:table-cell>
          <table:table-cell office:value-type="string" office:string-value="$89.24">
            <text:p>$89.24</text:p>
          </table:table-cell>
          <table:table-cell office:value-type="string" office:string-value="$82.87">
            <text:p>$82.87</text:p>
          </table:table-cell>
        </table:table-row>
        <table:table-row>
          <table:table-cell office:value-type="string" office:string-value="135-1873">
            <text:p>135-1873</text:p>
          </table:table-cell>
          <table:table-cell office:value-type="string" office:string-value="BELT-DECK DRIVE">
            <text:p>BELT-DECK 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7.99">
            <text:p>$137.99</text:p>
          </table:table-cell>
          <table:table-cell office:value-type="string" office:string-value="$82.79">
            <text:p>$82.79</text:p>
          </table:table-cell>
          <table:table-cell office:value-type="string" office:string-value="$74.51">
            <text:p>$74.51</text:p>
          </table:table-cell>
          <table:table-cell office:value-type="string" office:string-value="$70.37">
            <text:p>$70.37</text:p>
          </table:table-cell>
          <table:table-cell office:value-type="string" office:string-value="$66.23">
            <text:p>$66.23</text:p>
          </table:table-cell>
          <table:table-cell office:value-type="string" office:string-value="$62.09">
            <text:p>$62.09</text:p>
          </table:table-cell>
          <table:table-cell office:value-type="string" office:string-value="$57.95">
            <text:p>$57.95</text:p>
          </table:table-cell>
          <table:table-cell office:value-type="string" office:string-value="$53.81">
            <text:p>$53.81</text:p>
          </table:table-cell>
        </table:table-row>
        <table:table-row>
          <table:table-cell office:value-type="string" office:string-value="135-1898">
            <text:p>135-1898</text:p>
          </table:table-cell>
          <table:table-cell office:value-type="string" office:string-value="WHEEL AND TIRE ASM (GREY)">
            <text:p>WHEEL AND TIRE ASM (GREY)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9.99">
            <text:p>$169.99</text:p>
          </table:table-cell>
          <table:table-cell office:value-type="string" office:string-value="$127.49">
            <text:p>$127.49</text:p>
          </table:table-cell>
          <table:table-cell office:value-type="string" office:string-value="$114.74">
            <text:p>$114.74</text:p>
          </table:table-cell>
          <table:table-cell office:value-type="string" office:string-value="$108.37">
            <text:p>$108.37</text:p>
          </table:table-cell>
          <table:table-cell office:value-type="string" office:string-value="$101.99">
            <text:p>$101.99</text:p>
          </table:table-cell>
          <table:table-cell office:value-type="string" office:string-value="$95.62">
            <text:p>$95.62</text:p>
          </table:table-cell>
          <table:table-cell office:value-type="string" office:string-value="$89.24">
            <text:p>$89.24</text:p>
          </table:table-cell>
          <table:table-cell office:value-type="string" office:string-value="$82.87">
            <text:p>$82.87</text:p>
          </table:table-cell>
        </table:table-row>
        <table:table-row>
          <table:table-cell office:value-type="string" office:string-value="135-2446">
            <text:p>135-2446</text:p>
          </table:table-cell>
          <table:table-cell office:value-type="string" office:string-value="BLADE-MULCH, 24.5IN">
            <text:p>BLADE-MULCH, 24.5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27.59">
            <text:p>$27.59</text:p>
          </table:table-cell>
          <table:table-cell office:value-type="string" office:string-value="$24.83">
            <text:p>$24.83</text:p>
          </table:table-cell>
          <table:table-cell office:value-type="string" office:string-value="$23.45">
            <text:p>$23.45</text:p>
          </table:table-cell>
          <table:table-cell office:value-type="string" office:string-value="$22.07">
            <text:p>$22.07</text:p>
          </table:table-cell>
          <table:table-cell office:value-type="string" office:string-value="$20.69">
            <text:p>$20.69</text:p>
          </table:table-cell>
          <table:table-cell office:value-type="string" office:string-value="$19.31">
            <text:p>$19.31</text:p>
          </table:table-cell>
          <table:table-cell office:value-type="string" office:string-value="$17.93">
            <text:p>$17.93</text:p>
          </table:table-cell>
        </table:table-row>
        <table:table-row>
          <table:table-cell office:value-type="string" office:string-value="135-2521">
            <text:p>135-2521</text:p>
          </table:table-cell>
          <table:table-cell office:value-type="string" office:string-value="KIT-HUB ASY (TORO)">
            <text:p>KIT-HUB ASY (TORO)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1.99">
            <text:p>$201.99</text:p>
          </table:table-cell>
          <table:table-cell office:value-type="string" office:string-value="$151.49">
            <text:p>$151.49</text:p>
          </table:table-cell>
          <table:table-cell office:value-type="string" office:string-value="$136.34">
            <text:p>$136.34</text:p>
          </table:table-cell>
          <table:table-cell office:value-type="string" office:string-value="$128.77">
            <text:p>$128.77</text:p>
          </table:table-cell>
          <table:table-cell office:value-type="string" office:string-value="$121.19">
            <text:p>$121.19</text:p>
          </table:table-cell>
          <table:table-cell office:value-type="string" office:string-value="$113.62">
            <text:p>$113.62</text:p>
          </table:table-cell>
          <table:table-cell office:value-type="string" office:string-value="$106.04">
            <text:p>$106.04</text:p>
          </table:table-cell>
          <table:table-cell office:value-type="string" office:string-value="$98.47">
            <text:p>$98.47</text:p>
          </table:table-cell>
        </table:table-row>
        <table:table-row>
          <table:table-cell office:value-type="string" office:string-value="135-2642">
            <text:p>135-2642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6.99">
            <text:p>$86.99</text:p>
          </table:table-cell>
          <table:table-cell office:value-type="string" office:string-value="$65.24">
            <text:p>$65.24</text:p>
          </table:table-cell>
          <table:table-cell office:value-type="string" office:string-value="$58.72">
            <text:p>$58.72</text:p>
          </table:table-cell>
          <table:table-cell office:value-type="string" office:string-value="$55.45">
            <text:p>$55.45</text:p>
          </table:table-cell>
          <table:table-cell office:value-type="string" office:string-value="$52.19">
            <text:p>$52.19</text:p>
          </table:table-cell>
          <table:table-cell office:value-type="string" office:string-value="$48.93">
            <text:p>$48.93</text:p>
          </table:table-cell>
          <table:table-cell office:value-type="string" office:string-value="$45.67">
            <text:p>$45.67</text:p>
          </table:table-cell>
          <table:table-cell office:value-type="string" office:string-value="$42.41">
            <text:p>$42.41</text:p>
          </table:table-cell>
        </table:table-row>
        <table:table-row>
          <table:table-cell office:value-type="string" office:string-value="135-2645">
            <text:p>135-2645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1.99">
            <text:p>$101.99</text:p>
          </table:table-cell>
          <table:table-cell office:value-type="string" office:string-value="$76.49">
            <text:p>$76.49</text:p>
          </table:table-cell>
          <table:table-cell office:value-type="string" office:string-value="$68.84">
            <text:p>$68.84</text:p>
          </table:table-cell>
          <table:table-cell office:value-type="string" office:string-value="$65.02">
            <text:p>$65.02</text:p>
          </table:table-cell>
          <table:table-cell office:value-type="string" office:string-value="$61.19">
            <text:p>$61.19</text:p>
          </table:table-cell>
          <table:table-cell office:value-type="string" office:string-value="$57.37">
            <text:p>$57.37</text:p>
          </table:table-cell>
          <table:table-cell office:value-type="string" office:string-value="$53.54">
            <text:p>$53.54</text:p>
          </table:table-cell>
          <table:table-cell office:value-type="string" office:string-value="$49.72">
            <text:p>$49.72</text:p>
          </table:table-cell>
        </table:table-row>
        <table:table-row>
          <table:table-cell office:value-type="string" office:string-value="135-3215">
            <text:p>135-3215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8.99">
            <text:p>$178.99</text:p>
          </table:table-cell>
          <table:table-cell office:value-type="string" office:string-value="$107.39">
            <text:p>$107.39</text:p>
          </table:table-cell>
          <table:table-cell office:value-type="string" office:string-value="$96.65">
            <text:p>$96.65</text:p>
          </table:table-cell>
          <table:table-cell office:value-type="string" office:string-value="$91.28">
            <text:p>$91.28</text:p>
          </table:table-cell>
          <table:table-cell office:value-type="string" office:string-value="$85.91">
            <text:p>$85.91</text:p>
          </table:table-cell>
          <table:table-cell office:value-type="string" office:string-value="$80.54">
            <text:p>$80.54</text:p>
          </table:table-cell>
          <table:table-cell office:value-type="string" office:string-value="$75.17">
            <text:p>$75.17</text:p>
          </table:table-cell>
          <table:table-cell office:value-type="string" office:string-value="$69.80">
            <text:p>$69.80</text:p>
          </table:table-cell>
        </table:table-row>
        <table:table-row>
          <table:table-cell office:value-type="string" office:string-value="135-4195">
            <text:p>135-4195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8.99">
            <text:p>$58.99</text:p>
          </table:table-cell>
          <table:table-cell office:value-type="string" office:string-value="$50.14">
            <text:p>$50.14</text:p>
          </table:table-cell>
          <table:table-cell office:value-type="string" office:string-value="$45.13">
            <text:p>$45.13</text:p>
          </table:table-cell>
          <table:table-cell office:value-type="string" office:string-value="$42.62">
            <text:p>$42.62</text:p>
          </table:table-cell>
          <table:table-cell office:value-type="string" office:string-value="$40.11">
            <text:p>$40.11</text:p>
          </table:table-cell>
          <table:table-cell office:value-type="string" office:string-value="$37.61">
            <text:p>$37.61</text:p>
          </table:table-cell>
          <table:table-cell office:value-type="string" office:string-value="$35.10">
            <text:p>$35.10</text:p>
          </table:table-cell>
          <table:table-cell office:value-type="string" office:string-value="$32.59">
            <text:p>$32.59</text:p>
          </table:table-cell>
        </table:table-row>
        <table:table-row>
          <table:table-cell office:value-type="string" office:string-value="135-5664">
            <text:p>135-566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0.99">
            <text:p>$40.99</text:p>
          </table:table-cell>
          <table:table-cell office:value-type="string" office:string-value="$32.79">
            <text:p>$32.79</text:p>
          </table:table-cell>
          <table:table-cell office:value-type="string" office:string-value="$29.51">
            <text:p>$29.51</text:p>
          </table:table-cell>
          <table:table-cell office:value-type="string" office:string-value="$27.87">
            <text:p>$27.87</text:p>
          </table:table-cell>
          <table:table-cell office:value-type="string" office:string-value="$26.23">
            <text:p>$26.23</text:p>
          </table:table-cell>
          <table:table-cell office:value-type="string" office:string-value="$24.59">
            <text:p>$24.59</text:p>
          </table:table-cell>
          <table:table-cell office:value-type="string" office:string-value="$22.95">
            <text:p>$22.95</text:p>
          </table:table-cell>
          <table:table-cell office:value-type="string" office:string-value="$21.31">
            <text:p>$21.31</text:p>
          </table:table-cell>
        </table:table-row>
        <table:table-row>
          <table:table-cell office:value-type="string" office:string-value="135-5774">
            <text:p>135-5774</text:p>
          </table:table-cell>
          <table:table-cell office:value-type="string" office:string-value="BELT,V-5V-198.75">
            <text:p>BELT,V-5V-198.75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157.99">
            <text:p>$157.99</text:p>
          </table:table-cell>
          <table:table-cell office:value-type="string" office:string-value="$94.79">
            <text:p>$94.79</text:p>
          </table:table-cell>
          <table:table-cell office:value-type="string" office:string-value="$85.31">
            <text:p>$85.31</text:p>
          </table:table-cell>
          <table:table-cell office:value-type="string" office:string-value="$80.57">
            <text:p>$80.57</text:p>
          </table:table-cell>
          <table:table-cell office:value-type="string" office:string-value="$75.83">
            <text:p>$75.83</text:p>
          </table:table-cell>
          <table:table-cell office:value-type="string" office:string-value="$71.09">
            <text:p>$71.09</text:p>
          </table:table-cell>
          <table:table-cell office:value-type="string" office:string-value="$66.35">
            <text:p>$66.35</text:p>
          </table:table-cell>
          <table:table-cell office:value-type="string" office:string-value="$61.61">
            <text:p>$61.61</text:p>
          </table:table-cell>
        </table:table-row>
        <table:table-row>
          <table:table-cell office:value-type="string" office:string-value="135-5775">
            <text:p>135-5775</text:p>
          </table:table-cell>
          <table:table-cell office:value-type="string" office:string-value="BELT">
            <text:p>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9.99">
            <text:p>$129.99</text:p>
          </table:table-cell>
          <table:table-cell office:value-type="string" office:string-value="$77.99">
            <text:p>$77.99</text:p>
          </table:table-cell>
          <table:table-cell office:value-type="string" office:string-value="$70.19">
            <text:p>$70.19</text:p>
          </table:table-cell>
          <table:table-cell office:value-type="string" office:string-value="$66.29">
            <text:p>$66.29</text:p>
          </table:table-cell>
          <table:table-cell office:value-type="string" office:string-value="$62.39">
            <text:p>$62.39</text:p>
          </table:table-cell>
          <table:table-cell office:value-type="string" office:string-value="$58.49">
            <text:p>$58.49</text:p>
          </table:table-cell>
          <table:table-cell office:value-type="string" office:string-value="$54.59">
            <text:p>$54.59</text:p>
          </table:table-cell>
          <table:table-cell office:value-type="string" office:string-value="$50.69">
            <text:p>$50.69</text:p>
          </table:table-cell>
        </table:table-row>
        <table:table-row>
          <table:table-cell office:value-type="string" office:string-value="135-5776">
            <text:p>135-5776</text:p>
          </table:table-cell>
          <table:table-cell office:value-type="string" office:string-value="BELT,V-B X 186.00&quot;">
            <text:p>BELT,V-B X 186.00"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154.99">
            <text:p>$154.99</text:p>
          </table:table-cell>
          <table:table-cell office:value-type="string" office:string-value="$92.99">
            <text:p>$92.99</text:p>
          </table:table-cell>
          <table:table-cell office:value-type="string" office:string-value="$83.69">
            <text:p>$83.69</text:p>
          </table:table-cell>
          <table:table-cell office:value-type="string" office:string-value="$79.04">
            <text:p>$79.04</text:p>
          </table:table-cell>
          <table:table-cell office:value-type="string" office:string-value="$74.39">
            <text:p>$74.39</text:p>
          </table:table-cell>
          <table:table-cell office:value-type="string" office:string-value="$69.74">
            <text:p>$69.74</text:p>
          </table:table-cell>
          <table:table-cell office:value-type="string" office:string-value="$65.09">
            <text:p>$65.09</text:p>
          </table:table-cell>
          <table:table-cell office:value-type="string" office:string-value="$60.44">
            <text:p>$60.44</text:p>
          </table:table-cell>
        </table:table-row>
        <table:table-row>
          <table:table-cell office:value-type="string" office:string-value="135-5972">
            <text:p>135-5972</text:p>
          </table:table-cell>
          <table:table-cell office:value-type="string" office:string-value="TIRE- 20 X 8 4 PLY">
            <text:p>TIRE- 20 X 8 4 PLY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4.99">
            <text:p>$104.99</text:p>
          </table:table-cell>
          <table:table-cell office:value-type="string" office:string-value="$83.99">
            <text:p>$83.99</text:p>
          </table:table-cell>
          <table:table-cell office:value-type="string" office:string-value="$75.59">
            <text:p>$75.59</text:p>
          </table:table-cell>
          <table:table-cell office:value-type="string" office:string-value="$71.39">
            <text:p>$71.39</text:p>
          </table:table-cell>
          <table:table-cell office:value-type="string" office:string-value="$67.19">
            <text:p>$67.19</text:p>
          </table:table-cell>
          <table:table-cell office:value-type="string" office:string-value="$62.99">
            <text:p>$62.99</text:p>
          </table:table-cell>
          <table:table-cell office:value-type="string" office:string-value="$58.79">
            <text:p>$58.79</text:p>
          </table:table-cell>
          <table:table-cell office:value-type="string" office:string-value="$54.59">
            <text:p>$54.59</text:p>
          </table:table-cell>
        </table:table-row>
        <table:table-row>
          <table:table-cell office:value-type="string" office:string-value="135-5974">
            <text:p>135-5974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0.99">
            <text:p>$110.99</text:p>
          </table:table-cell>
          <table:table-cell office:value-type="string" office:string-value="$88.79">
            <text:p>$88.79</text:p>
          </table:table-cell>
          <table:table-cell office:value-type="string" office:string-value="$79.91">
            <text:p>$79.91</text:p>
          </table:table-cell>
          <table:table-cell office:value-type="string" office:string-value="$75.47">
            <text:p>$75.47</text:p>
          </table:table-cell>
          <table:table-cell office:value-type="string" office:string-value="$71.03">
            <text:p>$71.03</text:p>
          </table:table-cell>
          <table:table-cell office:value-type="string" office:string-value="$66.59">
            <text:p>$66.59</text:p>
          </table:table-cell>
          <table:table-cell office:value-type="string" office:string-value="$62.15">
            <text:p>$62.15</text:p>
          </table:table-cell>
          <table:table-cell office:value-type="string" office:string-value="$57.71">
            <text:p>$57.71</text:p>
          </table:table-cell>
        </table:table-row>
        <table:table-row>
          <table:table-cell office:value-type="string" office:string-value="135-5976">
            <text:p>135-5976</text:p>
          </table:table-cell>
          <table:table-cell office:value-type="string" office:string-value="TIRE-RIB">
            <text:p>TIRE-RIB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4.99">
            <text:p>$84.99</text:p>
          </table:table-cell>
          <table:table-cell office:value-type="string" office:string-value="$67.99">
            <text:p>$67.99</text:p>
          </table:table-cell>
          <table:table-cell office:value-type="string" office:string-value="$61.19">
            <text:p>$61.19</text:p>
          </table:table-cell>
          <table:table-cell office:value-type="string" office:string-value="$57.79">
            <text:p>$57.79</text:p>
          </table:table-cell>
          <table:table-cell office:value-type="string" office:string-value="$54.39">
            <text:p>$54.39</text:p>
          </table:table-cell>
          <table:table-cell office:value-type="string" office:string-value="$50.99">
            <text:p>$50.99</text:p>
          </table:table-cell>
          <table:table-cell office:value-type="string" office:string-value="$47.59">
            <text:p>$47.59</text:p>
          </table:table-cell>
          <table:table-cell office:value-type="string" office:string-value="$44.19">
            <text:p>$44.19</text:p>
          </table:table-cell>
        </table:table-row>
        <table:table-row>
          <table:table-cell office:value-type="string" office:string-value="135-6613">
            <text:p>135-6613</text:p>
          </table:table-cell>
          <table:table-cell office:value-type="string" office:string-value="BELT-V, 3L240">
            <text:p>BELT-V, 3L240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.99">
            <text:p>$15.99</text:p>
          </table:table-cell>
          <table:table-cell office:value-type="string" office:string-value="$12.79">
            <text:p>$12.79</text:p>
          </table:table-cell>
          <table:table-cell office:value-type="string" office:string-value="$11.51">
            <text:p>$11.51</text:p>
          </table:table-cell>
          <table:table-cell office:value-type="string" office:string-value="$10.87">
            <text:p>$10.87</text:p>
          </table:table-cell>
          <table:table-cell office:value-type="string" office:string-value="$10.23">
            <text:p>$10.23</text:p>
          </table:table-cell>
          <table:table-cell office:value-type="string" office:string-value="$9.59">
            <text:p>$9.59</text:p>
          </table:table-cell>
          <table:table-cell office:value-type="string" office:string-value="$8.95">
            <text:p>$8.95</text:p>
          </table:table-cell>
          <table:table-cell office:value-type="string" office:string-value="$8.31">
            <text:p>$8.31</text:p>
          </table:table-cell>
        </table:table-row>
        <table:table-row>
          <table:table-cell office:value-type="string" office:string-value="135-6681">
            <text:p>135-6681</text:p>
          </table:table-cell>
          <table:table-cell office:value-type="string" office:string-value="TIRE-RIB">
            <text:p>TIRE-RIB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36.79">
            <text:p>$36.79</text:p>
          </table:table-cell>
          <table:table-cell office:value-type="string" office:string-value="$33.11">
            <text:p>$33.11</text:p>
          </table:table-cell>
          <table:table-cell office:value-type="string" office:string-value="$31.27">
            <text:p>$31.27</text:p>
          </table:table-cell>
          <table:table-cell office:value-type="string" office:string-value="$29.43">
            <text:p>$29.43</text:p>
          </table:table-cell>
          <table:table-cell office:value-type="string" office:string-value="$27.59">
            <text:p>$27.59</text:p>
          </table:table-cell>
          <table:table-cell office:value-type="string" office:string-value="$25.75">
            <text:p>$25.75</text:p>
          </table:table-cell>
          <table:table-cell office:value-type="string" office:string-value="$23.91">
            <text:p>$23.91</text:p>
          </table:table-cell>
        </table:table-row>
        <table:table-row>
          <table:table-cell office:value-type="string" office:string-value="135-9070">
            <text:p>135-9070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0.99">
            <text:p>$60.99</text:p>
          </table:table-cell>
          <table:table-cell office:value-type="string" office:string-value="$48.79">
            <text:p>$48.79</text:p>
          </table:table-cell>
          <table:table-cell office:value-type="string" office:string-value="$43.91">
            <text:p>$43.91</text:p>
          </table:table-cell>
          <table:table-cell office:value-type="string" office:string-value="$41.47">
            <text:p>$41.47</text:p>
          </table:table-cell>
          <table:table-cell office:value-type="string" office:string-value="$39.03">
            <text:p>$39.03</text:p>
          </table:table-cell>
          <table:table-cell office:value-type="string" office:string-value="$36.59">
            <text:p>$36.59</text:p>
          </table:table-cell>
          <table:table-cell office:value-type="string" office:string-value="$34.15">
            <text:p>$34.15</text:p>
          </table:table-cell>
          <table:table-cell office:value-type="string" office:string-value="$31.71">
            <text:p>$31.71</text:p>
          </table:table-cell>
        </table:table-row>
        <table:table-row>
          <table:table-cell office:value-type="string" office:string-value="135-9071">
            <text:p>135-9071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9.59">
            <text:p>$29.59</text:p>
          </table:table-cell>
          <table:table-cell office:value-type="string" office:string-value="$26.63">
            <text:p>$26.63</text:p>
          </table:table-cell>
          <table:table-cell office:value-type="string" office:string-value="$25.15">
            <text:p>$25.15</text:p>
          </table:table-cell>
          <table:table-cell office:value-type="string" office:string-value="$23.67">
            <text:p>$23.67</text:p>
          </table:table-cell>
          <table:table-cell office:value-type="string" office:string-value="$22.19">
            <text:p>$22.19</text:p>
          </table:table-cell>
          <table:table-cell office:value-type="string" office:string-value="$20.71">
            <text:p>$20.71</text:p>
          </table:table-cell>
          <table:table-cell office:value-type="string" office:string-value="$19.23">
            <text:p>$19.23</text:p>
          </table:table-cell>
        </table:table-row>
        <table:table-row>
          <table:table-cell office:value-type="string" office:string-value="135-9072">
            <text:p>135-9072</text:p>
          </table:table-cell>
          <table:table-cell office:value-type="string" office:string-value="DRIVE BELT\NBX51">
            <text:p>DRIVE BELT\NBX51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7.99">
            <text:p>$47.99</text:p>
          </table:table-cell>
          <table:table-cell office:value-type="string" office:string-value="$38.39">
            <text:p>$38.39</text:p>
          </table:table-cell>
          <table:table-cell office:value-type="string" office:string-value="$34.55">
            <text:p>$34.55</text:p>
          </table:table-cell>
          <table:table-cell office:value-type="string" office:string-value="$32.63">
            <text:p>$32.63</text:p>
          </table:table-cell>
          <table:table-cell office:value-type="string" office:string-value="$30.71">
            <text:p>$30.71</text:p>
          </table:table-cell>
          <table:table-cell office:value-type="string" office:string-value="$28.79">
            <text:p>$28.79</text:p>
          </table:table-cell>
          <table:table-cell office:value-type="string" office:string-value="$26.87">
            <text:p>$26.87</text:p>
          </table:table-cell>
          <table:table-cell office:value-type="string" office:string-value="$24.95">
            <text:p>$24.95</text:p>
          </table:table-cell>
        </table:table-row>
        <table:table-row>
          <table:table-cell office:value-type="string" office:string-value="135-9073">
            <text:p>135-9073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36.79">
            <text:p>$36.79</text:p>
          </table:table-cell>
          <table:table-cell office:value-type="string" office:string-value="$33.11">
            <text:p>$33.11</text:p>
          </table:table-cell>
          <table:table-cell office:value-type="string" office:string-value="$31.27">
            <text:p>$31.27</text:p>
          </table:table-cell>
          <table:table-cell office:value-type="string" office:string-value="$29.43">
            <text:p>$29.43</text:p>
          </table:table-cell>
          <table:table-cell office:value-type="string" office:string-value="$27.59">
            <text:p>$27.59</text:p>
          </table:table-cell>
          <table:table-cell office:value-type="string" office:string-value="$25.75">
            <text:p>$25.75</text:p>
          </table:table-cell>
          <table:table-cell office:value-type="string" office:string-value="$23.91">
            <text:p>$23.91</text:p>
          </table:table-cell>
        </table:table-row>
        <table:table-row>
          <table:table-cell office:value-type="string" office:string-value="135-9075">
            <text:p>135-9075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0.99">
            <text:p>$60.99</text:p>
          </table:table-cell>
          <table:table-cell office:value-type="string" office:string-value="$48.79">
            <text:p>$48.79</text:p>
          </table:table-cell>
          <table:table-cell office:value-type="string" office:string-value="$43.91">
            <text:p>$43.91</text:p>
          </table:table-cell>
          <table:table-cell office:value-type="string" office:string-value="$41.47">
            <text:p>$41.47</text:p>
          </table:table-cell>
          <table:table-cell office:value-type="string" office:string-value="$39.03">
            <text:p>$39.03</text:p>
          </table:table-cell>
          <table:table-cell office:value-type="string" office:string-value="$36.59">
            <text:p>$36.59</text:p>
          </table:table-cell>
          <table:table-cell office:value-type="string" office:string-value="$34.15">
            <text:p>$34.15</text:p>
          </table:table-cell>
          <table:table-cell office:value-type="string" office:string-value="$31.71">
            <text:p>$31.71</text:p>
          </table:table-cell>
        </table:table-row>
        <table:table-row>
          <table:table-cell office:value-type="string" office:string-value="135-9076">
            <text:p>135-9076</text:p>
          </table:table-cell>
          <table:table-cell office:value-type="string" office:string-value="B-58 DRIVE BELT/Z-PLUG">
            <text:p>B-58 DRIVE BELT/Z-PLUG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36.79">
            <text:p>$36.79</text:p>
          </table:table-cell>
          <table:table-cell office:value-type="string" office:string-value="$33.11">
            <text:p>$33.11</text:p>
          </table:table-cell>
          <table:table-cell office:value-type="string" office:string-value="$31.27">
            <text:p>$31.27</text:p>
          </table:table-cell>
          <table:table-cell office:value-type="string" office:string-value="$29.43">
            <text:p>$29.43</text:p>
          </table:table-cell>
          <table:table-cell office:value-type="string" office:string-value="$27.59">
            <text:p>$27.59</text:p>
          </table:table-cell>
          <table:table-cell office:value-type="string" office:string-value="$25.75">
            <text:p>$25.75</text:p>
          </table:table-cell>
          <table:table-cell office:value-type="string" office:string-value="$23.91">
            <text:p>$23.91</text:p>
          </table:table-cell>
        </table:table-row>
        <table:table-row>
          <table:table-cell office:value-type="string" office:string-value="135-9077">
            <text:p>135-9077</text:p>
          </table:table-cell>
          <table:table-cell office:value-type="string" office:string-value="BELT BX-53">
            <text:p>BELT BX-53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36.79">
            <text:p>$36.79</text:p>
          </table:table-cell>
          <table:table-cell office:value-type="string" office:string-value="$33.11">
            <text:p>$33.11</text:p>
          </table:table-cell>
          <table:table-cell office:value-type="string" office:string-value="$31.27">
            <text:p>$31.27</text:p>
          </table:table-cell>
          <table:table-cell office:value-type="string" office:string-value="$29.43">
            <text:p>$29.43</text:p>
          </table:table-cell>
          <table:table-cell office:value-type="string" office:string-value="$27.59">
            <text:p>$27.59</text:p>
          </table:table-cell>
          <table:table-cell office:value-type="string" office:string-value="$25.75">
            <text:p>$25.75</text:p>
          </table:table-cell>
          <table:table-cell office:value-type="string" office:string-value="$23.91">
            <text:p>$23.91</text:p>
          </table:table-cell>
        </table:table-row>
        <table:table-row>
          <table:table-cell office:value-type="string" office:string-value="135-9078">
            <text:p>135-9078</text:p>
          </table:table-cell>
          <table:table-cell office:value-type="string" office:string-value="BELT-V, A48">
            <text:p>BELT-V, A48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0.99">
            <text:p>$40.99</text:p>
          </table:table-cell>
          <table:table-cell office:value-type="string" office:string-value="$32.79">
            <text:p>$32.79</text:p>
          </table:table-cell>
          <table:table-cell office:value-type="string" office:string-value="$29.51">
            <text:p>$29.51</text:p>
          </table:table-cell>
          <table:table-cell office:value-type="string" office:string-value="$27.87">
            <text:p>$27.87</text:p>
          </table:table-cell>
          <table:table-cell office:value-type="string" office:string-value="$26.23">
            <text:p>$26.23</text:p>
          </table:table-cell>
          <table:table-cell office:value-type="string" office:string-value="$24.59">
            <text:p>$24.59</text:p>
          </table:table-cell>
          <table:table-cell office:value-type="string" office:string-value="$22.95">
            <text:p>$22.95</text:p>
          </table:table-cell>
          <table:table-cell office:value-type="string" office:string-value="$21.31">
            <text:p>$21.31</text:p>
          </table:table-cell>
        </table:table-row>
        <table:table-row>
          <table:table-cell office:value-type="string" office:string-value="135-9079">
            <text:p>135-9079</text:p>
          </table:table-cell>
          <table:table-cell office:value-type="string" office:string-value="BELT-ALTERNATOR,SHORT, 3L">
            <text:p>BELT-ALTERNATOR,SHORT, 3L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.99">
            <text:p>$14.99</text:p>
          </table:table-cell>
          <table:table-cell office:value-type="string" office:string-value="$11.99">
            <text:p>$11.99</text:p>
          </table:table-cell>
          <table:table-cell office:value-type="string" office:string-value="$10.79">
            <text:p>$10.79</text:p>
          </table:table-cell>
          <table:table-cell office:value-type="string" office:string-value="$10.19">
            <text:p>$10.19</text:p>
          </table:table-cell>
          <table:table-cell office:value-type="string" office:string-value="$9.59">
            <text:p>$9.59</text:p>
          </table:table-cell>
          <table:table-cell office:value-type="string" office:string-value="$8.99">
            <text:p>$8.99</text:p>
          </table:table-cell>
          <table:table-cell office:value-type="string" office:string-value="$8.39">
            <text:p>$8.39</text:p>
          </table:table-cell>
          <table:table-cell office:value-type="string" office:string-value="$7.79">
            <text:p>$7.79</text:p>
          </table:table-cell>
        </table:table-row>
        <table:table-row>
          <table:table-cell office:value-type="string" office:string-value="135-9081">
            <text:p>135-9081</text:p>
          </table:table-cell>
          <table:table-cell office:value-type="string" office:string-value="BELT, B43 ZPLUG HORZ">
            <text:p>BELT, B43 ZPLUG HORZ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6.99">
            <text:p>$46.99</text:p>
          </table:table-cell>
          <table:table-cell office:value-type="string" office:string-value="$37.59">
            <text:p>$37.59</text:p>
          </table:table-cell>
          <table:table-cell office:value-type="string" office:string-value="$33.83">
            <text:p>$33.83</text:p>
          </table:table-cell>
          <table:table-cell office:value-type="string" office:string-value="$31.95">
            <text:p>$31.95</text:p>
          </table:table-cell>
          <table:table-cell office:value-type="string" office:string-value="$30.07">
            <text:p>$30.07</text:p>
          </table:table-cell>
          <table:table-cell office:value-type="string" office:string-value="$28.19">
            <text:p>$28.19</text:p>
          </table:table-cell>
          <table:table-cell office:value-type="string" office:string-value="$26.31">
            <text:p>$26.31</text:p>
          </table:table-cell>
          <table:table-cell office:value-type="string" office:string-value="$24.43">
            <text:p>$24.43</text:p>
          </table:table-cell>
        </table:table-row>
        <table:table-row>
          <table:table-cell office:value-type="string" office:string-value="135-9082">
            <text:p>135-9082</text:p>
          </table:table-cell>
          <table:table-cell office:value-type="string" office:string-value="BELT, BX35">
            <text:p>BELT, BX35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4.99">
            <text:p>$44.99</text:p>
          </table:table-cell>
          <table:table-cell office:value-type="string" office:string-value="$35.99">
            <text:p>$35.99</text:p>
          </table:table-cell>
          <table:table-cell office:value-type="string" office:string-value="$32.39">
            <text:p>$32.39</text:p>
          </table:table-cell>
          <table:table-cell office:value-type="string" office:string-value="$30.59">
            <text:p>$30.59</text:p>
          </table:table-cell>
          <table:table-cell office:value-type="string" office:string-value="$28.79">
            <text:p>$28.79</text:p>
          </table:table-cell>
          <table:table-cell office:value-type="string" office:string-value="$26.99">
            <text:p>$26.99</text:p>
          </table:table-cell>
          <table:table-cell office:value-type="string" office:string-value="$25.19">
            <text:p>$25.19</text:p>
          </table:table-cell>
          <table:table-cell office:value-type="string" office:string-value="$23.39">
            <text:p>$23.39</text:p>
          </table:table-cell>
        </table:table-row>
        <table:table-row>
          <table:table-cell office:value-type="string" office:string-value="136-5404">
            <text:p>136-5404</text:p>
          </table:table-cell>
          <table:table-cell office:value-type="string" office:string-value="PULLEY-IDLER, FLAT">
            <text:p>PULLEY-IDLER, FLAT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5.99">
            <text:p>$55.99</text:p>
          </table:table-cell>
          <table:table-cell office:value-type="string" office:string-value="$33.59">
            <text:p>$33.59</text:p>
          </table:table-cell>
          <table:table-cell office:value-type="string" office:string-value="$30.23">
            <text:p>$30.23</text:p>
          </table:table-cell>
          <table:table-cell office:value-type="string" office:string-value="$28.55">
            <text:p>$28.55</text:p>
          </table:table-cell>
          <table:table-cell office:value-type="string" office:string-value="$26.87">
            <text:p>$26.87</text:p>
          </table:table-cell>
          <table:table-cell office:value-type="string" office:string-value="$25.19">
            <text:p>$25.19</text:p>
          </table:table-cell>
          <table:table-cell office:value-type="string" office:string-value="$23.51">
            <text:p>$23.51</text:p>
          </table:table-cell>
          <table:table-cell office:value-type="string" office:string-value="$21.83">
            <text:p>$21.83</text:p>
          </table:table-cell>
        </table:table-row>
        <table:table-row>
          <table:table-cell office:value-type="string" office:string-value="136-5405">
            <text:p>136-5405</text:p>
          </table:table-cell>
          <table:table-cell office:value-type="string" office:string-value="PULLEY-IDLER, FLAT">
            <text:p>PULLEY-IDLER, FLAT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44.99">
            <text:p>$44.99</text:p>
          </table:table-cell>
          <table:table-cell office:value-type="string" office:string-value="$26.99">
            <text:p>$26.99</text:p>
          </table:table-cell>
          <table:table-cell office:value-type="string" office:string-value="$24.29">
            <text:p>$24.29</text:p>
          </table:table-cell>
          <table:table-cell office:value-type="string" office:string-value="$22.94">
            <text:p>$22.94</text:p>
          </table:table-cell>
          <table:table-cell office:value-type="string" office:string-value="$21.59">
            <text:p>$21.59</text:p>
          </table:table-cell>
          <table:table-cell office:value-type="string" office:string-value="$20.24">
            <text:p>$20.24</text:p>
          </table:table-cell>
          <table:table-cell office:value-type="string" office:string-value="$18.89">
            <text:p>$18.89</text:p>
          </table:table-cell>
          <table:table-cell office:value-type="string" office:string-value="$17.54">
            <text:p>$17.54</text:p>
          </table:table-cell>
        </table:table-row>
        <table:table-row>
          <table:table-cell office:value-type="string" office:string-value="136-5850">
            <text:p>136-5850</text:p>
          </table:table-cell>
          <table:table-cell office:value-type="string" office:string-value="KIT-HD21 REAR WHEEL UPDATES">
            <text:p>KIT-HD21 REAR WHEEL UPDATES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1.99">
            <text:p>$71.99</text:p>
          </table:table-cell>
          <table:table-cell office:value-type="string" office:string-value="$43.19">
            <text:p>$43.19</text:p>
          </table:table-cell>
          <table:table-cell office:value-type="string" office:string-value="$38.87">
            <text:p>$38.87</text:p>
          </table:table-cell>
          <table:table-cell office:value-type="string" office:string-value="$36.71">
            <text:p>$36.71</text:p>
          </table:table-cell>
          <table:table-cell office:value-type="string" office:string-value="$34.55">
            <text:p>$34.55</text:p>
          </table:table-cell>
          <table:table-cell office:value-type="string" office:string-value="$32.39">
            <text:p>$32.39</text:p>
          </table:table-cell>
          <table:table-cell office:value-type="string" office:string-value="$30.23">
            <text:p>$30.23</text:p>
          </table:table-cell>
          <table:table-cell office:value-type="string" office:string-value="$28.07">
            <text:p>$28.07</text:p>
          </table:table-cell>
        </table:table-row>
        <table:table-row>
          <table:table-cell office:value-type="string" office:string-value="136-6667">
            <text:p>136-6667</text:p>
          </table:table-cell>
          <table:table-cell office:value-type="string" office:string-value="RH WHEEL AND TIRE ASM">
            <text:p>RH 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4DR">
            <text:p>4DR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78.99">
            <text:p>$78.99</text:p>
          </table:table-cell>
          <table:table-cell office:value-type="string" office:string-value="$47.39">
            <text:p>$47.39</text:p>
          </table:table-cell>
          <table:table-cell office:value-type="string" office:string-value="$42.65">
            <text:p>$42.65</text:p>
          </table:table-cell>
          <table:table-cell office:value-type="string" office:string-value="$40.28">
            <text:p>$40.28</text:p>
          </table:table-cell>
          <table:table-cell office:value-type="string" office:string-value="$37.91">
            <text:p>$37.91</text:p>
          </table:table-cell>
          <table:table-cell office:value-type="string" office:string-value="$35.54">
            <text:p>$35.54</text:p>
          </table:table-cell>
          <table:table-cell office:value-type="string" office:string-value="$33.17">
            <text:p>$33.17</text:p>
          </table:table-cell>
          <table:table-cell office:value-type="string" office:string-value="$30.80">
            <text:p>$30.80</text:p>
          </table:table-cell>
        </table:table-row>
        <table:table-row>
          <table:table-cell office:value-type="string" office:string-value="136-6668">
            <text:p>136-6668</text:p>
          </table:table-cell>
          <table:table-cell office:value-type="string" office:string-value="LH WHEEL AND TIRE ASM">
            <text:p>LH 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4DR">
            <text:p>4DR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78.99">
            <text:p>$78.99</text:p>
          </table:table-cell>
          <table:table-cell office:value-type="string" office:string-value="$47.39">
            <text:p>$47.39</text:p>
          </table:table-cell>
          <table:table-cell office:value-type="string" office:string-value="$42.65">
            <text:p>$42.65</text:p>
          </table:table-cell>
          <table:table-cell office:value-type="string" office:string-value="$40.28">
            <text:p>$40.28</text:p>
          </table:table-cell>
          <table:table-cell office:value-type="string" office:string-value="$37.91">
            <text:p>$37.91</text:p>
          </table:table-cell>
          <table:table-cell office:value-type="string" office:string-value="$35.54">
            <text:p>$35.54</text:p>
          </table:table-cell>
          <table:table-cell office:value-type="string" office:string-value="$33.17">
            <text:p>$33.17</text:p>
          </table:table-cell>
          <table:table-cell office:value-type="string" office:string-value="$30.80">
            <text:p>$30.80</text:p>
          </table:table-cell>
        </table:table-row>
        <table:table-row>
          <table:table-cell office:value-type="string" office:string-value="136-7126">
            <text:p>136-7126</text:p>
          </table:table-cell>
          <table:table-cell office:value-type="string" office:string-value="ADJUSTER-CABLE, CLUTCH">
            <text:p>ADJUSTER-CABLE, CLUTCH</text:p>
          </table:table-cell>
          <table:table-cell office:value-type="string" office:string-value="BRACKET">
            <text:p>BRACKET</text:p>
          </table:table-cell>
          <table:table-cell office:value-type="string" office:string-value="No">
            <text:p>No</text:p>
          </table:table-cell>
          <table:table-cell office:value-type="string" office:string-value="3AF">
            <text:p>3AF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6.49">
            <text:p>$6.49</text:p>
          </table:table-cell>
          <table:table-cell office:value-type="string" office:string-value="$3.89">
            <text:p>$3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6-7166">
            <text:p>136-7166</text:p>
          </table:table-cell>
          <table:table-cell office:value-type="string" office:string-value="SPRING-TORSION">
            <text:p>SPRING-TORSION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89">
            <text:p>$2.89</text:p>
          </table:table-cell>
          <table:table-cell office:value-type="string" office:string-value="$1.73">
            <text:p>$1.7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6-7806">
            <text:p>136-7806</text:p>
          </table:table-cell>
          <table:table-cell office:value-type="string" office:string-value="AIR FILTER KIT">
            <text:p>AIR FILTER KIT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36-7806P">
            <text:p>136-7806P</text:p>
          </table:table-cell>
          <table:table-cell office:value-type="string" office:string-value="V-TWIN AIR FILTER KIT">
            <text:p>V-TWIN AIR FILTER KIT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36-7809">
            <text:p>136-7809</text:p>
          </table:table-cell>
          <table:table-cell office:value-type="string" office:string-value="AIR FILTER KIT">
            <text:p>AIR FILTER KIT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36-7809P">
            <text:p>136-7809P</text:p>
          </table:table-cell>
          <table:table-cell office:value-type="string" office:string-value="AIR FILTER, TORO SINGLE-CYLINDER ENGINE">
            <text:p>AIR FILTER, TORO SINGLE-CYLINDER ENGINE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36-7848">
            <text:p>136-7848</text:p>
          </table:table-cell>
          <table:table-cell office:value-type="string" office:string-value="FILTER-OIL">
            <text:p>FILTER-OIL</text:p>
          </table:table-cell>
          <table:table-cell office:value-type="string" office:string-value="FILTER (ENGINE OIL)">
            <text:p>FILTER (ENGINE OIL)</text:p>
          </table:table-cell>
          <table:table-cell office:value-type="string" office:string-value="Yes">
            <text:p>Yes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.99">
            <text:p>$17.99</text:p>
          </table:table-cell>
          <table:table-cell office:value-type="string" office:string-value="$10.79">
            <text:p>$10.79</text:p>
          </table:table-cell>
          <table:table-cell office:value-type="string" office:string-value="$9.71">
            <text:p>$9.71</text:p>
          </table:table-cell>
          <table:table-cell office:value-type="string" office:string-value="$9.17">
            <text:p>$9.17</text:p>
          </table:table-cell>
          <table:table-cell office:value-type="string" office:string-value="$8.63">
            <text:p>$8.63</text:p>
          </table:table-cell>
          <table:table-cell office:value-type="string" office:string-value="$8.09">
            <text:p>$8.09</text:p>
          </table:table-cell>
          <table:table-cell office:value-type="string" office:string-value="$7.55">
            <text:p>$7.55</text:p>
          </table:table-cell>
          <table:table-cell office:value-type="string" office:string-value="$7.01">
            <text:p>$7.01</text:p>
          </table:table-cell>
        </table:table-row>
        <table:table-row>
          <table:table-cell office:value-type="string" office:string-value="136-7848P">
            <text:p>136-7848P</text:p>
          </table:table-cell>
          <table:table-cell office:value-type="string" office:string-value="FILTER-OIL, V-TWIN">
            <text:p>FILTER-OIL, V-TWIN</text:p>
          </table:table-cell>
          <table:table-cell office:value-type="string" office:string-value="FILTER (ENGINE OIL)">
            <text:p>FILTER (ENGINE OIL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1.99">
            <text:p>$11.99</text:p>
          </table:table-cell>
          <table:table-cell office:value-type="string" office:string-value="$10.79">
            <text:p>$10.79</text:p>
          </table:table-cell>
          <table:table-cell office:value-type="string" office:string-value="$10.19">
            <text:p>$10.19</text:p>
          </table:table-cell>
          <table:table-cell office:value-type="string" office:string-value="$9.59">
            <text:p>$9.59</text:p>
          </table:table-cell>
          <table:table-cell office:value-type="string" office:string-value="$8.99">
            <text:p>$8.99</text:p>
          </table:table-cell>
          <table:table-cell office:value-type="string" office:string-value="$8.39">
            <text:p>$8.39</text:p>
          </table:table-cell>
          <table:table-cell office:value-type="string" office:string-value="$7.79">
            <text:p>$7.79</text:p>
          </table:table-cell>
        </table:table-row>
        <table:table-row>
          <table:table-cell office:value-type="string" office:string-value="136-7880">
            <text:p>136-7880</text:p>
          </table:table-cell>
          <table:table-cell office:value-type="string" office:string-value="MOTOR-STARTER">
            <text:p>MOTOR-STARTER</text:p>
          </table:table-cell>
          <table:table-cell office:value-type="string" office:string-value="STARTER, ELECTRIC">
            <text:p>STARTER, ELECTRIC</text:p>
          </table:table-cell>
          <table:table-cell office:value-type="string" office:string-value="Yes">
            <text:p>Yes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0.99">
            <text:p>$190.99</text:p>
          </table:table-cell>
          <table:table-cell office:value-type="string" office:string-value="$143.24">
            <text:p>$143.24</text:p>
          </table:table-cell>
          <table:table-cell office:value-type="string" office:string-value="$128.92">
            <text:p>$128.92</text:p>
          </table:table-cell>
          <table:table-cell office:value-type="string" office:string-value="$121.75">
            <text:p>$121.75</text:p>
          </table:table-cell>
          <table:table-cell office:value-type="string" office:string-value="$114.59">
            <text:p>$114.59</text:p>
          </table:table-cell>
          <table:table-cell office:value-type="string" office:string-value="$107.43">
            <text:p>$107.43</text:p>
          </table:table-cell>
          <table:table-cell office:value-type="string" office:string-value="$100.27">
            <text:p>$100.27</text:p>
          </table:table-cell>
          <table:table-cell office:value-type="string" office:string-value="$93.11">
            <text:p>$93.11</text:p>
          </table:table-cell>
        </table:table-row>
        <table:table-row>
          <table:table-cell office:value-type="string" office:string-value="136-7907">
            <text:p>136-7907</text:p>
          </table:table-cell>
          <table:table-cell office:value-type="string" office:string-value="CARB REPLACEMENT KIT">
            <text:p>CARB REPLACEMENT KIT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5.99">
            <text:p>$85.99</text:p>
          </table:table-cell>
          <table:table-cell office:value-type="string" office:string-value="$51.59">
            <text:p>$51.59</text:p>
          </table:table-cell>
          <table:table-cell office:value-type="string" office:string-value="$46.43">
            <text:p>$46.43</text:p>
          </table:table-cell>
          <table:table-cell office:value-type="string" office:string-value="$43.85">
            <text:p>$43.85</text:p>
          </table:table-cell>
          <table:table-cell office:value-type="string" office:string-value="$41.27">
            <text:p>$41.27</text:p>
          </table:table-cell>
          <table:table-cell office:value-type="string" office:string-value="$38.69">
            <text:p>$38.69</text:p>
          </table:table-cell>
          <table:table-cell office:value-type="string" office:string-value="$36.11">
            <text:p>$36.11</text:p>
          </table:table-cell>
          <table:table-cell office:value-type="string" office:string-value="$33.53">
            <text:p>$33.53</text:p>
          </table:table-cell>
        </table:table-row>
        <table:table-row>
          <table:table-cell office:value-type="string" office:string-value="136-7931">
            <text:p>136-7931</text:p>
          </table:table-cell>
          <table:table-cell office:value-type="string" office:string-value="COMPLETE CARB SERVICE KIT">
            <text:p>COMPLETE CARB SERVICE KIT</text:p>
          </table:table-cell>
          <table:table-cell office:value-type="string" office:string-value="CARBURETOR ASM">
            <text:p>CARBURETOR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80.99">
            <text:p>$80.99</text:p>
          </table:table-cell>
          <table:table-cell office:value-type="string" office:string-value="$48.59">
            <text:p>$48.59</text:p>
          </table:table-cell>
          <table:table-cell office:value-type="string" office:string-value="$43.73">
            <text:p>$43.73</text:p>
          </table:table-cell>
          <table:table-cell office:value-type="string" office:string-value="$41.30">
            <text:p>$41.30</text:p>
          </table:table-cell>
          <table:table-cell office:value-type="string" office:string-value="$38.87">
            <text:p>$38.87</text:p>
          </table:table-cell>
          <table:table-cell office:value-type="string" office:string-value="$36.44">
            <text:p>$36.44</text:p>
          </table:table-cell>
          <table:table-cell office:value-type="string" office:string-value="$34.01">
            <text:p>$34.01</text:p>
          </table:table-cell>
          <table:table-cell office:value-type="string" office:string-value="$31.58">
            <text:p>$31.58</text:p>
          </table:table-cell>
        </table:table-row>
        <table:table-row>
          <table:table-cell office:value-type="string" office:string-value="136-8670P">
            <text:p>136-8670P</text:p>
          </table:table-cell>
          <table:table-cell office:value-type="string" office:string-value="KIT - TORO SNOW THROWER KEYS">
            <text:p>KIT - TORO SNOW THROWER KEYS</text:p>
          </table:table-cell>
          <table:table-cell office:value-type="string" office:string-value="KEY/KEY &amp; LOCK ASM">
            <text:p>KEY/KEY &amp; LOCK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7.99">
            <text:p>$7.99</text:p>
          </table:table-cell>
          <table:table-cell office:value-type="string" office:string-value="$5.99">
            <text:p>$5.99</text:p>
          </table:table-cell>
          <table:table-cell office:value-type="string" office:string-value="$5.39">
            <text:p>$5.39</text:p>
          </table:table-cell>
          <table:table-cell office:value-type="string" office:string-value="$5.09">
            <text:p>$5.09</text:p>
          </table:table-cell>
          <table:table-cell office:value-type="string" office:string-value="$4.79">
            <text:p>$4.79</text:p>
          </table:table-cell>
          <table:table-cell office:value-type="string" office:string-value="$4.49">
            <text:p>$4.49</text:p>
          </table:table-cell>
          <table:table-cell office:value-type="string" office:string-value="$4.19">
            <text:p>$4.19</text:p>
          </table:table-cell>
          <table:table-cell office:value-type="string" office:string-value="$3.89">
            <text:p>$3.89</text:p>
          </table:table-cell>
        </table:table-row>
        <table:table-row>
          <table:table-cell office:value-type="string" office:string-value="136-9126">
            <text:p>136-9126</text:p>
          </table:table-cell>
          <table:table-cell office:value-type="string" office:string-value="CHARGER, BATTERY (12V)">
            <text:p>CHARGER, BATTERY (12V)</text:p>
          </table:table-cell>
          <table:table-cell office:value-type="string" office:string-value="ELECTICAL TRANSFORMER">
            <text:p>ELECTICAL TRANSFORMER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7.99">
            <text:p>$37.99</text:p>
          </table:table-cell>
          <table:table-cell office:value-type="string" office:string-value="$22.79">
            <text:p>$22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7-1999-03">
            <text:p>137-1999-03</text:p>
          </table:table-cell>
          <table:table-cell office:value-type="string" office:string-value="BLADE-21.6 IN">
            <text:p>BLADE-21.6 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37-1999-03P">
            <text:p>137-1999-03P</text:p>
          </table:table-cell>
          <table:table-cell office:value-type="string" office:string-value="BLADE KIT-TIMECUTTER 42&quot;">
            <text:p>BLADE KIT-TIMECUTTER 42"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8.99">
            <text:p>$48.99</text:p>
          </table:table-cell>
          <table:table-cell office:value-type="string" office:string-value="$29.39">
            <text:p>$29.39</text:p>
          </table:table-cell>
          <table:table-cell office:value-type="string" office:string-value="$26.45">
            <text:p>$26.45</text:p>
          </table:table-cell>
          <table:table-cell office:value-type="string" office:string-value="$24.98">
            <text:p>$24.98</text:p>
          </table:table-cell>
          <table:table-cell office:value-type="string" office:string-value="$23.51">
            <text:p>$23.51</text:p>
          </table:table-cell>
          <table:table-cell office:value-type="string" office:string-value="$22.04">
            <text:p>$22.04</text:p>
          </table:table-cell>
          <table:table-cell office:value-type="string" office:string-value="$20.57">
            <text:p>$20.57</text:p>
          </table:table-cell>
          <table:table-cell office:value-type="string" office:string-value="$19.10">
            <text:p>$19.10</text:p>
          </table:table-cell>
        </table:table-row>
        <table:table-row>
          <table:table-cell office:value-type="string" office:string-value="137-4100">
            <text:p>137-4100</text:p>
          </table:table-cell>
          <table:table-cell office:value-type="string" office:string-value="SWITCH-IGNITION">
            <text:p>SWITCH-IGNITION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37-4101">
            <text:p>137-4101</text:p>
          </table:table-cell>
          <table:table-cell office:value-type="string" office:string-value="SWITCH-IGNITION">
            <text:p>SWITCH-IGNITION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37-4758">
            <text:p>137-4758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34.99">
            <text:p>$34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137-4769">
            <text:p>137-4769</text:p>
          </table:table-cell>
          <table:table-cell office:value-type="string" office:string-value="CABLE-BBC">
            <text:p>CABLE-BBC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37-4807">
            <text:p>137-4807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34.99">
            <text:p>$34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137-4832">
            <text:p>137-4832</text:p>
          </table:table-cell>
          <table:table-cell office:value-type="string" office:string-value="8 INCH WHEEL ASM">
            <text:p>8 INCH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37-4833">
            <text:p>137-4833</text:p>
          </table:table-cell>
          <table:table-cell office:value-type="string" office:string-value="8 INCH WHEEL ASM">
            <text:p>8 INCH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37-4833P">
            <text:p>137-4833P</text:p>
          </table:table-cell>
          <table:table-cell office:value-type="string" office:string-value="WHEEL ASM, 8IN">
            <text:p>WHEEL ASM, 8IN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37-4834">
            <text:p>137-4834</text:p>
          </table:table-cell>
          <table:table-cell office:value-type="string" office:string-value="WHEEL ASM, 8IN">
            <text:p>WHEEL ASM, 8IN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$19.57">
            <text:p>$19.57</text:p>
          </table:table-cell>
          <table:table-cell office:value-type="string" office:string-value="$18.48">
            <text:p>$18.48</text:p>
          </table:table-cell>
          <table:table-cell office:value-type="string" office:string-value="$17.39">
            <text:p>$17.39</text:p>
          </table:table-cell>
          <table:table-cell office:value-type="string" office:string-value="$16.31">
            <text:p>$16.31</text:p>
          </table:table-cell>
          <table:table-cell office:value-type="string" office:string-value="$15.22">
            <text:p>$15.22</text:p>
          </table:table-cell>
          <table:table-cell office:value-type="string" office:string-value="$14.13">
            <text:p>$14.13</text:p>
          </table:table-cell>
        </table:table-row>
        <table:table-row>
          <table:table-cell office:value-type="string" office:string-value="137-4835">
            <text:p>137-4835</text:p>
          </table:table-cell>
          <table:table-cell office:value-type="string" office:string-value="8 INCH WHEEL GEAR ASM">
            <text:p>8 INCH WHEEL GEAR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37-4837">
            <text:p>137-4837</text:p>
          </table:table-cell>
          <table:table-cell office:value-type="string" office:string-value="11 INCH WHEEL ASM">
            <text:p>11 INCH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3.99">
            <text:p>$33.99</text:p>
          </table:table-cell>
          <table:table-cell office:value-type="string" office:string-value="$20.39">
            <text:p>$20.39</text:p>
          </table:table-cell>
          <table:table-cell office:value-type="string" office:string-value="$18.35">
            <text:p>$18.35</text:p>
          </table:table-cell>
          <table:table-cell office:value-type="string" office:string-value="$17.33">
            <text:p>$17.33</text:p>
          </table:table-cell>
          <table:table-cell office:value-type="string" office:string-value="$16.31">
            <text:p>$16.31</text:p>
          </table:table-cell>
          <table:table-cell office:value-type="string" office:string-value="$15.29">
            <text:p>$15.29</text:p>
          </table:table-cell>
          <table:table-cell office:value-type="string" office:string-value="$14.27">
            <text:p>$14.27</text:p>
          </table:table-cell>
          <table:table-cell office:value-type="string" office:string-value="$13.25">
            <text:p>$13.25</text:p>
          </table:table-cell>
        </table:table-row>
        <table:table-row>
          <table:table-cell office:value-type="string" office:string-value="137-4837P">
            <text:p>137-4837P</text:p>
          </table:table-cell>
          <table:table-cell office:value-type="string" office:string-value="WHEEL ASM, 11IN">
            <text:p>WHEEL ASM, 11IN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5.99">
            <text:p>$35.99</text:p>
          </table:table-cell>
          <table:table-cell office:value-type="string" office:string-value="$21.59">
            <text:p>$21.59</text:p>
          </table:table-cell>
          <table:table-cell office:value-type="string" office:string-value="$19.43">
            <text:p>$19.43</text:p>
          </table:table-cell>
          <table:table-cell office:value-type="string" office:string-value="$18.35">
            <text:p>$18.35</text:p>
          </table:table-cell>
          <table:table-cell office:value-type="string" office:string-value="$17.27">
            <text:p>$17.27</text:p>
          </table:table-cell>
          <table:table-cell office:value-type="string" office:string-value="$16.19">
            <text:p>$16.19</text:p>
          </table:table-cell>
          <table:table-cell office:value-type="string" office:string-value="$15.11">
            <text:p>$15.11</text:p>
          </table:table-cell>
          <table:table-cell office:value-type="string" office:string-value="$14.03">
            <text:p>$14.03</text:p>
          </table:table-cell>
        </table:table-row>
        <table:table-row>
          <table:table-cell office:value-type="string" office:string-value="137-4843">
            <text:p>137-4843</text:p>
          </table:table-cell>
          <table:table-cell office:value-type="string" office:string-value="WHEEL GEAR ASM (11IN)">
            <text:p>WHEEL GEAR ASM (11IN)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4.99">
            <text:p>$44.99</text:p>
          </table:table-cell>
          <table:table-cell office:value-type="string" office:string-value="$26.99">
            <text:p>$26.99</text:p>
          </table:table-cell>
          <table:table-cell office:value-type="string" office:string-value="$24.29">
            <text:p>$24.29</text:p>
          </table:table-cell>
          <table:table-cell office:value-type="string" office:string-value="$22.94">
            <text:p>$22.94</text:p>
          </table:table-cell>
          <table:table-cell office:value-type="string" office:string-value="$21.59">
            <text:p>$21.59</text:p>
          </table:table-cell>
          <table:table-cell office:value-type="string" office:string-value="$20.24">
            <text:p>$20.24</text:p>
          </table:table-cell>
          <table:table-cell office:value-type="string" office:string-value="$18.89">
            <text:p>$18.89</text:p>
          </table:table-cell>
          <table:table-cell office:value-type="string" office:string-value="$17.54">
            <text:p>$17.54</text:p>
          </table:table-cell>
        </table:table-row>
        <table:table-row>
          <table:table-cell office:value-type="string" office:string-value="137-5012">
            <text:p>137-5012</text:p>
          </table:table-cell>
          <table:table-cell office:value-type="string" office:string-value="OIL FILTER">
            <text:p>OIL FILTER</text:p>
          </table:table-cell>
          <table:table-cell office:value-type="string" office:string-value="FILTER (ENGINE OIL)">
            <text:p>FILTER (ENGINE OIL)</text:p>
          </table:table-cell>
          <table:table-cell office:value-type="string" office:string-value="Yes">
            <text:p>Yes</text:p>
          </table:table-cell>
          <table:table-cell office:value-type="string" office:string-value="3AA">
            <text:p>3A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2.74">
            <text:p>$12.74</text:p>
          </table:table-cell>
          <table:table-cell office:value-type="string" office:string-value="$11.47">
            <text:p>$11.47</text:p>
          </table:table-cell>
          <table:table-cell office:value-type="string" office:string-value="$10.83">
            <text:p>$10.83</text:p>
          </table:table-cell>
          <table:table-cell office:value-type="string" office:string-value="$10.19">
            <text:p>$10.19</text:p>
          </table:table-cell>
          <table:table-cell office:value-type="string" office:string-value="$9.56">
            <text:p>$9.56</text:p>
          </table:table-cell>
          <table:table-cell office:value-type="string" office:string-value="$8.92">
            <text:p>$8.92</text:p>
          </table:table-cell>
          <table:table-cell office:value-type="string" office:string-value="$8.28">
            <text:p>$8.28</text:p>
          </table:table-cell>
        </table:table-row>
        <table:table-row>
          <table:table-cell office:value-type="string" office:string-value="137-5047">
            <text:p>137-5047</text:p>
          </table:table-cell>
          <table:table-cell office:value-type="string" office:string-value="KIT-6 PACK BLADE 60&quot;">
            <text:p>KIT-6 PACK BLADE 60"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1.99">
            <text:p>$171.99</text:p>
          </table:table-cell>
          <table:table-cell office:value-type="string" office:string-value="$103.19">
            <text:p>$103.19</text:p>
          </table:table-cell>
          <table:table-cell office:value-type="string" office:string-value="$92.87">
            <text:p>$92.87</text:p>
          </table:table-cell>
          <table:table-cell office:value-type="string" office:string-value="$87.71">
            <text:p>$87.71</text:p>
          </table:table-cell>
          <table:table-cell office:value-type="string" office:string-value="$82.55">
            <text:p>$82.55</text:p>
          </table:table-cell>
          <table:table-cell office:value-type="string" office:string-value="$77.39">
            <text:p>$77.39</text:p>
          </table:table-cell>
          <table:table-cell office:value-type="string" office:string-value="$72.23">
            <text:p>$72.23</text:p>
          </table:table-cell>
          <table:table-cell office:value-type="string" office:string-value="$67.07">
            <text:p>$67.07</text:p>
          </table:table-cell>
        </table:table-row>
        <table:table-row>
          <table:table-cell office:value-type="string" office:string-value="137-6151">
            <text:p>137-615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37-9128">
            <text:p>137-9128</text:p>
          </table:table-cell>
          <table:table-cell office:value-type="string" office:string-value="ARM-PIVOT, FRONT">
            <text:p>ARM-PIVOT, FRONT</text:p>
          </table:table-cell>
          <table:table-cell office:value-type="string" office:string-value="HOC PARTS(PIVOT-ARM/QUAD)">
            <text:p>HOC PARTS(PIVOT-ARM/QUAD)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.59">
            <text:p>$6.59</text:p>
          </table:table-cell>
          <table:table-cell office:value-type="string" office:string-value="$3.95">
            <text:p>$3.9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7-9174">
            <text:p>137-9174</text:p>
          </table:table-cell>
          <table:table-cell office:value-type="string" office:string-value="10.5 IN. WHEEL ASM">
            <text:p>10.5 IN. 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0.99">
            <text:p>$100.99</text:p>
          </table:table-cell>
          <table:table-cell office:value-type="string" office:string-value="$60.59">
            <text:p>$60.59</text:p>
          </table:table-cell>
          <table:table-cell office:value-type="string" office:string-value="$54.53">
            <text:p>$54.53</text:p>
          </table:table-cell>
          <table:table-cell office:value-type="string" office:string-value="$51.50">
            <text:p>$51.50</text:p>
          </table:table-cell>
          <table:table-cell office:value-type="string" office:string-value="$48.47">
            <text:p>$48.47</text:p>
          </table:table-cell>
          <table:table-cell office:value-type="string" office:string-value="$45.44">
            <text:p>$45.44</text:p>
          </table:table-cell>
          <table:table-cell office:value-type="string" office:string-value="$42.41">
            <text:p>$42.41</text:p>
          </table:table-cell>
          <table:table-cell office:value-type="string" office:string-value="$39.38">
            <text:p>$39.38</text:p>
          </table:table-cell>
        </table:table-row>
        <table:table-row>
          <table:table-cell office:value-type="string" office:string-value="137-9427">
            <text:p>137-9427</text:p>
          </table:table-cell>
          <table:table-cell office:value-type="string" office:string-value="BELT-V, RIBBED">
            <text:p>BELT-V, RIBBED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37-9780">
            <text:p>137-9780</text:p>
          </table:table-cell>
          <table:table-cell office:value-type="string" office:string-value="SPINDLE ASM">
            <text:p>SPINDLE ASM</text:p>
          </table:table-cell>
          <table:table-cell office:value-type="string" office:string-value="SPINDLE">
            <text:p>SPINDLE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136.99">
            <text:p>$136.99</text:p>
          </table:table-cell>
          <table:table-cell office:value-type="string" office:string-value="$82.19">
            <text:p>$82.19</text:p>
          </table:table-cell>
          <table:table-cell office:value-type="string" office:string-value="$73.97">
            <text:p>$73.97</text:p>
          </table:table-cell>
          <table:table-cell office:value-type="string" office:string-value="$69.86">
            <text:p>$69.86</text:p>
          </table:table-cell>
          <table:table-cell office:value-type="string" office:string-value="$65.75">
            <text:p>$65.75</text:p>
          </table:table-cell>
          <table:table-cell office:value-type="string" office:string-value="$61.64">
            <text:p>$61.64</text:p>
          </table:table-cell>
          <table:table-cell office:value-type="string" office:string-value="$57.53">
            <text:p>$57.53</text:p>
          </table:table-cell>
          <table:table-cell office:value-type="string" office:string-value="$53.42">
            <text:p>$53.42</text:p>
          </table:table-cell>
        </table:table-row>
        <table:table-row>
          <table:table-cell office:value-type="string" office:string-value="138-0696">
            <text:p>138-0696</text:p>
          </table:table-cell>
          <table:table-cell office:value-type="string" office:string-value="GEAR-HELICAL">
            <text:p>GEAR-HELICAL</text:p>
          </table:table-cell>
          <table:table-cell office:value-type="string" office:string-value="GEAR">
            <text:p>GEAR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63.99">
            <text:p>$63.99</text:p>
          </table:table-cell>
          <table:table-cell office:value-type="string" office:string-value="$38.39">
            <text:p>$38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8-3216">
            <text:p>138-3216</text:p>
          </table:table-cell>
          <table:table-cell office:value-type="string" office:string-value="8 INCH WHEEL GEAR ASM">
            <text:p>8 INCH WHEEL GEAR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22.49">
            <text:p>$22.49</text:p>
          </table:table-cell>
          <table:table-cell office:value-type="string" office:string-value="$20.24">
            <text:p>$20.24</text:p>
          </table:table-cell>
          <table:table-cell office:value-type="string" office:string-value="$19.12">
            <text:p>$19.12</text:p>
          </table:table-cell>
          <table:table-cell office:value-type="string" office:string-value="$17.99">
            <text:p>$17.99</text:p>
          </table:table-cell>
          <table:table-cell office:value-type="string" office:string-value="$16.87">
            <text:p>$16.87</text:p>
          </table:table-cell>
          <table:table-cell office:value-type="string" office:string-value="$15.74">
            <text:p>$15.74</text:p>
          </table:table-cell>
          <table:table-cell office:value-type="string" office:string-value="$14.62">
            <text:p>$14.62</text:p>
          </table:table-cell>
        </table:table-row>
        <table:table-row>
          <table:table-cell office:value-type="string" office:string-value="138-3216P">
            <text:p>138-3216P</text:p>
          </table:table-cell>
          <table:table-cell office:value-type="string" office:string-value="8 INCH WHEEL GEAR ASM">
            <text:p>8 INCH WHEEL GEAR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38-4916">
            <text:p>138-4916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4.99">
            <text:p>$154.99</text:p>
          </table:table-cell>
          <table:table-cell office:value-type="string" office:string-value="$92.99">
            <text:p>$92.99</text:p>
          </table:table-cell>
          <table:table-cell office:value-type="string" office:string-value="$83.69">
            <text:p>$83.69</text:p>
          </table:table-cell>
          <table:table-cell office:value-type="string" office:string-value="$79.04">
            <text:p>$79.04</text:p>
          </table:table-cell>
          <table:table-cell office:value-type="string" office:string-value="$74.39">
            <text:p>$74.39</text:p>
          </table:table-cell>
          <table:table-cell office:value-type="string" office:string-value="$69.74">
            <text:p>$69.74</text:p>
          </table:table-cell>
          <table:table-cell office:value-type="string" office:string-value="$65.09">
            <text:p>$65.09</text:p>
          </table:table-cell>
          <table:table-cell office:value-type="string" office:string-value="$60.44">
            <text:p>$60.44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138-5884">
            <text:p>138-588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4.99">
            <text:p>$134.99</text:p>
          </table:table-cell>
          <table:table-cell office:value-type="string" office:string-value="$80.99">
            <text:p>$80.99</text:p>
          </table:table-cell>
          <table:table-cell office:value-type="string" office:string-value="$72.89">
            <text:p>$72.89</text:p>
          </table:table-cell>
          <table:table-cell office:value-type="string" office:string-value="$68.84">
            <text:p>$68.84</text:p>
          </table:table-cell>
          <table:table-cell office:value-type="string" office:string-value="$64.79">
            <text:p>$64.79</text:p>
          </table:table-cell>
          <table:table-cell office:value-type="string" office:string-value="$60.74">
            <text:p>$60.74</text:p>
          </table:table-cell>
          <table:table-cell office:value-type="string" office:string-value="$56.69">
            <text:p>$56.69</text:p>
          </table:table-cell>
          <table:table-cell office:value-type="string" office:string-value="$52.64">
            <text:p>$52.64</text:p>
          </table:table-cell>
        </table:table-row>
        <table:table-row>
          <table:table-cell office:value-type="string" office:string-value="138-6829">
            <text:p>138-6829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3.39">
            <text:p>$23.39</text:p>
          </table:table-cell>
          <table:table-cell office:value-type="string" office:string-value="$21.05">
            <text:p>$21.05</text:p>
          </table:table-cell>
          <table:table-cell office:value-type="string" office:string-value="$19.88">
            <text:p>$19.88</text:p>
          </table:table-cell>
          <table:table-cell office:value-type="string" office:string-value="$18.71">
            <text:p>$18.71</text:p>
          </table:table-cell>
          <table:table-cell office:value-type="string" office:string-value="$17.54">
            <text:p>$17.54</text:p>
          </table:table-cell>
          <table:table-cell office:value-type="string" office:string-value="$16.37">
            <text:p>$16.37</text:p>
          </table:table-cell>
          <table:table-cell office:value-type="string" office:string-value="$15.20">
            <text:p>$15.20</text:p>
          </table:table-cell>
        </table:table-row>
        <table:table-row>
          <table:table-cell office:value-type="string" office:string-value="138-7597">
            <text:p>138-7597</text:p>
          </table:table-cell>
          <table:table-cell office:value-type="string" office:string-value="PULLEY-IDLER, FLAT">
            <text:p>PULLEY-IDLER, FLAT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13.99">
            <text:p>$13.99</text:p>
          </table:table-cell>
          <table:table-cell office:value-type="string" office:string-value="$8.39">
            <text:p>$8.39</text:p>
          </table:table-cell>
          <table:table-cell office:value-type="string" office:string-value="$7.55">
            <text:p>$7.55</text:p>
          </table:table-cell>
          <table:table-cell office:value-type="string" office:string-value="$7.13">
            <text:p>$7.13</text:p>
          </table:table-cell>
          <table:table-cell office:value-type="string" office:string-value="$6.71">
            <text:p>$6.71</text:p>
          </table:table-cell>
          <table:table-cell office:value-type="string" office:string-value="$6.29">
            <text:p>$6.29</text:p>
          </table:table-cell>
          <table:table-cell office:value-type="string" office:string-value="$5.87">
            <text:p>$5.87</text:p>
          </table:table-cell>
          <table:table-cell office:value-type="string" office:string-value="$5.45">
            <text:p>$5.45</text:p>
          </table:table-cell>
        </table:table-row>
        <table:table-row>
          <table:table-cell office:value-type="string" office:string-value="138-8723">
            <text:p>138-8723</text:p>
          </table:table-cell>
          <table:table-cell office:value-type="string" office:string-value="BELT-POLY V K">
            <text:p>BELT-POLY V K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138-8783">
            <text:p>138-8783</text:p>
          </table:table-cell>
          <table:table-cell office:value-type="string" office:string-value="WHEEL ASM, 7 INCH">
            <text:p>WHEEL ASM, 7 INCH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138-8883-03">
            <text:p>138-8883-03</text:p>
          </table:table-cell>
          <table:table-cell office:value-type="string" office:string-value="BLADE - MULCH, 18.00 IN">
            <text:p>BLADE - MULCH, 18.00 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38-8884-03">
            <text:p>138-8884-03</text:p>
          </table:table-cell>
          <table:table-cell office:value-type="string" office:string-value="BLADE - MULCH 16.50 IN">
            <text:p>BLADE - MULCH 16.50 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38-8885-03">
            <text:p>138-8885-03</text:p>
          </table:table-cell>
          <table:table-cell office:value-type="string" office:string-value="BLADE - MULCH, 18.75 IN">
            <text:p>BLADE - MULCH, 18.75 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38-8886-03">
            <text:p>138-8886-03</text:p>
          </table:table-cell>
          <table:table-cell office:value-type="string" office:string-value="BLADE - MULCH, 20.50 IN">
            <text:p>BLADE - MULCH, 20.50 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38-8887-03">
            <text:p>138-8887-03</text:p>
          </table:table-cell>
          <table:table-cell office:value-type="string" office:string-value="BLADE - HI FLOW, 18.00 IN">
            <text:p>BLADE - HI FLOW, 18.00 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3.39">
            <text:p>$23.39</text:p>
          </table:table-cell>
          <table:table-cell office:value-type="string" office:string-value="$21.05">
            <text:p>$21.05</text:p>
          </table:table-cell>
          <table:table-cell office:value-type="string" office:string-value="$19.88">
            <text:p>$19.88</text:p>
          </table:table-cell>
          <table:table-cell office:value-type="string" office:string-value="$18.71">
            <text:p>$18.71</text:p>
          </table:table-cell>
          <table:table-cell office:value-type="string" office:string-value="$17.54">
            <text:p>$17.54</text:p>
          </table:table-cell>
          <table:table-cell office:value-type="string" office:string-value="$16.37">
            <text:p>$16.37</text:p>
          </table:table-cell>
          <table:table-cell office:value-type="string" office:string-value="$15.20">
            <text:p>$15.20</text:p>
          </table:table-cell>
        </table:table-row>
        <table:table-row>
          <table:table-cell office:value-type="string" office:string-value="138-8888-03">
            <text:p>138-8888-03</text:p>
          </table:table-cell>
          <table:table-cell office:value-type="string" office:string-value="BLADE - HI FLOW, 16.50 IN">
            <text:p>BLADE - HI FLOW, 16.50 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38-8889-03">
            <text:p>138-8889-03</text:p>
          </table:table-cell>
          <table:table-cell office:value-type="string" office:string-value="BLADE - HI FLOW, 18.75 IN">
            <text:p>BLADE - HI FLOW, 18.75 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38-8890-03">
            <text:p>138-8890-03</text:p>
          </table:table-cell>
          <table:table-cell office:value-type="string" office:string-value="BLADE - HIGH FLOW, 20.50">
            <text:p>BLADE - HIGH FLOW, 20.50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3.99">
            <text:p>$33.99</text:p>
          </table:table-cell>
          <table:table-cell office:value-type="string" office:string-value="$20.39">
            <text:p>$20.39</text:p>
          </table:table-cell>
          <table:table-cell office:value-type="string" office:string-value="$18.35">
            <text:p>$18.35</text:p>
          </table:table-cell>
          <table:table-cell office:value-type="string" office:string-value="$17.33">
            <text:p>$17.33</text:p>
          </table:table-cell>
          <table:table-cell office:value-type="string" office:string-value="$16.31">
            <text:p>$16.31</text:p>
          </table:table-cell>
          <table:table-cell office:value-type="string" office:string-value="$15.29">
            <text:p>$15.29</text:p>
          </table:table-cell>
          <table:table-cell office:value-type="string" office:string-value="$14.27">
            <text:p>$14.27</text:p>
          </table:table-cell>
          <table:table-cell office:value-type="string" office:string-value="$13.25">
            <text:p>$13.25</text:p>
          </table:table-cell>
        </table:table-row>
        <table:table-row>
          <table:table-cell office:value-type="string" office:string-value="138-8891-03">
            <text:p>138-8891-03</text:p>
          </table:table-cell>
          <table:table-cell office:value-type="string" office:string-value="BLADE - HI LIFT, 16.50 IN">
            <text:p>BLADE - HI LIFT, 16.50 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38-8892-03">
            <text:p>138-8892-03</text:p>
          </table:table-cell>
          <table:table-cell office:value-type="string" office:string-value="BLADE - HIGH LIFT, 18.75 IN">
            <text:p>BLADE - HIGH LIFT, 18.75 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38-8893-03">
            <text:p>138-8893-03</text:p>
          </table:table-cell>
          <table:table-cell office:value-type="string" office:string-value="BLADE - HI LIFT, 20.50 IN">
            <text:p>BLADE - HI LIFT, 20.50 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38-8894-03">
            <text:p>138-8894-03</text:p>
          </table:table-cell>
          <table:table-cell office:value-type="string" office:string-value="BLADE - HIGH LIFT, 18.00">
            <text:p>BLADE - HIGH LIFT, 18.00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39-0684">
            <text:p>139-0684</text:p>
          </table:table-cell>
          <table:table-cell office:value-type="string" office:string-value="PUMP-FUEL">
            <text:p>PUMP-FUEL</text:p>
          </table:table-cell>
          <table:table-cell office:value-type="string" office:string-value="FUEL PUMP/INJECTION PARTS">
            <text:p>FUEL PUMP/INJECTION PARTS</text:p>
          </table:table-cell>
          <table:table-cell office:value-type="string" office:string-value="No">
            <text:p>No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57.99">
            <text:p>$57.99</text:p>
          </table:table-cell>
          <table:table-cell office:value-type="string" office:string-value="$34.79">
            <text:p>$34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9-0717">
            <text:p>139-0717</text:p>
          </table:table-cell>
          <table:table-cell office:value-type="string" office:string-value="FILTER-FUEL">
            <text:p>FILTER-FUEL</text:p>
          </table:table-cell>
          <table:table-cell office:value-type="string" office:string-value="FILTER (FUEL)">
            <text:p>FILTER (FUEL)</text:p>
          </table:table-cell>
          <table:table-cell office:value-type="string" office:string-value="Yes">
            <text:p>Yes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.99">
            <text:p>$11.99</text:p>
          </table:table-cell>
          <table:table-cell office:value-type="string" office:string-value="$7.19">
            <text:p>$7.19</text:p>
          </table:table-cell>
          <table:table-cell office:value-type="string" office:string-value="$6.47">
            <text:p>$6.47</text:p>
          </table:table-cell>
          <table:table-cell office:value-type="string" office:string-value="$6.11">
            <text:p>$6.11</text:p>
          </table:table-cell>
          <table:table-cell office:value-type="string" office:string-value="$5.75">
            <text:p>$5.75</text:p>
          </table:table-cell>
          <table:table-cell office:value-type="string" office:string-value="$5.39">
            <text:p>$5.39</text:p>
          </table:table-cell>
          <table:table-cell office:value-type="string" office:string-value="$5.03">
            <text:p>$5.03</text:p>
          </table:table-cell>
          <table:table-cell office:value-type="string" office:string-value="$4.67">
            <text:p>$4.67</text:p>
          </table:table-cell>
        </table:table-row>
        <table:table-row>
          <table:table-cell office:value-type="string" office:string-value="139-0717P">
            <text:p>139-0717P</text:p>
          </table:table-cell>
          <table:table-cell office:value-type="string" office:string-value="FILTER, FUEL">
            <text:p>FILTER, FUEL</text:p>
          </table:table-cell>
          <table:table-cell office:value-type="string" office:string-value="FILTER (FUEL)">
            <text:p>FILTER (FUEL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12.99">
            <text:p>$12.99</text:p>
          </table:table-cell>
          <table:table-cell office:value-type="string" office:string-value="$7.79">
            <text:p>$7.79</text:p>
          </table:table-cell>
          <table:table-cell office:value-type="string" office:string-value="$7.01">
            <text:p>$7.01</text:p>
          </table:table-cell>
          <table:table-cell office:value-type="string" office:string-value="$6.62">
            <text:p>$6.62</text:p>
          </table:table-cell>
          <table:table-cell office:value-type="string" office:string-value="$6.23">
            <text:p>$6.23</text:p>
          </table:table-cell>
          <table:table-cell office:value-type="string" office:string-value="$5.84">
            <text:p>$5.84</text:p>
          </table:table-cell>
          <table:table-cell office:value-type="string" office:string-value="$5.45">
            <text:p>$5.45</text:p>
          </table:table-cell>
          <table:table-cell office:value-type="string" office:string-value="$5.06">
            <text:p>$5.06</text:p>
          </table:table-cell>
        </table:table-row>
        <table:table-row>
          <table:table-cell office:value-type="string" office:string-value="139-0720">
            <text:p>139-0720</text:p>
          </table:table-cell>
          <table:table-cell office:value-type="string" office:string-value="IGNITION COIL ASM">
            <text:p>IGNITION COIL ASM</text:p>
          </table:table-cell>
          <table:table-cell office:value-type="string" office:string-value="SOLENOID/COIL/MAGNETO">
            <text:p>SOLENOID/COIL/MAGNETO</text:p>
          </table:table-cell>
          <table:table-cell office:value-type="string" office:string-value="Yes">
            <text:p>Yes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4.99">
            <text:p>$54.99</text:p>
          </table:table-cell>
          <table:table-cell office:value-type="string" office:string-value="$32.99">
            <text:p>$32.99</text:p>
          </table:table-cell>
          <table:table-cell office:value-type="string" office:string-value="$29.69">
            <text:p>$29.69</text:p>
          </table:table-cell>
          <table:table-cell office:value-type="string" office:string-value="$28.04">
            <text:p>$28.04</text:p>
          </table:table-cell>
          <table:table-cell office:value-type="string" office:string-value="$26.39">
            <text:p>$26.39</text:p>
          </table:table-cell>
          <table:table-cell office:value-type="string" office:string-value="$24.74">
            <text:p>$24.74</text:p>
          </table:table-cell>
          <table:table-cell office:value-type="string" office:string-value="$23.09">
            <text:p>$23.09</text:p>
          </table:table-cell>
          <table:table-cell office:value-type="string" office:string-value="$21.44">
            <text:p>$21.44</text:p>
          </table:table-cell>
        </table:table-row>
        <table:table-row>
          <table:table-cell office:value-type="string" office:string-value="139-2357">
            <text:p>139-2357</text:p>
          </table:table-cell>
          <table:table-cell office:value-type="string" office:string-value="SPINDLE ASM">
            <text:p>SPINDLE ASM</text:p>
          </table:table-cell>
          <table:table-cell office:value-type="string" office:string-value="SPINDLE">
            <text:p>SPINDLE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4.99">
            <text:p>$94.99</text:p>
          </table:table-cell>
          <table:table-cell office:value-type="string" office:string-value="$56.99">
            <text:p>$56.99</text:p>
          </table:table-cell>
          <table:table-cell office:value-type="string" office:string-value="$51.29">
            <text:p>$51.29</text:p>
          </table:table-cell>
          <table:table-cell office:value-type="string" office:string-value="$48.44">
            <text:p>$48.44</text:p>
          </table:table-cell>
          <table:table-cell office:value-type="string" office:string-value="$45.59">
            <text:p>$45.59</text:p>
          </table:table-cell>
          <table:table-cell office:value-type="string" office:string-value="$42.74">
            <text:p>$42.74</text:p>
          </table:table-cell>
          <table:table-cell office:value-type="string" office:string-value="$39.89">
            <text:p>$39.89</text:p>
          </table:table-cell>
          <table:table-cell office:value-type="string" office:string-value="$37.04">
            <text:p>$37.04</text:p>
          </table:table-cell>
        </table:table-row>
        <table:table-row>
          <table:table-cell office:value-type="string" office:string-value="139-2399">
            <text:p>139-2399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39-2407">
            <text:p>139-2407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0.99">
            <text:p>$40.99</text:p>
          </table:table-cell>
          <table:table-cell office:value-type="string" office:string-value="$24.59">
            <text:p>$24.59</text:p>
          </table:table-cell>
          <table:table-cell office:value-type="string" office:string-value="$22.13">
            <text:p>$22.13</text:p>
          </table:table-cell>
          <table:table-cell office:value-type="string" office:string-value="$20.90">
            <text:p>$20.90</text:p>
          </table:table-cell>
          <table:table-cell office:value-type="string" office:string-value="$19.67">
            <text:p>$19.67</text:p>
          </table:table-cell>
          <table:table-cell office:value-type="string" office:string-value="$18.44">
            <text:p>$18.44</text:p>
          </table:table-cell>
          <table:table-cell office:value-type="string" office:string-value="$17.21">
            <text:p>$17.21</text:p>
          </table:table-cell>
          <table:table-cell office:value-type="string" office:string-value="$15.98">
            <text:p>$15.98</text:p>
          </table:table-cell>
        </table:table-row>
        <table:table-row>
          <table:table-cell office:value-type="string" office:string-value="139-2433">
            <text:p>139-2433</text:p>
          </table:table-cell>
          <table:table-cell office:value-type="string" office:string-value="PULLEY">
            <text:p>PULLEY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4DJ">
            <text:p>4D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34.99">
            <text:p>$34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139-3214">
            <text:p>139-3214</text:p>
          </table:table-cell>
          <table:table-cell office:value-type="string" office:string-value="SPINDLE ASM">
            <text:p>SPINDLE ASM</text:p>
          </table:table-cell>
          <table:table-cell office:value-type="string" office:string-value="SPINDLE">
            <text:p>SPINDLE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72.99">
            <text:p>$72.99</text:p>
          </table:table-cell>
          <table:table-cell office:value-type="string" office:string-value="$43.79">
            <text:p>$43.79</text:p>
          </table:table-cell>
          <table:table-cell office:value-type="string" office:string-value="$39.41">
            <text:p>$39.41</text:p>
          </table:table-cell>
          <table:table-cell office:value-type="string" office:string-value="$37.22">
            <text:p>$37.22</text:p>
          </table:table-cell>
          <table:table-cell office:value-type="string" office:string-value="$35.03">
            <text:p>$35.03</text:p>
          </table:table-cell>
          <table:table-cell office:value-type="string" office:string-value="$32.84">
            <text:p>$32.84</text:p>
          </table:table-cell>
          <table:table-cell office:value-type="string" office:string-value="$30.65">
            <text:p>$30.65</text:p>
          </table:table-cell>
          <table:table-cell office:value-type="string" office:string-value="$28.46">
            <text:p>$28.46</text:p>
          </table:table-cell>
        </table:table-row>
        <table:table-row>
          <table:table-cell office:value-type="string" office:string-value="139-5849">
            <text:p>139-5849</text:p>
          </table:table-cell>
          <table:table-cell office:value-type="string" office:string-value="TIRE ASM">
            <text:p>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7.99">
            <text:p>$147.99</text:p>
          </table:table-cell>
          <table:table-cell office:value-type="string" office:string-value="$88.79">
            <text:p>$88.79</text:p>
          </table:table-cell>
          <table:table-cell office:value-type="string" office:string-value="$79.91">
            <text:p>$79.91</text:p>
          </table:table-cell>
          <table:table-cell office:value-type="string" office:string-value="$75.47">
            <text:p>$75.47</text:p>
          </table:table-cell>
          <table:table-cell office:value-type="string" office:string-value="$71.03">
            <text:p>$71.03</text:p>
          </table:table-cell>
          <table:table-cell office:value-type="string" office:string-value="$66.59">
            <text:p>$66.59</text:p>
          </table:table-cell>
          <table:table-cell office:value-type="string" office:string-value="$62.15">
            <text:p>$62.15</text:p>
          </table:table-cell>
          <table:table-cell office:value-type="string" office:string-value="$57.71">
            <text:p>$57.71</text:p>
          </table:table-cell>
        </table:table-row>
        <table:table-row>
          <table:table-cell office:value-type="string" office:string-value="139-5916">
            <text:p>139-5916</text:p>
          </table:table-cell>
          <table:table-cell office:value-type="string" office:string-value="FILTER-FUEL">
            <text:p>FILTER-FUEL</text:p>
          </table:table-cell>
          <table:table-cell office:value-type="string" office:string-value="FILTER (FUEL)">
            <text:p>FILTER (FUEL)</text:p>
          </table:table-cell>
          <table:table-cell office:value-type="string" office:string-value="Yes">
            <text:p>Yes</text:p>
          </table:table-cell>
          <table:table-cell office:value-type="string" office:string-value="4DR">
            <text:p>4D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99">
            <text:p>$7.99</text:p>
          </table:table-cell>
          <table:table-cell office:value-type="string" office:string-value="$4.79">
            <text:p>$4.79</text:p>
          </table:table-cell>
          <table:table-cell office:value-type="string" office:string-value="$4.31">
            <text:p>$4.31</text:p>
          </table:table-cell>
          <table:table-cell office:value-type="string" office:string-value="$4.07">
            <text:p>$4.07</text:p>
          </table:table-cell>
          <table:table-cell office:value-type="string" office:string-value="$3.83">
            <text:p>$3.83</text:p>
          </table:table-cell>
          <table:table-cell office:value-type="string" office:string-value="$3.59">
            <text:p>$3.59</text:p>
          </table:table-cell>
          <table:table-cell office:value-type="string" office:string-value="$3.35">
            <text:p>$3.35</text:p>
          </table:table-cell>
          <table:table-cell office:value-type="string" office:string-value="$3.11">
            <text:p>$3.11</text:p>
          </table:table-cell>
        </table:table-row>
        <table:table-row>
          <table:table-cell office:value-type="string" office:string-value="139-6594">
            <text:p>139-6594</text:p>
          </table:table-cell>
          <table:table-cell office:value-type="string" office:string-value="CABLE-BRAKE, PP B&amp;S">
            <text:p>CABLE-BRAKE, PP B&amp;S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14.99">
            <text:p>$14.99</text:p>
          </table:table-cell>
          <table:table-cell office:value-type="string" office:string-value="$8.99">
            <text:p>$8.99</text:p>
          </table:table-cell>
          <table:table-cell office:value-type="string" office:string-value="$8.09">
            <text:p>$8.09</text:p>
          </table:table-cell>
          <table:table-cell office:value-type="string" office:string-value="$7.64">
            <text:p>$7.64</text:p>
          </table:table-cell>
          <table:table-cell office:value-type="string" office:string-value="$7.19">
            <text:p>$7.19</text:p>
          </table:table-cell>
          <table:table-cell office:value-type="string" office:string-value="$6.74">
            <text:p>$6.74</text:p>
          </table:table-cell>
          <table:table-cell office:value-type="string" office:string-value="$6.29">
            <text:p>$6.29</text:p>
          </table:table-cell>
          <table:table-cell office:value-type="string" office:string-value="$5.84">
            <text:p>$5.84</text:p>
          </table:table-cell>
        </table:table-row>
        <table:table-row>
          <table:table-cell office:value-type="string" office:string-value="139-6595">
            <text:p>139-6595</text:p>
          </table:table-cell>
          <table:table-cell office:value-type="string" office:string-value="CABLE-TRACTION, RWD (PP)">
            <text:p>CABLE-TRACTION, RWD (PP)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14.99">
            <text:p>$14.99</text:p>
          </table:table-cell>
          <table:table-cell office:value-type="string" office:string-value="$8.99">
            <text:p>$8.99</text:p>
          </table:table-cell>
          <table:table-cell office:value-type="string" office:string-value="$8.09">
            <text:p>$8.09</text:p>
          </table:table-cell>
          <table:table-cell office:value-type="string" office:string-value="$7.64">
            <text:p>$7.64</text:p>
          </table:table-cell>
          <table:table-cell office:value-type="string" office:string-value="$7.19">
            <text:p>$7.19</text:p>
          </table:table-cell>
          <table:table-cell office:value-type="string" office:string-value="$6.74">
            <text:p>$6.74</text:p>
          </table:table-cell>
          <table:table-cell office:value-type="string" office:string-value="$6.29">
            <text:p>$6.29</text:p>
          </table:table-cell>
          <table:table-cell office:value-type="string" office:string-value="$5.84">
            <text:p>$5.84</text:p>
          </table:table-cell>
        </table:table-row>
        <table:table-row>
          <table:table-cell office:value-type="string" office:string-value="139-6613">
            <text:p>139-6613</text:p>
          </table:table-cell>
          <table:table-cell office:value-type="string" office:string-value="SHAFT-SPINDLE">
            <text:p>SHAFT-SPINDLE</text:p>
          </table:table-cell>
          <table:table-cell office:value-type="string" office:string-value="SHAFT">
            <text:p>SHAFT</text:p>
          </table:table-cell>
          <table:table-cell office:value-type="string" office:string-value="No">
            <text:p>No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9-6643">
            <text:p>139-6643</text:p>
          </table:table-cell>
          <table:table-cell office:value-type="string" office:string-value="KEY-ROCKING, R.H.">
            <text:p>KEY-ROCKING, R.H.</text:p>
          </table:table-cell>
          <table:table-cell office:value-type="string" office:string-value="KEY (SQ/WOODRUFF)">
            <text:p>KEY (SQ/WOODRUFF)</text:p>
          </table:table-cell>
          <table:table-cell office:value-type="string" office:string-value="Yes">
            <text:p>Yes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.89">
            <text:p>$6.89</text:p>
          </table:table-cell>
          <table:table-cell office:value-type="string" office:string-value="$4.13">
            <text:p>$4.13</text:p>
          </table:table-cell>
          <table:table-cell office:value-type="string" office:string-value="$3.72">
            <text:p>$3.72</text:p>
          </table:table-cell>
          <table:table-cell office:value-type="string" office:string-value="$3.51">
            <text:p>$3.51</text:p>
          </table:table-cell>
          <table:table-cell office:value-type="string" office:string-value="$3.30">
            <text:p>$3.30</text:p>
          </table:table-cell>
          <table:table-cell office:value-type="string" office:string-value="$3.10">
            <text:p>$3.10</text:p>
          </table:table-cell>
          <table:table-cell office:value-type="string" office:string-value="$2.89">
            <text:p>$2.89</text:p>
          </table:table-cell>
          <table:table-cell office:value-type="string" office:string-value="$2.68">
            <text:p>$2.68</text:p>
          </table:table-cell>
        </table:table-row>
        <table:table-row>
          <table:table-cell office:value-type="string" office:string-value="139-6644">
            <text:p>139-6644</text:p>
          </table:table-cell>
          <table:table-cell office:value-type="string" office:string-value="KEY-ROCKING, L.H.">
            <text:p>KEY-ROCKING, L.H.</text:p>
          </table:table-cell>
          <table:table-cell office:value-type="string" office:string-value="KEY (SQ/WOODRUFF)">
            <text:p>KEY (SQ/WOODRUFF)</text:p>
          </table:table-cell>
          <table:table-cell office:value-type="string" office:string-value="Yes">
            <text:p>Yes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.89">
            <text:p>$6.89</text:p>
          </table:table-cell>
          <table:table-cell office:value-type="string" office:string-value="$4.13">
            <text:p>$4.13</text:p>
          </table:table-cell>
          <table:table-cell office:value-type="string" office:string-value="$3.72">
            <text:p>$3.72</text:p>
          </table:table-cell>
          <table:table-cell office:value-type="string" office:string-value="$3.51">
            <text:p>$3.51</text:p>
          </table:table-cell>
          <table:table-cell office:value-type="string" office:string-value="$3.30">
            <text:p>$3.30</text:p>
          </table:table-cell>
          <table:table-cell office:value-type="string" office:string-value="$3.10">
            <text:p>$3.10</text:p>
          </table:table-cell>
          <table:table-cell office:value-type="string" office:string-value="$2.89">
            <text:p>$2.89</text:p>
          </table:table-cell>
          <table:table-cell office:value-type="string" office:string-value="$2.68">
            <text:p>$2.68</text:p>
          </table:table-cell>
        </table:table-row>
        <table:table-row>
          <table:table-cell office:value-type="string" office:string-value="139-7872">
            <text:p>139-7872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4.99">
            <text:p>$54.99</text:p>
          </table:table-cell>
          <table:table-cell office:value-type="string" office:string-value="$32.99">
            <text:p>$32.99</text:p>
          </table:table-cell>
          <table:table-cell office:value-type="string" office:string-value="$29.69">
            <text:p>$29.69</text:p>
          </table:table-cell>
          <table:table-cell office:value-type="string" office:string-value="$28.04">
            <text:p>$28.04</text:p>
          </table:table-cell>
          <table:table-cell office:value-type="string" office:string-value="$26.39">
            <text:p>$26.39</text:p>
          </table:table-cell>
          <table:table-cell office:value-type="string" office:string-value="$24.74">
            <text:p>$24.74</text:p>
          </table:table-cell>
          <table:table-cell office:value-type="string" office:string-value="$23.09">
            <text:p>$23.09</text:p>
          </table:table-cell>
          <table:table-cell office:value-type="string" office:string-value="$21.44">
            <text:p>$21.44</text:p>
          </table:table-cell>
        </table:table-row>
        <table:table-row>
          <table:table-cell office:value-type="string" office:string-value="139-7910">
            <text:p>139-7910</text:p>
          </table:table-cell>
          <table:table-cell office:value-type="string" office:string-value="CLUTCH-200CMS">
            <text:p>CLUTCH-200CMS</text:p>
          </table:table-cell>
          <table:table-cell office:value-type="string" office:string-value="CLUTCH-ELECTRO-MAGNETIC">
            <text:p>CLUTCH-ELECTRO-MAGNETIC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555.99">
            <text:p>$555.99</text:p>
          </table:table-cell>
          <table:table-cell office:value-type="string" office:string-value="$416.99">
            <text:p>$416.99</text:p>
          </table:table-cell>
          <table:table-cell office:value-type="string" office:string-value="$375.29">
            <text:p>$375.29</text:p>
          </table:table-cell>
          <table:table-cell office:value-type="string" office:string-value="$354.44">
            <text:p>$354.44</text:p>
          </table:table-cell>
          <table:table-cell office:value-type="string" office:string-value="$333.59">
            <text:p>$333.59</text:p>
          </table:table-cell>
          <table:table-cell office:value-type="string" office:string-value="$312.74">
            <text:p>$312.74</text:p>
          </table:table-cell>
          <table:table-cell office:value-type="string" office:string-value="$291.89">
            <text:p>$291.89</text:p>
          </table:table-cell>
          <table:table-cell office:value-type="string" office:string-value="$271.04">
            <text:p>$271.04</text:p>
          </table:table-cell>
        </table:table-row>
        <table:table-row>
          <table:table-cell office:value-type="string" office:string-value="140-1000">
            <text:p>140-1000</text:p>
          </table:table-cell>
          <table:table-cell office:value-type="string" office:string-value="CABLE-CLUTCH">
            <text:p>CABLE-CLUTCH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$17.99">
            <text:p>$17.99</text:p>
          </table:table-cell>
          <table:table-cell office:value-type="string" office:string-value="$10.79">
            <text:p>$10.79</text:p>
          </table:table-cell>
          <table:table-cell office:value-type="string" office:string-value="$9.71">
            <text:p>$9.71</text:p>
          </table:table-cell>
          <table:table-cell office:value-type="string" office:string-value="$9.17">
            <text:p>$9.17</text:p>
          </table:table-cell>
          <table:table-cell office:value-type="string" office:string-value="$8.63">
            <text:p>$8.63</text:p>
          </table:table-cell>
          <table:table-cell office:value-type="string" office:string-value="$8.09">
            <text:p>$8.09</text:p>
          </table:table-cell>
          <table:table-cell office:value-type="string" office:string-value="$7.55">
            <text:p>$7.55</text:p>
          </table:table-cell>
          <table:table-cell office:value-type="string" office:string-value="$7.01">
            <text:p>$7.01</text:p>
          </table:table-cell>
        </table:table-row>
        <table:table-row>
          <table:table-cell office:value-type="string" office:string-value="140-1238">
            <text:p>140-1238</text:p>
          </table:table-cell>
          <table:table-cell office:value-type="string" office:string-value="BLADE 24.50 HIGH FLOW">
            <text:p>BLADE 24.50 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140-1239">
            <text:p>140-1239</text:p>
          </table:table-cell>
          <table:table-cell office:value-type="string" office:string-value="BLADE-24.50 ATOMIC">
            <text:p>BLADE-24.50 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0.99">
            <text:p>$40.99</text:p>
          </table:table-cell>
          <table:table-cell office:value-type="string" office:string-value="$24.59">
            <text:p>$24.59</text:p>
          </table:table-cell>
          <table:table-cell office:value-type="string" office:string-value="$22.13">
            <text:p>$22.13</text:p>
          </table:table-cell>
          <table:table-cell office:value-type="string" office:string-value="$20.90">
            <text:p>$20.90</text:p>
          </table:table-cell>
          <table:table-cell office:value-type="string" office:string-value="$19.67">
            <text:p>$19.67</text:p>
          </table:table-cell>
          <table:table-cell office:value-type="string" office:string-value="$18.44">
            <text:p>$18.44</text:p>
          </table:table-cell>
          <table:table-cell office:value-type="string" office:string-value="$17.21">
            <text:p>$17.21</text:p>
          </table:table-cell>
          <table:table-cell office:value-type="string" office:string-value="$15.98">
            <text:p>$15.98</text:p>
          </table:table-cell>
        </table:table-row>
        <table:table-row>
          <table:table-cell office:value-type="string" office:string-value="140-1240">
            <text:p>140-1240</text:p>
          </table:table-cell>
          <table:table-cell office:value-type="string" office:string-value="BLADE 20.50 HIGH FLOW">
            <text:p>BLADE 20.50 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40-1241">
            <text:p>140-1241</text:p>
          </table:table-cell>
          <table:table-cell office:value-type="string" office:string-value="BLADE-20.50 ATOMIC">
            <text:p>BLADE-20.50 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40-1242">
            <text:p>140-1242</text:p>
          </table:table-cell>
          <table:table-cell office:value-type="string" office:string-value="BLADE-FLOW, HIGH 18.00">
            <text:p>BLADE-FLOW, HIGH 18.00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40-1243">
            <text:p>140-1243</text:p>
          </table:table-cell>
          <table:table-cell office:value-type="string" office:string-value="BLADE-16.50 HIGH FLOW">
            <text:p>BLADE-16.50 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40-1244">
            <text:p>140-1244</text:p>
          </table:table-cell>
          <table:table-cell office:value-type="string" office:string-value="BLADE-20.50 CR LOW FLOW">
            <text:p>BLADE-20.50 CR 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40-1245">
            <text:p>140-1245</text:p>
          </table:table-cell>
          <table:table-cell office:value-type="string" office:string-value="BLADE-24.50 CR LOW FLOW">
            <text:p>BLADE-24.50 CR 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2.19">
            <text:p>$22.19</text:p>
          </table:table-cell>
          <table:table-cell office:value-type="string" office:string-value="$19.97">
            <text:p>$19.97</text:p>
          </table:table-cell>
          <table:table-cell office:value-type="string" office:string-value="$18.86">
            <text:p>$18.86</text:p>
          </table:table-cell>
          <table:table-cell office:value-type="string" office:string-value="$17.75">
            <text:p>$17.75</text:p>
          </table:table-cell>
          <table:table-cell office:value-type="string" office:string-value="$16.64">
            <text:p>$16.64</text:p>
          </table:table-cell>
          <table:table-cell office:value-type="string" office:string-value="$15.53">
            <text:p>$15.53</text:p>
          </table:table-cell>
          <table:table-cell office:value-type="string" office:string-value="$14.42">
            <text:p>$14.42</text:p>
          </table:table-cell>
        </table:table-row>
        <table:table-row>
          <table:table-cell office:value-type="string" office:string-value="140-1246">
            <text:p>140-1246</text:p>
          </table:table-cell>
          <table:table-cell office:value-type="string" office:string-value="BLADE-24.50 MULCH">
            <text:p>BLADE-24.50 MUL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2.19">
            <text:p>$22.19</text:p>
          </table:table-cell>
          <table:table-cell office:value-type="string" office:string-value="$19.97">
            <text:p>$19.97</text:p>
          </table:table-cell>
          <table:table-cell office:value-type="string" office:string-value="$18.86">
            <text:p>$18.86</text:p>
          </table:table-cell>
          <table:table-cell office:value-type="string" office:string-value="$17.75">
            <text:p>$17.75</text:p>
          </table:table-cell>
          <table:table-cell office:value-type="string" office:string-value="$16.64">
            <text:p>$16.64</text:p>
          </table:table-cell>
          <table:table-cell office:value-type="string" office:string-value="$15.53">
            <text:p>$15.53</text:p>
          </table:table-cell>
          <table:table-cell office:value-type="string" office:string-value="$14.42">
            <text:p>$14.42</text:p>
          </table:table-cell>
        </table:table-row>
        <table:table-row>
          <table:table-cell office:value-type="string" office:string-value="140-1274-03">
            <text:p>140-1274-03</text:p>
          </table:table-cell>
          <table:table-cell office:value-type="string" office:string-value="BLADE-21IN (MULCH, HS)">
            <text:p>BLADE-21IN (MULCH, HS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40-1295">
            <text:p>140-1295</text:p>
          </table:table-cell>
          <table:table-cell office:value-type="string" office:string-value="WHEEL GEAR ASM">
            <text:p>WHEEL GEAR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7.99">
            <text:p>$47.99</text:p>
          </table:table-cell>
          <table:table-cell office:value-type="string" office:string-value="$28.79">
            <text:p>$28.79</text:p>
          </table:table-cell>
          <table:table-cell office:value-type="string" office:string-value="$25.91">
            <text:p>$25.91</text:p>
          </table:table-cell>
          <table:table-cell office:value-type="string" office:string-value="$24.47">
            <text:p>$24.47</text:p>
          </table:table-cell>
          <table:table-cell office:value-type="string" office:string-value="$23.03">
            <text:p>$23.03</text:p>
          </table:table-cell>
          <table:table-cell office:value-type="string" office:string-value="$21.59">
            <text:p>$21.59</text:p>
          </table:table-cell>
          <table:table-cell office:value-type="string" office:string-value="$20.15">
            <text:p>$20.15</text:p>
          </table:table-cell>
          <table:table-cell office:value-type="string" office:string-value="$18.71">
            <text:p>$18.71</text:p>
          </table:table-cell>
        </table:table-row>
        <table:table-row>
          <table:table-cell office:value-type="string" office:string-value="140-2350">
            <text:p>140-2350</text:p>
          </table:table-cell>
          <table:table-cell office:value-type="string" office:string-value="ASM-9.65&quot; WHEEL, GEARED">
            <text:p>ASM-9.65" WHEEL, GEARED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40-2358">
            <text:p>140-2358</text:p>
          </table:table-cell>
          <table:table-cell office:value-type="string" office:string-value="ASM-8&quot; WHEEL, FWD (BUSHINGS)">
            <text:p>ASM-8" WHEEL, FWD (BUSHINGS)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40-2380">
            <text:p>140-2380</text:p>
          </table:table-cell>
          <table:table-cell office:value-type="string" office:string-value="BELT-AWD, 34.50">
            <text:p>BELT-AWD, 34.50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.99">
            <text:p>$18.99</text:p>
          </table:table-cell>
          <table:table-cell office:value-type="string" office:string-value="$11.39">
            <text:p>$11.39</text:p>
          </table:table-cell>
          <table:table-cell office:value-type="string" office:string-value="$10.25">
            <text:p>$10.25</text:p>
          </table:table-cell>
          <table:table-cell office:value-type="string" office:string-value="$9.68">
            <text:p>$9.68</text:p>
          </table:table-cell>
          <table:table-cell office:value-type="string" office:string-value="$9.11">
            <text:p>$9.11</text:p>
          </table:table-cell>
          <table:table-cell office:value-type="string" office:string-value="$8.54">
            <text:p>$8.54</text:p>
          </table:table-cell>
          <table:table-cell office:value-type="string" office:string-value="$7.97">
            <text:p>$7.97</text:p>
          </table:table-cell>
          <table:table-cell office:value-type="string" office:string-value="$7.40">
            <text:p>$7.40</text:p>
          </table:table-cell>
        </table:table-row>
        <table:table-row>
          <table:table-cell office:value-type="string" office:string-value="140-2700">
            <text:p>140-270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-403121">
            <text:p>1-403121</text:p>
          </table:table-cell>
          <table:table-cell office:value-type="string" office:string-value="SWITCH &amp; KEY (INCLUDES NUT &amp; WASHER)">
            <text:p>SWITCH &amp; KEY (INCLUDES NUT &amp; WASHER)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4DJ">
            <text:p>4D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140-3947">
            <text:p>140-3947</text:p>
          </table:table-cell>
          <table:table-cell office:value-type="string" office:string-value="CABLE-TRACTION, FWD">
            <text:p>CABLE-TRACTION, FWD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14.99">
            <text:p>$14.99</text:p>
          </table:table-cell>
          <table:table-cell office:value-type="string" office:string-value="$8.99">
            <text:p>$8.99</text:p>
          </table:table-cell>
          <table:table-cell office:value-type="string" office:string-value="$8.09">
            <text:p>$8.09</text:p>
          </table:table-cell>
          <table:table-cell office:value-type="string" office:string-value="$7.64">
            <text:p>$7.64</text:p>
          </table:table-cell>
          <table:table-cell office:value-type="string" office:string-value="$7.19">
            <text:p>$7.19</text:p>
          </table:table-cell>
          <table:table-cell office:value-type="string" office:string-value="$6.74">
            <text:p>$6.74</text:p>
          </table:table-cell>
          <table:table-cell office:value-type="string" office:string-value="$6.29">
            <text:p>$6.29</text:p>
          </table:table-cell>
          <table:table-cell office:value-type="string" office:string-value="$5.84">
            <text:p>$5.84</text:p>
          </table:table-cell>
        </table:table-row>
        <table:table-row>
          <table:table-cell office:value-type="string" office:string-value="140-3948">
            <text:p>140-3948</text:p>
          </table:table-cell>
          <table:table-cell office:value-type="string" office:string-value="CABLE-BRAKE, FWD">
            <text:p>CABLE-BRAKE, FWD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15.99">
            <text:p>$15.99</text:p>
          </table:table-cell>
          <table:table-cell office:value-type="string" office:string-value="$9.59">
            <text:p>$9.59</text:p>
          </table:table-cell>
          <table:table-cell office:value-type="string" office:string-value="$8.63">
            <text:p>$8.63</text:p>
          </table:table-cell>
          <table:table-cell office:value-type="string" office:string-value="$8.15">
            <text:p>$8.15</text:p>
          </table:table-cell>
          <table:table-cell office:value-type="string" office:string-value="$7.67">
            <text:p>$7.67</text:p>
          </table:table-cell>
          <table:table-cell office:value-type="string" office:string-value="$7.19">
            <text:p>$7.19</text:p>
          </table:table-cell>
          <table:table-cell office:value-type="string" office:string-value="$6.71">
            <text:p>$6.71</text:p>
          </table:table-cell>
          <table:table-cell office:value-type="string" office:string-value="$6.23">
            <text:p>$6.23</text:p>
          </table:table-cell>
        </table:table-row>
        <table:table-row>
          <table:table-cell office:value-type="string" office:string-value="140-4041">
            <text:p>140-404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$9.17">
            <text:p>$9.17</text:p>
          </table:table-cell>
          <table:table-cell office:value-type="string" office:string-value="$8.66">
            <text:p>$8.66</text:p>
          </table:table-cell>
          <table:table-cell office:value-type="string" office:string-value="$8.15">
            <text:p>$8.15</text:p>
          </table:table-cell>
          <table:table-cell office:value-type="string" office:string-value="$7.64">
            <text:p>$7.64</text:p>
          </table:table-cell>
          <table:table-cell office:value-type="string" office:string-value="$7.13">
            <text:p>$7.13</text:p>
          </table:table-cell>
          <table:table-cell office:value-type="string" office:string-value="$6.62">
            <text:p>$6.62</text:p>
          </table:table-cell>
        </table:table-row>
        <table:table-row>
          <table:table-cell office:value-type="string" office:string-value="140-4850">
            <text:p>140-4850</text:p>
          </table:table-cell>
          <table:table-cell office:value-type="string" office:string-value="BLADE-24.50 MEDIUM FLOW">
            <text:p>BLADE-24.50 MEDIUM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3.99">
            <text:p>$33.99</text:p>
          </table:table-cell>
          <table:table-cell office:value-type="string" office:string-value="$20.39">
            <text:p>$20.39</text:p>
          </table:table-cell>
          <table:table-cell office:value-type="string" office:string-value="$18.35">
            <text:p>$18.35</text:p>
          </table:table-cell>
          <table:table-cell office:value-type="string" office:string-value="$17.33">
            <text:p>$17.33</text:p>
          </table:table-cell>
          <table:table-cell office:value-type="string" office:string-value="$16.31">
            <text:p>$16.31</text:p>
          </table:table-cell>
          <table:table-cell office:value-type="string" office:string-value="$15.29">
            <text:p>$15.29</text:p>
          </table:table-cell>
          <table:table-cell office:value-type="string" office:string-value="$14.27">
            <text:p>$14.27</text:p>
          </table:table-cell>
          <table:table-cell office:value-type="string" office:string-value="$13.25">
            <text:p>$13.25</text:p>
          </table:table-cell>
        </table:table-row>
        <table:table-row>
          <table:table-cell office:value-type="string" office:string-value="140-4851">
            <text:p>140-4851</text:p>
          </table:table-cell>
          <table:table-cell office:value-type="string" office:string-value="BLADE-24.50 LOW FLOW">
            <text:p>BLADE-24.50 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3.39">
            <text:p>$23.39</text:p>
          </table:table-cell>
          <table:table-cell office:value-type="string" office:string-value="$21.05">
            <text:p>$21.05</text:p>
          </table:table-cell>
          <table:table-cell office:value-type="string" office:string-value="$19.88">
            <text:p>$19.88</text:p>
          </table:table-cell>
          <table:table-cell office:value-type="string" office:string-value="$18.71">
            <text:p>$18.71</text:p>
          </table:table-cell>
          <table:table-cell office:value-type="string" office:string-value="$17.54">
            <text:p>$17.54</text:p>
          </table:table-cell>
          <table:table-cell office:value-type="string" office:string-value="$16.37">
            <text:p>$16.37</text:p>
          </table:table-cell>
          <table:table-cell office:value-type="string" office:string-value="$15.20">
            <text:p>$15.20</text:p>
          </table:table-cell>
        </table:table-row>
        <table:table-row>
          <table:table-cell office:value-type="string" office:string-value="140-4852">
            <text:p>140-4852</text:p>
          </table:table-cell>
          <table:table-cell office:value-type="string" office:string-value="BLADE-24.50 RECYCLER">
            <text:p>BLADE-24.50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2.19">
            <text:p>$22.19</text:p>
          </table:table-cell>
          <table:table-cell office:value-type="string" office:string-value="$19.97">
            <text:p>$19.97</text:p>
          </table:table-cell>
          <table:table-cell office:value-type="string" office:string-value="$18.86">
            <text:p>$18.86</text:p>
          </table:table-cell>
          <table:table-cell office:value-type="string" office:string-value="$17.75">
            <text:p>$17.75</text:p>
          </table:table-cell>
          <table:table-cell office:value-type="string" office:string-value="$16.64">
            <text:p>$16.64</text:p>
          </table:table-cell>
          <table:table-cell office:value-type="string" office:string-value="$15.53">
            <text:p>$15.53</text:p>
          </table:table-cell>
          <table:table-cell office:value-type="string" office:string-value="$14.42">
            <text:p>$14.42</text:p>
          </table:table-cell>
        </table:table-row>
        <table:table-row>
          <table:table-cell office:value-type="string" office:string-value="140-4853">
            <text:p>140-4853</text:p>
          </table:table-cell>
          <table:table-cell office:value-type="string" office:string-value="BLADE-20.50 MEDIUM FLOW">
            <text:p>BLADE-20.50 MEDIUM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40-4854">
            <text:p>140-4854</text:p>
          </table:table-cell>
          <table:table-cell office:value-type="string" office:string-value="BLADE-20.50, LOW FLOW">
            <text:p>BLADE-20.50, 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40-4855">
            <text:p>140-4855</text:p>
          </table:table-cell>
          <table:table-cell office:value-type="string" office:string-value="BLADE-20.50 RECYCLER">
            <text:p>BLADE-20.50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40-4856">
            <text:p>140-4856</text:p>
          </table:table-cell>
          <table:table-cell office:value-type="string" office:string-value="BLADE-18.00 MEDIUM FLOW">
            <text:p>BLADE-18.00 MEDIUM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40-4857">
            <text:p>140-4857</text:p>
          </table:table-cell>
          <table:table-cell office:value-type="string" office:string-value="BLADE-18.00 LOW FLOW">
            <text:p>BLADE-18.00 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40-4858">
            <text:p>140-4858</text:p>
          </table:table-cell>
          <table:table-cell office:value-type="string" office:string-value="BLADE-18.00 ATOMIC">
            <text:p>BLADE-18.00 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5.99">
            <text:p>$35.99</text:p>
          </table:table-cell>
          <table:table-cell office:value-type="string" office:string-value="$21.59">
            <text:p>$21.59</text:p>
          </table:table-cell>
          <table:table-cell office:value-type="string" office:string-value="$19.43">
            <text:p>$19.43</text:p>
          </table:table-cell>
          <table:table-cell office:value-type="string" office:string-value="$18.35">
            <text:p>$18.35</text:p>
          </table:table-cell>
          <table:table-cell office:value-type="string" office:string-value="$17.27">
            <text:p>$17.27</text:p>
          </table:table-cell>
          <table:table-cell office:value-type="string" office:string-value="$16.19">
            <text:p>$16.19</text:p>
          </table:table-cell>
          <table:table-cell office:value-type="string" office:string-value="$15.11">
            <text:p>$15.11</text:p>
          </table:table-cell>
          <table:table-cell office:value-type="string" office:string-value="$14.03">
            <text:p>$14.03</text:p>
          </table:table-cell>
        </table:table-row>
        <table:table-row>
          <table:table-cell office:value-type="string" office:string-value="140-4859">
            <text:p>140-4859</text:p>
          </table:table-cell>
          <table:table-cell office:value-type="string" office:string-value="BLADE-18.00 RECYCLER">
            <text:p>BLADE-18.00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40-4860">
            <text:p>140-4860</text:p>
          </table:table-cell>
          <table:table-cell office:value-type="string" office:string-value="BLADE-16.50 MEDIUM FLOW">
            <text:p>BLADE-16.50 MEDIUM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40-4861">
            <text:p>140-4861</text:p>
          </table:table-cell>
          <table:table-cell office:value-type="string" office:string-value="BLADE-16.50 LOW FLOW">
            <text:p>BLADE-16.50 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40-4862">
            <text:p>140-4862</text:p>
          </table:table-cell>
          <table:table-cell office:value-type="string" office:string-value="BLADE-16.50 ATOMIC">
            <text:p>BLADE-16.50 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2.99">
            <text:p>$32.99</text:p>
          </table:table-cell>
          <table:table-cell office:value-type="string" office:string-value="$19.79">
            <text:p>$19.79</text:p>
          </table:table-cell>
          <table:table-cell office:value-type="string" office:string-value="$17.81">
            <text:p>$17.81</text:p>
          </table:table-cell>
          <table:table-cell office:value-type="string" office:string-value="$16.82">
            <text:p>$16.82</text:p>
          </table:table-cell>
          <table:table-cell office:value-type="string" office:string-value="$15.83">
            <text:p>$15.83</text:p>
          </table:table-cell>
          <table:table-cell office:value-type="string" office:string-value="$14.84">
            <text:p>$14.84</text:p>
          </table:table-cell>
          <table:table-cell office:value-type="string" office:string-value="$13.85">
            <text:p>$13.85</text:p>
          </table:table-cell>
          <table:table-cell office:value-type="string" office:string-value="$12.86">
            <text:p>$12.86</text:p>
          </table:table-cell>
        </table:table-row>
        <table:table-row>
          <table:table-cell office:value-type="string" office:string-value="140-4863">
            <text:p>140-4863</text:p>
          </table:table-cell>
          <table:table-cell office:value-type="string" office:string-value="BLADE-16.50 RECYCLER">
            <text:p>BLADE-16.50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40-4872">
            <text:p>140-4872</text:p>
          </table:table-cell>
          <table:table-cell office:value-type="string" office:string-value="6 PACK-BLADE, 24.5 HIGH FLOW">
            <text:p>6 PACK-BLADE, 24.5 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9.99">
            <text:p>$209.99</text:p>
          </table:table-cell>
          <table:table-cell office:value-type="string" office:string-value="$125.99">
            <text:p>$125.99</text:p>
          </table:table-cell>
          <table:table-cell office:value-type="string" office:string-value="$113.39">
            <text:p>$113.39</text:p>
          </table:table-cell>
          <table:table-cell office:value-type="string" office:string-value="$107.09">
            <text:p>$107.09</text:p>
          </table:table-cell>
          <table:table-cell office:value-type="string" office:string-value="$100.79">
            <text:p>$100.79</text:p>
          </table:table-cell>
          <table:table-cell office:value-type="string" office:string-value="$94.49">
            <text:p>$94.49</text:p>
          </table:table-cell>
          <table:table-cell office:value-type="string" office:string-value="$88.19">
            <text:p>$88.19</text:p>
          </table:table-cell>
          <table:table-cell office:value-type="string" office:string-value="$81.89">
            <text:p>$81.89</text:p>
          </table:table-cell>
        </table:table-row>
        <table:table-row>
          <table:table-cell office:value-type="string" office:string-value="140-4873">
            <text:p>140-4873</text:p>
          </table:table-cell>
          <table:table-cell office:value-type="string" office:string-value="6 PACK-BLADE, 24.5 MED FLOW">
            <text:p>6 PACK-BLADE, 24.5 MED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3.99">
            <text:p>$203.99</text:p>
          </table:table-cell>
          <table:table-cell office:value-type="string" office:string-value="$122.39">
            <text:p>$122.39</text:p>
          </table:table-cell>
          <table:table-cell office:value-type="string" office:string-value="$110.15">
            <text:p>$110.15</text:p>
          </table:table-cell>
          <table:table-cell office:value-type="string" office:string-value="$104.03">
            <text:p>$104.03</text:p>
          </table:table-cell>
          <table:table-cell office:value-type="string" office:string-value="$97.91">
            <text:p>$97.91</text:p>
          </table:table-cell>
          <table:table-cell office:value-type="string" office:string-value="$91.79">
            <text:p>$91.79</text:p>
          </table:table-cell>
          <table:table-cell office:value-type="string" office:string-value="$85.67">
            <text:p>$85.67</text:p>
          </table:table-cell>
          <table:table-cell office:value-type="string" office:string-value="$79.55">
            <text:p>$79.55</text:p>
          </table:table-cell>
        </table:table-row>
        <table:table-row>
          <table:table-cell office:value-type="string" office:string-value="140-4874">
            <text:p>140-4874</text:p>
          </table:table-cell>
          <table:table-cell office:value-type="string" office:string-value="6 PACK-BLADE, 24.5 LOW FLOW">
            <text:p>6 PACK-BLADE, 24.5 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4.99">
            <text:p>$234.99</text:p>
          </table:table-cell>
          <table:table-cell office:value-type="string" office:string-value="$140.99">
            <text:p>$140.99</text:p>
          </table:table-cell>
          <table:table-cell office:value-type="string" office:string-value="$126.89">
            <text:p>$126.89</text:p>
          </table:table-cell>
          <table:table-cell office:value-type="string" office:string-value="$119.84">
            <text:p>$119.84</text:p>
          </table:table-cell>
          <table:table-cell office:value-type="string" office:string-value="$112.79">
            <text:p>$112.79</text:p>
          </table:table-cell>
          <table:table-cell office:value-type="string" office:string-value="$105.74">
            <text:p>$105.74</text:p>
          </table:table-cell>
          <table:table-cell office:value-type="string" office:string-value="$98.69">
            <text:p>$98.69</text:p>
          </table:table-cell>
          <table:table-cell office:value-type="string" office:string-value="$91.64">
            <text:p>$91.64</text:p>
          </table:table-cell>
        </table:table-row>
        <table:table-row>
          <table:table-cell office:value-type="string" office:string-value="140-4875">
            <text:p>140-4875</text:p>
          </table:table-cell>
          <table:table-cell office:value-type="string" office:string-value="6 PACK-BLADE, 24.5 ATOMIC">
            <text:p>6 PACK-BLADE, 24.5 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7.99">
            <text:p>$247.99</text:p>
          </table:table-cell>
          <table:table-cell office:value-type="string" office:string-value="$148.79">
            <text:p>$148.79</text:p>
          </table:table-cell>
          <table:table-cell office:value-type="string" office:string-value="$133.91">
            <text:p>$133.91</text:p>
          </table:table-cell>
          <table:table-cell office:value-type="string" office:string-value="$126.47">
            <text:p>$126.47</text:p>
          </table:table-cell>
          <table:table-cell office:value-type="string" office:string-value="$119.03">
            <text:p>$119.03</text:p>
          </table:table-cell>
          <table:table-cell office:value-type="string" office:string-value="$111.59">
            <text:p>$111.59</text:p>
          </table:table-cell>
          <table:table-cell office:value-type="string" office:string-value="$104.15">
            <text:p>$104.15</text:p>
          </table:table-cell>
          <table:table-cell office:value-type="string" office:string-value="$96.71">
            <text:p>$96.71</text:p>
          </table:table-cell>
        </table:table-row>
        <table:table-row>
          <table:table-cell office:value-type="string" office:string-value="140-4876">
            <text:p>140-4876</text:p>
          </table:table-cell>
          <table:table-cell office:value-type="string" office:string-value="6 PACK-BLADE, 24.5 RECYCLER">
            <text:p>6 PACK-BLADE, 24.5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2.99">
            <text:p>$222.99</text:p>
          </table:table-cell>
          <table:table-cell office:value-type="string" office:string-value="$133.79">
            <text:p>$133.79</text:p>
          </table:table-cell>
          <table:table-cell office:value-type="string" office:string-value="$120.41">
            <text:p>$120.41</text:p>
          </table:table-cell>
          <table:table-cell office:value-type="string" office:string-value="$113.72">
            <text:p>$113.72</text:p>
          </table:table-cell>
          <table:table-cell office:value-type="string" office:string-value="$107.03">
            <text:p>$107.03</text:p>
          </table:table-cell>
          <table:table-cell office:value-type="string" office:string-value="$100.34">
            <text:p>$100.34</text:p>
          </table:table-cell>
          <table:table-cell office:value-type="string" office:string-value="$93.65">
            <text:p>$93.65</text:p>
          </table:table-cell>
          <table:table-cell office:value-type="string" office:string-value="$86.96">
            <text:p>$86.96</text:p>
          </table:table-cell>
        </table:table-row>
        <table:table-row>
          <table:table-cell office:value-type="string" office:string-value="140-4877">
            <text:p>140-4877</text:p>
          </table:table-cell>
          <table:table-cell office:value-type="string" office:string-value="6 PACK-BLADE, 20.5 HIGH FLOW">
            <text:p>6 PACK-BLADE, 20.5 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5.99">
            <text:p>$145.99</text:p>
          </table:table-cell>
          <table:table-cell office:value-type="string" office:string-value="$87.59">
            <text:p>$87.59</text:p>
          </table:table-cell>
          <table:table-cell office:value-type="string" office:string-value="$78.83">
            <text:p>$78.83</text:p>
          </table:table-cell>
          <table:table-cell office:value-type="string" office:string-value="$74.45">
            <text:p>$74.45</text:p>
          </table:table-cell>
          <table:table-cell office:value-type="string" office:string-value="$70.07">
            <text:p>$70.07</text:p>
          </table:table-cell>
          <table:table-cell office:value-type="string" office:string-value="$65.69">
            <text:p>$65.69</text:p>
          </table:table-cell>
          <table:table-cell office:value-type="string" office:string-value="$61.31">
            <text:p>$61.31</text:p>
          </table:table-cell>
          <table:table-cell office:value-type="string" office:string-value="$56.93">
            <text:p>$56.93</text:p>
          </table:table-cell>
        </table:table-row>
        <table:table-row>
          <table:table-cell office:value-type="string" office:string-value="140-4878">
            <text:p>140-4878</text:p>
          </table:table-cell>
          <table:table-cell office:value-type="string" office:string-value="6 PACK-BLADE, 20.5 MED FLOW">
            <text:p>6 PACK-BLADE, 20.5 MED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0.99">
            <text:p>$190.99</text:p>
          </table:table-cell>
          <table:table-cell office:value-type="string" office:string-value="$114.59">
            <text:p>$114.59</text:p>
          </table:table-cell>
          <table:table-cell office:value-type="string" office:string-value="$103.13">
            <text:p>$103.13</text:p>
          </table:table-cell>
          <table:table-cell office:value-type="string" office:string-value="$97.40">
            <text:p>$97.40</text:p>
          </table:table-cell>
          <table:table-cell office:value-type="string" office:string-value="$91.67">
            <text:p>$91.67</text:p>
          </table:table-cell>
          <table:table-cell office:value-type="string" office:string-value="$85.94">
            <text:p>$85.94</text:p>
          </table:table-cell>
          <table:table-cell office:value-type="string" office:string-value="$80.21">
            <text:p>$80.21</text:p>
          </table:table-cell>
          <table:table-cell office:value-type="string" office:string-value="$74.48">
            <text:p>$74.48</text:p>
          </table:table-cell>
        </table:table-row>
        <table:table-row>
          <table:table-cell office:value-type="string" office:string-value="140-4879">
            <text:p>140-4879</text:p>
          </table:table-cell>
          <table:table-cell office:value-type="string" office:string-value="6 PACK-BLADE, 20.5 LOW FLOW">
            <text:p>6 PACK-BLADE, 20.5 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0.99">
            <text:p>$190.99</text:p>
          </table:table-cell>
          <table:table-cell office:value-type="string" office:string-value="$114.59">
            <text:p>$114.59</text:p>
          </table:table-cell>
          <table:table-cell office:value-type="string" office:string-value="$103.13">
            <text:p>$103.13</text:p>
          </table:table-cell>
          <table:table-cell office:value-type="string" office:string-value="$97.40">
            <text:p>$97.40</text:p>
          </table:table-cell>
          <table:table-cell office:value-type="string" office:string-value="$91.67">
            <text:p>$91.67</text:p>
          </table:table-cell>
          <table:table-cell office:value-type="string" office:string-value="$85.94">
            <text:p>$85.94</text:p>
          </table:table-cell>
          <table:table-cell office:value-type="string" office:string-value="$80.21">
            <text:p>$80.21</text:p>
          </table:table-cell>
          <table:table-cell office:value-type="string" office:string-value="$74.48">
            <text:p>$74.48</text:p>
          </table:table-cell>
        </table:table-row>
        <table:table-row>
          <table:table-cell office:value-type="string" office:string-value="140-4880">
            <text:p>140-4880</text:p>
          </table:table-cell>
          <table:table-cell office:value-type="string" office:string-value="6 PACK-BLADE, 20.5 ATOMIC">
            <text:p>6 PACK-BLADE, 20.5 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1.99">
            <text:p>$171.99</text:p>
          </table:table-cell>
          <table:table-cell office:value-type="string" office:string-value="$103.19">
            <text:p>$103.19</text:p>
          </table:table-cell>
          <table:table-cell office:value-type="string" office:string-value="$92.87">
            <text:p>$92.87</text:p>
          </table:table-cell>
          <table:table-cell office:value-type="string" office:string-value="$87.71">
            <text:p>$87.71</text:p>
          </table:table-cell>
          <table:table-cell office:value-type="string" office:string-value="$82.55">
            <text:p>$82.55</text:p>
          </table:table-cell>
          <table:table-cell office:value-type="string" office:string-value="$77.39">
            <text:p>$77.39</text:p>
          </table:table-cell>
          <table:table-cell office:value-type="string" office:string-value="$72.23">
            <text:p>$72.23</text:p>
          </table:table-cell>
          <table:table-cell office:value-type="string" office:string-value="$67.07">
            <text:p>$67.07</text:p>
          </table:table-cell>
        </table:table-row>
        <table:table-row>
          <table:table-cell office:value-type="string" office:string-value="140-4881">
            <text:p>140-4881</text:p>
          </table:table-cell>
          <table:table-cell office:value-type="string" office:string-value="6 PACK-BLADE, 20.5 RECYCLER">
            <text:p>6 PACK-BLADE, 20.5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1.99">
            <text:p>$171.99</text:p>
          </table:table-cell>
          <table:table-cell office:value-type="string" office:string-value="$103.19">
            <text:p>$103.19</text:p>
          </table:table-cell>
          <table:table-cell office:value-type="string" office:string-value="$92.87">
            <text:p>$92.87</text:p>
          </table:table-cell>
          <table:table-cell office:value-type="string" office:string-value="$87.71">
            <text:p>$87.71</text:p>
          </table:table-cell>
          <table:table-cell office:value-type="string" office:string-value="$82.55">
            <text:p>$82.55</text:p>
          </table:table-cell>
          <table:table-cell office:value-type="string" office:string-value="$77.39">
            <text:p>$77.39</text:p>
          </table:table-cell>
          <table:table-cell office:value-type="string" office:string-value="$72.23">
            <text:p>$72.23</text:p>
          </table:table-cell>
          <table:table-cell office:value-type="string" office:string-value="$67.07">
            <text:p>$67.07</text:p>
          </table:table-cell>
        </table:table-row>
        <table:table-row>
          <table:table-cell office:value-type="string" office:string-value="140-4882">
            <text:p>140-4882</text:p>
          </table:table-cell>
          <table:table-cell office:value-type="string" office:string-value="6 PACK-BLADE, 18.00 HIGH FLOW">
            <text:p>6 PACK-BLADE, 18.00 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8.99">
            <text:p>$158.99</text:p>
          </table:table-cell>
          <table:table-cell office:value-type="string" office:string-value="$95.39">
            <text:p>$95.39</text:p>
          </table:table-cell>
          <table:table-cell office:value-type="string" office:string-value="$85.85">
            <text:p>$85.85</text:p>
          </table:table-cell>
          <table:table-cell office:value-type="string" office:string-value="$81.08">
            <text:p>$81.08</text:p>
          </table:table-cell>
          <table:table-cell office:value-type="string" office:string-value="$76.31">
            <text:p>$76.31</text:p>
          </table:table-cell>
          <table:table-cell office:value-type="string" office:string-value="$71.54">
            <text:p>$71.54</text:p>
          </table:table-cell>
          <table:table-cell office:value-type="string" office:string-value="$66.77">
            <text:p>$66.77</text:p>
          </table:table-cell>
          <table:table-cell office:value-type="string" office:string-value="$62.00">
            <text:p>$62.00</text:p>
          </table:table-cell>
        </table:table-row>
        <table:table-row>
          <table:table-cell office:value-type="string" office:string-value="140-4883">
            <text:p>140-4883</text:p>
          </table:table-cell>
          <table:table-cell office:value-type="string" office:string-value="6 PACK-BLADE, 18.00 MED FLOW">
            <text:p>6 PACK-BLADE, 18.00 MED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0.99">
            <text:p>$190.99</text:p>
          </table:table-cell>
          <table:table-cell office:value-type="string" office:string-value="$114.59">
            <text:p>$114.59</text:p>
          </table:table-cell>
          <table:table-cell office:value-type="string" office:string-value="$103.13">
            <text:p>$103.13</text:p>
          </table:table-cell>
          <table:table-cell office:value-type="string" office:string-value="$97.40">
            <text:p>$97.40</text:p>
          </table:table-cell>
          <table:table-cell office:value-type="string" office:string-value="$91.67">
            <text:p>$91.67</text:p>
          </table:table-cell>
          <table:table-cell office:value-type="string" office:string-value="$85.94">
            <text:p>$85.94</text:p>
          </table:table-cell>
          <table:table-cell office:value-type="string" office:string-value="$80.21">
            <text:p>$80.21</text:p>
          </table:table-cell>
          <table:table-cell office:value-type="string" office:string-value="$74.48">
            <text:p>$74.48</text:p>
          </table:table-cell>
        </table:table-row>
        <table:table-row>
          <table:table-cell office:value-type="string" office:string-value="140-4884">
            <text:p>140-4884</text:p>
          </table:table-cell>
          <table:table-cell office:value-type="string" office:string-value="6 PACK-BLADE, 18.00 LOW FLOW">
            <text:p>6 PACK-BLADE, 18.00 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0.99">
            <text:p>$190.99</text:p>
          </table:table-cell>
          <table:table-cell office:value-type="string" office:string-value="$114.59">
            <text:p>$114.59</text:p>
          </table:table-cell>
          <table:table-cell office:value-type="string" office:string-value="$103.13">
            <text:p>$103.13</text:p>
          </table:table-cell>
          <table:table-cell office:value-type="string" office:string-value="$97.40">
            <text:p>$97.40</text:p>
          </table:table-cell>
          <table:table-cell office:value-type="string" office:string-value="$91.67">
            <text:p>$91.67</text:p>
          </table:table-cell>
          <table:table-cell office:value-type="string" office:string-value="$85.94">
            <text:p>$85.94</text:p>
          </table:table-cell>
          <table:table-cell office:value-type="string" office:string-value="$80.21">
            <text:p>$80.21</text:p>
          </table:table-cell>
          <table:table-cell office:value-type="string" office:string-value="$74.48">
            <text:p>$74.48</text:p>
          </table:table-cell>
        </table:table-row>
        <table:table-row>
          <table:table-cell office:value-type="string" office:string-value="140-4885">
            <text:p>140-4885</text:p>
          </table:table-cell>
          <table:table-cell office:value-type="string" office:string-value="6 PACK-BLADE, 18.00 ATOMIC">
            <text:p>6 PACK-BLADE, 18.00 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5.99">
            <text:p>$215.99</text:p>
          </table:table-cell>
          <table:table-cell office:value-type="string" office:string-value="$129.59">
            <text:p>$129.59</text:p>
          </table:table-cell>
          <table:table-cell office:value-type="string" office:string-value="$116.63">
            <text:p>$116.63</text:p>
          </table:table-cell>
          <table:table-cell office:value-type="string" office:string-value="$110.15">
            <text:p>$110.15</text:p>
          </table:table-cell>
          <table:table-cell office:value-type="string" office:string-value="$103.67">
            <text:p>$103.67</text:p>
          </table:table-cell>
          <table:table-cell office:value-type="string" office:string-value="$97.19">
            <text:p>$97.19</text:p>
          </table:table-cell>
          <table:table-cell office:value-type="string" office:string-value="$90.71">
            <text:p>$90.71</text:p>
          </table:table-cell>
          <table:table-cell office:value-type="string" office:string-value="$84.23">
            <text:p>$84.23</text:p>
          </table:table-cell>
        </table:table-row>
        <table:table-row>
          <table:table-cell office:value-type="string" office:string-value="140-4886">
            <text:p>140-4886</text:p>
          </table:table-cell>
          <table:table-cell office:value-type="string" office:string-value="6 PACK-BLADE, 18.00 RECYCLER">
            <text:p>6 PACK-BLADE, 18.00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1.99">
            <text:p>$171.99</text:p>
          </table:table-cell>
          <table:table-cell office:value-type="string" office:string-value="$103.19">
            <text:p>$103.19</text:p>
          </table:table-cell>
          <table:table-cell office:value-type="string" office:string-value="$92.87">
            <text:p>$92.87</text:p>
          </table:table-cell>
          <table:table-cell office:value-type="string" office:string-value="$87.71">
            <text:p>$87.71</text:p>
          </table:table-cell>
          <table:table-cell office:value-type="string" office:string-value="$82.55">
            <text:p>$82.55</text:p>
          </table:table-cell>
          <table:table-cell office:value-type="string" office:string-value="$77.39">
            <text:p>$77.39</text:p>
          </table:table-cell>
          <table:table-cell office:value-type="string" office:string-value="$72.23">
            <text:p>$72.23</text:p>
          </table:table-cell>
          <table:table-cell office:value-type="string" office:string-value="$67.07">
            <text:p>$67.07</text:p>
          </table:table-cell>
        </table:table-row>
        <table:table-row>
          <table:table-cell office:value-type="string" office:string-value="140-4887">
            <text:p>140-4887</text:p>
          </table:table-cell>
          <table:table-cell office:value-type="string" office:string-value="6 PACK-BLADE, 16.5 HIGH FLOW">
            <text:p>6 PACK-BLADE, 16.5 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3.99">
            <text:p>$183.99</text:p>
          </table:table-cell>
          <table:table-cell office:value-type="string" office:string-value="$110.39">
            <text:p>$110.39</text:p>
          </table:table-cell>
          <table:table-cell office:value-type="string" office:string-value="$99.35">
            <text:p>$99.35</text:p>
          </table:table-cell>
          <table:table-cell office:value-type="string" office:string-value="$93.83">
            <text:p>$93.83</text:p>
          </table:table-cell>
          <table:table-cell office:value-type="string" office:string-value="$88.31">
            <text:p>$88.31</text:p>
          </table:table-cell>
          <table:table-cell office:value-type="string" office:string-value="$82.79">
            <text:p>$82.79</text:p>
          </table:table-cell>
          <table:table-cell office:value-type="string" office:string-value="$77.27">
            <text:p>$77.27</text:p>
          </table:table-cell>
          <table:table-cell office:value-type="string" office:string-value="$71.75">
            <text:p>$71.75</text:p>
          </table:table-cell>
        </table:table-row>
        <table:table-row>
          <table:table-cell office:value-type="string" office:string-value="140-4888">
            <text:p>140-4888</text:p>
          </table:table-cell>
          <table:table-cell office:value-type="string" office:string-value="6 PACK-BLADE, 16.5 MED FLOW">
            <text:p>6 PACK-BLADE, 16.5 MED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7.99">
            <text:p>$177.99</text:p>
          </table:table-cell>
          <table:table-cell office:value-type="string" office:string-value="$106.79">
            <text:p>$106.79</text:p>
          </table:table-cell>
          <table:table-cell office:value-type="string" office:string-value="$96.11">
            <text:p>$96.11</text:p>
          </table:table-cell>
          <table:table-cell office:value-type="string" office:string-value="$90.77">
            <text:p>$90.77</text:p>
          </table:table-cell>
          <table:table-cell office:value-type="string" office:string-value="$85.43">
            <text:p>$85.43</text:p>
          </table:table-cell>
          <table:table-cell office:value-type="string" office:string-value="$80.09">
            <text:p>$80.09</text:p>
          </table:table-cell>
          <table:table-cell office:value-type="string" office:string-value="$74.75">
            <text:p>$74.75</text:p>
          </table:table-cell>
          <table:table-cell office:value-type="string" office:string-value="$69.41">
            <text:p>$69.41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140-4889">
            <text:p>140-4889</text:p>
          </table:table-cell>
          <table:table-cell office:value-type="string" office:string-value="6 PACK-BLADE, 16.5 LOW FLOW">
            <text:p>6 PACK-BLADE, 16.5 LOW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7.99">
            <text:p>$177.99</text:p>
          </table:table-cell>
          <table:table-cell office:value-type="string" office:string-value="$106.79">
            <text:p>$106.79</text:p>
          </table:table-cell>
          <table:table-cell office:value-type="string" office:string-value="$96.11">
            <text:p>$96.11</text:p>
          </table:table-cell>
          <table:table-cell office:value-type="string" office:string-value="$90.77">
            <text:p>$90.77</text:p>
          </table:table-cell>
          <table:table-cell office:value-type="string" office:string-value="$85.43">
            <text:p>$85.43</text:p>
          </table:table-cell>
          <table:table-cell office:value-type="string" office:string-value="$80.09">
            <text:p>$80.09</text:p>
          </table:table-cell>
          <table:table-cell office:value-type="string" office:string-value="$74.75">
            <text:p>$74.75</text:p>
          </table:table-cell>
          <table:table-cell office:value-type="string" office:string-value="$69.41">
            <text:p>$69.41</text:p>
          </table:table-cell>
        </table:table-row>
        <table:table-row>
          <table:table-cell office:value-type="string" office:string-value="140-4890">
            <text:p>140-4890</text:p>
          </table:table-cell>
          <table:table-cell office:value-type="string" office:string-value="6 PACK-BLADE, 16.5 ATOMIC">
            <text:p>6 PACK-BLADE, 16.5 ATOMI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6.99">
            <text:p>$196.99</text:p>
          </table:table-cell>
          <table:table-cell office:value-type="string" office:string-value="$118.19">
            <text:p>$118.19</text:p>
          </table:table-cell>
          <table:table-cell office:value-type="string" office:string-value="$106.37">
            <text:p>$106.37</text:p>
          </table:table-cell>
          <table:table-cell office:value-type="string" office:string-value="$100.46">
            <text:p>$100.46</text:p>
          </table:table-cell>
          <table:table-cell office:value-type="string" office:string-value="$94.55">
            <text:p>$94.55</text:p>
          </table:table-cell>
          <table:table-cell office:value-type="string" office:string-value="$88.64">
            <text:p>$88.64</text:p>
          </table:table-cell>
          <table:table-cell office:value-type="string" office:string-value="$82.73">
            <text:p>$82.73</text:p>
          </table:table-cell>
          <table:table-cell office:value-type="string" office:string-value="$76.82">
            <text:p>$76.82</text:p>
          </table:table-cell>
        </table:table-row>
        <table:table-row>
          <table:table-cell office:value-type="string" office:string-value="140-4891">
            <text:p>140-4891</text:p>
          </table:table-cell>
          <table:table-cell office:value-type="string" office:string-value="6 PACK-BLADE, 16.5 RECYCLER">
            <text:p>6 PACK-BLADE, 16.5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0.99">
            <text:p>$190.99</text:p>
          </table:table-cell>
          <table:table-cell office:value-type="string" office:string-value="$114.59">
            <text:p>$114.59</text:p>
          </table:table-cell>
          <table:table-cell office:value-type="string" office:string-value="$103.13">
            <text:p>$103.13</text:p>
          </table:table-cell>
          <table:table-cell office:value-type="string" office:string-value="$97.40">
            <text:p>$97.40</text:p>
          </table:table-cell>
          <table:table-cell office:value-type="string" office:string-value="$91.67">
            <text:p>$91.67</text:p>
          </table:table-cell>
          <table:table-cell office:value-type="string" office:string-value="$85.94">
            <text:p>$85.94</text:p>
          </table:table-cell>
          <table:table-cell office:value-type="string" office:string-value="$80.21">
            <text:p>$80.21</text:p>
          </table:table-cell>
          <table:table-cell office:value-type="string" office:string-value="$74.48">
            <text:p>$74.48</text:p>
          </table:table-cell>
        </table:table-row>
        <table:table-row>
          <table:table-cell office:value-type="string" office:string-value="140-5134-03">
            <text:p>140-5134-03</text:p>
          </table:table-cell>
          <table:table-cell office:value-type="string" office:string-value="BLADE 17.50">
            <text:p>BLADE 17.50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40-5141">
            <text:p>140-5141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1.99">
            <text:p>$51.99</text:p>
          </table:table-cell>
          <table:table-cell office:value-type="string" office:string-value="$31.19">
            <text:p>$31.19</text:p>
          </table:table-cell>
          <table:table-cell office:value-type="string" office:string-value="$28.07">
            <text:p>$28.07</text:p>
          </table:table-cell>
          <table:table-cell office:value-type="string" office:string-value="$26.51">
            <text:p>$26.51</text:p>
          </table:table-cell>
          <table:table-cell office:value-type="string" office:string-value="$24.95">
            <text:p>$24.95</text:p>
          </table:table-cell>
          <table:table-cell office:value-type="string" office:string-value="$23.39">
            <text:p>$23.39</text:p>
          </table:table-cell>
          <table:table-cell office:value-type="string" office:string-value="$21.83">
            <text:p>$21.83</text:p>
          </table:table-cell>
          <table:table-cell office:value-type="string" office:string-value="$20.27">
            <text:p>$20.27</text:p>
          </table:table-cell>
        </table:table-row>
        <table:table-row>
          <table:table-cell office:value-type="string" office:string-value="140-7729">
            <text:p>140-7729</text:p>
          </table:table-cell>
          <table:table-cell office:value-type="string" office:string-value="6 PACK-BLADE, 18.00 RECYCLER">
            <text:p>6 PACK-BLADE, 18.00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3.99">
            <text:p>$183.99</text:p>
          </table:table-cell>
          <table:table-cell office:value-type="string" office:string-value="$110.39">
            <text:p>$110.39</text:p>
          </table:table-cell>
          <table:table-cell office:value-type="string" office:string-value="$99.35">
            <text:p>$99.35</text:p>
          </table:table-cell>
          <table:table-cell office:value-type="string" office:string-value="$93.83">
            <text:p>$93.83</text:p>
          </table:table-cell>
          <table:table-cell office:value-type="string" office:string-value="$88.31">
            <text:p>$88.31</text:p>
          </table:table-cell>
          <table:table-cell office:value-type="string" office:string-value="$82.79">
            <text:p>$82.79</text:p>
          </table:table-cell>
          <table:table-cell office:value-type="string" office:string-value="$77.27">
            <text:p>$77.27</text:p>
          </table:table-cell>
          <table:table-cell office:value-type="string" office:string-value="$71.75">
            <text:p>$71.75</text:p>
          </table:table-cell>
        </table:table-row>
        <table:table-row>
          <table:table-cell office:value-type="string" office:string-value="140-7730">
            <text:p>140-7730</text:p>
          </table:table-cell>
          <table:table-cell office:value-type="string" office:string-value="6 PACK-BLADE, 16.5 RECYCLER">
            <text:p>6 PACK-BLADE, 16.5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7.99">
            <text:p>$177.99</text:p>
          </table:table-cell>
          <table:table-cell office:value-type="string" office:string-value="$106.79">
            <text:p>$106.79</text:p>
          </table:table-cell>
          <table:table-cell office:value-type="string" office:string-value="$96.11">
            <text:p>$96.11</text:p>
          </table:table-cell>
          <table:table-cell office:value-type="string" office:string-value="$90.77">
            <text:p>$90.77</text:p>
          </table:table-cell>
          <table:table-cell office:value-type="string" office:string-value="$85.43">
            <text:p>$85.43</text:p>
          </table:table-cell>
          <table:table-cell office:value-type="string" office:string-value="$80.09">
            <text:p>$80.09</text:p>
          </table:table-cell>
          <table:table-cell office:value-type="string" office:string-value="$74.75">
            <text:p>$74.75</text:p>
          </table:table-cell>
          <table:table-cell office:value-type="string" office:string-value="$69.41">
            <text:p>$69.41</text:p>
          </table:table-cell>
        </table:table-row>
        <table:table-row>
          <table:table-cell office:value-type="string" office:string-value="140-7731">
            <text:p>140-7731</text:p>
          </table:table-cell>
          <table:table-cell office:value-type="string" office:string-value="6 PACK-BLADE, 18.75 RECYCLER">
            <text:p>6 PACK-BLADE, 18.75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8.99">
            <text:p>$158.99</text:p>
          </table:table-cell>
          <table:table-cell office:value-type="string" office:string-value="$95.39">
            <text:p>$95.39</text:p>
          </table:table-cell>
          <table:table-cell office:value-type="string" office:string-value="$85.85">
            <text:p>$85.85</text:p>
          </table:table-cell>
          <table:table-cell office:value-type="string" office:string-value="$81.08">
            <text:p>$81.08</text:p>
          </table:table-cell>
          <table:table-cell office:value-type="string" office:string-value="$76.31">
            <text:p>$76.31</text:p>
          </table:table-cell>
          <table:table-cell office:value-type="string" office:string-value="$71.54">
            <text:p>$71.54</text:p>
          </table:table-cell>
          <table:table-cell office:value-type="string" office:string-value="$66.77">
            <text:p>$66.77</text:p>
          </table:table-cell>
          <table:table-cell office:value-type="string" office:string-value="$62.00">
            <text:p>$62.00</text:p>
          </table:table-cell>
        </table:table-row>
        <table:table-row>
          <table:table-cell office:value-type="string" office:string-value="140-7732">
            <text:p>140-7732</text:p>
          </table:table-cell>
          <table:table-cell office:value-type="string" office:string-value="6 PACK-BLADE, 20.5 RECYCLER">
            <text:p>6 PACK-BLADE, 20.5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1.99">
            <text:p>$171.99</text:p>
          </table:table-cell>
          <table:table-cell office:value-type="string" office:string-value="$103.19">
            <text:p>$103.19</text:p>
          </table:table-cell>
          <table:table-cell office:value-type="string" office:string-value="$92.87">
            <text:p>$92.87</text:p>
          </table:table-cell>
          <table:table-cell office:value-type="string" office:string-value="$87.71">
            <text:p>$87.71</text:p>
          </table:table-cell>
          <table:table-cell office:value-type="string" office:string-value="$82.55">
            <text:p>$82.55</text:p>
          </table:table-cell>
          <table:table-cell office:value-type="string" office:string-value="$77.39">
            <text:p>$77.39</text:p>
          </table:table-cell>
          <table:table-cell office:value-type="string" office:string-value="$72.23">
            <text:p>$72.23</text:p>
          </table:table-cell>
          <table:table-cell office:value-type="string" office:string-value="$67.07">
            <text:p>$67.07</text:p>
          </table:table-cell>
        </table:table-row>
        <table:table-row>
          <table:table-cell office:value-type="string" office:string-value="140-7733">
            <text:p>140-7733</text:p>
          </table:table-cell>
          <table:table-cell office:value-type="string" office:string-value="6 PACK-BLADE, 18.00 HI-FLOW">
            <text:p>6 PACK-BLADE, 18.00 HI-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4.99">
            <text:p>$234.99</text:p>
          </table:table-cell>
          <table:table-cell office:value-type="string" office:string-value="$140.99">
            <text:p>$140.99</text:p>
          </table:table-cell>
          <table:table-cell office:value-type="string" office:string-value="$126.89">
            <text:p>$126.89</text:p>
          </table:table-cell>
          <table:table-cell office:value-type="string" office:string-value="$119.84">
            <text:p>$119.84</text:p>
          </table:table-cell>
          <table:table-cell office:value-type="string" office:string-value="$112.79">
            <text:p>$112.79</text:p>
          </table:table-cell>
          <table:table-cell office:value-type="string" office:string-value="$105.74">
            <text:p>$105.74</text:p>
          </table:table-cell>
          <table:table-cell office:value-type="string" office:string-value="$98.69">
            <text:p>$98.69</text:p>
          </table:table-cell>
          <table:table-cell office:value-type="string" office:string-value="$91.64">
            <text:p>$91.64</text:p>
          </table:table-cell>
        </table:table-row>
        <table:table-row>
          <table:table-cell office:value-type="string" office:string-value="140-7734">
            <text:p>140-7734</text:p>
          </table:table-cell>
          <table:table-cell office:value-type="string" office:string-value="6 PACK-BLADE, 16.50 HI-FLOW">
            <text:p>6 PACK-BLADE, 16.50 HI-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1.99">
            <text:p>$171.99</text:p>
          </table:table-cell>
          <table:table-cell office:value-type="string" office:string-value="$103.19">
            <text:p>$103.19</text:p>
          </table:table-cell>
          <table:table-cell office:value-type="string" office:string-value="$92.87">
            <text:p>$92.87</text:p>
          </table:table-cell>
          <table:table-cell office:value-type="string" office:string-value="$87.71">
            <text:p>$87.71</text:p>
          </table:table-cell>
          <table:table-cell office:value-type="string" office:string-value="$82.55">
            <text:p>$82.55</text:p>
          </table:table-cell>
          <table:table-cell office:value-type="string" office:string-value="$77.39">
            <text:p>$77.39</text:p>
          </table:table-cell>
          <table:table-cell office:value-type="string" office:string-value="$72.23">
            <text:p>$72.23</text:p>
          </table:table-cell>
          <table:table-cell office:value-type="string" office:string-value="$67.07">
            <text:p>$67.07</text:p>
          </table:table-cell>
        </table:table-row>
        <table:table-row>
          <table:table-cell office:value-type="string" office:string-value="140-7735">
            <text:p>140-7735</text:p>
          </table:table-cell>
          <table:table-cell office:value-type="string" office:string-value="6 PACK-BLADE, 18.75 HI-FLOW">
            <text:p>6 PACK-BLADE, 18.75 HI-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0.99">
            <text:p>$190.99</text:p>
          </table:table-cell>
          <table:table-cell office:value-type="string" office:string-value="$114.59">
            <text:p>$114.59</text:p>
          </table:table-cell>
          <table:table-cell office:value-type="string" office:string-value="$103.13">
            <text:p>$103.13</text:p>
          </table:table-cell>
          <table:table-cell office:value-type="string" office:string-value="$97.40">
            <text:p>$97.40</text:p>
          </table:table-cell>
          <table:table-cell office:value-type="string" office:string-value="$91.67">
            <text:p>$91.67</text:p>
          </table:table-cell>
          <table:table-cell office:value-type="string" office:string-value="$85.94">
            <text:p>$85.94</text:p>
          </table:table-cell>
          <table:table-cell office:value-type="string" office:string-value="$80.21">
            <text:p>$80.21</text:p>
          </table:table-cell>
          <table:table-cell office:value-type="string" office:string-value="$74.48">
            <text:p>$74.48</text:p>
          </table:table-cell>
        </table:table-row>
        <table:table-row>
          <table:table-cell office:value-type="string" office:string-value="140-7736">
            <text:p>140-7736</text:p>
          </table:table-cell>
          <table:table-cell office:value-type="string" office:string-value="6 PACK-BLADE, 20.50 HI-FLOW">
            <text:p>6 PACK-BLADE, 20.50 HI-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3.99">
            <text:p>$203.99</text:p>
          </table:table-cell>
          <table:table-cell office:value-type="string" office:string-value="$122.39">
            <text:p>$122.39</text:p>
          </table:table-cell>
          <table:table-cell office:value-type="string" office:string-value="$110.15">
            <text:p>$110.15</text:p>
          </table:table-cell>
          <table:table-cell office:value-type="string" office:string-value="$104.03">
            <text:p>$104.03</text:p>
          </table:table-cell>
          <table:table-cell office:value-type="string" office:string-value="$97.91">
            <text:p>$97.91</text:p>
          </table:table-cell>
          <table:table-cell office:value-type="string" office:string-value="$91.79">
            <text:p>$91.79</text:p>
          </table:table-cell>
          <table:table-cell office:value-type="string" office:string-value="$85.67">
            <text:p>$85.67</text:p>
          </table:table-cell>
          <table:table-cell office:value-type="string" office:string-value="$79.55">
            <text:p>$79.55</text:p>
          </table:table-cell>
        </table:table-row>
        <table:table-row>
          <table:table-cell office:value-type="string" office:string-value="140-7737">
            <text:p>140-7737</text:p>
          </table:table-cell>
          <table:table-cell office:value-type="string" office:string-value="6 PACK-BLADE, 18.00 HI-LIFT">
            <text:p>6 PACK-BLADE, 18.00 HI-LIFT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8.99">
            <text:p>$158.99</text:p>
          </table:table-cell>
          <table:table-cell office:value-type="string" office:string-value="$95.39">
            <text:p>$95.39</text:p>
          </table:table-cell>
          <table:table-cell office:value-type="string" office:string-value="$85.85">
            <text:p>$85.85</text:p>
          </table:table-cell>
          <table:table-cell office:value-type="string" office:string-value="$81.08">
            <text:p>$81.08</text:p>
          </table:table-cell>
          <table:table-cell office:value-type="string" office:string-value="$76.31">
            <text:p>$76.31</text:p>
          </table:table-cell>
          <table:table-cell office:value-type="string" office:string-value="$71.54">
            <text:p>$71.54</text:p>
          </table:table-cell>
          <table:table-cell office:value-type="string" office:string-value="$66.77">
            <text:p>$66.77</text:p>
          </table:table-cell>
          <table:table-cell office:value-type="string" office:string-value="$62.00">
            <text:p>$62.00</text:p>
          </table:table-cell>
        </table:table-row>
        <table:table-row>
          <table:table-cell office:value-type="string" office:string-value="140-7738">
            <text:p>140-7738</text:p>
          </table:table-cell>
          <table:table-cell office:value-type="string" office:string-value="6 PACK-BLADE, 16.50 HI-LIFT">
            <text:p>6 PACK-BLADE, 16.50 HI-LIFT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4.99">
            <text:p>$164.99</text:p>
          </table:table-cell>
          <table:table-cell office:value-type="string" office:string-value="$98.99">
            <text:p>$98.99</text:p>
          </table:table-cell>
          <table:table-cell office:value-type="string" office:string-value="$89.09">
            <text:p>$89.09</text:p>
          </table:table-cell>
          <table:table-cell office:value-type="string" office:string-value="$84.14">
            <text:p>$84.14</text:p>
          </table:table-cell>
          <table:table-cell office:value-type="string" office:string-value="$79.19">
            <text:p>$79.19</text:p>
          </table:table-cell>
          <table:table-cell office:value-type="string" office:string-value="$74.24">
            <text:p>$74.24</text:p>
          </table:table-cell>
          <table:table-cell office:value-type="string" office:string-value="$69.29">
            <text:p>$69.29</text:p>
          </table:table-cell>
          <table:table-cell office:value-type="string" office:string-value="$64.34">
            <text:p>$64.34</text:p>
          </table:table-cell>
        </table:table-row>
        <table:table-row>
          <table:table-cell office:value-type="string" office:string-value="140-7739">
            <text:p>140-7739</text:p>
          </table:table-cell>
          <table:table-cell office:value-type="string" office:string-value="6 PACK-BLADE, 18.75 HI-LIFT">
            <text:p>6 PACK-BLADE, 18.75 HI-LIFT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4.99">
            <text:p>$164.99</text:p>
          </table:table-cell>
          <table:table-cell office:value-type="string" office:string-value="$98.99">
            <text:p>$98.99</text:p>
          </table:table-cell>
          <table:table-cell office:value-type="string" office:string-value="$89.09">
            <text:p>$89.09</text:p>
          </table:table-cell>
          <table:table-cell office:value-type="string" office:string-value="$84.14">
            <text:p>$84.14</text:p>
          </table:table-cell>
          <table:table-cell office:value-type="string" office:string-value="$79.19">
            <text:p>$79.19</text:p>
          </table:table-cell>
          <table:table-cell office:value-type="string" office:string-value="$74.24">
            <text:p>$74.24</text:p>
          </table:table-cell>
          <table:table-cell office:value-type="string" office:string-value="$69.29">
            <text:p>$69.29</text:p>
          </table:table-cell>
          <table:table-cell office:value-type="string" office:string-value="$64.34">
            <text:p>$64.34</text:p>
          </table:table-cell>
        </table:table-row>
        <table:table-row>
          <table:table-cell office:value-type="string" office:string-value="140-7740">
            <text:p>140-7740</text:p>
          </table:table-cell>
          <table:table-cell office:value-type="string" office:string-value="6 PACK-BLADE, 20.50 HI-LIFT">
            <text:p>6 PACK-BLADE, 20.50 HI-LIFT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4.99">
            <text:p>$164.99</text:p>
          </table:table-cell>
          <table:table-cell office:value-type="string" office:string-value="$98.99">
            <text:p>$98.99</text:p>
          </table:table-cell>
          <table:table-cell office:value-type="string" office:string-value="$89.09">
            <text:p>$89.09</text:p>
          </table:table-cell>
          <table:table-cell office:value-type="string" office:string-value="$84.14">
            <text:p>$84.14</text:p>
          </table:table-cell>
          <table:table-cell office:value-type="string" office:string-value="$79.19">
            <text:p>$79.19</text:p>
          </table:table-cell>
          <table:table-cell office:value-type="string" office:string-value="$74.24">
            <text:p>$74.24</text:p>
          </table:table-cell>
          <table:table-cell office:value-type="string" office:string-value="$69.29">
            <text:p>$69.29</text:p>
          </table:table-cell>
          <table:table-cell office:value-type="string" office:string-value="$64.34">
            <text:p>$64.34</text:p>
          </table:table-cell>
        </table:table-row>
        <table:table-row>
          <table:table-cell office:value-type="string" office:string-value="140-7940">
            <text:p>140-7940</text:p>
          </table:table-cell>
          <table:table-cell office:value-type="string" office:string-value="BELT-TRACTION (A, 41.00)">
            <text:p>BELT-TRACTION (A, 41.00)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40-7994">
            <text:p>140-799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6.99">
            <text:p>$56.99</text:p>
          </table:table-cell>
          <table:table-cell office:value-type="string" office:string-value="$34.19">
            <text:p>$34.19</text:p>
          </table:table-cell>
          <table:table-cell office:value-type="string" office:string-value="$30.77">
            <text:p>$30.77</text:p>
          </table:table-cell>
          <table:table-cell office:value-type="string" office:string-value="$29.06">
            <text:p>$29.06</text:p>
          </table:table-cell>
          <table:table-cell office:value-type="string" office:string-value="$27.35">
            <text:p>$27.35</text:p>
          </table:table-cell>
          <table:table-cell office:value-type="string" office:string-value="$25.64">
            <text:p>$25.64</text:p>
          </table:table-cell>
          <table:table-cell office:value-type="string" office:string-value="$23.93">
            <text:p>$23.93</text:p>
          </table:table-cell>
          <table:table-cell office:value-type="string" office:string-value="$22.22">
            <text:p>$22.22</text:p>
          </table:table-cell>
        </table:table-row>
        <table:table-row>
          <table:table-cell office:value-type="string" office:string-value="1-413113">
            <text:p>1-413113</text:p>
          </table:table-cell>
          <table:table-cell office:value-type="string" office:string-value="BUSHING-IDLER">
            <text:p>BUSHING-IDLER</text:p>
          </table:table-cell>
          <table:table-cell office:value-type="string" office:string-value="BUSHING/SLEEVE">
            <text:p>BUSHING/SLEEVE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.29">
            <text:p>$5.29</text:p>
          </table:table-cell>
          <table:table-cell office:value-type="string" office:string-value="$3.17">
            <text:p>$3.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413474">
            <text:p>1-413474</text:p>
          </table:table-cell>
          <table:table-cell office:value-type="string" office:string-value="TIRE-TURFMASTER">
            <text:p>TIRE-TURFMASTER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4.99">
            <text:p>$124.99</text:p>
          </table:table-cell>
          <table:table-cell office:value-type="string" office:string-value="$74.99">
            <text:p>$74.99</text:p>
          </table:table-cell>
          <table:table-cell office:value-type="string" office:string-value="$67.49">
            <text:p>$67.49</text:p>
          </table:table-cell>
          <table:table-cell office:value-type="string" office:string-value="$63.74">
            <text:p>$63.74</text:p>
          </table:table-cell>
          <table:table-cell office:value-type="string" office:string-value="$59.99">
            <text:p>$59.99</text:p>
          </table:table-cell>
          <table:table-cell office:value-type="string" office:string-value="$56.24">
            <text:p>$56.24</text:p>
          </table:table-cell>
          <table:table-cell office:value-type="string" office:string-value="$52.49">
            <text:p>$52.49</text:p>
          </table:table-cell>
          <table:table-cell office:value-type="string" office:string-value="$48.74">
            <text:p>$48.74</text:p>
          </table:table-cell>
        </table:table-row>
        <table:table-row>
          <table:table-cell office:value-type="string" office:string-value="142-0220">
            <text:p>142-0220</text:p>
          </table:table-cell>
          <table:table-cell office:value-type="string" office:string-value="BELT, V, 4L, 28&quot; LONG">
            <text:p>BELT, V, 4L, 28" LONG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.99">
            <text:p>$9.99</text:p>
          </table:table-cell>
          <table:table-cell office:value-type="string" office:string-value="$7.99">
            <text:p>$7.99</text:p>
          </table:table-cell>
          <table:table-cell office:value-type="string" office:string-value="$7.19">
            <text:p>$7.19</text:p>
          </table:table-cell>
          <table:table-cell office:value-type="string" office:string-value="$6.79">
            <text:p>$6.79</text:p>
          </table:table-cell>
          <table:table-cell office:value-type="string" office:string-value="$6.39">
            <text:p>$6.39</text:p>
          </table:table-cell>
          <table:table-cell office:value-type="string" office:string-value="$5.99">
            <text:p>$5.99</text:p>
          </table:table-cell>
          <table:table-cell office:value-type="string" office:string-value="$5.59">
            <text:p>$5.59</text:p>
          </table:table-cell>
          <table:table-cell office:value-type="string" office:string-value="$5.19">
            <text:p>$5.19</text:p>
          </table:table-cell>
        </table:table-row>
        <table:table-row>
          <table:table-cell office:value-type="string" office:string-value="142-0227">
            <text:p>142-0227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5.99">
            <text:p>$55.99</text:p>
          </table:table-cell>
          <table:table-cell office:value-type="string" office:string-value="$44.79">
            <text:p>$44.79</text:p>
          </table:table-cell>
          <table:table-cell office:value-type="string" office:string-value="$40.31">
            <text:p>$40.31</text:p>
          </table:table-cell>
          <table:table-cell office:value-type="string" office:string-value="$38.07">
            <text:p>$38.07</text:p>
          </table:table-cell>
          <table:table-cell office:value-type="string" office:string-value="$35.83">
            <text:p>$35.83</text:p>
          </table:table-cell>
          <table:table-cell office:value-type="string" office:string-value="$33.59">
            <text:p>$33.59</text:p>
          </table:table-cell>
          <table:table-cell office:value-type="string" office:string-value="$31.35">
            <text:p>$31.35</text:p>
          </table:table-cell>
          <table:table-cell office:value-type="string" office:string-value="$29.11">
            <text:p>$29.11</text:p>
          </table:table-cell>
        </table:table-row>
        <table:table-row>
          <table:table-cell office:value-type="string" office:string-value="142-2736">
            <text:p>142-2736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0.99">
            <text:p>$140.99</text:p>
          </table:table-cell>
          <table:table-cell office:value-type="string" office:string-value="$105.74">
            <text:p>$105.74</text:p>
          </table:table-cell>
          <table:table-cell office:value-type="string" office:string-value="$95.17">
            <text:p>$95.17</text:p>
          </table:table-cell>
          <table:table-cell office:value-type="string" office:string-value="$89.88">
            <text:p>$89.88</text:p>
          </table:table-cell>
          <table:table-cell office:value-type="string" office:string-value="$84.59">
            <text:p>$84.59</text:p>
          </table:table-cell>
          <table:table-cell office:value-type="string" office:string-value="$79.31">
            <text:p>$79.31</text:p>
          </table:table-cell>
          <table:table-cell office:value-type="string" office:string-value="$74.02">
            <text:p>$74.02</text:p>
          </table:table-cell>
          <table:table-cell office:value-type="string" office:string-value="$68.73">
            <text:p>$68.73</text:p>
          </table:table-cell>
        </table:table-row>
        <table:table-row>
          <table:table-cell office:value-type="string" office:string-value="142-2738">
            <text:p>142-2738</text:p>
          </table:table-cell>
          <table:table-cell office:value-type="string" office:string-value="WHEEL AND TIRE ASM(18X7.5">
            <text:p>WHEEL AND TIRE ASM(18X7.5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9.99">
            <text:p>$169.99</text:p>
          </table:table-cell>
          <table:table-cell office:value-type="string" office:string-value="$127.49">
            <text:p>$127.49</text:p>
          </table:table-cell>
          <table:table-cell office:value-type="string" office:string-value="$114.74">
            <text:p>$114.74</text:p>
          </table:table-cell>
          <table:table-cell office:value-type="string" office:string-value="$108.37">
            <text:p>$108.37</text:p>
          </table:table-cell>
          <table:table-cell office:value-type="string" office:string-value="$101.99">
            <text:p>$101.99</text:p>
          </table:table-cell>
          <table:table-cell office:value-type="string" office:string-value="$95.62">
            <text:p>$95.62</text:p>
          </table:table-cell>
          <table:table-cell office:value-type="string" office:string-value="$89.24">
            <text:p>$89.24</text:p>
          </table:table-cell>
          <table:table-cell office:value-type="string" office:string-value="$82.87">
            <text:p>$82.87</text:p>
          </table:table-cell>
        </table:table-row>
        <table:table-row>
          <table:table-cell office:value-type="string" office:string-value="142-3688">
            <text:p>142-3688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9.99">
            <text:p>$349.99</text:p>
          </table:table-cell>
          <table:table-cell office:value-type="string" office:string-value="$279.99">
            <text:p>$279.99</text:p>
          </table:table-cell>
          <table:table-cell office:value-type="string" office:string-value="$251.99">
            <text:p>$251.99</text:p>
          </table:table-cell>
          <table:table-cell office:value-type="string" office:string-value="$237.99">
            <text:p>$237.99</text:p>
          </table:table-cell>
          <table:table-cell office:value-type="string" office:string-value="$223.99">
            <text:p>$223.99</text:p>
          </table:table-cell>
          <table:table-cell office:value-type="string" office:string-value="$209.99">
            <text:p>$209.99</text:p>
          </table:table-cell>
          <table:table-cell office:value-type="string" office:string-value="$195.99">
            <text:p>$195.99</text:p>
          </table:table-cell>
          <table:table-cell office:value-type="string" office:string-value="$181.99">
            <text:p>$181.99</text:p>
          </table:table-cell>
        </table:table-row>
        <table:table-row>
          <table:table-cell office:value-type="string" office:string-value="142-3692">
            <text:p>142-3692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9.99">
            <text:p>$349.99</text:p>
          </table:table-cell>
          <table:table-cell office:value-type="string" office:string-value="$279.99">
            <text:p>$279.99</text:p>
          </table:table-cell>
          <table:table-cell office:value-type="string" office:string-value="$251.99">
            <text:p>$251.99</text:p>
          </table:table-cell>
          <table:table-cell office:value-type="string" office:string-value="$237.99">
            <text:p>$237.99</text:p>
          </table:table-cell>
          <table:table-cell office:value-type="string" office:string-value="$223.99">
            <text:p>$223.99</text:p>
          </table:table-cell>
          <table:table-cell office:value-type="string" office:string-value="$209.99">
            <text:p>$209.99</text:p>
          </table:table-cell>
          <table:table-cell office:value-type="string" office:string-value="$195.99">
            <text:p>$195.99</text:p>
          </table:table-cell>
          <table:table-cell office:value-type="string" office:string-value="$181.99">
            <text:p>$181.99</text:p>
          </table:table-cell>
        </table:table-row>
        <table:table-row>
          <table:table-cell office:value-type="string" office:string-value="142-4282">
            <text:p>142-4282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3.99">
            <text:p>$183.99</text:p>
          </table:table-cell>
          <table:table-cell office:value-type="string" office:string-value="$137.99">
            <text:p>$137.99</text:p>
          </table:table-cell>
          <table:table-cell office:value-type="string" office:string-value="$124.19">
            <text:p>$124.19</text:p>
          </table:table-cell>
          <table:table-cell office:value-type="string" office:string-value="$117.29">
            <text:p>$117.29</text:p>
          </table:table-cell>
          <table:table-cell office:value-type="string" office:string-value="$110.39">
            <text:p>$110.39</text:p>
          </table:table-cell>
          <table:table-cell office:value-type="string" office:string-value="$103.49">
            <text:p>$103.49</text:p>
          </table:table-cell>
          <table:table-cell office:value-type="string" office:string-value="$96.59">
            <text:p>$96.59</text:p>
          </table:table-cell>
          <table:table-cell office:value-type="string" office:string-value="$89.69">
            <text:p>$89.69</text:p>
          </table:table-cell>
        </table:table-row>
        <table:table-row>
          <table:table-cell office:value-type="string" office:string-value="142-4283">
            <text:p>142-4283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2.99">
            <text:p>$172.99</text:p>
          </table:table-cell>
          <table:table-cell office:value-type="string" office:string-value="$129.74">
            <text:p>$129.74</text:p>
          </table:table-cell>
          <table:table-cell office:value-type="string" office:string-value="$116.77">
            <text:p>$116.77</text:p>
          </table:table-cell>
          <table:table-cell office:value-type="string" office:string-value="$110.28">
            <text:p>$110.28</text:p>
          </table:table-cell>
          <table:table-cell office:value-type="string" office:string-value="$103.79">
            <text:p>$103.79</text:p>
          </table:table-cell>
          <table:table-cell office:value-type="string" office:string-value="$97.31">
            <text:p>$97.31</text:p>
          </table:table-cell>
          <table:table-cell office:value-type="string" office:string-value="$90.82">
            <text:p>$90.82</text:p>
          </table:table-cell>
          <table:table-cell office:value-type="string" office:string-value="$84.33">
            <text:p>$84.33</text:p>
          </table:table-cell>
        </table:table-row>
        <table:table-row>
          <table:table-cell office:value-type="string" office:string-value="142-4289">
            <text:p>142-4289</text:p>
          </table:table-cell>
          <table:table-cell office:value-type="string" office:string-value="TIRE ASM">
            <text:p>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8.99">
            <text:p>$158.99</text:p>
          </table:table-cell>
          <table:table-cell office:value-type="string" office:string-value="$119.24">
            <text:p>$119.24</text:p>
          </table:table-cell>
          <table:table-cell office:value-type="string" office:string-value="$107.32">
            <text:p>$107.32</text:p>
          </table:table-cell>
          <table:table-cell office:value-type="string" office:string-value="$101.35">
            <text:p>$101.35</text:p>
          </table:table-cell>
          <table:table-cell office:value-type="string" office:string-value="$95.39">
            <text:p>$95.39</text:p>
          </table:table-cell>
          <table:table-cell office:value-type="string" office:string-value="$89.43">
            <text:p>$89.43</text:p>
          </table:table-cell>
          <table:table-cell office:value-type="string" office:string-value="$83.47">
            <text:p>$83.47</text:p>
          </table:table-cell>
          <table:table-cell office:value-type="string" office:string-value="$77.51">
            <text:p>$77.51</text:p>
          </table:table-cell>
        </table:table-row>
        <table:table-row>
          <table:table-cell office:value-type="string" office:string-value="142-4381">
            <text:p>142-4381</text:p>
          </table:table-cell>
          <table:table-cell office:value-type="string" office:string-value="TIRE ASM (16 X 6.50-8)">
            <text:p>TIRE ASM (16 X 6.50-8)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6.99">
            <text:p>$146.99</text:p>
          </table:table-cell>
          <table:table-cell office:value-type="string" office:string-value="$110.24">
            <text:p>$110.24</text:p>
          </table:table-cell>
          <table:table-cell office:value-type="string" office:string-value="$99.22">
            <text:p>$99.22</text:p>
          </table:table-cell>
          <table:table-cell office:value-type="string" office:string-value="$93.70">
            <text:p>$93.70</text:p>
          </table:table-cell>
          <table:table-cell office:value-type="string" office:string-value="$88.19">
            <text:p>$88.19</text:p>
          </table:table-cell>
          <table:table-cell office:value-type="string" office:string-value="$82.68">
            <text:p>$82.68</text:p>
          </table:table-cell>
          <table:table-cell office:value-type="string" office:string-value="$77.17">
            <text:p>$77.17</text:p>
          </table:table-cell>
          <table:table-cell office:value-type="string" office:string-value="$71.66">
            <text:p>$71.66</text:p>
          </table:table-cell>
        </table:table-row>
        <table:table-row>
          <table:table-cell office:value-type="string" office:string-value="142-4438">
            <text:p>142-4438</text:p>
          </table:table-cell>
          <table:table-cell office:value-type="string" office:string-value="WHEEL AND TIRE ASM 16X4.5">
            <text:p>WHEEL AND TIRE ASM 16X4.5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4DR">
            <text:p>4D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9.99">
            <text:p>$139.99</text:p>
          </table:table-cell>
          <table:table-cell office:value-type="string" office:string-value="$104.99">
            <text:p>$104.99</text:p>
          </table:table-cell>
          <table:table-cell office:value-type="string" office:string-value="$94.49">
            <text:p>$94.49</text:p>
          </table:table-cell>
          <table:table-cell office:value-type="string" office:string-value="$89.24">
            <text:p>$89.24</text:p>
          </table:table-cell>
          <table:table-cell office:value-type="string" office:string-value="$83.99">
            <text:p>$83.99</text:p>
          </table:table-cell>
          <table:table-cell office:value-type="string" office:string-value="$78.74">
            <text:p>$78.74</text:p>
          </table:table-cell>
          <table:table-cell office:value-type="string" office:string-value="$73.49">
            <text:p>$73.49</text:p>
          </table:table-cell>
          <table:table-cell office:value-type="string" office:string-value="$68.24">
            <text:p>$68.24</text:p>
          </table:table-cell>
        </table:table-row>
        <table:table-row>
          <table:table-cell office:value-type="string" office:string-value="142-4835">
            <text:p>142-4835</text:p>
          </table:table-cell>
          <table:table-cell office:value-type="string" office:string-value="WHEEL ASM">
            <text:p>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4DR">
            <text:p>4D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3.99">
            <text:p>$103.99</text:p>
          </table:table-cell>
          <table:table-cell office:value-type="string" office:string-value="$77.99">
            <text:p>$77.99</text:p>
          </table:table-cell>
          <table:table-cell office:value-type="string" office:string-value="$70.19">
            <text:p>$70.19</text:p>
          </table:table-cell>
          <table:table-cell office:value-type="string" office:string-value="$66.29">
            <text:p>$66.29</text:p>
          </table:table-cell>
          <table:table-cell office:value-type="string" office:string-value="$62.39">
            <text:p>$62.39</text:p>
          </table:table-cell>
          <table:table-cell office:value-type="string" office:string-value="$58.49">
            <text:p>$58.49</text:p>
          </table:table-cell>
          <table:table-cell office:value-type="string" office:string-value="$54.59">
            <text:p>$54.59</text:p>
          </table:table-cell>
          <table:table-cell office:value-type="string" office:string-value="$50.69">
            <text:p>$50.69</text:p>
          </table:table-cell>
        </table:table-row>
        <table:table-row>
          <table:table-cell office:value-type="string" office:string-value="142-5507">
            <text:p>142-5507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4.99">
            <text:p>$184.99</text:p>
          </table:table-cell>
          <table:table-cell office:value-type="string" office:string-value="$147.99">
            <text:p>$147.99</text:p>
          </table:table-cell>
          <table:table-cell office:value-type="string" office:string-value="$133.19">
            <text:p>$133.19</text:p>
          </table:table-cell>
          <table:table-cell office:value-type="string" office:string-value="$125.79">
            <text:p>$125.79</text:p>
          </table:table-cell>
          <table:table-cell office:value-type="string" office:string-value="$118.39">
            <text:p>$118.39</text:p>
          </table:table-cell>
          <table:table-cell office:value-type="string" office:string-value="$110.99">
            <text:p>$110.99</text:p>
          </table:table-cell>
          <table:table-cell office:value-type="string" office:string-value="$103.59">
            <text:p>$103.59</text:p>
          </table:table-cell>
          <table:table-cell office:value-type="string" office:string-value="$96.19">
            <text:p>$96.19</text:p>
          </table:table-cell>
        </table:table-row>
        <table:table-row>
          <table:table-cell office:value-type="string" office:string-value="142-5508">
            <text:p>142-5508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3.99">
            <text:p>$153.99</text:p>
          </table:table-cell>
          <table:table-cell office:value-type="string" office:string-value="$123.19">
            <text:p>$123.19</text:p>
          </table:table-cell>
          <table:table-cell office:value-type="string" office:string-value="$110.87">
            <text:p>$110.87</text:p>
          </table:table-cell>
          <table:table-cell office:value-type="string" office:string-value="$104.71">
            <text:p>$104.71</text:p>
          </table:table-cell>
          <table:table-cell office:value-type="string" office:string-value="$98.55">
            <text:p>$98.55</text:p>
          </table:table-cell>
          <table:table-cell office:value-type="string" office:string-value="$92.39">
            <text:p>$92.39</text:p>
          </table:table-cell>
          <table:table-cell office:value-type="string" office:string-value="$86.23">
            <text:p>$86.23</text:p>
          </table:table-cell>
          <table:table-cell office:value-type="string" office:string-value="$80.07">
            <text:p>$80.07</text:p>
          </table:table-cell>
        </table:table-row>
        <table:table-row>
          <table:table-cell office:value-type="string" office:string-value="142-5509">
            <text:p>142-5509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4.99">
            <text:p>$134.99</text:p>
          </table:table-cell>
          <table:table-cell office:value-type="string" office:string-value="$107.99">
            <text:p>$107.99</text:p>
          </table:table-cell>
          <table:table-cell office:value-type="string" office:string-value="$97.19">
            <text:p>$97.19</text:p>
          </table:table-cell>
          <table:table-cell office:value-type="string" office:string-value="$91.79">
            <text:p>$91.79</text:p>
          </table:table-cell>
          <table:table-cell office:value-type="string" office:string-value="$86.39">
            <text:p>$86.39</text:p>
          </table:table-cell>
          <table:table-cell office:value-type="string" office:string-value="$80.99">
            <text:p>$80.99</text:p>
          </table:table-cell>
          <table:table-cell office:value-type="string" office:string-value="$75.59">
            <text:p>$75.59</text:p>
          </table:table-cell>
          <table:table-cell office:value-type="string" office:string-value="$70.19">
            <text:p>$70.19</text:p>
          </table:table-cell>
        </table:table-row>
        <table:table-row>
          <table:table-cell office:value-type="string" office:string-value="142-5511">
            <text:p>142-5511</text:p>
          </table:table-cell>
          <table:table-cell office:value-type="string" office:string-value="TIRE/RIM ASM">
            <text:p>TIRE/RIM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5.99">
            <text:p>$115.99</text:p>
          </table:table-cell>
          <table:table-cell office:value-type="string" office:string-value="$92.79">
            <text:p>$92.79</text:p>
          </table:table-cell>
          <table:table-cell office:value-type="string" office:string-value="$83.51">
            <text:p>$83.51</text:p>
          </table:table-cell>
          <table:table-cell office:value-type="string" office:string-value="$78.87">
            <text:p>$78.87</text:p>
          </table:table-cell>
          <table:table-cell office:value-type="string" office:string-value="$74.23">
            <text:p>$74.23</text:p>
          </table:table-cell>
          <table:table-cell office:value-type="string" office:string-value="$69.59">
            <text:p>$69.59</text:p>
          </table:table-cell>
          <table:table-cell office:value-type="string" office:string-value="$64.95">
            <text:p>$64.95</text:p>
          </table:table-cell>
          <table:table-cell office:value-type="string" office:string-value="$60.31">
            <text:p>$60.31</text:p>
          </table:table-cell>
        </table:table-row>
        <table:table-row>
          <table:table-cell office:value-type="string" office:string-value="142-5554">
            <text:p>142-5554</text:p>
          </table:table-cell>
          <table:table-cell office:value-type="string" office:string-value="ASM-WHEEL AND TIRE 16X6.5">
            <text:p>ASM-WHEEL AND TIRE 16X6.5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8.99">
            <text:p>$138.99</text:p>
          </table:table-cell>
          <table:table-cell office:value-type="string" office:string-value="$111.19">
            <text:p>$111.19</text:p>
          </table:table-cell>
          <table:table-cell office:value-type="string" office:string-value="$100.07">
            <text:p>$100.07</text:p>
          </table:table-cell>
          <table:table-cell office:value-type="string" office:string-value="$94.51">
            <text:p>$94.51</text:p>
          </table:table-cell>
          <table:table-cell office:value-type="string" office:string-value="$88.95">
            <text:p>$88.95</text:p>
          </table:table-cell>
          <table:table-cell office:value-type="string" office:string-value="$83.39">
            <text:p>$83.39</text:p>
          </table:table-cell>
          <table:table-cell office:value-type="string" office:string-value="$77.83">
            <text:p>$77.83</text:p>
          </table:table-cell>
          <table:table-cell office:value-type="string" office:string-value="$72.27">
            <text:p>$72.27</text:p>
          </table:table-cell>
        </table:table-row>
        <table:table-row>
          <table:table-cell office:value-type="string" office:string-value="142-5569">
            <text:p>142-5569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6.99">
            <text:p>$226.99</text:p>
          </table:table-cell>
          <table:table-cell office:value-type="string" office:string-value="$181.59">
            <text:p>$181.59</text:p>
          </table:table-cell>
          <table:table-cell office:value-type="string" office:string-value="$163.43">
            <text:p>$163.43</text:p>
          </table:table-cell>
          <table:table-cell office:value-type="string" office:string-value="$154.35">
            <text:p>$154.35</text:p>
          </table:table-cell>
          <table:table-cell office:value-type="string" office:string-value="$145.27">
            <text:p>$145.27</text:p>
          </table:table-cell>
          <table:table-cell office:value-type="string" office:string-value="$136.19">
            <text:p>$136.19</text:p>
          </table:table-cell>
          <table:table-cell office:value-type="string" office:string-value="$127.11">
            <text:p>$127.11</text:p>
          </table:table-cell>
          <table:table-cell office:value-type="string" office:string-value="$118.03">
            <text:p>$118.03</text:p>
          </table:table-cell>
        </table:table-row>
        <table:table-row>
          <table:table-cell office:value-type="string" office:string-value="142-6211">
            <text:p>142-6211</text:p>
          </table:table-cell>
          <table:table-cell office:value-type="string" office:string-value="TIRE-RIB">
            <text:p>TIRE-RIB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0.99">
            <text:p>$50.99</text:p>
          </table:table-cell>
          <table:table-cell office:value-type="string" office:string-value="$40.79">
            <text:p>$40.79</text:p>
          </table:table-cell>
          <table:table-cell office:value-type="string" office:string-value="$36.71">
            <text:p>$36.71</text:p>
          </table:table-cell>
          <table:table-cell office:value-type="string" office:string-value="$34.67">
            <text:p>$34.67</text:p>
          </table:table-cell>
          <table:table-cell office:value-type="string" office:string-value="$32.63">
            <text:p>$32.63</text:p>
          </table:table-cell>
          <table:table-cell office:value-type="string" office:string-value="$30.59">
            <text:p>$30.59</text:p>
          </table:table-cell>
          <table:table-cell office:value-type="string" office:string-value="$28.55">
            <text:p>$28.55</text:p>
          </table:table-cell>
          <table:table-cell office:value-type="string" office:string-value="$26.51">
            <text:p>$26.51</text:p>
          </table:table-cell>
        </table:table-row>
        <table:table-row>
          <table:table-cell office:value-type="string" office:string-value="142-6213">
            <text:p>142-6213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7.99">
            <text:p>$137.99</text:p>
          </table:table-cell>
          <table:table-cell office:value-type="string" office:string-value="$110.39">
            <text:p>$110.39</text:p>
          </table:table-cell>
          <table:table-cell office:value-type="string" office:string-value="$99.35">
            <text:p>$99.35</text:p>
          </table:table-cell>
          <table:table-cell office:value-type="string" office:string-value="$93.83">
            <text:p>$93.83</text:p>
          </table:table-cell>
          <table:table-cell office:value-type="string" office:string-value="$88.31">
            <text:p>$88.31</text:p>
          </table:table-cell>
          <table:table-cell office:value-type="string" office:string-value="$82.79">
            <text:p>$82.79</text:p>
          </table:table-cell>
          <table:table-cell office:value-type="string" office:string-value="$77.27">
            <text:p>$77.27</text:p>
          </table:table-cell>
          <table:table-cell office:value-type="string" office:string-value="$71.75">
            <text:p>$71.75</text:p>
          </table:table-cell>
        </table:table-row>
        <table:table-row>
          <table:table-cell office:value-type="string" office:string-value="142-6214">
            <text:p>142-6214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8.99">
            <text:p>$78.99</text:p>
          </table:table-cell>
          <table:table-cell office:value-type="string" office:string-value="$63.19">
            <text:p>$63.19</text:p>
          </table:table-cell>
          <table:table-cell office:value-type="string" office:string-value="$56.87">
            <text:p>$56.87</text:p>
          </table:table-cell>
          <table:table-cell office:value-type="string" office:string-value="$53.71">
            <text:p>$53.71</text:p>
          </table:table-cell>
          <table:table-cell office:value-type="string" office:string-value="$50.55">
            <text:p>$50.55</text:p>
          </table:table-cell>
          <table:table-cell office:value-type="string" office:string-value="$47.39">
            <text:p>$47.39</text:p>
          </table:table-cell>
          <table:table-cell office:value-type="string" office:string-value="$44.23">
            <text:p>$44.23</text:p>
          </table:table-cell>
          <table:table-cell office:value-type="string" office:string-value="$41.07">
            <text:p>$41.07</text:p>
          </table:table-cell>
        </table:table-row>
        <table:table-row>
          <table:table-cell office:value-type="string" office:string-value="142-6216">
            <text:p>142-6216</text:p>
          </table:table-cell>
          <table:table-cell office:value-type="string" office:string-value="TIRE- 20 X 8 4 PLY">
            <text:p>TIRE- 20 X 8 4 PLY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6.99">
            <text:p>$96.99</text:p>
          </table:table-cell>
          <table:table-cell office:value-type="string" office:string-value="$77.59">
            <text:p>$77.59</text:p>
          </table:table-cell>
          <table:table-cell office:value-type="string" office:string-value="$69.83">
            <text:p>$69.83</text:p>
          </table:table-cell>
          <table:table-cell office:value-type="string" office:string-value="$65.95">
            <text:p>$65.95</text:p>
          </table:table-cell>
          <table:table-cell office:value-type="string" office:string-value="$62.07">
            <text:p>$62.07</text:p>
          </table:table-cell>
          <table:table-cell office:value-type="string" office:string-value="$58.19">
            <text:p>$58.19</text:p>
          </table:table-cell>
          <table:table-cell office:value-type="string" office:string-value="$54.31">
            <text:p>$54.31</text:p>
          </table:table-cell>
          <table:table-cell office:value-type="string" office:string-value="$50.43">
            <text:p>$50.43</text:p>
          </table:table-cell>
        </table:table-row>
        <table:table-row>
          <table:table-cell office:value-type="string" office:string-value="142-6219">
            <text:p>142-6219</text:p>
          </table:table-cell>
          <table:table-cell office:value-type="string" office:string-value="TIRE-RIB">
            <text:p>TIRE-RIB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7.99">
            <text:p>$67.99</text:p>
          </table:table-cell>
          <table:table-cell office:value-type="string" office:string-value="$54.39">
            <text:p>$54.39</text:p>
          </table:table-cell>
          <table:table-cell office:value-type="string" office:string-value="$48.95">
            <text:p>$48.95</text:p>
          </table:table-cell>
          <table:table-cell office:value-type="string" office:string-value="$46.23">
            <text:p>$46.23</text:p>
          </table:table-cell>
          <table:table-cell office:value-type="string" office:string-value="$43.51">
            <text:p>$43.51</text:p>
          </table:table-cell>
          <table:table-cell office:value-type="string" office:string-value="$40.79">
            <text:p>$40.79</text:p>
          </table:table-cell>
          <table:table-cell office:value-type="string" office:string-value="$38.07">
            <text:p>$38.07</text:p>
          </table:table-cell>
          <table:table-cell office:value-type="string" office:string-value="$35.35">
            <text:p>$35.35</text:p>
          </table:table-cell>
        </table:table-row>
        <table:table-row>
          <table:table-cell office:value-type="string" office:string-value="142-6452">
            <text:p>142-6452</text:p>
          </table:table-cell>
          <table:table-cell office:value-type="string" office:string-value="BLADE-21.6">
            <text:p>BLADE-21.6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X">
            <text:p>2R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42-6650">
            <text:p>142-6650</text:p>
          </table:table-cell>
          <table:table-cell office:value-type="string" office:string-value="BELT-V, COGGED">
            <text:p>BELT-V, COGGED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7.99">
            <text:p>$57.99</text:p>
          </table:table-cell>
          <table:table-cell office:value-type="string" office:string-value="$49.29">
            <text:p>$49.29</text:p>
          </table:table-cell>
          <table:table-cell office:value-type="string" office:string-value="$44.36">
            <text:p>$44.36</text:p>
          </table:table-cell>
          <table:table-cell office:value-type="string" office:string-value="$41.90">
            <text:p>$41.90</text:p>
          </table:table-cell>
          <table:table-cell office:value-type="string" office:string-value="$39.43">
            <text:p>$39.43</text:p>
          </table:table-cell>
          <table:table-cell office:value-type="string" office:string-value="$36.97">
            <text:p>$36.97</text:p>
          </table:table-cell>
          <table:table-cell office:value-type="string" office:string-value="$34.50">
            <text:p>$34.50</text:p>
          </table:table-cell>
          <table:table-cell office:value-type="string" office:string-value="$32.04">
            <text:p>$32.04</text:p>
          </table:table-cell>
        </table:table-row>
        <table:table-row>
          <table:table-cell office:value-type="string" office:string-value="142-6781">
            <text:p>142-6781</text:p>
          </table:table-cell>
          <table:table-cell office:value-type="string" office:string-value="ASM-TIRE 26X12-12">
            <text:p>ASM-TIRE 26X12-12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3.99">
            <text:p>$413.99</text:p>
          </table:table-cell>
          <table:table-cell office:value-type="string" office:string-value="$310.49">
            <text:p>$310.49</text:p>
          </table:table-cell>
          <table:table-cell office:value-type="string" office:string-value="$279.44">
            <text:p>$279.44</text:p>
          </table:table-cell>
          <table:table-cell office:value-type="string" office:string-value="$263.92">
            <text:p>$263.92</text:p>
          </table:table-cell>
          <table:table-cell office:value-type="string" office:string-value="$248.39">
            <text:p>$248.39</text:p>
          </table:table-cell>
          <table:table-cell office:value-type="string" office:string-value="$232.87">
            <text:p>$232.87</text:p>
          </table:table-cell>
          <table:table-cell office:value-type="string" office:string-value="$217.34">
            <text:p>$217.34</text:p>
          </table:table-cell>
          <table:table-cell office:value-type="string" office:string-value="$201.82">
            <text:p>$201.82</text:p>
          </table:table-cell>
        </table:table-row>
        <table:table-row>
          <table:table-cell office:value-type="string" office:string-value="142-6798">
            <text:p>142-6798</text:p>
          </table:table-cell>
          <table:table-cell office:value-type="string" office:string-value="ASM-TIRE 26 X 12-12">
            <text:p>ASM-TIRE 26 X 12-12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BT">
            <text:p>3B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3.99">
            <text:p>$413.99</text:p>
          </table:table-cell>
          <table:table-cell office:value-type="string" office:string-value="$310.49">
            <text:p>$310.49</text:p>
          </table:table-cell>
          <table:table-cell office:value-type="string" office:string-value="$279.44">
            <text:p>$279.44</text:p>
          </table:table-cell>
          <table:table-cell office:value-type="string" office:string-value="$263.92">
            <text:p>$263.92</text:p>
          </table:table-cell>
          <table:table-cell office:value-type="string" office:string-value="$248.39">
            <text:p>$248.39</text:p>
          </table:table-cell>
          <table:table-cell office:value-type="string" office:string-value="$232.87">
            <text:p>$232.87</text:p>
          </table:table-cell>
          <table:table-cell office:value-type="string" office:string-value="$217.34">
            <text:p>$217.34</text:p>
          </table:table-cell>
          <table:table-cell office:value-type="string" office:string-value="$201.82">
            <text:p>$201.82</text:p>
          </table:table-cell>
        </table:table-row>
        <table:table-row>
          <table:table-cell office:value-type="string" office:string-value="142-6858">
            <text:p>142-6858</text:p>
          </table:table-cell>
          <table:table-cell office:value-type="string" office:string-value="KIT,MUFFLER">
            <text:p>KIT,MUFFLER</text:p>
          </table:table-cell>
          <table:table-cell office:value-type="string" office:string-value="MUFFLER/EXHAUST PARTS">
            <text:p>MUFFLER/EXHAUST PARTS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08.99">
            <text:p>$408.99</text:p>
          </table:table-cell>
          <table:table-cell office:value-type="string" office:string-value="$306.74">
            <text:p>$306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2-8923">
            <text:p>142-8923</text:p>
          </table:table-cell>
          <table:table-cell office:value-type="string" office:string-value="ASM-WHEEL AND TIRE 15X6.0">
            <text:p>ASM-WHEEL AND TIRE 15X6.0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3.99">
            <text:p>$113.99</text:p>
          </table:table-cell>
          <table:table-cell office:value-type="string" office:string-value="$91.19">
            <text:p>$91.19</text:p>
          </table:table-cell>
          <table:table-cell office:value-type="string" office:string-value="$82.07">
            <text:p>$82.07</text:p>
          </table:table-cell>
          <table:table-cell office:value-type="string" office:string-value="$77.51">
            <text:p>$77.51</text:p>
          </table:table-cell>
          <table:table-cell office:value-type="string" office:string-value="$72.95">
            <text:p>$72.95</text:p>
          </table:table-cell>
          <table:table-cell office:value-type="string" office:string-value="$68.39">
            <text:p>$68.39</text:p>
          </table:table-cell>
          <table:table-cell office:value-type="string" office:string-value="$63.83">
            <text:p>$63.83</text:p>
          </table:table-cell>
          <table:table-cell office:value-type="string" office:string-value="$59.27">
            <text:p>$59.27</text:p>
          </table:table-cell>
        </table:table-row>
        <table:table-row>
          <table:table-cell office:value-type="string" office:string-value="142-9347">
            <text:p>142-9347</text:p>
          </table:table-cell>
          <table:table-cell office:value-type="string" office:string-value="BELT-V, COGGED">
            <text:p>BELT-V, COGGED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0.99">
            <text:p>$40.99</text:p>
          </table:table-cell>
          <table:table-cell office:value-type="string" office:string-value="$32.79">
            <text:p>$32.79</text:p>
          </table:table-cell>
          <table:table-cell office:value-type="string" office:string-value="$29.51">
            <text:p>$29.51</text:p>
          </table:table-cell>
          <table:table-cell office:value-type="string" office:string-value="$27.87">
            <text:p>$27.87</text:p>
          </table:table-cell>
          <table:table-cell office:value-type="string" office:string-value="$26.23">
            <text:p>$26.23</text:p>
          </table:table-cell>
          <table:table-cell office:value-type="string" office:string-value="$24.59">
            <text:p>$24.59</text:p>
          </table:table-cell>
          <table:table-cell office:value-type="string" office:string-value="$22.95">
            <text:p>$22.95</text:p>
          </table:table-cell>
          <table:table-cell office:value-type="string" office:string-value="$21.31">
            <text:p>$21.31</text:p>
          </table:table-cell>
        </table:table-row>
        <table:table-row>
          <table:table-cell office:value-type="string" office:string-value="144-0356">
            <text:p>144-0356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5.99">
            <text:p>$155.99</text:p>
          </table:table-cell>
          <table:table-cell office:value-type="string" office:string-value="$93.59">
            <text:p>$93.59</text:p>
          </table:table-cell>
          <table:table-cell office:value-type="string" office:string-value="$84.23">
            <text:p>$84.23</text:p>
          </table:table-cell>
          <table:table-cell office:value-type="string" office:string-value="$79.55">
            <text:p>$79.55</text:p>
          </table:table-cell>
          <table:table-cell office:value-type="string" office:string-value="$74.87">
            <text:p>$74.87</text:p>
          </table:table-cell>
          <table:table-cell office:value-type="string" office:string-value="$70.19">
            <text:p>$70.19</text:p>
          </table:table-cell>
          <table:table-cell office:value-type="string" office:string-value="$65.51">
            <text:p>$65.51</text:p>
          </table:table-cell>
          <table:table-cell office:value-type="string" office:string-value="$60.83">
            <text:p>$60.83</text:p>
          </table:table-cell>
        </table:table-row>
        <table:table-row>
          <table:table-cell office:value-type="string" office:string-value="144-0357">
            <text:p>144-0357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3.99">
            <text:p>$153.99</text:p>
          </table:table-cell>
          <table:table-cell office:value-type="string" office:string-value="$92.39">
            <text:p>$92.39</text:p>
          </table:table-cell>
          <table:table-cell office:value-type="string" office:string-value="$83.15">
            <text:p>$83.15</text:p>
          </table:table-cell>
          <table:table-cell office:value-type="string" office:string-value="$78.53">
            <text:p>$78.53</text:p>
          </table:table-cell>
          <table:table-cell office:value-type="string" office:string-value="$73.91">
            <text:p>$73.91</text:p>
          </table:table-cell>
          <table:table-cell office:value-type="string" office:string-value="$69.29">
            <text:p>$69.29</text:p>
          </table:table-cell>
          <table:table-cell office:value-type="string" office:string-value="$64.67">
            <text:p>$64.67</text:p>
          </table:table-cell>
          <table:table-cell office:value-type="string" office:string-value="$60.05">
            <text:p>$60.05</text:p>
          </table:table-cell>
        </table:table-row>
        <table:table-row>
          <table:table-cell office:value-type="string" office:string-value="144-0358">
            <text:p>144-0358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4.99">
            <text:p>$154.99</text:p>
          </table:table-cell>
          <table:table-cell office:value-type="string" office:string-value="$92.99">
            <text:p>$92.99</text:p>
          </table:table-cell>
          <table:table-cell office:value-type="string" office:string-value="$83.69">
            <text:p>$83.69</text:p>
          </table:table-cell>
          <table:table-cell office:value-type="string" office:string-value="$79.04">
            <text:p>$79.04</text:p>
          </table:table-cell>
          <table:table-cell office:value-type="string" office:string-value="$74.39">
            <text:p>$74.39</text:p>
          </table:table-cell>
          <table:table-cell office:value-type="string" office:string-value="$69.74">
            <text:p>$69.74</text:p>
          </table:table-cell>
          <table:table-cell office:value-type="string" office:string-value="$65.09">
            <text:p>$65.09</text:p>
          </table:table-cell>
          <table:table-cell office:value-type="string" office:string-value="$60.44">
            <text:p>$60.44</text:p>
          </table:table-cell>
        </table:table-row>
        <table:table-row>
          <table:table-cell office:value-type="string" office:string-value="144-0976">
            <text:p>144-0976</text:p>
          </table:table-cell>
          <table:table-cell office:value-type="string" office:string-value="OIL DRAIN SERVICE KIT">
            <text:p>OIL DRAIN SERVICE KIT</text:p>
          </table:table-cell>
          <table:table-cell office:value-type="string" office:string-value="LOOSE PARTS KIT">
            <text:p>LOOSE PARTS KIT</text:p>
          </table:table-cell>
          <table:table-cell office:value-type="string" office:string-value="No">
            <text:p>No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1.99">
            <text:p>$11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4-1948-03">
            <text:p>144-1948-03</text:p>
          </table:table-cell>
          <table:table-cell office:value-type="string" office:string-value="BLADE-21.60 IN, COMBINATI">
            <text:p>BLADE-21.60 IN, COMBINATI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44-3177-03">
            <text:p>144-3177-03</text:p>
          </table:table-cell>
          <table:table-cell office:value-type="string" office:string-value="BLADE 22.5 SAIL">
            <text:p>BLADE 22.5 SAIL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44-3178-03">
            <text:p>144-3178-03</text:p>
          </table:table-cell>
          <table:table-cell office:value-type="string" office:string-value="BLADE-21IN RECYCLING">
            <text:p>BLADE-21IN RECYCLING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144-3842">
            <text:p>144-3842</text:p>
          </table:table-cell>
          <table:table-cell office:value-type="string" office:string-value="2 TRANSMISSION FILTER KIT">
            <text:p>2 TRANSMISSION FILTER KIT</text:p>
          </table:table-cell>
          <table:table-cell office:value-type="string" office:string-value="FILTER (HYDRAULIC)">
            <text:p>FILTER (HYDRAULIC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1.99">
            <text:p>$91.99</text:p>
          </table:table-cell>
          <table:table-cell office:value-type="string" office:string-value="$68.99">
            <text:p>$68.99</text:p>
          </table:table-cell>
          <table:table-cell office:value-type="string" office:string-value="$62.09">
            <text:p>$62.09</text:p>
          </table:table-cell>
          <table:table-cell office:value-type="string" office:string-value="$58.64">
            <text:p>$58.64</text:p>
          </table:table-cell>
          <table:table-cell office:value-type="string" office:string-value="$55.19">
            <text:p>$55.19</text:p>
          </table:table-cell>
          <table:table-cell office:value-type="string" office:string-value="$51.74">
            <text:p>$51.74</text:p>
          </table:table-cell>
          <table:table-cell office:value-type="string" office:string-value="$48.29">
            <text:p>$48.29</text:p>
          </table:table-cell>
          <table:table-cell office:value-type="string" office:string-value="$44.84">
            <text:p>$44.84</text:p>
          </table:table-cell>
        </table:table-row>
        <table:table-row>
          <table:table-cell office:value-type="string" office:string-value="144-6474">
            <text:p>144-6474</text:p>
          </table:table-cell>
          <table:table-cell office:value-type="string" office:string-value="ASM-9.65&quot; WHEEL, GEARED">
            <text:p>ASM-9.65" WHEEL, GEARED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44.99">
            <text:p>$44.99</text:p>
          </table:table-cell>
          <table:table-cell office:value-type="string" office:string-value="$26.99">
            <text:p>$26.99</text:p>
          </table:table-cell>
          <table:table-cell office:value-type="string" office:string-value="$24.29">
            <text:p>$24.29</text:p>
          </table:table-cell>
          <table:table-cell office:value-type="string" office:string-value="$22.94">
            <text:p>$22.94</text:p>
          </table:table-cell>
          <table:table-cell office:value-type="string" office:string-value="$21.59">
            <text:p>$21.59</text:p>
          </table:table-cell>
          <table:table-cell office:value-type="string" office:string-value="$20.24">
            <text:p>$20.24</text:p>
          </table:table-cell>
          <table:table-cell office:value-type="string" office:string-value="$18.89">
            <text:p>$18.89</text:p>
          </table:table-cell>
          <table:table-cell office:value-type="string" office:string-value="$17.54">
            <text:p>$17.54</text:p>
          </table:table-cell>
        </table:table-row>
        <table:table-row>
          <table:table-cell office:value-type="string" office:string-value="145-0489">
            <text:p>145-0489</text:p>
          </table:table-cell>
          <table:table-cell office:value-type="string" office:string-value="KIT-CASTER WHEEL">
            <text:p>KIT-CASTER WHEEL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70.99">
            <text:p>$470.99</text:p>
          </table:table-cell>
          <table:table-cell office:value-type="string" office:string-value="$353.24">
            <text:p>$353.24</text:p>
          </table:table-cell>
          <table:table-cell office:value-type="string" office:string-value="$317.92">
            <text:p>$317.92</text:p>
          </table:table-cell>
          <table:table-cell office:value-type="string" office:string-value="$300.25">
            <text:p>$300.25</text:p>
          </table:table-cell>
          <table:table-cell office:value-type="string" office:string-value="$282.59">
            <text:p>$282.59</text:p>
          </table:table-cell>
          <table:table-cell office:value-type="string" office:string-value="$264.93">
            <text:p>$264.93</text:p>
          </table:table-cell>
          <table:table-cell office:value-type="string" office:string-value="$247.27">
            <text:p>$247.27</text:p>
          </table:table-cell>
          <table:table-cell office:value-type="string" office:string-value="$229.61">
            <text:p>$229.61</text:p>
          </table:table-cell>
        </table:table-row>
        <table:table-row>
          <table:table-cell office:value-type="string" office:string-value="145-0494">
            <text:p>145-0494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5.99">
            <text:p>$155.99</text:p>
          </table:table-cell>
          <table:table-cell office:value-type="string" office:string-value="$93.59">
            <text:p>$93.59</text:p>
          </table:table-cell>
          <table:table-cell office:value-type="string" office:string-value="$84.23">
            <text:p>$84.23</text:p>
          </table:table-cell>
          <table:table-cell office:value-type="string" office:string-value="$79.55">
            <text:p>$79.55</text:p>
          </table:table-cell>
          <table:table-cell office:value-type="string" office:string-value="$74.87">
            <text:p>$74.87</text:p>
          </table:table-cell>
          <table:table-cell office:value-type="string" office:string-value="$70.19">
            <text:p>$70.19</text:p>
          </table:table-cell>
          <table:table-cell office:value-type="string" office:string-value="$65.51">
            <text:p>$65.51</text:p>
          </table:table-cell>
          <table:table-cell office:value-type="string" office:string-value="$60.83">
            <text:p>$60.83</text:p>
          </table:table-cell>
        </table:table-row>
        <table:table-row>
          <table:table-cell office:value-type="string" office:string-value="145-0701">
            <text:p>145-0701</text:p>
          </table:table-cell>
          <table:table-cell office:value-type="string" office:string-value="WHEEL">
            <text:p>WHEEL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45-3466">
            <text:p>145-3466</text:p>
          </table:table-cell>
          <table:table-cell office:value-type="string" office:string-value="GS OVERFLOW HOSE ASM">
            <text:p>GS OVERFLOW HOSE ASM</text:p>
          </table:table-cell>
          <table:table-cell office:value-type="string" office:string-value="HYD-HOSE">
            <text:p>HYD-HOSE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88.99">
            <text:p>$88.99</text:p>
          </table:table-cell>
          <table:table-cell office:value-type="string" office:string-value="$66.74">
            <text:p>$66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5-3481">
            <text:p>145-3481</text:p>
          </table:table-cell>
          <table:table-cell office:value-type="string" office:string-value="GS 48 DECK BELT-V">
            <text:p>GS 48 DECK 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6.99">
            <text:p>$116.99</text:p>
          </table:table-cell>
          <table:table-cell office:value-type="string" office:string-value="$70.19">
            <text:p>$70.19</text:p>
          </table:table-cell>
          <table:table-cell office:value-type="string" office:string-value="$63.17">
            <text:p>$63.17</text:p>
          </table:table-cell>
          <table:table-cell office:value-type="string" office:string-value="$59.66">
            <text:p>$59.66</text:p>
          </table:table-cell>
          <table:table-cell office:value-type="string" office:string-value="$56.15">
            <text:p>$56.15</text:p>
          </table:table-cell>
          <table:table-cell office:value-type="string" office:string-value="$52.64">
            <text:p>$52.64</text:p>
          </table:table-cell>
          <table:table-cell office:value-type="string" office:string-value="$49.13">
            <text:p>$49.13</text:p>
          </table:table-cell>
          <table:table-cell office:value-type="string" office:string-value="$45.62">
            <text:p>$45.62</text:p>
          </table:table-cell>
        </table:table-row>
        <table:table-row>
          <table:table-cell office:value-type="string" office:string-value="145-3482">
            <text:p>145-3482</text:p>
          </table:table-cell>
          <table:table-cell office:value-type="string" office:string-value="GS 52 DECK BELT-V">
            <text:p>GS 52 DECK 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1.99">
            <text:p>$151.99</text:p>
          </table:table-cell>
          <table:table-cell office:value-type="string" office:string-value="$91.19">
            <text:p>$91.19</text:p>
          </table:table-cell>
          <table:table-cell office:value-type="string" office:string-value="$82.07">
            <text:p>$82.07</text:p>
          </table:table-cell>
          <table:table-cell office:value-type="string" office:string-value="$77.51">
            <text:p>$77.51</text:p>
          </table:table-cell>
          <table:table-cell office:value-type="string" office:string-value="$72.95">
            <text:p>$72.95</text:p>
          </table:table-cell>
          <table:table-cell office:value-type="string" office:string-value="$68.39">
            <text:p>$68.39</text:p>
          </table:table-cell>
          <table:table-cell office:value-type="string" office:string-value="$63.83">
            <text:p>$63.83</text:p>
          </table:table-cell>
          <table:table-cell office:value-type="string" office:string-value="$59.27">
            <text:p>$59.27</text:p>
          </table:table-cell>
        </table:table-row>
        <table:table-row>
          <table:table-cell office:value-type="string" office:string-value="145-3483">
            <text:p>145-3483</text:p>
          </table:table-cell>
          <table:table-cell office:value-type="string" office:string-value="GS 60 DECK BELT-V">
            <text:p>GS 60 DECK 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7.99">
            <text:p>$137.99</text:p>
          </table:table-cell>
          <table:table-cell office:value-type="string" office:string-value="$82.79">
            <text:p>$82.79</text:p>
          </table:table-cell>
          <table:table-cell office:value-type="string" office:string-value="$74.51">
            <text:p>$74.51</text:p>
          </table:table-cell>
          <table:table-cell office:value-type="string" office:string-value="$70.37">
            <text:p>$70.37</text:p>
          </table:table-cell>
          <table:table-cell office:value-type="string" office:string-value="$66.23">
            <text:p>$66.23</text:p>
          </table:table-cell>
          <table:table-cell office:value-type="string" office:string-value="$62.09">
            <text:p>$62.09</text:p>
          </table:table-cell>
          <table:table-cell office:value-type="string" office:string-value="$57.95">
            <text:p>$57.95</text:p>
          </table:table-cell>
          <table:table-cell office:value-type="string" office:string-value="$53.81">
            <text:p>$53.81</text:p>
          </table:table-cell>
        </table:table-row>
        <table:table-row>
          <table:table-cell office:value-type="string" office:string-value="145-3503-03">
            <text:p>145-3503-03</text:p>
          </table:table-cell>
          <table:table-cell office:value-type="string" office:string-value="BLADE-16.5IN, MED SAIL">
            <text:p>BLADE-16.5IN, MED SAIL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45-3505-03">
            <text:p>145-3505-03</text:p>
          </table:table-cell>
          <table:table-cell office:value-type="string" office:string-value="BLADE-20.5IN, MED SAIL">
            <text:p>BLADE-20.5IN, MED SAIL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45-3506-03">
            <text:p>145-3506-03</text:p>
          </table:table-cell>
          <table:table-cell office:value-type="string" office:string-value="BLADE-16.5IN, RECYCLER">
            <text:p>BLADE-16.5IN,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45-3507-03">
            <text:p>145-3507-03</text:p>
          </table:table-cell>
          <table:table-cell office:value-type="string" office:string-value="BLADE-18.0IN, RECYCLER">
            <text:p>BLADE-18.0IN,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45-3508-03">
            <text:p>145-3508-03</text:p>
          </table:table-cell>
          <table:table-cell office:value-type="string" office:string-value="BLADE-20.5IN, RECYCLER">
            <text:p>BLADE-20.5IN,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45-4001">
            <text:p>145-4001</text:p>
          </table:table-cell>
          <table:table-cell office:value-type="string" office:string-value="BELT-SYNCHRONOUS">
            <text:p>BELT-SYNCHRONOUS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5.99">
            <text:p>$75.99</text:p>
          </table:table-cell>
          <table:table-cell office:value-type="string" office:string-value="$45.59">
            <text:p>$45.59</text:p>
          </table:table-cell>
          <table:table-cell office:value-type="string" office:string-value="$41.03">
            <text:p>$41.03</text:p>
          </table:table-cell>
          <table:table-cell office:value-type="string" office:string-value="$38.75">
            <text:p>$38.75</text:p>
          </table:table-cell>
          <table:table-cell office:value-type="string" office:string-value="$36.47">
            <text:p>$36.47</text:p>
          </table:table-cell>
          <table:table-cell office:value-type="string" office:string-value="$34.19">
            <text:p>$34.19</text:p>
          </table:table-cell>
          <table:table-cell office:value-type="string" office:string-value="$31.91">
            <text:p>$31.91</text:p>
          </table:table-cell>
          <table:table-cell office:value-type="string" office:string-value="$29.63">
            <text:p>$29.63</text:p>
          </table:table-cell>
        </table:table-row>
        <table:table-row>
          <table:table-cell office:value-type="string" office:string-value="145-4002-03">
            <text:p>145-4002-03</text:p>
          </table:table-cell>
          <table:table-cell office:value-type="string" office:string-value="BLADE-ROTARY">
            <text:p>BLADE-ROTARY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145-5682-03">
            <text:p>145-5682-03</text:p>
          </table:table-cell>
          <table:table-cell office:value-type="string" office:string-value="BLADE-TOP, 20.25&quot;">
            <text:p>BLADE-TOP, 20.25"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145-5683-03">
            <text:p>145-5683-03</text:p>
          </table:table-cell>
          <table:table-cell office:value-type="string" office:string-value="BLADE-BOTTOM, 20.25&quot;">
            <text:p>BLADE-BOTTOM, 20.25"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145-5684-03">
            <text:p>145-5684-03</text:p>
          </table:table-cell>
          <table:table-cell office:value-type="string" office:string-value="BLADE-20.25&quot;">
            <text:p>BLADE-20.25"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146-0859">
            <text:p>146-0859</text:p>
          </table:table-cell>
          <table:table-cell office:value-type="string" office:string-value="DAMPER, MOTION CONTROL">
            <text:p>DAMPER, MOTION CONTROL</text:p>
          </table:table-cell>
          <table:table-cell office:value-type="string" office:string-value="HYD-CYL (COMPLETE)">
            <text:p>HYD-CYL (COMPLETE)</text:p>
          </table:table-cell>
          <table:table-cell office:value-type="string" office:string-value="No">
            <text:p>No</text:p>
          </table:table-cell>
          <table:table-cell office:value-type="string" office:string-value="5GP">
            <text:p>5G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46.99">
            <text:p>$46.99</text:p>
          </table:table-cell>
          <table:table-cell office:value-type="string" office:string-value="$28.19">
            <text:p>$28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6-3403">
            <text:p>146-3403</text:p>
          </table:table-cell>
          <table:table-cell office:value-type="string" office:string-value="BLADE, MEDIUM FLOW 16.25">
            <text:p>BLADE, MEDIUM FLOW 16.25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3.99">
            <text:p>$23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46-3403P6">
            <text:p>146-3403P6</text:p>
          </table:table-cell>
          <table:table-cell office:value-type="string" office:string-value="6 PACK - BLADE, 16.25 MED">
            <text:p>6 PACK - BLADE, 16.25 MED</text:p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46-3404">
            <text:p>146-3404</text:p>
          </table:table-cell>
          <table:table-cell office:value-type="string" office:string-value="BLADE, LOW FLOW 16.25 (.9">
            <text:p>BLADE, LOW FLOW 16.25 (.9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3.99">
            <text:p>$23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46-3404P6">
            <text:p>146-3404P6</text:p>
          </table:table-cell>
          <table:table-cell office:value-type="string" office:string-value="6 PACK - BLADE, 16.25 LOW">
            <text:p>6 PACK - BLADE, 16.25 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46-3405">
            <text:p>146-3405</text:p>
          </table:table-cell>
          <table:table-cell office:value-type="string" office:string-value="BLADE, RECYCLER 16.25 (.9">
            <text:p>BLADE, RECYCLER 16.25 (.9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3.99">
            <text:p>$23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46-3405P6">
            <text:p>146-3405P6</text:p>
          </table:table-cell>
          <table:table-cell office:value-type="string" office:string-value="6 PACK - BLADE, 16.25 REC">
            <text:p>6 PACK - BLADE, 16.25 REC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46-3406">
            <text:p>146-3406</text:p>
          </table:table-cell>
          <table:table-cell office:value-type="string" office:string-value="BLADE-HIGH FLOW">
            <text:p>BLADE-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3.99">
            <text:p>$23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46-3406P6">
            <text:p>146-3406P6</text:p>
          </table:table-cell>
          <table:table-cell office:value-type="string" office:string-value="6 PACK - BLADE, 16.25 HIG">
            <text:p>6 PACK - BLADE, 16.25 HIG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146-3407">
            <text:p>146-3407</text:p>
          </table:table-cell>
          <table:table-cell office:value-type="string" office:string-value="BLADE-ATOMIC, 16.25&quot;">
            <text:p>BLADE-ATOMIC, 16.25"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3.99">
            <text:p>$23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46-3407P6">
            <text:p>146-3407P6</text:p>
          </table:table-cell>
          <table:table-cell office:value-type="string" office:string-value="6 PACK - BLADE, 16.25 ATO">
            <text:p>6 PACK - BLADE, 16.25 ATO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46-3408">
            <text:p>146-3408</text:p>
          </table:table-cell>
          <table:table-cell office:value-type="string" office:string-value="BLADE, MEDIUM FLOW 18.0 (">
            <text:p>BLADE, MEDIUM FLOW 18.0 (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$17.54">
            <text:p>$17.54</text:p>
          </table:table-cell>
          <table:table-cell office:value-type="string" office:string-value="$16.57">
            <text:p>$16.57</text:p>
          </table:table-cell>
          <table:table-cell office:value-type="string" office:string-value="$15.59">
            <text:p>$15.59</text:p>
          </table:table-cell>
          <table:table-cell office:value-type="string" office:string-value="$14.62">
            <text:p>$14.62</text:p>
          </table:table-cell>
          <table:table-cell office:value-type="string" office:string-value="$13.64">
            <text:p>$13.64</text:p>
          </table:table-cell>
          <table:table-cell office:value-type="string" office:string-value="$12.67">
            <text:p>$12.67</text:p>
          </table:table-cell>
        </table:table-row>
        <table:table-row>
          <table:table-cell office:value-type="string" office:string-value="146-3408P6">
            <text:p>146-3408P6</text:p>
          </table:table-cell>
          <table:table-cell office:value-type="string" office:string-value="6 PACK - BLADE, 18.0 MED">
            <text:p>6 PACK - BLADE, 18.0 MED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46-3409">
            <text:p>146-3409</text:p>
          </table:table-cell>
          <table:table-cell office:value-type="string" office:string-value="BLADE, LOW FLOW 18.0 (.94">
            <text:p>BLADE, LOW FLOW 18.0 (.94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$17.54">
            <text:p>$17.54</text:p>
          </table:table-cell>
          <table:table-cell office:value-type="string" office:string-value="$16.57">
            <text:p>$16.57</text:p>
          </table:table-cell>
          <table:table-cell office:value-type="string" office:string-value="$15.59">
            <text:p>$15.59</text:p>
          </table:table-cell>
          <table:table-cell office:value-type="string" office:string-value="$14.62">
            <text:p>$14.62</text:p>
          </table:table-cell>
          <table:table-cell office:value-type="string" office:string-value="$13.64">
            <text:p>$13.64</text:p>
          </table:table-cell>
          <table:table-cell office:value-type="string" office:string-value="$12.67">
            <text:p>$12.67</text:p>
          </table:table-cell>
        </table:table-row>
        <table:table-row>
          <table:table-cell office:value-type="string" office:string-value="146-3409P6">
            <text:p>146-3409P6</text:p>
          </table:table-cell>
          <table:table-cell office:value-type="string" office:string-value="6 PACK - BLADE, 18.0 LOW">
            <text:p>6 PACK - BLADE, 18.0 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46-3410">
            <text:p>146-3410</text:p>
          </table:table-cell>
          <table:table-cell office:value-type="string" office:string-value="BLADE, RECYCLER 18.0 (.94">
            <text:p>BLADE, RECYCLER 18.0 (.94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$17.54">
            <text:p>$17.54</text:p>
          </table:table-cell>
          <table:table-cell office:value-type="string" office:string-value="$16.57">
            <text:p>$16.57</text:p>
          </table:table-cell>
          <table:table-cell office:value-type="string" office:string-value="$15.59">
            <text:p>$15.59</text:p>
          </table:table-cell>
          <table:table-cell office:value-type="string" office:string-value="$14.62">
            <text:p>$14.62</text:p>
          </table:table-cell>
          <table:table-cell office:value-type="string" office:string-value="$13.64">
            <text:p>$13.64</text:p>
          </table:table-cell>
          <table:table-cell office:value-type="string" office:string-value="$12.67">
            <text:p>$12.67</text:p>
          </table:table-cell>
        </table:table-row>
        <table:table-row>
          <table:table-cell office:value-type="string" office:string-value="146-3410P6">
            <text:p>146-3410P6</text:p>
          </table:table-cell>
          <table:table-cell office:value-type="string" office:string-value="6 PACK - BLADE, 18.0 RECY">
            <text:p>6 PACK - BLADE, 18.0 RECY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46-3411">
            <text:p>146-3411</text:p>
          </table:table-cell>
          <table:table-cell office:value-type="string" office:string-value="BLADE-HIGH FLOW">
            <text:p>BLADE-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$17.54">
            <text:p>$17.54</text:p>
          </table:table-cell>
          <table:table-cell office:value-type="string" office:string-value="$16.57">
            <text:p>$16.57</text:p>
          </table:table-cell>
          <table:table-cell office:value-type="string" office:string-value="$15.59">
            <text:p>$15.59</text:p>
          </table:table-cell>
          <table:table-cell office:value-type="string" office:string-value="$14.62">
            <text:p>$14.62</text:p>
          </table:table-cell>
          <table:table-cell office:value-type="string" office:string-value="$13.64">
            <text:p>$13.64</text:p>
          </table:table-cell>
          <table:table-cell office:value-type="string" office:string-value="$12.67">
            <text:p>$12.67</text:p>
          </table:table-cell>
        </table:table-row>
        <table:table-row>
          <table:table-cell office:value-type="string" office:string-value="146-3411P6">
            <text:p>146-3411P6</text:p>
          </table:table-cell>
          <table:table-cell office:value-type="string" office:string-value="6 PACK - BLADE, 18.0 HIGH">
            <text:p>6 PACK - BLADE, 18.0 HIG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46-3413">
            <text:p>146-3413</text:p>
          </table:table-cell>
          <table:table-cell office:value-type="string" office:string-value="BLADE-ATOMIC, 18.00&quot;">
            <text:p>BLADE-ATOMIC, 18.00"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$17.54">
            <text:p>$17.54</text:p>
          </table:table-cell>
          <table:table-cell office:value-type="string" office:string-value="$16.57">
            <text:p>$16.57</text:p>
          </table:table-cell>
          <table:table-cell office:value-type="string" office:string-value="$15.59">
            <text:p>$15.59</text:p>
          </table:table-cell>
          <table:table-cell office:value-type="string" office:string-value="$14.62">
            <text:p>$14.62</text:p>
          </table:table-cell>
          <table:table-cell office:value-type="string" office:string-value="$13.64">
            <text:p>$13.64</text:p>
          </table:table-cell>
          <table:table-cell office:value-type="string" office:string-value="$12.67">
            <text:p>$12.67</text:p>
          </table:table-cell>
        </table:table-row>
        <table:table-row>
          <table:table-cell office:value-type="string" office:string-value="146-3413P6">
            <text:p>146-3413P6</text:p>
          </table:table-cell>
          <table:table-cell office:value-type="string" office:string-value="6 PACK - BLADE, 18.0 ATOM">
            <text:p>6 PACK - BLADE, 18.0 ATOM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47-0251-03">
            <text:p>147-0251-03</text:p>
          </table:table-cell>
          <table:table-cell office:value-type="string" office:string-value="BLADE-16.5IN, HIGH SAIL">
            <text:p>BLADE-16.5IN, HIGH SAIL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47-0252-03">
            <text:p>147-0252-03</text:p>
          </table:table-cell>
          <table:table-cell office:value-type="string" office:string-value="BLADE-18.0IN, HIGH SAIL">
            <text:p>BLADE-18.0IN, HIGH SAIL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47-0253-03">
            <text:p>147-0253-03</text:p>
          </table:table-cell>
          <table:table-cell office:value-type="string" office:string-value="BLADE-20.5IN, HIGH SAIL">
            <text:p>BLADE-20.5IN, HIGH SAIL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47-0260-03">
            <text:p>147-0260-03</text:p>
          </table:table-cell>
          <table:table-cell office:value-type="string" office:string-value="BLADE-16.5IN, ATOMIC SAIL">
            <text:p>BLADE-16.5IN, ATOMIC SAIL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47-0261-03">
            <text:p>147-0261-03</text:p>
          </table:table-cell>
          <table:table-cell office:value-type="string" office:string-value="BLADE-18.0IN, ATOMIC SAIL">
            <text:p>BLADE-18.0IN, ATOMIC SAIL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47-0262-03">
            <text:p>147-0262-03</text:p>
          </table:table-cell>
          <table:table-cell office:value-type="string" office:string-value="BLADE-20.5IN, ATOMIC SAIL">
            <text:p>BLADE-20.5IN, ATOMIC SAIL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147-1768">
            <text:p>147-1768</text:p>
          </table:table-cell>
          <table:table-cell office:value-type="string" office:string-value="BELT-V, RIBBED STRETCH">
            <text:p>BELT-V, RIBBED STRETCH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4DL">
            <text:p>4D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47-2909">
            <text:p>147-2909</text:p>
          </table:table-cell>
          <table:table-cell office:value-type="string" office:string-value="V BELT">
            <text:p>V 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63.99">
            <text:p>$63.99</text:p>
          </table:table-cell>
          <table:table-cell office:value-type="string" office:string-value="$38.39">
            <text:p>$38.39</text:p>
          </table:table-cell>
          <table:table-cell office:value-type="string" office:string-value="$34.55">
            <text:p>$34.55</text:p>
          </table:table-cell>
          <table:table-cell office:value-type="string" office:string-value="$32.63">
            <text:p>$32.63</text:p>
          </table:table-cell>
          <table:table-cell office:value-type="string" office:string-value="$30.71">
            <text:p>$30.71</text:p>
          </table:table-cell>
          <table:table-cell office:value-type="string" office:string-value="$28.79">
            <text:p>$28.79</text:p>
          </table:table-cell>
          <table:table-cell office:value-type="string" office:string-value="$26.87">
            <text:p>$26.87</text:p>
          </table:table-cell>
          <table:table-cell office:value-type="string" office:string-value="$24.95">
            <text:p>$24.95</text:p>
          </table:table-cell>
        </table:table-row>
        <table:table-row>
          <table:table-cell office:value-type="string" office:string-value="147-2910">
            <text:p>147-2910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73.99">
            <text:p>$73.99</text:p>
          </table:table-cell>
          <table:table-cell office:value-type="string" office:string-value="$44.39">
            <text:p>$44.39</text:p>
          </table:table-cell>
          <table:table-cell office:value-type="string" office:string-value="$39.95">
            <text:p>$39.95</text:p>
          </table:table-cell>
          <table:table-cell office:value-type="string" office:string-value="$37.73">
            <text:p>$37.73</text:p>
          </table:table-cell>
          <table:table-cell office:value-type="string" office:string-value="$35.51">
            <text:p>$35.51</text:p>
          </table:table-cell>
          <table:table-cell office:value-type="string" office:string-value="$33.29">
            <text:p>$33.29</text:p>
          </table:table-cell>
          <table:table-cell office:value-type="string" office:string-value="$31.07">
            <text:p>$31.07</text:p>
          </table:table-cell>
          <table:table-cell office:value-type="string" office:string-value="$28.85">
            <text:p>$28.85</text:p>
          </table:table-cell>
        </table:table-row>
        <table:table-row>
          <table:table-cell office:value-type="string" office:string-value="147-2911">
            <text:p>147-2911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105.99">
            <text:p>$105.99</text:p>
          </table:table-cell>
          <table:table-cell office:value-type="string" office:string-value="$63.59">
            <text:p>$63.59</text:p>
          </table:table-cell>
          <table:table-cell office:value-type="string" office:string-value="$57.23">
            <text:p>$57.23</text:p>
          </table:table-cell>
          <table:table-cell office:value-type="string" office:string-value="$54.05">
            <text:p>$54.05</text:p>
          </table:table-cell>
          <table:table-cell office:value-type="string" office:string-value="$50.87">
            <text:p>$50.87</text:p>
          </table:table-cell>
          <table:table-cell office:value-type="string" office:string-value="$47.69">
            <text:p>$47.69</text:p>
          </table:table-cell>
          <table:table-cell office:value-type="string" office:string-value="$44.51">
            <text:p>$44.51</text:p>
          </table:table-cell>
          <table:table-cell office:value-type="string" office:string-value="$41.33">
            <text:p>$41.33</text:p>
          </table:table-cell>
        </table:table-row>
        <table:table-row>
          <table:table-cell office:value-type="string" office:string-value="147-2911P">
            <text:p>147-2911P</text:p>
          </table:table-cell>
          <table:table-cell office:value-type="string" office:string-value="BELT - DECK, 60 TC (PKGD)">
            <text:p>BELT - DECK, 60 TC (PKGD)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105.99">
            <text:p>$105.99</text:p>
          </table:table-cell>
          <table:table-cell office:value-type="string" office:string-value="$63.59">
            <text:p>$63.59</text:p>
          </table:table-cell>
          <table:table-cell office:value-type="string" office:string-value="$57.23">
            <text:p>$57.23</text:p>
          </table:table-cell>
          <table:table-cell office:value-type="string" office:string-value="$54.05">
            <text:p>$54.05</text:p>
          </table:table-cell>
          <table:table-cell office:value-type="string" office:string-value="$50.87">
            <text:p>$50.87</text:p>
          </table:table-cell>
          <table:table-cell office:value-type="string" office:string-value="$47.69">
            <text:p>$47.69</text:p>
          </table:table-cell>
          <table:table-cell office:value-type="string" office:string-value="$44.51">
            <text:p>$44.51</text:p>
          </table:table-cell>
          <table:table-cell office:value-type="string" office:string-value="$41.33">
            <text:p>$41.33</text:p>
          </table:table-cell>
        </table:table-row>
        <table:table-row>
          <table:table-cell office:value-type="string" office:string-value="147-2935">
            <text:p>147-2935</text:p>
          </table:table-cell>
          <table:table-cell office:value-type="string" office:string-value="TIRE ASM">
            <text:p>TIRE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58.99">
            <text:p>$58.99</text:p>
          </table:table-cell>
          <table:table-cell office:value-type="string" office:string-value="$44.24">
            <text:p>$44.24</text:p>
          </table:table-cell>
          <table:table-cell office:value-type="string" office:string-value="$39.82">
            <text:p>$39.82</text:p>
          </table:table-cell>
          <table:table-cell office:value-type="string" office:string-value="$37.60">
            <text:p>$37.60</text:p>
          </table:table-cell>
          <table:table-cell office:value-type="string" office:string-value="$35.39">
            <text:p>$35.39</text:p>
          </table:table-cell>
          <table:table-cell office:value-type="string" office:string-value="$33.18">
            <text:p>$33.18</text:p>
          </table:table-cell>
          <table:table-cell office:value-type="string" office:string-value="$30.97">
            <text:p>$30.97</text:p>
          </table:table-cell>
          <table:table-cell office:value-type="string" office:string-value="$28.76">
            <text:p>$28.76</text:p>
          </table:table-cell>
        </table:table-row>
        <table:table-row>
          <table:table-cell office:value-type="string" office:string-value="147-2936">
            <text:p>147-2936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45.99">
            <text:p>$45.99</text:p>
          </table:table-cell>
          <table:table-cell office:value-type="string" office:string-value="$27.59">
            <text:p>$27.59</text:p>
          </table:table-cell>
          <table:table-cell office:value-type="string" office:string-value="$24.83">
            <text:p>$24.83</text:p>
          </table:table-cell>
          <table:table-cell office:value-type="string" office:string-value="$23.45">
            <text:p>$23.45</text:p>
          </table:table-cell>
          <table:table-cell office:value-type="string" office:string-value="$22.07">
            <text:p>$22.07</text:p>
          </table:table-cell>
          <table:table-cell office:value-type="string" office:string-value="$20.69">
            <text:p>$20.69</text:p>
          </table:table-cell>
          <table:table-cell office:value-type="string" office:string-value="$19.31">
            <text:p>$19.31</text:p>
          </table:table-cell>
          <table:table-cell office:value-type="string" office:string-value="$17.93">
            <text:p>$17.93</text:p>
          </table:table-cell>
        </table:table-row>
        <table:table-row>
          <table:table-cell office:value-type="string" office:string-value="147-6250">
            <text:p>147-6250</text:p>
          </table:table-cell>
          <table:table-cell office:value-type="string" office:string-value="BLADE-16.50 HIGH FLOW">
            <text:p>BLADE-16.50 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47-6251">
            <text:p>147-6251</text:p>
          </table:table-cell>
          <table:table-cell office:value-type="string" office:string-value="BLADE-18.00 HIGH FLOW">
            <text:p>BLADE-18.00 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147-6252">
            <text:p>147-6252</text:p>
          </table:table-cell>
          <table:table-cell office:value-type="string" office:string-value="BLADE-20.50 HIGH FLOW">
            <text:p>BLADE-20.50 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17.39">
            <text:p>$17.39</text:p>
          </table:table-cell>
          <table:table-cell office:value-type="string" office:string-value="$15.65">
            <text:p>$15.65</text:p>
          </table:table-cell>
          <table:table-cell office:value-type="string" office:string-value="$14.78">
            <text:p>$14.78</text:p>
          </table:table-cell>
          <table:table-cell office:value-type="string" office:string-value="$13.91">
            <text:p>$13.91</text:p>
          </table:table-cell>
          <table:table-cell office:value-type="string" office:string-value="$13.04">
            <text:p>$13.04</text:p>
          </table:table-cell>
          <table:table-cell office:value-type="string" office:string-value="$12.17">
            <text:p>$12.17</text:p>
          </table:table-cell>
          <table:table-cell office:value-type="string" office:string-value="$11.30">
            <text:p>$11.30</text:p>
          </table:table-cell>
        </table:table-row>
        <table:table-row>
          <table:table-cell office:value-type="string" office:string-value="147-6253">
            <text:p>147-6253</text:p>
          </table:table-cell>
          <table:table-cell office:value-type="string" office:string-value="BLADE-24.50 HIGH FLOW">
            <text:p>BLADE-24.50 HIGH FLOW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3.39">
            <text:p>$23.39</text:p>
          </table:table-cell>
          <table:table-cell office:value-type="string" office:string-value="$21.05">
            <text:p>$21.05</text:p>
          </table:table-cell>
          <table:table-cell office:value-type="string" office:string-value="$19.88">
            <text:p>$19.88</text:p>
          </table:table-cell>
          <table:table-cell office:value-type="string" office:string-value="$18.71">
            <text:p>$18.71</text:p>
          </table:table-cell>
          <table:table-cell office:value-type="string" office:string-value="$17.54">
            <text:p>$17.54</text:p>
          </table:table-cell>
          <table:table-cell office:value-type="string" office:string-value="$16.37">
            <text:p>$16.37</text:p>
          </table:table-cell>
          <table:table-cell office:value-type="string" office:string-value="$15.20">
            <text:p>$15.20</text:p>
          </table:table-cell>
        </table:table-row>
        <table:table-row>
          <table:table-cell office:value-type="string" office:string-value="147-6254">
            <text:p>147-6254</text:p>
          </table:table-cell>
          <table:table-cell office:value-type="string" office:string-value="6 PACK-BLADE, 16.50 HIGH">
            <text:p>6 PACK-BLADE, 16.50 HIG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1.99">
            <text:p>$151.99</text:p>
          </table:table-cell>
          <table:table-cell office:value-type="string" office:string-value="$91.19">
            <text:p>$91.19</text:p>
          </table:table-cell>
          <table:table-cell office:value-type="string" office:string-value="$82.07">
            <text:p>$82.07</text:p>
          </table:table-cell>
          <table:table-cell office:value-type="string" office:string-value="$77.51">
            <text:p>$77.51</text:p>
          </table:table-cell>
          <table:table-cell office:value-type="string" office:string-value="$72.95">
            <text:p>$72.95</text:p>
          </table:table-cell>
          <table:table-cell office:value-type="string" office:string-value="$68.39">
            <text:p>$68.39</text:p>
          </table:table-cell>
          <table:table-cell office:value-type="string" office:string-value="$63.83">
            <text:p>$63.83</text:p>
          </table:table-cell>
          <table:table-cell office:value-type="string" office:string-value="$59.27">
            <text:p>$59.27</text:p>
          </table:table-cell>
        </table:table-row>
        <table:table-row>
          <table:table-cell office:value-type="string" office:string-value="147-6255">
            <text:p>147-6255</text:p>
          </table:table-cell>
          <table:table-cell office:value-type="string" office:string-value="6 PACK-BLADE, 18.00 HIGH">
            <text:p>6 PACK-BLADE, 18.00 HIG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6.99">
            <text:p>$156.99</text:p>
          </table:table-cell>
          <table:table-cell office:value-type="string" office:string-value="$94.19">
            <text:p>$94.19</text:p>
          </table:table-cell>
          <table:table-cell office:value-type="string" office:string-value="$84.77">
            <text:p>$84.77</text:p>
          </table:table-cell>
          <table:table-cell office:value-type="string" office:string-value="$80.06">
            <text:p>$80.06</text:p>
          </table:table-cell>
          <table:table-cell office:value-type="string" office:string-value="$75.35">
            <text:p>$75.35</text:p>
          </table:table-cell>
          <table:table-cell office:value-type="string" office:string-value="$70.64">
            <text:p>$70.64</text:p>
          </table:table-cell>
          <table:table-cell office:value-type="string" office:string-value="$65.93">
            <text:p>$65.93</text:p>
          </table:table-cell>
          <table:table-cell office:value-type="string" office:string-value="$61.22">
            <text:p>$61.22</text:p>
          </table:table-cell>
        </table:table-row>
        <table:table-row>
          <table:table-cell office:value-type="string" office:string-value="147-6256">
            <text:p>147-6256</text:p>
          </table:table-cell>
          <table:table-cell office:value-type="string" office:string-value="6 PACK-BLADE, 20.50 HIGH">
            <text:p>6 PACK-BLADE, 20.50 HIG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2.99">
            <text:p>$162.99</text:p>
          </table:table-cell>
          <table:table-cell office:value-type="string" office:string-value="$97.79">
            <text:p>$97.79</text:p>
          </table:table-cell>
          <table:table-cell office:value-type="string" office:string-value="$88.01">
            <text:p>$88.01</text:p>
          </table:table-cell>
          <table:table-cell office:value-type="string" office:string-value="$83.12">
            <text:p>$83.12</text:p>
          </table:table-cell>
          <table:table-cell office:value-type="string" office:string-value="$78.23">
            <text:p>$78.23</text:p>
          </table:table-cell>
          <table:table-cell office:value-type="string" office:string-value="$73.34">
            <text:p>$73.34</text:p>
          </table:table-cell>
          <table:table-cell office:value-type="string" office:string-value="$68.45">
            <text:p>$68.45</text:p>
          </table:table-cell>
          <table:table-cell office:value-type="string" office:string-value="$63.56">
            <text:p>$63.56</text:p>
          </table:table-cell>
        </table:table-row>
        <table:table-row>
          <table:table-cell office:value-type="string" office:string-value="147-6257">
            <text:p>147-6257</text:p>
          </table:table-cell>
          <table:table-cell office:value-type="string" office:string-value="6 PACK-BLADE, 24.50 HIGH">
            <text:p>6 PACK-BLADE, 24.50 HIG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6">
            <text:p>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1.99">
            <text:p>$231.99</text:p>
          </table:table-cell>
          <table:table-cell office:value-type="string" office:string-value="$139.19">
            <text:p>$139.19</text:p>
          </table:table-cell>
          <table:table-cell office:value-type="string" office:string-value="$125.27">
            <text:p>$125.27</text:p>
          </table:table-cell>
          <table:table-cell office:value-type="string" office:string-value="$118.31">
            <text:p>$118.31</text:p>
          </table:table-cell>
          <table:table-cell office:value-type="string" office:string-value="$111.35">
            <text:p>$111.35</text:p>
          </table:table-cell>
          <table:table-cell office:value-type="string" office:string-value="$104.39">
            <text:p>$104.39</text:p>
          </table:table-cell>
          <table:table-cell office:value-type="string" office:string-value="$97.43">
            <text:p>$97.43</text:p>
          </table:table-cell>
          <table:table-cell office:value-type="string" office:string-value="$90.47">
            <text:p>$90.47</text:p>
          </table:table-cell>
        </table:table-row>
        <table:table-row>
          <table:table-cell office:value-type="string" office:string-value="14-7799">
            <text:p>14-7799</text:p>
          </table:table-cell>
          <table:table-cell office:value-type="string" office:string-value="BLADE KIT">
            <text:p>BLADE KIT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7.99">
            <text:p>$57.99</text:p>
          </table:table-cell>
          <table:table-cell office:value-type="string" office:string-value="$43.49">
            <text:p>$43.49</text:p>
          </table:table-cell>
          <table:table-cell office:value-type="string" office:string-value="$39.14">
            <text:p>$39.14</text:p>
          </table:table-cell>
          <table:table-cell office:value-type="string" office:string-value="$36.97">
            <text:p>$36.97</text:p>
          </table:table-cell>
          <table:table-cell office:value-type="string" office:string-value="$34.79">
            <text:p>$34.79</text:p>
          </table:table-cell>
          <table:table-cell office:value-type="string" office:string-value="$32.62">
            <text:p>$32.62</text:p>
          </table:table-cell>
          <table:table-cell office:value-type="string" office:string-value="$30.44">
            <text:p>$30.44</text:p>
          </table:table-cell>
          <table:table-cell office:value-type="string" office:string-value="$28.27">
            <text:p>$28.27</text:p>
          </table:table-cell>
        </table:table-row>
        <table:table-row>
          <table:table-cell office:value-type="string" office:string-value="14-9959">
            <text:p>14-9959</text:p>
          </table:table-cell>
          <table:table-cell office:value-type="string" office:string-value="WHL &amp; TIRE ASSEMBLY">
            <text:p>WHL &amp; TIRE ASSEMBLY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0.99">
            <text:p>$50.99</text:p>
          </table:table-cell>
          <table:table-cell office:value-type="string" office:string-value="$38.24">
            <text:p>$38.24</text:p>
          </table:table-cell>
          <table:table-cell office:value-type="string" office:string-value="$34.42">
            <text:p>$34.42</text:p>
          </table:table-cell>
          <table:table-cell office:value-type="string" office:string-value="$32.50">
            <text:p>$32.50</text:p>
          </table:table-cell>
          <table:table-cell office:value-type="string" office:string-value="$30.59">
            <text:p>$30.59</text:p>
          </table:table-cell>
          <table:table-cell office:value-type="string" office:string-value="$28.68">
            <text:p>$28.68</text:p>
          </table:table-cell>
          <table:table-cell office:value-type="string" office:string-value="$26.77">
            <text:p>$26.77</text:p>
          </table:table-cell>
          <table:table-cell office:value-type="string" office:string-value="$24.86">
            <text:p>$24.86</text:p>
          </table:table-cell>
        </table:table-row>
        <table:table-row>
          <table:table-cell office:value-type="string" office:string-value="14-9969">
            <text:p>14-9969</text:p>
          </table:table-cell>
          <table:table-cell office:value-type="string" office:string-value="WHL &amp; TIRE ASSEMBLY">
            <text:p>WHL &amp; TIRE ASSEMBLY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7.74">
            <text:p>$27.74</text:p>
          </table:table-cell>
          <table:table-cell office:value-type="string" office:string-value="$24.97">
            <text:p>$24.97</text:p>
          </table:table-cell>
          <table:table-cell office:value-type="string" office:string-value="$23.58">
            <text:p>$23.58</text:p>
          </table:table-cell>
          <table:table-cell office:value-type="string" office:string-value="$22.19">
            <text:p>$22.19</text:p>
          </table:table-cell>
          <table:table-cell office:value-type="string" office:string-value="$20.81">
            <text:p>$20.81</text:p>
          </table:table-cell>
          <table:table-cell office:value-type="string" office:string-value="$19.42">
            <text:p>$19.42</text:p>
          </table:table-cell>
          <table:table-cell office:value-type="string" office:string-value="$18.03">
            <text:p>$18.03</text:p>
          </table:table-cell>
        </table:table-row>
        <table:table-row>
          <table:table-cell office:value-type="string" office:string-value="14-9989">
            <text:p>14-9989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9.24">
            <text:p>$29.24</text:p>
          </table:table-cell>
          <table:table-cell office:value-type="string" office:string-value="$26.32">
            <text:p>$26.32</text:p>
          </table:table-cell>
          <table:table-cell office:value-type="string" office:string-value="$24.85">
            <text:p>$24.85</text:p>
          </table:table-cell>
          <table:table-cell office:value-type="string" office:string-value="$23.39">
            <text:p>$23.39</text:p>
          </table:table-cell>
          <table:table-cell office:value-type="string" office:string-value="$21.93">
            <text:p>$21.93</text:p>
          </table:table-cell>
          <table:table-cell office:value-type="string" office:string-value="$20.47">
            <text:p>$20.47</text:p>
          </table:table-cell>
          <table:table-cell office:value-type="string" office:string-value="$19.01">
            <text:p>$19.01</text:p>
          </table:table-cell>
        </table:table-row>
        <table:table-row>
          <table:table-cell office:value-type="string" office:string-value="1-513152">
            <text:p>1-513152</text:p>
          </table:table-cell>
          <table:table-cell office:value-type="string" office:string-value="SWITCH-CLOSED, NORMALLY">
            <text:p>SWITCH-CLOSED, NORMALLY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.99">
            <text:p>$12.99</text:p>
          </table:table-cell>
          <table:table-cell office:value-type="string" office:string-value="$7.79">
            <text:p>$7.79</text:p>
          </table:table-cell>
          <table:table-cell office:value-type="string" office:string-value="$7.01">
            <text:p>$7.01</text:p>
          </table:table-cell>
          <table:table-cell office:value-type="string" office:string-value="$6.62">
            <text:p>$6.62</text:p>
          </table:table-cell>
          <table:table-cell office:value-type="string" office:string-value="$6.23">
            <text:p>$6.23</text:p>
          </table:table-cell>
          <table:table-cell office:value-type="string" office:string-value="$5.84">
            <text:p>$5.84</text:p>
          </table:table-cell>
          <table:table-cell office:value-type="string" office:string-value="$5.45">
            <text:p>$5.45</text:p>
          </table:table-cell>
          <table:table-cell office:value-type="string" office:string-value="$5.06">
            <text:p>$5.06</text:p>
          </table:table-cell>
        </table:table-row>
        <table:table-row>
          <table:table-cell office:value-type="string" office:string-value="1-513338">
            <text:p>1-513338</text:p>
          </table:table-cell>
          <table:table-cell office:value-type="string" office:string-value="WASHER-FLAT">
            <text:p>WASHER-FLAT</text:p>
          </table:table-cell>
          <table:table-cell office:value-type="string" office:string-value="WASHER (STD)">
            <text:p>WASHER (STD)</text:p>
          </table:table-cell>
          <table:table-cell office:value-type="string" office:string-value="No">
            <text:p>No</text:p>
          </table:table-cell>
          <table:table-cell office:value-type="string" office:string-value="4DI">
            <text:p>4D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.79">
            <text:p>$3.79</text:p>
          </table:table-cell>
          <table:table-cell office:value-type="string" office:string-value="$2.27">
            <text:p>$2.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513547">
            <text:p>1-513547</text:p>
          </table:table-cell>
          <table:table-cell office:value-type="string" office:string-value="SPACER">
            <text:p>SPACER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3BU">
            <text:p>3B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.99">
            <text:p>$11.99</text:p>
          </table:table-cell>
          <table:table-cell office:value-type="string" office:string-value="$7.19">
            <text:p>$7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513810">
            <text:p>1-513810</text:p>
          </table:table-cell>
          <table:table-cell office:value-type="string" office:string-value="BUSHING">
            <text:p>BUSHING</text:p>
          </table:table-cell>
          <table:table-cell office:value-type="string" office:string-value="BUSHING/SLEEVE">
            <text:p>BUSHING/SLEEVE</text:p>
          </table:table-cell>
          <table:table-cell office:value-type="string" office:string-value="No">
            <text:p>No</text:p>
          </table:table-cell>
          <table:table-cell office:value-type="string" office:string-value="6HU">
            <text:p>6H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.49">
            <text:p>$5.49</text:p>
          </table:table-cell>
          <table:table-cell office:value-type="string" office:string-value="$3.29">
            <text:p>$3.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523009">
            <text:p>1-523009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5.99">
            <text:p>$105.99</text:p>
          </table:table-cell>
          <table:table-cell office:value-type="string" office:string-value="$63.59">
            <text:p>$63.59</text:p>
          </table:table-cell>
          <table:table-cell office:value-type="string" office:string-value="$57.23">
            <text:p>$57.23</text:p>
          </table:table-cell>
          <table:table-cell office:value-type="string" office:string-value="$54.05">
            <text:p>$54.05</text:p>
          </table:table-cell>
          <table:table-cell office:value-type="string" office:string-value="$50.87">
            <text:p>$50.87</text:p>
          </table:table-cell>
          <table:table-cell office:value-type="string" office:string-value="$47.69">
            <text:p>$47.69</text:p>
          </table:table-cell>
          <table:table-cell office:value-type="string" office:string-value="$44.51">
            <text:p>$44.51</text:p>
          </table:table-cell>
          <table:table-cell office:value-type="string" office:string-value="$41.33">
            <text:p>$41.33</text:p>
          </table:table-cell>
        </table:table-row>
        <table:table-row>
          <table:table-cell office:value-type="string" office:string-value="1-523328">
            <text:p>1-523328</text:p>
          </table:table-cell>
          <table:table-cell office:value-type="string" office:string-value="MOTOR-WHEEL">
            <text:p>MOTOR-WHEEL</text:p>
          </table:table-cell>
          <table:table-cell office:value-type="string" office:string-value="HYD-MOTOR">
            <text:p>HYD-MOTOR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,207.99">
            <text:p>$1,207.99</text:p>
          </table:table-cell>
          <table:table-cell office:value-type="string" office:string-value="$905.99">
            <text:p>$905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543511">
            <text:p>1-543511</text:p>
          </table:table-cell>
          <table:table-cell office:value-type="string" office:string-value="SEAL-GREASE">
            <text:p>SEAL-GREASE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8LB">
            <text:p>8L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6.59">
            <text:p>$6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543513">
            <text:p>1-543513</text:p>
          </table:table-cell>
          <table:table-cell office:value-type="string" office:string-value="CAP-GREASE">
            <text:p>CAP-GREASE</text:p>
          </table:table-cell>
          <table:table-cell office:value-type="string" office:string-value="CAP">
            <text:p>CAP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29">
            <text:p>$7.29</text:p>
          </table:table-cell>
          <table:table-cell office:value-type="string" office:string-value="$5.47">
            <text:p>$5.4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94">
            <text:p>1594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2.19">
            <text:p>$22.19</text:p>
          </table:table-cell>
          <table:table-cell office:value-type="string" office:string-value="$19.97">
            <text:p>$19.97</text:p>
          </table:table-cell>
          <table:table-cell office:value-type="string" office:string-value="$18.86">
            <text:p>$18.86</text:p>
          </table:table-cell>
          <table:table-cell office:value-type="string" office:string-value="$17.75">
            <text:p>$17.75</text:p>
          </table:table-cell>
          <table:table-cell office:value-type="string" office:string-value="$16.64">
            <text:p>$16.64</text:p>
          </table:table-cell>
          <table:table-cell office:value-type="string" office:string-value="$15.53">
            <text:p>$15.53</text:p>
          </table:table-cell>
          <table:table-cell office:value-type="string" office:string-value="$14.42">
            <text:p>$14.42</text:p>
          </table:table-cell>
        </table:table-row>
        <table:table-row>
          <table:table-cell office:value-type="string" office:string-value="1599">
            <text:p>1599</text:p>
          </table:table-cell>
          <table:table-cell office:value-type="string" office:string-value="V BELT">
            <text:p>V 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3.99">
            <text:p>$63.99</text:p>
          </table:table-cell>
          <table:table-cell office:value-type="string" office:string-value="$47.99">
            <text:p>$47.99</text:p>
          </table:table-cell>
          <table:table-cell office:value-type="string" office:string-value="$43.19">
            <text:p>$43.19</text:p>
          </table:table-cell>
          <table:table-cell office:value-type="string" office:string-value="$40.79">
            <text:p>$40.79</text:p>
          </table:table-cell>
          <table:table-cell office:value-type="string" office:string-value="$38.39">
            <text:p>$38.39</text:p>
          </table:table-cell>
          <table:table-cell office:value-type="string" office:string-value="$35.99">
            <text:p>$35.99</text:p>
          </table:table-cell>
          <table:table-cell office:value-type="string" office:string-value="$33.59">
            <text:p>$33.59</text:p>
          </table:table-cell>
          <table:table-cell office:value-type="string" office:string-value="$31.19">
            <text:p>$31.19</text:p>
          </table:table-cell>
        </table:table-row>
        <table:table-row>
          <table:table-cell office:value-type="string" office:string-value="16-0029">
            <text:p>16-0029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9.24">
            <text:p>$29.24</text:p>
          </table:table-cell>
          <table:table-cell office:value-type="string" office:string-value="$26.32">
            <text:p>$26.32</text:p>
          </table:table-cell>
          <table:table-cell office:value-type="string" office:string-value="$24.85">
            <text:p>$24.85</text:p>
          </table:table-cell>
          <table:table-cell office:value-type="string" office:string-value="$23.39">
            <text:p>$23.39</text:p>
          </table:table-cell>
          <table:table-cell office:value-type="string" office:string-value="$21.93">
            <text:p>$21.93</text:p>
          </table:table-cell>
          <table:table-cell office:value-type="string" office:string-value="$20.47">
            <text:p>$20.47</text:p>
          </table:table-cell>
          <table:table-cell office:value-type="string" office:string-value="$19.01">
            <text:p>$19.01</text:p>
          </table:table-cell>
        </table:table-row>
        <table:table-row>
          <table:table-cell office:value-type="string" office:string-value="1-603299">
            <text:p>1-603299</text:p>
          </table:table-cell>
          <table:table-cell office:value-type="string" office:string-value="ROLLER-SCALP, ANTI">
            <text:p>ROLLER-SCALP, ANTI</text:p>
          </table:table-cell>
          <table:table-cell office:value-type="string" office:string-value="ROLLER">
            <text:p>ROLLER</text:p>
          </table:table-cell>
          <table:table-cell office:value-type="string" office:string-value="No">
            <text:p>No</text:p>
          </table:table-cell>
          <table:table-cell office:value-type="string" office:string-value="6HN">
            <text:p>6H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03336">
            <text:p>1-603336</text:p>
          </table:table-cell>
          <table:table-cell office:value-type="string" office:string-value="CONTROL-CHOKE">
            <text:p>CONTROL-CHOKE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7.99">
            <text:p>$37.99</text:p>
          </table:table-cell>
          <table:table-cell office:value-type="string" office:string-value="$28.49">
            <text:p>$28.49</text:p>
          </table:table-cell>
          <table:table-cell office:value-type="string" office:string-value="$25.64">
            <text:p>$25.64</text:p>
          </table:table-cell>
          <table:table-cell office:value-type="string" office:string-value="$24.22">
            <text:p>$24.22</text:p>
          </table:table-cell>
          <table:table-cell office:value-type="string" office:string-value="$22.79">
            <text:p>$22.79</text:p>
          </table:table-cell>
          <table:table-cell office:value-type="string" office:string-value="$21.37">
            <text:p>$21.37</text:p>
          </table:table-cell>
          <table:table-cell office:value-type="string" office:string-value="$19.94">
            <text:p>$19.94</text:p>
          </table:table-cell>
          <table:table-cell office:value-type="string" office:string-value="$18.52">
            <text:p>$18.52</text:p>
          </table:table-cell>
        </table:table-row>
        <table:table-row>
          <table:table-cell office:value-type="string" office:string-value="1-603384">
            <text:p>1-603384</text:p>
          </table:table-cell>
          <table:table-cell office:value-type="string" office:string-value="BUSHING-PIVOT, IDLER">
            <text:p>BUSHING-PIVOT, IDLER</text:p>
          </table:table-cell>
          <table:table-cell office:value-type="string" office:string-value="BUSHING/SLEEVE">
            <text:p>BUSHING/SLEEVE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.99">
            <text:p>$12.99</text:p>
          </table:table-cell>
          <table:table-cell office:value-type="string" office:string-value="$7.79">
            <text:p>$7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03402">
            <text:p>1-603402</text:p>
          </table:table-cell>
          <table:table-cell office:value-type="string" office:string-value="SPRING-EXTENSION">
            <text:p>SPRING-EXTENSION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4DW">
            <text:p>4D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39">
            <text:p>$7.39</text:p>
          </table:table-cell>
          <table:table-cell office:value-type="string" office:string-value="$4.43">
            <text:p>$4.4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03413">
            <text:p>1-603413</text:p>
          </table:table-cell>
          <table:table-cell office:value-type="string" office:string-value="SPRING-EXTENSION">
            <text:p>SPRING-EXTENSION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03511">
            <text:p>1-603511</text:p>
          </table:table-cell>
          <table:table-cell office:value-type="string" office:string-value="KEYS-IGNITION (SPARE PAIR)">
            <text:p>KEYS-IGNITION (SPARE PAIR)</text:p>
          </table:table-cell>
          <table:table-cell office:value-type="string" office:string-value="KEY/KEY &amp; LOCK ASM">
            <text:p>KEY/KEY &amp; LOCK ASM</text:p>
          </table:table-cell>
          <table:table-cell office:value-type="string" office:string-value="Yes">
            <text:p>Yes</text:p>
          </table:table-cell>
          <table:table-cell office:value-type="string" office:string-value="5GD">
            <text:p>5G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09">
            <text:p>$2.09</text:p>
          </table:table-cell>
          <table:table-cell office:value-type="string" office:string-value="$1.25">
            <text:p>$1.25</text:p>
          </table:table-cell>
          <table:table-cell office:value-type="string" office:string-value="$1.13">
            <text:p>$1.13</text:p>
          </table:table-cell>
          <table:table-cell office:value-type="string" office:string-value="$1.06">
            <text:p>$1.06</text:p>
          </table:table-cell>
          <table:table-cell office:value-type="string" office:string-value="$1.00">
            <text:p>$1.00</text:p>
          </table:table-cell>
          <table:table-cell office:value-type="string" office:string-value="$0.94">
            <text:p>$0.94</text:p>
          </table:table-cell>
          <table:table-cell office:value-type="string" office:string-value="$0.88">
            <text:p>$0.88</text:p>
          </table:table-cell>
          <table:table-cell office:value-type="string" office:string-value="$0.81">
            <text:p>$0.81</text:p>
          </table:table-cell>
        </table:table-row>
        <table:table-row>
          <table:table-cell office:value-type="string" office:string-value="1-603718">
            <text:p>1-603718</text:p>
          </table:table-cell>
          <table:table-cell office:value-type="string" office:string-value="HYD MOTOR ASM">
            <text:p>HYD MOTOR ASM</text:p>
          </table:table-cell>
          <table:table-cell office:value-type="string" office:string-value="HYD-MOTOR">
            <text:p>HYD-MOTOR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,059.99">
            <text:p>$1,059.99</text:p>
          </table:table-cell>
          <table:table-cell office:value-type="string" office:string-value="$794.99">
            <text:p>$794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03770">
            <text:p>1-603770</text:p>
          </table:table-cell>
          <table:table-cell office:value-type="string" office:string-value="VALVE-FUEL">
            <text:p>VALVE-FUEL</text:p>
          </table:table-cell>
          <table:table-cell office:value-type="string" office:string-value="FITTING-MISC">
            <text:p>FITTING-MISC</text:p>
          </table:table-cell>
          <table:table-cell office:value-type="string" office:string-value="No">
            <text:p>No</text:p>
          </table:table-cell>
          <table:table-cell office:value-type="string" office:string-value="6HU">
            <text:p>6H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59">
            <text:p>$7.59</text:p>
          </table:table-cell>
          <table:table-cell office:value-type="string" office:string-value="$4.55">
            <text:p>$4.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1-0963">
            <text:p>161-0963</text:p>
          </table:table-cell>
          <table:table-cell office:value-type="string" office:string-value="BLADE-SCRAPER, PC21">
            <text:p>BLADE-SCRAPER, PC21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61-0963P">
            <text:p>161-0963P</text:p>
          </table:table-cell>
          <table:table-cell office:value-type="string" office:string-value="SCRAPER REPLACEMENT KIT P">
            <text:p>SCRAPER REPLACEMENT KIT P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61-0972">
            <text:p>161-0972</text:p>
          </table:table-cell>
          <table:table-cell office:value-type="string" office:string-value="CABLE-AUGER">
            <text:p>CABLE-AUGER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5.59">
            <text:p>$15.59</text:p>
          </table:table-cell>
          <table:table-cell office:value-type="string" office:string-value="$14.03">
            <text:p>$14.03</text:p>
          </table:table-cell>
          <table:table-cell office:value-type="string" office:string-value="$13.25">
            <text:p>$13.25</text:p>
          </table:table-cell>
          <table:table-cell office:value-type="string" office:string-value="$12.47">
            <text:p>$12.47</text:p>
          </table:table-cell>
          <table:table-cell office:value-type="string" office:string-value="$11.69">
            <text:p>$11.69</text:p>
          </table:table-cell>
          <table:table-cell office:value-type="string" office:string-value="$10.91">
            <text:p>$10.91</text:p>
          </table:table-cell>
          <table:table-cell office:value-type="string" office:string-value="$10.13">
            <text:p>$10.13</text:p>
          </table:table-cell>
        </table:table-row>
        <table:table-row>
          <table:table-cell office:value-type="string" office:string-value="161-0973">
            <text:p>161-0973</text:p>
          </table:table-cell>
          <table:table-cell office:value-type="string" office:string-value="CABLE-AUGER">
            <text:p>CABLE-AUGER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4DR">
            <text:p>4DR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161-0976">
            <text:p>161-0976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4DR">
            <text:p>4DR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161-2170">
            <text:p>161-2170</text:p>
          </table:table-cell>
          <table:table-cell office:value-type="string" office:string-value="BLADE-ROTOR">
            <text:p>BLADE-ROTOR</text:p>
          </table:table-cell>
          <table:table-cell office:value-type="string" office:string-value="BLADE-OTHER">
            <text:p>BLADE-OTHER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$32.99">
            <text:p>$32.99</text:p>
          </table:table-cell>
          <table:table-cell office:value-type="string" office:string-value="$19.79">
            <text:p>$19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1-2171">
            <text:p>161-2171</text:p>
          </table:table-cell>
          <table:table-cell office:value-type="string" office:string-value="BLADE-ROTOR">
            <text:p>BLADE-ROTOR</text:p>
          </table:table-cell>
          <table:table-cell office:value-type="string" office:string-value="BLADE-OTHER">
            <text:p>BLADE-OTHER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$32.99">
            <text:p>$32.99</text:p>
          </table:table-cell>
          <table:table-cell office:value-type="string" office:string-value="$19.79">
            <text:p>$19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1-2172">
            <text:p>161-2172</text:p>
          </table:table-cell>
          <table:table-cell office:value-type="string" office:string-value="BLADE-ROTOR">
            <text:p>BLADE-ROTOR</text:p>
          </table:table-cell>
          <table:table-cell office:value-type="string" office:string-value="BLADE-OTHER">
            <text:p>BLADE-OTHER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$51.99">
            <text:p>$51.99</text:p>
          </table:table-cell>
          <table:table-cell office:value-type="string" office:string-value="$31.19">
            <text:p>$31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13042">
            <text:p>1-613042</text:p>
          </table:table-cell>
          <table:table-cell office:value-type="string" office:string-value="PUMP">
            <text:p>PUMP</text:p>
          </table:table-cell>
          <table:table-cell office:value-type="string" office:string-value="HYD-MOTOR">
            <text:p>HYD-MOTOR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,229.99">
            <text:p>$1,229.99</text:p>
          </table:table-cell>
          <table:table-cell office:value-type="string" office:string-value="$922.49">
            <text:p>$922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13098">
            <text:p>1-613098</text:p>
          </table:table-cell>
          <table:table-cell office:value-type="string" office:string-value="PULLEY-IDLER">
            <text:p>PULLEY-IDLER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43.99">
            <text:p>$43.99</text:p>
          </table:table-cell>
          <table:table-cell office:value-type="string" office:string-value="$26.39">
            <text:p>$26.39</text:p>
          </table:table-cell>
          <table:table-cell office:value-type="string" office:string-value="$23.75">
            <text:p>$23.75</text:p>
          </table:table-cell>
          <table:table-cell office:value-type="string" office:string-value="$22.43">
            <text:p>$22.43</text:p>
          </table:table-cell>
          <table:table-cell office:value-type="string" office:string-value="$21.11">
            <text:p>$21.11</text:p>
          </table:table-cell>
          <table:table-cell office:value-type="string" office:string-value="$19.79">
            <text:p>$19.79</text:p>
          </table:table-cell>
          <table:table-cell office:value-type="string" office:string-value="$18.47">
            <text:p>$18.47</text:p>
          </table:table-cell>
          <table:table-cell office:value-type="string" office:string-value="$17.15">
            <text:p>$17.15</text:p>
          </table:table-cell>
        </table:table-row>
        <table:table-row>
          <table:table-cell office:value-type="string" office:string-value="1-613204">
            <text:p>1-613204</text:p>
          </table:table-cell>
          <table:table-cell office:value-type="string" office:string-value="BALLJOINT">
            <text:p>BALLJOINT</text:p>
          </table:table-cell>
          <table:table-cell office:value-type="string" office:string-value="FITTING-MISC">
            <text:p>FITTING-MISC</text:p>
          </table:table-cell>
          <table:table-cell office:value-type="string" office:string-value="No">
            <text:p>No</text:p>
          </table:table-cell>
          <table:table-cell office:value-type="string" office:string-value="5GO">
            <text:p>5G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13263">
            <text:p>1-613263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3.99">
            <text:p>$173.99</text:p>
          </table:table-cell>
          <table:table-cell office:value-type="string" office:string-value="$130.49">
            <text:p>$130.49</text:p>
          </table:table-cell>
          <table:table-cell office:value-type="string" office:string-value="$117.44">
            <text:p>$117.44</text:p>
          </table:table-cell>
          <table:table-cell office:value-type="string" office:string-value="$110.92">
            <text:p>$110.92</text:p>
          </table:table-cell>
          <table:table-cell office:value-type="string" office:string-value="$104.39">
            <text:p>$104.39</text:p>
          </table:table-cell>
          <table:table-cell office:value-type="string" office:string-value="$97.87">
            <text:p>$97.87</text:p>
          </table:table-cell>
          <table:table-cell office:value-type="string" office:string-value="$91.34">
            <text:p>$91.34</text:p>
          </table:table-cell>
          <table:table-cell office:value-type="string" office:string-value="$84.82">
            <text:p>$84.82</text:p>
          </table:table-cell>
        </table:table-row>
        <table:table-row>
          <table:table-cell office:value-type="string" office:string-value="1-613264">
            <text:p>1-613264</text:p>
          </table:table-cell>
          <table:table-cell office:value-type="string" office:string-value="TIRE-TURFMASTER">
            <text:p>TIRE-TURFMASTER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1.99">
            <text:p>$141.99</text:p>
          </table:table-cell>
          <table:table-cell office:value-type="string" office:string-value="$85.19">
            <text:p>$85.19</text:p>
          </table:table-cell>
          <table:table-cell office:value-type="string" office:string-value="$76.67">
            <text:p>$76.67</text:p>
          </table:table-cell>
          <table:table-cell office:value-type="string" office:string-value="$72.41">
            <text:p>$72.41</text:p>
          </table:table-cell>
          <table:table-cell office:value-type="string" office:string-value="$68.15">
            <text:p>$68.15</text:p>
          </table:table-cell>
          <table:table-cell office:value-type="string" office:string-value="$63.89">
            <text:p>$63.89</text:p>
          </table:table-cell>
          <table:table-cell office:value-type="string" office:string-value="$59.63">
            <text:p>$59.63</text:p>
          </table:table-cell>
          <table:table-cell office:value-type="string" office:string-value="$55.37">
            <text:p>$55.37</text:p>
          </table:table-cell>
        </table:table-row>
        <table:table-row>
          <table:table-cell office:value-type="string" office:string-value="161-4530">
            <text:p>161-4530</text:p>
          </table:table-cell>
          <table:table-cell office:value-type="string" office:string-value="KIT-CASTER WHEEL">
            <text:p>KIT-CASTER WHEEL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299.99">
            <text:p>$299.99</text:p>
          </table:table-cell>
          <table:table-cell office:value-type="string" office:string-value="$224.99">
            <text:p>$224.99</text:p>
          </table:table-cell>
          <table:table-cell office:value-type="string" office:string-value="$202.49">
            <text:p>$202.49</text:p>
          </table:table-cell>
          <table:table-cell office:value-type="string" office:string-value="$191.24">
            <text:p>$191.24</text:p>
          </table:table-cell>
          <table:table-cell office:value-type="string" office:string-value="$179.99">
            <text:p>$179.99</text:p>
          </table:table-cell>
          <table:table-cell office:value-type="string" office:string-value="$168.74">
            <text:p>$168.74</text:p>
          </table:table-cell>
          <table:table-cell office:value-type="string" office:string-value="$157.49">
            <text:p>$157.49</text:p>
          </table:table-cell>
          <table:table-cell office:value-type="string" office:string-value="$146.24">
            <text:p>$146.24</text:p>
          </table:table-cell>
        </table:table-row>
        <table:table-row>
          <table:table-cell office:value-type="string" office:string-value="161-4531">
            <text:p>161-4531</text:p>
          </table:table-cell>
          <table:table-cell office:value-type="string" office:string-value="KIT-CASTER WHEEL">
            <text:p>KIT-CASTER WHEEL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336.99">
            <text:p>$336.99</text:p>
          </table:table-cell>
          <table:table-cell office:value-type="string" office:string-value="$252.74">
            <text:p>$252.74</text:p>
          </table:table-cell>
          <table:table-cell office:value-type="string" office:string-value="$227.47">
            <text:p>$227.47</text:p>
          </table:table-cell>
          <table:table-cell office:value-type="string" office:string-value="$214.83">
            <text:p>$214.83</text:p>
          </table:table-cell>
          <table:table-cell office:value-type="string" office:string-value="$202.19">
            <text:p>$202.19</text:p>
          </table:table-cell>
          <table:table-cell office:value-type="string" office:string-value="$189.56">
            <text:p>$189.56</text:p>
          </table:table-cell>
          <table:table-cell office:value-type="string" office:string-value="$176.92">
            <text:p>$176.92</text:p>
          </table:table-cell>
          <table:table-cell office:value-type="string" office:string-value="$164.28">
            <text:p>$164.28</text:p>
          </table:table-cell>
        </table:table-row>
        <table:table-row>
          <table:table-cell office:value-type="string" office:string-value="161-5959">
            <text:p>161-5959</text:p>
          </table:table-cell>
          <table:table-cell office:value-type="string" office:string-value="BELT-POLY V">
            <text:p>BELT-POLY 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1-633002">
            <text:p>1-633002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1.99">
            <text:p>$91.99</text:p>
          </table:table-cell>
          <table:table-cell office:value-type="string" office:string-value="$55.19">
            <text:p>$55.19</text:p>
          </table:table-cell>
          <table:table-cell office:value-type="string" office:string-value="$49.67">
            <text:p>$49.67</text:p>
          </table:table-cell>
          <table:table-cell office:value-type="string" office:string-value="$46.91">
            <text:p>$46.91</text:p>
          </table:table-cell>
          <table:table-cell office:value-type="string" office:string-value="$44.15">
            <text:p>$44.15</text:p>
          </table:table-cell>
          <table:table-cell office:value-type="string" office:string-value="$41.39">
            <text:p>$41.39</text:p>
          </table:table-cell>
          <table:table-cell office:value-type="string" office:string-value="$38.63">
            <text:p>$38.63</text:p>
          </table:table-cell>
          <table:table-cell office:value-type="string" office:string-value="$35.87">
            <text:p>$35.87</text:p>
          </table:table-cell>
        </table:table-row>
        <table:table-row>
          <table:table-cell office:value-type="string" office:string-value="1-633110">
            <text:p>1-633110</text:p>
          </table:table-cell>
          <table:table-cell office:value-type="string" office:string-value="SWITCH-BRAKE">
            <text:p>SWITCH-BRAKE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$14.17">
            <text:p>$14.17</text:p>
          </table:table-cell>
          <table:table-cell office:value-type="string" office:string-value="$13.38">
            <text:p>$13.38</text:p>
          </table:table-cell>
          <table:table-cell office:value-type="string" office:string-value="$12.59">
            <text:p>$12.59</text:p>
          </table:table-cell>
          <table:table-cell office:value-type="string" office:string-value="$11.81">
            <text:p>$11.81</text:p>
          </table:table-cell>
          <table:table-cell office:value-type="string" office:string-value="$11.02">
            <text:p>$11.02</text:p>
          </table:table-cell>
          <table:table-cell office:value-type="string" office:string-value="$10.23">
            <text:p>$10.23</text:p>
          </table:table-cell>
        </table:table-row>
        <table:table-row>
          <table:table-cell office:value-type="string" office:string-value="1-633131">
            <text:p>1-633131</text:p>
          </table:table-cell>
          <table:table-cell office:value-type="string" office:string-value="YOKE-LINKAGE, BRAKE">
            <text:p>YOKE-LINKAGE, BRAKE</text:p>
          </table:table-cell>
          <table:table-cell office:value-type="string" office:string-value="CLEVIS/YOKE">
            <text:p>CLEVIS/YOKE</text:p>
          </table:table-cell>
          <table:table-cell office:value-type="string" office:string-value="No">
            <text:p>No</text:p>
          </table:table-cell>
          <table:table-cell office:value-type="string" office:string-value="6HU">
            <text:p>6H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.99">
            <text:p>$14.99</text:p>
          </table:table-cell>
          <table:table-cell office:value-type="string" office:string-value="$8.99">
            <text:p>$8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33441">
            <text:p>1-633441</text:p>
          </table:table-cell>
          <table:table-cell office:value-type="string" office:string-value="SWIVEL-DECK MOUNT, REAR">
            <text:p>SWIVEL-DECK MOUNT, REAR</text:p>
          </table:table-cell>
          <table:table-cell office:value-type="string" office:string-value="BOLT (N-STD/EYE/STUD/ETC)">
            <text:p>BOLT (N-STD/EYE/STUD/ETC)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4.99">
            <text:p>$14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33508">
            <text:p>1-633508</text:p>
          </table:table-cell>
          <table:table-cell office:value-type="string" office:string-value="WASHER-BELLVILLE">
            <text:p>WASHER-BELLVILLE</text:p>
          </table:table-cell>
          <table:table-cell office:value-type="string" office:string-value="WASHER (N-STD)">
            <text:p>WASHER (N-STD)</text:p>
          </table:table-cell>
          <table:table-cell office:value-type="string" office:string-value="No">
            <text:p>No</text:p>
          </table:table-cell>
          <table:table-cell office:value-type="string" office:string-value="8LB">
            <text:p>8L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.19">
            <text:p>$3.19</text:p>
          </table:table-cell>
          <table:table-cell office:value-type="string" office:string-value="$1.91">
            <text:p>$1.9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33579">
            <text:p>1-633579</text:p>
          </table:table-cell>
          <table:table-cell office:value-type="string" office:string-value="SPACER-CASTER, FRONT">
            <text:p>SPACER-CASTER, FRONT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.99">
            <text:p>$12.99</text:p>
          </table:table-cell>
          <table:table-cell office:value-type="string" office:string-value="$9.74">
            <text:p>$9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33580">
            <text:p>1-633580</text:p>
          </table:table-cell>
          <table:table-cell office:value-type="string" office:string-value="SEAL-BEARING">
            <text:p>SEAL-BEARING</text:p>
          </table:table-cell>
          <table:table-cell office:value-type="string" office:string-value="SEAL/SEAL KIT">
            <text:p>SEAL/SEAL KIT</text:p>
          </table:table-cell>
          <table:table-cell office:value-type="string" office:string-value="Yes">
            <text:p>Yes</text:p>
          </table:table-cell>
          <table:table-cell office:value-type="string" office:string-value="4DI">
            <text:p>4D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99">
            <text:p>$7.99</text:p>
          </table:table-cell>
          <table:table-cell office:value-type="string" office:string-value="$4.79">
            <text:p>$4.79</text:p>
          </table:table-cell>
          <table:table-cell office:value-type="string" office:string-value="$4.31">
            <text:p>$4.31</text:p>
          </table:table-cell>
          <table:table-cell office:value-type="string" office:string-value="$4.07">
            <text:p>$4.07</text:p>
          </table:table-cell>
          <table:table-cell office:value-type="string" office:string-value="$3.83">
            <text:p>$3.83</text:p>
          </table:table-cell>
          <table:table-cell office:value-type="string" office:string-value="$3.59">
            <text:p>$3.59</text:p>
          </table:table-cell>
          <table:table-cell office:value-type="string" office:string-value="$3.35">
            <text:p>$3.35</text:p>
          </table:table-cell>
          <table:table-cell office:value-type="string" office:string-value="$3.11">
            <text:p>$3.11</text:p>
          </table:table-cell>
        </table:table-row>
        <table:table-row>
          <table:table-cell office:value-type="string" office:string-value="1-633581">
            <text:p>1-633581</text:p>
          </table:table-cell>
          <table:table-cell office:value-type="string" office:string-value="SPACER-BEARING">
            <text:p>SPACER-BEARING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4DI">
            <text:p>4D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09">
            <text:p>$4.09</text:p>
          </table:table-cell>
          <table:table-cell office:value-type="string" office:string-value="$2.45">
            <text:p>$2.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33582">
            <text:p>1-633582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0.99">
            <text:p>$140.99</text:p>
          </table:table-cell>
          <table:table-cell office:value-type="string" office:string-value="$105.74">
            <text:p>$105.74</text:p>
          </table:table-cell>
          <table:table-cell office:value-type="string" office:string-value="$95.17">
            <text:p>$95.17</text:p>
          </table:table-cell>
          <table:table-cell office:value-type="string" office:string-value="$89.88">
            <text:p>$89.88</text:p>
          </table:table-cell>
          <table:table-cell office:value-type="string" office:string-value="$84.59">
            <text:p>$84.59</text:p>
          </table:table-cell>
          <table:table-cell office:value-type="string" office:string-value="$79.31">
            <text:p>$79.31</text:p>
          </table:table-cell>
          <table:table-cell office:value-type="string" office:string-value="$74.02">
            <text:p>$74.02</text:p>
          </table:table-cell>
          <table:table-cell office:value-type="string" office:string-value="$68.73">
            <text:p>$68.73</text:p>
          </table:table-cell>
        </table:table-row>
        <table:table-row>
          <table:table-cell office:value-type="string" office:string-value="1-633584">
            <text:p>1-633584</text:p>
          </table:table-cell>
          <table:table-cell office:value-type="string" office:string-value="BEARING-CUP">
            <text:p>BEARING-CUP</text:p>
          </table:table-cell>
          <table:table-cell office:value-type="string" office:string-value="RETAINER-BRG/COLLAR-LOCK">
            <text:p>RETAINER-BRG/COLLAR-LOCK</text:p>
          </table:table-cell>
          <table:table-cell office:value-type="string" office:string-value="No">
            <text:p>No</text:p>
          </table:table-cell>
          <table:table-cell office:value-type="string" office:string-value="5GO">
            <text:p>5G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99">
            <text:p>$7.99</text:p>
          </table:table-cell>
          <table:table-cell office:value-type="string" office:string-value="$4.79">
            <text:p>$4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33749">
            <text:p>1-633749</text:p>
          </table:table-cell>
          <table:table-cell office:value-type="string" office:string-value="BELT-DRIVE, PUMP">
            <text:p>BELT-DRIVE, PUMP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7.99">
            <text:p>$37.99</text:p>
          </table:table-cell>
          <table:table-cell office:value-type="string" office:string-value="$28.49">
            <text:p>$28.49</text:p>
          </table:table-cell>
          <table:table-cell office:value-type="string" office:string-value="$25.64">
            <text:p>$25.64</text:p>
          </table:table-cell>
          <table:table-cell office:value-type="string" office:string-value="$24.22">
            <text:p>$24.22</text:p>
          </table:table-cell>
          <table:table-cell office:value-type="string" office:string-value="$22.79">
            <text:p>$22.79</text:p>
          </table:table-cell>
          <table:table-cell office:value-type="string" office:string-value="$21.37">
            <text:p>$21.37</text:p>
          </table:table-cell>
          <table:table-cell office:value-type="string" office:string-value="$19.94">
            <text:p>$19.94</text:p>
          </table:table-cell>
          <table:table-cell office:value-type="string" office:string-value="$18.52">
            <text:p>$18.52</text:p>
          </table:table-cell>
        </table:table-row>
        <table:table-row>
          <table:table-cell office:value-type="string" office:string-value="1-633750">
            <text:p>1-633750</text:p>
          </table:table-cell>
          <table:table-cell office:value-type="string" office:string-value="FILTER-OIL, HYD">
            <text:p>FILTER-OIL, HYD</text:p>
          </table:table-cell>
          <table:table-cell office:value-type="string" office:string-value="FILTER (HYDRAULIC)">
            <text:p>FILTER (HYDRAULIC)</text:p>
          </table:table-cell>
          <table:table-cell office:value-type="string" office:string-value="Yes">
            <text:p>Yes</text:p>
          </table:table-cell>
          <table:table-cell office:value-type="string" office:string-value="5FT">
            <text:p>5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1-633752">
            <text:p>1-633752</text:p>
          </table:table-cell>
          <table:table-cell office:value-type="string" office:string-value="FILTER-OIL, HYD (WINTER)">
            <text:p>FILTER-OIL, HYD (WINTER)</text:p>
          </table:table-cell>
          <table:table-cell office:value-type="string" office:string-value="FILTER (HYDRAULIC)">
            <text:p>FILTER (HYDRAULIC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1-633853">
            <text:p>1-633853</text:p>
          </table:table-cell>
          <table:table-cell office:value-type="string" office:string-value="BELT,ALTERNATOR DRIVE">
            <text:p>BELT,ALTERNATOR 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.99">
            <text:p>$18.99</text:p>
          </table:table-cell>
          <table:table-cell office:value-type="string" office:string-value="$14.24">
            <text:p>$14.24</text:p>
          </table:table-cell>
          <table:table-cell office:value-type="string" office:string-value="$12.82">
            <text:p>$12.82</text:p>
          </table:table-cell>
          <table:table-cell office:value-type="string" office:string-value="$12.10">
            <text:p>$12.10</text:p>
          </table:table-cell>
          <table:table-cell office:value-type="string" office:string-value="$11.39">
            <text:p>$11.39</text:p>
          </table:table-cell>
          <table:table-cell office:value-type="string" office:string-value="$10.68">
            <text:p>$10.68</text:p>
          </table:table-cell>
          <table:table-cell office:value-type="string" office:string-value="$9.97">
            <text:p>$9.97</text:p>
          </table:table-cell>
          <table:table-cell office:value-type="string" office:string-value="$9.26">
            <text:p>$9.26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1-633926">
            <text:p>1-633926</text:p>
          </table:table-cell>
          <table:table-cell office:value-type="string" office:string-value="STUD-WHEEL">
            <text:p>STUD-WHEEL</text:p>
          </table:table-cell>
          <table:table-cell office:value-type="string" office:string-value="SCREW (STD)">
            <text:p>SCREW (STD)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19">
            <text:p>$4.19</text:p>
          </table:table-cell>
          <table:table-cell office:value-type="string" office:string-value="$2.51">
            <text:p>$2.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33959">
            <text:p>1-633959</text:p>
          </table:table-cell>
          <table:table-cell office:value-type="string" office:string-value="SPACER-CASTER, FRONT">
            <text:p>SPACER-CASTER, FRONT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4DP">
            <text:p>4D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33993">
            <text:p>1-633993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4DI">
            <text:p>4D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64.99">
            <text:p>$264.99</text:p>
          </table:table-cell>
          <table:table-cell office:value-type="string" office:string-value="$158.99">
            <text:p>$158.99</text:p>
          </table:table-cell>
          <table:table-cell office:value-type="string" office:string-value="$143.09">
            <text:p>$143.09</text:p>
          </table:table-cell>
          <table:table-cell office:value-type="string" office:string-value="$135.14">
            <text:p>$135.14</text:p>
          </table:table-cell>
          <table:table-cell office:value-type="string" office:string-value="$127.19">
            <text:p>$127.19</text:p>
          </table:table-cell>
          <table:table-cell office:value-type="string" office:string-value="$119.24">
            <text:p>$119.24</text:p>
          </table:table-cell>
          <table:table-cell office:value-type="string" office:string-value="$111.29">
            <text:p>$111.29</text:p>
          </table:table-cell>
          <table:table-cell office:value-type="string" office:string-value="$103.34">
            <text:p>$103.34</text:p>
          </table:table-cell>
        </table:table-row>
        <table:table-row>
          <table:table-cell office:value-type="string" office:string-value="1-634662">
            <text:p>1-634662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8.99">
            <text:p>$228.99</text:p>
          </table:table-cell>
          <table:table-cell office:value-type="string" office:string-value="$171.74">
            <text:p>$171.74</text:p>
          </table:table-cell>
          <table:table-cell office:value-type="string" office:string-value="$154.57">
            <text:p>$154.57</text:p>
          </table:table-cell>
          <table:table-cell office:value-type="string" office:string-value="$145.98">
            <text:p>$145.98</text:p>
          </table:table-cell>
          <table:table-cell office:value-type="string" office:string-value="$137.39">
            <text:p>$137.39</text:p>
          </table:table-cell>
          <table:table-cell office:value-type="string" office:string-value="$128.81">
            <text:p>$128.81</text:p>
          </table:table-cell>
          <table:table-cell office:value-type="string" office:string-value="$120.22">
            <text:p>$120.22</text:p>
          </table:table-cell>
          <table:table-cell office:value-type="string" office:string-value="$111.63">
            <text:p>$111.63</text:p>
          </table:table-cell>
        </table:table-row>
        <table:table-row>
          <table:table-cell office:value-type="string" office:string-value="163-7210">
            <text:p>163-7210</text:p>
          </table:table-cell>
          <table:table-cell office:value-type="string" office:string-value="ASM-9.65&quot; WHEEL, GEARED">
            <text:p>ASM-9.65" WHEEL, GEARED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44.99">
            <text:p>$44.99</text:p>
          </table:table-cell>
          <table:table-cell office:value-type="string" office:string-value="$26.99">
            <text:p>$26.99</text:p>
          </table:table-cell>
          <table:table-cell office:value-type="string" office:string-value="$24.29">
            <text:p>$24.29</text:p>
          </table:table-cell>
          <table:table-cell office:value-type="string" office:string-value="$22.94">
            <text:p>$22.94</text:p>
          </table:table-cell>
          <table:table-cell office:value-type="string" office:string-value="$21.59">
            <text:p>$21.59</text:p>
          </table:table-cell>
          <table:table-cell office:value-type="string" office:string-value="$20.24">
            <text:p>$20.24</text:p>
          </table:table-cell>
          <table:table-cell office:value-type="string" office:string-value="$18.89">
            <text:p>$18.89</text:p>
          </table:table-cell>
          <table:table-cell office:value-type="string" office:string-value="$17.54">
            <text:p>$17.54</text:p>
          </table:table-cell>
        </table:table-row>
        <table:table-row>
          <table:table-cell office:value-type="string" office:string-value="1-643277">
            <text:p>1-643277</text:p>
          </table:table-cell>
          <table:table-cell office:value-type="string" office:string-value="CLAMP-HOSE, FUEL">
            <text:p>CLAMP-HOSE, FUEL</text:p>
          </table:table-cell>
          <table:table-cell office:value-type="string" office:string-value="CLAMP">
            <text:p>CLAMP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19">
            <text:p>$4.19</text:p>
          </table:table-cell>
          <table:table-cell office:value-type="string" office:string-value="$2.51">
            <text:p>$2.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644251">
            <text:p>1-644251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7.99">
            <text:p>$217.99</text:p>
          </table:table-cell>
          <table:table-cell office:value-type="string" office:string-value="$163.49">
            <text:p>$163.49</text:p>
          </table:table-cell>
          <table:table-cell office:value-type="string" office:string-value="$147.14">
            <text:p>$147.14</text:p>
          </table:table-cell>
          <table:table-cell office:value-type="string" office:string-value="$138.97">
            <text:p>$138.97</text:p>
          </table:table-cell>
          <table:table-cell office:value-type="string" office:string-value="$130.79">
            <text:p>$130.79</text:p>
          </table:table-cell>
          <table:table-cell office:value-type="string" office:string-value="$122.62">
            <text:p>$122.62</text:p>
          </table:table-cell>
          <table:table-cell office:value-type="string" office:string-value="$114.44">
            <text:p>$114.44</text:p>
          </table:table-cell>
          <table:table-cell office:value-type="string" office:string-value="$106.27">
            <text:p>$106.27</text:p>
          </table:table-cell>
        </table:table-row>
        <table:table-row>
          <table:table-cell office:value-type="string" office:string-value="1-653161">
            <text:p>1-653161</text:p>
          </table:table-cell>
          <table:table-cell office:value-type="string" office:string-value="WHEEL">
            <text:p>WHEEL</text:p>
          </table:table-cell>
          <table:table-cell office:value-type="string" office:string-value="WHEEL/RIM">
            <text:p>WHEEL/RIM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0.99">
            <text:p>$160.99</text:p>
          </table:table-cell>
          <table:table-cell office:value-type="string" office:string-value="$120.74">
            <text:p>$120.74</text:p>
          </table:table-cell>
          <table:table-cell office:value-type="string" office:string-value="$108.67">
            <text:p>$108.67</text:p>
          </table:table-cell>
          <table:table-cell office:value-type="string" office:string-value="$102.63">
            <text:p>$102.63</text:p>
          </table:table-cell>
          <table:table-cell office:value-type="string" office:string-value="$96.59">
            <text:p>$96.59</text:p>
          </table:table-cell>
          <table:table-cell office:value-type="string" office:string-value="$90.56">
            <text:p>$90.56</text:p>
          </table:table-cell>
          <table:table-cell office:value-type="string" office:string-value="$84.52">
            <text:p>$84.52</text:p>
          </table:table-cell>
          <table:table-cell office:value-type="string" office:string-value="$78.48">
            <text:p>$78.48</text:p>
          </table:table-cell>
        </table:table-row>
        <table:table-row>
          <table:table-cell office:value-type="string" office:string-value="1-653283">
            <text:p>1-653283</text:p>
          </table:table-cell>
          <table:table-cell office:value-type="string" office:string-value="BELT-PUMP">
            <text:p>BELT-PUMP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6.99">
            <text:p>$46.99</text:p>
          </table:table-cell>
          <table:table-cell office:value-type="string" office:string-value="$35.24">
            <text:p>$35.24</text:p>
          </table:table-cell>
          <table:table-cell office:value-type="string" office:string-value="$31.72">
            <text:p>$31.72</text:p>
          </table:table-cell>
          <table:table-cell office:value-type="string" office:string-value="$29.95">
            <text:p>$29.95</text:p>
          </table:table-cell>
          <table:table-cell office:value-type="string" office:string-value="$28.19">
            <text:p>$28.19</text:p>
          </table:table-cell>
          <table:table-cell office:value-type="string" office:string-value="$26.43">
            <text:p>$26.43</text:p>
          </table:table-cell>
          <table:table-cell office:value-type="string" office:string-value="$24.67">
            <text:p>$24.67</text:p>
          </table:table-cell>
          <table:table-cell office:value-type="string" office:string-value="$22.91">
            <text:p>$22.91</text:p>
          </table:table-cell>
        </table:table-row>
        <table:table-row>
          <table:table-cell office:value-type="string" office:string-value="1-800861">
            <text:p>1-800861</text:p>
          </table:table-cell>
          <table:table-cell office:value-type="string" office:string-value="SCREW-CAP, HH">
            <text:p>SCREW-CAP, HH</text:p>
          </table:table-cell>
          <table:table-cell office:value-type="string" office:string-value="SCREW (NON-STD)">
            <text:p>SCREW (NON-STD)</text:p>
          </table:table-cell>
          <table:table-cell office:value-type="string" office:string-value="No">
            <text:p>No</text:p>
          </table:table-cell>
          <table:table-cell office:value-type="string" office:string-value="3BU">
            <text:p>3B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.99">
            <text:p>$17.99</text:p>
          </table:table-cell>
          <table:table-cell office:value-type="string" office:string-value="$10.79">
            <text:p>$10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-807272">
            <text:p>1-807272</text:p>
          </table:table-cell>
          <table:table-cell office:value-type="string" office:string-value="KEY">
            <text:p>KEY</text:p>
          </table:table-cell>
          <table:table-cell office:value-type="string" office:string-value="KEY (SQ/WOODRUFF)">
            <text:p>KEY (SQ/WOODRUFF)</text:p>
          </table:table-cell>
          <table:table-cell office:value-type="string" office:string-value="Yes">
            <text:p>Yes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49">
            <text:p>$4.49</text:p>
          </table:table-cell>
          <table:table-cell office:value-type="string" office:string-value="$2.69">
            <text:p>$2.69</text:p>
          </table:table-cell>
          <table:table-cell office:value-type="string" office:string-value="$2.42">
            <text:p>$2.42</text:p>
          </table:table-cell>
          <table:table-cell office:value-type="string" office:string-value="$2.29">
            <text:p>$2.29</text:p>
          </table:table-cell>
          <table:table-cell office:value-type="string" office:string-value="$2.15">
            <text:p>$2.15</text:p>
          </table:table-cell>
          <table:table-cell office:value-type="string" office:string-value="$2.02">
            <text:p>$2.02</text:p>
          </table:table-cell>
          <table:table-cell office:value-type="string" office:string-value="$1.88">
            <text:p>$1.88</text:p>
          </table:table-cell>
          <table:table-cell office:value-type="string" office:string-value="$1.75">
            <text:p>$1.75</text:p>
          </table:table-cell>
        </table:table-row>
        <table:table-row>
          <table:table-cell office:value-type="string" office:string-value="1-809020">
            <text:p>1-809020</text:p>
          </table:table-cell>
          <table:table-cell office:value-type="string" office:string-value="PIN">
            <text:p>PIN</text:p>
          </table:table-cell>
          <table:table-cell office:value-type="string" office:string-value="PIN (ROLL/COTTER/CLEVIS)">
            <text:p>PIN (ROLL/COTTER/CLEVIS)</text:p>
          </table:table-cell>
          <table:table-cell office:value-type="string" office:string-value="No">
            <text:p>No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6.59">
            <text:p>$6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-0980">
            <text:p>20-0980</text:p>
          </table:table-cell>
          <table:table-cell office:value-type="string" office:string-value="BEARING">
            <text:p>BEARING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4CU">
            <text:p>4CU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120P">
            <text:p>20120P</text:p>
          </table:table-cell>
          <table:table-cell office:value-type="string" office:string-value="KIT-BLADE, TIMEMASTER, 30IN">
            <text:p>KIT-BLADE, TIMEMASTER, 30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4.99">
            <text:p>$54.99</text:p>
          </table:table-cell>
          <table:table-cell office:value-type="string" office:string-value="$32.99">
            <text:p>$32.99</text:p>
          </table:table-cell>
          <table:table-cell office:value-type="string" office:string-value="$29.69">
            <text:p>$29.69</text:p>
          </table:table-cell>
          <table:table-cell office:value-type="string" office:string-value="$28.04">
            <text:p>$28.04</text:p>
          </table:table-cell>
          <table:table-cell office:value-type="string" office:string-value="$26.39">
            <text:p>$26.39</text:p>
          </table:table-cell>
          <table:table-cell office:value-type="string" office:string-value="$24.74">
            <text:p>$24.74</text:p>
          </table:table-cell>
          <table:table-cell office:value-type="string" office:string-value="$23.09">
            <text:p>$23.09</text:p>
          </table:table-cell>
          <table:table-cell office:value-type="string" office:string-value="$21.44">
            <text:p>$21.44</text:p>
          </table:table-cell>
        </table:table-row>
        <table:table-row>
          <table:table-cell office:value-type="string" office:string-value="20122P">
            <text:p>20122P</text:p>
          </table:table-cell>
          <table:table-cell office:value-type="string" office:string-value="HI-LIFT REPL BLADE KIT TIMEMASTER">
            <text:p>HI-LIFT REPL BLADE KIT TIMEMAST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25.19">
            <text:p>$25.19</text:p>
          </table:table-cell>
          <table:table-cell office:value-type="string" office:string-value="$22.67">
            <text:p>$22.67</text:p>
          </table:table-cell>
          <table:table-cell office:value-type="string" office:string-value="$21.41">
            <text:p>$21.41</text:p>
          </table:table-cell>
          <table:table-cell office:value-type="string" office:string-value="$20.15">
            <text:p>$20.15</text:p>
          </table:table-cell>
          <table:table-cell office:value-type="string" office:string-value="$18.89">
            <text:p>$18.89</text:p>
          </table:table-cell>
          <table:table-cell office:value-type="string" office:string-value="$17.63">
            <text:p>$17.63</text:p>
          </table:table-cell>
          <table:table-cell office:value-type="string" office:string-value="$16.37">
            <text:p>$16.37</text:p>
          </table:table-cell>
        </table:table-row>
        <table:table-row>
          <table:table-cell office:value-type="string" office:string-value="20-1820">
            <text:p>20-182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$14.17">
            <text:p>$14.17</text:p>
          </table:table-cell>
          <table:table-cell office:value-type="string" office:string-value="$13.38">
            <text:p>$13.38</text:p>
          </table:table-cell>
          <table:table-cell office:value-type="string" office:string-value="$12.59">
            <text:p>$12.59</text:p>
          </table:table-cell>
          <table:table-cell office:value-type="string" office:string-value="$11.81">
            <text:p>$11.81</text:p>
          </table:table-cell>
          <table:table-cell office:value-type="string" office:string-value="$11.02">
            <text:p>$11.02</text:p>
          </table:table-cell>
          <table:table-cell office:value-type="string" office:string-value="$10.23">
            <text:p>$10.23</text:p>
          </table:table-cell>
        </table:table-row>
        <table:table-row>
          <table:table-cell office:value-type="string" office:string-value="20234">
            <text:p>20234</text:p>
          </table:table-cell>
          <table:table-cell office:value-type="string" office:string-value="TORO WPM MAINT KIT - BRIGGS">
            <text:p>TORO WPM MAINT KIT - BRIGGS</text:p>
          </table:table-cell>
          <table:table-cell office:value-type="string" office:string-value="OIL">
            <text:p>OIL</text:p>
          </table:table-cell>
          <table:table-cell office:value-type="string" office:string-value="No">
            <text:p>No</text:p>
          </table:table-cell>
          <table:table-cell office:value-type="string" office:string-value="3AD">
            <text:p>3A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4.99">
            <text:p>$14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236">
            <text:p>20236</text:p>
          </table:table-cell>
          <table:table-cell office:value-type="string" office:string-value="TORO WPM TUNE-UP MAINTENANCE KIT">
            <text:p>TORO WPM TUNE-UP MAINTENANCE KIT</text:p>
          </table:table-cell>
          <table:table-cell office:value-type="string" office:string-value="OIL">
            <text:p>OIL</text:p>
          </table:table-cell>
          <table:table-cell office:value-type="string" office:string-value="No">
            <text:p>No</text:p>
          </table:table-cell>
          <table:table-cell office:value-type="string" office:string-value="5FZ">
            <text:p>5F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240">
            <text:p>20240</text:p>
          </table:table-cell>
          <table:table-cell office:value-type="string" office:string-value="KIT-WPM MAINT,TORO ENGINE(2013 AND UP)">
            <text:p>KIT-WPM MAINT,TORO ENGINE(2013 AND UP)</text:p>
          </table:table-cell>
          <table:table-cell office:value-type="string" office:string-value="OIL">
            <text:p>OIL</text:p>
          </table:table-cell>
          <table:table-cell office:value-type="string" office:string-value="No">
            <text:p>No</text:p>
          </table:table-cell>
          <table:table-cell office:value-type="string" office:string-value="3AD">
            <text:p>3A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-2840-01">
            <text:p>20-2840-01</text:p>
          </table:table-cell>
          <table:table-cell office:value-type="string" office:string-value="AUGER SKID WA *R">
            <text:p>AUGER SKID WA *R</text:p>
          </table:table-cell>
          <table:table-cell office:value-type="string" office:string-value="SKID">
            <text:p>SKID</text:p>
          </table:table-cell>
          <table:table-cell office:value-type="string" office:string-value="No">
            <text:p>No</text:p>
          </table:table-cell>
          <table:table-cell office:value-type="string" office:string-value="2CR">
            <text:p>2CR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9.24">
            <text:p>$29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-4320">
            <text:p>20-4320</text:p>
          </table:table-cell>
          <table:table-cell office:value-type="string" office:string-value="WASHER-RUBBER">
            <text:p>WASHER-RUBBER</text:p>
          </table:table-cell>
          <table:table-cell office:value-type="string" office:string-value="WASHER (N-STD)">
            <text:p>WASHER (N-STD)</text:p>
          </table:table-cell>
          <table:table-cell office:value-type="string" office:string-value="No">
            <text:p>No</text:p>
          </table:table-cell>
          <table:table-cell office:value-type="string" office:string-value="7JC">
            <text:p>7J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0.79">
            <text:p>$0.79</text:p>
          </table:table-cell>
          <table:table-cell office:value-type="string" office:string-value="$0.47">
            <text:p>$0.4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-0890">
            <text:p>21-089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I">
            <text:p>3A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2.90">
            <text:p>$32.90</text:p>
          </table:table-cell>
          <table:table-cell office:value-type="string" office:string-value="$24.67">
            <text:p>$24.67</text:p>
          </table:table-cell>
          <table:table-cell office:value-type="string" office:string-value="$22.20">
            <text:p>$22.20</text:p>
          </table:table-cell>
          <table:table-cell office:value-type="string" office:string-value="$20.97">
            <text:p>$20.97</text:p>
          </table:table-cell>
          <table:table-cell office:value-type="string" office:string-value="$19.74">
            <text:p>$19.74</text:p>
          </table:table-cell>
          <table:table-cell office:value-type="string" office:string-value="$18.50">
            <text:p>$18.50</text:p>
          </table:table-cell>
          <table:table-cell office:value-type="string" office:string-value="$17.27">
            <text:p>$17.27</text:p>
          </table:table-cell>
          <table:table-cell office:value-type="string" office:string-value="$16.04">
            <text:p>$16.04</text:p>
          </table:table-cell>
        </table:table-row>
        <table:table-row>
          <table:table-cell office:value-type="string" office:string-value="215326">
            <text:p>215326</text:p>
          </table:table-cell>
          <table:table-cell office:value-type="string" office:string-value="LB WPM COVER">
            <text:p>LB WPM COVER</text:p>
          </table:table-cell>
          <table:table-cell office:value-type="string" office:string-value="SVC &amp; SALES MATERIALS">
            <text:p>SVC &amp; SALES MATERIALS</text:p>
          </table:table-cell>
          <table:table-cell office:value-type="string" office:string-value="No">
            <text:p>No</text:p>
          </table:table-cell>
          <table:table-cell office:value-type="string" office:string-value="9NB">
            <text:p>9N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0.99">
            <text:p>$40.99</text:p>
          </table:table-cell>
          <table:table-cell office:value-type="string" office:string-value="$32.79">
            <text:p>$32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8-461">
            <text:p>218-461</text:p>
          </table:table-cell>
          <table:table-cell office:value-type="string" office:string-value="NUT-HH">
            <text:p>NUT-HH</text:p>
          </table:table-cell>
          <table:table-cell office:value-type="string" office:string-value="NUT(STD/LOCK)">
            <text:p>NUT(STD/LOCK)</text:p>
          </table:table-cell>
          <table:table-cell office:value-type="string" office:string-value="No">
            <text:p>No</text:p>
          </table:table-cell>
          <table:table-cell office:value-type="string" office:string-value="8LB">
            <text:p>8L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78">
            <text:p>$2.78</text:p>
          </table:table-cell>
          <table:table-cell office:value-type="string" office:string-value="$1.67">
            <text:p>$1.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-0660">
            <text:p>23-0660</text:p>
          </table:table-cell>
          <table:table-cell office:value-type="string" office:string-value="SWITCH-STARTER">
            <text:p>SWITCH-STARTER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5FA">
            <text:p>5FA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23-3170">
            <text:p>23-3170</text:p>
          </table:table-cell>
          <table:table-cell office:value-type="string" office:string-value="SCRAPER">
            <text:p>SCRAPER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8.74">
            <text:p>$18.74</text:p>
          </table:table-cell>
          <table:table-cell office:value-type="string" office:string-value="$16.87">
            <text:p>$16.87</text:p>
          </table:table-cell>
          <table:table-cell office:value-type="string" office:string-value="$15.93">
            <text:p>$15.93</text:p>
          </table:table-cell>
          <table:table-cell office:value-type="string" office:string-value="$14.99">
            <text:p>$14.99</text:p>
          </table:table-cell>
          <table:table-cell office:value-type="string" office:string-value="$14.06">
            <text:p>$14.06</text:p>
          </table:table-cell>
          <table:table-cell office:value-type="string" office:string-value="$13.12">
            <text:p>$13.12</text:p>
          </table:table-cell>
          <table:table-cell office:value-type="string" office:string-value="$12.18">
            <text:p>$12.18</text:p>
          </table:table-cell>
        </table:table-row>
        <table:table-row>
          <table:table-cell office:value-type="string" office:string-value="23-3250">
            <text:p>23-3250</text:p>
          </table:table-cell>
          <table:table-cell office:value-type="string" office:string-value="WHEEL">
            <text:p>WHEEL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2.74">
            <text:p>$12.74</text:p>
          </table:table-cell>
          <table:table-cell office:value-type="string" office:string-value="$11.47">
            <text:p>$11.47</text:p>
          </table:table-cell>
          <table:table-cell office:value-type="string" office:string-value="$10.83">
            <text:p>$10.83</text:p>
          </table:table-cell>
          <table:table-cell office:value-type="string" office:string-value="$10.19">
            <text:p>$10.19</text:p>
          </table:table-cell>
          <table:table-cell office:value-type="string" office:string-value="$9.56">
            <text:p>$9.56</text:p>
          </table:table-cell>
          <table:table-cell office:value-type="string" office:string-value="$8.92">
            <text:p>$8.92</text:p>
          </table:table-cell>
          <table:table-cell office:value-type="string" office:string-value="$8.28">
            <text:p>$8.28</text:p>
          </table:table-cell>
        </table:table-row>
        <table:table-row>
          <table:table-cell office:value-type="string" office:string-value="23-3730">
            <text:p>23-3730</text:p>
          </table:table-cell>
          <table:table-cell office:value-type="string" office:string-value="ROTOR BLADE">
            <text:p>ROTOR BLADE</text:p>
          </table:table-cell>
          <table:table-cell office:value-type="string" office:string-value="RUBBER PARTS">
            <text:p>RUBBER PARTS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7-87">
            <text:p>237-87</text:p>
          </table:table-cell>
          <table:table-cell office:value-type="string" office:string-value="RING-QUAD">
            <text:p>RING-QUAD</text:p>
          </table:table-cell>
          <table:table-cell office:value-type="string" office:string-value="O-RING/PACKING/BK-UP WSHR">
            <text:p>O-RING/PACKING/BK-UP WSHR</text:p>
          </table:table-cell>
          <table:table-cell office:value-type="string" office:string-value="No">
            <text:p>No</text:p>
          </table:table-cell>
          <table:table-cell office:value-type="string" office:string-value="7JC">
            <text:p>7J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6.59">
            <text:p>$6.59</text:p>
          </table:table-cell>
          <table:table-cell office:value-type="string" office:string-value="$3.95">
            <text:p>$3.9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-9740">
            <text:p>23-9740</text:p>
          </table:table-cell>
          <table:table-cell office:value-type="string" office:string-value="FILTER-OIL, HYDRAULIC">
            <text:p>FILTER-OIL, HYDRAULIC</text:p>
          </table:table-cell>
          <table:table-cell office:value-type="string" office:string-value="FILTER (HYDRAULIC)">
            <text:p>FILTER (HYDRAULIC)</text:p>
          </table:table-cell>
          <table:table-cell office:value-type="string" office:string-value="Yes">
            <text:p>Yes</text:p>
          </table:table-cell>
          <table:table-cell office:value-type="string" office:string-value="3AI">
            <text:p>3A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.27">
            <text:p>$13.27</text:p>
          </table:table-cell>
          <table:table-cell office:value-type="string" office:string-value="$9.95">
            <text:p>$9.95</text:p>
          </table:table-cell>
          <table:table-cell office:value-type="string" office:string-value="$8.96">
            <text:p>$8.96</text:p>
          </table:table-cell>
          <table:table-cell office:value-type="string" office:string-value="$8.46">
            <text:p>$8.46</text:p>
          </table:table-cell>
          <table:table-cell office:value-type="string" office:string-value="$7.96">
            <text:p>$7.96</text:p>
          </table:table-cell>
          <table:table-cell office:value-type="string" office:string-value="$7.46">
            <text:p>$7.46</text:p>
          </table:table-cell>
          <table:table-cell office:value-type="string" office:string-value="$6.97">
            <text:p>$6.97</text:p>
          </table:table-cell>
          <table:table-cell office:value-type="string" office:string-value="$6.47">
            <text:p>$6.47</text:p>
          </table:table-cell>
        </table:table-row>
        <table:table-row>
          <table:table-cell office:value-type="string" office:string-value="251-257">
            <text:p>251-257</text:p>
          </table:table-cell>
          <table:table-cell office:value-type="string" office:string-value="BEARING-BALL">
            <text:p>BEARING-BALL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.99">
            <text:p>$12.99</text:p>
          </table:table-cell>
          <table:table-cell office:value-type="string" office:string-value="$9.74">
            <text:p>$9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1-297">
            <text:p>251-297</text:p>
          </table:table-cell>
          <table:table-cell office:value-type="string" office:string-value="BEARING-BALL">
            <text:p>BEARING-BALL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4CD">
            <text:p>4C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.54">
            <text:p>$18.54</text:p>
          </table:table-cell>
          <table:table-cell office:value-type="string" office:string-value="$11.12">
            <text:p>$11.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3-118">
            <text:p>253-118</text:p>
          </table:table-cell>
          <table:table-cell office:value-type="string" office:string-value="SEAL-OIL">
            <text:p>SEAL-OIL</text:p>
          </table:table-cell>
          <table:table-cell office:value-type="string" office:string-value="SEAL/SEAL KIT">
            <text:p>SEAL/SEAL KIT</text:p>
          </table:table-cell>
          <table:table-cell office:value-type="string" office:string-value="Yes">
            <text:p>Yes</text:p>
          </table:table-cell>
          <table:table-cell office:value-type="string" office:string-value="7JF">
            <text:p>7J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.02">
            <text:p>$18.02</text:p>
          </table:table-cell>
          <table:table-cell office:value-type="string" office:string-value="$13.51">
            <text:p>$13.51</text:p>
          </table:table-cell>
          <table:table-cell office:value-type="string" office:string-value="$12.16">
            <text:p>$12.16</text:p>
          </table:table-cell>
          <table:table-cell office:value-type="string" office:string-value="$11.48">
            <text:p>$11.48</text:p>
          </table:table-cell>
          <table:table-cell office:value-type="string" office:string-value="$10.81">
            <text:p>$10.81</text:p>
          </table:table-cell>
          <table:table-cell office:value-type="string" office:string-value="$10.13">
            <text:p>$10.13</text:p>
          </table:table-cell>
          <table:table-cell office:value-type="string" office:string-value="$9.46">
            <text:p>$9.46</text:p>
          </table:table-cell>
          <table:table-cell office:value-type="string" office:string-value="$8.78">
            <text:p>$8.78</text:p>
          </table:table-cell>
        </table:table-row>
        <table:table-row>
          <table:table-cell office:value-type="string" office:string-value="253-133">
            <text:p>253-133</text:p>
          </table:table-cell>
          <table:table-cell office:value-type="string" office:string-value="SEAL-OIL">
            <text:p>SEAL-OIL</text:p>
          </table:table-cell>
          <table:table-cell office:value-type="string" office:string-value="SEAL/SEAL KIT">
            <text:p>SEAL/SEAL KIT</text:p>
          </table:table-cell>
          <table:table-cell office:value-type="string" office:string-value="Yes">
            <text:p>Yes</text:p>
          </table:table-cell>
          <table:table-cell office:value-type="string" office:string-value="3AI">
            <text:p>3A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80">
            <text:p>$20.80</text:p>
          </table:table-cell>
          <table:table-cell office:value-type="string" office:string-value="$12.48">
            <text:p>$12.48</text:p>
          </table:table-cell>
          <table:table-cell office:value-type="string" office:string-value="$11.23">
            <text:p>$11.23</text:p>
          </table:table-cell>
          <table:table-cell office:value-type="string" office:string-value="$10.61">
            <text:p>$10.61</text:p>
          </table:table-cell>
          <table:table-cell office:value-type="string" office:string-value="$9.98">
            <text:p>$9.98</text:p>
          </table:table-cell>
          <table:table-cell office:value-type="string" office:string-value="$9.36">
            <text:p>$9.36</text:p>
          </table:table-cell>
          <table:table-cell office:value-type="string" office:string-value="$8.74">
            <text:p>$8.74</text:p>
          </table:table-cell>
          <table:table-cell office:value-type="string" office:string-value="$8.11">
            <text:p>$8.11</text:p>
          </table:table-cell>
        </table:table-row>
        <table:table-row>
          <table:table-cell office:value-type="string" office:string-value="253-139">
            <text:p>253-139</text:p>
          </table:table-cell>
          <table:table-cell office:value-type="string" office:string-value="SEAL-OIL">
            <text:p>SEAL-OIL</text:p>
          </table:table-cell>
          <table:table-cell office:value-type="string" office:string-value="SEAL/SEAL KIT">
            <text:p>SEAL/SEAL KIT</text:p>
          </table:table-cell>
          <table:table-cell office:value-type="string" office:string-value="Yes">
            <text:p>Yes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.27">
            <text:p>$12.27</text:p>
          </table:table-cell>
          <table:table-cell office:value-type="string" office:string-value="$7.36">
            <text:p>$7.36</text:p>
          </table:table-cell>
          <table:table-cell office:value-type="string" office:string-value="$6.62">
            <text:p>$6.62</text:p>
          </table:table-cell>
          <table:table-cell office:value-type="string" office:string-value="$6.26">
            <text:p>$6.26</text:p>
          </table:table-cell>
          <table:table-cell office:value-type="string" office:string-value="$5.89">
            <text:p>$5.89</text:p>
          </table:table-cell>
          <table:table-cell office:value-type="string" office:string-value="$5.52">
            <text:p>$5.52</text:p>
          </table:table-cell>
          <table:table-cell office:value-type="string" office:string-value="$5.15">
            <text:p>$5.15</text:p>
          </table:table-cell>
          <table:table-cell office:value-type="string" office:string-value="$4.78">
            <text:p>$4.78</text:p>
          </table:table-cell>
        </table:table-row>
        <table:table-row>
          <table:table-cell office:value-type="string" office:string-value="254-72">
            <text:p>254-72</text:p>
          </table:table-cell>
          <table:table-cell office:value-type="string" office:string-value="BEARING-CUP, TAPERED">
            <text:p>BEARING-CUP, TAPERED</text:p>
          </table:table-cell>
          <table:table-cell office:value-type="string" office:string-value="BRG-CUP/BRG-RACE">
            <text:p>BRG-CUP/BRG-RACE</text:p>
          </table:table-cell>
          <table:table-cell office:value-type="string" office:string-value="No">
            <text:p>No</text:p>
          </table:table-cell>
          <table:table-cell office:value-type="string" office:string-value="8LB">
            <text:p>8L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.57">
            <text:p>$9.57</text:p>
          </table:table-cell>
          <table:table-cell office:value-type="string" office:string-value="$7.18">
            <text:p>$7.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4-78">
            <text:p>254-78</text:p>
          </table:table-cell>
          <table:table-cell office:value-type="string" office:string-value="BEARING-CONE">
            <text:p>BEARING-CONE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6HN">
            <text:p>6H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.22">
            <text:p>$12.22</text:p>
          </table:table-cell>
          <table:table-cell office:value-type="string" office:string-value="$9.16">
            <text:p>$9.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4-79">
            <text:p>254-79</text:p>
          </table:table-cell>
          <table:table-cell office:value-type="string" office:string-value="BEARING-ROLLER, CUP">
            <text:p>BEARING-ROLLER, CUP</text:p>
          </table:table-cell>
          <table:table-cell office:value-type="string" office:string-value="BRG-CUP/BRG-RACE">
            <text:p>BRG-CUP/BRG-RACE</text:p>
          </table:table-cell>
          <table:table-cell office:value-type="string" office:string-value="No">
            <text:p>No</text:p>
          </table:table-cell>
          <table:table-cell office:value-type="string" office:string-value="6HP">
            <text:p>6H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.33">
            <text:p>$6.33</text:p>
          </table:table-cell>
          <table:table-cell office:value-type="string" office:string-value="$4.75">
            <text:p>$4.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-6430">
            <text:p>25-6430</text:p>
          </table:table-cell>
          <table:table-cell office:value-type="string" office:string-value="BELT - DRIVE">
            <text:p>BELT - 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25-7740">
            <text:p>25-7740</text:p>
          </table:table-cell>
          <table:table-cell office:value-type="string" office:string-value="KNOB-ARM">
            <text:p>KNOB-ARM</text:p>
          </table:table-cell>
          <table:table-cell office:value-type="string" office:string-value="KNOB/BUTTON/TRIGGER">
            <text:p>KNOB/BUTTON/TRIGGER</text:p>
          </table:table-cell>
          <table:table-cell office:value-type="string" office:string-value="No">
            <text:p>No</text:p>
          </table:table-cell>
          <table:table-cell office:value-type="string" office:string-value="4DS">
            <text:p>4D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49">
            <text:p>$4.49</text:p>
          </table:table-cell>
          <table:table-cell office:value-type="string" office:string-value="$3.37">
            <text:p>$3.3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-6110">
            <text:p>26-6110</text:p>
          </table:table-cell>
          <table:table-cell office:value-type="string" office:string-value="FLANGE-CUP, BEARING">
            <text:p>FLANGE-CUP, BEARING</text:p>
          </table:table-cell>
          <table:table-cell office:value-type="string" office:string-value="RETAINER-BRG/COLLAR-LOCK">
            <text:p>RETAINER-BRG/COLLAR-LOCK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5.99">
            <text:p>$5.99</text:p>
          </table:table-cell>
          <table:table-cell office:value-type="string" office:string-value="$3.59">
            <text:p>$3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-6120">
            <text:p>26-6120</text:p>
          </table:table-cell>
          <table:table-cell office:value-type="string" office:string-value="FLANGE-CUP, BEARING">
            <text:p>FLANGE-CUP, BEARING</text:p>
          </table:table-cell>
          <table:table-cell office:value-type="string" office:string-value="RETAINER-BRG/COLLAR-LOCK">
            <text:p>RETAINER-BRG/COLLAR-LOCK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.09">
            <text:p>$4.09</text:p>
          </table:table-cell>
          <table:table-cell office:value-type="string" office:string-value="$2.45">
            <text:p>$2.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-9670">
            <text:p>26-967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7.24">
            <text:p>$17.24</text:p>
          </table:table-cell>
          <table:table-cell office:value-type="string" office:string-value="$15.52">
            <text:p>$15.52</text:p>
          </table:table-cell>
          <table:table-cell office:value-type="string" office:string-value="$14.65">
            <text:p>$14.65</text:p>
          </table:table-cell>
          <table:table-cell office:value-type="string" office:string-value="$13.79">
            <text:p>$13.79</text:p>
          </table:table-cell>
          <table:table-cell office:value-type="string" office:string-value="$12.93">
            <text:p>$12.93</text:p>
          </table:table-cell>
          <table:table-cell office:value-type="string" office:string-value="$12.07">
            <text:p>$12.07</text:p>
          </table:table-cell>
          <table:table-cell office:value-type="string" office:string-value="$11.21">
            <text:p>$11.21</text:p>
          </table:table-cell>
        </table:table-row>
        <table:table-row>
          <table:table-cell office:value-type="string" office:string-value="26-9671">
            <text:p>26-9671</text:p>
          </table:table-cell>
          <table:table-cell office:value-type="string" office:string-value="BELT V">
            <text:p>BELT 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32.99">
            <text:p>$32.99</text:p>
          </table:table-cell>
          <table:table-cell office:value-type="string" office:string-value="$24.74">
            <text:p>$24.74</text:p>
          </table:table-cell>
          <table:table-cell office:value-type="string" office:string-value="$22.27">
            <text:p>$22.27</text:p>
          </table:table-cell>
          <table:table-cell office:value-type="string" office:string-value="$21.03">
            <text:p>$21.03</text:p>
          </table:table-cell>
          <table:table-cell office:value-type="string" office:string-value="$19.79">
            <text:p>$19.79</text:p>
          </table:table-cell>
          <table:table-cell office:value-type="string" office:string-value="$18.56">
            <text:p>$18.56</text:p>
          </table:table-cell>
          <table:table-cell office:value-type="string" office:string-value="$17.32">
            <text:p>$17.32</text:p>
          </table:table-cell>
          <table:table-cell office:value-type="string" office:string-value="$16.08">
            <text:p>$16.08</text:p>
          </table:table-cell>
        </table:table-row>
        <table:table-row>
          <table:table-cell office:value-type="string" office:string-value="26-9672">
            <text:p>26-9672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8.74">
            <text:p>$18.74</text:p>
          </table:table-cell>
          <table:table-cell office:value-type="string" office:string-value="$16.87">
            <text:p>$16.87</text:p>
          </table:table-cell>
          <table:table-cell office:value-type="string" office:string-value="$15.93">
            <text:p>$15.93</text:p>
          </table:table-cell>
          <table:table-cell office:value-type="string" office:string-value="$14.99">
            <text:p>$14.99</text:p>
          </table:table-cell>
          <table:table-cell office:value-type="string" office:string-value="$14.06">
            <text:p>$14.06</text:p>
          </table:table-cell>
          <table:table-cell office:value-type="string" office:string-value="$13.12">
            <text:p>$13.12</text:p>
          </table:table-cell>
          <table:table-cell office:value-type="string" office:string-value="$12.18">
            <text:p>$12.18</text:p>
          </table:table-cell>
        </table:table-row>
        <table:table-row>
          <table:table-cell office:value-type="string" office:string-value="27-0920">
            <text:p>27-0920</text:p>
          </table:table-cell>
          <table:table-cell office:value-type="string" office:string-value="SHAFT">
            <text:p>SHAFT</text:p>
          </table:table-cell>
          <table:table-cell office:value-type="string" office:string-value="SPINDLE">
            <text:p>SPINDLE</text:p>
          </table:table-cell>
          <table:table-cell office:value-type="string" office:string-value="Yes">
            <text:p>Yes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6.50">
            <text:p>$156.50</text:p>
          </table:table-cell>
          <table:table-cell office:value-type="string" office:string-value="$117.37">
            <text:p>$117.37</text:p>
          </table:table-cell>
          <table:table-cell office:value-type="string" office:string-value="$105.63">
            <text:p>$105.63</text:p>
          </table:table-cell>
          <table:table-cell office:value-type="string" office:string-value="$99.76">
            <text:p>$99.76</text:p>
          </table:table-cell>
          <table:table-cell office:value-type="string" office:string-value="$93.90">
            <text:p>$93.90</text:p>
          </table:table-cell>
          <table:table-cell office:value-type="string" office:string-value="$88.03">
            <text:p>$88.03</text:p>
          </table:table-cell>
          <table:table-cell office:value-type="string" office:string-value="$82.16">
            <text:p>$82.16</text:p>
          </table:table-cell>
          <table:table-cell office:value-type="string" office:string-value="$76.29">
            <text:p>$76.29</text:p>
          </table:table-cell>
        </table:table-row>
        <table:table-row>
          <table:table-cell office:value-type="string" office:string-value="27-0950">
            <text:p>27-0950</text:p>
          </table:table-cell>
          <table:table-cell office:value-type="string" office:string-value="SPACER">
            <text:p>SPACER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17.99">
            <text:p>$17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-0960">
            <text:p>27-0960</text:p>
          </table:table-cell>
          <table:table-cell office:value-type="string" office:string-value="BEARING ASM">
            <text:p>BEARING ASM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6.99">
            <text:p>$56.99</text:p>
          </table:table-cell>
          <table:table-cell office:value-type="string" office:string-value="$42.74">
            <text:p>$42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-0990-03">
            <text:p>27-0990-03</text:p>
          </table:table-cell>
          <table:table-cell office:value-type="string" office:string-value="BLADE-18 INCH">
            <text:p>BLADE-18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4CH">
            <text:p>4CH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.94">
            <text:p>$18.94</text:p>
          </table:table-cell>
          <table:table-cell office:value-type="string" office:string-value="$14.20">
            <text:p>$14.20</text:p>
          </table:table-cell>
          <table:table-cell office:value-type="string" office:string-value="$12.78">
            <text:p>$12.78</text:p>
          </table:table-cell>
          <table:table-cell office:value-type="string" office:string-value="$12.07">
            <text:p>$12.07</text:p>
          </table:table-cell>
          <table:table-cell office:value-type="string" office:string-value="$11.36">
            <text:p>$11.36</text:p>
          </table:table-cell>
          <table:table-cell office:value-type="string" office:string-value="$10.65">
            <text:p>$10.65</text:p>
          </table:table-cell>
          <table:table-cell office:value-type="string" office:string-value="$9.94">
            <text:p>$9.94</text:p>
          </table:table-cell>
          <table:table-cell office:value-type="string" office:string-value="$9.23">
            <text:p>$9.23</text:p>
          </table:table-cell>
        </table:table-row>
        <table:table-row>
          <table:table-cell office:value-type="string" office:string-value="27-1160">
            <text:p>27-116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1.80">
            <text:p>$51.80</text:p>
          </table:table-cell>
          <table:table-cell office:value-type="string" office:string-value="$38.85">
            <text:p>$38.85</text:p>
          </table:table-cell>
          <table:table-cell office:value-type="string" office:string-value="$34.97">
            <text:p>$34.97</text:p>
          </table:table-cell>
          <table:table-cell office:value-type="string" office:string-value="$33.02">
            <text:p>$33.02</text:p>
          </table:table-cell>
          <table:table-cell office:value-type="string" office:string-value="$31.08">
            <text:p>$31.08</text:p>
          </table:table-cell>
          <table:table-cell office:value-type="string" office:string-value="$29.14">
            <text:p>$29.14</text:p>
          </table:table-cell>
          <table:table-cell office:value-type="string" office:string-value="$27.20">
            <text:p>$27.20</text:p>
          </table:table-cell>
          <table:table-cell office:value-type="string" office:string-value="$25.25">
            <text:p>$25.25</text:p>
          </table:table-cell>
        </table:table-row>
        <table:table-row>
          <table:table-cell office:value-type="string" office:string-value="27-2360">
            <text:p>27-2360</text:p>
          </table:table-cell>
          <table:table-cell office:value-type="string" office:string-value="SWITCH">
            <text:p>SWITCH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3AI">
            <text:p>3A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6.10">
            <text:p>$46.10</text:p>
          </table:table-cell>
          <table:table-cell office:value-type="string" office:string-value="$27.66">
            <text:p>$27.66</text:p>
          </table:table-cell>
          <table:table-cell office:value-type="string" office:string-value="$24.89">
            <text:p>$24.89</text:p>
          </table:table-cell>
          <table:table-cell office:value-type="string" office:string-value="$23.51">
            <text:p>$23.51</text:p>
          </table:table-cell>
          <table:table-cell office:value-type="string" office:string-value="$22.13">
            <text:p>$22.13</text:p>
          </table:table-cell>
          <table:table-cell office:value-type="string" office:string-value="$20.75">
            <text:p>$20.75</text:p>
          </table:table-cell>
          <table:table-cell office:value-type="string" office:string-value="$19.36">
            <text:p>$19.36</text:p>
          </table:table-cell>
          <table:table-cell office:value-type="string" office:string-value="$17.98">
            <text:p>$17.98</text:p>
          </table:table-cell>
        </table:table-row>
        <table:table-row>
          <table:table-cell office:value-type="string" office:string-value="27-6250">
            <text:p>27-6250</text:p>
          </table:table-cell>
          <table:table-cell office:value-type="string" office:string-value="BUSHING">
            <text:p>BUSHING</text:p>
          </table:table-cell>
          <table:table-cell office:value-type="string" office:string-value="BUSHING/SLEEVE">
            <text:p>BUSHING/SLEEVE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29">
            <text:p>$2.29</text:p>
          </table:table-cell>
          <table:table-cell office:value-type="string" office:string-value="$1.37">
            <text:p>$1.3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3-55">
            <text:p>283-55</text:p>
          </table:table-cell>
          <table:table-cell office:value-type="string" office:string-value="PIN-CLEVIS">
            <text:p>PIN-CLEVIS</text:p>
          </table:table-cell>
          <table:table-cell office:value-type="string" office:string-value="ROD">
            <text:p>ROD</text:p>
          </table:table-cell>
          <table:table-cell office:value-type="string" office:string-value="No">
            <text:p>No</text:p>
          </table:table-cell>
          <table:table-cell office:value-type="string" office:string-value="6HR">
            <text:p>6H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.03">
            <text:p>$11.03</text:p>
          </table:table-cell>
          <table:table-cell office:value-type="string" office:string-value="$6.62">
            <text:p>$6.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-4210">
            <text:p>28-4210</text:p>
          </table:table-cell>
          <table:table-cell office:value-type="string" office:string-value="SOLENOID">
            <text:p>SOLENOID</text:p>
          </table:table-cell>
          <table:table-cell office:value-type="string" office:string-value="ELEC-PARTS/GENERATOR-PRTS">
            <text:p>ELEC-PARTS/GENERATOR-PRTS</text:p>
          </table:table-cell>
          <table:table-cell office:value-type="string" office:string-value="No">
            <text:p>No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3.28">
            <text:p>$63.28</text:p>
          </table:table-cell>
          <table:table-cell office:value-type="string" office:string-value="$47.46">
            <text:p>$47.4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-4820">
            <text:p>29-4820</text:p>
          </table:table-cell>
          <table:table-cell office:value-type="string" office:string-value="ROLLER">
            <text:p>ROLLER</text:p>
          </table:table-cell>
          <table:table-cell office:value-type="string" office:string-value="ROLLER">
            <text:p>ROLLER</text:p>
          </table:table-cell>
          <table:table-cell office:value-type="string" office:string-value="No">
            <text:p>No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.88">
            <text:p>$14.88</text:p>
          </table:table-cell>
          <table:table-cell office:value-type="string" office:string-value="$11.16">
            <text:p>$11.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-5560">
            <text:p>29-5560</text:p>
          </table:table-cell>
          <table:table-cell office:value-type="string" office:string-value="SWITCH-ON / OFF">
            <text:p>SWITCH-ON / OFF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5FT">
            <text:p>5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.99">
            <text:p>$15.99</text:p>
          </table:table-cell>
          <table:table-cell office:value-type="string" office:string-value="$9.59">
            <text:p>$9.59</text:p>
          </table:table-cell>
          <table:table-cell office:value-type="string" office:string-value="$8.63">
            <text:p>$8.63</text:p>
          </table:table-cell>
          <table:table-cell office:value-type="string" office:string-value="$8.15">
            <text:p>$8.15</text:p>
          </table:table-cell>
          <table:table-cell office:value-type="string" office:string-value="$7.67">
            <text:p>$7.67</text:p>
          </table:table-cell>
          <table:table-cell office:value-type="string" office:string-value="$7.19">
            <text:p>$7.19</text:p>
          </table:table-cell>
          <table:table-cell office:value-type="string" office:string-value="$6.71">
            <text:p>$6.71</text:p>
          </table:table-cell>
          <table:table-cell office:value-type="string" office:string-value="$6.23">
            <text:p>$6.23</text:p>
          </table:table-cell>
        </table:table-row>
        <table:table-row>
          <table:table-cell office:value-type="string" office:string-value="3211-8">
            <text:p>3211-8</text:p>
          </table:table-cell>
          <table:table-cell office:value-type="string" office:string-value="SCREW-HH">
            <text:p>SCREW-HH</text:p>
          </table:table-cell>
          <table:table-cell office:value-type="string" office:string-value="BOLT (STD)">
            <text:p>BOLT (STD)</text:p>
          </table:table-cell>
          <table:table-cell office:value-type="string" office:string-value="No">
            <text:p>No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.89">
            <text:p>$3.89</text:p>
          </table:table-cell>
          <table:table-cell office:value-type="string" office:string-value="$2.33">
            <text:p>$2.3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2146-20">
            <text:p>32146-20</text:p>
          </table:table-cell>
          <table:table-cell office:value-type="string" office:string-value="NUT-HEX">
            <text:p>NUT-HEX</text:p>
          </table:table-cell>
          <table:table-cell office:value-type="string" office:string-value="NUT (N-STD/SPEED/PUSH)">
            <text:p>NUT (N-STD/SPEED/PUSH)</text:p>
          </table:table-cell>
          <table:table-cell office:value-type="string" office:string-value="No">
            <text:p>No</text:p>
          </table:table-cell>
          <table:table-cell office:value-type="string" office:string-value="5FF">
            <text:p>5F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.23">
            <text:p>$3.23</text:p>
          </table:table-cell>
          <table:table-cell office:value-type="string" office:string-value="$2.42">
            <text:p>$2.4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2151-36">
            <text:p>32151-36</text:p>
          </table:table-cell>
          <table:table-cell office:value-type="string" office:string-value="RING-RETAINING">
            <text:p>RING-RETAINING</text:p>
          </table:table-cell>
          <table:table-cell office:value-type="string" office:string-value="SNAP RING">
            <text:p>SNAP RING</text:p>
          </table:table-cell>
          <table:table-cell office:value-type="string" office:string-value="No">
            <text:p>No</text:p>
          </table:table-cell>
          <table:table-cell office:value-type="string" office:string-value="8LB">
            <text:p>8L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.73">
            <text:p>$1.73</text:p>
          </table:table-cell>
          <table:table-cell office:value-type="string" office:string-value="$1.30">
            <text:p>$1.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2151-91">
            <text:p>32151-91</text:p>
          </table:table-cell>
          <table:table-cell office:value-type="string" office:string-value="RING-RETAINING">
            <text:p>RING-RETAINING</text:p>
          </table:table-cell>
          <table:table-cell office:value-type="string" office:string-value="SNAP RING">
            <text:p>SNAP RING</text:p>
          </table:table-cell>
          <table:table-cell office:value-type="string" office:string-value="No">
            <text:p>No</text:p>
          </table:table-cell>
          <table:table-cell office:value-type="string" office:string-value="6HV">
            <text:p>6H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19">
            <text:p>$2.19</text:p>
          </table:table-cell>
          <table:table-cell office:value-type="string" office:string-value="$1.31">
            <text:p>$1.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219-6">
            <text:p>3219-6</text:p>
          </table:table-cell>
          <table:table-cell office:value-type="string" office:string-value="NUT-HEX">
            <text:p>NUT-HEX</text:p>
          </table:table-cell>
          <table:table-cell office:value-type="string" office:string-value="NUT(STD/LOCK)">
            <text:p>NUT(STD/LOCK)</text:p>
          </table:table-cell>
          <table:table-cell office:value-type="string" office:string-value="No">
            <text:p>No</text:p>
          </table:table-cell>
          <table:table-cell office:value-type="string" office:string-value="8LB">
            <text:p>8L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78">
            <text:p>$2.78</text:p>
          </table:table-cell>
          <table:table-cell office:value-type="string" office:string-value="$1.67">
            <text:p>$1.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220-2">
            <text:p>3220-2</text:p>
          </table:table-cell>
          <table:table-cell office:value-type="string" office:string-value="NUT-JAM">
            <text:p>NUT-JAM</text:p>
          </table:table-cell>
          <table:table-cell office:value-type="string" office:string-value="NUT(STD/LOCK)">
            <text:p>NUT(STD/LOCK)</text:p>
          </table:table-cell>
          <table:table-cell office:value-type="string" office:string-value="No">
            <text:p>No</text:p>
          </table:table-cell>
          <table:table-cell office:value-type="string" office:string-value="8LB">
            <text:p>8L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0.56">
            <text:p>$0.56</text:p>
          </table:table-cell>
          <table:table-cell office:value-type="string" office:string-value="$0.42">
            <text:p>$0.4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23-28">
            <text:p>323-28</text:p>
          </table:table-cell>
          <table:table-cell office:value-type="string" office:string-value="SCREW-HH">
            <text:p>SCREW-HH</text:p>
          </table:table-cell>
          <table:table-cell office:value-type="string" office:string-value="SCREW (NON-STD)">
            <text:p>SCREW (NON-STD)</text:p>
          </table:table-cell>
          <table:table-cell office:value-type="string" office:string-value="No">
            <text:p>No</text:p>
          </table:table-cell>
          <table:table-cell office:value-type="string" office:string-value="3BW">
            <text:p>3B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39">
            <text:p>$7.39</text:p>
          </table:table-cell>
          <table:table-cell office:value-type="string" office:string-value="$5.54">
            <text:p>$5.5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290-320">
            <text:p>3290-320</text:p>
          </table:table-cell>
          <table:table-cell office:value-type="string" office:string-value="RETAINER-PUSH ON">
            <text:p>RETAINER-PUSH ON</text:p>
          </table:table-cell>
          <table:table-cell office:value-type="string" office:string-value="NUT (N-STD/SPEED/PUSH)">
            <text:p>NUT (N-STD/SPEED/PUSH)</text:p>
          </table:table-cell>
          <table:table-cell office:value-type="string" office:string-value="No">
            <text:p>No</text:p>
          </table:table-cell>
          <table:table-cell office:value-type="string" office:string-value="6HL">
            <text:p>6H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.59">
            <text:p>$1.59</text:p>
          </table:table-cell>
          <table:table-cell office:value-type="string" office:string-value="$0.95">
            <text:p>$0.9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290-337">
            <text:p>3290-337</text:p>
          </table:table-cell>
          <table:table-cell office:value-type="string" office:string-value="NUT-SPEED">
            <text:p>NUT-SPEED</text:p>
          </table:table-cell>
          <table:table-cell office:value-type="string" office:string-value="NUT(STD/LOCK)">
            <text:p>NUT(STD/LOCK)</text:p>
          </table:table-cell>
          <table:table-cell office:value-type="string" office:string-value="No">
            <text:p>No</text:p>
          </table:table-cell>
          <table:table-cell office:value-type="string" office:string-value="4CE">
            <text:p>4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.19">
            <text:p>$1.19</text:p>
          </table:table-cell>
          <table:table-cell office:value-type="string" office:string-value="$0.71">
            <text:p>$0.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290-355">
            <text:p>3290-355</text:p>
          </table:table-cell>
          <table:table-cell office:value-type="string" office:string-value="PIN-HAIR">
            <text:p>PIN-HAIR</text:p>
          </table:table-cell>
          <table:table-cell office:value-type="string" office:string-value="PIN (ROLL/COTTER/CLEVIS)">
            <text:p>PIN (ROLL/COTTER/CLEVIS)</text:p>
          </table:table-cell>
          <table:table-cell office:value-type="string" office:string-value="No">
            <text:p>No</text:p>
          </table:table-cell>
          <table:table-cell office:value-type="string" office:string-value="7JF">
            <text:p>7J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09">
            <text:p>$2.09</text:p>
          </table:table-cell>
          <table:table-cell office:value-type="string" office:string-value="$1.25">
            <text:p>$1.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3-4750-03">
            <text:p>33-4750-03</text:p>
          </table:table-cell>
          <table:table-cell office:value-type="string" office:string-value="BLADE">
            <text:p>BLADE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3.99">
            <text:p>$53.99</text:p>
          </table:table-cell>
          <table:table-cell office:value-type="string" office:string-value="$32.39">
            <text:p>$32.39</text:p>
          </table:table-cell>
          <table:table-cell office:value-type="string" office:string-value="$29.15">
            <text:p>$29.15</text:p>
          </table:table-cell>
          <table:table-cell office:value-type="string" office:string-value="$27.53">
            <text:p>$27.53</text:p>
          </table:table-cell>
          <table:table-cell office:value-type="string" office:string-value="$25.91">
            <text:p>$25.91</text:p>
          </table:table-cell>
          <table:table-cell office:value-type="string" office:string-value="$24.29">
            <text:p>$24.29</text:p>
          </table:table-cell>
          <table:table-cell office:value-type="string" office:string-value="$22.67">
            <text:p>$22.67</text:p>
          </table:table-cell>
          <table:table-cell office:value-type="string" office:string-value="$21.05">
            <text:p>$21.05</text:p>
          </table:table-cell>
        </table:table-row>
        <table:table-row>
          <table:table-cell office:value-type="string" office:string-value="36-1740">
            <text:p>36-1740</text:p>
          </table:table-cell>
          <table:table-cell office:value-type="string" office:string-value="ROLLER-DECK">
            <text:p>ROLLER-DECK</text:p>
          </table:table-cell>
          <table:table-cell office:value-type="string" office:string-value="ROLLER">
            <text:p>ROLLER</text:p>
          </table:table-cell>
          <table:table-cell office:value-type="string" office:string-value="No">
            <text:p>No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7.03">
            <text:p>$37.03</text:p>
          </table:table-cell>
          <table:table-cell office:value-type="string" office:string-value="$27.77">
            <text:p>$27.7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-6781">
            <text:p>3-6781</text:p>
          </table:table-cell>
          <table:table-cell office:value-type="string" office:string-value="WASHER-THRUST">
            <text:p>WASHER-THRUST</text:p>
          </table:table-cell>
          <table:table-cell office:value-type="string" office:string-value="WASHER (N-STD)">
            <text:p>WASHER (N-STD)</text:p>
          </table:table-cell>
          <table:table-cell office:value-type="string" office:string-value="No">
            <text:p>No</text:p>
          </table:table-cell>
          <table:table-cell office:value-type="string" office:string-value="5GI">
            <text:p>5G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.40">
            <text:p>$1.40</text:p>
          </table:table-cell>
          <table:table-cell office:value-type="string" office:string-value="$1.05">
            <text:p>$1.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6-8070">
            <text:p>36-807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8.39">
            <text:p>$8.39</text:p>
          </table:table-cell>
          <table:table-cell office:value-type="string" office:string-value="$7.55">
            <text:p>$7.55</text:p>
          </table:table-cell>
          <table:table-cell office:value-type="string" office:string-value="$7.13">
            <text:p>$7.13</text:p>
          </table:table-cell>
          <table:table-cell office:value-type="string" office:string-value="$6.71">
            <text:p>$6.71</text:p>
          </table:table-cell>
          <table:table-cell office:value-type="string" office:string-value="$6.29">
            <text:p>$6.29</text:p>
          </table:table-cell>
          <table:table-cell office:value-type="string" office:string-value="$5.87">
            <text:p>$5.87</text:p>
          </table:table-cell>
          <table:table-cell office:value-type="string" office:string-value="$5.45">
            <text:p>$5.45</text:p>
          </table:table-cell>
        </table:table-row>
        <table:table-row>
          <table:table-cell office:value-type="string" office:string-value="37-6570">
            <text:p>37-6570</text:p>
          </table:table-cell>
          <table:table-cell office:value-type="string" office:string-value="WHEEL-FRICTION">
            <text:p>WHEEL-FRICTION</text:p>
          </table:table-cell>
          <table:table-cell office:value-type="string" office:string-value="WHEEL/RIM">
            <text:p>WHEEL/RI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35.99">
            <text:p>$35.99</text:p>
          </table:table-cell>
          <table:table-cell office:value-type="string" office:string-value="$26.99">
            <text:p>$26.99</text:p>
          </table:table-cell>
          <table:table-cell office:value-type="string" office:string-value="$24.29">
            <text:p>$24.29</text:p>
          </table:table-cell>
          <table:table-cell office:value-type="string" office:string-value="$22.94">
            <text:p>$22.94</text:p>
          </table:table-cell>
          <table:table-cell office:value-type="string" office:string-value="$21.59">
            <text:p>$21.59</text:p>
          </table:table-cell>
          <table:table-cell office:value-type="string" office:string-value="$20.24">
            <text:p>$20.24</text:p>
          </table:table-cell>
          <table:table-cell office:value-type="string" office:string-value="$18.89">
            <text:p>$18.89</text:p>
          </table:table-cell>
          <table:table-cell office:value-type="string" office:string-value="$17.54">
            <text:p>$17.54</text:p>
          </table:table-cell>
        </table:table-row>
        <table:table-row>
          <table:table-cell office:value-type="string" office:string-value="37-9080">
            <text:p>37-908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8.99">
            <text:p>$18.99</text:p>
          </table:table-cell>
          <table:table-cell office:value-type="string" office:string-value="$14.24">
            <text:p>$14.24</text:p>
          </table:table-cell>
          <table:table-cell office:value-type="string" office:string-value="$12.82">
            <text:p>$12.82</text:p>
          </table:table-cell>
          <table:table-cell office:value-type="string" office:string-value="$12.10">
            <text:p>$12.10</text:p>
          </table:table-cell>
          <table:table-cell office:value-type="string" office:string-value="$11.39">
            <text:p>$11.39</text:p>
          </table:table-cell>
          <table:table-cell office:value-type="string" office:string-value="$10.68">
            <text:p>$10.68</text:p>
          </table:table-cell>
          <table:table-cell office:value-type="string" office:string-value="$9.97">
            <text:p>$9.97</text:p>
          </table:table-cell>
          <table:table-cell office:value-type="string" office:string-value="$9.26">
            <text:p>$9.26</text:p>
          </table:table-cell>
        </table:table-row>
        <table:table-row>
          <table:table-cell office:value-type="string" office:string-value="37-9090">
            <text:p>37-9090</text:p>
          </table:table-cell>
          <table:table-cell office:value-type="string" office:string-value="V BELT-3L, TRACTION">
            <text:p>V BELT-3L, TRACTION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L">
            <text:p>3A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10.49">
            <text:p>$10.49</text:p>
          </table:table-cell>
          <table:table-cell office:value-type="string" office:string-value="$9.44">
            <text:p>$9.44</text:p>
          </table:table-cell>
          <table:table-cell office:value-type="string" office:string-value="$8.92">
            <text:p>$8.92</text:p>
          </table:table-cell>
          <table:table-cell office:value-type="string" office:string-value="$8.39">
            <text:p>$8.39</text:p>
          </table:table-cell>
          <table:table-cell office:value-type="string" office:string-value="$7.87">
            <text:p>$7.87</text:p>
          </table:table-cell>
          <table:table-cell office:value-type="string" office:string-value="$7.34">
            <text:p>$7.34</text:p>
          </table:table-cell>
          <table:table-cell office:value-type="string" office:string-value="$6.82">
            <text:p>$6.82</text:p>
          </table:table-cell>
        </table:table-row>
        <table:table-row>
          <table:table-cell office:value-type="string" office:string-value="38205">
            <text:p>38205</text:p>
          </table:table-cell>
          <table:table-cell office:value-type="string" office:string-value="KIT-PADDLE REPLACEMENT, EXT LIFE">
            <text:p>KIT-PADDLE REPLACEMENT, EXT LIFE</text:p>
          </table:table-cell>
          <table:table-cell office:value-type="string" office:string-value="BLADE-OTHER">
            <text:p>BLADE-OTHER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$111.99">
            <text:p>$111.99</text:p>
          </table:table-cell>
          <table:table-cell office:value-type="string" office:string-value="$67.19">
            <text:p>$67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8260">
            <text:p>38260</text:p>
          </table:table-cell>
          <table:table-cell office:value-type="string" office:string-value="BELT-CCR MODELS">
            <text:p>BELT-CCR MODELS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4.39">
            <text:p>$14.39</text:p>
          </table:table-cell>
          <table:table-cell office:value-type="string" office:string-value="$12.95">
            <text:p>$12.95</text:p>
          </table:table-cell>
          <table:table-cell office:value-type="string" office:string-value="$12.23">
            <text:p>$12.23</text:p>
          </table:table-cell>
          <table:table-cell office:value-type="string" office:string-value="$11.51">
            <text:p>$11.51</text:p>
          </table:table-cell>
          <table:table-cell office:value-type="string" office:string-value="$10.79">
            <text:p>$10.79</text:p>
          </table:table-cell>
          <table:table-cell office:value-type="string" office:string-value="$10.07">
            <text:p>$10.07</text:p>
          </table:table-cell>
          <table:table-cell office:value-type="string" office:string-value="$9.35">
            <text:p>$9.35</text:p>
          </table:table-cell>
        </table:table-row>
        <table:table-row>
          <table:table-cell office:value-type="string" office:string-value="38261">
            <text:p>38261</text:p>
          </table:table-cell>
          <table:table-cell office:value-type="string" office:string-value="PADDLE REPLACEMENT KIT-CCR &amp; POWER CLR">
            <text:p>PADDLE REPLACEMENT KIT-CCR &amp; POWER CLR</text:p>
          </table:table-cell>
          <table:table-cell office:value-type="string" office:string-value="LOOSE PARTS KIT">
            <text:p>LOOSE PARTS KIT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$84.99">
            <text:p>$84.99</text:p>
          </table:table-cell>
          <table:table-cell office:value-type="string" office:string-value="$50.99">
            <text:p>$50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8264">
            <text:p>38264</text:p>
          </table:table-cell>
          <table:table-cell office:value-type="string" office:string-value="BELT-PC180">
            <text:p>BELT-PC180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4.99">
            <text:p>$14.99</text:p>
          </table:table-cell>
          <table:table-cell office:value-type="string" office:string-value="$8.99">
            <text:p>$8.99</text:p>
          </table:table-cell>
          <table:table-cell office:value-type="string" office:string-value="$8.09">
            <text:p>$8.09</text:p>
          </table:table-cell>
          <table:table-cell office:value-type="string" office:string-value="$7.64">
            <text:p>$7.64</text:p>
          </table:table-cell>
          <table:table-cell office:value-type="string" office:string-value="$7.19">
            <text:p>$7.19</text:p>
          </table:table-cell>
          <table:table-cell office:value-type="string" office:string-value="$6.74">
            <text:p>$6.74</text:p>
          </table:table-cell>
          <table:table-cell office:value-type="string" office:string-value="$6.29">
            <text:p>$6.29</text:p>
          </table:table-cell>
          <table:table-cell office:value-type="string" office:string-value="$5.84">
            <text:p>$5.84</text:p>
          </table:table-cell>
        </table:table-row>
        <table:table-row>
          <table:table-cell office:value-type="string" office:string-value="38267">
            <text:p>38267</text:p>
          </table:table-cell>
          <table:table-cell office:value-type="string" office:string-value="SCRAPER REPLACEMENT KIT-PC180">
            <text:p>SCRAPER REPLACEMENT KIT-PC180</text:p>
          </table:table-cell>
          <table:table-cell office:value-type="string" office:string-value="LOOSE PARTS KIT">
            <text:p>LOOSE PARTS KIT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8268">
            <text:p>38268</text:p>
          </table:table-cell>
          <table:table-cell office:value-type="string" office:string-value="BELT-PC21">
            <text:p>BELT-PC21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8.99">
            <text:p>$18.99</text:p>
          </table:table-cell>
          <table:table-cell office:value-type="string" office:string-value="$11.39">
            <text:p>$11.39</text:p>
          </table:table-cell>
          <table:table-cell office:value-type="string" office:string-value="$10.25">
            <text:p>$10.25</text:p>
          </table:table-cell>
          <table:table-cell office:value-type="string" office:string-value="$9.68">
            <text:p>$9.68</text:p>
          </table:table-cell>
          <table:table-cell office:value-type="string" office:string-value="$9.11">
            <text:p>$9.11</text:p>
          </table:table-cell>
          <table:table-cell office:value-type="string" office:string-value="$8.54">
            <text:p>$8.54</text:p>
          </table:table-cell>
          <table:table-cell office:value-type="string" office:string-value="$7.97">
            <text:p>$7.97</text:p>
          </table:table-cell>
          <table:table-cell office:value-type="string" office:string-value="$7.40">
            <text:p>$7.40</text:p>
          </table:table-cell>
        </table:table-row>
        <table:table-row>
          <table:table-cell office:value-type="string" office:string-value="38-7820">
            <text:p>38-7820</text:p>
          </table:table-cell>
          <table:table-cell office:value-type="string" office:string-value="BEARING-BALL">
            <text:p>BEARING-BALL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8LB">
            <text:p>8LB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2.99">
            <text:p>$12.99</text:p>
          </table:table-cell>
          <table:table-cell office:value-type="string" office:string-value="$7.79">
            <text:p>$7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8990">
            <text:p>38990</text:p>
          </table:table-cell>
          <table:table-cell office:value-type="string" office:string-value="DRIVE BELT-PACKAGED, FWD, F09 AND UP">
            <text:p>DRIVE BELT-PACKAGED, FWD, F09 AND UP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$9.17">
            <text:p>$9.17</text:p>
          </table:table-cell>
          <table:table-cell office:value-type="string" office:string-value="$8.66">
            <text:p>$8.66</text:p>
          </table:table-cell>
          <table:table-cell office:value-type="string" office:string-value="$8.15">
            <text:p>$8.15</text:p>
          </table:table-cell>
          <table:table-cell office:value-type="string" office:string-value="$7.64">
            <text:p>$7.64</text:p>
          </table:table-cell>
          <table:table-cell office:value-type="string" office:string-value="$7.13">
            <text:p>$7.13</text:p>
          </table:table-cell>
          <table:table-cell office:value-type="string" office:string-value="$6.62">
            <text:p>$6.62</text:p>
          </table:table-cell>
        </table:table-row>
        <table:table-row>
          <table:table-cell office:value-type="string" office:string-value="38991">
            <text:p>38991</text:p>
          </table:table-cell>
          <table:table-cell office:value-type="string" office:string-value="DRIVE BELT-PACKAGED, RWD, F09 AND UP">
            <text:p>DRIVE BELT-PACKAGED, RWD, F09 AND UP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.99">
            <text:p>$18.99</text:p>
          </table:table-cell>
          <table:table-cell office:value-type="string" office:string-value="$11.39">
            <text:p>$11.39</text:p>
          </table:table-cell>
          <table:table-cell office:value-type="string" office:string-value="$10.25">
            <text:p>$10.25</text:p>
          </table:table-cell>
          <table:table-cell office:value-type="string" office:string-value="$9.68">
            <text:p>$9.68</text:p>
          </table:table-cell>
          <table:table-cell office:value-type="string" office:string-value="$9.11">
            <text:p>$9.11</text:p>
          </table:table-cell>
          <table:table-cell office:value-type="string" office:string-value="$8.54">
            <text:p>$8.54</text:p>
          </table:table-cell>
          <table:table-cell office:value-type="string" office:string-value="$7.97">
            <text:p>$7.97</text:p>
          </table:table-cell>
          <table:table-cell office:value-type="string" office:string-value="$7.40">
            <text:p>$7.40</text:p>
          </table:table-cell>
        </table:table-row>
        <table:table-row>
          <table:table-cell office:value-type="string" office:string-value="39-1551-01">
            <text:p>39-1551-01</text:p>
          </table:table-cell>
          <table:table-cell office:value-type="string" office:string-value="SCRAPER BLADE">
            <text:p>SCRAPER BLADE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62.99">
            <text:p>$62.99</text:p>
          </table:table-cell>
          <table:table-cell office:value-type="string" office:string-value="$47.24">
            <text:p>$47.24</text:p>
          </table:table-cell>
          <table:table-cell office:value-type="string" office:string-value="$42.52">
            <text:p>$42.52</text:p>
          </table:table-cell>
          <table:table-cell office:value-type="string" office:string-value="$40.15">
            <text:p>$40.15</text:p>
          </table:table-cell>
          <table:table-cell office:value-type="string" office:string-value="$37.79">
            <text:p>$37.79</text:p>
          </table:table-cell>
          <table:table-cell office:value-type="string" office:string-value="$35.43">
            <text:p>$35.43</text:p>
          </table:table-cell>
          <table:table-cell office:value-type="string" office:string-value="$33.07">
            <text:p>$33.07</text:p>
          </table:table-cell>
          <table:table-cell office:value-type="string" office:string-value="$30.71">
            <text:p>$30.71</text:p>
          </table:table-cell>
        </table:table-row>
        <table:table-row>
          <table:table-cell office:value-type="string" office:string-value="39-9160">
            <text:p>39-9160</text:p>
          </table:table-cell>
          <table:table-cell office:value-type="string" office:string-value="GEAR-PINION">
            <text:p>GEAR-PINION</text:p>
          </table:table-cell>
          <table:table-cell office:value-type="string" office:string-value="GEAR">
            <text:p>GEAR</text:p>
          </table:table-cell>
          <table:table-cell office:value-type="string" office:string-value="No">
            <text:p>No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.99">
            <text:p>$12.99</text:p>
          </table:table-cell>
          <table:table-cell office:value-type="string" office:string-value="$9.74">
            <text:p>$9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9-9680">
            <text:p>39-9680</text:p>
          </table:table-cell>
          <table:table-cell office:value-type="string" office:string-value="KEY RECTANGULAR">
            <text:p>KEY RECTANGULAR</text:p>
          </table:table-cell>
          <table:table-cell office:value-type="string" office:string-value="KEY (SQ/WOODRUFF)">
            <text:p>KEY (SQ/WOODRUFF)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79">
            <text:p>$4.79</text:p>
          </table:table-cell>
          <table:table-cell office:value-type="string" office:string-value="$3.59">
            <text:p>$3.59</text:p>
          </table:table-cell>
          <table:table-cell office:value-type="string" office:string-value="$3.23">
            <text:p>$3.23</text:p>
          </table:table-cell>
          <table:table-cell office:value-type="string" office:string-value="$3.05">
            <text:p>$3.05</text:p>
          </table:table-cell>
          <table:table-cell office:value-type="string" office:string-value="$2.87">
            <text:p>$2.87</text:p>
          </table:table-cell>
          <table:table-cell office:value-type="string" office:string-value="$2.69">
            <text:p>$2.69</text:p>
          </table:table-cell>
          <table:table-cell office:value-type="string" office:string-value="$2.51">
            <text:p>$2.51</text:p>
          </table:table-cell>
          <table:table-cell office:value-type="string" office:string-value="$2.33">
            <text:p>$2.33</text:p>
          </table:table-cell>
        </table:table-row>
        <table:table-row>
          <table:table-cell office:value-type="string" office:string-value="40-5940">
            <text:p>40-5940</text:p>
          </table:table-cell>
          <table:table-cell office:value-type="string" office:string-value="SWITCH">
            <text:p>SWITCH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4.99">
            <text:p>$14.99</text:p>
          </table:table-cell>
          <table:table-cell office:value-type="string" office:string-value="$8.99">
            <text:p>$8.99</text:p>
          </table:table-cell>
          <table:table-cell office:value-type="string" office:string-value="$8.09">
            <text:p>$8.09</text:p>
          </table:table-cell>
          <table:table-cell office:value-type="string" office:string-value="$7.64">
            <text:p>$7.64</text:p>
          </table:table-cell>
          <table:table-cell office:value-type="string" office:string-value="$7.19">
            <text:p>$7.19</text:p>
          </table:table-cell>
          <table:table-cell office:value-type="string" office:string-value="$6.74">
            <text:p>$6.74</text:p>
          </table:table-cell>
          <table:table-cell office:value-type="string" office:string-value="$6.29">
            <text:p>$6.29</text:p>
          </table:table-cell>
          <table:table-cell office:value-type="string" office:string-value="$5.84">
            <text:p>$5.84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40-8160-01">
            <text:p>40-8160-01</text:p>
          </table:table-cell>
          <table:table-cell office:value-type="string" office:string-value="SKID">
            <text:p>SKID</text:p>
          </table:table-cell>
          <table:table-cell office:value-type="string" office:string-value="SKID">
            <text:p>SKID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7.24">
            <text:p>$17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0-8160-02">
            <text:p>40-8160-02</text:p>
          </table:table-cell>
          <table:table-cell office:value-type="string" office:string-value="SKID">
            <text:p>SKID</text:p>
          </table:table-cell>
          <table:table-cell office:value-type="string" office:string-value="SKID">
            <text:p>SKID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0-8250">
            <text:p>40-8250</text:p>
          </table:table-cell>
          <table:table-cell office:value-type="string" office:string-value="GEAR-WORM, CHUTE">
            <text:p>GEAR-WORM, CHUTE</text:p>
          </table:table-cell>
          <table:table-cell office:value-type="string" office:string-value="GEAR">
            <text:p>GEAR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2.99">
            <text:p>$12.99</text:p>
          </table:table-cell>
          <table:table-cell office:value-type="string" office:string-value="$9.74">
            <text:p>$9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2-0884">
            <text:p>42-0884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.99">
            <text:p>$15.99</text:p>
          </table:table-cell>
          <table:table-cell office:value-type="string" office:string-value="$11.99">
            <text:p>$11.99</text:p>
          </table:table-cell>
          <table:table-cell office:value-type="string" office:string-value="$10.79">
            <text:p>$10.79</text:p>
          </table:table-cell>
          <table:table-cell office:value-type="string" office:string-value="$10.19">
            <text:p>$10.19</text:p>
          </table:table-cell>
          <table:table-cell office:value-type="string" office:string-value="$9.59">
            <text:p>$9.59</text:p>
          </table:table-cell>
          <table:table-cell office:value-type="string" office:string-value="$8.99">
            <text:p>$8.99</text:p>
          </table:table-cell>
          <table:table-cell office:value-type="string" office:string-value="$8.39">
            <text:p>$8.39</text:p>
          </table:table-cell>
          <table:table-cell office:value-type="string" office:string-value="$7.79">
            <text:p>$7.79</text:p>
          </table:table-cell>
        </table:table-row>
        <table:table-row>
          <table:table-cell office:value-type="string" office:string-value="42-3190">
            <text:p>42-3190</text:p>
          </table:table-cell>
          <table:table-cell office:value-type="string" office:string-value="BOLT-BLADE">
            <text:p>BOLT-BLADE</text:p>
          </table:table-cell>
          <table:table-cell office:value-type="string" office:string-value="BOLT (N-STD/EYE/STUD/ETC)">
            <text:p>BOLT (N-STD/EYE/STUD/ETC)</text:p>
          </table:table-cell>
          <table:table-cell office:value-type="string" office:string-value="No">
            <text:p>No</text:p>
          </table:table-cell>
          <table:table-cell office:value-type="string" office:string-value="4DS">
            <text:p>4D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8.24">
            <text:p>$8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4-0522">
            <text:p>44-0522</text:p>
          </table:table-cell>
          <table:table-cell office:value-type="string" office:string-value="BAG-GRASS">
            <text:p>BAG-GRASS</text:p>
          </table:table-cell>
          <table:table-cell office:value-type="string" office:string-value="BAG">
            <text:p>BAG</text:p>
          </table:table-cell>
          <table:table-cell office:value-type="string" office:string-value="No">
            <text:p>No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8.99">
            <text:p>$88.99</text:p>
          </table:table-cell>
          <table:table-cell office:value-type="string" office:string-value="$66.74">
            <text:p>$66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4-2200">
            <text:p>44-2200</text:p>
          </table:table-cell>
          <table:table-cell office:value-type="string" office:string-value="SCREW-BLADE">
            <text:p>SCREW-BLADE</text:p>
          </table:table-cell>
          <table:table-cell office:value-type="string" office:string-value="SCREW (STD)">
            <text:p>SCREW (STD)</text:p>
          </table:table-cell>
          <table:table-cell office:value-type="string" office:string-value="No">
            <text:p>No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04">
            <text:p>$4.04</text:p>
          </table:table-cell>
          <table:table-cell office:value-type="string" office:string-value="$3.03">
            <text:p>$3.0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4-2750">
            <text:p>44-2750</text:p>
          </table:table-cell>
          <table:table-cell office:value-type="string" office:string-value="BODY-PRIMER">
            <text:p>BODY-PRIMER</text:p>
          </table:table-cell>
          <table:table-cell office:value-type="string" office:string-value="NOZZLE/ORIFICE">
            <text:p>NOZZLE/ORIFICE</text:p>
          </table:table-cell>
          <table:table-cell office:value-type="string" office:string-value="No">
            <text:p>No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.19">
            <text:p>$8.19</text:p>
          </table:table-cell>
          <table:table-cell office:value-type="string" office:string-value="$4.91">
            <text:p>$4.9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4-2750P">
            <text:p>44-2750P</text:p>
          </table:table-cell>
          <table:table-cell office:value-type="string" office:string-value="BODY-PRIMER">
            <text:p>BODY-PRIMER</text:p>
          </table:table-cell>
          <table:table-cell office:value-type="string" office:string-value="CARBURETOR PARTS">
            <text:p>CARBURETOR PARTS</text:p>
          </table:table-cell>
          <table:table-cell office:value-type="string" office:string-value="Yes">
            <text:p>Yes</text:p>
          </table:table-cell>
          <table:table-cell office:value-type="string" office:string-value="5FZ">
            <text:p>5F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.99">
            <text:p>$9.99</text:p>
          </table:table-cell>
          <table:table-cell office:value-type="string" office:string-value="$7.49">
            <text:p>$7.49</text:p>
          </table:table-cell>
          <table:table-cell office:value-type="string" office:string-value="$6.74">
            <text:p>$6.74</text:p>
          </table:table-cell>
          <table:table-cell office:value-type="string" office:string-value="$6.37">
            <text:p>$6.37</text:p>
          </table:table-cell>
          <table:table-cell office:value-type="string" office:string-value="$5.99">
            <text:p>$5.99</text:p>
          </table:table-cell>
          <table:table-cell office:value-type="string" office:string-value="$5.62">
            <text:p>$5.62</text:p>
          </table:table-cell>
          <table:table-cell office:value-type="string" office:string-value="$5.24">
            <text:p>$5.24</text:p>
          </table:table-cell>
          <table:table-cell office:value-type="string" office:string-value="$4.87">
            <text:p>$4.87</text:p>
          </table:table-cell>
        </table:table-row>
        <table:table-row>
          <table:table-cell office:value-type="string" office:string-value="44-5270">
            <text:p>44-5270</text:p>
          </table:table-cell>
          <table:table-cell office:value-type="string" office:string-value="PIVOT SCREW">
            <text:p>PIVOT SCREW</text:p>
          </table:table-cell>
          <table:table-cell office:value-type="string" office:string-value="BOLT (N-STD/EYE/STUD/ETC)">
            <text:p>BOLT (N-STD/EYE/STUD/ETC)</text:p>
          </table:table-cell>
          <table:table-cell office:value-type="string" office:string-value="No">
            <text:p>No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.39">
            <text:p>$8.39</text:p>
          </table:table-cell>
          <table:table-cell office:value-type="string" office:string-value="$6.29">
            <text:p>$6.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4-5480">
            <text:p>44-5480</text:p>
          </table:table-cell>
          <table:table-cell office:value-type="string" office:string-value="BLADE-HIGH SAIL">
            <text:p>BLADE-HIGH SAIL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AI">
            <text:p>3AI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51">
            <text:p>$20.51</text:p>
          </table:table-cell>
          <table:table-cell office:value-type="string" office:string-value="$15.38">
            <text:p>$15.38</text:p>
          </table:table-cell>
          <table:table-cell office:value-type="string" office:string-value="$13.84">
            <text:p>$13.84</text:p>
          </table:table-cell>
          <table:table-cell office:value-type="string" office:string-value="$13.07">
            <text:p>$13.07</text:p>
          </table:table-cell>
          <table:table-cell office:value-type="string" office:string-value="$12.30">
            <text:p>$12.30</text:p>
          </table:table-cell>
          <table:table-cell office:value-type="string" office:string-value="$11.54">
            <text:p>$11.54</text:p>
          </table:table-cell>
          <table:table-cell office:value-type="string" office:string-value="$10.77">
            <text:p>$10.77</text:p>
          </table:table-cell>
          <table:table-cell office:value-type="string" office:string-value="$10.00">
            <text:p>$10.00</text:p>
          </table:table-cell>
        </table:table-row>
        <table:table-row>
          <table:table-cell office:value-type="string" office:string-value="44-6250-03">
            <text:p>44-6250-03</text:p>
          </table:table-cell>
          <table:table-cell office:value-type="string" office:string-value="BLADE-21.5 INCH">
            <text:p>BLADE-21.5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4CH">
            <text:p>4CH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11">
            <text:p>$22.11</text:p>
          </table:table-cell>
          <table:table-cell office:value-type="string" office:string-value="$16.58">
            <text:p>$16.58</text:p>
          </table:table-cell>
          <table:table-cell office:value-type="string" office:string-value="$14.92">
            <text:p>$14.92</text:p>
          </table:table-cell>
          <table:table-cell office:value-type="string" office:string-value="$14.09">
            <text:p>$14.09</text:p>
          </table:table-cell>
          <table:table-cell office:value-type="string" office:string-value="$13.26">
            <text:p>$13.26</text:p>
          </table:table-cell>
          <table:table-cell office:value-type="string" office:string-value="$12.44">
            <text:p>$12.44</text:p>
          </table:table-cell>
          <table:table-cell office:value-type="string" office:string-value="$11.61">
            <text:p>$11.61</text:p>
          </table:table-cell>
          <table:table-cell office:value-type="string" office:string-value="$10.78">
            <text:p>$10.78</text:p>
          </table:table-cell>
        </table:table-row>
        <table:table-row>
          <table:table-cell office:value-type="string" office:string-value="44-6260">
            <text:p>44-626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I">
            <text:p>3A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6.38">
            <text:p>$56.38</text:p>
          </table:table-cell>
          <table:table-cell office:value-type="string" office:string-value="$42.28">
            <text:p>$42.28</text:p>
          </table:table-cell>
          <table:table-cell office:value-type="string" office:string-value="$38.05">
            <text:p>$38.05</text:p>
          </table:table-cell>
          <table:table-cell office:value-type="string" office:string-value="$35.94">
            <text:p>$35.94</text:p>
          </table:table-cell>
          <table:table-cell office:value-type="string" office:string-value="$33.82">
            <text:p>$33.82</text:p>
          </table:table-cell>
          <table:table-cell office:value-type="string" office:string-value="$31.71">
            <text:p>$31.71</text:p>
          </table:table-cell>
          <table:table-cell office:value-type="string" office:string-value="$29.60">
            <text:p>$29.60</text:p>
          </table:table-cell>
          <table:table-cell office:value-type="string" office:string-value="$27.48">
            <text:p>$27.48</text:p>
          </table:table-cell>
        </table:table-row>
        <table:table-row>
          <table:table-cell office:value-type="string" office:string-value="46-5780">
            <text:p>46-5780</text:p>
          </table:table-cell>
          <table:table-cell office:value-type="string" office:string-value="STARTER SWITCH ASM">
            <text:p>STARTER SWITCH ASM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3AF">
            <text:p>3A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46-8530">
            <text:p>46-8530</text:p>
          </table:table-cell>
          <table:table-cell office:value-type="string" office:string-value="BEARING ASM">
            <text:p>BEARING ASM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9.99">
            <text:p>$89.99</text:p>
          </table:table-cell>
          <table:table-cell office:value-type="string" office:string-value="$67.49">
            <text:p>$67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7-1410">
            <text:p>47-1410</text:p>
          </table:table-cell>
          <table:table-cell office:value-type="string" office:string-value="V-BELT, TRACTION">
            <text:p>V-BELT, TRACTION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8.74">
            <text:p>$18.74</text:p>
          </table:table-cell>
          <table:table-cell office:value-type="string" office:string-value="$16.87">
            <text:p>$16.87</text:p>
          </table:table-cell>
          <table:table-cell office:value-type="string" office:string-value="$15.93">
            <text:p>$15.93</text:p>
          </table:table-cell>
          <table:table-cell office:value-type="string" office:string-value="$14.99">
            <text:p>$14.99</text:p>
          </table:table-cell>
          <table:table-cell office:value-type="string" office:string-value="$14.06">
            <text:p>$14.06</text:p>
          </table:table-cell>
          <table:table-cell office:value-type="string" office:string-value="$13.12">
            <text:p>$13.12</text:p>
          </table:table-cell>
          <table:table-cell office:value-type="string" office:string-value="$12.18">
            <text:p>$12.18</text:p>
          </table:table-cell>
        </table:table-row>
        <table:table-row>
          <table:table-cell office:value-type="string" office:string-value="47-1420">
            <text:p>47-1420</text:p>
          </table:table-cell>
          <table:table-cell office:value-type="string" office:string-value="V-BELT, DECK">
            <text:p>V-BELT, DECK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23.24">
            <text:p>$23.24</text:p>
          </table:table-cell>
          <table:table-cell office:value-type="string" office:string-value="$20.92">
            <text:p>$20.92</text:p>
          </table:table-cell>
          <table:table-cell office:value-type="string" office:string-value="$19.75">
            <text:p>$19.75</text:p>
          </table:table-cell>
          <table:table-cell office:value-type="string" office:string-value="$18.59">
            <text:p>$18.59</text:p>
          </table:table-cell>
          <table:table-cell office:value-type="string" office:string-value="$17.43">
            <text:p>$17.43</text:p>
          </table:table-cell>
          <table:table-cell office:value-type="string" office:string-value="$16.27">
            <text:p>$16.27</text:p>
          </table:table-cell>
          <table:table-cell office:value-type="string" office:string-value="$15.11">
            <text:p>$15.11</text:p>
          </table:table-cell>
        </table:table-row>
        <table:table-row>
          <table:table-cell office:value-type="string" office:string-value="47-2570">
            <text:p>47-2570</text:p>
          </table:table-cell>
          <table:table-cell office:value-type="string" office:string-value="BAG">
            <text:p>BAG</text:p>
          </table:table-cell>
          <table:table-cell office:value-type="string" office:string-value="BAG">
            <text:p>BAG</text:p>
          </table:table-cell>
          <table:table-cell office:value-type="string" office:string-value="No">
            <text:p>No</text:p>
          </table:table-cell>
          <table:table-cell office:value-type="string" office:string-value="5FD">
            <text:p>5F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5.99">
            <text:p>$95.99</text:p>
          </table:table-cell>
          <table:table-cell office:value-type="string" office:string-value="$71.99">
            <text:p>$71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90-7319">
            <text:p>490-7319</text:p>
          </table:table-cell>
          <table:table-cell office:value-type="string" office:string-value="TORO DELUXE RIDER COVER">
            <text:p>TORO DELUXE RIDER COVER</text:p>
          </table:table-cell>
          <table:table-cell office:value-type="string" office:string-value="SVC &amp; SALES MATERIALS">
            <text:p>SVC &amp; SALES MATERIALS</text:p>
          </table:table-cell>
          <table:table-cell office:value-type="string" office:string-value="No">
            <text:p>No</text:p>
          </table:table-cell>
          <table:table-cell office:value-type="string" office:string-value="9NB">
            <text:p>9N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9.99">
            <text:p>$159.99</text:p>
          </table:table-cell>
          <table:table-cell office:value-type="string" office:string-value="$127.99">
            <text:p>$127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90-7461">
            <text:p>490-7461</text:p>
          </table:table-cell>
          <table:table-cell office:value-type="string" office:string-value="30 INCH WPM COVER">
            <text:p>30 INCH WPM COVER</text:p>
          </table:table-cell>
          <table:table-cell office:value-type="string" office:string-value="SVC &amp; SALES MATERIALS">
            <text:p>SVC &amp; SALES MATERIALS</text:p>
          </table:table-cell>
          <table:table-cell office:value-type="string" office:string-value="No">
            <text:p>No</text:p>
          </table:table-cell>
          <table:table-cell office:value-type="string" office:string-value="9NB">
            <text:p>9N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4.99">
            <text:p>$64.99</text:p>
          </table:table-cell>
          <table:table-cell office:value-type="string" office:string-value="$51.99">
            <text:p>$51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90-7462">
            <text:p>490-7462</text:p>
          </table:table-cell>
          <table:table-cell office:value-type="string" office:string-value="TORO WPM PRDCT COVER">
            <text:p>TORO WPM PRDCT COVER</text:p>
          </table:table-cell>
          <table:table-cell office:value-type="string" office:string-value="SVC &amp; SALES MATERIALS">
            <text:p>SVC &amp; SALES MATERIALS</text:p>
          </table:table-cell>
          <table:table-cell office:value-type="string" office:string-value="No">
            <text:p>No</text:p>
          </table:table-cell>
          <table:table-cell office:value-type="string" office:string-value="9NB">
            <text:p>9N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2.99">
            <text:p>$52.99</text:p>
          </table:table-cell>
          <table:table-cell office:value-type="string" office:string-value="$42.39">
            <text:p>$42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90-7464">
            <text:p>490-7464</text:p>
          </table:table-cell>
          <table:table-cell office:value-type="string" office:string-value="TORO SINGLE STAGE COVER">
            <text:p>TORO SINGLE STAGE COVER</text:p>
          </table:table-cell>
          <table:table-cell office:value-type="string" office:string-value="SVC &amp; SALES MATERIALS">
            <text:p>SVC &amp; SALES MATERIALS</text:p>
          </table:table-cell>
          <table:table-cell office:value-type="string" office:string-value="No">
            <text:p>No</text:p>
          </table:table-cell>
          <table:table-cell office:value-type="string" office:string-value="9NB">
            <text:p>9NB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62.99">
            <text:p>$62.99</text:p>
          </table:table-cell>
          <table:table-cell office:value-type="string" office:string-value="$50.39">
            <text:p>$50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90-7466">
            <text:p>490-7466</text:p>
          </table:table-cell>
          <table:table-cell office:value-type="string" office:string-value="TORO 2-STAGE COVER">
            <text:p>TORO 2-STAGE COVER</text:p>
          </table:table-cell>
          <table:table-cell office:value-type="string" office:string-value="SVC &amp; SALES MATERIALS">
            <text:p>SVC &amp; SALES MATERIALS</text:p>
          </table:table-cell>
          <table:table-cell office:value-type="string" office:string-value="No">
            <text:p>No</text:p>
          </table:table-cell>
          <table:table-cell office:value-type="string" office:string-value="9NB">
            <text:p>9NB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82.99">
            <text:p>$82.99</text:p>
          </table:table-cell>
          <table:table-cell office:value-type="string" office:string-value="$66.39">
            <text:p>$66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90-7516">
            <text:p>490-7516</text:p>
          </table:table-cell>
          <table:table-cell office:value-type="string" office:string-value="TORO CON Z COVER">
            <text:p>TORO CON Z COVER</text:p>
          </table:table-cell>
          <table:table-cell office:value-type="string" office:string-value="SVC &amp; SALES MATERIALS">
            <text:p>SVC &amp; SALES MATERIALS</text:p>
          </table:table-cell>
          <table:table-cell office:value-type="string" office:string-value="No">
            <text:p>No</text:p>
          </table:table-cell>
          <table:table-cell office:value-type="string" office:string-value="7JC">
            <text:p>7J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5.99">
            <text:p>$105.99</text:p>
          </table:table-cell>
          <table:table-cell office:value-type="string" office:string-value="$84.79">
            <text:p>$84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0-1170">
            <text:p>50-1170</text:p>
          </table:table-cell>
          <table:table-cell office:value-type="string" office:string-value="SPARK PLUG">
            <text:p>SPARK PLUG</text:p>
          </table:table-cell>
          <table:table-cell office:value-type="string" office:string-value="SPARK PLUG">
            <text:p>SPARK PLUG</text:p>
          </table:table-cell>
          <table:table-cell office:value-type="string" office:string-value="No">
            <text:p>No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7.49">
            <text:p>$7.49</text:p>
          </table:table-cell>
          <table:table-cell office:value-type="string" office:string-value="$5.62">
            <text:p>$5.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1-2751">
            <text:p>51-2751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$19.57">
            <text:p>$19.57</text:p>
          </table:table-cell>
          <table:table-cell office:value-type="string" office:string-value="$18.48">
            <text:p>$18.48</text:p>
          </table:table-cell>
          <table:table-cell office:value-type="string" office:string-value="$17.39">
            <text:p>$17.39</text:p>
          </table:table-cell>
          <table:table-cell office:value-type="string" office:string-value="$16.31">
            <text:p>$16.31</text:p>
          </table:table-cell>
          <table:table-cell office:value-type="string" office:string-value="$15.22">
            <text:p>$15.22</text:p>
          </table:table-cell>
          <table:table-cell office:value-type="string" office:string-value="$14.13">
            <text:p>$14.13</text:p>
          </table:table-cell>
        </table:table-row>
        <table:table-row>
          <table:table-cell office:value-type="string" office:string-value="51-3530">
            <text:p>51-3530</text:p>
          </table:table-cell>
          <table:table-cell office:value-type="string" office:string-value="V-BELT-DRIVE, DECK">
            <text:p>V-BELT-DRIVE, DECK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23.24">
            <text:p>$23.24</text:p>
          </table:table-cell>
          <table:table-cell office:value-type="string" office:string-value="$20.92">
            <text:p>$20.92</text:p>
          </table:table-cell>
          <table:table-cell office:value-type="string" office:string-value="$19.75">
            <text:p>$19.75</text:p>
          </table:table-cell>
          <table:table-cell office:value-type="string" office:string-value="$18.59">
            <text:p>$18.59</text:p>
          </table:table-cell>
          <table:table-cell office:value-type="string" office:string-value="$17.43">
            <text:p>$17.43</text:p>
          </table:table-cell>
          <table:table-cell office:value-type="string" office:string-value="$16.27">
            <text:p>$16.27</text:p>
          </table:table-cell>
          <table:table-cell office:value-type="string" office:string-value="$15.11">
            <text:p>$15.11</text:p>
          </table:table-cell>
        </table:table-row>
        <table:table-row>
          <table:table-cell office:value-type="string" office:string-value="51-3650">
            <text:p>51-3650</text:p>
          </table:table-cell>
          <table:table-cell office:value-type="string" office:string-value="SPRING-EXTENSION">
            <text:p>SPRING-EXTENSION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1-4060">
            <text:p>51-4060</text:p>
          </table:table-cell>
          <table:table-cell office:value-type="string" office:string-value="SCREW-BLADE">
            <text:p>SCREW-BLADE</text:p>
          </table:table-cell>
          <table:table-cell office:value-type="string" office:string-value="BOLT (STD)">
            <text:p>BOLT (STD)</text:p>
          </table:table-cell>
          <table:table-cell office:value-type="string" office:string-value="No">
            <text:p>No</text:p>
          </table:table-cell>
          <table:table-cell office:value-type="string" office:string-value="5GO">
            <text:p>5G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39">
            <text:p>$7.39</text:p>
          </table:table-cell>
          <table:table-cell office:value-type="string" office:string-value="$4.43">
            <text:p>$4.4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1-4260">
            <text:p>51-4260</text:p>
          </table:table-cell>
          <table:table-cell office:value-type="string" office:string-value="COUPLER">
            <text:p>COUPLER</text:p>
          </table:table-cell>
          <table:table-cell office:value-type="string" office:string-value="FITTING-ADAPTOR">
            <text:p>FITTING-ADAPTOR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5.99">
            <text:p>$55.99</text:p>
          </table:table-cell>
          <table:table-cell office:value-type="string" office:string-value="$41.99">
            <text:p>$41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1-4270">
            <text:p>51-4270</text:p>
          </table:table-cell>
          <table:table-cell office:value-type="string" office:string-value="BEARING-EXTERNAL SHAFT">
            <text:p>BEARING-EXTERNAL SHAFT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0.99">
            <text:p>$40.99</text:p>
          </table:table-cell>
          <table:table-cell office:value-type="string" office:string-value="$30.74">
            <text:p>$30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1-4290">
            <text:p>51-429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7.99">
            <text:p>$87.99</text:p>
          </table:table-cell>
          <table:table-cell office:value-type="string" office:string-value="$65.99">
            <text:p>$65.99</text:p>
          </table:table-cell>
          <table:table-cell office:value-type="string" office:string-value="$59.39">
            <text:p>$59.39</text:p>
          </table:table-cell>
          <table:table-cell office:value-type="string" office:string-value="$56.09">
            <text:p>$56.09</text:p>
          </table:table-cell>
          <table:table-cell office:value-type="string" office:string-value="$52.79">
            <text:p>$52.79</text:p>
          </table:table-cell>
          <table:table-cell office:value-type="string" office:string-value="$49.49">
            <text:p>$49.49</text:p>
          </table:table-cell>
          <table:table-cell office:value-type="string" office:string-value="$46.19">
            <text:p>$46.19</text:p>
          </table:table-cell>
          <table:table-cell office:value-type="string" office:string-value="$42.89">
            <text:p>$42.89</text:p>
          </table:table-cell>
        </table:table-row>
        <table:table-row>
          <table:table-cell office:value-type="string" office:string-value="51-4291">
            <text:p>51-429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6.99">
            <text:p>$76.99</text:p>
          </table:table-cell>
          <table:table-cell office:value-type="string" office:string-value="$57.74">
            <text:p>$57.74</text:p>
          </table:table-cell>
          <table:table-cell office:value-type="string" office:string-value="$51.97">
            <text:p>$51.97</text:p>
          </table:table-cell>
          <table:table-cell office:value-type="string" office:string-value="$49.08">
            <text:p>$49.08</text:p>
          </table:table-cell>
          <table:table-cell office:value-type="string" office:string-value="$46.19">
            <text:p>$46.19</text:p>
          </table:table-cell>
          <table:table-cell office:value-type="string" office:string-value="$43.31">
            <text:p>$43.31</text:p>
          </table:table-cell>
          <table:table-cell office:value-type="string" office:string-value="$40.42">
            <text:p>$40.42</text:p>
          </table:table-cell>
          <table:table-cell office:value-type="string" office:string-value="$37.53">
            <text:p>$37.53</text:p>
          </table:table-cell>
        </table:table-row>
        <table:table-row>
          <table:table-cell office:value-type="string" office:string-value="51-4370">
            <text:p>51-4370</text:p>
          </table:table-cell>
          <table:table-cell office:value-type="string" office:string-value="SPRING-TORSION, RH">
            <text:p>SPRING-TORSION, RH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.99">
            <text:p>$15.99</text:p>
          </table:table-cell>
          <table:table-cell office:value-type="string" office:string-value="$9.59">
            <text:p>$9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1-4380">
            <text:p>51-4380</text:p>
          </table:table-cell>
          <table:table-cell office:value-type="string" office:string-value="SPRING-TORSION, LH">
            <text:p>SPRING-TORSION, LH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.99">
            <text:p>$15.99</text:p>
          </table:table-cell>
          <table:table-cell office:value-type="string" office:string-value="$9.59">
            <text:p>$9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1-4700">
            <text:p>51-4700</text:p>
          </table:table-cell>
          <table:table-cell office:value-type="string" office:string-value="BAND-BRAKE">
            <text:p>BAND-BRAKE</text:p>
          </table:table-cell>
          <table:table-cell office:value-type="string" office:string-value="BRAKE SHOES">
            <text:p>BRAKE SHOES</text:p>
          </table:table-cell>
          <table:table-cell office:value-type="string" office:string-value="No">
            <text:p>No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4.99">
            <text:p>$64.99</text:p>
          </table:table-cell>
          <table:table-cell office:value-type="string" office:string-value="$48.74">
            <text:p>$48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188">
            <text:p>5188</text:p>
          </table:table-cell>
          <table:table-cell office:value-type="string" office:string-value="BOLT-SHOULDER">
            <text:p>BOLT-SHOULDER</text:p>
          </table:table-cell>
          <table:table-cell office:value-type="string" office:string-value="BOLT (N-STD/EYE/STUD/ETC)">
            <text:p>BOLT (N-STD/EYE/STUD/ETC)</text:p>
          </table:table-cell>
          <table:table-cell office:value-type="string" office:string-value="No">
            <text:p>No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.19">
            <text:p>$5.19</text:p>
          </table:table-cell>
          <table:table-cell office:value-type="string" office:string-value="$3.89">
            <text:p>$3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2-2450">
            <text:p>52-2450</text:p>
          </table:table-cell>
          <table:table-cell office:value-type="string" office:string-value="BEARING-WHEEL">
            <text:p>BEARING-WHEEL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4DS">
            <text:p>4D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3-7740">
            <text:p>53-7740</text:p>
          </table:table-cell>
          <table:table-cell office:value-type="string" office:string-value="TIRE">
            <text:p>TIRE</text:p>
          </table:table-cell>
          <table:table-cell office:value-type="string" office:string-value="TIRES">
            <text:p>TIRES</text:p>
          </table:table-cell>
          <table:table-cell office:value-type="string" office:string-value="Yes">
            <text:p>Yes</text:p>
          </table:table-cell>
          <table:table-cell office:value-type="string" office:string-value="4DP">
            <text:p>4D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54-0010-03">
            <text:p>54-0010-03</text:p>
          </table:table-cell>
          <table:table-cell office:value-type="string" office:string-value="BLADE">
            <text:p>BLADE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54-0110">
            <text:p>54-0110</text:p>
          </table:table-cell>
          <table:table-cell office:value-type="string" office:string-value="FILTER-OIL, TRANSMISSION">
            <text:p>FILTER-OIL, TRANSMISSION</text:p>
          </table:table-cell>
          <table:table-cell office:value-type="string" office:string-value="FILTER (HYDRAULIC)">
            <text:p>FILTER (HYDRAULIC)</text:p>
          </table:table-cell>
          <table:table-cell office:value-type="string" office:string-value="Yes">
            <text:p>Yes</text:p>
          </table:table-cell>
          <table:table-cell office:value-type="string" office:string-value="4CA">
            <text:p>4C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.34">
            <text:p>$14.34</text:p>
          </table:table-cell>
          <table:table-cell office:value-type="string" office:string-value="$8.60">
            <text:p>$8.60</text:p>
          </table:table-cell>
          <table:table-cell office:value-type="string" office:string-value="$7.74">
            <text:p>$7.74</text:p>
          </table:table-cell>
          <table:table-cell office:value-type="string" office:string-value="$7.31">
            <text:p>$7.31</text:p>
          </table:table-cell>
          <table:table-cell office:value-type="string" office:string-value="$6.88">
            <text:p>$6.88</text:p>
          </table:table-cell>
          <table:table-cell office:value-type="string" office:string-value="$6.45">
            <text:p>$6.45</text:p>
          </table:table-cell>
          <table:table-cell office:value-type="string" office:string-value="$6.02">
            <text:p>$6.02</text:p>
          </table:table-cell>
          <table:table-cell office:value-type="string" office:string-value="$5.59">
            <text:p>$5.59</text:p>
          </table:table-cell>
        </table:table-row>
        <table:table-row>
          <table:table-cell office:value-type="string" office:string-value="54-1380">
            <text:p>54-1380</text:p>
          </table:table-cell>
          <table:table-cell office:value-type="string" office:string-value="V-BELT, JACKSHAFT">
            <text:p>V-BELT, JACKSHAF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D">
            <text:p>3A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6.24">
            <text:p>$26.24</text:p>
          </table:table-cell>
          <table:table-cell office:value-type="string" office:string-value="$23.62">
            <text:p>$23.62</text:p>
          </table:table-cell>
          <table:table-cell office:value-type="string" office:string-value="$22.30">
            <text:p>$22.30</text:p>
          </table:table-cell>
          <table:table-cell office:value-type="string" office:string-value="$20.99">
            <text:p>$20.99</text:p>
          </table:table-cell>
          <table:table-cell office:value-type="string" office:string-value="$19.68">
            <text:p>$19.68</text:p>
          </table:table-cell>
          <table:table-cell office:value-type="string" office:string-value="$18.37">
            <text:p>$18.37</text:p>
          </table:table-cell>
          <table:table-cell office:value-type="string" office:string-value="$17.06">
            <text:p>$17.06</text:p>
          </table:table-cell>
        </table:table-row>
        <table:table-row>
          <table:table-cell office:value-type="string" office:string-value="54-1390">
            <text:p>54-1390</text:p>
          </table:table-cell>
          <table:table-cell office:value-type="string" office:string-value="V-BELT, TRACTION">
            <text:p>V-BELT, TRACTION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23.24">
            <text:p>$23.24</text:p>
          </table:table-cell>
          <table:table-cell office:value-type="string" office:string-value="$20.92">
            <text:p>$20.92</text:p>
          </table:table-cell>
          <table:table-cell office:value-type="string" office:string-value="$19.75">
            <text:p>$19.75</text:p>
          </table:table-cell>
          <table:table-cell office:value-type="string" office:string-value="$18.59">
            <text:p>$18.59</text:p>
          </table:table-cell>
          <table:table-cell office:value-type="string" office:string-value="$17.43">
            <text:p>$17.43</text:p>
          </table:table-cell>
          <table:table-cell office:value-type="string" office:string-value="$16.27">
            <text:p>$16.27</text:p>
          </table:table-cell>
          <table:table-cell office:value-type="string" office:string-value="$15.11">
            <text:p>$15.11</text:p>
          </table:table-cell>
        </table:table-row>
        <table:table-row>
          <table:table-cell office:value-type="string" office:string-value="54-2730">
            <text:p>54-2730</text:p>
          </table:table-cell>
          <table:table-cell office:value-type="string" office:string-value="SPRING-EXTENSION">
            <text:p>SPRING-EXTENSION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2PT">
            <text:p>2P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4-2750">
            <text:p>54-2750</text:p>
          </table:table-cell>
          <table:table-cell office:value-type="string" office:string-value="V-BELT, DRIVE">
            <text:p>V-BELT, 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8.99">
            <text:p>$48.99</text:p>
          </table:table-cell>
          <table:table-cell office:value-type="string" office:string-value="$36.74">
            <text:p>$36.74</text:p>
          </table:table-cell>
          <table:table-cell office:value-type="string" office:string-value="$33.07">
            <text:p>$33.07</text:p>
          </table:table-cell>
          <table:table-cell office:value-type="string" office:string-value="$31.23">
            <text:p>$31.23</text:p>
          </table:table-cell>
          <table:table-cell office:value-type="string" office:string-value="$29.39">
            <text:p>$29.39</text:p>
          </table:table-cell>
          <table:table-cell office:value-type="string" office:string-value="$27.56">
            <text:p>$27.56</text:p>
          </table:table-cell>
          <table:table-cell office:value-type="string" office:string-value="$25.72">
            <text:p>$25.72</text:p>
          </table:table-cell>
          <table:table-cell office:value-type="string" office:string-value="$23.88">
            <text:p>$23.88</text:p>
          </table:table-cell>
        </table:table-row>
        <table:table-row>
          <table:table-cell office:value-type="string" office:string-value="55-3570">
            <text:p>55-3570</text:p>
          </table:table-cell>
          <table:table-cell office:value-type="string" office:string-value="GAS CAP ASM">
            <text:p>GAS CAP ASM</text:p>
          </table:table-cell>
          <table:table-cell office:value-type="string" office:string-value="GAS/FUEL CAP">
            <text:p>GAS/FUEL CAP</text:p>
          </table:table-cell>
          <table:table-cell office:value-type="string" office:string-value="No">
            <text:p>No</text:p>
          </table:table-cell>
          <table:table-cell office:value-type="string" office:string-value="7JE">
            <text:p>7J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10.49">
            <text:p>$10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5-3575">
            <text:p>55-3575</text:p>
          </table:table-cell>
          <table:table-cell office:value-type="string" office:string-value="GAS CAP ASM">
            <text:p>GAS CAP ASM</text:p>
          </table:table-cell>
          <table:table-cell office:value-type="string" office:string-value="GAS/FUEL CAP">
            <text:p>GAS/FUEL CAP</text:p>
          </table:table-cell>
          <table:table-cell office:value-type="string" office:string-value="No">
            <text:p>No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2.74">
            <text:p>$12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5-4940-03">
            <text:p>55-4940-03</text:p>
          </table:table-cell>
          <table:table-cell office:value-type="string" office:string-value="BLADE-LIFT, HIGH">
            <text:p>BLADE-LIFT, HIG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55-7520">
            <text:p>55-7520</text:p>
          </table:table-cell>
          <table:table-cell office:value-type="string" office:string-value="BATTERY ASSEMBLY,WET">
            <text:p>BATTERY ASSEMBLY,WET</text:p>
          </table:table-cell>
          <table:table-cell office:value-type="string" office:string-value="BATTERY">
            <text:p>BATTERY</text:p>
          </table:table-cell>
          <table:table-cell office:value-type="string" office:string-value="No">
            <text:p>No</text:p>
          </table:table-cell>
          <table:table-cell office:value-type="string" office:string-value="4CE">
            <text:p>4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4.99">
            <text:p>$154.99</text:p>
          </table:table-cell>
          <table:table-cell office:value-type="string" office:string-value="$116.24">
            <text:p>$116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5-7660">
            <text:p>55-766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T">
            <text:p>2P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2.99">
            <text:p>$52.99</text:p>
          </table:table-cell>
          <table:table-cell office:value-type="string" office:string-value="$39.74">
            <text:p>$39.74</text:p>
          </table:table-cell>
          <table:table-cell office:value-type="string" office:string-value="$35.77">
            <text:p>$35.77</text:p>
          </table:table-cell>
          <table:table-cell office:value-type="string" office:string-value="$33.78">
            <text:p>$33.78</text:p>
          </table:table-cell>
          <table:table-cell office:value-type="string" office:string-value="$31.79">
            <text:p>$31.79</text:p>
          </table:table-cell>
          <table:table-cell office:value-type="string" office:string-value="$29.81">
            <text:p>$29.81</text:p>
          </table:table-cell>
          <table:table-cell office:value-type="string" office:string-value="$27.82">
            <text:p>$27.82</text:p>
          </table:table-cell>
          <table:table-cell office:value-type="string" office:string-value="$25.83">
            <text:p>$25.83</text:p>
          </table:table-cell>
        </table:table-row>
        <table:table-row>
          <table:table-cell office:value-type="string" office:string-value="55-8760">
            <text:p>55-8760</text:p>
          </table:table-cell>
          <table:table-cell office:value-type="string" office:string-value="SCRAPER">
            <text:p>SCRAPER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55-9280">
            <text:p>55-9280</text:p>
          </table:table-cell>
          <table:table-cell office:value-type="string" office:string-value="SPRING-EXTENSION">
            <text:p>SPRING-EXTENSION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3BO">
            <text:p>3BO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6.09">
            <text:p>$6.09</text:p>
          </table:table-cell>
          <table:table-cell office:value-type="string" office:string-value="$3.65">
            <text:p>$3.6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5-9300">
            <text:p>55-9300</text:p>
          </table:table-cell>
          <table:table-cell office:value-type="string" office:string-value="BELT - DRIVE">
            <text:p>BELT - 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$14.17">
            <text:p>$14.17</text:p>
          </table:table-cell>
          <table:table-cell office:value-type="string" office:string-value="$13.38">
            <text:p>$13.38</text:p>
          </table:table-cell>
          <table:table-cell office:value-type="string" office:string-value="$12.59">
            <text:p>$12.59</text:p>
          </table:table-cell>
          <table:table-cell office:value-type="string" office:string-value="$11.81">
            <text:p>$11.81</text:p>
          </table:table-cell>
          <table:table-cell office:value-type="string" office:string-value="$11.02">
            <text:p>$11.02</text:p>
          </table:table-cell>
          <table:table-cell office:value-type="string" office:string-value="$10.23">
            <text:p>$10.23</text:p>
          </table:table-cell>
        </table:table-row>
        <table:table-row>
          <table:table-cell office:value-type="string" office:string-value="55-9321">
            <text:p>55-9321</text:p>
          </table:table-cell>
          <table:table-cell office:value-type="string" office:string-value="CABLE-CLUTCH">
            <text:p>CABLE-CLUTCH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3AF">
            <text:p>3AF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8.24">
            <text:p>$8.24</text:p>
          </table:table-cell>
          <table:table-cell office:value-type="string" office:string-value="$7.42">
            <text:p>$7.42</text:p>
          </table:table-cell>
          <table:table-cell office:value-type="string" office:string-value="$7.00">
            <text:p>$7.00</text:p>
          </table:table-cell>
          <table:table-cell office:value-type="string" office:string-value="$6.59">
            <text:p>$6.59</text:p>
          </table:table-cell>
          <table:table-cell office:value-type="string" office:string-value="$6.18">
            <text:p>$6.18</text:p>
          </table:table-cell>
          <table:table-cell office:value-type="string" office:string-value="$5.77">
            <text:p>$5.77</text:p>
          </table:table-cell>
          <table:table-cell office:value-type="string" office:string-value="$5.36">
            <text:p>$5.36</text:p>
          </table:table-cell>
        </table:table-row>
        <table:table-row>
          <table:table-cell office:value-type="string" office:string-value="55-9322">
            <text:p>55-9322</text:p>
          </table:table-cell>
          <table:table-cell office:value-type="string" office:string-value="CABLE-CLUTCH">
            <text:p>CABLE-CLUTCH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9.99">
            <text:p>$9.99</text:p>
          </table:table-cell>
          <table:table-cell office:value-type="string" office:string-value="$7.49">
            <text:p>$7.49</text:p>
          </table:table-cell>
          <table:table-cell office:value-type="string" office:string-value="$6.74">
            <text:p>$6.74</text:p>
          </table:table-cell>
          <table:table-cell office:value-type="string" office:string-value="$6.37">
            <text:p>$6.37</text:p>
          </table:table-cell>
          <table:table-cell office:value-type="string" office:string-value="$5.99">
            <text:p>$5.99</text:p>
          </table:table-cell>
          <table:table-cell office:value-type="string" office:string-value="$5.62">
            <text:p>$5.62</text:p>
          </table:table-cell>
          <table:table-cell office:value-type="string" office:string-value="$5.24">
            <text:p>$5.24</text:p>
          </table:table-cell>
          <table:table-cell office:value-type="string" office:string-value="$4.87">
            <text:p>$4.87</text:p>
          </table:table-cell>
        </table:table-row>
        <table:table-row>
          <table:table-cell office:value-type="string" office:string-value="55-9370">
            <text:p>55-9370</text:p>
          </table:table-cell>
          <table:table-cell office:value-type="string" office:string-value="SPACER-BLADE, ROTOR">
            <text:p>SPACER-BLADE, ROTOR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4DQ">
            <text:p>4DQ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.59">
            <text:p>$2.59</text:p>
          </table:table-cell>
          <table:table-cell office:value-type="string" office:string-value="$1.55">
            <text:p>$1.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5-9520">
            <text:p>55-9520</text:p>
          </table:table-cell>
          <table:table-cell office:value-type="string" office:string-value="ROLLER-BRAKE">
            <text:p>ROLLER-BRAKE</text:p>
          </table:table-cell>
          <table:table-cell office:value-type="string" office:string-value="BUSHING/SLEEVE">
            <text:p>BUSHING/SLEEVE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.19">
            <text:p>$2.19</text:p>
          </table:table-cell>
          <table:table-cell office:value-type="string" office:string-value="$1.64">
            <text:p>$1.6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6-2390-03">
            <text:p>56-2390-03</text:p>
          </table:table-cell>
          <table:table-cell office:value-type="string" office:string-value="BLADE-18 INCH">
            <text:p>BLADE-18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AA">
            <text:p>3AA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56-2680">
            <text:p>56-2680</text:p>
          </table:table-cell>
          <table:table-cell office:value-type="string" office:string-value="CHUTE-DEFLECTOR">
            <text:p>CHUTE-DEFLECTOR</text:p>
          </table:table-cell>
          <table:table-cell office:value-type="string" office:string-value="DEFLECTOR,BAFFLE">
            <text:p>DEFLECTOR,BAFFLE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6-6360">
            <text:p>56-6360</text:p>
          </table:table-cell>
          <table:table-cell office:value-type="string" office:string-value="FILTER-FUEL">
            <text:p>FILTER-FUEL</text:p>
          </table:table-cell>
          <table:table-cell office:value-type="string" office:string-value="FILTER (FUEL)">
            <text:p>FILTER (FUEL)</text:p>
          </table:table-cell>
          <table:table-cell office:value-type="string" office:string-value="Yes">
            <text:p>Yes</text:p>
          </table:table-cell>
          <table:table-cell office:value-type="string" office:string-value="7JJ">
            <text:p>7JJ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5.79">
            <text:p>$5.79</text:p>
          </table:table-cell>
          <table:table-cell office:value-type="string" office:string-value="$3.47">
            <text:p>$3.47</text:p>
          </table:table-cell>
          <table:table-cell office:value-type="string" office:string-value="$3.12">
            <text:p>$3.12</text:p>
          </table:table-cell>
          <table:table-cell office:value-type="string" office:string-value="$2.95">
            <text:p>$2.95</text:p>
          </table:table-cell>
          <table:table-cell office:value-type="string" office:string-value="$2.78">
            <text:p>$2.78</text:p>
          </table:table-cell>
          <table:table-cell office:value-type="string" office:string-value="$2.60">
            <text:p>$2.60</text:p>
          </table:table-cell>
          <table:table-cell office:value-type="string" office:string-value="$2.43">
            <text:p>$2.43</text:p>
          </table:table-cell>
          <table:table-cell office:value-type="string" office:string-value="$2.26">
            <text:p>$2.26</text:p>
          </table:table-cell>
        </table:table-row>
        <table:table-row>
          <table:table-cell office:value-type="string" office:string-value="57-0240">
            <text:p>57-024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I">
            <text:p>3A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0.80">
            <text:p>$80.80</text:p>
          </table:table-cell>
          <table:table-cell office:value-type="string" office:string-value="$60.60">
            <text:p>$60.60</text:p>
          </table:table-cell>
          <table:table-cell office:value-type="string" office:string-value="$54.54">
            <text:p>$54.54</text:p>
          </table:table-cell>
          <table:table-cell office:value-type="string" office:string-value="$51.51">
            <text:p>$51.51</text:p>
          </table:table-cell>
          <table:table-cell office:value-type="string" office:string-value="$48.48">
            <text:p>$48.48</text:p>
          </table:table-cell>
          <table:table-cell office:value-type="string" office:string-value="$45.45">
            <text:p>$45.45</text:p>
          </table:table-cell>
          <table:table-cell office:value-type="string" office:string-value="$42.42">
            <text:p>$42.42</text:p>
          </table:table-cell>
          <table:table-cell office:value-type="string" office:string-value="$39.39">
            <text:p>$39.39</text:p>
          </table:table-cell>
        </table:table-row>
        <table:table-row>
          <table:table-cell office:value-type="string" office:string-value="5-7170">
            <text:p>5-7170</text:p>
          </table:table-cell>
          <table:table-cell office:value-type="string" office:string-value="GEAR">
            <text:p>GEAR</text:p>
          </table:table-cell>
          <table:table-cell office:value-type="string" office:string-value="GEAR">
            <text:p>GEAR</text:p>
          </table:table-cell>
          <table:table-cell office:value-type="string" office:string-value="No">
            <text:p>No</text:p>
          </table:table-cell>
          <table:table-cell office:value-type="string" office:string-value="5FZ">
            <text:p>5FZ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07.99">
            <text:p>$107.99</text:p>
          </table:table-cell>
          <table:table-cell office:value-type="string" office:string-value="$80.99">
            <text:p>$80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-7180">
            <text:p>5-7180</text:p>
          </table:table-cell>
          <table:table-cell office:value-type="string" office:string-value="GEAR-WORM, 27T">
            <text:p>GEAR-WORM, 27T</text:p>
          </table:table-cell>
          <table:table-cell office:value-type="string" office:string-value="GEAR">
            <text:p>GEAR</text:p>
          </table:table-cell>
          <table:table-cell office:value-type="string" office:string-value="No">
            <text:p>No</text:p>
          </table:table-cell>
          <table:table-cell office:value-type="string" office:string-value="5FZ">
            <text:p>5FZ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50.99">
            <text:p>$150.99</text:p>
          </table:table-cell>
          <table:table-cell office:value-type="string" office:string-value="$113.24">
            <text:p>$113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7-4700-03">
            <text:p>57-4700-03</text:p>
          </table:table-cell>
          <table:table-cell office:value-type="string" office:string-value="BLADE-19.32 INCH">
            <text:p>BLADE-19.32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6.24">
            <text:p>$26.24</text:p>
          </table:table-cell>
          <table:table-cell office:value-type="string" office:string-value="$23.62">
            <text:p>$23.62</text:p>
          </table:table-cell>
          <table:table-cell office:value-type="string" office:string-value="$22.30">
            <text:p>$22.30</text:p>
          </table:table-cell>
          <table:table-cell office:value-type="string" office:string-value="$20.99">
            <text:p>$20.99</text:p>
          </table:table-cell>
          <table:table-cell office:value-type="string" office:string-value="$19.68">
            <text:p>$19.68</text:p>
          </table:table-cell>
          <table:table-cell office:value-type="string" office:string-value="$18.37">
            <text:p>$18.37</text:p>
          </table:table-cell>
          <table:table-cell office:value-type="string" office:string-value="$17.06">
            <text:p>$17.06</text:p>
          </table:table-cell>
        </table:table-row>
        <table:table-row>
          <table:table-cell office:value-type="string" office:string-value="59534P">
            <text:p>59534P</text:p>
          </table:table-cell>
          <table:table-cell office:value-type="string" office:string-value="TORO ATOMIC BLADE - 22IN, PACKAGED">
            <text:p>TORO ATOMIC BLADE - 22IN, PACKAGED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608833-03">
            <text:p>608833-03</text:p>
          </table:table-cell>
          <table:table-cell office:value-type="string" office:string-value="BRACKET-HEIGHT, WHEEL">
            <text:p>BRACKET-HEIGHT, WHEEL</text:p>
          </table:table-cell>
          <table:table-cell office:value-type="string" office:string-value="HOC PARTS(PIVOT-ARM/QUAD)">
            <text:p>HOC PARTS(PIVOT-ARM/QUAD)</text:p>
          </table:table-cell>
          <table:table-cell office:value-type="string" office:string-value="No">
            <text:p>No</text:p>
          </table:table-cell>
          <table:table-cell office:value-type="string" office:string-value="3AY">
            <text:p>3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11396">
            <text:p>611396</text:p>
          </table:table-cell>
          <table:table-cell office:value-type="string" office:string-value="SEAL-OIL">
            <text:p>SEAL-OIL</text:p>
          </table:table-cell>
          <table:table-cell office:value-type="string" office:string-value="SEAL/SEAL KIT">
            <text:p>SEAL/SEAL KIT</text:p>
          </table:table-cell>
          <table:table-cell office:value-type="string" office:string-value="Yes">
            <text:p>Yes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.49">
            <text:p>$5.49</text:p>
          </table:table-cell>
          <table:table-cell office:value-type="string" office:string-value="$4.12">
            <text:p>$4.12</text:p>
          </table:table-cell>
          <table:table-cell office:value-type="string" office:string-value="$3.71">
            <text:p>$3.71</text:p>
          </table:table-cell>
          <table:table-cell office:value-type="string" office:string-value="$3.50">
            <text:p>$3.50</text:p>
          </table:table-cell>
          <table:table-cell office:value-type="string" office:string-value="$3.30">
            <text:p>$3.30</text:p>
          </table:table-cell>
          <table:table-cell office:value-type="string" office:string-value="$3.09">
            <text:p>$3.09</text:p>
          </table:table-cell>
          <table:table-cell office:value-type="string" office:string-value="$2.88">
            <text:p>$2.88</text:p>
          </table:table-cell>
          <table:table-cell office:value-type="string" office:string-value="$2.68">
            <text:p>$2.68</text:p>
          </table:table-cell>
        </table:table-row>
        <table:table-row>
          <table:table-cell office:value-type="string" office:string-value="612066">
            <text:p>612066</text:p>
          </table:table-cell>
          <table:table-cell office:value-type="string" office:string-value="KEY">
            <text:p>KEY</text:p>
          </table:table-cell>
          <table:table-cell office:value-type="string" office:string-value="KEY (SQ/WOODRUFF)">
            <text:p>KEY (SQ/WOODRUFF)</text:p>
          </table:table-cell>
          <table:table-cell office:value-type="string" office:string-value="Yes">
            <text:p>Yes</text:p>
          </table:table-cell>
          <table:table-cell office:value-type="string" office:string-value="5GM">
            <text:p>5G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19">
            <text:p>$2.19</text:p>
          </table:table-cell>
          <table:table-cell office:value-type="string" office:string-value="$1.64">
            <text:p>$1.64</text:p>
          </table:table-cell>
          <table:table-cell office:value-type="string" office:string-value="$1.48">
            <text:p>$1.48</text:p>
          </table:table-cell>
          <table:table-cell office:value-type="string" office:string-value="$1.39">
            <text:p>$1.39</text:p>
          </table:table-cell>
          <table:table-cell office:value-type="string" office:string-value="$1.31">
            <text:p>$1.31</text:p>
          </table:table-cell>
          <table:table-cell office:value-type="string" office:string-value="$1.23">
            <text:p>$1.23</text:p>
          </table:table-cell>
          <table:table-cell office:value-type="string" office:string-value="$1.15">
            <text:p>$1.15</text:p>
          </table:table-cell>
          <table:table-cell office:value-type="string" office:string-value="$1.07">
            <text:p>$1.07</text:p>
          </table:table-cell>
        </table:table-row>
        <table:table-row>
          <table:table-cell office:value-type="string" office:string-value="612543-03">
            <text:p>612543-03</text:p>
          </table:table-cell>
          <table:table-cell office:value-type="string" office:string-value="BLADE-20.88 INCH">
            <text:p>BLADE-20.88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4CP">
            <text:p>4C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612652">
            <text:p>612652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$14.17">
            <text:p>$14.17</text:p>
          </table:table-cell>
          <table:table-cell office:value-type="string" office:string-value="$13.38">
            <text:p>$13.38</text:p>
          </table:table-cell>
          <table:table-cell office:value-type="string" office:string-value="$12.59">
            <text:p>$12.59</text:p>
          </table:table-cell>
          <table:table-cell office:value-type="string" office:string-value="$11.81">
            <text:p>$11.81</text:p>
          </table:table-cell>
          <table:table-cell office:value-type="string" office:string-value="$11.02">
            <text:p>$11.02</text:p>
          </table:table-cell>
          <table:table-cell office:value-type="string" office:string-value="$10.23">
            <text:p>$10.23</text:p>
          </table:table-cell>
        </table:table-row>
        <table:table-row>
          <table:table-cell office:value-type="string" office:string-value="614426">
            <text:p>614426</text:p>
          </table:table-cell>
          <table:table-cell office:value-type="string" office:string-value="WASHER-STEPPED">
            <text:p>WASHER-STEPPED</text:p>
          </table:table-cell>
          <table:table-cell office:value-type="string" office:string-value="WASHER (STD)">
            <text:p>WASHER (STD)</text:p>
          </table:table-cell>
          <table:table-cell office:value-type="string" office:string-value="No">
            <text:p>No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99">
            <text:p>$2.99</text:p>
          </table:table-cell>
          <table:table-cell office:value-type="string" office:string-value="$1.79">
            <text:p>$1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14650">
            <text:p>614650</text:p>
          </table:table-cell>
          <table:table-cell office:value-type="string" office:string-value="BOLT-SHOULDER">
            <text:p>BOLT-SHOULDER</text:p>
          </table:table-cell>
          <table:table-cell office:value-type="string" office:string-value="BOLT (STD)">
            <text:p>BOLT (STD)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.99">
            <text:p>$3.99</text:p>
          </table:table-cell>
          <table:table-cell office:value-type="string" office:string-value="$2.39">
            <text:p>$2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2-3830">
            <text:p>62-3830</text:p>
          </table:table-cell>
          <table:table-cell office:value-type="string" office:string-value="WASHER-THRUST, OUTER">
            <text:p>WASHER-THRUST, OUTER</text:p>
          </table:table-cell>
          <table:table-cell office:value-type="string" office:string-value="WASHER (N-STD)">
            <text:p>WASHER (N-STD)</text:p>
          </table:table-cell>
          <table:table-cell office:value-type="string" office:string-value="No">
            <text:p>No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.19">
            <text:p>$3.19</text:p>
          </table:table-cell>
          <table:table-cell office:value-type="string" office:string-value="$2.39">
            <text:p>$2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2-3900">
            <text:p>62-390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$14.17">
            <text:p>$14.17</text:p>
          </table:table-cell>
          <table:table-cell office:value-type="string" office:string-value="$13.38">
            <text:p>$13.38</text:p>
          </table:table-cell>
          <table:table-cell office:value-type="string" office:string-value="$12.59">
            <text:p>$12.59</text:p>
          </table:table-cell>
          <table:table-cell office:value-type="string" office:string-value="$11.81">
            <text:p>$11.81</text:p>
          </table:table-cell>
          <table:table-cell office:value-type="string" office:string-value="$11.02">
            <text:p>$11.02</text:p>
          </table:table-cell>
          <table:table-cell office:value-type="string" office:string-value="$10.23">
            <text:p>$10.23</text:p>
          </table:table-cell>
        </table:table-row>
        <table:table-row>
          <table:table-cell office:value-type="string" office:string-value="62-4340">
            <text:p>62-4340</text:p>
          </table:table-cell>
          <table:table-cell office:value-type="string" office:string-value="SPANNER">
            <text:p>SPANNER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3AI">
            <text:p>3A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3">
            <text:p>$16.93</text:p>
          </table:table-cell>
          <table:table-cell office:value-type="string" office:string-value="$12.70">
            <text:p>$12.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2-5570">
            <text:p>62-5570</text:p>
          </table:table-cell>
          <table:table-cell office:value-type="string" office:string-value="BEARING-ROLLER">
            <text:p>BEARING-ROLLER</text:p>
          </table:table-cell>
          <table:table-cell office:value-type="string" office:string-value="BEARING (BALL/ROLLER)">
            <text:p>BEARING (BALL/ROLLER)</text:p>
          </table:table-cell>
          <table:table-cell office:value-type="string" office:string-value="No">
            <text:p>No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8.63">
            <text:p>$18.63</text:p>
          </table:table-cell>
          <table:table-cell office:value-type="string" office:string-value="$11.18">
            <text:p>$11.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2-5580">
            <text:p>62-5580</text:p>
          </table:table-cell>
          <table:table-cell office:value-type="string" office:string-value="BEARING-OUTSIDE">
            <text:p>BEARING-OUTSIDE</text:p>
          </table:table-cell>
          <table:table-cell office:value-type="string" office:string-value="BRG-CUP/BRG-RACE">
            <text:p>BRG-CUP/BRG-RACE</text:p>
          </table:table-cell>
          <table:table-cell office:value-type="string" office:string-value="No">
            <text:p>No</text:p>
          </table:table-cell>
          <table:table-cell office:value-type="string" office:string-value="6HN">
            <text:p>6H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.51">
            <text:p>$6.51</text:p>
          </table:table-cell>
          <table:table-cell office:value-type="string" office:string-value="$3.91">
            <text:p>$3.9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2-6520">
            <text:p>62-6520</text:p>
          </table:table-cell>
          <table:table-cell office:value-type="string" office:string-value="KNOB">
            <text:p>KNOB</text:p>
          </table:table-cell>
          <table:table-cell office:value-type="string" office:string-value="KNOB/BUTTON/TRIGGER">
            <text:p>KNOB/BUTTON/TRIGGER</text:p>
          </table:table-cell>
          <table:table-cell office:value-type="string" office:string-value="No">
            <text:p>No</text:p>
          </table:table-cell>
          <table:table-cell office:value-type="string" office:string-value="3AI">
            <text:p>3A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59">
            <text:p>$7.59</text:p>
          </table:table-cell>
          <table:table-cell office:value-type="string" office:string-value="$4.55">
            <text:p>$4.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2-7700-03">
            <text:p>62-7700-03</text:p>
          </table:table-cell>
          <table:table-cell office:value-type="string" office:string-value="BLADE-21&quot;">
            <text:p>BLADE-21"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4CO">
            <text:p>4CO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62-7770">
            <text:p>62-7770</text:p>
          </table:table-cell>
          <table:table-cell office:value-type="string" office:string-value="KEY-IGNITION">
            <text:p>KEY-IGNITION</text:p>
          </table:table-cell>
          <table:table-cell office:value-type="string" office:string-value="KEY/KEY &amp; LOCK ASM">
            <text:p>KEY/KEY &amp; LOCK ASM</text:p>
          </table:table-cell>
          <table:table-cell office:value-type="string" office:string-value="Yes">
            <text:p>Yes</text:p>
          </table:table-cell>
          <table:table-cell office:value-type="string" office:string-value="6HD">
            <text:p>6H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29">
            <text:p>$4.29</text:p>
          </table:table-cell>
          <table:table-cell office:value-type="string" office:string-value="$2.57">
            <text:p>$2.57</text:p>
          </table:table-cell>
          <table:table-cell office:value-type="string" office:string-value="$2.31">
            <text:p>$2.31</text:p>
          </table:table-cell>
          <table:table-cell office:value-type="string" office:string-value="$2.18">
            <text:p>$2.18</text:p>
          </table:table-cell>
          <table:table-cell office:value-type="string" office:string-value="$2.06">
            <text:p>$2.06</text:p>
          </table:table-cell>
          <table:table-cell office:value-type="string" office:string-value="$1.93">
            <text:p>$1.93</text:p>
          </table:table-cell>
          <table:table-cell office:value-type="string" office:string-value="$1.80">
            <text:p>$1.80</text:p>
          </table:table-cell>
          <table:table-cell office:value-type="string" office:string-value="$1.67">
            <text:p>$1.67</text:p>
          </table:table-cell>
        </table:table-row>
        <table:table-row>
          <table:table-cell office:value-type="string" office:string-value="63-2700">
            <text:p>63-2700</text:p>
          </table:table-cell>
          <table:table-cell office:value-type="string" office:string-value="CABLE-IMPELLER">
            <text:p>CABLE-IMPELLER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51.99">
            <text:p>$51.99</text:p>
          </table:table-cell>
          <table:table-cell office:value-type="string" office:string-value="$38.99">
            <text:p>$38.99</text:p>
          </table:table-cell>
          <table:table-cell office:value-type="string" office:string-value="$35.09">
            <text:p>$35.09</text:p>
          </table:table-cell>
          <table:table-cell office:value-type="string" office:string-value="$33.14">
            <text:p>$33.14</text:p>
          </table:table-cell>
          <table:table-cell office:value-type="string" office:string-value="$31.19">
            <text:p>$31.19</text:p>
          </table:table-cell>
          <table:table-cell office:value-type="string" office:string-value="$29.24">
            <text:p>$29.24</text:p>
          </table:table-cell>
          <table:table-cell office:value-type="string" office:string-value="$27.29">
            <text:p>$27.29</text:p>
          </table:table-cell>
          <table:table-cell office:value-type="string" office:string-value="$25.34">
            <text:p>$25.34</text:p>
          </table:table-cell>
        </table:table-row>
        <table:table-row>
          <table:table-cell office:value-type="string" office:string-value="63-2951">
            <text:p>63-2951</text:p>
          </table:table-cell>
          <table:table-cell office:value-type="string" office:string-value="V-BELT, TRACTION">
            <text:p>V-BELT, TRACTION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$14.17">
            <text:p>$14.17</text:p>
          </table:table-cell>
          <table:table-cell office:value-type="string" office:string-value="$13.38">
            <text:p>$13.38</text:p>
          </table:table-cell>
          <table:table-cell office:value-type="string" office:string-value="$12.59">
            <text:p>$12.59</text:p>
          </table:table-cell>
          <table:table-cell office:value-type="string" office:string-value="$11.81">
            <text:p>$11.81</text:p>
          </table:table-cell>
          <table:table-cell office:value-type="string" office:string-value="$11.02">
            <text:p>$11.02</text:p>
          </table:table-cell>
          <table:table-cell office:value-type="string" office:string-value="$10.23">
            <text:p>$10.23</text:p>
          </table:table-cell>
        </table:table-row>
        <table:table-row>
          <table:table-cell office:value-type="string" office:string-value="63-2953">
            <text:p>63-2953</text:p>
          </table:table-cell>
          <table:table-cell office:value-type="string" office:string-value="V-BELT, TRACTION">
            <text:p>V-BELT, TRACTION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8.74">
            <text:p>$18.74</text:p>
          </table:table-cell>
          <table:table-cell office:value-type="string" office:string-value="$16.87">
            <text:p>$16.87</text:p>
          </table:table-cell>
          <table:table-cell office:value-type="string" office:string-value="$15.93">
            <text:p>$15.93</text:p>
          </table:table-cell>
          <table:table-cell office:value-type="string" office:string-value="$14.99">
            <text:p>$14.99</text:p>
          </table:table-cell>
          <table:table-cell office:value-type="string" office:string-value="$14.06">
            <text:p>$14.06</text:p>
          </table:table-cell>
          <table:table-cell office:value-type="string" office:string-value="$13.12">
            <text:p>$13.12</text:p>
          </table:table-cell>
          <table:table-cell office:value-type="string" office:string-value="$12.18">
            <text:p>$12.18</text:p>
          </table:table-cell>
        </table:table-row>
        <table:table-row>
          <table:table-cell office:value-type="string" office:string-value="63-2955">
            <text:p>63-2955</text:p>
          </table:table-cell>
          <table:table-cell office:value-type="string" office:string-value="V-BELT, TRACTION">
            <text:p>V-BELT, TRACTION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7.24">
            <text:p>$17.24</text:p>
          </table:table-cell>
          <table:table-cell office:value-type="string" office:string-value="$15.52">
            <text:p>$15.52</text:p>
          </table:table-cell>
          <table:table-cell office:value-type="string" office:string-value="$14.65">
            <text:p>$14.65</text:p>
          </table:table-cell>
          <table:table-cell office:value-type="string" office:string-value="$13.79">
            <text:p>$13.79</text:p>
          </table:table-cell>
          <table:table-cell office:value-type="string" office:string-value="$12.93">
            <text:p>$12.93</text:p>
          </table:table-cell>
          <table:table-cell office:value-type="string" office:string-value="$12.07">
            <text:p>$12.07</text:p>
          </table:table-cell>
          <table:table-cell office:value-type="string" office:string-value="$11.21">
            <text:p>$11.21</text:p>
          </table:table-cell>
        </table:table-row>
        <table:table-row>
          <table:table-cell office:value-type="string" office:string-value="63-2961">
            <text:p>63-296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63-2962">
            <text:p>63-2962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8.74">
            <text:p>$18.74</text:p>
          </table:table-cell>
          <table:table-cell office:value-type="string" office:string-value="$16.87">
            <text:p>$16.87</text:p>
          </table:table-cell>
          <table:table-cell office:value-type="string" office:string-value="$15.93">
            <text:p>$15.93</text:p>
          </table:table-cell>
          <table:table-cell office:value-type="string" office:string-value="$14.99">
            <text:p>$14.99</text:p>
          </table:table-cell>
          <table:table-cell office:value-type="string" office:string-value="$14.06">
            <text:p>$14.06</text:p>
          </table:table-cell>
          <table:table-cell office:value-type="string" office:string-value="$13.12">
            <text:p>$13.12</text:p>
          </table:table-cell>
          <table:table-cell office:value-type="string" office:string-value="$12.18">
            <text:p>$12.18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63-2964">
            <text:p>63-2964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63-2967">
            <text:p>63-2967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8.74">
            <text:p>$18.74</text:p>
          </table:table-cell>
          <table:table-cell office:value-type="string" office:string-value="$16.87">
            <text:p>$16.87</text:p>
          </table:table-cell>
          <table:table-cell office:value-type="string" office:string-value="$15.93">
            <text:p>$15.93</text:p>
          </table:table-cell>
          <table:table-cell office:value-type="string" office:string-value="$14.99">
            <text:p>$14.99</text:p>
          </table:table-cell>
          <table:table-cell office:value-type="string" office:string-value="$14.06">
            <text:p>$14.06</text:p>
          </table:table-cell>
          <table:table-cell office:value-type="string" office:string-value="$13.12">
            <text:p>$13.12</text:p>
          </table:table-cell>
          <table:table-cell office:value-type="string" office:string-value="$12.18">
            <text:p>$12.18</text:p>
          </table:table-cell>
        </table:table-row>
        <table:table-row>
          <table:table-cell office:value-type="string" office:string-value="63-3450">
            <text:p>63-3450</text:p>
          </table:table-cell>
          <table:table-cell office:value-type="string" office:string-value="BEARING-BALL">
            <text:p>BEARING-BALL</text:p>
          </table:table-cell>
          <table:table-cell office:value-type="string" office:string-value="BRG-CUP/BRG-RACE">
            <text:p>BRG-CUP/BRG-RACE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3-8300">
            <text:p>63-8300</text:p>
          </table:table-cell>
          <table:table-cell office:value-type="string" office:string-value="ELEMENT-SPIN ON">
            <text:p>ELEMENT-SPIN ON</text:p>
          </table:table-cell>
          <table:table-cell office:value-type="string" office:string-value="FILTER (FUEL)">
            <text:p>FILTER (FUEL)</text:p>
          </table:table-cell>
          <table:table-cell office:value-type="string" office:string-value="Yes">
            <text:p>Yes</text:p>
          </table:table-cell>
          <table:table-cell office:value-type="string" office:string-value="6HR">
            <text:p>6H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08">
            <text:p>$29.08</text:p>
          </table:table-cell>
          <table:table-cell office:value-type="string" office:string-value="$23.26">
            <text:p>$23.26</text:p>
          </table:table-cell>
          <table:table-cell office:value-type="string" office:string-value="$20.93">
            <text:p>$20.93</text:p>
          </table:table-cell>
          <table:table-cell office:value-type="string" office:string-value="$19.77">
            <text:p>$19.77</text:p>
          </table:table-cell>
          <table:table-cell office:value-type="string" office:string-value="$18.61">
            <text:p>$18.61</text:p>
          </table:table-cell>
          <table:table-cell office:value-type="string" office:string-value="$17.45">
            <text:p>$17.45</text:p>
          </table:table-cell>
          <table:table-cell office:value-type="string" office:string-value="$16.28">
            <text:p>$16.28</text:p>
          </table:table-cell>
          <table:table-cell office:value-type="string" office:string-value="$15.12">
            <text:p>$15.12</text:p>
          </table:table-cell>
        </table:table-row>
        <table:table-row>
          <table:table-cell office:value-type="string" office:string-value="63-8360">
            <text:p>63-8360</text:p>
          </table:table-cell>
          <table:table-cell office:value-type="string" office:string-value="KEY-IGNITION (W/SHIELD)">
            <text:p>KEY-IGNITION (W/SHIELD)</text:p>
          </table:table-cell>
          <table:table-cell office:value-type="string" office:string-value="KEY/KEY &amp; LOCK ASM">
            <text:p>KEY/KEY &amp; LOCK ASM</text:p>
          </table:table-cell>
          <table:table-cell office:value-type="string" office:string-value="Yes">
            <text:p>Yes</text:p>
          </table:table-cell>
          <table:table-cell office:value-type="string" office:string-value="7JC">
            <text:p>7J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5.19">
            <text:p>$5.19</text:p>
          </table:table-cell>
          <table:table-cell office:value-type="string" office:string-value="$3.11">
            <text:p>$3.11</text:p>
          </table:table-cell>
          <table:table-cell office:value-type="string" office:string-value="$2.80">
            <text:p>$2.80</text:p>
          </table:table-cell>
          <table:table-cell office:value-type="string" office:string-value="$2.64">
            <text:p>$2.64</text:p>
          </table:table-cell>
          <table:table-cell office:value-type="string" office:string-value="$2.49">
            <text:p>$2.49</text:p>
          </table:table-cell>
          <table:table-cell office:value-type="string" office:string-value="$2.33">
            <text:p>$2.33</text:p>
          </table:table-cell>
          <table:table-cell office:value-type="string" office:string-value="$2.18">
            <text:p>$2.18</text:p>
          </table:table-cell>
          <table:table-cell office:value-type="string" office:string-value="$2.02">
            <text:p>$2.02</text:p>
          </table:table-cell>
        </table:table-row>
        <table:table-row>
          <table:table-cell office:value-type="string" office:string-value="63-8360P">
            <text:p>63-8360P</text:p>
          </table:table-cell>
          <table:table-cell office:value-type="string" office:string-value="KEY-IGNITION">
            <text:p>KEY-IGNITION</text:p>
          </table:table-cell>
          <table:table-cell office:value-type="string" office:string-value="KEY/KEY &amp; LOCK ASM">
            <text:p>KEY/KEY &amp; LOCK ASM</text:p>
          </table:table-cell>
          <table:table-cell office:value-type="string" office:string-value="Yes">
            <text:p>Yes</text:p>
          </table:table-cell>
          <table:table-cell office:value-type="string" office:string-value="7JC">
            <text:p>7J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5.89">
            <text:p>$5.89</text:p>
          </table:table-cell>
          <table:table-cell office:value-type="string" office:string-value="$4.42">
            <text:p>$4.42</text:p>
          </table:table-cell>
          <table:table-cell office:value-type="string" office:string-value="$3.98">
            <text:p>$3.98</text:p>
          </table:table-cell>
          <table:table-cell office:value-type="string" office:string-value="$3.76">
            <text:p>$3.76</text:p>
          </table:table-cell>
          <table:table-cell office:value-type="string" office:string-value="$3.54">
            <text:p>$3.54</text:p>
          </table:table-cell>
          <table:table-cell office:value-type="string" office:string-value="$3.32">
            <text:p>$3.32</text:p>
          </table:table-cell>
          <table:table-cell office:value-type="string" office:string-value="$3.09">
            <text:p>$3.09</text:p>
          </table:table-cell>
          <table:table-cell office:value-type="string" office:string-value="$2.87">
            <text:p>$2.87</text:p>
          </table:table-cell>
        </table:table-row>
        <table:table-row>
          <table:table-cell office:value-type="string" office:string-value="63-8400">
            <text:p>63-8400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3AI">
            <text:p>3A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5.13">
            <text:p>$75.13</text:p>
          </table:table-cell>
          <table:table-cell office:value-type="string" office:string-value="$56.35">
            <text:p>$56.35</text:p>
          </table:table-cell>
          <table:table-cell office:value-type="string" office:string-value="$50.72">
            <text:p>$50.72</text:p>
          </table:table-cell>
          <table:table-cell office:value-type="string" office:string-value="$47.90">
            <text:p>$47.90</text:p>
          </table:table-cell>
          <table:table-cell office:value-type="string" office:string-value="$45.08">
            <text:p>$45.08</text:p>
          </table:table-cell>
          <table:table-cell office:value-type="string" office:string-value="$42.26">
            <text:p>$42.26</text:p>
          </table:table-cell>
          <table:table-cell office:value-type="string" office:string-value="$39.45">
            <text:p>$39.45</text:p>
          </table:table-cell>
          <table:table-cell office:value-type="string" office:string-value="$36.63">
            <text:p>$36.63</text:p>
          </table:table-cell>
        </table:table-row>
        <table:table-row>
          <table:table-cell office:value-type="string" office:string-value="63-8701">
            <text:p>63-8701</text:p>
          </table:table-cell>
          <table:table-cell office:value-type="string" office:string-value="PIVOT ARM ASM">
            <text:p>PIVOT ARM ASM</text:p>
          </table:table-cell>
          <table:table-cell office:value-type="string" office:string-value="HOC PARTS(PIVOT-ARM/QUAD)">
            <text:p>HOC PARTS(PIVOT-ARM/QUAD)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31.49">
            <text:p>$31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3-8721">
            <text:p>63-8721</text:p>
          </table:table-cell>
          <table:table-cell office:value-type="string" office:string-value="SPRING ARM ASM">
            <text:p>SPRING ARM ASM</text:p>
          </table:table-cell>
          <table:table-cell office:value-type="string" office:string-value="HOC PARTS(PIVOT-ARM/QUAD)">
            <text:p>HOC PARTS(PIVOT-ARM/QUAD)</text:p>
          </table:table-cell>
          <table:table-cell office:value-type="string" office:string-value="No">
            <text:p>No</text:p>
          </table:table-cell>
          <table:table-cell office:value-type="string" office:string-value="4CE">
            <text:p>4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.99">
            <text:p>$17.99</text:p>
          </table:table-cell>
          <table:table-cell office:value-type="string" office:string-value="$13.49">
            <text:p>$13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3-9380">
            <text:p>63-9380</text:p>
          </table:table-cell>
          <table:table-cell office:value-type="string" office:string-value="ELEMENT-AIR CLEANER">
            <text:p>ELEMENT-AIR CLEANER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4CE">
            <text:p>4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8.24">
            <text:p>$8.24</text:p>
          </table:table-cell>
          <table:table-cell office:value-type="string" office:string-value="$7.42">
            <text:p>$7.42</text:p>
          </table:table-cell>
          <table:table-cell office:value-type="string" office:string-value="$7.00">
            <text:p>$7.00</text:p>
          </table:table-cell>
          <table:table-cell office:value-type="string" office:string-value="$6.59">
            <text:p>$6.59</text:p>
          </table:table-cell>
          <table:table-cell office:value-type="string" office:string-value="$6.18">
            <text:p>$6.18</text:p>
          </table:table-cell>
          <table:table-cell office:value-type="string" office:string-value="$5.77">
            <text:p>$5.77</text:p>
          </table:table-cell>
          <table:table-cell office:value-type="string" office:string-value="$5.36">
            <text:p>$5.36</text:p>
          </table:table-cell>
        </table:table-row>
        <table:table-row>
          <table:table-cell office:value-type="string" office:string-value="65-2720">
            <text:p>65-2720</text:p>
          </table:table-cell>
          <table:table-cell office:value-type="string" office:string-value="RING-CLIP, LOCKING">
            <text:p>RING-CLIP, LOCKING</text:p>
          </table:table-cell>
          <table:table-cell office:value-type="string" office:string-value="CIRCLIP/E-RING">
            <text:p>CIRCLIP/E-RING</text:p>
          </table:table-cell>
          <table:table-cell office:value-type="string" office:string-value="No">
            <text:p>No</text:p>
          </table:table-cell>
          <table:table-cell office:value-type="string" office:string-value="8LB">
            <text:p>8L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0.99">
            <text:p>$0.99</text:p>
          </table:table-cell>
          <table:table-cell office:value-type="string" office:string-value="$0.59">
            <text:p>$0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5-4710">
            <text:p>65-4710</text:p>
          </table:table-cell>
          <table:table-cell office:value-type="string" office:string-value="RING-FRICTION">
            <text:p>RING-FRICTION</text:p>
          </table:table-cell>
          <table:table-cell office:value-type="string" office:string-value="O-RING/PACKING/BK-UP WSHR">
            <text:p>O-RING/PACKING/BK-UP WSHR</text:p>
          </table:table-cell>
          <table:table-cell office:value-type="string" office:string-value="No">
            <text:p>No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89">
            <text:p>$2.89</text:p>
          </table:table-cell>
          <table:table-cell office:value-type="string" office:string-value="$1.73">
            <text:p>$1.7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5-4720">
            <text:p>65-4720</text:p>
          </table:table-cell>
          <table:table-cell office:value-type="string" office:string-value="SPRING-COMPRESSION">
            <text:p>SPRING-COMPRESSION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0.89">
            <text:p>$0.89</text:p>
          </table:table-cell>
          <table:table-cell office:value-type="string" office:string-value="$0.53">
            <text:p>$0.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5-4730">
            <text:p>65-4730</text:p>
          </table:table-cell>
          <table:table-cell office:value-type="string" office:string-value="WASHER-ARM, PIVOT">
            <text:p>WASHER-ARM, PIVOT</text:p>
          </table:table-cell>
          <table:table-cell office:value-type="string" office:string-value="WASHER (N-STD)">
            <text:p>WASHER (N-STD)</text:p>
          </table:table-cell>
          <table:table-cell office:value-type="string" office:string-value="No">
            <text:p>No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09">
            <text:p>$2.09</text:p>
          </table:table-cell>
          <table:table-cell office:value-type="string" office:string-value="$1.25">
            <text:p>$1.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5-4740">
            <text:p>65-4740</text:p>
          </table:table-cell>
          <table:table-cell office:value-type="string" office:string-value="WASHER-THRUST, KEYED">
            <text:p>WASHER-THRUST, KEYED</text:p>
          </table:table-cell>
          <table:table-cell office:value-type="string" office:string-value="WASHER (N-STD)">
            <text:p>WASHER (N-STD)</text:p>
          </table:table-cell>
          <table:table-cell office:value-type="string" office:string-value="No">
            <text:p>No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09">
            <text:p>$2.09</text:p>
          </table:table-cell>
          <table:table-cell office:value-type="string" office:string-value="$1.25">
            <text:p>$1.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5-4750">
            <text:p>65-4750</text:p>
          </table:table-cell>
          <table:table-cell office:value-type="string" office:string-value="GEAR-PINION">
            <text:p>GEAR-PINION</text:p>
          </table:table-cell>
          <table:table-cell office:value-type="string" office:string-value="GEAR">
            <text:p>GEAR</text:p>
          </table:table-cell>
          <table:table-cell office:value-type="string" office:string-value="No">
            <text:p>No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6.59">
            <text:p>$6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5-4760">
            <text:p>65-4760</text:p>
          </table:table-cell>
          <table:table-cell office:value-type="string" office:string-value="WASHER-CLUTCH">
            <text:p>WASHER-CLUTCH</text:p>
          </table:table-cell>
          <table:table-cell office:value-type="string" office:string-value="WASHER (N-STD)">
            <text:p>WASHER (N-STD)</text:p>
          </table:table-cell>
          <table:table-cell office:value-type="string" office:string-value="No">
            <text:p>No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.39">
            <text:p>$1.39</text:p>
          </table:table-cell>
          <table:table-cell office:value-type="string" office:string-value="$0.83">
            <text:p>$0.8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5-5740">
            <text:p>65-574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65-5940">
            <text:p>65-5940</text:p>
          </table:table-cell>
          <table:table-cell office:value-type="string" office:string-value="PULLEY-IDLER">
            <text:p>PULLEY-IDLER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5.61">
            <text:p>$35.61</text:p>
          </table:table-cell>
          <table:table-cell office:value-type="string" office:string-value="$26.71">
            <text:p>$26.71</text:p>
          </table:table-cell>
          <table:table-cell office:value-type="string" office:string-value="$24.04">
            <text:p>$24.04</text:p>
          </table:table-cell>
          <table:table-cell office:value-type="string" office:string-value="$22.70">
            <text:p>$22.70</text:p>
          </table:table-cell>
          <table:table-cell office:value-type="string" office:string-value="$21.37">
            <text:p>$21.37</text:p>
          </table:table-cell>
          <table:table-cell office:value-type="string" office:string-value="$20.03">
            <text:p>$20.03</text:p>
          </table:table-cell>
          <table:table-cell office:value-type="string" office:string-value="$18.70">
            <text:p>$18.70</text:p>
          </table:table-cell>
          <table:table-cell office:value-type="string" office:string-value="$17.36">
            <text:p>$17.36</text:p>
          </table:table-cell>
        </table:table-row>
        <table:table-row>
          <table:table-cell office:value-type="string" office:string-value="66-0560">
            <text:p>66-0560</text:p>
          </table:table-cell>
          <table:table-cell office:value-type="string" office:string-value="BOLT-SHOULDER">
            <text:p>BOLT-SHOULDER</text:p>
          </table:table-cell>
          <table:table-cell office:value-type="string" office:string-value="SCREW (STD)">
            <text:p>SCREW (STD)</text:p>
          </table:table-cell>
          <table:table-cell office:value-type="string" office:string-value="No">
            <text:p>No</text:p>
          </table:table-cell>
          <table:table-cell office:value-type="string" office:string-value="5GB">
            <text:p>5G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19">
            <text:p>$4.19</text:p>
          </table:table-cell>
          <table:table-cell office:value-type="string" office:string-value="$2.51">
            <text:p>$2.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6-7460">
            <text:p>66-7460</text:p>
          </table:table-cell>
          <table:table-cell office:value-type="string" office:string-value="BULB-PRIMER">
            <text:p>BULB-PRIMER</text:p>
          </table:table-cell>
          <table:table-cell office:value-type="string" office:string-value="RUBBER PARTS">
            <text:p>RUBBER PARTS</text:p>
          </table:table-cell>
          <table:table-cell office:value-type="string" office:string-value="No">
            <text:p>No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5.99">
            <text:p>$5.99</text:p>
          </table:table-cell>
          <table:table-cell office:value-type="string" office:string-value="$3.59">
            <text:p>$3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6-7460P">
            <text:p>66-7460P</text:p>
          </table:table-cell>
          <table:table-cell office:value-type="string" office:string-value="BULB-PRIMER">
            <text:p>BULB-PRIMER</text:p>
          </table:table-cell>
          <table:table-cell office:value-type="string" office:string-value="CARBURETOR PARTS">
            <text:p>CARBURETOR PARTS</text:p>
          </table:table-cell>
          <table:table-cell office:value-type="string" office:string-value="Yes">
            <text:p>Yes</text:p>
          </table:table-cell>
          <table:table-cell office:value-type="string" office:string-value="5FZ">
            <text:p>5FZ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6.29">
            <text:p>$6.29</text:p>
          </table:table-cell>
          <table:table-cell office:value-type="string" office:string-value="$4.72">
            <text:p>$4.72</text:p>
          </table:table-cell>
          <table:table-cell office:value-type="string" office:string-value="$4.25">
            <text:p>$4.25</text:p>
          </table:table-cell>
          <table:table-cell office:value-type="string" office:string-value="$4.01">
            <text:p>$4.01</text:p>
          </table:table-cell>
          <table:table-cell office:value-type="string" office:string-value="$3.78">
            <text:p>$3.78</text:p>
          </table:table-cell>
          <table:table-cell office:value-type="string" office:string-value="$3.54">
            <text:p>$3.54</text:p>
          </table:table-cell>
          <table:table-cell office:value-type="string" office:string-value="$3.30">
            <text:p>$3.30</text:p>
          </table:table-cell>
          <table:table-cell office:value-type="string" office:string-value="$3.07">
            <text:p>$3.07</text:p>
          </table:table-cell>
        </table:table-row>
        <table:table-row>
          <table:table-cell office:value-type="string" office:string-value="66-7561">
            <text:p>66-7561</text:p>
          </table:table-cell>
          <table:table-cell office:value-type="string" office:string-value="REAR SPRING ARM ASM">
            <text:p>REAR SPRING ARM ASM</text:p>
          </table:table-cell>
          <table:table-cell office:value-type="string" office:string-value="HOC PARTS(PIVOT-ARM/QUAD)">
            <text:p>HOC PARTS(PIVOT-ARM/QUAD)</text:p>
          </table:table-cell>
          <table:table-cell office:value-type="string" office:string-value="No">
            <text:p>No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.99">
            <text:p>$17.99</text:p>
          </table:table-cell>
          <table:table-cell office:value-type="string" office:string-value="$13.49">
            <text:p>$13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6-8060">
            <text:p>66-8060</text:p>
          </table:table-cell>
          <table:table-cell office:value-type="string" office:string-value="PAD-BRAKE">
            <text:p>PAD-BRAKE</text:p>
          </table:table-cell>
          <table:table-cell office:value-type="string" office:string-value="BRAKE SHOES">
            <text:p>BRAKE SHOES</text:p>
          </table:table-cell>
          <table:table-cell office:value-type="string" office:string-value="No">
            <text:p>No</text:p>
          </table:table-cell>
          <table:table-cell office:value-type="string" office:string-value="3AL">
            <text:p>3A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7-0900">
            <text:p>67-0900</text:p>
          </table:table-cell>
          <table:table-cell office:value-type="string" office:string-value="67BELT, TRACTION DRIVE">
            <text:p>67BELT, TRACTION 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7.99">
            <text:p>$37.99</text:p>
          </table:table-cell>
          <table:table-cell office:value-type="string" office:string-value="$28.49">
            <text:p>$28.49</text:p>
          </table:table-cell>
          <table:table-cell office:value-type="string" office:string-value="$25.64">
            <text:p>$25.64</text:p>
          </table:table-cell>
          <table:table-cell office:value-type="string" office:string-value="$24.22">
            <text:p>$24.22</text:p>
          </table:table-cell>
          <table:table-cell office:value-type="string" office:string-value="$22.79">
            <text:p>$22.79</text:p>
          </table:table-cell>
          <table:table-cell office:value-type="string" office:string-value="$21.37">
            <text:p>$21.37</text:p>
          </table:table-cell>
          <table:table-cell office:value-type="string" office:string-value="$19.94">
            <text:p>$19.94</text:p>
          </table:table-cell>
          <table:table-cell office:value-type="string" office:string-value="$18.52">
            <text:p>$18.52</text:p>
          </table:table-cell>
        </table:table-row>
        <table:table-row>
          <table:table-cell office:value-type="string" office:string-value="6738">
            <text:p>6738</text:p>
          </table:table-cell>
          <table:table-cell office:value-type="string" office:string-value="V BELT">
            <text:p>V 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2.99">
            <text:p>$32.99</text:p>
          </table:table-cell>
          <table:table-cell office:value-type="string" office:string-value="$19.79">
            <text:p>$19.79</text:p>
          </table:table-cell>
          <table:table-cell office:value-type="string" office:string-value="$17.81">
            <text:p>$17.81</text:p>
          </table:table-cell>
          <table:table-cell office:value-type="string" office:string-value="$16.82">
            <text:p>$16.82</text:p>
          </table:table-cell>
          <table:table-cell office:value-type="string" office:string-value="$15.83">
            <text:p>$15.83</text:p>
          </table:table-cell>
          <table:table-cell office:value-type="string" office:string-value="$14.84">
            <text:p>$14.84</text:p>
          </table:table-cell>
          <table:table-cell office:value-type="string" office:string-value="$13.85">
            <text:p>$13.85</text:p>
          </table:table-cell>
          <table:table-cell office:value-type="string" office:string-value="$12.86">
            <text:p>$12.86</text:p>
          </table:table-cell>
        </table:table-row>
        <table:table-row>
          <table:table-cell office:value-type="string" office:string-value="677525">
            <text:p>677525</text:p>
          </table:table-cell>
          <table:table-cell office:value-type="string" office:string-value="PLATE AND COLLAR ASM">
            <text:p>PLATE AND COLLAR ASM</text:p>
          </table:table-cell>
          <table:table-cell office:value-type="string" office:string-value="PLATE">
            <text:p>PLATE</text:p>
          </table:table-cell>
          <table:table-cell office:value-type="string" office:string-value="No">
            <text:p>No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31.49">
            <text:p>$31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7-8110">
            <text:p>67-8110</text:p>
          </table:table-cell>
          <table:table-cell office:value-type="string" office:string-value="CARTRIDGE-FILTER, OIL">
            <text:p>CARTRIDGE-FILTER, OIL</text:p>
          </table:table-cell>
          <table:table-cell office:value-type="string" office:string-value="FILTER (HYDRAULIC)">
            <text:p>FILTER (HYDRAULIC)</text:p>
          </table:table-cell>
          <table:table-cell office:value-type="string" office:string-value="Yes">
            <text:p>Yes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$11.33">
            <text:p>$11.33</text:p>
          </table:table-cell>
          <table:table-cell office:value-type="string" office:string-value="$10.70">
            <text:p>$10.70</text:p>
          </table:table-cell>
          <table:table-cell office:value-type="string" office:string-value="$10.07">
            <text:p>$10.07</text:p>
          </table:table-cell>
          <table:table-cell office:value-type="string" office:string-value="$9.44">
            <text:p>$9.44</text:p>
          </table:table-cell>
          <table:table-cell office:value-type="string" office:string-value="$8.81">
            <text:p>$8.81</text:p>
          </table:table-cell>
          <table:table-cell office:value-type="string" office:string-value="$8.18">
            <text:p>$8.18</text:p>
          </table:table-cell>
        </table:table-row>
        <table:table-row>
          <table:table-cell office:value-type="string" office:string-value="678636">
            <text:p>678636</text:p>
          </table:table-cell>
          <table:table-cell office:value-type="string" office:string-value="WHEEL &amp; TIRE KIT">
            <text:p>WHEEL &amp; TIRE KIT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7.24">
            <text:p>$17.24</text:p>
          </table:table-cell>
          <table:table-cell office:value-type="string" office:string-value="$15.52">
            <text:p>$15.52</text:p>
          </table:table-cell>
          <table:table-cell office:value-type="string" office:string-value="$14.65">
            <text:p>$14.65</text:p>
          </table:table-cell>
          <table:table-cell office:value-type="string" office:string-value="$13.79">
            <text:p>$13.79</text:p>
          </table:table-cell>
          <table:table-cell office:value-type="string" office:string-value="$12.93">
            <text:p>$12.93</text:p>
          </table:table-cell>
          <table:table-cell office:value-type="string" office:string-value="$12.07">
            <text:p>$12.07</text:p>
          </table:table-cell>
          <table:table-cell office:value-type="string" office:string-value="$11.21">
            <text:p>$11.21</text:p>
          </table:table-cell>
        </table:table-row>
        <table:table-row>
          <table:table-cell office:value-type="string" office:string-value="682755">
            <text:p>682755</text:p>
          </table:table-cell>
          <table:table-cell office:value-type="string" office:string-value="FUEL CAP &amp; INSERT">
            <text:p>FUEL CAP &amp; INSERT</text:p>
          </table:table-cell>
          <table:table-cell office:value-type="string" office:string-value="GAS/FUEL CAP">
            <text:p>GAS/FUEL CAP</text:p>
          </table:table-cell>
          <table:table-cell office:value-type="string" office:string-value="No">
            <text:p>No</text:p>
          </table:table-cell>
          <table:table-cell office:value-type="string" office:string-value="3AY">
            <text:p>3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83464">
            <text:p>683464</text:p>
          </table:table-cell>
          <table:table-cell office:value-type="string" office:string-value="WHEEL/TIRE ASM">
            <text:p>WHEEL/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AY">
            <text:p>3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3.99">
            <text:p>$73.99</text:p>
          </table:table-cell>
          <table:table-cell office:value-type="string" office:string-value="$55.49">
            <text:p>$55.49</text:p>
          </table:table-cell>
          <table:table-cell office:value-type="string" office:string-value="$49.94">
            <text:p>$49.94</text:p>
          </table:table-cell>
          <table:table-cell office:value-type="string" office:string-value="$47.17">
            <text:p>$47.17</text:p>
          </table:table-cell>
          <table:table-cell office:value-type="string" office:string-value="$44.39">
            <text:p>$44.39</text:p>
          </table:table-cell>
          <table:table-cell office:value-type="string" office:string-value="$41.62">
            <text:p>$41.62</text:p>
          </table:table-cell>
          <table:table-cell office:value-type="string" office:string-value="$38.84">
            <text:p>$38.84</text:p>
          </table:table-cell>
          <table:table-cell office:value-type="string" office:string-value="$36.07">
            <text:p>$36.07</text:p>
          </table:table-cell>
        </table:table-row>
        <table:table-row>
          <table:table-cell office:value-type="string" office:string-value="684159">
            <text:p>684159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3AY">
            <text:p>3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3.99">
            <text:p>$63.99</text:p>
          </table:table-cell>
          <table:table-cell office:value-type="string" office:string-value="$47.99">
            <text:p>$47.99</text:p>
          </table:table-cell>
          <table:table-cell office:value-type="string" office:string-value="$43.19">
            <text:p>$43.19</text:p>
          </table:table-cell>
          <table:table-cell office:value-type="string" office:string-value="$40.79">
            <text:p>$40.79</text:p>
          </table:table-cell>
          <table:table-cell office:value-type="string" office:string-value="$38.39">
            <text:p>$38.39</text:p>
          </table:table-cell>
          <table:table-cell office:value-type="string" office:string-value="$35.99">
            <text:p>$35.99</text:p>
          </table:table-cell>
          <table:table-cell office:value-type="string" office:string-value="$33.59">
            <text:p>$33.59</text:p>
          </table:table-cell>
          <table:table-cell office:value-type="string" office:string-value="$31.19">
            <text:p>$31.19</text:p>
          </table:table-cell>
        </table:table-row>
        <table:table-row>
          <table:table-cell office:value-type="string" office:string-value="684776">
            <text:p>684776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23.24">
            <text:p>$23.24</text:p>
          </table:table-cell>
          <table:table-cell office:value-type="string" office:string-value="$20.92">
            <text:p>$20.92</text:p>
          </table:table-cell>
          <table:table-cell office:value-type="string" office:string-value="$19.75">
            <text:p>$19.75</text:p>
          </table:table-cell>
          <table:table-cell office:value-type="string" office:string-value="$18.59">
            <text:p>$18.59</text:p>
          </table:table-cell>
          <table:table-cell office:value-type="string" office:string-value="$17.43">
            <text:p>$17.43</text:p>
          </table:table-cell>
          <table:table-cell office:value-type="string" office:string-value="$16.27">
            <text:p>$16.27</text:p>
          </table:table-cell>
          <table:table-cell office:value-type="string" office:string-value="$15.11">
            <text:p>$15.11</text:p>
          </table:table-cell>
        </table:table-row>
        <table:table-row>
          <table:table-cell office:value-type="string" office:string-value="684777">
            <text:p>684777</text:p>
          </table:table-cell>
          <table:table-cell office:value-type="string" office:string-value="WHEEL ASM">
            <text:p>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8.99">
            <text:p>$48.99</text:p>
          </table:table-cell>
          <table:table-cell office:value-type="string" office:string-value="$36.74">
            <text:p>$36.74</text:p>
          </table:table-cell>
          <table:table-cell office:value-type="string" office:string-value="$33.07">
            <text:p>$33.07</text:p>
          </table:table-cell>
          <table:table-cell office:value-type="string" office:string-value="$31.23">
            <text:p>$31.23</text:p>
          </table:table-cell>
          <table:table-cell office:value-type="string" office:string-value="$29.39">
            <text:p>$29.39</text:p>
          </table:table-cell>
          <table:table-cell office:value-type="string" office:string-value="$27.56">
            <text:p>$27.56</text:p>
          </table:table-cell>
          <table:table-cell office:value-type="string" office:string-value="$25.72">
            <text:p>$25.72</text:p>
          </table:table-cell>
          <table:table-cell office:value-type="string" office:string-value="$23.88">
            <text:p>$23.88</text:p>
          </table:table-cell>
        </table:table-row>
        <table:table-row>
          <table:table-cell office:value-type="string" office:string-value="68-8950">
            <text:p>68-8950</text:p>
          </table:table-cell>
          <table:table-cell office:value-type="string" office:string-value="TUBE-INNER (W/VALVE)">
            <text:p>TUBE-INNER (W/VALVE)</text:p>
          </table:table-cell>
          <table:table-cell office:value-type="string" office:string-value="INNERTUBE">
            <text:p>INNERTUBE</text:p>
          </table:table-cell>
          <table:table-cell office:value-type="string" office:string-value="No">
            <text:p>No</text:p>
          </table:table-cell>
          <table:table-cell office:value-type="string" office:string-value="5FK">
            <text:p>5F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68-8970">
            <text:p>68-8970</text:p>
          </table:table-cell>
          <table:table-cell office:value-type="string" office:string-value="TIRE AND BEARING ASM">
            <text:p>TIRE AND BEARING ASM</text:p>
          </table:table-cell>
          <table:table-cell office:value-type="string" office:string-value="CASTER WHEEL ASM">
            <text:p>CASTER WHEEL ASM</text:p>
          </table:table-cell>
          <table:table-cell office:value-type="string" office:string-value="Yes">
            <text:p>Yes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8.99">
            <text:p>$118.99</text:p>
          </table:table-cell>
          <table:table-cell office:value-type="string" office:string-value="$71.39">
            <text:p>$71.39</text:p>
          </table:table-cell>
          <table:table-cell office:value-type="string" office:string-value="$64.25">
            <text:p>$64.25</text:p>
          </table:table-cell>
          <table:table-cell office:value-type="string" office:string-value="$60.68">
            <text:p>$60.68</text:p>
          </table:table-cell>
          <table:table-cell office:value-type="string" office:string-value="$57.11">
            <text:p>$57.11</text:p>
          </table:table-cell>
          <table:table-cell office:value-type="string" office:string-value="$53.54">
            <text:p>$53.54</text:p>
          </table:table-cell>
          <table:table-cell office:value-type="string" office:string-value="$49.97">
            <text:p>$49.97</text:p>
          </table:table-cell>
          <table:table-cell office:value-type="string" office:string-value="$46.40">
            <text:p>$46.40</text:p>
          </table:table-cell>
        </table:table-row>
        <table:table-row>
          <table:table-cell office:value-type="string" office:string-value="68-8980">
            <text:p>68-8980</text:p>
          </table:table-cell>
          <table:table-cell office:value-type="string" office:string-value="SPANNER-TIRE">
            <text:p>SPANNER-TIRE</text:p>
          </table:table-cell>
          <table:table-cell office:value-type="string" office:string-value="SPACER">
            <text:p>SPACER</text:p>
          </table:table-cell>
          <table:table-cell office:value-type="string" office:string-value="No">
            <text:p>No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.72">
            <text:p>$8.72</text:p>
          </table:table-cell>
          <table:table-cell office:value-type="string" office:string-value="$6.54">
            <text:p>$6.5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7-0045">
            <text:p>7-0045</text:p>
          </table:table-cell>
          <table:table-cell office:value-type="string" office:string-value="SEAL-OIL">
            <text:p>SEAL-OIL</text:p>
          </table:table-cell>
          <table:table-cell office:value-type="string" office:string-value="SEAL/SEAL KIT">
            <text:p>SEAL/SEAL KIT</text:p>
          </table:table-cell>
          <table:table-cell office:value-type="string" office:string-value="Yes">
            <text:p>Yes</text:p>
          </table:table-cell>
          <table:table-cell office:value-type="string" office:string-value="5FZ">
            <text:p>5FZ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5.99">
            <text:p>$15.99</text:p>
          </table:table-cell>
          <table:table-cell office:value-type="string" office:string-value="$9.59">
            <text:p>$9.59</text:p>
          </table:table-cell>
          <table:table-cell office:value-type="string" office:string-value="$8.63">
            <text:p>$8.63</text:p>
          </table:table-cell>
          <table:table-cell office:value-type="string" office:string-value="$8.15">
            <text:p>$8.15</text:p>
          </table:table-cell>
          <table:table-cell office:value-type="string" office:string-value="$7.67">
            <text:p>$7.67</text:p>
          </table:table-cell>
          <table:table-cell office:value-type="string" office:string-value="$7.19">
            <text:p>$7.19</text:p>
          </table:table-cell>
          <table:table-cell office:value-type="string" office:string-value="$6.71">
            <text:p>$6.71</text:p>
          </table:table-cell>
          <table:table-cell office:value-type="string" office:string-value="$6.23">
            <text:p>$6.23</text:p>
          </table:table-cell>
        </table:table-row>
        <table:table-row>
          <table:table-cell office:value-type="string" office:string-value="700918">
            <text:p>700918</text:p>
          </table:table-cell>
          <table:table-cell office:value-type="string" office:string-value="KEY">
            <text:p>KEY</text:p>
          </table:table-cell>
          <table:table-cell office:value-type="string" office:string-value="KEY/KEY &amp; LOCK ASM">
            <text:p>KEY/KEY &amp; LOCK ASM</text:p>
          </table:table-cell>
          <table:table-cell office:value-type="string" office:string-value="Yes">
            <text:p>Yes</text:p>
          </table:table-cell>
          <table:table-cell office:value-type="string" office:string-value="3AF">
            <text:p>3AF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5.69">
            <text:p>$5.69</text:p>
          </table:table-cell>
          <table:table-cell office:value-type="string" office:string-value="$3.41">
            <text:p>$3.41</text:p>
          </table:table-cell>
          <table:table-cell office:value-type="string" office:string-value="$3.07">
            <text:p>$3.07</text:p>
          </table:table-cell>
          <table:table-cell office:value-type="string" office:string-value="$2.90">
            <text:p>$2.90</text:p>
          </table:table-cell>
          <table:table-cell office:value-type="string" office:string-value="$2.73">
            <text:p>$2.73</text:p>
          </table:table-cell>
          <table:table-cell office:value-type="string" office:string-value="$2.56">
            <text:p>$2.56</text:p>
          </table:table-cell>
          <table:table-cell office:value-type="string" office:string-value="$2.39">
            <text:p>$2.39</text:p>
          </table:table-cell>
          <table:table-cell office:value-type="string" office:string-value="$2.22">
            <text:p>$2.22</text:p>
          </table:table-cell>
        </table:table-row>
        <table:table-row>
          <table:table-cell office:value-type="string" office:string-value="701756">
            <text:p>701756</text:p>
          </table:table-cell>
          <table:table-cell office:value-type="string" office:string-value="WHEEL-GAGE">
            <text:p>WHEEL-GAGE</text:p>
          </table:table-cell>
          <table:table-cell office:value-type="string" office:string-value="ROLLER">
            <text:p>ROLLER</text:p>
          </table:table-cell>
          <table:table-cell office:value-type="string" office:string-value="No">
            <text:p>No</text:p>
          </table:table-cell>
          <table:table-cell office:value-type="string" office:string-value="3AE">
            <text:p>3A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.59">
            <text:p>$7.59</text:p>
          </table:table-cell>
          <table:table-cell office:value-type="string" office:string-value="$4.55">
            <text:p>$4.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703636">
            <text:p>703636</text:p>
          </table:table-cell>
          <table:table-cell office:value-type="string" office:string-value="V-BELT (17569)">
            <text:p>V-BELT (17569)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LX">
            <text:p>2LX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8.99">
            <text:p>$18.99</text:p>
          </table:table-cell>
          <table:table-cell office:value-type="string" office:string-value="$11.39">
            <text:p>$11.39</text:p>
          </table:table-cell>
          <table:table-cell office:value-type="string" office:string-value="$10.25">
            <text:p>$10.25</text:p>
          </table:table-cell>
          <table:table-cell office:value-type="string" office:string-value="$9.68">
            <text:p>$9.68</text:p>
          </table:table-cell>
          <table:table-cell office:value-type="string" office:string-value="$9.11">
            <text:p>$9.11</text:p>
          </table:table-cell>
          <table:table-cell office:value-type="string" office:string-value="$8.54">
            <text:p>$8.54</text:p>
          </table:table-cell>
          <table:table-cell office:value-type="string" office:string-value="$7.97">
            <text:p>$7.97</text:p>
          </table:table-cell>
          <table:table-cell office:value-type="string" office:string-value="$7.40">
            <text:p>$7.40</text:p>
          </table:table-cell>
        </table:table-row>
        <table:table-row>
          <table:table-cell office:value-type="string" office:string-value="71-5381">
            <text:p>71-538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71-5390">
            <text:p>71-5390</text:p>
          </table:table-cell>
          <table:table-cell office:value-type="string" office:string-value="SCRAPER">
            <text:p>SCRAPER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7.24">
            <text:p>$17.24</text:p>
          </table:table-cell>
          <table:table-cell office:value-type="string" office:string-value="$15.52">
            <text:p>$15.52</text:p>
          </table:table-cell>
          <table:table-cell office:value-type="string" office:string-value="$14.65">
            <text:p>$14.65</text:p>
          </table:table-cell>
          <table:table-cell office:value-type="string" office:string-value="$13.79">
            <text:p>$13.79</text:p>
          </table:table-cell>
          <table:table-cell office:value-type="string" office:string-value="$12.93">
            <text:p>$12.93</text:p>
          </table:table-cell>
          <table:table-cell office:value-type="string" office:string-value="$12.07">
            <text:p>$12.07</text:p>
          </table:table-cell>
          <table:table-cell office:value-type="string" office:string-value="$11.21">
            <text:p>$11.21</text:p>
          </table:table-cell>
        </table:table-row>
        <table:table-row>
          <table:table-cell office:value-type="string" office:string-value="71-5470">
            <text:p>71-5470</text:p>
          </table:table-cell>
          <table:table-cell office:value-type="string" office:string-value="SPRING-BRAKE">
            <text:p>SPRING-BRAKE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4CF">
            <text:p>4CF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3.49">
            <text:p>$3.49</text:p>
          </table:table-cell>
          <table:table-cell office:value-type="string" office:string-value="$2.09">
            <text:p>$2.0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71-5480">
            <text:p>71-5480</text:p>
          </table:table-cell>
          <table:table-cell office:value-type="string" office:string-value="SPRING-CLUTCH">
            <text:p>SPRING-CLUTCH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6.29">
            <text:p>$6.29</text:p>
          </table:table-cell>
          <table:table-cell office:value-type="string" office:string-value="$4.72">
            <text:p>$4.7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71-5530">
            <text:p>71-5530</text:p>
          </table:table-cell>
          <table:table-cell office:value-type="string" office:string-value="COVER-SPRING">
            <text:p>COVER-SPRING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.29">
            <text:p>$4.29</text:p>
          </table:table-cell>
          <table:table-cell office:value-type="string" office:string-value="$3.22">
            <text:p>$3.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71-5960">
            <text:p>71-5960</text:p>
          </table:table-cell>
          <table:table-cell office:value-type="string" office:string-value="FUEL FILTER">
            <text:p>FUEL FILTER</text:p>
          </table:table-cell>
          <table:table-cell office:value-type="string" office:string-value="FILTER (FUEL)">
            <text:p>FILTER (FUEL)</text:p>
          </table:table-cell>
          <table:table-cell office:value-type="string" office:string-value="Yes">
            <text:p>Yes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9.54">
            <text:p>$19.54</text:p>
          </table:table-cell>
          <table:table-cell office:value-type="string" office:string-value="$17.59">
            <text:p>$17.59</text:p>
          </table:table-cell>
          <table:table-cell office:value-type="string" office:string-value="$16.61">
            <text:p>$16.61</text:p>
          </table:table-cell>
          <table:table-cell office:value-type="string" office:string-value="$15.63">
            <text:p>$15.63</text:p>
          </table:table-cell>
          <table:table-cell office:value-type="string" office:string-value="$14.66">
            <text:p>$14.66</text:p>
          </table:table-cell>
          <table:table-cell office:value-type="string" office:string-value="$13.68">
            <text:p>$13.68</text:p>
          </table:table-cell>
          <table:table-cell office:value-type="string" office:string-value="$12.70">
            <text:p>$12.70</text:p>
          </table:table-cell>
        </table:table-row>
        <table:table-row>
          <table:table-cell office:value-type="string" office:string-value="71-9450">
            <text:p>71-945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3.19">
            <text:p>$13.19</text:p>
          </table:table-cell>
          <table:table-cell office:value-type="string" office:string-value="$11.87">
            <text:p>$11.87</text:p>
          </table:table-cell>
          <table:table-cell office:value-type="string" office:string-value="$11.21">
            <text:p>$11.21</text:p>
          </table:table-cell>
          <table:table-cell office:value-type="string" office:string-value="$10.55">
            <text:p>$10.55</text:p>
          </table:table-cell>
          <table:table-cell office:value-type="string" office:string-value="$9.89">
            <text:p>$9.89</text:p>
          </table:table-cell>
          <table:table-cell office:value-type="string" office:string-value="$9.23">
            <text:p>$9.23</text:p>
          </table:table-cell>
          <table:table-cell office:value-type="string" office:string-value="$8.57">
            <text:p>$8.57</text:p>
          </table:table-cell>
        </table:table-row>
        <table:table-row>
          <table:table-cell office:value-type="string" office:string-value="72-9361">
            <text:p>72-9361</text:p>
          </table:table-cell>
          <table:table-cell office:value-type="string" office:string-value="CUP-SCALP, ANTI">
            <text:p>CUP-SCALP, ANTI</text:p>
          </table:table-cell>
          <table:table-cell office:value-type="string" office:string-value="SPOOL">
            <text:p>SPOOL</text:p>
          </table:table-cell>
          <table:table-cell office:value-type="string" office:string-value="No">
            <text:p>No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9.39">
            <text:p>$39.39</text:p>
          </table:table-cell>
          <table:table-cell office:value-type="string" office:string-value="$23.63">
            <text:p>$23.6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73-0160">
            <text:p>73-0160</text:p>
          </table:table-cell>
          <table:table-cell office:value-type="string" office:string-value="BELT-PULLEY, IDLER/DRIVER">
            <text:p>BELT-PULLEY, IDLER/DRIVER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$16.73">
            <text:p>$16.73</text:p>
          </table:table-cell>
          <table:table-cell office:value-type="string" office:string-value="$15.80">
            <text:p>$15.80</text:p>
          </table:table-cell>
          <table:table-cell office:value-type="string" office:string-value="$14.87">
            <text:p>$14.87</text:p>
          </table:table-cell>
          <table:table-cell office:value-type="string" office:string-value="$13.94">
            <text:p>$13.94</text:p>
          </table:table-cell>
          <table:table-cell office:value-type="string" office:string-value="$13.01">
            <text:p>$13.01</text:p>
          </table:table-cell>
          <table:table-cell office:value-type="string" office:string-value="$12.08">
            <text:p>$12.08</text:p>
          </table:table-cell>
        </table:table-row>
        <table:table-row>
          <table:table-cell office:value-type="string" office:string-value="73-1570">
            <text:p>73-1570</text:p>
          </table:table-cell>
          <table:table-cell office:value-type="string" office:string-value="SKID, 1800">
            <text:p>SKID, 1800</text:p>
          </table:table-cell>
          <table:table-cell office:value-type="string" office:string-value="SKID">
            <text:p>SKID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73-3690">
            <text:p>73-3690</text:p>
          </table:table-cell>
          <table:table-cell office:value-type="string" office:string-value="SCRAPER - 1800">
            <text:p>SCRAPER - 1800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22.49">
            <text:p>$22.49</text:p>
          </table:table-cell>
          <table:table-cell office:value-type="string" office:string-value="$20.24">
            <text:p>$20.24</text:p>
          </table:table-cell>
          <table:table-cell office:value-type="string" office:string-value="$19.12">
            <text:p>$19.12</text:p>
          </table:table-cell>
          <table:table-cell office:value-type="string" office:string-value="$17.99">
            <text:p>$17.99</text:p>
          </table:table-cell>
          <table:table-cell office:value-type="string" office:string-value="$16.87">
            <text:p>$16.87</text:p>
          </table:table-cell>
          <table:table-cell office:value-type="string" office:string-value="$15.74">
            <text:p>$15.74</text:p>
          </table:table-cell>
          <table:table-cell office:value-type="string" office:string-value="$14.62">
            <text:p>$14.62</text:p>
          </table:table-cell>
        </table:table-row>
        <table:table-row>
          <table:table-cell office:value-type="string" office:string-value="73-8220">
            <text:p>73-8220</text:p>
          </table:table-cell>
          <table:table-cell office:value-type="string" office:string-value="SPRING - COMPRESSION">
            <text:p>SPRING - COMPRESSION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3AF">
            <text:p>3A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.19">
            <text:p>$1.19</text:p>
          </table:table-cell>
          <table:table-cell office:value-type="string" office:string-value="$0.89">
            <text:p>$0.8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73-8590">
            <text:p>73-8590</text:p>
          </table:table-cell>
          <table:table-cell office:value-type="string" office:string-value="ROTOR - 1800 SNOWBLOWER">
            <text:p>ROTOR - 1800 SNOWBLOWER</text:p>
          </table:table-cell>
          <table:table-cell office:value-type="string" office:string-value="AUGER/ROTOR/IMPELLER">
            <text:p>AUGER/ROTOR/IMPELLER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32.99">
            <text:p>$32.99</text:p>
          </table:table-cell>
          <table:table-cell office:value-type="string" office:string-value="$24.74">
            <text:p>$24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740207">
            <text:p>740207</text:p>
          </table:table-cell>
          <table:table-cell office:value-type="string" office:string-value="SOLENOID">
            <text:p>SOLENOID</text:p>
          </table:table-cell>
          <table:table-cell office:value-type="string" office:string-value="SOLENOID/COIL/MAGNETO">
            <text:p>SOLENOID/COIL/MAGNETO</text:p>
          </table:table-cell>
          <table:table-cell office:value-type="string" office:string-value="Yes">
            <text:p>Yes</text:p>
          </table:table-cell>
          <table:table-cell office:value-type="string" office:string-value="5FD">
            <text:p>5F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74-1420-01">
            <text:p>74-1420-01</text:p>
          </table:table-cell>
          <table:table-cell office:value-type="string" office:string-value="SCRAPER BLADE (RED)">
            <text:p>SCRAPER BLADE (RED)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8.99">
            <text:p>$48.99</text:p>
          </table:table-cell>
          <table:table-cell office:value-type="string" office:string-value="$36.74">
            <text:p>$36.74</text:p>
          </table:table-cell>
          <table:table-cell office:value-type="string" office:string-value="$33.07">
            <text:p>$33.07</text:p>
          </table:table-cell>
          <table:table-cell office:value-type="string" office:string-value="$31.23">
            <text:p>$31.23</text:p>
          </table:table-cell>
          <table:table-cell office:value-type="string" office:string-value="$29.39">
            <text:p>$29.39</text:p>
          </table:table-cell>
          <table:table-cell office:value-type="string" office:string-value="$27.56">
            <text:p>$27.56</text:p>
          </table:table-cell>
          <table:table-cell office:value-type="string" office:string-value="$25.72">
            <text:p>$25.72</text:p>
          </table:table-cell>
          <table:table-cell office:value-type="string" office:string-value="$23.88">
            <text:p>$23.88</text:p>
          </table:table-cell>
        </table:table-row>
        <table:table-row>
          <table:table-cell office:value-type="string" office:string-value="74-1440-01">
            <text:p>74-1440-01</text:p>
          </table:table-cell>
          <table:table-cell office:value-type="string" office:string-value="SKID ASM">
            <text:p>SKID ASM</text:p>
          </table:table-cell>
          <table:table-cell office:value-type="string" office:string-value="SKID">
            <text:p>SKID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0.99">
            <text:p>$40.99</text:p>
          </table:table-cell>
          <table:table-cell office:value-type="string" office:string-value="$30.74">
            <text:p>$30.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74-1791">
            <text:p>74-1791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7.99">
            <text:p>$47.99</text:p>
          </table:table-cell>
          <table:table-cell office:value-type="string" office:string-value="$28.79">
            <text:p>$28.79</text:p>
          </table:table-cell>
          <table:table-cell office:value-type="string" office:string-value="$25.91">
            <text:p>$25.91</text:p>
          </table:table-cell>
          <table:table-cell office:value-type="string" office:string-value="$24.47">
            <text:p>$24.47</text:p>
          </table:table-cell>
          <table:table-cell office:value-type="string" office:string-value="$23.03">
            <text:p>$23.03</text:p>
          </table:table-cell>
          <table:table-cell office:value-type="string" office:string-value="$21.59">
            <text:p>$21.59</text:p>
          </table:table-cell>
          <table:table-cell office:value-type="string" office:string-value="$20.15">
            <text:p>$20.15</text:p>
          </table:table-cell>
          <table:table-cell office:value-type="string" office:string-value="$18.71">
            <text:p>$18.71</text:p>
          </table:table-cell>
        </table:table-row>
        <table:table-row>
          <table:table-cell office:value-type="string" office:string-value="7473">
            <text:p>7473</text:p>
          </table:table-cell>
          <table:table-cell office:value-type="string" office:string-value="V BELT">
            <text:p>V 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1.99">
            <text:p>$51.99</text:p>
          </table:table-cell>
          <table:table-cell office:value-type="string" office:string-value="$38.99">
            <text:p>$38.99</text:p>
          </table:table-cell>
          <table:table-cell office:value-type="string" office:string-value="$35.09">
            <text:p>$35.09</text:p>
          </table:table-cell>
          <table:table-cell office:value-type="string" office:string-value="$33.14">
            <text:p>$33.14</text:p>
          </table:table-cell>
          <table:table-cell office:value-type="string" office:string-value="$31.19">
            <text:p>$31.19</text:p>
          </table:table-cell>
          <table:table-cell office:value-type="string" office:string-value="$29.24">
            <text:p>$29.24</text:p>
          </table:table-cell>
          <table:table-cell office:value-type="string" office:string-value="$27.29">
            <text:p>$27.29</text:p>
          </table:table-cell>
          <table:table-cell office:value-type="string" office:string-value="$25.34">
            <text:p>$25.34</text:p>
          </table:table-cell>
        </table:table-row>
        <table:table-row>
          <table:table-cell office:value-type="string" office:string-value="7478">
            <text:p>7478</text:p>
          </table:table-cell>
          <table:table-cell office:value-type="string" office:string-value="V BELT">
            <text:p>V 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1.99">
            <text:p>$51.99</text:p>
          </table:table-cell>
          <table:table-cell office:value-type="string" office:string-value="$38.99">
            <text:p>$38.99</text:p>
          </table:table-cell>
          <table:table-cell office:value-type="string" office:string-value="$35.09">
            <text:p>$35.09</text:p>
          </table:table-cell>
          <table:table-cell office:value-type="string" office:string-value="$33.14">
            <text:p>$33.14</text:p>
          </table:table-cell>
          <table:table-cell office:value-type="string" office:string-value="$31.19">
            <text:p>$31.19</text:p>
          </table:table-cell>
          <table:table-cell office:value-type="string" office:string-value="$29.24">
            <text:p>$29.24</text:p>
          </table:table-cell>
          <table:table-cell office:value-type="string" office:string-value="$27.29">
            <text:p>$27.29</text:p>
          </table:table-cell>
          <table:table-cell office:value-type="string" office:string-value="$25.34">
            <text:p>$25.34</text:p>
          </table:table-cell>
        </table:table-row>
        <table:table-row>
          <table:table-cell office:value-type="string" office:string-value="75-8780">
            <text:p>75-8780</text:p>
          </table:table-cell>
          <table:table-cell office:value-type="string" office:string-value="SCRAPER">
            <text:p>SCRAPER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8.99">
            <text:p>$18.99</text:p>
          </table:table-cell>
          <table:table-cell office:value-type="string" office:string-value="$14.24">
            <text:p>$14.24</text:p>
          </table:table-cell>
          <table:table-cell office:value-type="string" office:string-value="$12.82">
            <text:p>$12.82</text:p>
          </table:table-cell>
          <table:table-cell office:value-type="string" office:string-value="$12.10">
            <text:p>$12.10</text:p>
          </table:table-cell>
          <table:table-cell office:value-type="string" office:string-value="$11.39">
            <text:p>$11.39</text:p>
          </table:table-cell>
          <table:table-cell office:value-type="string" office:string-value="$10.68">
            <text:p>$10.68</text:p>
          </table:table-cell>
          <table:table-cell office:value-type="string" office:string-value="$9.97">
            <text:p>$9.97</text:p>
          </table:table-cell>
          <table:table-cell office:value-type="string" office:string-value="$9.26">
            <text:p>$9.26</text:p>
          </table:table-cell>
        </table:table-row>
        <table:table-row>
          <table:table-cell office:value-type="string" office:string-value="75-9010">
            <text:p>75-901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7.99">
            <text:p>$17.99</text:p>
          </table:table-cell>
          <table:table-cell office:value-type="string" office:string-value="$13.49">
            <text:p>$13.49</text:p>
          </table:table-cell>
          <table:table-cell office:value-type="string" office:string-value="$12.14">
            <text:p>$12.14</text:p>
          </table:table-cell>
          <table:table-cell office:value-type="string" office:string-value="$11.47">
            <text:p>$11.47</text:p>
          </table:table-cell>
          <table:table-cell office:value-type="string" office:string-value="$10.79">
            <text:p>$10.79</text:p>
          </table:table-cell>
          <table:table-cell office:value-type="string" office:string-value="$10.12">
            <text:p>$10.12</text:p>
          </table:table-cell>
          <table:table-cell office:value-type="string" office:string-value="$9.44">
            <text:p>$9.44</text:p>
          </table:table-cell>
          <table:table-cell office:value-type="string" office:string-value="$8.77">
            <text:p>$8.77</text:p>
          </table:table-cell>
        </table:table-row>
        <table:table-row>
          <table:table-cell office:value-type="string" office:string-value="75-9020">
            <text:p>75-9020</text:p>
          </table:table-cell>
          <table:table-cell office:value-type="string" office:string-value="SPRING-EXTENSION">
            <text:p>SPRING-EXTENSION</text:p>
          </table:table-cell>
          <table:table-cell office:value-type="string" office:string-value="SPRING">
            <text:p>SPRING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7.59">
            <text:p>$7.59</text:p>
          </table:table-cell>
          <table:table-cell office:value-type="string" office:string-value="$5.69">
            <text:p>$5.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76-2712">
            <text:p>76-2712</text:p>
          </table:table-cell>
          <table:table-cell office:value-type="string" office:string-value="CONTROL-SPEED, GROUND">
            <text:p>CONTROL-SPEED, GROUND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9.99">
            <text:p>$39.99</text:p>
          </table:table-cell>
          <table:table-cell office:value-type="string" office:string-value="$29.99">
            <text:p>$29.99</text:p>
          </table:table-cell>
          <table:table-cell office:value-type="string" office:string-value="$26.99">
            <text:p>$26.99</text:p>
          </table:table-cell>
          <table:table-cell office:value-type="string" office:string-value="$25.49">
            <text:p>$25.49</text:p>
          </table:table-cell>
          <table:table-cell office:value-type="string" office:string-value="$23.99">
            <text:p>$23.99</text:p>
          </table:table-cell>
          <table:table-cell office:value-type="string" office:string-value="$22.49">
            <text:p>$22.49</text:p>
          </table:table-cell>
          <table:table-cell office:value-type="string" office:string-value="$20.99">
            <text:p>$20.99</text:p>
          </table:table-cell>
          <table:table-cell office:value-type="string" office:string-value="$19.49">
            <text:p>$19.49</text:p>
          </table:table-cell>
        </table:table-row>
        <table:table-row>
          <table:table-cell office:value-type="string" office:string-value="77-6710-03">
            <text:p>77-6710-03</text:p>
          </table:table-cell>
          <table:table-cell office:value-type="string" office:string-value="BLADE (21.5IN)">
            <text:p>BLADE (21.5IN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4CH">
            <text:p>4CH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41">
            <text:p>$28.41</text:p>
          </table:table-cell>
          <table:table-cell office:value-type="string" office:string-value="$21.31">
            <text:p>$21.31</text:p>
          </table:table-cell>
          <table:table-cell office:value-type="string" office:string-value="$19.18">
            <text:p>$19.18</text:p>
          </table:table-cell>
          <table:table-cell office:value-type="string" office:string-value="$18.11">
            <text:p>$18.11</text:p>
          </table:table-cell>
          <table:table-cell office:value-type="string" office:string-value="$17.05">
            <text:p>$17.05</text:p>
          </table:table-cell>
          <table:table-cell office:value-type="string" office:string-value="$15.98">
            <text:p>$15.98</text:p>
          </table:table-cell>
          <table:table-cell office:value-type="string" office:string-value="$14.92">
            <text:p>$14.92</text:p>
          </table:table-cell>
          <table:table-cell office:value-type="string" office:string-value="$13.85">
            <text:p>$13.85</text:p>
          </table:table-cell>
        </table:table-row>
        <table:table-row>
          <table:table-cell office:value-type="string" office:string-value="78-2900">
            <text:p>78-2900</text:p>
          </table:table-cell>
          <table:table-cell office:value-type="string" office:string-value="ASS'Y-TIE ROD*">
            <text:p>ASS'Y-TIE ROD*</text:p>
          </table:table-cell>
          <table:table-cell office:value-type="string" office:string-value="ROD">
            <text:p>ROD</text:p>
          </table:table-cell>
          <table:table-cell office:value-type="string" office:string-value="No">
            <text:p>No</text:p>
          </table:table-cell>
          <table:table-cell office:value-type="string" office:string-value="3AB">
            <text:p>3A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2.99">
            <text:p>$62.99</text:p>
          </table:table-cell>
          <table:table-cell office:value-type="string" office:string-value="$47.24">
            <text:p>$47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79004">
            <text:p>79004</text:p>
          </table:table-cell>
          <table:table-cell office:value-type="string" office:string-value="BELT-DECK, 42 TCSS">
            <text:p>BELT-DECK, 42 TCSS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25.19">
            <text:p>$25.19</text:p>
          </table:table-cell>
          <table:table-cell office:value-type="string" office:string-value="$22.67">
            <text:p>$22.67</text:p>
          </table:table-cell>
          <table:table-cell office:value-type="string" office:string-value="$21.41">
            <text:p>$21.41</text:p>
          </table:table-cell>
          <table:table-cell office:value-type="string" office:string-value="$20.15">
            <text:p>$20.15</text:p>
          </table:table-cell>
          <table:table-cell office:value-type="string" office:string-value="$18.89">
            <text:p>$18.89</text:p>
          </table:table-cell>
          <table:table-cell office:value-type="string" office:string-value="$17.63">
            <text:p>$17.63</text:p>
          </table:table-cell>
          <table:table-cell office:value-type="string" office:string-value="$16.37">
            <text:p>$16.37</text:p>
          </table:table-cell>
        </table:table-row>
        <table:table-row>
          <table:table-cell office:value-type="string" office:string-value="79005">
            <text:p>79005</text:p>
          </table:table-cell>
          <table:table-cell office:value-type="string" office:string-value="BELT-DECK, 50 TCSS">
            <text:p>BELT-DECK, 50 TCSS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2.99">
            <text:p>$52.99</text:p>
          </table:table-cell>
          <table:table-cell office:value-type="string" office:string-value="$31.79">
            <text:p>$31.79</text:p>
          </table:table-cell>
          <table:table-cell office:value-type="string" office:string-value="$28.61">
            <text:p>$28.61</text:p>
          </table:table-cell>
          <table:table-cell office:value-type="string" office:string-value="$27.02">
            <text:p>$27.02</text:p>
          </table:table-cell>
          <table:table-cell office:value-type="string" office:string-value="$25.43">
            <text:p>$25.43</text:p>
          </table:table-cell>
          <table:table-cell office:value-type="string" office:string-value="$23.84">
            <text:p>$23.84</text:p>
          </table:table-cell>
          <table:table-cell office:value-type="string" office:string-value="$22.25">
            <text:p>$22.25</text:p>
          </table:table-cell>
          <table:table-cell office:value-type="string" office:string-value="$20.66">
            <text:p>$20.66</text:p>
          </table:table-cell>
        </table:table-row>
        <table:table-row>
          <table:table-cell office:value-type="string" office:string-value="79006">
            <text:p>79006</text:p>
          </table:table-cell>
          <table:table-cell office:value-type="string" office:string-value="BELT-DECK, 50 TC">
            <text:p>BELT-DECK, 50 TC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64.99">
            <text:p>$64.99</text:p>
          </table:table-cell>
          <table:table-cell office:value-type="string" office:string-value="$38.99">
            <text:p>$38.99</text:p>
          </table:table-cell>
          <table:table-cell office:value-type="string" office:string-value="$35.09">
            <text:p>$35.09</text:p>
          </table:table-cell>
          <table:table-cell office:value-type="string" office:string-value="$33.14">
            <text:p>$33.14</text:p>
          </table:table-cell>
          <table:table-cell office:value-type="string" office:string-value="$31.19">
            <text:p>$31.19</text:p>
          </table:table-cell>
          <table:table-cell office:value-type="string" office:string-value="$29.24">
            <text:p>$29.24</text:p>
          </table:table-cell>
          <table:table-cell office:value-type="string" office:string-value="$27.29">
            <text:p>$27.29</text:p>
          </table:table-cell>
          <table:table-cell office:value-type="string" office:string-value="$25.34">
            <text:p>$25.34</text:p>
          </table:table-cell>
        </table:table-row>
        <table:table-row>
          <table:table-cell office:value-type="string" office:string-value="79007">
            <text:p>79007</text:p>
          </table:table-cell>
          <table:table-cell office:value-type="string" office:string-value="BELT - DECK, 54 TC">
            <text:p>BELT - DECK, 54 TC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73.99">
            <text:p>$73.99</text:p>
          </table:table-cell>
          <table:table-cell office:value-type="string" office:string-value="$44.39">
            <text:p>$44.39</text:p>
          </table:table-cell>
          <table:table-cell office:value-type="string" office:string-value="$39.95">
            <text:p>$39.95</text:p>
          </table:table-cell>
          <table:table-cell office:value-type="string" office:string-value="$37.73">
            <text:p>$37.73</text:p>
          </table:table-cell>
          <table:table-cell office:value-type="string" office:string-value="$35.51">
            <text:p>$35.51</text:p>
          </table:table-cell>
          <table:table-cell office:value-type="string" office:string-value="$33.29">
            <text:p>$33.29</text:p>
          </table:table-cell>
          <table:table-cell office:value-type="string" office:string-value="$31.07">
            <text:p>$31.07</text:p>
          </table:table-cell>
          <table:table-cell office:value-type="string" office:string-value="$28.85">
            <text:p>$28.85</text:p>
          </table:table-cell>
        </table:table-row>
        <table:table-row>
          <table:table-cell office:value-type="string" office:string-value="79009">
            <text:p>79009</text:p>
          </table:table-cell>
          <table:table-cell office:value-type="string" office:string-value="TIMECUTTER SS ENGINE GUARD 32,42IN">
            <text:p>TIMECUTTER SS ENGINE GUARD 32,42IN</text:p>
          </table:table-cell>
          <table:table-cell office:value-type="string" office:string-value="SHIELD/GUARD">
            <text:p>SHIELD/GUARD</text:p>
          </table:table-cell>
          <table:table-cell office:value-type="string" office:string-value="No">
            <text:p>No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$70.99">
            <text:p>$70.99</text:p>
          </table:table-cell>
          <table:table-cell office:value-type="string" office:string-value="$53.24">
            <text:p>$53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79016P">
            <text:p>79016P</text:p>
          </table:table-cell>
          <table:table-cell office:value-type="string" office:string-value="KIT-BLADE, TIMECUTTER, 50 (3blades)">
            <text:p>KIT-BLADE, TIMECUTTER, 50 (3blades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0.99">
            <text:p>$60.99</text:p>
          </table:table-cell>
          <table:table-cell office:value-type="string" office:string-value="$36.59">
            <text:p>$36.59</text:p>
          </table:table-cell>
          <table:table-cell office:value-type="string" office:string-value="$32.93">
            <text:p>$32.93</text:p>
          </table:table-cell>
          <table:table-cell office:value-type="string" office:string-value="$31.10">
            <text:p>$31.10</text:p>
          </table:table-cell>
          <table:table-cell office:value-type="string" office:string-value="$29.27">
            <text:p>$29.27</text:p>
          </table:table-cell>
          <table:table-cell office:value-type="string" office:string-value="$27.44">
            <text:p>$27.44</text:p>
          </table:table-cell>
          <table:table-cell office:value-type="string" office:string-value="$25.61">
            <text:p>$25.61</text:p>
          </table:table-cell>
          <table:table-cell office:value-type="string" office:string-value="$23.78">
            <text:p>$23.78</text:p>
          </table:table-cell>
        </table:table-row>
        <table:table-row>
          <table:table-cell office:value-type="string" office:string-value="79142">
            <text:p>79142</text:p>
          </table:table-cell>
          <table:table-cell office:value-type="string" office:string-value="BAGGING BLADE KIT 52&quot; Z">
            <text:p>BAGGING BLADE KIT 52" Z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4.99">
            <text:p>$94.99</text:p>
          </table:table-cell>
          <table:table-cell office:value-type="string" office:string-value="$71.24">
            <text:p>$71.24</text:p>
          </table:table-cell>
          <table:table-cell office:value-type="string" office:string-value="$64.12">
            <text:p>$64.12</text:p>
          </table:table-cell>
          <table:table-cell office:value-type="string" office:string-value="$60.55">
            <text:p>$60.55</text:p>
          </table:table-cell>
          <table:table-cell office:value-type="string" office:string-value="$56.99">
            <text:p>$56.99</text:p>
          </table:table-cell>
          <table:table-cell office:value-type="string" office:string-value="$53.43">
            <text:p>$53.43</text:p>
          </table:table-cell>
          <table:table-cell office:value-type="string" office:string-value="$49.87">
            <text:p>$49.87</text:p>
          </table:table-cell>
          <table:table-cell office:value-type="string" office:string-value="$46.31">
            <text:p>$46.31</text:p>
          </table:table-cell>
        </table:table-row>
        <table:table-row>
          <table:table-cell office:value-type="string" office:string-value="79-5270">
            <text:p>79-5270</text:p>
          </table:table-cell>
          <table:table-cell office:value-type="string" office:string-value="OIL FILTER ASM">
            <text:p>OIL FILTER ASM</text:p>
          </table:table-cell>
          <table:table-cell office:value-type="string" office:string-value="FILTER (HYDRAULIC)">
            <text:p>FILTER (HYDRAULIC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7.99">
            <text:p>$17.99</text:p>
          </table:table-cell>
          <table:table-cell office:value-type="string" office:string-value="$13.49">
            <text:p>$13.49</text:p>
          </table:table-cell>
          <table:table-cell office:value-type="string" office:string-value="$12.14">
            <text:p>$12.14</text:p>
          </table:table-cell>
          <table:table-cell office:value-type="string" office:string-value="$11.47">
            <text:p>$11.47</text:p>
          </table:table-cell>
          <table:table-cell office:value-type="string" office:string-value="$10.79">
            <text:p>$10.79</text:p>
          </table:table-cell>
          <table:table-cell office:value-type="string" office:string-value="$10.12">
            <text:p>$10.12</text:p>
          </table:table-cell>
          <table:table-cell office:value-type="string" office:string-value="$9.44">
            <text:p>$9.44</text:p>
          </table:table-cell>
          <table:table-cell office:value-type="string" office:string-value="$8.77">
            <text:p>$8.77</text:p>
          </table:table-cell>
        </table:table-row>
        <table:table-row>
          <table:table-cell office:value-type="string" office:string-value="79-5980">
            <text:p>79-598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9.99">
            <text:p>$39.99</text:p>
          </table:table-cell>
          <table:table-cell office:value-type="string" office:string-value="$29.99">
            <text:p>$29.99</text:p>
          </table:table-cell>
          <table:table-cell office:value-type="string" office:string-value="$26.99">
            <text:p>$26.99</text:p>
          </table:table-cell>
          <table:table-cell office:value-type="string" office:string-value="$25.49">
            <text:p>$25.49</text:p>
          </table:table-cell>
          <table:table-cell office:value-type="string" office:string-value="$23.99">
            <text:p>$23.99</text:p>
          </table:table-cell>
          <table:table-cell office:value-type="string" office:string-value="$22.49">
            <text:p>$22.49</text:p>
          </table:table-cell>
          <table:table-cell office:value-type="string" office:string-value="$20.99">
            <text:p>$20.99</text:p>
          </table:table-cell>
          <table:table-cell office:value-type="string" office:string-value="$19.49">
            <text:p>$19.49</text:p>
          </table:table-cell>
        </table:table-row>
        <table:table-row>
          <table:table-cell office:value-type="string" office:string-value="80-0510-03">
            <text:p>80-0510-03</text:p>
          </table:table-cell>
          <table:table-cell office:value-type="string" office:string-value="STIFFENER-BLADE">
            <text:p>STIFFENER-BLADE</text:p>
          </table:table-cell>
          <table:table-cell office:value-type="string" office:string-value="BLADE-RETAINER">
            <text:p>BLADE-RETAINER</text:p>
          </table:table-cell>
          <table:table-cell office:value-type="string" office:string-value="No">
            <text:p>No</text:p>
          </table:table-cell>
          <table:table-cell office:value-type="string" office:string-value="4CE">
            <text:p>4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5.99">
            <text:p>$15.99</text:p>
          </table:table-cell>
          <table:table-cell office:value-type="string" office:string-value="$11.99">
            <text:p>$11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80-4430-03">
            <text:p>80-4430-03</text:p>
          </table:table-cell>
          <table:table-cell office:value-type="string" office:string-value="BLADE-RECYCLER, 31.35 INCH">
            <text:p>BLADE-RECYCLER, 31.35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8.99">
            <text:p>$48.99</text:p>
          </table:table-cell>
          <table:table-cell office:value-type="string" office:string-value="$29.39">
            <text:p>$29.39</text:p>
          </table:table-cell>
          <table:table-cell office:value-type="string" office:string-value="$26.45">
            <text:p>$26.45</text:p>
          </table:table-cell>
          <table:table-cell office:value-type="string" office:string-value="$24.98">
            <text:p>$24.98</text:p>
          </table:table-cell>
          <table:table-cell office:value-type="string" office:string-value="$23.51">
            <text:p>$23.51</text:p>
          </table:table-cell>
          <table:table-cell office:value-type="string" office:string-value="$22.04">
            <text:p>$22.04</text:p>
          </table:table-cell>
          <table:table-cell office:value-type="string" office:string-value="$20.57">
            <text:p>$20.57</text:p>
          </table:table-cell>
          <table:table-cell office:value-type="string" office:string-value="$19.10">
            <text:p>$19.10</text:p>
          </table:table-cell>
        </table:table-row>
        <table:table-row>
          <table:table-cell office:value-type="string" office:string-value="81-1280">
            <text:p>81-1280</text:p>
          </table:table-cell>
          <table:table-cell office:value-type="string" office:string-value="SCREW-HHF">
            <text:p>SCREW-HHF</text:p>
          </table:table-cell>
          <table:table-cell office:value-type="string" office:string-value="BOLT (STD)">
            <text:p>BOLT (STD)</text:p>
          </table:table-cell>
          <table:table-cell office:value-type="string" office:string-value="No">
            <text:p>No</text:p>
          </table:table-cell>
          <table:table-cell office:value-type="string" office:string-value="5GP">
            <text:p>5G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.69">
            <text:p>$1.69</text:p>
          </table:table-cell>
          <table:table-cell office:value-type="string" office:string-value="$1.01">
            <text:p>$1.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81-3250">
            <text:p>81-3250</text:p>
          </table:table-cell>
          <table:table-cell office:value-type="string" office:string-value="SPARK PLUG">
            <text:p>SPARK PLUG</text:p>
          </table:table-cell>
          <table:table-cell office:value-type="string" office:string-value="SPARK PLUG">
            <text:p>SPARK PLUG</text:p>
          </table:table-cell>
          <table:table-cell office:value-type="string" office:string-value="No">
            <text:p>No</text:p>
          </table:table-cell>
          <table:table-cell office:value-type="string" office:string-value="7JJ">
            <text:p>7JJ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7.59">
            <text:p>$7.59</text:p>
          </table:table-cell>
          <table:table-cell office:value-type="string" office:string-value="$4.55">
            <text:p>$4.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82-2190">
            <text:p>82-2190</text:p>
          </table:table-cell>
          <table:table-cell office:value-type="string" office:string-value="SWITCH-BAIL">
            <text:p>SWITCH-BAIL</text:p>
          </table:table-cell>
          <table:table-cell office:value-type="string" office:string-value="HANDLE">
            <text:p>HANDLE</text:p>
          </table:table-cell>
          <table:table-cell office:value-type="string" office:string-value="No">
            <text:p>No</text:p>
          </table:table-cell>
          <table:table-cell office:value-type="string" office:string-value="6HV">
            <text:p>6H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8.39">
            <text:p>$8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83-2720">
            <text:p>83-2720</text:p>
          </table:table-cell>
          <table:table-cell office:value-type="string" office:string-value="BOLT-LUG">
            <text:p>BOLT-LUG</text:p>
          </table:table-cell>
          <table:table-cell office:value-type="string" office:string-value="BOLT (STD)">
            <text:p>BOLT (STD)</text:p>
          </table:table-cell>
          <table:table-cell office:value-type="string" office:string-value="No">
            <text:p>No</text:p>
          </table:table-cell>
          <table:table-cell office:value-type="string" office:string-value="2RT">
            <text:p>2R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.69">
            <text:p>$3.69</text:p>
          </table:table-cell>
          <table:table-cell office:value-type="string" office:string-value="$2.77">
            <text:p>$2.7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8411">
            <text:p>841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7.24">
            <text:p>$17.24</text:p>
          </table:table-cell>
          <table:table-cell office:value-type="string" office:string-value="$15.52">
            <text:p>$15.52</text:p>
          </table:table-cell>
          <table:table-cell office:value-type="string" office:string-value="$14.65">
            <text:p>$14.65</text:p>
          </table:table-cell>
          <table:table-cell office:value-type="string" office:string-value="$13.79">
            <text:p>$13.79</text:p>
          </table:table-cell>
          <table:table-cell office:value-type="string" office:string-value="$12.93">
            <text:p>$12.93</text:p>
          </table:table-cell>
          <table:table-cell office:value-type="string" office:string-value="$12.07">
            <text:p>$12.07</text:p>
          </table:table-cell>
          <table:table-cell office:value-type="string" office:string-value="$11.21">
            <text:p>$11.21</text:p>
          </table:table-cell>
        </table:table-row>
        <table:table-row>
          <table:table-cell office:value-type="string" office:string-value="84-1980">
            <text:p>84-1980</text:p>
          </table:table-cell>
          <table:table-cell office:value-type="string" office:string-value="BLADE-ROTOR">
            <text:p>BLADE-ROTOR</text:p>
          </table:table-cell>
          <table:table-cell office:value-type="string" office:string-value="RUBBER PARTS">
            <text:p>RUBBER PARTS</text:p>
          </table:table-cell>
          <table:table-cell office:value-type="string" office:string-value="No">
            <text:p>No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23.24">
            <text:p>$23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84-4390">
            <text:p>84-4390</text:p>
          </table:table-cell>
          <table:table-cell office:value-type="string" office:string-value="V-BELT, DECK DRIVE">
            <text:p>V-BELT, DECK 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34.49">
            <text:p>$34.49</text:p>
          </table:table-cell>
          <table:table-cell office:value-type="string" office:string-value="$31.04">
            <text:p>$31.04</text:p>
          </table:table-cell>
          <table:table-cell office:value-type="string" office:string-value="$29.32">
            <text:p>$29.32</text:p>
          </table:table-cell>
          <table:table-cell office:value-type="string" office:string-value="$27.59">
            <text:p>$27.59</text:p>
          </table:table-cell>
          <table:table-cell office:value-type="string" office:string-value="$25.87">
            <text:p>$25.87</text:p>
          </table:table-cell>
          <table:table-cell office:value-type="string" office:string-value="$24.14">
            <text:p>$24.14</text:p>
          </table:table-cell>
          <table:table-cell office:value-type="string" office:string-value="$22.42">
            <text:p>$22.42</text:p>
          </table:table-cell>
        </table:table-row>
        <table:table-row>
          <table:table-cell office:value-type="string" office:string-value="84-4410">
            <text:p>84-4410</text:p>
          </table:table-cell>
          <table:table-cell office:value-type="string" office:string-value="V-BELT, DECK">
            <text:p>V-BELT, DECK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2.99">
            <text:p>$32.99</text:p>
          </table:table-cell>
          <table:table-cell office:value-type="string" office:string-value="$24.74">
            <text:p>$24.74</text:p>
          </table:table-cell>
          <table:table-cell office:value-type="string" office:string-value="$22.27">
            <text:p>$22.27</text:p>
          </table:table-cell>
          <table:table-cell office:value-type="string" office:string-value="$21.03">
            <text:p>$21.03</text:p>
          </table:table-cell>
          <table:table-cell office:value-type="string" office:string-value="$19.79">
            <text:p>$19.79</text:p>
          </table:table-cell>
          <table:table-cell office:value-type="string" office:string-value="$18.56">
            <text:p>$18.56</text:p>
          </table:table-cell>
          <table:table-cell office:value-type="string" office:string-value="$17.32">
            <text:p>$17.32</text:p>
          </table:table-cell>
          <table:table-cell office:value-type="string" office:string-value="$16.08">
            <text:p>$16.08</text:p>
          </table:table-cell>
        </table:table-row>
        <table:table-row>
          <table:table-cell office:value-type="string" office:string-value="84-9120">
            <text:p>84-9120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63.99">
            <text:p>$63.99</text:p>
          </table:table-cell>
          <table:table-cell office:value-type="string" office:string-value="$38.39">
            <text:p>$38.39</text:p>
          </table:table-cell>
          <table:table-cell office:value-type="string" office:string-value="$34.55">
            <text:p>$34.55</text:p>
          </table:table-cell>
          <table:table-cell office:value-type="string" office:string-value="$32.63">
            <text:p>$32.63</text:p>
          </table:table-cell>
          <table:table-cell office:value-type="string" office:string-value="$30.71">
            <text:p>$30.71</text:p>
          </table:table-cell>
          <table:table-cell office:value-type="string" office:string-value="$28.79">
            <text:p>$28.79</text:p>
          </table:table-cell>
          <table:table-cell office:value-type="string" office:string-value="$26.87">
            <text:p>$26.87</text:p>
          </table:table-cell>
          <table:table-cell office:value-type="string" office:string-value="$24.95">
            <text:p>$24.95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85-6904">
            <text:p>85-6904</text:p>
          </table:table-cell>
          <table:table-cell office:value-type="string" office:string-value="CABLE - BRAKE">
            <text:p>CABLE - BRAKE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5.99">
            <text:p>$35.99</text:p>
          </table:table-cell>
          <table:table-cell office:value-type="string" office:string-value="$26.99">
            <text:p>$26.99</text:p>
          </table:table-cell>
          <table:table-cell office:value-type="string" office:string-value="$24.29">
            <text:p>$24.29</text:p>
          </table:table-cell>
          <table:table-cell office:value-type="string" office:string-value="$22.94">
            <text:p>$22.94</text:p>
          </table:table-cell>
          <table:table-cell office:value-type="string" office:string-value="$21.59">
            <text:p>$21.59</text:p>
          </table:table-cell>
          <table:table-cell office:value-type="string" office:string-value="$20.24">
            <text:p>$20.24</text:p>
          </table:table-cell>
          <table:table-cell office:value-type="string" office:string-value="$18.89">
            <text:p>$18.89</text:p>
          </table:table-cell>
          <table:table-cell office:value-type="string" office:string-value="$17.54">
            <text:p>$17.54</text:p>
          </table:table-cell>
        </table:table-row>
        <table:table-row>
          <table:table-cell office:value-type="string" office:string-value="86-9671">
            <text:p>86-9671</text:p>
          </table:table-cell>
          <table:table-cell office:value-type="string" office:string-value="GUIDE-ROPE">
            <text:p>GUIDE-ROPE</text:p>
          </table:table-cell>
          <table:table-cell office:value-type="string" office:string-value="BRACKET">
            <text:p>BRACKET</text:p>
          </table:table-cell>
          <table:table-cell office:value-type="string" office:string-value="No">
            <text:p>No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.99">
            <text:p>$3.99</text:p>
          </table:table-cell>
          <table:table-cell office:value-type="string" office:string-value="$2.39">
            <text:p>$2.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88-3980">
            <text:p>88-3980</text:p>
          </table:table-cell>
          <table:table-cell office:value-type="string" office:string-value="GAS CAP ASM">
            <text:p>GAS CAP ASM</text:p>
          </table:table-cell>
          <table:table-cell office:value-type="string" office:string-value="GAS/FUEL CAP">
            <text:p>GAS/FUEL CAP</text:p>
          </table:table-cell>
          <table:table-cell office:value-type="string" office:string-value="No">
            <text:p>No</text:p>
          </table:table-cell>
          <table:table-cell office:value-type="string" office:string-value="6HF">
            <text:p>6H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18.59">
            <text:p>$18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88-4510">
            <text:p>88-4510</text:p>
          </table:table-cell>
          <table:table-cell office:value-type="string" office:string-value="HOUSING-SPINDLE">
            <text:p>HOUSING-SPINDLE</text:p>
          </table:table-cell>
          <table:table-cell office:value-type="string" office:string-value="HSG (METAL)">
            <text:p>HSG (METAL)</text:p>
          </table:table-cell>
          <table:table-cell office:value-type="string" office:string-value="No">
            <text:p>No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6.99">
            <text:p>$86.99</text:p>
          </table:table-cell>
          <table:table-cell office:value-type="string" office:string-value="$65.24">
            <text:p>$65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88-5140-03">
            <text:p>88-5140-03</text:p>
          </table:table-cell>
          <table:table-cell office:value-type="string" office:string-value="BLADE">
            <text:p>BLADE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5.99">
            <text:p>$35.99</text:p>
          </table:table-cell>
          <table:table-cell office:value-type="string" office:string-value="$26.99">
            <text:p>$26.99</text:p>
          </table:table-cell>
          <table:table-cell office:value-type="string" office:string-value="$24.29">
            <text:p>$24.29</text:p>
          </table:table-cell>
          <table:table-cell office:value-type="string" office:string-value="$22.94">
            <text:p>$22.94</text:p>
          </table:table-cell>
          <table:table-cell office:value-type="string" office:string-value="$21.59">
            <text:p>$21.59</text:p>
          </table:table-cell>
          <table:table-cell office:value-type="string" office:string-value="$20.24">
            <text:p>$20.24</text:p>
          </table:table-cell>
          <table:table-cell office:value-type="string" office:string-value="$18.89">
            <text:p>$18.89</text:p>
          </table:table-cell>
          <table:table-cell office:value-type="string" office:string-value="$17.54">
            <text:p>$17.54</text:p>
          </table:table-cell>
        </table:table-row>
        <table:table-row>
          <table:table-cell office:value-type="string" office:string-value="88-6250">
            <text:p>88-625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31.49">
            <text:p>$31.49</text:p>
          </table:table-cell>
          <table:table-cell office:value-type="string" office:string-value="$28.34">
            <text:p>$28.34</text:p>
          </table:table-cell>
          <table:table-cell office:value-type="string" office:string-value="$26.77">
            <text:p>$26.77</text:p>
          </table:table-cell>
          <table:table-cell office:value-type="string" office:string-value="$25.19">
            <text:p>$25.19</text:p>
          </table:table-cell>
          <table:table-cell office:value-type="string" office:string-value="$23.62">
            <text:p>$23.62</text:p>
          </table:table-cell>
          <table:table-cell office:value-type="string" office:string-value="$22.04">
            <text:p>$22.04</text:p>
          </table:table-cell>
          <table:table-cell office:value-type="string" office:string-value="$20.47">
            <text:p>$20.47</text:p>
          </table:table-cell>
        </table:table-row>
        <table:table-row>
          <table:table-cell office:value-type="string" office:string-value="88-6260">
            <text:p>88-626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34.49">
            <text:p>$34.49</text:p>
          </table:table-cell>
          <table:table-cell office:value-type="string" office:string-value="$31.04">
            <text:p>$31.04</text:p>
          </table:table-cell>
          <table:table-cell office:value-type="string" office:string-value="$29.32">
            <text:p>$29.32</text:p>
          </table:table-cell>
          <table:table-cell office:value-type="string" office:string-value="$27.59">
            <text:p>$27.59</text:p>
          </table:table-cell>
          <table:table-cell office:value-type="string" office:string-value="$25.87">
            <text:p>$25.87</text:p>
          </table:table-cell>
          <table:table-cell office:value-type="string" office:string-value="$24.14">
            <text:p>$24.14</text:p>
          </table:table-cell>
          <table:table-cell office:value-type="string" office:string-value="$22.42">
            <text:p>$22.42</text:p>
          </table:table-cell>
        </table:table-row>
        <table:table-row>
          <table:table-cell office:value-type="string" office:string-value="88-6270">
            <text:p>88-627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6.99">
            <text:p>$46.99</text:p>
          </table:table-cell>
          <table:table-cell office:value-type="string" office:string-value="$35.24">
            <text:p>$35.24</text:p>
          </table:table-cell>
          <table:table-cell office:value-type="string" office:string-value="$31.72">
            <text:p>$31.72</text:p>
          </table:table-cell>
          <table:table-cell office:value-type="string" office:string-value="$29.95">
            <text:p>$29.95</text:p>
          </table:table-cell>
          <table:table-cell office:value-type="string" office:string-value="$28.19">
            <text:p>$28.19</text:p>
          </table:table-cell>
          <table:table-cell office:value-type="string" office:string-value="$26.43">
            <text:p>$26.43</text:p>
          </table:table-cell>
          <table:table-cell office:value-type="string" office:string-value="$24.67">
            <text:p>$24.67</text:p>
          </table:table-cell>
          <table:table-cell office:value-type="string" office:string-value="$22.91">
            <text:p>$22.91</text:p>
          </table:table-cell>
        </table:table-row>
        <table:table-row>
          <table:table-cell office:value-type="string" office:string-value="88-6280">
            <text:p>88-628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9.24">
            <text:p>$29.24</text:p>
          </table:table-cell>
          <table:table-cell office:value-type="string" office:string-value="$26.32">
            <text:p>$26.32</text:p>
          </table:table-cell>
          <table:table-cell office:value-type="string" office:string-value="$24.85">
            <text:p>$24.85</text:p>
          </table:table-cell>
          <table:table-cell office:value-type="string" office:string-value="$23.39">
            <text:p>$23.39</text:p>
          </table:table-cell>
          <table:table-cell office:value-type="string" office:string-value="$21.93">
            <text:p>$21.93</text:p>
          </table:table-cell>
          <table:table-cell office:value-type="string" office:string-value="$20.47">
            <text:p>$20.47</text:p>
          </table:table-cell>
          <table:table-cell office:value-type="string" office:string-value="$19.01">
            <text:p>$19.01</text:p>
          </table:table-cell>
        </table:table-row>
        <table:table-row>
          <table:table-cell office:value-type="string" office:string-value="89802">
            <text:p>89802</text:p>
          </table:table-cell>
          <table:table-cell office:value-type="string" office:string-value="SIDE BAG L&amp;S">
            <text:p>SIDE BAG L&amp;S</text:p>
          </table:table-cell>
          <table:table-cell office:value-type="string" office:string-value="BAG">
            <text:p>BAG</text:p>
          </table:table-cell>
          <table:table-cell office:value-type="string" office:string-value="No">
            <text:p>No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4.99">
            <text:p>$74.99</text:p>
          </table:table-cell>
          <table:table-cell office:value-type="string" office:string-value="$56.24">
            <text:p>$56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89914P">
            <text:p>89914P</text:p>
          </table:table-cell>
          <table:table-cell office:value-type="string" office:string-value="21IN LB WPM BLADE">
            <text:p>21IN LB WPM BLADE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89963P">
            <text:p>89963P</text:p>
          </table:table-cell>
          <table:table-cell office:value-type="string" office:string-value="LAWN-BOY BLADE - 20IN, PACKAGED">
            <text:p>LAWN-BOY BLADE - 20IN, PACKAGED</text:p>
          </table:table-cell>
          <table:table-cell office:value-type="string" office:string-value="BLADE-OTHER">
            <text:p>BLADE-OTHER</text:p>
          </table:table-cell>
          <table:table-cell office:value-type="string" office:string-value="No">
            <text:p>No</text:p>
          </table:table-cell>
          <table:table-cell office:value-type="string" office:string-value="1L">
            <text:p>1L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5.99">
            <text:p>$25.99</text:p>
          </table:table-cell>
          <table:table-cell office:value-type="string" office:string-value="$19.49">
            <text:p>$19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1-2256-03">
            <text:p>91-2256-03</text:p>
          </table:table-cell>
          <table:table-cell office:value-type="string" office:string-value="BLADE-21 INCH">
            <text:p>BLADE-21 INCH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9.99">
            <text:p>$29.99</text:p>
          </table:table-cell>
          <table:table-cell office:value-type="string" office:string-value="$22.49">
            <text:p>$22.49</text:p>
          </table:table-cell>
          <table:table-cell office:value-type="string" office:string-value="$20.24">
            <text:p>$20.24</text:p>
          </table:table-cell>
          <table:table-cell office:value-type="string" office:string-value="$19.12">
            <text:p>$19.12</text:p>
          </table:table-cell>
          <table:table-cell office:value-type="string" office:string-value="$17.99">
            <text:p>$17.99</text:p>
          </table:table-cell>
          <table:table-cell office:value-type="string" office:string-value="$16.87">
            <text:p>$16.87</text:p>
          </table:table-cell>
          <table:table-cell office:value-type="string" office:string-value="$15.74">
            <text:p>$15.74</text:p>
          </table:table-cell>
          <table:table-cell office:value-type="string" office:string-value="$14.62">
            <text:p>$14.62</text:p>
          </table:table-cell>
        </table:table-row>
        <table:table-row>
          <table:table-cell office:value-type="string" office:string-value="91-2258">
            <text:p>91-2258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$9.17">
            <text:p>$9.17</text:p>
          </table:table-cell>
          <table:table-cell office:value-type="string" office:string-value="$8.66">
            <text:p>$8.66</text:p>
          </table:table-cell>
          <table:table-cell office:value-type="string" office:string-value="$8.15">
            <text:p>$8.15</text:p>
          </table:table-cell>
          <table:table-cell office:value-type="string" office:string-value="$7.64">
            <text:p>$7.64</text:p>
          </table:table-cell>
          <table:table-cell office:value-type="string" office:string-value="$7.13">
            <text:p>$7.13</text:p>
          </table:table-cell>
          <table:table-cell office:value-type="string" office:string-value="$6.62">
            <text:p>$6.62</text:p>
          </table:table-cell>
        </table:table-row>
        <table:table-row>
          <table:table-cell office:value-type="string" office:string-value="9202574">
            <text:p>9202574</text:p>
          </table:table-cell>
          <table:table-cell office:value-type="string" office:string-value="WASHER-FLAT">
            <text:p>WASHER-FLAT</text:p>
          </table:table-cell>
          <table:table-cell office:value-type="string" office:string-value="WASHER (STD)">
            <text:p>WASHER (STD)</text:p>
          </table:table-cell>
          <table:table-cell office:value-type="string" office:string-value="No">
            <text:p>No</text:p>
          </table:table-cell>
          <table:table-cell office:value-type="string" office:string-value="4DC">
            <text:p>4D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.79">
            <text:p>$1.79</text:p>
          </table:table-cell>
          <table:table-cell office:value-type="string" office:string-value="$1.07">
            <text:p>$1.0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2-0527">
            <text:p>92-0527</text:p>
          </table:table-cell>
          <table:table-cell office:value-type="string" office:string-value="CARTRIDGE-CLEANER, AIR">
            <text:p>CARTRIDGE-CLEANER, AIR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4DI">
            <text:p>4D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92-0530">
            <text:p>92-0530</text:p>
          </table:table-cell>
          <table:table-cell office:value-type="string" office:string-value="ELEMENT-FILTER">
            <text:p>ELEMENT-FILTER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4DI">
            <text:p>4D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.99">
            <text:p>$12.99</text:p>
          </table:table-cell>
          <table:table-cell office:value-type="string" office:string-value="$7.79">
            <text:p>$7.79</text:p>
          </table:table-cell>
          <table:table-cell office:value-type="string" office:string-value="$7.01">
            <text:p>$7.01</text:p>
          </table:table-cell>
          <table:table-cell office:value-type="string" office:string-value="$6.62">
            <text:p>$6.62</text:p>
          </table:table-cell>
          <table:table-cell office:value-type="string" office:string-value="$6.23">
            <text:p>$6.23</text:p>
          </table:table-cell>
          <table:table-cell office:value-type="string" office:string-value="$5.84">
            <text:p>$5.84</text:p>
          </table:table-cell>
          <table:table-cell office:value-type="string" office:string-value="$5.45">
            <text:p>$5.45</text:p>
          </table:table-cell>
          <table:table-cell office:value-type="string" office:string-value="$5.06">
            <text:p>$5.06</text:p>
          </table:table-cell>
        </table:table-row>
        <table:table-row>
          <table:table-cell office:value-type="string" office:string-value="92-1042">
            <text:p>92-1042</text:p>
          </table:table-cell>
          <table:table-cell office:value-type="string" office:string-value="WHEEL AND TIRE ASM">
            <text:p>WHEEL AND TIRE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34.49">
            <text:p>$34.49</text:p>
          </table:table-cell>
          <table:table-cell office:value-type="string" office:string-value="$31.04">
            <text:p>$31.04</text:p>
          </table:table-cell>
          <table:table-cell office:value-type="string" office:string-value="$29.32">
            <text:p>$29.32</text:p>
          </table:table-cell>
          <table:table-cell office:value-type="string" office:string-value="$27.59">
            <text:p>$27.59</text:p>
          </table:table-cell>
          <table:table-cell office:value-type="string" office:string-value="$25.87">
            <text:p>$25.87</text:p>
          </table:table-cell>
          <table:table-cell office:value-type="string" office:string-value="$24.14">
            <text:p>$24.14</text:p>
          </table:table-cell>
          <table:table-cell office:value-type="string" office:string-value="$22.42">
            <text:p>$22.42</text:p>
          </table:table-cell>
        </table:table-row>
        <table:table-row>
          <table:table-cell office:value-type="string" office:string-value="92-1043">
            <text:p>92-1043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5FG">
            <text:p>5F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0.19">
            <text:p>$10.19</text:p>
          </table:table-cell>
          <table:table-cell office:value-type="string" office:string-value="$9.17">
            <text:p>$9.17</text:p>
          </table:table-cell>
          <table:table-cell office:value-type="string" office:string-value="$8.66">
            <text:p>$8.66</text:p>
          </table:table-cell>
          <table:table-cell office:value-type="string" office:string-value="$8.15">
            <text:p>$8.15</text:p>
          </table:table-cell>
          <table:table-cell office:value-type="string" office:string-value="$7.64">
            <text:p>$7.64</text:p>
          </table:table-cell>
          <table:table-cell office:value-type="string" office:string-value="$7.13">
            <text:p>$7.13</text:p>
          </table:table-cell>
          <table:table-cell office:value-type="string" office:string-value="$6.62">
            <text:p>$6.62</text:p>
          </table:table-cell>
        </table:table-row>
        <table:table-row>
          <table:table-cell office:value-type="string" office:string-value="92-1057">
            <text:p>92-1057</text:p>
          </table:table-cell>
          <table:table-cell office:value-type="string" office:string-value="BOLT-SHOULDER">
            <text:p>BOLT-SHOULDER</text:p>
          </table:table-cell>
          <table:table-cell office:value-type="string" office:string-value="BOLT (N-STD/EYE/STUD/ETC)">
            <text:p>BOLT (N-STD/EYE/STUD/ETC)</text:p>
          </table:table-cell>
          <table:table-cell office:value-type="string" office:string-value="No">
            <text:p>No</text:p>
          </table:table-cell>
          <table:table-cell office:value-type="string" office:string-value="6HQ">
            <text:p>6H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.19">
            <text:p>$3.19</text:p>
          </table:table-cell>
          <table:table-cell office:value-type="string" office:string-value="$1.91">
            <text:p>$1.9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2-2260">
            <text:p>92-2260</text:p>
          </table:table-cell>
          <table:table-cell office:value-type="string" office:string-value="SCREW-HANDLE">
            <text:p>SCREW-HANDLE</text:p>
          </table:table-cell>
          <table:table-cell office:value-type="string" office:string-value="BOLT (STD)">
            <text:p>BOLT (STD)</text:p>
          </table:table-cell>
          <table:table-cell office:value-type="string" office:string-value="No">
            <text:p>No</text:p>
          </table:table-cell>
          <table:table-cell office:value-type="string" office:string-value="4DQ">
            <text:p>4DQ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3.69">
            <text:p>$3.69</text:p>
          </table:table-cell>
          <table:table-cell office:value-type="string" office:string-value="$2.21">
            <text:p>$2.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2-5608-03">
            <text:p>92-5608-03</text:p>
          </table:table-cell>
          <table:table-cell office:value-type="string" office:string-value="BLADE">
            <text:p>BLADE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AI">
            <text:p>3AI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4.11">
            <text:p>$44.11</text:p>
          </table:table-cell>
          <table:table-cell office:value-type="string" office:string-value="$33.08">
            <text:p>$33.08</text:p>
          </table:table-cell>
          <table:table-cell office:value-type="string" office:string-value="$29.77">
            <text:p>$29.77</text:p>
          </table:table-cell>
          <table:table-cell office:value-type="string" office:string-value="$28.12">
            <text:p>$28.12</text:p>
          </table:table-cell>
          <table:table-cell office:value-type="string" office:string-value="$26.46">
            <text:p>$26.46</text:p>
          </table:table-cell>
          <table:table-cell office:value-type="string" office:string-value="$24.81">
            <text:p>$24.81</text:p>
          </table:table-cell>
          <table:table-cell office:value-type="string" office:string-value="$23.16">
            <text:p>$23.16</text:p>
          </table:table-cell>
          <table:table-cell office:value-type="string" office:string-value="$21.50">
            <text:p>$21.50</text:p>
          </table:table-cell>
        </table:table-row>
        <table:table-row>
          <table:table-cell office:value-type="string" office:string-value="92-5790">
            <text:p>92-5790</text:p>
          </table:table-cell>
          <table:table-cell office:value-type="string" office:string-value="PINION">
            <text:p>PINION</text:p>
          </table:table-cell>
          <table:table-cell office:value-type="string" office:string-value="GEAR">
            <text:p>GEAR</text:p>
          </table:table-cell>
          <table:table-cell office:value-type="string" office:string-value="No">
            <text:p>No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10.49">
            <text:p>$10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2-5816">
            <text:p>92-5816</text:p>
          </table:table-cell>
          <table:table-cell office:value-type="string" office:string-value="BOLT-BLADE">
            <text:p>BOLT-BLADE</text:p>
          </table:table-cell>
          <table:table-cell office:value-type="string" office:string-value="BOLT (STD)">
            <text:p>BOLT (STD)</text:p>
          </table:table-cell>
          <table:table-cell office:value-type="string" office:string-value="No">
            <text:p>No</text:p>
          </table:table-cell>
          <table:table-cell office:value-type="string" office:string-value="5GI">
            <text:p>5G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93">
            <text:p>$4.93</text:p>
          </table:table-cell>
          <table:table-cell office:value-type="string" office:string-value="$3.70">
            <text:p>$3.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2-5836">
            <text:p>92-5836</text:p>
          </table:table-cell>
          <table:table-cell office:value-type="string" office:string-value="WASHER">
            <text:p>WASHER</text:p>
          </table:table-cell>
          <table:table-cell office:value-type="string" office:string-value="WASHER (STD)">
            <text:p>WASHER (STD)</text:p>
          </table:table-cell>
          <table:table-cell office:value-type="string" office:string-value="No">
            <text:p>No</text:p>
          </table:table-cell>
          <table:table-cell office:value-type="string" office:string-value="3AA">
            <text:p>3A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.34">
            <text:p>$5.34</text:p>
          </table:table-cell>
          <table:table-cell office:value-type="string" office:string-value="$3.20">
            <text:p>$3.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2-6282">
            <text:p>92-6282</text:p>
          </table:table-cell>
          <table:table-cell office:value-type="string" office:string-value="SWITCH-SEAT">
            <text:p>SWITCH-SEAT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7JH">
            <text:p>7J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19.19">
            <text:p>$19.19</text:p>
          </table:table-cell>
          <table:table-cell office:value-type="string" office:string-value="$17.27">
            <text:p>$17.27</text:p>
          </table:table-cell>
          <table:table-cell office:value-type="string" office:string-value="$16.31">
            <text:p>$16.31</text:p>
          </table:table-cell>
          <table:table-cell office:value-type="string" office:string-value="$15.35">
            <text:p>$15.35</text:p>
          </table:table-cell>
          <table:table-cell office:value-type="string" office:string-value="$14.39">
            <text:p>$14.39</text:p>
          </table:table-cell>
          <table:table-cell office:value-type="string" office:string-value="$13.43">
            <text:p>$13.43</text:p>
          </table:table-cell>
          <table:table-cell office:value-type="string" office:string-value="$12.47">
            <text:p>$12.47</text:p>
          </table:table-cell>
        </table:table-row>
        <table:table-row>
          <table:table-cell office:value-type="string" office:string-value="92-6518">
            <text:p>92-6518</text:p>
          </table:table-cell>
          <table:table-cell office:value-type="string" office:string-value="TRACTION CABLE ASM">
            <text:p>TRACTION CABLE ASM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3AY">
            <text:p>3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31.49">
            <text:p>$31.49</text:p>
          </table:table-cell>
          <table:table-cell office:value-type="string" office:string-value="$28.34">
            <text:p>$28.34</text:p>
          </table:table-cell>
          <table:table-cell office:value-type="string" office:string-value="$26.77">
            <text:p>$26.77</text:p>
          </table:table-cell>
          <table:table-cell office:value-type="string" office:string-value="$25.19">
            <text:p>$25.19</text:p>
          </table:table-cell>
          <table:table-cell office:value-type="string" office:string-value="$23.62">
            <text:p>$23.62</text:p>
          </table:table-cell>
          <table:table-cell office:value-type="string" office:string-value="$22.04">
            <text:p>$22.04</text:p>
          </table:table-cell>
          <table:table-cell office:value-type="string" office:string-value="$20.47">
            <text:p>$20.47</text:p>
          </table:table-cell>
        </table:table-row>
        <table:table-row>
          <table:table-cell office:value-type="string" office:string-value="92-6954">
            <text:p>92-6954</text:p>
          </table:table-cell>
          <table:table-cell office:value-type="string" office:string-value="V-BELT, HYDRO">
            <text:p>V-BELT, HYDRO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1.99">
            <text:p>$51.99</text:p>
          </table:table-cell>
          <table:table-cell office:value-type="string" office:string-value="$38.99">
            <text:p>$38.99</text:p>
          </table:table-cell>
          <table:table-cell office:value-type="string" office:string-value="$35.09">
            <text:p>$35.09</text:p>
          </table:table-cell>
          <table:table-cell office:value-type="string" office:string-value="$33.14">
            <text:p>$33.14</text:p>
          </table:table-cell>
          <table:table-cell office:value-type="string" office:string-value="$31.19">
            <text:p>$31.19</text:p>
          </table:table-cell>
          <table:table-cell office:value-type="string" office:string-value="$29.24">
            <text:p>$29.24</text:p>
          </table:table-cell>
          <table:table-cell office:value-type="string" office:string-value="$27.29">
            <text:p>$27.29</text:p>
          </table:table-cell>
          <table:table-cell office:value-type="string" office:string-value="$25.34">
            <text:p>$25.34</text:p>
          </table:table-cell>
        </table:table-row>
        <table:table-row>
          <table:table-cell office:value-type="string" office:string-value="92-6958">
            <text:p>92-6958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5.99">
            <text:p>$115.99</text:p>
          </table:table-cell>
          <table:table-cell office:value-type="string" office:string-value="$86.99">
            <text:p>$86.99</text:p>
          </table:table-cell>
          <table:table-cell office:value-type="string" office:string-value="$78.29">
            <text:p>$78.29</text:p>
          </table:table-cell>
          <table:table-cell office:value-type="string" office:string-value="$73.94">
            <text:p>$73.94</text:p>
          </table:table-cell>
          <table:table-cell office:value-type="string" office:string-value="$69.59">
            <text:p>$69.59</text:p>
          </table:table-cell>
          <table:table-cell office:value-type="string" office:string-value="$65.24">
            <text:p>$65.24</text:p>
          </table:table-cell>
          <table:table-cell office:value-type="string" office:string-value="$60.89">
            <text:p>$60.89</text:p>
          </table:table-cell>
          <table:table-cell office:value-type="string" office:string-value="$56.54">
            <text:p>$56.54</text:p>
          </table:table-cell>
        </table:table-row>
        <table:table-row>
          <table:table-cell office:value-type="string" office:string-value="92-6991">
            <text:p>92-699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4.99">
            <text:p>$94.99</text:p>
          </table:table-cell>
          <table:table-cell office:value-type="string" office:string-value="$71.24">
            <text:p>$71.24</text:p>
          </table:table-cell>
          <table:table-cell office:value-type="string" office:string-value="$64.12">
            <text:p>$64.12</text:p>
          </table:table-cell>
          <table:table-cell office:value-type="string" office:string-value="$60.55">
            <text:p>$60.55</text:p>
          </table:table-cell>
          <table:table-cell office:value-type="string" office:string-value="$56.99">
            <text:p>$56.99</text:p>
          </table:table-cell>
          <table:table-cell office:value-type="string" office:string-value="$53.43">
            <text:p>$53.43</text:p>
          </table:table-cell>
          <table:table-cell office:value-type="string" office:string-value="$49.87">
            <text:p>$49.87</text:p>
          </table:table-cell>
          <table:table-cell office:value-type="string" office:string-value="$46.31">
            <text:p>$46.31</text:p>
          </table:table-cell>
        </table:table-row>
        <table:table-row>
          <table:table-cell office:value-type="string" office:string-value="92-7734">
            <text:p>92-7734</text:p>
          </table:table-cell>
          <table:table-cell office:value-type="string" office:string-value="CABLE - THROTTLE">
            <text:p>CABLE - THROTTLE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2.99">
            <text:p>$32.99</text:p>
          </table:table-cell>
          <table:table-cell office:value-type="string" office:string-value="$24.74">
            <text:p>$24.74</text:p>
          </table:table-cell>
          <table:table-cell office:value-type="string" office:string-value="$22.27">
            <text:p>$22.27</text:p>
          </table:table-cell>
          <table:table-cell office:value-type="string" office:string-value="$21.03">
            <text:p>$21.03</text:p>
          </table:table-cell>
          <table:table-cell office:value-type="string" office:string-value="$19.79">
            <text:p>$19.79</text:p>
          </table:table-cell>
          <table:table-cell office:value-type="string" office:string-value="$18.56">
            <text:p>$18.56</text:p>
          </table:table-cell>
          <table:table-cell office:value-type="string" office:string-value="$17.32">
            <text:p>$17.32</text:p>
          </table:table-cell>
          <table:table-cell office:value-type="string" office:string-value="$16.08">
            <text:p>$16.08</text:p>
          </table:table-cell>
        </table:table-row>
        <table:table-row>
          <table:table-cell office:value-type="string" office:string-value="92-7738">
            <text:p>92-7738</text:p>
          </table:table-cell>
          <table:table-cell office:value-type="string" office:string-value="CABLE-FLYWHEEL BRAKE">
            <text:p>CABLE-FLYWHEEL BRAKE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4CP">
            <text:p>4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92-7952-03">
            <text:p>92-7952-03</text:p>
          </table:table-cell>
          <table:table-cell office:value-type="string" office:string-value="BLADE-RECYCLER">
            <text:p>BLADE-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0.99">
            <text:p>$30.99</text:p>
          </table:table-cell>
          <table:table-cell office:value-type="string" office:string-value="$23.24">
            <text:p>$23.24</text:p>
          </table:table-cell>
          <table:table-cell office:value-type="string" office:string-value="$20.92">
            <text:p>$20.92</text:p>
          </table:table-cell>
          <table:table-cell office:value-type="string" office:string-value="$19.75">
            <text:p>$19.75</text:p>
          </table:table-cell>
          <table:table-cell office:value-type="string" office:string-value="$18.59">
            <text:p>$18.59</text:p>
          </table:table-cell>
          <table:table-cell office:value-type="string" office:string-value="$17.43">
            <text:p>$17.43</text:p>
          </table:table-cell>
          <table:table-cell office:value-type="string" office:string-value="$16.27">
            <text:p>$16.27</text:p>
          </table:table-cell>
          <table:table-cell office:value-type="string" office:string-value="$15.11">
            <text:p>$15.11</text:p>
          </table:table-cell>
        </table:table-row>
        <table:table-row>
          <table:table-cell office:value-type="string" office:string-value="92-7961-03">
            <text:p>92-7961-03</text:p>
          </table:table-cell>
          <table:table-cell office:value-type="string" office:string-value="BLADE-18&quot;, RECYCLER">
            <text:p>BLADE-18", RECYCLER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7.74">
            <text:p>$27.74</text:p>
          </table:table-cell>
          <table:table-cell office:value-type="string" office:string-value="$24.97">
            <text:p>$24.97</text:p>
          </table:table-cell>
          <table:table-cell office:value-type="string" office:string-value="$23.58">
            <text:p>$23.58</text:p>
          </table:table-cell>
          <table:table-cell office:value-type="string" office:string-value="$22.19">
            <text:p>$22.19</text:p>
          </table:table-cell>
          <table:table-cell office:value-type="string" office:string-value="$20.81">
            <text:p>$20.81</text:p>
          </table:table-cell>
          <table:table-cell office:value-type="string" office:string-value="$19.42">
            <text:p>$19.42</text:p>
          </table:table-cell>
          <table:table-cell office:value-type="string" office:string-value="$18.03">
            <text:p>$18.03</text:p>
          </table:table-cell>
        </table:table-row>
        <table:table-row>
          <table:table-cell office:value-type="string" office:string-value="92-9590">
            <text:p>92-9590</text:p>
          </table:table-cell>
          <table:table-cell office:value-type="string" office:string-value="WHEEL ASM">
            <text:p>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34.49">
            <text:p>$34.49</text:p>
          </table:table-cell>
          <table:table-cell office:value-type="string" office:string-value="$31.04">
            <text:p>$31.04</text:p>
          </table:table-cell>
          <table:table-cell office:value-type="string" office:string-value="$29.32">
            <text:p>$29.32</text:p>
          </table:table-cell>
          <table:table-cell office:value-type="string" office:string-value="$27.59">
            <text:p>$27.59</text:p>
          </table:table-cell>
          <table:table-cell office:value-type="string" office:string-value="$25.87">
            <text:p>$25.87</text:p>
          </table:table-cell>
          <table:table-cell office:value-type="string" office:string-value="$24.14">
            <text:p>$24.14</text:p>
          </table:table-cell>
          <table:table-cell office:value-type="string" office:string-value="$22.42">
            <text:p>$22.42</text:p>
          </table:table-cell>
        </table:table-row>
        <table:table-row>
          <table:table-cell office:value-type="string" office:string-value="92-9591">
            <text:p>92-9591</text:p>
          </table:table-cell>
          <table:table-cell office:value-type="string" office:string-value="WHEEL ASM">
            <text:p>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$14.84">
            <text:p>$14.84</text:p>
          </table:table-cell>
          <table:table-cell office:value-type="string" office:string-value="$14.02">
            <text:p>$14.02</text:p>
          </table:table-cell>
          <table:table-cell office:value-type="string" office:string-value="$13.19">
            <text:p>$13.19</text:p>
          </table:table-cell>
          <table:table-cell office:value-type="string" office:string-value="$12.37">
            <text:p>$12.37</text:p>
          </table:table-cell>
          <table:table-cell office:value-type="string" office:string-value="$11.54">
            <text:p>$11.54</text:p>
          </table:table-cell>
          <table:table-cell office:value-type="string" office:string-value="$10.72">
            <text:p>$10.72</text:p>
          </table:table-cell>
        </table:table-row>
        <table:table-row>
          <table:table-cell office:value-type="string" office:string-value="92-9697">
            <text:p>92-9697</text:p>
          </table:table-cell>
          <table:table-cell office:value-type="string" office:string-value="VALVE / SEAT-FLOAT">
            <text:p>VALVE / SEAT-FLOAT</text:p>
          </table:table-cell>
          <table:table-cell office:value-type="string" office:string-value="CARBURETOR PARTS">
            <text:p>CARBURETOR PARTS</text:p>
          </table:table-cell>
          <table:table-cell office:value-type="string" office:string-value="Yes">
            <text:p>Yes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$14.84">
            <text:p>$14.84</text:p>
          </table:table-cell>
          <table:table-cell office:value-type="string" office:string-value="$14.02">
            <text:p>$14.02</text:p>
          </table:table-cell>
          <table:table-cell office:value-type="string" office:string-value="$13.19">
            <text:p>$13.19</text:p>
          </table:table-cell>
          <table:table-cell office:value-type="string" office:string-value="$12.37">
            <text:p>$12.37</text:p>
          </table:table-cell>
          <table:table-cell office:value-type="string" office:string-value="$11.54">
            <text:p>$11.54</text:p>
          </table:table-cell>
          <table:table-cell office:value-type="string" office:string-value="$10.72">
            <text:p>$10.72</text:p>
          </table:table-cell>
        </table:table-row>
        <table:table-row>
          <table:table-cell office:value-type="string" office:string-value="93-0107-03">
            <text:p>93-0107-03</text:p>
          </table:table-cell>
          <table:table-cell office:value-type="string" office:string-value="BLADE-17&quot;">
            <text:p>BLADE-17"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9.99">
            <text:p>$39.99</text:p>
          </table:table-cell>
          <table:table-cell office:value-type="string" office:string-value="$29.99">
            <text:p>$29.99</text:p>
          </table:table-cell>
          <table:table-cell office:value-type="string" office:string-value="$26.99">
            <text:p>$26.99</text:p>
          </table:table-cell>
          <table:table-cell office:value-type="string" office:string-value="$25.49">
            <text:p>$25.49</text:p>
          </table:table-cell>
          <table:table-cell office:value-type="string" office:string-value="$23.99">
            <text:p>$23.99</text:p>
          </table:table-cell>
          <table:table-cell office:value-type="string" office:string-value="$22.49">
            <text:p>$22.49</text:p>
          </table:table-cell>
          <table:table-cell office:value-type="string" office:string-value="$20.99">
            <text:p>$20.99</text:p>
          </table:table-cell>
          <table:table-cell office:value-type="string" office:string-value="$19.49">
            <text:p>$19.49</text:p>
          </table:table-cell>
        </table:table-row>
        <table:table-row>
          <table:table-cell office:value-type="string" office:string-value="93-0232">
            <text:p>93-0232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10.49">
            <text:p>$10.49</text:p>
          </table:table-cell>
          <table:table-cell office:value-type="string" office:string-value="$9.44">
            <text:p>$9.44</text:p>
          </table:table-cell>
          <table:table-cell office:value-type="string" office:string-value="$8.92">
            <text:p>$8.92</text:p>
          </table:table-cell>
          <table:table-cell office:value-type="string" office:string-value="$8.39">
            <text:p>$8.39</text:p>
          </table:table-cell>
          <table:table-cell office:value-type="string" office:string-value="$7.87">
            <text:p>$7.87</text:p>
          </table:table-cell>
          <table:table-cell office:value-type="string" office:string-value="$7.34">
            <text:p>$7.34</text:p>
          </table:table-cell>
          <table:table-cell office:value-type="string" office:string-value="$6.82">
            <text:p>$6.82</text:p>
          </table:table-cell>
        </table:table-row>
        <table:table-row>
          <table:table-cell office:value-type="string" office:string-value="93-0241-03">
            <text:p>93-0241-03</text:p>
          </table:table-cell>
          <table:table-cell office:value-type="string" office:string-value="BLADE-STEEL DECK">
            <text:p>BLADE-STEEL DECK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7.74">
            <text:p>$27.74</text:p>
          </table:table-cell>
          <table:table-cell office:value-type="string" office:string-value="$24.97">
            <text:p>$24.97</text:p>
          </table:table-cell>
          <table:table-cell office:value-type="string" office:string-value="$23.58">
            <text:p>$23.58</text:p>
          </table:table-cell>
          <table:table-cell office:value-type="string" office:string-value="$22.19">
            <text:p>$22.19</text:p>
          </table:table-cell>
          <table:table-cell office:value-type="string" office:string-value="$20.81">
            <text:p>$20.81</text:p>
          </table:table-cell>
          <table:table-cell office:value-type="string" office:string-value="$19.42">
            <text:p>$19.42</text:p>
          </table:table-cell>
          <table:table-cell office:value-type="string" office:string-value="$18.03">
            <text:p>$18.03</text:p>
          </table:table-cell>
        </table:table-row>
        <table:table-row>
          <table:table-cell office:value-type="string" office:string-value="93-1612-03">
            <text:p>93-1612-03</text:p>
          </table:table-cell>
          <table:table-cell office:value-type="string" office:string-value="PLATE-EDGE, BLADE">
            <text:p>PLATE-EDGE, BLADE</text:p>
          </table:table-cell>
          <table:table-cell office:value-type="string" office:string-value="PLATE">
            <text:p>PLATE</text:p>
          </table:table-cell>
          <table:table-cell office:value-type="string" office:string-value="No">
            <text:p>No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2.99">
            <text:p>$42.99</text:p>
          </table:table-cell>
          <table:table-cell office:value-type="string" office:string-value="$32.24">
            <text:p>$32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3-1614">
            <text:p>93-1614</text:p>
          </table:table-cell>
          <table:table-cell office:value-type="string" office:string-value="SPROCKET-IDLER">
            <text:p>SPROCKET-IDLER</text:p>
          </table:table-cell>
          <table:table-cell office:value-type="string" office:string-value="SPROCKET">
            <text:p>SPROCKET</text:p>
          </table:table-cell>
          <table:table-cell office:value-type="string" office:string-value="No">
            <text:p>No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51.99">
            <text:p>$51.99</text:p>
          </table:table-cell>
          <table:table-cell office:value-type="string" office:string-value="$38.99">
            <text:p>$38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3-1620-01">
            <text:p>93-1620-01</text:p>
          </table:table-cell>
          <table:table-cell office:value-type="string" office:string-value="SKID">
            <text:p>SKID</text:p>
          </table:table-cell>
          <table:table-cell office:value-type="string" office:string-value="SKID">
            <text:p>SKID</text:p>
          </table:table-cell>
          <table:table-cell office:value-type="string" office:string-value="No">
            <text:p>No</text:p>
          </table:table-cell>
          <table:table-cell office:value-type="string" office:string-value="2CR">
            <text:p>2CR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31.49">
            <text:p>$31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3-1622">
            <text:p>93-1622</text:p>
          </table:table-cell>
          <table:table-cell office:value-type="string" office:string-value="PULLEY-IDLER">
            <text:p>PULLEY-IDLER</text:p>
          </table:table-cell>
          <table:table-cell office:value-type="string" office:string-value="PULLEY">
            <text:p>PULLEY</text:p>
          </table:table-cell>
          <table:table-cell office:value-type="string" office:string-value="Yes">
            <text:p>Yes</text:p>
          </table:table-cell>
          <table:table-cell office:value-type="string" office:string-value="4DJ">
            <text:p>4D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8.99">
            <text:p>$38.99</text:p>
          </table:table-cell>
          <table:table-cell office:value-type="string" office:string-value="$23.39">
            <text:p>$23.39</text:p>
          </table:table-cell>
          <table:table-cell office:value-type="string" office:string-value="$21.05">
            <text:p>$21.05</text:p>
          </table:table-cell>
          <table:table-cell office:value-type="string" office:string-value="$19.88">
            <text:p>$19.88</text:p>
          </table:table-cell>
          <table:table-cell office:value-type="string" office:string-value="$18.71">
            <text:p>$18.71</text:p>
          </table:table-cell>
          <table:table-cell office:value-type="string" office:string-value="$17.54">
            <text:p>$17.54</text:p>
          </table:table-cell>
          <table:table-cell office:value-type="string" office:string-value="$16.37">
            <text:p>$16.37</text:p>
          </table:table-cell>
          <table:table-cell office:value-type="string" office:string-value="$15.20">
            <text:p>$15.20</text:p>
          </table:table-cell>
        </table:table-row>
        <table:table-row>
          <table:table-cell office:value-type="string" office:string-value="93-1623">
            <text:p>93-1623</text:p>
          </table:table-cell>
          <table:table-cell office:value-type="string" office:string-value="BAG-DEPTH">
            <text:p>BAG-DEPTH</text:p>
          </table:table-cell>
          <table:table-cell office:value-type="string" office:string-value="BAG">
            <text:p>BAG</text:p>
          </table:table-cell>
          <table:table-cell office:value-type="string" office:string-value="No">
            <text:p>No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5.99">
            <text:p>$75.99</text:p>
          </table:table-cell>
          <table:table-cell office:value-type="string" office:string-value="$56.99">
            <text:p>$56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3-2877">
            <text:p>93-2877</text:p>
          </table:table-cell>
          <table:table-cell office:value-type="string" office:string-value="BUSHING">
            <text:p>BUSHING</text:p>
          </table:table-cell>
          <table:table-cell office:value-type="string" office:string-value="BUSHING/SLEEVE">
            <text:p>BUSHING/SLEEVE</text:p>
          </table:table-cell>
          <table:table-cell office:value-type="string" office:string-value="No">
            <text:p>No</text:p>
          </table:table-cell>
          <table:table-cell office:value-type="string" office:string-value="2PT">
            <text:p>2P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79">
            <text:p>$2.79</text:p>
          </table:table-cell>
          <table:table-cell office:value-type="string" office:string-value="$2.09">
            <text:p>$2.0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3-3883">
            <text:p>93-3883</text:p>
          </table:table-cell>
          <table:table-cell office:value-type="string" office:string-value="V-BELT, HYDRO">
            <text:p>V-BELT, HYDRO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5.99">
            <text:p>$45.99</text:p>
          </table:table-cell>
          <table:table-cell office:value-type="string" office:string-value="$34.49">
            <text:p>$34.49</text:p>
          </table:table-cell>
          <table:table-cell office:value-type="string" office:string-value="$31.04">
            <text:p>$31.04</text:p>
          </table:table-cell>
          <table:table-cell office:value-type="string" office:string-value="$29.32">
            <text:p>$29.32</text:p>
          </table:table-cell>
          <table:table-cell office:value-type="string" office:string-value="$27.59">
            <text:p>$27.59</text:p>
          </table:table-cell>
          <table:table-cell office:value-type="string" office:string-value="$25.87">
            <text:p>$25.87</text:p>
          </table:table-cell>
          <table:table-cell office:value-type="string" office:string-value="$24.14">
            <text:p>$24.14</text:p>
          </table:table-cell>
          <table:table-cell office:value-type="string" office:string-value="$22.42">
            <text:p>$22.42</text:p>
          </table:table-cell>
        </table:table-row>
        <table:table-row>
          <table:table-cell office:value-type="string" office:string-value="93-3884">
            <text:p>93-3884</text:p>
          </table:table-cell>
          <table:table-cell office:value-type="string" office:string-value="V BELT-DECK">
            <text:p>V BELT-DECK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2.99">
            <text:p>$72.99</text:p>
          </table:table-cell>
          <table:table-cell office:value-type="string" office:string-value="$54.74">
            <text:p>$54.74</text:p>
          </table:table-cell>
          <table:table-cell office:value-type="string" office:string-value="$49.27">
            <text:p>$49.27</text:p>
          </table:table-cell>
          <table:table-cell office:value-type="string" office:string-value="$46.53">
            <text:p>$46.53</text:p>
          </table:table-cell>
          <table:table-cell office:value-type="string" office:string-value="$43.79">
            <text:p>$43.79</text:p>
          </table:table-cell>
          <table:table-cell office:value-type="string" office:string-value="$41.06">
            <text:p>$41.06</text:p>
          </table:table-cell>
          <table:table-cell office:value-type="string" office:string-value="$38.32">
            <text:p>$38.32</text:p>
          </table:table-cell>
          <table:table-cell office:value-type="string" office:string-value="$35.58">
            <text:p>$35.58</text:p>
          </table:table-cell>
        </table:table-row>
        <table:table-row>
          <table:table-cell office:value-type="string" office:string-value="93-7198">
            <text:p>93-7198</text:p>
          </table:table-cell>
          <table:table-cell office:value-type="string" office:string-value="GAS CAP ASM">
            <text:p>GAS CAP ASM</text:p>
          </table:table-cell>
          <table:table-cell office:value-type="string" office:string-value="GAS/FUEL CAP">
            <text:p>GAS/FUEL CAP</text:p>
          </table:table-cell>
          <table:table-cell office:value-type="string" office:string-value="No">
            <text:p>No</text:p>
          </table:table-cell>
          <table:table-cell office:value-type="string" office:string-value="6HM">
            <text:p>6H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4.99">
            <text:p>$14.99</text:p>
          </table:table-cell>
          <table:table-cell office:value-type="string" office:string-value="$8.99">
            <text:p>$8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3-7381">
            <text:p>93-738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.99">
            <text:p>$16.99</text:p>
          </table:table-cell>
          <table:table-cell office:value-type="string" office:string-value="$12.74">
            <text:p>$12.74</text:p>
          </table:table-cell>
          <table:table-cell office:value-type="string" office:string-value="$11.47">
            <text:p>$11.47</text:p>
          </table:table-cell>
          <table:table-cell office:value-type="string" office:string-value="$10.83">
            <text:p>$10.83</text:p>
          </table:table-cell>
          <table:table-cell office:value-type="string" office:string-value="$10.19">
            <text:p>$10.19</text:p>
          </table:table-cell>
          <table:table-cell office:value-type="string" office:string-value="$9.56">
            <text:p>$9.56</text:p>
          </table:table-cell>
          <table:table-cell office:value-type="string" office:string-value="$8.92">
            <text:p>$8.92</text:p>
          </table:table-cell>
          <table:table-cell office:value-type="string" office:string-value="$8.28">
            <text:p>$8.28</text:p>
          </table:table-cell>
        </table:table-row>
        <table:table-row>
          <table:table-cell office:value-type="string" office:string-value="93-9808">
            <text:p>93-9808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5.99">
            <text:p>$55.99</text:p>
          </table:table-cell>
          <table:table-cell office:value-type="string" office:string-value="$41.99">
            <text:p>$41.99</text:p>
          </table:table-cell>
          <table:table-cell office:value-type="string" office:string-value="$37.79">
            <text:p>$37.79</text:p>
          </table:table-cell>
          <table:table-cell office:value-type="string" office:string-value="$35.69">
            <text:p>$35.69</text:p>
          </table:table-cell>
          <table:table-cell office:value-type="string" office:string-value="$33.59">
            <text:p>$33.59</text:p>
          </table:table-cell>
          <table:table-cell office:value-type="string" office:string-value="$31.49">
            <text:p>$31.49</text:p>
          </table:table-cell>
          <table:table-cell office:value-type="string" office:string-value="$29.39">
            <text:p>$29.39</text:p>
          </table:table-cell>
          <table:table-cell office:value-type="string" office:string-value="$27.29">
            <text:p>$27.29</text:p>
          </table:table-cell>
        </table:table-row>
        <table:table-row>
          <table:table-cell office:value-type="string" office:string-value="93-9809">
            <text:p>93-9809</text:p>
          </table:table-cell>
          <table:table-cell office:value-type="string" office:string-value="BELT - V">
            <text:p>BELT - 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6.99">
            <text:p>$56.99</text:p>
          </table:table-cell>
          <table:table-cell office:value-type="string" office:string-value="$42.74">
            <text:p>$42.74</text:p>
          </table:table-cell>
          <table:table-cell office:value-type="string" office:string-value="$38.47">
            <text:p>$38.47</text:p>
          </table:table-cell>
          <table:table-cell office:value-type="string" office:string-value="$36.33">
            <text:p>$36.33</text:p>
          </table:table-cell>
          <table:table-cell office:value-type="string" office:string-value="$34.19">
            <text:p>$34.19</text:p>
          </table:table-cell>
          <table:table-cell office:value-type="string" office:string-value="$32.06">
            <text:p>$32.06</text:p>
          </table:table-cell>
          <table:table-cell office:value-type="string" office:string-value="$29.92">
            <text:p>$29.92</text:p>
          </table:table-cell>
          <table:table-cell office:value-type="string" office:string-value="$27.78">
            <text:p>$27.78</text:p>
          </table:table-cell>
        </table:table-row>
        <table:table-row>
          <table:table-cell office:value-type="string" office:string-value="93-9998">
            <text:p>93-9998</text:p>
          </table:table-cell>
          <table:table-cell office:value-type="string" office:string-value="SWITCH-PTO">
            <text:p>SWITCH-PTO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3AE">
            <text:p>3A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1.99">
            <text:p>$41.99</text:p>
          </table:table-cell>
          <table:table-cell office:value-type="string" office:string-value="$25.19">
            <text:p>$25.19</text:p>
          </table:table-cell>
          <table:table-cell office:value-type="string" office:string-value="$22.67">
            <text:p>$22.67</text:p>
          </table:table-cell>
          <table:table-cell office:value-type="string" office:string-value="$21.41">
            <text:p>$21.41</text:p>
          </table:table-cell>
          <table:table-cell office:value-type="string" office:string-value="$20.15">
            <text:p>$20.15</text:p>
          </table:table-cell>
          <table:table-cell office:value-type="string" office:string-value="$18.89">
            <text:p>$18.89</text:p>
          </table:table-cell>
          <table:table-cell office:value-type="string" office:string-value="$17.63">
            <text:p>$17.63</text:p>
          </table:table-cell>
          <table:table-cell office:value-type="string" office:string-value="$16.37">
            <text:p>$16.37</text:p>
          </table:table-cell>
        </table:table-row>
        <table:table-row>
          <table:table-cell office:value-type="string" office:string-value="93-9999">
            <text:p>93-9999</text:p>
          </table:table-cell>
          <table:table-cell office:value-type="string" office:string-value="SWITCH-PTO">
            <text:p>SWITCH-PTO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3BK">
            <text:p>3B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2.99">
            <text:p>$42.99</text:p>
          </table:table-cell>
          <table:table-cell office:value-type="string" office:string-value="$25.79">
            <text:p>$25.79</text:p>
          </table:table-cell>
          <table:table-cell office:value-type="string" office:string-value="$23.21">
            <text:p>$23.21</text:p>
          </table:table-cell>
          <table:table-cell office:value-type="string" office:string-value="$21.92">
            <text:p>$21.92</text:p>
          </table:table-cell>
          <table:table-cell office:value-type="string" office:string-value="$20.63">
            <text:p>$20.63</text:p>
          </table:table-cell>
          <table:table-cell office:value-type="string" office:string-value="$19.34">
            <text:p>$19.34</text:p>
          </table:table-cell>
          <table:table-cell office:value-type="string" office:string-value="$18.05">
            <text:p>$18.05</text:p>
          </table:table-cell>
          <table:table-cell office:value-type="string" office:string-value="$16.76">
            <text:p>$16.76</text:p>
          </table:table-cell>
        </table:table-row>
        <table:table-row>
          <table:table-cell office:value-type="string" office:string-value="94-1291">
            <text:p>94-1291</text:p>
          </table:table-cell>
          <table:table-cell office:value-type="string" office:string-value="BUSHING">
            <text:p>BUSHING</text:p>
          </table:table-cell>
          <table:table-cell office:value-type="string" office:string-value="BUSHING/SLEEVE">
            <text:p>BUSHING/SLEEVE</text:p>
          </table:table-cell>
          <table:table-cell office:value-type="string" office:string-value="No">
            <text:p>No</text:p>
          </table:table-cell>
          <table:table-cell office:value-type="string" office:string-value="5FK">
            <text:p>5F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6.59">
            <text:p>$6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4-1599">
            <text:p>94-1599</text:p>
          </table:table-cell>
          <table:table-cell office:value-type="string" office:string-value="ROLLER">
            <text:p>ROLLER</text:p>
          </table:table-cell>
          <table:table-cell office:value-type="string" office:string-value="ROLLER">
            <text:p>ROLLER</text:p>
          </table:table-cell>
          <table:table-cell office:value-type="string" office:string-value="No">
            <text:p>No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2.99">
            <text:p>$12.99</text:p>
          </table:table-cell>
          <table:table-cell office:value-type="string" office:string-value="$7.79">
            <text:p>$7.7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4-1861-03">
            <text:p>94-1861-03</text:p>
          </table:table-cell>
          <table:table-cell office:value-type="string" office:string-value="BLADE-24.75IN">
            <text:p>BLADE-24.75IN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4CH">
            <text:p>4CH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50">
            <text:p>$36.50</text:p>
          </table:table-cell>
          <table:table-cell office:value-type="string" office:string-value="$27.37">
            <text:p>$27.37</text:p>
          </table:table-cell>
          <table:table-cell office:value-type="string" office:string-value="$24.63">
            <text:p>$24.63</text:p>
          </table:table-cell>
          <table:table-cell office:value-type="string" office:string-value="$23.26">
            <text:p>$23.26</text:p>
          </table:table-cell>
          <table:table-cell office:value-type="string" office:string-value="$21.90">
            <text:p>$21.90</text:p>
          </table:table-cell>
          <table:table-cell office:value-type="string" office:string-value="$20.53">
            <text:p>$20.53</text:p>
          </table:table-cell>
          <table:table-cell office:value-type="string" office:string-value="$19.16">
            <text:p>$19.16</text:p>
          </table:table-cell>
          <table:table-cell office:value-type="string" office:string-value="$17.79">
            <text:p>$17.79</text:p>
          </table:table-cell>
        </table:table-row>
        <table:table-row>
          <table:table-cell office:value-type="string" office:string-value="94-2501">
            <text:p>94-2501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4.99">
            <text:p>$34.99</text:p>
          </table:table-cell>
          <table:table-cell office:value-type="string" office:string-value="$20.99">
            <text:p>$20.99</text:p>
          </table:table-cell>
          <table:table-cell office:value-type="string" office:string-value="$18.89">
            <text:p>$18.89</text:p>
          </table:table-cell>
          <table:table-cell office:value-type="string" office:string-value="$17.84">
            <text:p>$17.84</text:p>
          </table:table-cell>
          <table:table-cell office:value-type="string" office:string-value="$16.79">
            <text:p>$16.79</text:p>
          </table:table-cell>
          <table:table-cell office:value-type="string" office:string-value="$15.74">
            <text:p>$15.74</text:p>
          </table:table-cell>
          <table:table-cell office:value-type="string" office:string-value="$14.69">
            <text:p>$14.69</text:p>
          </table:table-cell>
          <table:table-cell office:value-type="string" office:string-value="$13.64">
            <text:p>$13.64</text:p>
          </table:table-cell>
        </table:table-row>
        <table:table-row>
          <table:table-cell office:value-type="string" office:string-value="94-2513">
            <text:p>94-2513</text:p>
          </table:table-cell>
          <table:table-cell office:value-type="string" office:string-value="BELT - V">
            <text:p>BELT - 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52.99">
            <text:p>$52.99</text:p>
          </table:table-cell>
          <table:table-cell office:value-type="string" office:string-value="$39.74">
            <text:p>$39.74</text:p>
          </table:table-cell>
          <table:table-cell office:value-type="string" office:string-value="$35.77">
            <text:p>$35.77</text:p>
          </table:table-cell>
          <table:table-cell office:value-type="string" office:string-value="$33.78">
            <text:p>$33.78</text:p>
          </table:table-cell>
          <table:table-cell office:value-type="string" office:string-value="$31.79">
            <text:p>$31.79</text:p>
          </table:table-cell>
          <table:table-cell office:value-type="string" office:string-value="$29.81">
            <text:p>$29.81</text:p>
          </table:table-cell>
          <table:table-cell office:value-type="string" office:string-value="$27.82">
            <text:p>$27.82</text:p>
          </table:table-cell>
          <table:table-cell office:value-type="string" office:string-value="$25.83">
            <text:p>$25.83</text:p>
          </table:table-cell>
        </table:table-row>
        <table:table-row>
          <table:table-cell office:value-type="string" office:string-value="94-2690">
            <text:p>94-2690</text:p>
          </table:table-cell>
          <table:table-cell office:value-type="string" office:string-value="FILTER-FUEL">
            <text:p>FILTER-FUEL</text:p>
          </table:table-cell>
          <table:table-cell office:value-type="string" office:string-value="FILTER (FUEL)">
            <text:p>FILTER (FUEL)</text:p>
          </table:table-cell>
          <table:table-cell office:value-type="string" office:string-value="Yes">
            <text:p>Yes</text:p>
          </table:table-cell>
          <table:table-cell office:value-type="string" office:string-value="2RT">
            <text:p>2R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74">
            <text:p>$4.74</text:p>
          </table:table-cell>
          <table:table-cell office:value-type="string" office:string-value="$4.03">
            <text:p>$4.03</text:p>
          </table:table-cell>
          <table:table-cell office:value-type="string" office:string-value="$3.63">
            <text:p>$3.63</text:p>
          </table:table-cell>
          <table:table-cell office:value-type="string" office:string-value="$3.43">
            <text:p>$3.43</text:p>
          </table:table-cell>
          <table:table-cell office:value-type="string" office:string-value="$3.22">
            <text:p>$3.22</text:p>
          </table:table-cell>
          <table:table-cell office:value-type="string" office:string-value="$3.02">
            <text:p>$3.02</text:p>
          </table:table-cell>
          <table:table-cell office:value-type="string" office:string-value="$2.82">
            <text:p>$2.82</text:p>
          </table:table-cell>
          <table:table-cell office:value-type="string" office:string-value="$2.62">
            <text:p>$2.62</text:p>
          </table:table-cell>
        </table:table-row>
        <table:table-row>
          <table:table-cell office:value-type="string" office:string-value="94-5764">
            <text:p>94-5764</text:p>
          </table:table-cell>
          <table:table-cell office:value-type="string" office:string-value="SEAL-OIL">
            <text:p>SEAL-OIL</text:p>
          </table:table-cell>
          <table:table-cell office:value-type="string" office:string-value="GASKETS/SEAL-WASHER">
            <text:p>GASKETS/SEAL-WASHER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8.24">
            <text:p>$8.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4-5778">
            <text:p>94-5778</text:p>
          </table:table-cell>
          <table:table-cell office:value-type="string" office:string-value="GASKET-HEAD">
            <text:p>GASKET-HEAD</text:p>
          </table:table-cell>
          <table:table-cell office:value-type="string" office:string-value="GASKETS/SEAL-WASHER">
            <text:p>GASKETS/SEAL-WASHER</text:p>
          </table:table-cell>
          <table:table-cell office:value-type="string" office:string-value="No">
            <text:p>No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9.99">
            <text:p>$9.99</text:p>
          </table:table-cell>
          <table:table-cell office:value-type="string" office:string-value="$7.49">
            <text:p>$7.4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4-8803">
            <text:p>94-8803</text:p>
          </table:table-cell>
          <table:table-cell office:value-type="string" office:string-value="V-BELT, IMPELLER">
            <text:p>V-BELT, IMPELLER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T">
            <text:p>2CT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2.99">
            <text:p>$22.99</text:p>
          </table:table-cell>
          <table:table-cell office:value-type="string" office:string-value="$13.79">
            <text:p>$13.79</text:p>
          </table:table-cell>
          <table:table-cell office:value-type="string" office:string-value="$12.41">
            <text:p>$12.41</text:p>
          </table:table-cell>
          <table:table-cell office:value-type="string" office:string-value="$11.72">
            <text:p>$11.72</text:p>
          </table:table-cell>
          <table:table-cell office:value-type="string" office:string-value="$11.03">
            <text:p>$11.03</text:p>
          </table:table-cell>
          <table:table-cell office:value-type="string" office:string-value="$10.34">
            <text:p>$10.34</text:p>
          </table:table-cell>
          <table:table-cell office:value-type="string" office:string-value="$9.65">
            <text:p>$9.65</text:p>
          </table:table-cell>
          <table:table-cell office:value-type="string" office:string-value="$8.96">
            <text:p>$8.96</text:p>
          </table:table-cell>
        </table:table-row>
        <table:table-row>
          <table:table-cell office:value-type="string" office:string-value="94-8812">
            <text:p>94-8812</text:p>
          </table:table-cell>
          <table:table-cell office:value-type="string" office:string-value="V BELT-TRACTION">
            <text:p>V BELT-TRACTION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4DQ">
            <text:p>4DQ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7.99">
            <text:p>$27.99</text:p>
          </table:table-cell>
          <table:table-cell office:value-type="string" office:string-value="$16.79">
            <text:p>$16.79</text:p>
          </table:table-cell>
          <table:table-cell office:value-type="string" office:string-value="$15.11">
            <text:p>$15.11</text:p>
          </table:table-cell>
          <table:table-cell office:value-type="string" office:string-value="$14.27">
            <text:p>$14.27</text:p>
          </table:table-cell>
          <table:table-cell office:value-type="string" office:string-value="$13.43">
            <text:p>$13.43</text:p>
          </table:table-cell>
          <table:table-cell office:value-type="string" office:string-value="$12.59">
            <text:p>$12.59</text:p>
          </table:table-cell>
          <table:table-cell office:value-type="string" office:string-value="$11.75">
            <text:p>$11.75</text:p>
          </table:table-cell>
          <table:table-cell office:value-type="string" office:string-value="$10.91">
            <text:p>$10.91</text:p>
          </table:table-cell>
        </table:table-row>
        <table:table-row>
          <table:table-cell office:value-type="string" office:string-value="94-8892-01">
            <text:p>94-8892-01</text:p>
          </table:table-cell>
          <table:table-cell office:value-type="string" office:string-value="BLADE-SCRAPER">
            <text:p>BLADE-SCRAPER</text:p>
          </table:table-cell>
          <table:table-cell office:value-type="string" office:string-value="SCRAPER">
            <text:p>SCRAPER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60.99">
            <text:p>$60.99</text:p>
          </table:table-cell>
          <table:table-cell office:value-type="string" office:string-value="$45.74">
            <text:p>$45.74</text:p>
          </table:table-cell>
          <table:table-cell office:value-type="string" office:string-value="$41.17">
            <text:p>$41.17</text:p>
          </table:table-cell>
          <table:table-cell office:value-type="string" office:string-value="$38.88">
            <text:p>$38.88</text:p>
          </table:table-cell>
          <table:table-cell office:value-type="string" office:string-value="$36.59">
            <text:p>$36.59</text:p>
          </table:table-cell>
          <table:table-cell office:value-type="string" office:string-value="$34.31">
            <text:p>$34.31</text:p>
          </table:table-cell>
          <table:table-cell office:value-type="string" office:string-value="$32.02">
            <text:p>$32.02</text:p>
          </table:table-cell>
          <table:table-cell office:value-type="string" office:string-value="$29.73">
            <text:p>$29.73</text:p>
          </table:table-cell>
        </table:table-row>
        <table:table-row>
          <table:table-cell office:value-type="string" office:string-value="94-9695">
            <text:p>94-9695</text:p>
          </table:table-cell>
          <table:table-cell office:value-type="string" office:string-value="FILTER - FUEL">
            <text:p>FILTER - FUEL</text:p>
          </table:table-cell>
          <table:table-cell office:value-type="string" office:string-value="FILTER (FUEL)">
            <text:p>FILTER (FUEL)</text:p>
          </table:table-cell>
          <table:table-cell office:value-type="string" office:string-value="Yes">
            <text:p>Yes</text:p>
          </table:table-cell>
          <table:table-cell office:value-type="string" office:string-value="3BH">
            <text:p>3B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.99">
            <text:p>$13.99</text:p>
          </table:table-cell>
          <table:table-cell office:value-type="string" office:string-value="$10.49">
            <text:p>$10.49</text:p>
          </table:table-cell>
          <table:table-cell office:value-type="string" office:string-value="$9.44">
            <text:p>$9.44</text:p>
          </table:table-cell>
          <table:table-cell office:value-type="string" office:string-value="$8.92">
            <text:p>$8.92</text:p>
          </table:table-cell>
          <table:table-cell office:value-type="string" office:string-value="$8.39">
            <text:p>$8.39</text:p>
          </table:table-cell>
          <table:table-cell office:value-type="string" office:string-value="$7.87">
            <text:p>$7.87</text:p>
          </table:table-cell>
          <table:table-cell office:value-type="string" office:string-value="$7.34">
            <text:p>$7.34</text:p>
          </table:table-cell>
          <table:table-cell office:value-type="string" office:string-value="$6.82">
            <text:p>$6.82</text:p>
          </table:table-cell>
        </table:table-row>
        <table:table-row>
          <table:table-cell office:value-type="string" office:string-value="94-9914">
            <text:p>94-9914</text:p>
          </table:table-cell>
          <table:table-cell office:value-type="string" office:string-value="HANDLE-CONTROL, CHUTE">
            <text:p>HANDLE-CONTROL, CHUTE</text:p>
          </table:table-cell>
          <table:table-cell office:value-type="string" office:string-value="HANDLE">
            <text:p>HANDLE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0.99">
            <text:p>$10.99</text:p>
          </table:table-cell>
          <table:table-cell office:value-type="string" office:string-value="$6.59">
            <text:p>$6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5-1899">
            <text:p>95-1899</text:p>
          </table:table-cell>
          <table:table-cell office:value-type="string" office:string-value="FLOAT AND ARM ASM">
            <text:p>FLOAT AND ARM ASM</text:p>
          </table:table-cell>
          <table:table-cell office:value-type="string" office:string-value="ENGINE PARTS (MISC)">
            <text:p>ENGINE PARTS (MISC)</text:p>
          </table:table-cell>
          <table:table-cell office:value-type="string" office:string-value="No">
            <text:p>No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15.99">
            <text:p>$15.99</text:p>
          </table:table-cell>
          <table:table-cell office:value-type="string" office:string-value="$11.99">
            <text:p>$11.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5-4094">
            <text:p>95-4094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81.99">
            <text:p>$81.99</text:p>
          </table:table-cell>
          <table:table-cell office:value-type="string" office:string-value="$61.49">
            <text:p>$61.49</text:p>
          </table:table-cell>
          <table:table-cell office:value-type="string" office:string-value="$55.34">
            <text:p>$55.34</text:p>
          </table:table-cell>
          <table:table-cell office:value-type="string" office:string-value="$52.27">
            <text:p>$52.27</text:p>
          </table:table-cell>
          <table:table-cell office:value-type="string" office:string-value="$49.19">
            <text:p>$49.19</text:p>
          </table:table-cell>
          <table:table-cell office:value-type="string" office:string-value="$46.12">
            <text:p>$46.12</text:p>
          </table:table-cell>
          <table:table-cell office:value-type="string" office:string-value="$43.04">
            <text:p>$43.04</text:p>
          </table:table-cell>
          <table:table-cell office:value-type="string" office:string-value="$39.97">
            <text:p>$39.97</text:p>
          </table:table-cell>
        </table:table-row>
        <table:table-row>
          <table:table-cell office:value-type="string" office:string-value="95-4095">
            <text:p>95-4095</text:p>
          </table:table-cell>
          <table:table-cell office:value-type="string" office:string-value="BELT-V">
            <text:p>BELT-V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8.99">
            <text:p>$78.99</text:p>
          </table:table-cell>
          <table:table-cell office:value-type="string" office:string-value="$59.24">
            <text:p>$59.24</text:p>
          </table:table-cell>
          <table:table-cell office:value-type="string" office:string-value="$53.32">
            <text:p>$53.32</text:p>
          </table:table-cell>
          <table:table-cell office:value-type="string" office:string-value="$50.35">
            <text:p>$50.35</text:p>
          </table:table-cell>
          <table:table-cell office:value-type="string" office:string-value="$47.39">
            <text:p>$47.39</text:p>
          </table:table-cell>
          <table:table-cell office:value-type="string" office:string-value="$44.43">
            <text:p>$44.43</text:p>
          </table:table-cell>
          <table:table-cell office:value-type="string" office:string-value="$41.47">
            <text:p>$41.47</text:p>
          </table:table-cell>
          <table:table-cell office:value-type="string" office:string-value="$38.51">
            <text:p>$38.51</text:p>
          </table:table-cell>
        </table:table-row>
        <table:table-row>
          <table:table-cell office:value-type="string" office:string-value="95-5590">
            <text:p>95-5590</text:p>
          </table:table-cell>
          <table:table-cell office:value-type="string" office:string-value="CABLE - TRACTION">
            <text:p>CABLE - TRACTION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$19.57">
            <text:p>$19.57</text:p>
          </table:table-cell>
          <table:table-cell office:value-type="string" office:string-value="$18.48">
            <text:p>$18.48</text:p>
          </table:table-cell>
          <table:table-cell office:value-type="string" office:string-value="$17.39">
            <text:p>$17.39</text:p>
          </table:table-cell>
          <table:table-cell office:value-type="string" office:string-value="$16.31">
            <text:p>$16.31</text:p>
          </table:table-cell>
          <table:table-cell office:value-type="string" office:string-value="$15.22">
            <text:p>$15.22</text:p>
          </table:table-cell>
          <table:table-cell office:value-type="string" office:string-value="$14.13">
            <text:p>$14.13</text:p>
          </table:table-cell>
        </table:table-row>
        <table:table-row>
          <table:table-cell office:value-type="string" office:string-value="95-6151">
            <text:p>95-6151</text:p>
          </table:table-cell>
          <table:table-cell office:value-type="string" office:string-value="BELT-DRIVE">
            <text:p>BELT-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$14.17">
            <text:p>$14.17</text:p>
          </table:table-cell>
          <table:table-cell office:value-type="string" office:string-value="$13.38">
            <text:p>$13.38</text:p>
          </table:table-cell>
          <table:table-cell office:value-type="string" office:string-value="$12.59">
            <text:p>$12.59</text:p>
          </table:table-cell>
          <table:table-cell office:value-type="string" office:string-value="$11.81">
            <text:p>$11.81</text:p>
          </table:table-cell>
          <table:table-cell office:value-type="string" office:string-value="$11.02">
            <text:p>$11.02</text:p>
          </table:table-cell>
          <table:table-cell office:value-type="string" office:string-value="$10.23">
            <text:p>$10.23</text:p>
          </table:table-cell>
        </table:table-row>
        <table:table-row>
          <table:table-cell office:value-type="string" office:string-value="95-7415">
            <text:p>95-7415</text:p>
          </table:table-cell>
          <table:table-cell office:value-type="string" office:string-value="CABLE - THROTTLE">
            <text:p>CABLE - THROTTLE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$14.84">
            <text:p>$14.84</text:p>
          </table:table-cell>
          <table:table-cell office:value-type="string" office:string-value="$14.02">
            <text:p>$14.02</text:p>
          </table:table-cell>
          <table:table-cell office:value-type="string" office:string-value="$13.19">
            <text:p>$13.19</text:p>
          </table:table-cell>
          <table:table-cell office:value-type="string" office:string-value="$12.37">
            <text:p>$12.37</text:p>
          </table:table-cell>
          <table:table-cell office:value-type="string" office:string-value="$11.54">
            <text:p>$11.54</text:p>
          </table:table-cell>
          <table:table-cell office:value-type="string" office:string-value="$10.72">
            <text:p>$10.72</text:p>
          </table:table-cell>
        </table:table-row>
        <table:table-row>
          <table:table-cell office:value-type="string" office:string-value="95-7489">
            <text:p>95-7489</text:p>
          </table:table-cell>
          <table:table-cell office:value-type="string" office:string-value="SWITCH-PTO">
            <text:p>SWITCH-PTO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3AB">
            <text:p>3A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2.99">
            <text:p>$32.99</text:p>
          </table:table-cell>
          <table:table-cell office:value-type="string" office:string-value="$24.74">
            <text:p>$24.74</text:p>
          </table:table-cell>
          <table:table-cell office:value-type="string" office:string-value="$22.27">
            <text:p>$22.27</text:p>
          </table:table-cell>
          <table:table-cell office:value-type="string" office:string-value="$21.03">
            <text:p>$21.03</text:p>
          </table:table-cell>
          <table:table-cell office:value-type="string" office:string-value="$19.79">
            <text:p>$19.79</text:p>
          </table:table-cell>
          <table:table-cell office:value-type="string" office:string-value="$18.56">
            <text:p>$18.56</text:p>
          </table:table-cell>
          <table:table-cell office:value-type="string" office:string-value="$17.32">
            <text:p>$17.32</text:p>
          </table:table-cell>
          <table:table-cell office:value-type="string" office:string-value="$16.08">
            <text:p>$16.08</text:p>
          </table:table-cell>
        </table:table-row>
        <table:table-row>
          <table:table-cell office:value-type="string" office:string-value="9750">
            <text:p>975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R">
            <text:p>1R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6.99">
            <text:p>$46.99</text:p>
          </table:table-cell>
          <table:table-cell office:value-type="string" office:string-value="$35.24">
            <text:p>$35.24</text:p>
          </table:table-cell>
          <table:table-cell office:value-type="string" office:string-value="$31.72">
            <text:p>$31.72</text:p>
          </table:table-cell>
          <table:table-cell office:value-type="string" office:string-value="$29.95">
            <text:p>$29.95</text:p>
          </table:table-cell>
          <table:table-cell office:value-type="string" office:string-value="$28.19">
            <text:p>$28.19</text:p>
          </table:table-cell>
          <table:table-cell office:value-type="string" office:string-value="$26.43">
            <text:p>$26.43</text:p>
          </table:table-cell>
          <table:table-cell office:value-type="string" office:string-value="$24.67">
            <text:p>$24.67</text:p>
          </table:table-cell>
          <table:table-cell office:value-type="string" office:string-value="$22.91">
            <text:p>$22.91</text:p>
          </table:table-cell>
        </table:table-row>
        <table:table-row>
          <table:table-cell office:value-type="string" office:string-value="98020">
            <text:p>98020</text:p>
          </table:table-cell>
          <table:table-cell office:value-type="string" office:string-value="FILTER-OIL">
            <text:p>FILTER-OIL</text:p>
          </table:table-cell>
          <table:table-cell office:value-type="string" office:string-value="FILTER (ENGINE OIL)">
            <text:p>FILTER (ENGINE OIL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1.99">
            <text:p>$11.99</text:p>
          </table:table-cell>
          <table:table-cell office:value-type="string" office:string-value="$10.79">
            <text:p>$10.79</text:p>
          </table:table-cell>
          <table:table-cell office:value-type="string" office:string-value="$10.19">
            <text:p>$10.19</text:p>
          </table:table-cell>
          <table:table-cell office:value-type="string" office:string-value="$9.59">
            <text:p>$9.59</text:p>
          </table:table-cell>
          <table:table-cell office:value-type="string" office:string-value="$8.99">
            <text:p>$8.99</text:p>
          </table:table-cell>
          <table:table-cell office:value-type="string" office:string-value="$8.39">
            <text:p>$8.39</text:p>
          </table:table-cell>
          <table:table-cell office:value-type="string" office:string-value="$7.79">
            <text:p>$7.79</text:p>
          </table:table-cell>
        </table:table-row>
        <table:table-row>
          <table:table-cell office:value-type="string" office:string-value="98022">
            <text:p>98022</text:p>
          </table:table-cell>
          <table:table-cell office:value-type="string" office:string-value="BLADE KIT (2 BLADES, 42&quot; DECKS)">
            <text:p>BLADE KIT (2 BLADES, 42" DECKS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0.99">
            <text:p>$70.99</text:p>
          </table:table-cell>
          <table:table-cell office:value-type="string" office:string-value="$53.24">
            <text:p>$53.24</text:p>
          </table:table-cell>
          <table:table-cell office:value-type="string" office:string-value="$47.92">
            <text:p>$47.92</text:p>
          </table:table-cell>
          <table:table-cell office:value-type="string" office:string-value="$45.25">
            <text:p>$45.25</text:p>
          </table:table-cell>
          <table:table-cell office:value-type="string" office:string-value="$42.59">
            <text:p>$42.59</text:p>
          </table:table-cell>
          <table:table-cell office:value-type="string" office:string-value="$39.93">
            <text:p>$39.93</text:p>
          </table:table-cell>
          <table:table-cell office:value-type="string" office:string-value="$37.27">
            <text:p>$37.27</text:p>
          </table:table-cell>
          <table:table-cell office:value-type="string" office:string-value="$34.61">
            <text:p>$34.61</text:p>
          </table:table-cell>
        </table:table-row>
        <table:table-row>
          <table:table-cell office:value-type="string" office:string-value="98023">
            <text:p>98023</text:p>
          </table:table-cell>
          <table:table-cell office:value-type="string" office:string-value="BLADE KIT (3 BLADES, 46&quot; DECKS)">
            <text:p>BLADE KIT (3 BLADES, 46" DECKS)</text:p>
          </table:table-cell>
          <table:table-cell office:value-type="string" office:string-value="BLADES (ROTARY-TURF)">
            <text:p>BLADES (ROTARY-TURF)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2.99">
            <text:p>$112.99</text:p>
          </table:table-cell>
          <table:table-cell office:value-type="string" office:string-value="$84.74">
            <text:p>$84.74</text:p>
          </table:table-cell>
          <table:table-cell office:value-type="string" office:string-value="$76.27">
            <text:p>$76.27</text:p>
          </table:table-cell>
          <table:table-cell office:value-type="string" office:string-value="$72.03">
            <text:p>$72.03</text:p>
          </table:table-cell>
          <table:table-cell office:value-type="string" office:string-value="$67.79">
            <text:p>$67.79</text:p>
          </table:table-cell>
          <table:table-cell office:value-type="string" office:string-value="$63.56">
            <text:p>$63.56</text:p>
          </table:table-cell>
          <table:table-cell office:value-type="string" office:string-value="$59.32">
            <text:p>$59.32</text:p>
          </table:table-cell>
          <table:table-cell office:value-type="string" office:string-value="$55.08">
            <text:p>$55.08</text:p>
          </table:table-cell>
        </table:table-row>
        <table:table-row>
          <table:table-cell office:value-type="string" office:string-value="98-0710">
            <text:p>98-0710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98-1362">
            <text:p>98-1362</text:p>
          </table:table-cell>
          <table:table-cell office:value-type="string" office:string-value="GASKET">
            <text:p>GASKET</text:p>
          </table:table-cell>
          <table:table-cell office:value-type="string" office:string-value="GASKETS/SEAL-WASHER">
            <text:p>GASKETS/SEAL-WASHER</text:p>
          </table:table-cell>
          <table:table-cell office:value-type="string" office:string-value="No">
            <text:p>No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2.89">
            <text:p>$2.89</text:p>
          </table:table-cell>
          <table:table-cell office:value-type="string" office:string-value="$2.17">
            <text:p>$2.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8-2266">
            <text:p>98-2266</text:p>
          </table:table-cell>
          <table:table-cell office:value-type="string" office:string-value="LOCK-HANDLE">
            <text:p>LOCK-HANDLE</text:p>
          </table:table-cell>
          <table:table-cell office:value-type="string" office:string-value="SCREW (NON-STD)">
            <text:p>SCREW (NON-STD)</text:p>
          </table:table-cell>
          <table:table-cell office:value-type="string" office:string-value="No">
            <text:p>No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4.19">
            <text:p>$4.19</text:p>
          </table:table-cell>
          <table:table-cell office:value-type="string" office:string-value="$3.14">
            <text:p>$3.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8-3764">
            <text:p>98-3764</text:p>
          </table:table-cell>
          <table:table-cell office:value-type="string" office:string-value="V-BELT, 62&quot;">
            <text:p>V-BELT, 62"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04.99">
            <text:p>$104.99</text:p>
          </table:table-cell>
          <table:table-cell office:value-type="string" office:string-value="$78.74">
            <text:p>$78.74</text:p>
          </table:table-cell>
          <table:table-cell office:value-type="string" office:string-value="$70.87">
            <text:p>$70.87</text:p>
          </table:table-cell>
          <table:table-cell office:value-type="string" office:string-value="$66.93">
            <text:p>$66.93</text:p>
          </table:table-cell>
          <table:table-cell office:value-type="string" office:string-value="$62.99">
            <text:p>$62.99</text:p>
          </table:table-cell>
          <table:table-cell office:value-type="string" office:string-value="$59.06">
            <text:p>$59.06</text:p>
          </table:table-cell>
          <table:table-cell office:value-type="string" office:string-value="$55.12">
            <text:p>$55.12</text:p>
          </table:table-cell>
          <table:table-cell office:value-type="string" office:string-value="$51.18">
            <text:p>$51.18</text:p>
          </table:table-cell>
        </table:table-row>
        <table:table-row>
          <table:table-cell office:value-type="string" office:string-value="98-3780">
            <text:p>98-3780</text:p>
          </table:table-cell>
          <table:table-cell office:value-type="string" office:string-value="V-BELT-DRIVE">
            <text:p>V-BELT-DRIVE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16.99">
            <text:p>$116.99</text:p>
          </table:table-cell>
          <table:table-cell office:value-type="string" office:string-value="$87.74">
            <text:p>$87.74</text:p>
          </table:table-cell>
          <table:table-cell office:value-type="string" office:string-value="$78.97">
            <text:p>$78.97</text:p>
          </table:table-cell>
          <table:table-cell office:value-type="string" office:string-value="$74.58">
            <text:p>$74.58</text:p>
          </table:table-cell>
          <table:table-cell office:value-type="string" office:string-value="$70.19">
            <text:p>$70.19</text:p>
          </table:table-cell>
          <table:table-cell office:value-type="string" office:string-value="$65.81">
            <text:p>$65.81</text:p>
          </table:table-cell>
          <table:table-cell office:value-type="string" office:string-value="$61.42">
            <text:p>$61.42</text:p>
          </table:table-cell>
          <table:table-cell office:value-type="string" office:string-value="$57.03">
            <text:p>$57.03</text:p>
          </table:table-cell>
        </table:table-row>
        <table:table-row>
          <table:table-cell office:value-type="string" office:string-value="98-7130">
            <text:p>98-7130</text:p>
          </table:table-cell>
          <table:table-cell office:value-type="string" office:string-value="WHEEL ASM">
            <text:p>WHEEL ASM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$14.17">
            <text:p>$14.17</text:p>
          </table:table-cell>
          <table:table-cell office:value-type="string" office:string-value="$13.38">
            <text:p>$13.38</text:p>
          </table:table-cell>
          <table:table-cell office:value-type="string" office:string-value="$12.59">
            <text:p>$12.59</text:p>
          </table:table-cell>
          <table:table-cell office:value-type="string" office:string-value="$11.81">
            <text:p>$11.81</text:p>
          </table:table-cell>
          <table:table-cell office:value-type="string" office:string-value="$11.02">
            <text:p>$11.02</text:p>
          </table:table-cell>
          <table:table-cell office:value-type="string" office:string-value="$10.23">
            <text:p>$10.23</text:p>
          </table:table-cell>
        </table:table-row>
        <table:table-row>
          <table:table-cell office:value-type="string" office:string-value="98-7134">
            <text:p>98-7134</text:p>
          </table:table-cell>
          <table:table-cell office:value-type="string" office:string-value="KNOB-HANDLE">
            <text:p>KNOB-HANDLE</text:p>
          </table:table-cell>
          <table:table-cell office:value-type="string" office:string-value="KNOB/BUTTON/TRIGGER">
            <text:p>KNOB/BUTTON/TRIGGER</text:p>
          </table:table-cell>
          <table:table-cell office:value-type="string" office:string-value="No">
            <text:p>No</text:p>
          </table:table-cell>
          <table:table-cell office:value-type="string" office:string-value="6HD">
            <text:p>6H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.59">
            <text:p>$2.59</text:p>
          </table:table-cell>
          <table:table-cell office:value-type="string" office:string-value="$1.55">
            <text:p>$1.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8-7135">
            <text:p>98-7135</text:p>
          </table:table-cell>
          <table:table-cell office:value-type="string" office:string-value="WHEEL TIRE ASM (SP)">
            <text:p>WHEEL TIRE ASM (SP)</text:p>
          </table:table-cell>
          <table:table-cell office:value-type="string" office:string-value="WHEEL &amp; TIRE ASM">
            <text:p>WHEEL &amp; TIRE ASM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.99">
            <text:p>$36.99</text:p>
          </table:table-cell>
          <table:table-cell office:value-type="string" office:string-value="$27.74">
            <text:p>$27.74</text:p>
          </table:table-cell>
          <table:table-cell office:value-type="string" office:string-value="$24.97">
            <text:p>$24.97</text:p>
          </table:table-cell>
          <table:table-cell office:value-type="string" office:string-value="$23.58">
            <text:p>$23.58</text:p>
          </table:table-cell>
          <table:table-cell office:value-type="string" office:string-value="$22.19">
            <text:p>$22.19</text:p>
          </table:table-cell>
          <table:table-cell office:value-type="string" office:string-value="$20.81">
            <text:p>$20.81</text:p>
          </table:table-cell>
          <table:table-cell office:value-type="string" office:string-value="$19.42">
            <text:p>$19.42</text:p>
          </table:table-cell>
          <table:table-cell office:value-type="string" office:string-value="$18.03">
            <text:p>$18.03</text:p>
          </table:table-cell>
        </table:table-row>
        <table:table-row>
          <table:table-cell office:value-type="string" office:string-value="Material">
            <text:p>Material</text:p>
          </table:table-cell>
          <table:table-cell office:value-type="string" office:string-value="Description">
            <text:p>Description</text:p>
          </table:table-cell>
          <table:table-cell office:value-type="string" office:string-value="Part class">
            <text:p>Part class</text:p>
          </table:table-cell>
          <table:table-cell office:value-type="string" office:string-value="PWP Part&#10;Yes/No&#10;(Aug 1 2025)">
            <text:p>PWP Part
Yes/No
(Aug 1 2025)</text:p>
          </table:table-cell>
          <table:table-cell office:value-type="string" office:string-value="Usage&#10;Code">
            <text:p>Usage
Code</text:p>
          </table:table-cell>
          <table:table-cell office:value-type="string" office:string-value="Blade&#10;Qty">
            <text:p>Blade
Qty</text:p>
          </table:table-cell>
          <table:table-cell office:value-type="string" office:string-value="Snow">
            <text:p>Snow</text:p>
          </table:table-cell>
          <table:table-cell office:value-type="string" office:string-value="New">
            <text:p>New</text:p>
          </table:table-cell>
          <table:table-cell office:value-type="string" office:string-value="F'25 Retail">
            <text:p>F'25 Retail</text:p>
          </table:table-cell>
          <table:table-cell office:value-type="string" office:string-value="F'25 Dlr&#10;Net">
            <text:p>F'25 Dlr
Net</text:p>
          </table:table-cell>
          <table:table-cell office:value-type="string" office:string-value="10% Off&#10;Net">
            <text:p>10% Off
Net</text:p>
          </table:table-cell>
          <table:table-cell office:value-type="string" office:string-value="15% Off&#10;Net">
            <text:p>15% Off
Net</text:p>
          </table:table-cell>
          <table:table-cell office:value-type="string" office:string-value="20% Off&#10;Net">
            <text:p>20% Off
Net</text:p>
          </table:table-cell>
          <table:table-cell office:value-type="string" office:string-value="25% Off&#10;Net">
            <text:p>25% Off
Net</text:p>
          </table:table-cell>
          <table:table-cell office:value-type="string" office:string-value="30% Off&#10;Net">
            <text:p>30% Off
Net</text:p>
          </table:table-cell>
          <table:table-cell office:value-type="string" office:string-value="35% Off&#10;Net">
            <text:p>35% Off
Net</text:p>
          </table:table-cell>
        </table:table-row>
        <table:table-row>
          <table:table-cell office:value-type="string" office:string-value="98-7249">
            <text:p>98-7249</text:p>
          </table:table-cell>
          <table:table-cell office:value-type="string" office:string-value="RELAY">
            <text:p>RELAY</text:p>
          </table:table-cell>
          <table:table-cell office:value-type="string" office:string-value="ELEC TERMINALS &amp; CONN.">
            <text:p>ELEC TERMINALS &amp; CONN.</text:p>
          </table:table-cell>
          <table:table-cell office:value-type="string" office:string-value="No">
            <text:p>No</text:p>
          </table:table-cell>
          <table:table-cell office:value-type="string" office:string-value="7JJ">
            <text:p>7J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2.59">
            <text:p>$12.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8-8328">
            <text:p>98-8328</text:p>
          </table:table-cell>
          <table:table-cell office:value-type="string" office:string-value="CABLE - TRACTION">
            <text:p>CABLE - 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1L">
            <text:p>1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$14.17">
            <text:p>$14.17</text:p>
          </table:table-cell>
          <table:table-cell office:value-type="string" office:string-value="$13.38">
            <text:p>$13.38</text:p>
          </table:table-cell>
          <table:table-cell office:value-type="string" office:string-value="$12.59">
            <text:p>$12.59</text:p>
          </table:table-cell>
          <table:table-cell office:value-type="string" office:string-value="$11.81">
            <text:p>$11.81</text:p>
          </table:table-cell>
          <table:table-cell office:value-type="string" office:string-value="$11.02">
            <text:p>$11.02</text:p>
          </table:table-cell>
          <table:table-cell office:value-type="string" office:string-value="$10.23">
            <text:p>$10.23</text:p>
          </table:table-cell>
        </table:table-row>
        <table:table-row>
          <table:table-cell office:value-type="string" office:string-value="99-1297">
            <text:p>99-1297</text:p>
          </table:table-cell>
          <table:table-cell office:value-type="string" office:string-value="IDLER ARM ASM">
            <text:p>IDLER ARM ASM</text:p>
          </table:table-cell>
          <table:table-cell office:value-type="string" office:string-value="ARM">
            <text:p>ARM</text:p>
          </table:table-cell>
          <table:table-cell office:value-type="string" office:string-value="No">
            <text:p>No</text:p>
          </table:table-cell>
          <table:table-cell office:value-type="string" office:string-value="4CH">
            <text:p>4C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1.31">
            <text:p>$131.31</text:p>
          </table:table-cell>
          <table:table-cell office:value-type="string" office:string-value="$98.48">
            <text:p>$98.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9-1509">
            <text:p>99-1509</text:p>
          </table:table-cell>
          <table:table-cell office:value-type="string" office:string-value="CABLE-BRAKE">
            <text:p>CABLE-BRAKE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3.99">
            <text:p>$23.99</text:p>
          </table:table-cell>
          <table:table-cell office:value-type="string" office:string-value="$17.99">
            <text:p>$17.99</text:p>
          </table:table-cell>
          <table:table-cell office:value-type="string" office:string-value="$16.19">
            <text:p>$16.19</text:p>
          </table:table-cell>
          <table:table-cell office:value-type="string" office:string-value="$15.29">
            <text:p>$15.29</text:p>
          </table:table-cell>
          <table:table-cell office:value-type="string" office:string-value="$14.39">
            <text:p>$14.39</text:p>
          </table:table-cell>
          <table:table-cell office:value-type="string" office:string-value="$13.49">
            <text:p>$13.49</text:p>
          </table:table-cell>
          <table:table-cell office:value-type="string" office:string-value="$12.59">
            <text:p>$12.59</text:p>
          </table:table-cell>
          <table:table-cell office:value-type="string" office:string-value="$11.69">
            <text:p>$11.69</text:p>
          </table:table-cell>
        </table:table-row>
        <table:table-row>
          <table:table-cell office:value-type="string" office:string-value="99-1510">
            <text:p>99-1510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1C">
            <text:p>1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$14.84">
            <text:p>$14.84</text:p>
          </table:table-cell>
          <table:table-cell office:value-type="string" office:string-value="$14.02">
            <text:p>$14.02</text:p>
          </table:table-cell>
          <table:table-cell office:value-type="string" office:string-value="$13.19">
            <text:p>$13.19</text:p>
          </table:table-cell>
          <table:table-cell office:value-type="string" office:string-value="$12.37">
            <text:p>$12.37</text:p>
          </table:table-cell>
          <table:table-cell office:value-type="string" office:string-value="$11.54">
            <text:p>$11.54</text:p>
          </table:table-cell>
          <table:table-cell office:value-type="string" office:string-value="$10.72">
            <text:p>$10.72</text:p>
          </table:table-cell>
        </table:table-row>
        <table:table-row>
          <table:table-cell office:value-type="string" office:string-value="99-1586">
            <text:p>99-1586</text:p>
          </table:table-cell>
          <table:table-cell office:value-type="string" office:string-value="CABLE-TRACTION">
            <text:p>CABLE-TRACTION</text:p>
          </table:table-cell>
          <table:table-cell office:value-type="string" office:string-value="CNTRL-CABLE(TRAC/THROTL)">
            <text:p>CNTRL-CABLE(TRAC/THROTL)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1.99">
            <text:p>$21.99</text:p>
          </table:table-cell>
          <table:table-cell office:value-type="string" office:string-value="$16.49">
            <text:p>$16.49</text:p>
          </table:table-cell>
          <table:table-cell office:value-type="string" office:string-value="$14.84">
            <text:p>$14.84</text:p>
          </table:table-cell>
          <table:table-cell office:value-type="string" office:string-value="$14.02">
            <text:p>$14.02</text:p>
          </table:table-cell>
          <table:table-cell office:value-type="string" office:string-value="$13.19">
            <text:p>$13.19</text:p>
          </table:table-cell>
          <table:table-cell office:value-type="string" office:string-value="$12.37">
            <text:p>$12.37</text:p>
          </table:table-cell>
          <table:table-cell office:value-type="string" office:string-value="$11.54">
            <text:p>$11.54</text:p>
          </table:table-cell>
          <table:table-cell office:value-type="string" office:string-value="$10.72">
            <text:p>$10.72</text:p>
          </table:table-cell>
        </table:table-row>
        <table:table-row>
          <table:table-cell office:value-type="string" office:string-value="99-1597">
            <text:p>99-1597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P">
            <text:p>2C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9.99">
            <text:p>$19.99</text:p>
          </table:table-cell>
          <table:table-cell office:value-type="string" office:string-value="$14.99">
            <text:p>$14.99</text:p>
          </table:table-cell>
          <table:table-cell office:value-type="string" office:string-value="$13.49">
            <text:p>$13.49</text:p>
          </table:table-cell>
          <table:table-cell office:value-type="string" office:string-value="$12.74">
            <text:p>$12.74</text:p>
          </table:table-cell>
          <table:table-cell office:value-type="string" office:string-value="$11.99">
            <text:p>$11.99</text:p>
          </table:table-cell>
          <table:table-cell office:value-type="string" office:string-value="$11.24">
            <text:p>$11.24</text:p>
          </table:table-cell>
          <table:table-cell office:value-type="string" office:string-value="$10.49">
            <text:p>$10.49</text:p>
          </table:table-cell>
          <table:table-cell office:value-type="string" office:string-value="$9.74">
            <text:p>$9.74</text:p>
          </table:table-cell>
        </table:table-row>
        <table:table-row>
          <table:table-cell office:value-type="string" office:string-value="99-1598">
            <text:p>99-1598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0.99">
            <text:p>$20.99</text:p>
          </table:table-cell>
          <table:table-cell office:value-type="string" office:string-value="$15.74">
            <text:p>$15.74</text:p>
          </table:table-cell>
          <table:table-cell office:value-type="string" office:string-value="$14.17">
            <text:p>$14.17</text:p>
          </table:table-cell>
          <table:table-cell office:value-type="string" office:string-value="$13.38">
            <text:p>$13.38</text:p>
          </table:table-cell>
          <table:table-cell office:value-type="string" office:string-value="$12.59">
            <text:p>$12.59</text:p>
          </table:table-cell>
          <table:table-cell office:value-type="string" office:string-value="$11.81">
            <text:p>$11.81</text:p>
          </table:table-cell>
          <table:table-cell office:value-type="string" office:string-value="$11.02">
            <text:p>$11.02</text:p>
          </table:table-cell>
          <table:table-cell office:value-type="string" office:string-value="$10.23">
            <text:p>$10.23</text:p>
          </table:table-cell>
        </table:table-row>
        <table:table-row>
          <table:table-cell office:value-type="string" office:string-value="99-2911">
            <text:p>99-2911</text:p>
          </table:table-cell>
          <table:table-cell office:value-type="string" office:string-value="MODULE-IGNITION">
            <text:p>MODULE-IGNITION</text:p>
          </table:table-cell>
          <table:table-cell office:value-type="string" office:string-value="ELEC CONTROLS">
            <text:p>ELEC CONTROLS</text:p>
          </table:table-cell>
          <table:table-cell office:value-type="string" office:string-value="Yes">
            <text:p>Yes</text:p>
          </table:table-cell>
          <table:table-cell office:value-type="string" office:string-value="3AO">
            <text:p>3AO</text:p>
          </table:table-cell>
          <table:table-cell office:value-type="string" office:string-value="">
            <text:p/>
          </table:table-cell>
          <table:table-cell office:value-type="string" office:string-value="X">
            <text:p>X</text:p>
          </table:table-cell>
          <table:table-cell office:value-type="string" office:string-value="">
            <text:p/>
          </table:table-cell>
          <table:table-cell office:value-type="string" office:string-value="$77.99">
            <text:p>$77.99</text:p>
          </table:table-cell>
          <table:table-cell office:value-type="string" office:string-value="$58.49">
            <text:p>$58.49</text:p>
          </table:table-cell>
          <table:table-cell office:value-type="string" office:string-value="$52.64">
            <text:p>$52.64</text:p>
          </table:table-cell>
          <table:table-cell office:value-type="string" office:string-value="$49.72">
            <text:p>$49.72</text:p>
          </table:table-cell>
          <table:table-cell office:value-type="string" office:string-value="$46.79">
            <text:p>$46.79</text:p>
          </table:table-cell>
          <table:table-cell office:value-type="string" office:string-value="$43.87">
            <text:p>$43.87</text:p>
          </table:table-cell>
          <table:table-cell office:value-type="string" office:string-value="$40.94">
            <text:p>$40.94</text:p>
          </table:table-cell>
          <table:table-cell office:value-type="string" office:string-value="$38.02">
            <text:p>$38.02</text:p>
          </table:table-cell>
        </table:table-row>
        <table:table-row>
          <table:table-cell office:value-type="string" office:string-value="99-2916">
            <text:p>99-2916</text:p>
          </table:table-cell>
          <table:table-cell office:value-type="string" office:string-value="CD IGN REPLACEMENT PACKAGE">
            <text:p>CD IGN REPLACEMENT PACKAGE</text:p>
          </table:table-cell>
          <table:table-cell office:value-type="string" office:string-value="SOLENOID/COIL/MAGNETO">
            <text:p>SOLENOID/COIL/MAGNETO</text:p>
          </table:table-cell>
          <table:table-cell office:value-type="string" office:string-value="Yes">
            <text:p>Yes</text:p>
          </table:table-cell>
          <table:table-cell office:value-type="string" office:string-value="2CL">
            <text:p>2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73.99">
            <text:p>$73.99</text:p>
          </table:table-cell>
          <table:table-cell office:value-type="string" office:string-value="$55.49">
            <text:p>$55.49</text:p>
          </table:table-cell>
          <table:table-cell office:value-type="string" office:string-value="$49.94">
            <text:p>$49.94</text:p>
          </table:table-cell>
          <table:table-cell office:value-type="string" office:string-value="$47.17">
            <text:p>$47.17</text:p>
          </table:table-cell>
          <table:table-cell office:value-type="string" office:string-value="$44.39">
            <text:p>$44.39</text:p>
          </table:table-cell>
          <table:table-cell office:value-type="string" office:string-value="$41.62">
            <text:p>$41.62</text:p>
          </table:table-cell>
          <table:table-cell office:value-type="string" office:string-value="$38.84">
            <text:p>$38.84</text:p>
          </table:table-cell>
          <table:table-cell office:value-type="string" office:string-value="$36.07">
            <text:p>$36.07</text:p>
          </table:table-cell>
        </table:table-row>
        <table:table-row>
          <table:table-cell office:value-type="string" office:string-value="99-3904">
            <text:p>99-3904</text:p>
          </table:table-cell>
          <table:table-cell office:value-type="string" office:string-value="BELT-DECK">
            <text:p>BELT-DECK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RP">
            <text:p>2R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38.99">
            <text:p>$138.99</text:p>
          </table:table-cell>
          <table:table-cell office:value-type="string" office:string-value="$104.24">
            <text:p>$104.24</text:p>
          </table:table-cell>
          <table:table-cell office:value-type="string" office:string-value="$93.82">
            <text:p>$93.82</text:p>
          </table:table-cell>
          <table:table-cell office:value-type="string" office:string-value="$88.60">
            <text:p>$88.60</text:p>
          </table:table-cell>
          <table:table-cell office:value-type="string" office:string-value="$83.39">
            <text:p>$83.39</text:p>
          </table:table-cell>
          <table:table-cell office:value-type="string" office:string-value="$78.18">
            <text:p>$78.18</text:p>
          </table:table-cell>
          <table:table-cell office:value-type="string" office:string-value="$72.97">
            <text:p>$72.97</text:p>
          </table:table-cell>
          <table:table-cell office:value-type="string" office:string-value="$67.76">
            <text:p>$67.76</text:p>
          </table:table-cell>
        </table:table-row>
        <table:table-row>
          <table:table-cell office:value-type="string" office:string-value="99-4627">
            <text:p>99-4627</text:p>
          </table:table-cell>
          <table:table-cell office:value-type="string" office:string-value="V-BELT">
            <text:p>V-BELT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2PX">
            <text:p>2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164.99">
            <text:p>$164.99</text:p>
          </table:table-cell>
          <table:table-cell office:value-type="string" office:string-value="$98.99">
            <text:p>$98.99</text:p>
          </table:table-cell>
          <table:table-cell office:value-type="string" office:string-value="$89.09">
            <text:p>$89.09</text:p>
          </table:table-cell>
          <table:table-cell office:value-type="string" office:string-value="$84.14">
            <text:p>$84.14</text:p>
          </table:table-cell>
          <table:table-cell office:value-type="string" office:string-value="$79.19">
            <text:p>$79.19</text:p>
          </table:table-cell>
          <table:table-cell office:value-type="string" office:string-value="$74.24">
            <text:p>$74.24</text:p>
          </table:table-cell>
          <table:table-cell office:value-type="string" office:string-value="$69.29">
            <text:p>$69.29</text:p>
          </table:table-cell>
          <table:table-cell office:value-type="string" office:string-value="$64.34">
            <text:p>$64.34</text:p>
          </table:table-cell>
        </table:table-row>
        <table:table-row>
          <table:table-cell office:value-type="string" office:string-value="99-4640">
            <text:p>99-4640</text:p>
          </table:table-cell>
          <table:table-cell office:value-type="string" office:string-value="OUTER SPINDLE ASM">
            <text:p>OUTER SPINDLE ASM</text:p>
          </table:table-cell>
          <table:table-cell office:value-type="string" office:string-value="AXLE/AXLE-SPINDLE">
            <text:p>AXLE/AXLE-SPINDLE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65.99">
            <text:p>$365.99</text:p>
          </table:table-cell>
          <table:table-cell office:value-type="string" office:string-value="$274.49">
            <text:p>$274.49</text:p>
          </table:table-cell>
          <table:table-cell office:value-type="string" office:string-value="$247.04">
            <text:p>$247.04</text:p>
          </table:table-cell>
          <table:table-cell office:value-type="string" office:string-value="$233.32">
            <text:p>$233.32</text:p>
          </table:table-cell>
          <table:table-cell office:value-type="string" office:string-value="$219.59">
            <text:p>$219.59</text:p>
          </table:table-cell>
          <table:table-cell office:value-type="string" office:string-value="$205.87">
            <text:p>$205.87</text:p>
          </table:table-cell>
          <table:table-cell office:value-type="string" office:string-value="$192.14">
            <text:p>$192.14</text:p>
          </table:table-cell>
          <table:table-cell office:value-type="string" office:string-value="$178.42">
            <text:p>$178.42</text:p>
          </table:table-cell>
        </table:table-row>
        <table:table-row>
          <table:table-cell office:value-type="string" office:string-value="99-4647">
            <text:p>99-4647</text:p>
          </table:table-cell>
          <table:table-cell office:value-type="string" office:string-value="V-BELT-DRIVE, DECK">
            <text:p>V-BELT-DRIVE, DECK</text:p>
          </table:table-cell>
          <table:table-cell office:value-type="string" office:string-value="BELT">
            <text:p>BELT</text:p>
          </table:table-cell>
          <table:table-cell office:value-type="string" office:string-value="Yes">
            <text:p>Yes</text:p>
          </table:table-cell>
          <table:table-cell office:value-type="string" office:string-value="1P">
            <text:p>1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97.99">
            <text:p>$97.99</text:p>
          </table:table-cell>
          <table:table-cell office:value-type="string" office:string-value="$73.49">
            <text:p>$73.49</text:p>
          </table:table-cell>
          <table:table-cell office:value-type="string" office:string-value="$66.14">
            <text:p>$66.14</text:p>
          </table:table-cell>
          <table:table-cell office:value-type="string" office:string-value="$62.47">
            <text:p>$62.47</text:p>
          </table:table-cell>
          <table:table-cell office:value-type="string" office:string-value="$58.79">
            <text:p>$58.79</text:p>
          </table:table-cell>
          <table:table-cell office:value-type="string" office:string-value="$55.12">
            <text:p>$55.12</text:p>
          </table:table-cell>
          <table:table-cell office:value-type="string" office:string-value="$51.44">
            <text:p>$51.44</text:p>
          </table:table-cell>
          <table:table-cell office:value-type="string" office:string-value="$47.77">
            <text:p>$47.77</text:p>
          </table:table-cell>
        </table:table-row>
        <table:table-row>
          <table:table-cell office:value-type="string" office:string-value="99-6124">
            <text:p>99-6124</text:p>
          </table:table-cell>
          <table:table-cell office:value-type="string" office:string-value="FUSE-BLADE, 40 AMP">
            <text:p>FUSE-BLADE, 40 AMP</text:p>
          </table:table-cell>
          <table:table-cell office:value-type="string" office:string-value="FUSE/FUSE HOLDER">
            <text:p>FUSE/FUSE HOLDER</text:p>
          </table:table-cell>
          <table:table-cell office:value-type="string" office:string-value="No">
            <text:p>No</text:p>
          </table:table-cell>
          <table:table-cell office:value-type="string" office:string-value="5GB">
            <text:p>5G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.45">
            <text:p>$4.45</text:p>
          </table:table-cell>
          <table:table-cell office:value-type="string" office:string-value="$3.34">
            <text:p>$3.3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9-6291">
            <text:p>99-6291</text:p>
          </table:table-cell>
          <table:table-cell office:value-type="string" office:string-value="CABLE-BRAKE">
            <text:p>CABLE-BRAKE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3BP">
            <text:p>3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31.99">
            <text:p>$31.99</text:p>
          </table:table-cell>
          <table:table-cell office:value-type="string" office:string-value="$23.99">
            <text:p>$23.99</text:p>
          </table:table-cell>
          <table:table-cell office:value-type="string" office:string-value="$21.59">
            <text:p>$21.59</text:p>
          </table:table-cell>
          <table:table-cell office:value-type="string" office:string-value="$20.39">
            <text:p>$20.39</text:p>
          </table:table-cell>
          <table:table-cell office:value-type="string" office:string-value="$19.19">
            <text:p>$19.19</text:p>
          </table:table-cell>
          <table:table-cell office:value-type="string" office:string-value="$17.99">
            <text:p>$17.99</text:p>
          </table:table-cell>
          <table:table-cell office:value-type="string" office:string-value="$16.79">
            <text:p>$16.79</text:p>
          </table:table-cell>
          <table:table-cell office:value-type="string" office:string-value="$15.59">
            <text:p>$15.59</text:p>
          </table:table-cell>
        </table:table-row>
        <table:table-row>
          <table:table-cell office:value-type="string" office:string-value="99-6837">
            <text:p>99-6837</text:p>
          </table:table-cell>
          <table:table-cell office:value-type="string" office:string-value="DECK CABLE ASM">
            <text:p>DECK CABLE ASM</text:p>
          </table:table-cell>
          <table:table-cell office:value-type="string" office:string-value="CABLES">
            <text:p>CABLES</text:p>
          </table:table-cell>
          <table:table-cell office:value-type="string" office:string-value="Yes">
            <text:p>Yes</text:p>
          </table:table-cell>
          <table:table-cell office:value-type="string" office:string-value="2RL">
            <text:p>2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8.99">
            <text:p>$28.99</text:p>
          </table:table-cell>
          <table:table-cell office:value-type="string" office:string-value="$21.74">
            <text:p>$21.74</text:p>
          </table:table-cell>
          <table:table-cell office:value-type="string" office:string-value="$19.57">
            <text:p>$19.57</text:p>
          </table:table-cell>
          <table:table-cell office:value-type="string" office:string-value="$18.48">
            <text:p>$18.48</text:p>
          </table:table-cell>
          <table:table-cell office:value-type="string" office:string-value="$17.39">
            <text:p>$17.39</text:p>
          </table:table-cell>
          <table:table-cell office:value-type="string" office:string-value="$16.31">
            <text:p>$16.31</text:p>
          </table:table-cell>
          <table:table-cell office:value-type="string" office:string-value="$15.22">
            <text:p>$15.22</text:p>
          </table:table-cell>
          <table:table-cell office:value-type="string" office:string-value="$14.13">
            <text:p>$14.13</text:p>
          </table:table-cell>
        </table:table-row>
        <table:table-row>
          <table:table-cell office:value-type="string" office:string-value="KW10761">
            <text:p>KW10761</text:p>
          </table:table-cell>
          <table:table-cell office:value-type="string" office:string-value="FILTER-OIL">
            <text:p>FILTER-OIL</text:p>
          </table:table-cell>
          <table:table-cell office:value-type="string" office:string-value="FILTER (ENGINE OIL)">
            <text:p>FILTER (ENGINE OIL)</text:p>
          </table:table-cell>
          <table:table-cell office:value-type="string" office:string-value="Yes">
            <text:p>Yes</text:p>
          </table:table-cell>
          <table:table-cell office:value-type="string" office:string-value="6HU">
            <text:p>6H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24.99">
            <text:p>$24.99</text:p>
          </table:table-cell>
          <table:table-cell office:value-type="string" office:string-value="$18.74">
            <text:p>$18.74</text:p>
          </table:table-cell>
          <table:table-cell office:value-type="string" office:string-value="$16.87">
            <text:p>$16.87</text:p>
          </table:table-cell>
          <table:table-cell office:value-type="string" office:string-value="$15.93">
            <text:p>$15.93</text:p>
          </table:table-cell>
          <table:table-cell office:value-type="string" office:string-value="$14.99">
            <text:p>$14.99</text:p>
          </table:table-cell>
          <table:table-cell office:value-type="string" office:string-value="$14.06">
            <text:p>$14.06</text:p>
          </table:table-cell>
          <table:table-cell office:value-type="string" office:string-value="$13.12">
            <text:p>$13.12</text:p>
          </table:table-cell>
          <table:table-cell office:value-type="string" office:string-value="$12.18">
            <text:p>$12.18</text:p>
          </table:table-cell>
        </table:table-row>
        <table:table-row>
          <table:table-cell office:value-type="string" office:string-value="NN10774">
            <text:p>NN10774</text:p>
          </table:table-cell>
          <table:table-cell office:value-type="string" office:string-value="AIR-CLEANER ELEMENT">
            <text:p>AIR-CLEANER ELEMENT</text:p>
          </table:table-cell>
          <table:table-cell office:value-type="string" office:string-value="FILTER (AIR)">
            <text:p>FILTER (AIR)</text:p>
          </table:table-cell>
          <table:table-cell office:value-type="string" office:string-value="Yes">
            <text:p>Yes</text:p>
          </table:table-cell>
          <table:table-cell office:value-type="string" office:string-value="3AA">
            <text:p>3A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$40.99">
            <text:p>$40.99</text:p>
          </table:table-cell>
          <table:table-cell office:value-type="string" office:string-value="$30.74">
            <text:p>$30.74</text:p>
          </table:table-cell>
          <table:table-cell office:value-type="string" office:string-value="$27.67">
            <text:p>$27.67</text:p>
          </table:table-cell>
          <table:table-cell office:value-type="string" office:string-value="$26.13">
            <text:p>$26.13</text:p>
          </table:table-cell>
          <table:table-cell office:value-type="string" office:string-value="$24.59">
            <text:p>$24.59</text:p>
          </table:table-cell>
          <table:table-cell office:value-type="string" office:string-value="$23.06">
            <text:p>$23.06</text:p>
          </table:table-cell>
          <table:table-cell office:value-type="string" office:string-value="$21.52">
            <text:p>$21.52</text:p>
          </table:table-cell>
          <table:table-cell office:value-type="string" office:string-value="$19.98">
            <text:p>$19.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